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9694in" table:align="left"/>
    </style:style>
    <style:style style:name="Table1.A" style:family="table-column">
      <style:table-column-properties style:column-width="1.0042in"/>
    </style:style>
    <style:style style:name="Table1.B" style:family="table-column">
      <style:table-column-properties style:column-width="1.8396in"/>
    </style:style>
    <style:style style:name="Table1.C" style:family="table-column">
      <style:table-column-properties style:column-width="2.1257in"/>
    </style:style>
    <style:style style:name="Table1.A1" style:family="table-cell">
      <style:table-cell-properties style:vertical-align="middle" fo:padding="0.0194in" fo:border="none"/>
    </style:style>
    <style:style style:name="Table34" style:family="table">
      <style:table-properties style:width="4.1792in" table:align="left"/>
    </style:style>
    <style:style style:name="Table34.A" style:family="table-column">
      <style:table-column-properties style:column-width="0.741in"/>
    </style:style>
    <style:style style:name="Table34.B" style:family="table-column">
      <style:table-column-properties style:column-width="0.666in"/>
    </style:style>
    <style:style style:name="Table34.C" style:family="table-column">
      <style:table-column-properties style:column-width="0.9993in"/>
    </style:style>
    <style:style style:name="Table34.D" style:family="table-column">
      <style:table-column-properties style:column-width="1.7729in"/>
    </style:style>
    <style:style style:name="Table34.A1" style:family="table-cell">
      <style:table-cell-properties style:vertical-align="middle" fo:padding="0.0194in" fo:border="none"/>
    </style:style>
    <style:style style:name="Table2" style:family="table">
      <style:table-properties style:width="3.4729in" table:align="left"/>
    </style:style>
    <style:style style:name="Table2.A" style:family="table-column">
      <style:table-column-properties style:column-width="1.4257in"/>
    </style:style>
    <style:style style:name="Table2.B" style:family="table-column">
      <style:table-column-properties style:column-width="2.0472in"/>
    </style:style>
    <style:style style:name="Table2.A1" style:family="table-cell">
      <style:table-cell-properties style:vertical-align="middle" fo:padding="0.0194in" fo:border="none"/>
    </style:style>
    <style:style style:name="Table3" style:family="table">
      <style:table-properties style:width="2.6257in" table:align="left"/>
    </style:style>
    <style:style style:name="Table3.A" style:family="table-column">
      <style:table-column-properties style:column-width="0.4847in"/>
    </style:style>
    <style:style style:name="Table3.B" style:family="table-column">
      <style:table-column-properties style:column-width="1.1896in"/>
    </style:style>
    <style:style style:name="Table3.C" style:family="table-column">
      <style:table-column-properties style:column-width="0.9514in"/>
    </style:style>
    <style:style style:name="Table3.A1" style:family="table-cell">
      <style:table-cell-properties style:vertical-align="middle" fo:padding="0.0194in" fo:border="none"/>
    </style:style>
    <style:style style:name="Table3.B4" style:family="table-cell">
      <style:table-cell-properties fo:padding="0.0194in" fo:border="none"/>
    </style:style>
    <style:style style:name="Table4" style:family="table">
      <style:table-properties style:width="4.0389in" table:align="left"/>
    </style:style>
    <style:style style:name="Table4.A" style:family="table-column">
      <style:table-column-properties style:column-width="1.4569in"/>
    </style:style>
    <style:style style:name="Table4.B" style:family="table-column">
      <style:table-column-properties style:column-width="1.2229in"/>
    </style:style>
    <style:style style:name="Table4.C" style:family="table-column">
      <style:table-column-properties style:column-width="1.359in"/>
    </style:style>
    <style:style style:name="Table4.A1" style:family="table-cell">
      <style:table-cell-properties style:vertical-align="middle" fo:padding="0.0194in" fo:border="none"/>
    </style:style>
    <style:style style:name="Table5" style:family="table">
      <style:table-properties style:width="2.7743in" table:align="left"/>
    </style:style>
    <style:style style:name="Table5.A" style:family="table-column">
      <style:table-column-properties style:column-width="1.6799in"/>
    </style:style>
    <style:style style:name="Table5.B" style:family="table-column">
      <style:table-column-properties style:column-width="0.5083in"/>
    </style:style>
    <style:style style:name="Table5.C" style:family="table-column">
      <style:table-column-properties style:column-width="0.5861in"/>
    </style:style>
    <style:style style:name="Table5.A1" style:family="table-cell">
      <style:table-cell-properties style:vertical-align="middle" fo:padding="0.0194in" fo:border="none"/>
    </style:style>
    <style:style style:name="Table6" style:family="table">
      <style:table-properties style:width="3.684in" table:align="left"/>
    </style:style>
    <style:style style:name="Table6.A" style:family="table-column">
      <style:table-column-properties style:column-width="0.75in"/>
    </style:style>
    <style:style style:name="Table6.B" style:family="table-column">
      <style:table-column-properties style:column-width="0.9431in"/>
    </style:style>
    <style:style style:name="Table6.C" style:family="table-column">
      <style:table-column-properties style:column-width="0.8313in"/>
    </style:style>
    <style:style style:name="Table6.D" style:family="table-column">
      <style:table-column-properties style:column-width="1.1597in"/>
    </style:style>
    <style:style style:name="Table6.A1" style:family="table-cell">
      <style:table-cell-properties style:vertical-align="middle" fo:padding="0.0194in" fo:border="none"/>
    </style:style>
    <style:style style:name="Table7" style:family="table">
      <style:table-properties style:width="4.3993in" table:align="left"/>
    </style:style>
    <style:style style:name="Table7.A" style:family="table-column">
      <style:table-column-properties style:column-width="0.891in"/>
    </style:style>
    <style:style style:name="Table7.B" style:family="table-column">
      <style:table-column-properties style:column-width="1.7153in"/>
    </style:style>
    <style:style style:name="Table7.C" style:family="table-column">
      <style:table-column-properties style:column-width="1.7931in"/>
    </style:style>
    <style:style style:name="Table7.A1" style:family="table-cell">
      <style:table-cell-properties style:vertical-align="middle" fo:padding="0.0194in" fo:border="none"/>
    </style:style>
    <style:style style:name="Table8" style:family="table">
      <style:table-properties style:width="6.925in" table:align="left"/>
    </style:style>
    <style:style style:name="Table8.A" style:family="table-column">
      <style:table-column-properties style:column-width="0.9924in"/>
    </style:style>
    <style:style style:name="Table8.B" style:family="table-column">
      <style:table-column-properties style:column-width="1.3222in"/>
    </style:style>
    <style:style style:name="Table8.C" style:family="table-column">
      <style:table-column-properties style:column-width="1.1028in"/>
    </style:style>
    <style:style style:name="Table8.D" style:family="table-column">
      <style:table-column-properties style:column-width="1.6271in"/>
    </style:style>
    <style:style style:name="Table8.E" style:family="table-column">
      <style:table-column-properties style:column-width="1.8806in"/>
    </style:style>
    <style:style style:name="Table8.A1" style:family="table-cell">
      <style:table-cell-properties style:vertical-align="middle" fo:padding="0.0194in" fo:border="none"/>
    </style:style>
    <style:style style:name="Table9" style:family="table">
      <style:table-properties style:width="3.7146in" table:align="left"/>
    </style:style>
    <style:style style:name="Table9.A" style:family="table-column">
      <style:table-column-properties style:column-width="0.8215in"/>
    </style:style>
    <style:style style:name="Table9.B" style:family="table-column">
      <style:table-column-properties style:column-width="1.3674in"/>
    </style:style>
    <style:style style:name="Table9.C" style:family="table-column">
      <style:table-column-properties style:column-width="1.5257in"/>
    </style:style>
    <style:style style:name="Table9.A1" style:family="table-cell">
      <style:table-cell-properties style:vertical-align="middle" fo:padding="0.0194in" fo:border="none"/>
    </style:style>
    <style:style style:name="Table10" style:family="table">
      <style:table-properties style:width="3.6021in" table:align="left"/>
    </style:style>
    <style:style style:name="Table10.A" style:family="table-column">
      <style:table-column-properties style:column-width="1.4347in"/>
    </style:style>
    <style:style style:name="Table10.B" style:family="table-column">
      <style:table-column-properties style:column-width="2.1674in"/>
    </style:style>
    <style:style style:name="Table10.A1" style:family="table-cell">
      <style:table-cell-properties style:vertical-align="middle" fo:padding="0.0194in" fo:border="none"/>
    </style:style>
    <style:style style:name="Table11" style:family="table">
      <style:table-properties style:width="3.9188in" table:align="left"/>
    </style:style>
    <style:style style:name="Table11.A" style:family="table-column">
      <style:table-column-properties style:column-width="1.1076in"/>
    </style:style>
    <style:style style:name="Table11.B" style:family="table-column">
      <style:table-column-properties style:column-width="2.8111in"/>
    </style:style>
    <style:style style:name="Table11.A1" style:family="table-cell">
      <style:table-cell-properties style:vertical-align="middle" fo:padding="0.0194in" fo:border="none"/>
    </style:style>
    <style:style style:name="Table12" style:family="table">
      <style:table-properties style:width="6.034in" table:align="left"/>
    </style:style>
    <style:style style:name="Table12.A" style:family="table-column">
      <style:table-column-properties style:column-width="1.5882in"/>
    </style:style>
    <style:style style:name="Table12.B" style:family="table-column">
      <style:table-column-properties style:column-width="1.3674in"/>
    </style:style>
    <style:style style:name="Table12.C" style:family="table-column">
      <style:table-column-properties style:column-width="1.7104in"/>
    </style:style>
    <style:style style:name="Table12.D" style:family="table-column">
      <style:table-column-properties style:column-width="1.3681in"/>
    </style:style>
    <style:style style:name="Table12.A1" style:family="table-cell">
      <style:table-cell-properties style:vertical-align="middle" fo:padding="0.0194in" fo:border="none"/>
    </style:style>
    <style:style style:name="Table13" style:family="table">
      <style:table-properties style:width="5.1799in" table:align="left"/>
    </style:style>
    <style:style style:name="Table13.A" style:family="table-column">
      <style:table-column-properties style:column-width="1.6201in"/>
    </style:style>
    <style:style style:name="Table13.B" style:family="table-column">
      <style:table-column-properties style:column-width="1.5167in"/>
    </style:style>
    <style:style style:name="Table13.C" style:family="table-column">
      <style:table-column-properties style:column-width="2.0431in"/>
    </style:style>
    <style:style style:name="Table13.A1" style:family="table-cell">
      <style:table-cell-properties style:vertical-align="middle" fo:padding="0.0194in" fo:border="none"/>
    </style:style>
    <style:style style:name="Table14" style:family="table">
      <style:table-properties style:width="4.4889in" table:align="left"/>
    </style:style>
    <style:style style:name="Table14.A" style:family="table-column">
      <style:table-column-properties style:column-width="2.0292in"/>
    </style:style>
    <style:style style:name="Table14.B" style:family="table-column">
      <style:table-column-properties style:column-width="0.3792in"/>
    </style:style>
    <style:style style:name="Table14.C" style:family="table-column">
      <style:table-column-properties style:column-width="0.5174in"/>
    </style:style>
    <style:style style:name="Table14.D" style:family="table-column">
      <style:table-column-properties style:column-width="0.5917in"/>
    </style:style>
    <style:style style:name="Table14.E" style:family="table-column">
      <style:table-column-properties style:column-width="0.9715in"/>
    </style:style>
    <style:style style:name="Table14.A1" style:family="table-cell">
      <style:table-cell-properties style:vertical-align="middle" fo:padding="0.0194in" fo:border="none"/>
    </style:style>
    <style:style style:name="Table15" style:family="table">
      <style:table-properties style:width="6.416in" table:align="left"/>
    </style:style>
    <style:style style:name="Table15.A" style:family="table-column">
      <style:table-column-properties style:column-width="2.3063in"/>
    </style:style>
    <style:style style:name="Table15.B" style:family="table-column">
      <style:table-column-properties style:column-width="1.7569in"/>
    </style:style>
    <style:style style:name="Table15.C" style:family="table-column">
      <style:table-column-properties style:column-width="2.3528in"/>
    </style:style>
    <style:style style:name="Table15.A1" style:family="table-cell">
      <style:table-cell-properties style:vertical-align="middle" fo:padding="0.0194in" fo:border="none"/>
    </style:style>
    <style:style style:name="Table16" style:family="table">
      <style:table-properties style:width="6.925in" table:align="left"/>
    </style:style>
    <style:style style:name="Table16.A" style:family="table-column">
      <style:table-column-properties style:column-width="1.584in"/>
    </style:style>
    <style:style style:name="Table16.B" style:family="table-column">
      <style:table-column-properties style:column-width="0.4792in"/>
    </style:style>
    <style:style style:name="Table16.C" style:family="table-column">
      <style:table-column-properties style:column-width="1.1056in"/>
    </style:style>
    <style:style style:name="Table16.D" style:family="table-column">
      <style:table-column-properties style:column-width="1.4674in"/>
    </style:style>
    <style:style style:name="Table16.E" style:family="table-column">
      <style:table-column-properties style:column-width="1.2583in"/>
    </style:style>
    <style:style style:name="Table16.F" style:family="table-column">
      <style:table-column-properties style:column-width="1.0306in"/>
    </style:style>
    <style:style style:name="Table16.A1" style:family="table-cell">
      <style:table-cell-properties style:vertical-align="middle" fo:padding="0.0194in" fo:border="none"/>
    </style:style>
    <style:style style:name="Table17" style:family="table">
      <style:table-properties style:width="4.6146in" table:align="left"/>
    </style:style>
    <style:style style:name="Table17.A" style:family="table-column">
      <style:table-column-properties style:column-width="1.584in"/>
    </style:style>
    <style:style style:name="Table17.B" style:family="table-column">
      <style:table-column-properties style:column-width="3.0306in"/>
    </style:style>
    <style:style style:name="Table17.A1" style:family="table-cell">
      <style:table-cell-properties style:vertical-align="middle" fo:padding="0.0194in" fo:border="none"/>
    </style:style>
    <style:style style:name="Table18" style:family="table">
      <style:table-properties style:width="4.8979in" table:align="left"/>
    </style:style>
    <style:style style:name="Table18.A" style:family="table-column">
      <style:table-column-properties style:column-width="1.5632in"/>
    </style:style>
    <style:style style:name="Table18.B" style:family="table-column">
      <style:table-column-properties style:column-width="1.6819in"/>
    </style:style>
    <style:style style:name="Table18.C" style:family="table-column">
      <style:table-column-properties style:column-width="1.6528in"/>
    </style:style>
    <style:style style:name="Table18.A1" style:family="table-cell">
      <style:table-cell-properties style:vertical-align="middle" fo:padding="0.0194in" fo:border="none"/>
    </style:style>
    <style:style style:name="Table19" style:family="table">
      <style:table-properties style:width="6.1938in" table:align="left"/>
    </style:style>
    <style:style style:name="Table19.A" style:family="table-column">
      <style:table-column-properties style:column-width="1.0139in"/>
    </style:style>
    <style:style style:name="Table19.B" style:family="table-column">
      <style:table-column-properties style:column-width="3.116in"/>
    </style:style>
    <style:style style:name="Table19.C" style:family="table-column">
      <style:table-column-properties style:column-width="2.0639in"/>
    </style:style>
    <style:style style:name="Table19.A1" style:family="table-cell">
      <style:table-cell-properties style:vertical-align="middle" fo:padding="0.0194in" fo:border="none"/>
    </style:style>
    <style:style style:name="Table20" style:family="table">
      <style:table-properties style:width="3.3292in" table:align="left"/>
    </style:style>
    <style:style style:name="Table20.A" style:family="table-column">
      <style:table-column-properties style:column-width="1.2125in"/>
    </style:style>
    <style:style style:name="Table20.B" style:family="table-column">
      <style:table-column-properties style:column-width="0.9965in"/>
    </style:style>
    <style:style style:name="Table20.C" style:family="table-column">
      <style:table-column-properties style:column-width="1.1201in"/>
    </style:style>
    <style:style style:name="Table20.A1" style:family="table-cell">
      <style:table-cell-properties style:vertical-align="middle" fo:padding="0.0194in" fo:border="none"/>
    </style:style>
    <style:style style:name="Table21" style:family="table">
      <style:table-properties style:width="3.1382in" table:align="left"/>
    </style:style>
    <style:style style:name="Table21.A" style:family="table-column">
      <style:table-column-properties style:column-width="1.0597in"/>
    </style:style>
    <style:style style:name="Table21.B" style:family="table-column">
      <style:table-column-properties style:column-width="0.8736in"/>
    </style:style>
    <style:style style:name="Table21.C" style:family="table-column">
      <style:table-column-properties style:column-width="1.2049in"/>
    </style:style>
    <style:style style:name="Table21.A1" style:family="table-cell">
      <style:table-cell-properties style:vertical-align="middle" fo:padding="0.0194in" fo:border="none"/>
    </style:style>
    <style:style style:name="Table22" style:family="table">
      <style:table-properties style:width="4.3194in" table:align="left"/>
    </style:style>
    <style:style style:name="Table22.A" style:family="table-column">
      <style:table-column-properties style:column-width="1.084in"/>
    </style:style>
    <style:style style:name="Table22.B" style:family="table-column">
      <style:table-column-properties style:column-width="1.1514in"/>
    </style:style>
    <style:style style:name="Table22.C" style:family="table-column">
      <style:table-column-properties style:column-width="1.059in"/>
    </style:style>
    <style:style style:name="Table22.D" style:family="table-column">
      <style:table-column-properties style:column-width="1.025in"/>
    </style:style>
    <style:style style:name="Table22.A1" style:family="table-cell">
      <style:table-cell-properties style:vertical-align="middle" fo:padding="0.0194in" fo:border="none"/>
    </style:style>
    <style:style style:name="Table23" style:family="table">
      <style:table-properties style:width="3.6576in" table:align="left"/>
    </style:style>
    <style:style style:name="Table23.A" style:family="table-column">
      <style:table-column-properties style:column-width="1.134in"/>
    </style:style>
    <style:style style:name="Table23.B" style:family="table-column">
      <style:table-column-properties style:column-width="1.0188in"/>
    </style:style>
    <style:style style:name="Table23.C" style:family="table-column">
      <style:table-column-properties style:column-width="1.5049in"/>
    </style:style>
    <style:style style:name="Table23.A1" style:family="table-cell">
      <style:table-cell-properties style:vertical-align="middle" fo:padding="0.0194in" fo:border="none"/>
    </style:style>
    <style:style style:name="Table24" style:family="table">
      <style:table-properties style:width="4.8264in" table:align="left"/>
    </style:style>
    <style:style style:name="Table24.A" style:family="table-column">
      <style:table-column-properties style:column-width="1.0924in"/>
    </style:style>
    <style:style style:name="Table24.B" style:family="table-column">
      <style:table-column-properties style:column-width="1.4736in"/>
    </style:style>
    <style:style style:name="Table24.C" style:family="table-column">
      <style:table-column-properties style:column-width="2.2604in"/>
    </style:style>
    <style:style style:name="Table24.A1" style:family="table-cell">
      <style:table-cell-properties style:vertical-align="middle" fo:padding="0.0194in" fo:border="none"/>
    </style:style>
    <style:style style:name="Table25" style:family="table">
      <style:table-properties style:width="3.7139in" table:align="left"/>
    </style:style>
    <style:style style:name="Table25.A" style:family="table-column">
      <style:table-column-properties style:column-width="0.9257in"/>
    </style:style>
    <style:style style:name="Table25.B" style:family="table-column">
      <style:table-column-properties style:column-width="1.8417in"/>
    </style:style>
    <style:style style:name="Table25.C" style:family="table-column">
      <style:table-column-properties style:column-width="0.9465in"/>
    </style:style>
    <style:style style:name="Table25.A1" style:family="table-cell">
      <style:table-cell-properties style:vertical-align="middle" fo:padding="0.0194in" fo:border="none"/>
    </style:style>
    <style:style style:name="Table26" style:family="table">
      <style:table-properties style:width="2.95in" table:align="left"/>
    </style:style>
    <style:style style:name="Table26.A" style:family="table-column">
      <style:table-column-properties style:column-width="1.125in"/>
    </style:style>
    <style:style style:name="Table26.B" style:family="table-column">
      <style:table-column-properties style:column-width="0.8882in"/>
    </style:style>
    <style:style style:name="Table26.C" style:family="table-column">
      <style:table-column-properties style:column-width="0.9368in"/>
    </style:style>
    <style:style style:name="Table26.A1" style:family="table-cell">
      <style:table-cell-properties style:vertical-align="middle" fo:padding="0.0194in" fo:border="none"/>
    </style:style>
    <style:style style:name="Table27" style:family="table">
      <style:table-properties style:width="2.391in" table:align="left"/>
    </style:style>
    <style:style style:name="Table27.A" style:family="table-column">
      <style:table-column-properties style:column-width="0.884in"/>
    </style:style>
    <style:style style:name="Table27.B" style:family="table-column">
      <style:table-column-properties style:column-width="1.5069in"/>
    </style:style>
    <style:style style:name="Table27.A1" style:family="table-cell">
      <style:table-cell-properties style:vertical-align="middle" fo:padding="0.0194in" fo:border="none"/>
    </style:style>
    <style:style style:name="Table28" style:family="table">
      <style:table-properties style:width="3.4278in" table:align="left"/>
    </style:style>
    <style:style style:name="Table28.A" style:family="table-column">
      <style:table-column-properties style:column-width="0.7785in"/>
    </style:style>
    <style:style style:name="Table28.B" style:family="table-column">
      <style:table-column-properties style:column-width="1.2306in"/>
    </style:style>
    <style:style style:name="Table28.C" style:family="table-column">
      <style:table-column-properties style:column-width="1.4188in"/>
    </style:style>
    <style:style style:name="Table28.A1" style:family="table-cell">
      <style:table-cell-properties style:vertical-align="middle" fo:padding="0.0194in" fo:border="none"/>
    </style:style>
    <style:style style:name="Table29" style:family="table">
      <style:table-properties style:width="2.0799in" table:align="left"/>
    </style:style>
    <style:style style:name="Table29.A" style:family="table-column">
      <style:table-column-properties style:column-width="1.5743in"/>
    </style:style>
    <style:style style:name="Table29.B" style:family="table-column">
      <style:table-column-properties style:column-width="0.5056in"/>
    </style:style>
    <style:style style:name="Table29.A1" style:family="table-cell">
      <style:table-cell-properties style:vertical-align="middle" fo:padding="0.0194in" fo:border="none"/>
    </style:style>
    <style:style style:name="Table30" style:family="table">
      <style:table-properties style:width="3.4653in" table:align="left"/>
    </style:style>
    <style:style style:name="Table30.A" style:family="table-column">
      <style:table-column-properties style:column-width="1.2083in"/>
    </style:style>
    <style:style style:name="Table30.B" style:family="table-column">
      <style:table-column-properties style:column-width="0.9944in"/>
    </style:style>
    <style:style style:name="Table30.C" style:family="table-column">
      <style:table-column-properties style:column-width="1.2625in"/>
    </style:style>
    <style:style style:name="Table30.A1" style:family="table-cell">
      <style:table-cell-properties style:vertical-align="middle" fo:padding="0.0194in" fo:border="none"/>
    </style:style>
    <style:style style:name="Table31" style:family="table">
      <style:table-properties style:width="4.1167in" table:align="left"/>
    </style:style>
    <style:style style:name="Table31.A" style:family="table-column">
      <style:table-column-properties style:column-width="1.6097in"/>
    </style:style>
    <style:style style:name="Table31.B" style:family="table-column">
      <style:table-column-properties style:column-width="1.1243in"/>
    </style:style>
    <style:style style:name="Table31.C" style:family="table-column">
      <style:table-column-properties style:column-width="1.3826in"/>
    </style:style>
    <style:style style:name="Table31.A1" style:family="table-cell">
      <style:table-cell-properties style:vertical-align="middle" fo:padding="0.0194in" fo:border="none"/>
    </style:style>
    <style:style style:name="Table32" style:family="table">
      <style:table-properties style:width="3.7in" table:align="left"/>
    </style:style>
    <style:style style:name="Table32.A" style:family="table-column">
      <style:table-column-properties style:column-width="1.0285in"/>
    </style:style>
    <style:style style:name="Table32.B" style:family="table-column">
      <style:table-column-properties style:column-width="0.9625in"/>
    </style:style>
    <style:style style:name="Table32.C" style:family="table-column">
      <style:table-column-properties style:column-width="0.7618in"/>
    </style:style>
    <style:style style:name="Table32.D" style:family="table-column">
      <style:table-column-properties style:column-width="0.9472in"/>
    </style:style>
    <style:style style:name="Table32.A1" style:family="table-cell">
      <style:table-cell-properties style:vertical-align="middle" fo:padding="0.0194in" fo:border="none"/>
    </style:style>
    <style:style style:name="Table33" style:family="table">
      <style:table-properties style:width="3.1028in" table:align="left"/>
    </style:style>
    <style:style style:name="Table33.A" style:family="table-column">
      <style:table-column-properties style:column-width="1.0965in"/>
    </style:style>
    <style:style style:name="Table33.B" style:family="table-column">
      <style:table-column-properties style:column-width="1.3368in"/>
    </style:style>
    <style:style style:name="Table33.C" style:family="table-column">
      <style:table-column-properties style:column-width="0.6694in"/>
    </style:style>
    <style:style style:name="Table33.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1">
      <style:text-properties fo:font-size="9pt" fo:background-color="#fed4bb" style:font-size-asian="9pt" style:font-size-complex="9pt"/>
    </style:style>
    <style:style style:name="P3" style:family="paragraph" style:parent-style-name="Heading_20_3">
      <style:paragraph-properties fo:margin-top="0in" fo:margin-bottom="0.0972in" style:contextual-spacing="false" fo:line-height="115%"/>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3">
      <style:text-properties fo:font-size="9pt" fo:background-color="#fed4bb" style:font-size-asian="9pt" style:font-size-complex="9pt"/>
    </style:style>
    <style:style style:name="P7" style:family="paragraph" style:parent-style-name="Preformatted_20_Text">
      <style:paragraph-properties fo:margin-left="0in" fo:margin-right="0in" fo:margin-top="0in" fo:margin-bottom="0.0972in" style:contextual-spacing="false" fo:line-height="115%" fo:text-indent="0in" style:auto-text-indent="false" style:writing-mode="lr-tb"/>
    </style:style>
    <style:style style:name="P8" style:family="paragraph" style:parent-style-name="Preformatted_20_Text">
      <style:paragraph-properties fo:margin-top="0in" fo:margin-bottom="0.0972in" style:contextual-spacing="false" fo:line-height="115%" style:writing-mode="lr-tb"/>
    </style:style>
    <style:style style:name="P9" style:family="paragraph" style:parent-style-name="Text_20_body">
      <style:text-properties fo:font-size="9pt" fo:background-color="#fed4bb" style:font-size-asian="9pt" style:font-size-complex="9pt"/>
    </style:style>
    <style:style style:name="P10" style:family="paragraph" style:parent-style-name="Text_20_body" style:list-style-name="L4">
      <style:text-properties fo:font-size="9pt" fo:background-color="#fed4bb" style:font-size-asian="9pt" style:font-size-complex="9pt"/>
    </style:style>
    <style:style style:name="P11" style:family="paragraph" style:parent-style-name="Horizontal_20_Line">
      <style:paragraph-properties fo:margin-top="0in" fo:margin-bottom="0.0972in" style:contextual-spacing="false" fo:line-height="115%"/>
      <style:text-properties fo:font-size="9pt" style:font-size-asian="9pt" style:font-size-complex="9pt"/>
    </style:style>
    <style:style style:name="P12" style:family="paragraph" style:parent-style-name="Heading_20_1">
      <style:paragraph-properties fo:margin-top="0in" fo:margin-bottom="0.0972in" style:contextual-spacing="false" fo:line-height="115%"/>
    </style:style>
    <style:style style:name="P13" style:family="paragraph" style:parent-style-name="Heading_20_2">
      <style:paragraph-properties fo:margin-top="0in" fo:margin-bottom="0.0972in" style:contextual-spacing="false" fo:line-height="115%"/>
    </style:style>
    <style:style style:name="P14" style:family="paragraph" style:parent-style-name="Table_20_Heading">
      <style:text-properties fo:font-size="9pt" fo:background-color="#fed4bb" style:font-size-asian="9pt" style:font-size-complex="9pt"/>
    </style:style>
    <style:style style:name="P15" style:family="paragraph" style:parent-style-name="Table_20_Contents">
      <style:text-properties fo:font-size="9pt" fo:background-color="#fed4bb" style:font-size-asian="9pt" style:font-size-complex="9pt"/>
    </style:style>
    <style:style style:name="P16" style:family="paragraph" style:parent-style-name="Horizontal_20_Line">
      <style:paragraph-properties fo:margin-top="0in" fo:margin-bottom="0.0972in" style:contextual-spacing="false" fo:line-height="115%"/>
      <style:text-properties fo:font-size="9pt" fo:background-color="#fed4bb" style:font-size-asian="9pt" style:font-size-complex="9pt"/>
    </style:style>
    <style:style style:name="P17" style:family="paragraph" style:parent-style-name="Text_20_body" style:list-style-name="L5">
      <style:text-properties fo:font-size="9pt" fo:background-color="#fed4bb" style:font-size-asian="9pt" style:font-size-complex="9pt"/>
    </style:style>
    <style:style style:name="P18" style:family="paragraph" style:parent-style-name="Text_20_body" style:list-style-name="L6"/>
    <style:style style:name="P19" style:family="paragraph" style:parent-style-name="Text_20_body" style:list-style-name="L6">
      <style:text-properties fo:font-size="9pt" fo:background-color="#fed4bb" style:font-size-asian="9pt" style:font-size-complex="9pt"/>
    </style:style>
    <style:style style:name="P20" style:family="paragraph" style:parent-style-name="Text_20_body" style:list-style-name="L7">
      <style:text-properties fo:font-size="9pt" fo:background-color="#fed4bb" style:font-size-asian="9pt" style:font-size-complex="9pt"/>
    </style:style>
    <style:style style:name="P21" style:family="paragraph" style:parent-style-name="Text_20_body" style:list-style-name="L7"/>
    <style:style style:name="P22" style:family="paragraph" style:parent-style-name="Text_20_body" style:list-style-name="L8">
      <style:text-properties fo:font-size="9pt" fo:background-color="#fed4bb" style:font-size-asian="9pt" style:font-size-complex="9pt"/>
    </style:style>
    <style:style style:name="P23" style:family="paragraph" style:parent-style-name="Text_20_body" style:list-style-name="L9">
      <style:text-properties fo:font-size="9pt" fo:background-color="#fed4bb" style:font-size-asian="9pt" style:font-size-complex="9pt"/>
    </style:style>
    <style:style style:name="P24" style:family="paragraph" style:parent-style-name="Text_20_body" style:list-style-name="L10">
      <style:text-properties fo:font-size="9pt" fo:background-color="#fed4bb" style:font-size-asian="9pt" style:font-size-complex="9pt"/>
    </style:style>
    <style:style style:name="P25" style:family="paragraph" style:parent-style-name="Text_20_body" style:list-style-name="L11">
      <style:text-properties fo:font-size="9pt" fo:background-color="#fed4bb" style:font-size-asian="9pt" style:font-size-complex="9pt"/>
    </style:style>
    <style:style style:name="P26" style:family="paragraph" style:parent-style-name="Text_20_body" style:list-style-name="L12">
      <style:text-properties fo:font-size="9pt" fo:background-color="#fed4bb" style:font-size-asian="9pt" style:font-size-complex="9pt"/>
    </style:style>
    <style:style style:name="P27" style:family="paragraph" style:parent-style-name="Heading_20_3">
      <loext:graphic-properties draw:fill="solid" draw:fill-color="#dec5f4" draw:opacity="100%"/>
      <style:paragraph-properties fo:margin-top="0in" fo:margin-bottom="0.0972in" style:contextual-spacing="false" fo:line-height="115%" fo:background-color="#dec5f4"/>
    </style:style>
    <style:style style:name="P28" style:family="paragraph" style:parent-style-name="Text_20_body">
      <loext:graphic-properties draw:fill="solid" draw:fill-color="#dec5f4"/>
      <style:paragraph-properties fo:background-color="#dec5f4"/>
    </style:style>
    <style:style style:name="P29" style:family="paragraph" style:parent-style-name="Horizontal_20_Line">
      <loext:graphic-properties draw:fill="solid" draw:fill-color="#dec5f4"/>
      <style:paragraph-properties fo:margin-top="0in" fo:margin-bottom="0.0972in" style:contextual-spacing="false" fo:line-height="115%" fo:background-color="#dec5f4"/>
    </style:style>
    <style:style style:name="P30" style:family="paragraph" style:parent-style-name="Heading_20_3">
      <loext:graphic-properties draw:fill="solid" draw:fill-color="#dec5f4"/>
      <style:paragraph-properties fo:margin-top="0in" fo:margin-bottom="0.0972in" style:contextual-spacing="false" fo:line-height="115%" fo:background-color="#dec5f4"/>
    </style:style>
    <style:style style:name="P31" style:family="paragraph" style:parent-style-name="Preformatted_20_Text">
      <loext:graphic-properties draw:fill="solid" draw:fill-color="#dec5f4"/>
      <style:paragraph-properties fo:margin-left="0in" fo:margin-right="0in" fo:margin-top="0in" fo:margin-bottom="0.0972in" style:contextual-spacing="false" fo:line-height="115%" fo:text-indent="0in" style:auto-text-indent="false" fo:background-color="#dec5f4" style:writing-mode="lr-tb"/>
    </style:style>
    <style:style style:name="P32" style:family="paragraph" style:parent-style-name="Preformatted_20_Text">
      <loext:graphic-properties draw:fill="solid" draw:fill-color="#dec5f4"/>
      <style:paragraph-properties fo:margin-top="0in" fo:margin-bottom="0.0972in" style:contextual-spacing="false" fo:line-height="115%" fo:background-color="#dec5f4" style:writing-mode="lr-tb"/>
    </style:style>
    <style:style style:name="P33" style:family="paragraph" style:parent-style-name="Text_20_body" style:list-style-name="L13">
      <loext:graphic-properties draw:fill="solid" draw:fill-color="#dec5f4"/>
      <style:paragraph-properties fo:background-color="#dec5f4"/>
    </style:style>
    <style:style style:name="P34" style:family="paragraph" style:parent-style-name="Text_20_body" style:list-style-name="L14">
      <loext:graphic-properties draw:fill="solid" draw:fill-color="#dec5f4"/>
      <style:paragraph-properties fo:background-color="#dec5f4"/>
    </style:style>
    <style:style style:name="P35" style:family="paragraph" style:parent-style-name="Text_20_body" style:list-style-name="L15">
      <loext:graphic-properties draw:fill="solid" draw:fill-color="#dec5f4"/>
      <style:paragraph-properties fo:background-color="#dec5f4"/>
    </style:style>
    <style:style style:name="P36" style:family="paragraph" style:parent-style-name="Quotations">
      <loext:graphic-properties draw:fill="solid" draw:fill-color="#dec5f4"/>
      <style:paragraph-properties fo:margin-top="0in" fo:margin-bottom="0.0972in" style:contextual-spacing="false" fo:line-height="115%" fo:background-color="#dec5f4"/>
    </style:style>
    <style:style style:name="P37" style:family="paragraph" style:parent-style-name="Text_20_body" style:list-style-name="L16">
      <loext:graphic-properties draw:fill="solid" draw:fill-color="#dec5f4"/>
      <style:paragraph-properties fo:background-color="#dec5f4"/>
    </style:style>
    <style:style style:name="P38" style:family="paragraph" style:parent-style-name="Text_20_body">
      <loext:graphic-properties draw:fill="solid" draw:fill-color="#dec5f4" draw:opacity="100%"/>
      <style:paragraph-properties fo:margin-top="0in" fo:margin-bottom="0.0972in" style:contextual-spacing="false" fo:line-height="115%" fo:background-color="#dec5f4"/>
    </style:style>
    <style:style style:name="P39" style:family="paragraph" style:parent-style-name="Quotations">
      <loext:graphic-properties draw:fill="solid" draw:fill-color="#c4febb" draw:opacity="100%"/>
      <style:paragraph-properties fo:margin-top="0in" fo:margin-bottom="0.0972in" style:contextual-spacing="false" fo:line-height="115%" fo:background-color="#c4febb"/>
    </style:style>
    <style:style style:name="P40" style:family="paragraph" style:parent-style-name="Text_20_body">
      <loext:graphic-properties draw:fill="solid" draw:fill-color="#c4febb" draw:opacity="100%"/>
      <style:paragraph-properties fo:background-color="#c4febb"/>
    </style:style>
    <style:style style:name="P41" style:family="paragraph" style:parent-style-name="Horizontal_20_Line">
      <loext:graphic-properties draw:fill="solid" draw:fill-color="#c4febb" draw:opacity="100%"/>
      <style:paragraph-properties fo:margin-top="0in" fo:margin-bottom="0.0972in" style:contextual-spacing="false" fo:line-height="115%" fo:background-color="#c4febb"/>
    </style:style>
    <style:style style:name="P42" style:family="paragraph" style:parent-style-name="Heading_20_1">
      <loext:graphic-properties draw:fill="solid" draw:fill-color="#c4febb" draw:opacity="100%"/>
      <style:paragraph-properties fo:margin-top="0in" fo:margin-bottom="0.0972in" style:contextual-spacing="false" fo:line-height="115%" fo:background-color="#c4febb"/>
    </style:style>
    <style:style style:name="P43" style:family="paragraph" style:parent-style-name="Heading_20_3">
      <loext:graphic-properties draw:fill="solid" draw:fill-color="#c4febb" draw:opacity="100%"/>
      <style:paragraph-properties fo:margin-top="0in" fo:margin-bottom="0.0972in" style:contextual-spacing="false" fo:line-height="115%" fo:background-color="#c4febb"/>
    </style:style>
    <style:style style:name="P44" style:family="paragraph" style:parent-style-name="Text_20_body" style:list-style-name="L17">
      <loext:graphic-properties draw:fill="solid" draw:fill-color="#c4febb" draw:opacity="100%"/>
      <style:paragraph-properties fo:background-color="#c4febb"/>
    </style:style>
    <style:style style:name="P45" style:family="paragraph" style:parent-style-name="Text_20_body" style:list-style-name="L18">
      <loext:graphic-properties draw:fill="solid" draw:fill-color="#c4febb" draw:opacity="100%"/>
      <style:paragraph-properties fo:background-color="#c4febb"/>
    </style:style>
    <style:style style:name="P46" style:family="paragraph" style:parent-style-name="Heading_20_2">
      <loext:graphic-properties draw:fill="solid" draw:fill-color="#c4febb" draw:opacity="100%"/>
      <style:paragraph-properties fo:margin-top="0in" fo:margin-bottom="0.0972in" style:contextual-spacing="false" fo:line-height="115%" fo:background-color="#c4febb"/>
    </style:style>
    <style:style style:name="P47" style:family="paragraph" style:parent-style-name="Preformatted_20_Text">
      <loext:graphic-properties draw:fill="solid" draw:fill-color="#c4febb" draw:opacity="100%"/>
      <style:paragraph-properties fo:margin-left="0in" fo:margin-right="0in" fo:margin-top="0in" fo:margin-bottom="0.0972in" style:contextual-spacing="false" fo:line-height="115%" fo:text-indent="0in" style:auto-text-indent="false" fo:background-color="#c4febb" style:writing-mode="lr-tb"/>
    </style:style>
    <style:style style:name="P48" style:family="paragraph" style:parent-style-name="Preformatted_20_Text">
      <loext:graphic-properties draw:fill="solid" draw:fill-color="#c4febb" draw:opacity="100%"/>
      <style:paragraph-properties fo:margin-top="0in" fo:margin-bottom="0.0972in" style:contextual-spacing="false" fo:line-height="115%" fo:background-color="#c4febb" style:writing-mode="lr-tb"/>
    </style:style>
    <style:style style:name="P49" style:family="paragraph" style:parent-style-name="Text_20_body" style:list-style-name="L19">
      <loext:graphic-properties draw:fill="solid" draw:fill-color="#c4febb" draw:opacity="100%"/>
      <style:paragraph-properties fo:background-color="#c4febb"/>
    </style:style>
    <style:style style:name="P50" style:family="paragraph" style:parent-style-name="Text_20_body" style:list-style-name="L20">
      <loext:graphic-properties draw:fill="solid" draw:fill-color="#c4febb" draw:opacity="100%"/>
      <style:paragraph-properties fo:background-color="#c4febb"/>
    </style:style>
    <style:style style:name="P51" style:family="paragraph" style:parent-style-name="Text_20_body" style:list-style-name="L21">
      <loext:graphic-properties draw:fill="solid" draw:fill-color="#c4febb" draw:opacity="100%"/>
      <style:paragraph-properties fo:background-color="#c4febb"/>
    </style:style>
    <style:style style:name="P52" style:family="paragraph" style:parent-style-name="Text_20_body" style:list-style-name="L22">
      <loext:graphic-properties draw:fill="solid" draw:fill-color="#c4febb" draw:opacity="100%"/>
      <style:paragraph-properties fo:background-color="#c4febb"/>
    </style:style>
    <style:style style:name="P53" style:family="paragraph" style:parent-style-name="Text_20_body" style:list-style-name="L23">
      <loext:graphic-properties draw:fill="solid" draw:fill-color="#c4febb" draw:opacity="100%"/>
      <style:paragraph-properties fo:background-color="#c4febb"/>
    </style:style>
    <style:style style:name="P54" style:family="paragraph" style:parent-style-name="Text_20_body" style:list-style-name="L24">
      <loext:graphic-properties draw:fill="solid" draw:fill-color="#c4febb" draw:opacity="100%"/>
      <style:paragraph-properties fo:background-color="#c4febb"/>
    </style:style>
    <style:style style:name="P55" style:family="paragraph" style:parent-style-name="Heading_20_3">
      <loext:graphic-properties draw:fill="solid" draw:fill-color="#c4febb"/>
      <style:paragraph-properties fo:margin-top="0in" fo:margin-bottom="0.0972in" style:contextual-spacing="false" fo:line-height="115%" fo:background-color="#c4febb"/>
    </style:style>
    <style:style style:name="P56" style:family="paragraph" style:parent-style-name="Preformatted_20_Text">
      <loext:graphic-properties draw:fill="solid" draw:fill-color="#c4febb"/>
      <style:paragraph-properties fo:margin-left="0in" fo:margin-right="0in" fo:margin-top="0in" fo:margin-bottom="0.0972in" style:contextual-spacing="false" fo:line-height="115%" fo:text-indent="0in" style:auto-text-indent="false" fo:background-color="#c4febb" style:writing-mode="lr-tb"/>
    </style:style>
    <style:style style:name="P57" style:family="paragraph" style:parent-style-name="Preformatted_20_Text">
      <loext:graphic-properties draw:fill="solid" draw:fill-color="#c4febb"/>
      <style:paragraph-properties fo:margin-top="0in" fo:margin-bottom="0.0972in" style:contextual-spacing="false" fo:line-height="115%" fo:background-color="#c4febb" style:writing-mode="lr-tb"/>
    </style:style>
    <style:style style:name="P58" style:family="paragraph" style:parent-style-name="Text_20_body">
      <loext:graphic-properties draw:fill="solid" draw:fill-color="#c4febb"/>
      <style:paragraph-properties fo:background-color="#c4febb"/>
    </style:style>
    <style:style style:name="P59" style:family="paragraph" style:parent-style-name="Text_20_body" style:list-style-name="L25">
      <loext:graphic-properties draw:fill="solid" draw:fill-color="#c4febb"/>
      <style:paragraph-properties fo:background-color="#c4febb"/>
    </style:style>
    <style:style style:name="P60" style:family="paragraph" style:parent-style-name="Horizontal_20_Line">
      <loext:graphic-properties draw:fill="solid" draw:fill-color="#c4febb"/>
      <style:paragraph-properties fo:margin-top="0in" fo:margin-bottom="0.0972in" style:contextual-spacing="false" fo:line-height="115%" fo:background-color="#c4febb"/>
    </style:style>
    <style:style style:name="P61" style:family="paragraph" style:parent-style-name="Text_20_body" style:list-style-name="L26">
      <loext:graphic-properties draw:fill="solid" draw:fill-color="#c4febb"/>
      <style:paragraph-properties fo:background-color="#c4febb"/>
    </style:style>
    <style:style style:name="P62" style:family="paragraph" style:parent-style-name="Heading_20_2">
      <loext:graphic-properties draw:fill="solid" draw:fill-color="#c4febb"/>
      <style:paragraph-properties fo:margin-top="0in" fo:margin-bottom="0.0972in" style:contextual-spacing="false" fo:line-height="115%" fo:background-color="#c4febb"/>
    </style:style>
    <style:style style:name="P63" style:family="paragraph" style:parent-style-name="Text_20_body" style:list-style-name="L27">
      <loext:graphic-properties draw:fill="solid" draw:fill-color="#c4febb"/>
      <style:paragraph-properties fo:background-color="#c4febb"/>
    </style:style>
    <style:style style:name="P64" style:family="paragraph" style:parent-style-name="Text_20_body">
      <loext:graphic-properties draw:fill="solid" draw:fill-color="#c4febb" draw:opacity="100%"/>
      <style:paragraph-properties fo:margin-top="0in" fo:margin-bottom="0.0972in" style:contextual-spacing="false" fo:line-height="115%" fo:background-color="#c4febb"/>
    </style:style>
    <style:style style:name="P65" style:family="paragraph" style:parent-style-name="Text_20_body" style:list-style-name="L28">
      <loext:graphic-properties draw:fill="solid" draw:fill-color="#c4febb" draw:opacity="100%"/>
      <style:paragraph-properties fo:background-color="#c4febb"/>
    </style:style>
    <style:style style:name="P66" style:family="paragraph" style:parent-style-name="Text_20_body" style:list-style-name="L29">
      <loext:graphic-properties draw:fill="solid" draw:fill-color="#c4febb" draw:opacity="100%"/>
      <style:paragraph-properties fo:background-color="#c4febb"/>
    </style:style>
    <style:style style:name="P67" style:family="paragraph" style:parent-style-name="Text_20_body" style:list-style-name="L30">
      <loext:graphic-properties draw:fill="solid" draw:fill-color="#c4febb" draw:opacity="100%"/>
      <style:paragraph-properties fo:background-color="#c4febb"/>
    </style:style>
    <style:style style:name="P68" style:family="paragraph" style:parent-style-name="Quotations" style:list-style-name="L1">
      <loext:graphic-properties draw:fill="solid" draw:fill-color="#fff1c1" draw:opacity="100%"/>
      <style:paragraph-properties fo:background-color="#fff1c1"/>
    </style:style>
    <style:style style:name="P69" style:family="paragraph" style:parent-style-name="Quotations">
      <loext:graphic-properties draw:fill="solid" draw:fill-color="#fff1c1" draw:opacity="100%"/>
      <style:paragraph-properties fo:margin-top="0in" fo:margin-bottom="0.0972in" style:contextual-spacing="false" fo:line-height="115%" fo:background-color="#fff1c1"/>
    </style:style>
    <style:style style:name="P70" style:family="paragraph" style:parent-style-name="Text_20_body">
      <loext:graphic-properties draw:fill="solid" draw:fill-color="#fff1c1" draw:opacity="100%"/>
      <style:paragraph-properties fo:background-color="#fff1c1"/>
    </style:style>
    <style:style style:name="P71" style:family="paragraph" style:parent-style-name="Horizontal_20_Line">
      <loext:graphic-properties draw:fill="solid" draw:fill-color="#fff1c1" draw:opacity="100%"/>
      <style:paragraph-properties fo:margin-top="0in" fo:margin-bottom="0.0972in" style:contextual-spacing="false" fo:line-height="115%" fo:background-color="#fff1c1"/>
    </style:style>
    <style:style style:name="P72" style:family="paragraph" style:parent-style-name="Heading_20_1">
      <loext:graphic-properties draw:fill="solid" draw:fill-color="#fff1c1" draw:opacity="100%"/>
      <style:paragraph-properties fo:margin-top="0in" fo:margin-bottom="0.0972in" style:contextual-spacing="false" fo:line-height="115%" fo:background-color="#fff1c1"/>
    </style:style>
    <style:style style:name="P73" style:family="paragraph" style:parent-style-name="Heading_20_3">
      <loext:graphic-properties draw:fill="solid" draw:fill-color="#fff1c1" draw:opacity="100%"/>
      <style:paragraph-properties fo:margin-top="0in" fo:margin-bottom="0.0972in" style:contextual-spacing="false" fo:line-height="115%" fo:background-color="#fff1c1"/>
    </style:style>
    <style:style style:name="P74" style:family="paragraph" style:parent-style-name="Text_20_body" style:list-style-name="L31">
      <loext:graphic-properties draw:fill="solid" draw:fill-color="#fff1c1" draw:opacity="100%"/>
      <style:paragraph-properties fo:background-color="#fff1c1"/>
    </style:style>
    <style:style style:name="P75" style:family="paragraph" style:parent-style-name="Preformatted_20_Text">
      <loext:graphic-properties draw:fill="solid" draw:fill-color="#fff1c1" draw:opacity="100%"/>
      <style:paragraph-properties fo:margin-left="0in" fo:margin-right="0in" fo:margin-top="0in" fo:margin-bottom="0.0972in" style:contextual-spacing="false" fo:line-height="115%" fo:text-indent="0in" style:auto-text-indent="false" fo:background-color="#fff1c1" style:writing-mode="lr-tb"/>
    </style:style>
    <style:style style:name="P76" style:family="paragraph" style:parent-style-name="Preformatted_20_Text">
      <loext:graphic-properties draw:fill="solid" draw:fill-color="#fff1c1" draw:opacity="100%"/>
      <style:paragraph-properties fo:margin-top="0in" fo:margin-bottom="0.0972in" style:contextual-spacing="false" fo:line-height="115%" fo:background-color="#fff1c1" style:writing-mode="lr-tb"/>
    </style:style>
    <style:style style:name="P77" style:family="paragraph" style:parent-style-name="Text_20_body" style:list-style-name="L32">
      <loext:graphic-properties draw:fill="solid" draw:fill-color="#fff1c1" draw:opacity="100%"/>
      <style:paragraph-properties fo:background-color="#fff1c1"/>
    </style:style>
    <style:style style:name="P78" style:family="paragraph" style:parent-style-name="Text_20_body" style:list-style-name="L33">
      <loext:graphic-properties draw:fill="solid" draw:fill-color="#fff1c1" draw:opacity="100%"/>
      <style:paragraph-properties fo:background-color="#fff1c1"/>
    </style:style>
    <style:style style:name="P79" style:family="paragraph" style:parent-style-name="Text_20_body" style:list-style-name="L34">
      <loext:graphic-properties draw:fill="solid" draw:fill-color="#fff1c1" draw:opacity="100%"/>
      <style:paragraph-properties fo:background-color="#fff1c1"/>
    </style:style>
    <style:style style:name="P80" style:family="paragraph" style:parent-style-name="Text_20_body" style:list-style-name="L35">
      <loext:graphic-properties draw:fill="solid" draw:fill-color="#fff1c1" draw:opacity="100%"/>
      <style:paragraph-properties fo:background-color="#fff1c1"/>
    </style:style>
    <style:style style:name="P81" style:family="paragraph" style:parent-style-name="Text_20_body" style:list-style-name="L36">
      <loext:graphic-properties draw:fill="solid" draw:fill-color="#fff1c1" draw:opacity="100%"/>
      <style:paragraph-properties fo:background-color="#fff1c1"/>
    </style:style>
    <style:style style:name="P82" style:family="paragraph" style:parent-style-name="Text_20_body" style:list-style-name="L1">
      <loext:graphic-properties draw:fill="solid" draw:fill-color="#fff1c1" draw:opacity="100%"/>
      <style:paragraph-properties fo:background-color="#fff1c1"/>
    </style:style>
    <style:style style:name="P83" style:family="paragraph" style:parent-style-name="Text_20_body">
      <loext:graphic-properties draw:fill="solid" draw:fill-color="#fda978" draw:opacity="100%"/>
      <style:paragraph-properties fo:background-color="#fda978"/>
      <style:text-properties fo:background-color="transparent"/>
    </style:style>
    <style:style style:name="P84" style:family="paragraph" style:parent-style-name="Heading_20_1">
      <loext:graphic-properties draw:fill="solid" draw:fill-color="#fda978" draw:opacity="100%"/>
      <style:paragraph-properties fo:margin-top="0in" fo:margin-bottom="0.0972in" style:contextual-spacing="false" fo:line-height="115%" fo:background-color="#fda978"/>
    </style:style>
    <style:style style:name="P85" style:family="paragraph" style:parent-style-name="Text_20_body">
      <loext:graphic-properties draw:fill="solid" draw:fill-color="#fda978" draw:opacity="100%"/>
      <style:paragraph-properties fo:background-color="#fda978"/>
    </style:style>
    <style:style style:name="P86" style:family="paragraph" style:parent-style-name="Heading_20_3">
      <loext:graphic-properties draw:fill="solid" draw:fill-color="#fda978" draw:opacity="100%"/>
      <style:paragraph-properties fo:margin-top="0in" fo:margin-bottom="0.0972in" style:contextual-spacing="false" fo:line-height="115%" fo:background-color="#fda978"/>
      <style:text-properties fo:background-color="transparent"/>
    </style:style>
    <style:style style:name="P87" style:family="paragraph" style:parent-style-name="Text_20_body" style:list-style-name="L37">
      <loext:graphic-properties draw:fill="solid" draw:fill-color="#fda978" draw:opacity="100%"/>
      <style:paragraph-properties fo:background-color="#fda978"/>
    </style:style>
    <style:style style:name="P88" style:family="paragraph" style:parent-style-name="Horizontal_20_Line">
      <loext:graphic-properties draw:fill="solid" draw:fill-color="#fda978" draw:opacity="100%"/>
      <style:paragraph-properties fo:margin-top="0in" fo:margin-bottom="0.0972in" style:contextual-spacing="false" fo:line-height="115%" fo:background-color="#fda978"/>
      <style:text-properties fo:background-color="transparent"/>
    </style:style>
    <style:style style:name="P89" style:family="paragraph" style:parent-style-name="Heading_20_2">
      <loext:graphic-properties draw:fill="solid" draw:fill-color="#fda978" draw:opacity="100%"/>
      <style:paragraph-properties fo:margin-top="0in" fo:margin-bottom="0.0972in" style:contextual-spacing="false" fo:line-height="115%" fo:background-color="#fda978"/>
    </style:style>
    <style:style style:name="P90" style:family="paragraph" style:parent-style-name="Text_20_body" style:list-style-name="L38">
      <loext:graphic-properties draw:fill="solid" draw:fill-color="#fda978" draw:opacity="100%"/>
      <style:paragraph-properties fo:background-color="#fda978"/>
    </style:style>
    <style:style style:name="P91" style:family="paragraph" style:parent-style-name="Text_20_body" style:list-style-name="L39">
      <loext:graphic-properties draw:fill="solid" draw:fill-color="#fda978" draw:opacity="100%"/>
      <style:paragraph-properties fo:background-color="#fda978"/>
    </style:style>
    <style:style style:name="P92" style:family="paragraph" style:parent-style-name="Text_20_body" style:list-style-name="L40">
      <loext:graphic-properties draw:fill="solid" draw:fill-color="#fda978" draw:opacity="100%"/>
      <style:paragraph-properties fo:background-color="#fda978"/>
      <style:text-properties fo:background-color="transparent"/>
    </style:style>
    <style:style style:name="P93" style:family="paragraph" style:parent-style-name="Preformatted_20_Text">
      <loext:graphic-properties draw:fill="solid" draw:fill-color="#fda978" draw:opacity="100%"/>
      <style:paragraph-properties fo:margin-left="0in" fo:margin-right="0in" fo:margin-top="0in" fo:margin-bottom="0.0972in" style:contextual-spacing="false" fo:line-height="115%" fo:text-indent="0in" style:auto-text-indent="false" fo:background-color="#fda978" style:writing-mode="lr-tb"/>
    </style:style>
    <style:style style:name="P94" style:family="paragraph" style:parent-style-name="Text_20_body" style:list-style-name="L41">
      <loext:graphic-properties draw:fill="solid" draw:fill-color="#fda978" draw:opacity="100%"/>
      <style:paragraph-properties fo:background-color="#fda978"/>
      <style:text-properties fo:background-color="transparent"/>
    </style:style>
    <style:style style:name="P95" style:family="paragraph" style:parent-style-name="Text_20_body">
      <loext:graphic-properties draw:fill="solid" draw:fill-color="#fda978" draw:opacity="100%"/>
      <style:paragraph-properties fo:background-color="#fda978"/>
      <style:text-properties officeooo:rsid="0043948e" fo:background-color="transparent"/>
    </style:style>
    <style:style style:name="P96" style:family="paragraph" style:parent-style-name="Text_20_body">
      <loext:graphic-properties draw:fill="solid" draw:fill-color="#fda978" draw:opacity="100%"/>
      <style:paragraph-properties fo:background-color="#fda978"/>
      <style:text-properties officeooo:rsid="0043948e" officeooo:paragraph-rsid="0043948e" fo:background-color="transparent"/>
    </style:style>
    <style:style style:name="P97" style:family="paragraph" style:parent-style-name="Text_20_body">
      <loext:graphic-properties draw:fill="solid" draw:fill-color="#dec5f4" draw:opacity="100%"/>
      <style:paragraph-properties fo:background-color="#dec5f4"/>
      <style:text-properties fo:color="#000000" loext:opacity="100%" officeooo:rsid="0043948e" officeooo:paragraph-rsid="0043948e" fo:background-color="transparent">
        <loext:char-complex-color loext:theme-type="dark1" loext:color-type="theme">
          <loext:transformation loext:type="lumoff" loext:value="0"/>
        </loext:char-complex-color>
      </style:text-properties>
    </style:style>
    <style:style style:name="P98" style:family="paragraph" style:parent-style-name="Text_20_body">
      <loext:graphic-properties draw:fill="solid" draw:fill-color="#fda978" draw:opacity="100%"/>
      <style:paragraph-properties fo:background-color="#fda978"/>
      <style:text-properties officeooo:rsid="00446ac8" officeooo:paragraph-rsid="00446ac8" fo:background-color="transparent"/>
    </style:style>
    <style:style style:name="P99" style:family="paragraph" style:parent-style-name="Heading_20_3">
      <loext:graphic-properties draw:fill="solid" draw:fill-color="#fda978" draw:opacity="100%"/>
      <style:paragraph-properties fo:background-color="#fda978"/>
      <style:text-properties officeooo:paragraph-rsid="00446ac8" fo:background-color="transparent"/>
    </style:style>
    <style:style style:name="P100" style:family="paragraph" style:parent-style-name="Preformatted_20_Text">
      <loext:graphic-properties draw:fill="solid" draw:fill-color="#fda978"/>
      <style:paragraph-properties fo:margin-left="0in" fo:margin-right="0in" fo:margin-top="0in" fo:margin-bottom="0.0972in" style:contextual-spacing="false" fo:line-height="115%" fo:text-indent="0in" style:auto-text-indent="false" fo:background-color="#fda978" style:writing-mode="lr-tb"/>
    </style:style>
    <style:style style:name="P101" style:family="paragraph" style:parent-style-name="Preformatted_20_Text">
      <loext:graphic-properties draw:fill="solid" draw:fill-color="#fda978"/>
      <style:paragraph-properties fo:margin-top="0in" fo:margin-bottom="0.0972in" style:contextual-spacing="false" fo:line-height="115%" fo:background-color="#fda978" style:writing-mode="lr-tb"/>
    </style:style>
    <style:style style:name="P102" style:family="paragraph" style:parent-style-name="Text_20_body">
      <loext:graphic-properties draw:fill="solid" draw:fill-color="#fda978"/>
      <style:paragraph-properties fo:background-color="#fda978"/>
    </style:style>
    <style:style style:name="P103" style:family="paragraph" style:parent-style-name="Text_20_body">
      <loext:graphic-properties draw:fill="solid" draw:fill-color="#fda978" draw:opacity="100%"/>
      <style:paragraph-properties fo:background-color="#fda978"/>
      <style:text-properties officeooo:paragraph-rsid="00446ac8" fo:background-color="transparent"/>
    </style:style>
    <style:style style:name="P104" style:family="paragraph" style:parent-style-name="Text_20_body" style:list-style-name="L42">
      <loext:graphic-properties draw:fill="solid" draw:fill-color="#fda978"/>
      <style:paragraph-properties fo:background-color="#fda978"/>
    </style:style>
    <style:style style:name="P105" style:family="paragraph" style:parent-style-name="Heading_20_3">
      <loext:graphic-properties draw:fill="solid" draw:fill-color="#fda978" draw:opacity="100%"/>
      <style:paragraph-properties fo:background-color="#fda978"/>
      <style:text-properties fo:background-color="transparent"/>
    </style:style>
    <style:style style:name="P106" style:family="paragraph" style:parent-style-name="Heading_20_2">
      <loext:graphic-properties draw:fill="solid" draw:fill-color="#fda978" draw:opacity="100%"/>
      <style:paragraph-properties fo:background-color="#fda978"/>
    </style:style>
    <style:style style:name="P107" style:family="paragraph" style:parent-style-name="Heading_20_2">
      <loext:graphic-properties draw:fill="solid" draw:fill-color="#fda978"/>
      <style:paragraph-properties fo:background-color="#fda978"/>
    </style:style>
    <style:style style:name="P108" style:family="paragraph" style:parent-style-name="Text_20_body" style:list-style-name="L43">
      <loext:graphic-properties draw:fill="solid" draw:fill-color="#fda978"/>
      <style:paragraph-properties fo:background-color="#fda978"/>
    </style:style>
    <style:style style:name="P109" style:family="paragraph" style:parent-style-name="Heading_20_1">
      <loext:graphic-properties draw:fill="solid" draw:fill-color="#fda978" draw:opacity="100%"/>
      <style:paragraph-properties fo:margin-top="0in" fo:margin-bottom="0.0972in" style:contextual-spacing="false" fo:line-height="115%" fo:background-color="#fda978"/>
      <style:text-properties fo:background-color="transparent"/>
    </style:style>
    <style:style style:name="P110" style:family="paragraph" style:parent-style-name="Text_20_body" style:list-style-name="L44">
      <loext:graphic-properties draw:fill="solid" draw:fill-color="#fda978" draw:opacity="100%"/>
      <style:paragraph-properties fo:background-color="#fda978"/>
    </style:style>
    <style:style style:name="P111" style:family="paragraph" style:parent-style-name="Text_20_body" style:list-style-name="L44">
      <loext:graphic-properties draw:fill="solid" draw:fill-color="#fda978" draw:opacity="100%"/>
      <style:paragraph-properties fo:background-color="#fda978"/>
      <style:text-properties fo:background-color="transparent"/>
    </style:style>
    <style:style style:name="P112" style:family="paragraph" style:parent-style-name="Text_20_body" style:list-style-name="L45">
      <loext:graphic-properties draw:fill="solid" draw:fill-color="#fda978" draw:opacity="100%"/>
      <style:paragraph-properties fo:background-color="#fda978"/>
    </style:style>
    <style:style style:name="P113" style:family="paragraph" style:parent-style-name="Text_20_body" style:list-style-name="L45">
      <loext:graphic-properties draw:fill="solid" draw:fill-color="#fda978" draw:opacity="100%"/>
      <style:paragraph-properties fo:background-color="#fda978"/>
      <style:text-properties fo:background-color="transparent"/>
    </style:style>
    <style:style style:name="P114" style:family="paragraph" style:parent-style-name="Text_20_body" style:list-style-name="L46">
      <loext:graphic-properties draw:fill="solid" draw:fill-color="#fda978" draw:opacity="100%"/>
      <style:paragraph-properties fo:background-color="#fda978"/>
      <style:text-properties fo:background-color="transparent"/>
    </style:style>
    <style:style style:name="P115" style:family="paragraph" style:parent-style-name="Text_20_body" style:list-style-name="L47">
      <loext:graphic-properties draw:fill="solid" draw:fill-color="#fda978" draw:opacity="100%"/>
      <style:paragraph-properties fo:background-color="#fda978"/>
      <style:text-properties fo:background-color="transparent"/>
    </style:style>
    <style:style style:name="P116" style:family="paragraph" style:parent-style-name="Heading_20_1">
      <loext:graphic-properties draw:fill="solid" draw:fill-color="#fda978" draw:opacity="100%"/>
      <style:paragraph-properties fo:background-color="#fda978"/>
    </style:style>
    <style:style style:name="P117" style:family="paragraph" style:parent-style-name="Quotations">
      <loext:graphic-properties draw:fill="solid" draw:fill-color="#fda978"/>
      <style:paragraph-properties fo:margin-top="0in" fo:margin-bottom="0.0972in" style:contextual-spacing="false" fo:line-height="115%" fo:background-color="#fda978"/>
    </style:style>
    <style:style style:name="P118" style:family="paragraph" style:parent-style-name="Heading_20_3">
      <loext:graphic-properties draw:fill="solid" draw:fill-color="#fda978"/>
      <style:paragraph-properties fo:margin-top="0in" fo:margin-bottom="0.0972in" style:contextual-spacing="false" fo:line-height="115%" fo:background-color="#fda978"/>
    </style:style>
    <style:style style:name="P119" style:family="paragraph" style:parent-style-name="Horizontal_20_Line">
      <loext:graphic-properties draw:fill="solid" draw:fill-color="#fda978"/>
      <style:paragraph-properties fo:margin-top="0in" fo:margin-bottom="0.0972in" style:contextual-spacing="false" fo:line-height="115%" fo:background-color="#fda978"/>
    </style:style>
    <style:style style:name="P120" style:family="paragraph" style:parent-style-name="Heading_20_1">
      <loext:graphic-properties draw:fill="solid" draw:fill-color="#fda978"/>
      <style:paragraph-properties fo:margin-top="0in" fo:margin-bottom="0.0972in" style:contextual-spacing="false" fo:line-height="115%" fo:background-color="#fda978"/>
    </style:style>
    <style:style style:name="P121" style:family="paragraph" style:parent-style-name="Text_20_body" style:list-style-name="L48">
      <loext:graphic-properties draw:fill="solid" draw:fill-color="#fda978"/>
      <style:paragraph-properties fo:background-color="#fda978"/>
    </style:style>
    <style:style style:name="P122" style:family="paragraph" style:parent-style-name="Text_20_body" style:list-style-name="L49">
      <loext:graphic-properties draw:fill="solid" draw:fill-color="#fda978"/>
      <style:paragraph-properties fo:background-color="#fda978"/>
    </style:style>
    <style:style style:name="P123" style:family="paragraph" style:parent-style-name="Text_20_body" style:list-style-name="L50">
      <loext:graphic-properties draw:fill="solid" draw:fill-color="#fda978"/>
      <style:paragraph-properties fo:background-color="#fda978"/>
    </style:style>
    <style:style style:name="P124" style:family="paragraph" style:parent-style-name="Text_20_body" style:list-style-name="L51">
      <loext:graphic-properties draw:fill="solid" draw:fill-color="#fda978"/>
      <style:paragraph-properties fo:background-color="#fda978"/>
    </style:style>
    <style:style style:name="P125" style:family="paragraph" style:parent-style-name="Text_20_body" style:list-style-name="L52">
      <loext:graphic-properties draw:fill="solid" draw:fill-color="#fda978"/>
      <style:paragraph-properties fo:background-color="#fda978"/>
    </style:style>
    <style:style style:name="P126" style:family="paragraph" style:parent-style-name="Heading_20_1">
      <loext:graphic-properties draw:fill="solid" draw:fill-color="#9292ff" draw:opacity="100%"/>
      <style:paragraph-properties fo:background-color="#9292ff"/>
    </style:style>
    <style:style style:name="P127" style:family="paragraph" style:parent-style-name="Heading_20_3">
      <loext:graphic-properties draw:fill="solid" draw:fill-color="#9292ff"/>
      <style:paragraph-properties fo:margin-top="0in" fo:margin-bottom="0.0972in" style:contextual-spacing="false" fo:line-height="115%" fo:background-color="#9292ff"/>
    </style:style>
    <style:style style:name="P128" style:family="paragraph" style:parent-style-name="Text_20_body" style:list-style-name="L53">
      <loext:graphic-properties draw:fill="solid" draw:fill-color="#9292ff"/>
      <style:paragraph-properties fo:background-color="#9292ff"/>
    </style:style>
    <style:style style:name="P129" style:family="paragraph" style:parent-style-name="Text_20_body" style:list-style-name="L54">
      <loext:graphic-properties draw:fill="solid" draw:fill-color="#9292ff"/>
      <style:paragraph-properties fo:background-color="#9292ff"/>
    </style:style>
    <style:style style:name="P130" style:family="paragraph" style:parent-style-name="Preformatted_20_Text" style:list-style-name="L54">
      <loext:graphic-properties draw:fill="solid" draw:fill-color="#9292ff"/>
      <style:paragraph-properties fo:margin-left="0in" fo:margin-right="0in" fo:margin-top="0in" fo:margin-bottom="0.0972in" style:contextual-spacing="false" fo:line-height="115%" fo:text-indent="0in" style:auto-text-indent="false" fo:background-color="#9292ff" style:writing-mode="lr-tb"/>
    </style:style>
    <style:style style:name="P131" style:family="paragraph" style:parent-style-name="Preformatted_20_Text" style:list-style-name="L54">
      <loext:graphic-properties draw:fill="solid" draw:fill-color="#9292ff"/>
      <style:paragraph-properties fo:margin-top="0in" fo:margin-bottom="0.0972in" style:contextual-spacing="false" fo:line-height="115%" fo:background-color="#9292ff" style:writing-mode="lr-tb"/>
    </style:style>
    <style:style style:name="P132" style:family="paragraph" style:parent-style-name="Horizontal_20_Line">
      <loext:graphic-properties draw:fill="solid" draw:fill-color="#9292ff"/>
      <style:paragraph-properties fo:margin-top="0in" fo:margin-bottom="0.0972in" style:contextual-spacing="false" fo:line-height="115%" fo:background-color="#9292ff"/>
    </style:style>
    <style:style style:name="P133" style:family="paragraph" style:parent-style-name="Heading_20_1">
      <loext:graphic-properties draw:fill="solid" draw:fill-color="#9292ff"/>
      <style:paragraph-properties fo:margin-top="0in" fo:margin-bottom="0.0972in" style:contextual-spacing="false" fo:line-height="115%" fo:background-color="#9292ff"/>
    </style:style>
    <style:style style:name="P134" style:family="paragraph" style:parent-style-name="Text_20_body" style:list-style-name="L55">
      <loext:graphic-properties draw:fill="solid" draw:fill-color="#9292ff"/>
      <style:paragraph-properties fo:background-color="#9292ff"/>
    </style:style>
    <style:style style:name="P135" style:family="paragraph" style:parent-style-name="Text_20_body" style:list-style-name="L56">
      <loext:graphic-properties draw:fill="solid" draw:fill-color="#9292ff"/>
      <style:paragraph-properties fo:background-color="#9292ff"/>
    </style:style>
    <style:style style:name="P136" style:family="paragraph" style:parent-style-name="Preformatted_20_Text" style:list-style-name="L56">
      <loext:graphic-properties draw:fill="solid" draw:fill-color="#9292ff"/>
      <style:paragraph-properties fo:margin-left="0in" fo:margin-right="0in" fo:margin-top="0in" fo:margin-bottom="0.0972in" style:contextual-spacing="false" fo:line-height="115%" fo:text-indent="0in" style:auto-text-indent="false" fo:background-color="#9292ff" style:writing-mode="lr-tb"/>
    </style:style>
    <style:style style:name="P137" style:family="paragraph" style:parent-style-name="Preformatted_20_Text" style:list-style-name="L56">
      <loext:graphic-properties draw:fill="solid" draw:fill-color="#9292ff"/>
      <style:paragraph-properties fo:margin-top="0in" fo:margin-bottom="0.0972in" style:contextual-spacing="false" fo:line-height="115%" fo:background-color="#9292ff" style:writing-mode="lr-tb"/>
    </style:style>
    <style:style style:name="P138" style:family="paragraph" style:parent-style-name="Text_20_body" style:list-style-name="L57">
      <loext:graphic-properties draw:fill="solid" draw:fill-color="#9292ff"/>
      <style:paragraph-properties fo:background-color="#9292ff"/>
    </style:style>
    <style:style style:name="P139" style:family="paragraph" style:parent-style-name="Text_20_body" style:list-style-name="L58">
      <loext:graphic-properties draw:fill="solid" draw:fill-color="#9292ff"/>
      <style:paragraph-properties fo:background-color="#9292ff"/>
    </style:style>
    <style:style style:name="P140" style:family="paragraph" style:parent-style-name="Text_20_body">
      <loext:graphic-properties draw:fill="solid" draw:fill-color="#9292ff"/>
      <style:paragraph-properties fo:background-color="#9292ff"/>
    </style:style>
    <style:style style:name="P141" style:family="paragraph" style:parent-style-name="Preformatted_20_Text">
      <loext:graphic-properties draw:fill="solid" draw:fill-color="#9292ff"/>
      <style:paragraph-properties fo:margin-left="0in" fo:margin-right="0in" fo:margin-top="0in" fo:margin-bottom="0.0972in" style:contextual-spacing="false" fo:line-height="115%" fo:text-indent="0in" style:auto-text-indent="false" fo:background-color="#9292ff" style:writing-mode="lr-tb"/>
    </style:style>
    <style:style style:name="P142" style:family="paragraph" style:parent-style-name="Preformatted_20_Text">
      <loext:graphic-properties draw:fill="solid" draw:fill-color="#9292ff"/>
      <style:paragraph-properties fo:margin-top="0in" fo:margin-bottom="0.0972in" style:contextual-spacing="false" fo:line-height="115%" fo:background-color="#9292ff" style:writing-mode="lr-tb"/>
    </style:style>
    <style:style style:name="P143" style:family="paragraph" style:parent-style-name="Text_20_body" style:list-style-name="L59">
      <loext:graphic-properties draw:fill="solid" draw:fill-color="#9292ff"/>
      <style:paragraph-properties fo:background-color="#9292ff"/>
    </style:style>
    <style:style style:name="P144" style:family="paragraph" style:parent-style-name="Text_20_body" style:list-style-name="L60">
      <loext:graphic-properties draw:fill="solid" draw:fill-color="#9292ff"/>
      <style:paragraph-properties fo:background-color="#9292ff"/>
    </style:style>
    <style:style style:name="P145" style:family="paragraph" style:parent-style-name="Text_20_body">
      <loext:graphic-properties draw:fill="solid" draw:fill-color="#9292ff" draw:opacity="100%"/>
      <style:paragraph-properties fo:background-color="#9292ff"/>
    </style:style>
    <style:style style:name="P146" style:family="paragraph" style:parent-style-name="Text_20_body">
      <loext:graphic-properties draw:fill="solid" draw:fill-color="#bfbfbf" draw:opacity="100%"/>
      <style:paragraph-properties fo:background-color="#bfbfbf"/>
    </style:style>
    <style:style style:name="P147" style:family="paragraph" style:parent-style-name="Horizontal_20_Line">
      <loext:graphic-properties draw:fill="solid" draw:fill-color="#bfbfbf"/>
      <style:paragraph-properties fo:margin-top="0in" fo:margin-bottom="0.0972in" style:contextual-spacing="false" fo:line-height="115%" fo:background-color="#bfbfbf"/>
    </style:style>
    <style:style style:name="P148" style:family="paragraph" style:parent-style-name="Heading_20_1">
      <loext:graphic-properties draw:fill="solid" draw:fill-color="#bfbfbf"/>
      <style:paragraph-properties fo:margin-top="0in" fo:margin-bottom="0.0972in" style:contextual-spacing="false" fo:line-height="115%" fo:background-color="#bfbfbf"/>
    </style:style>
    <style:style style:name="P149" style:family="paragraph" style:parent-style-name="Text_20_body">
      <loext:graphic-properties draw:fill="solid" draw:fill-color="#bfbfbf"/>
      <style:paragraph-properties fo:background-color="#bfbfbf"/>
    </style:style>
    <style:style style:name="P150" style:family="paragraph" style:parent-style-name="Preformatted_20_Text">
      <loext:graphic-properties draw:fill="solid" draw:fill-color="#bfbfbf"/>
      <style:paragraph-properties fo:margin-left="0in" fo:margin-right="0in" fo:margin-top="0in" fo:margin-bottom="0.0972in" style:contextual-spacing="false" fo:line-height="115%" fo:text-indent="0in" style:auto-text-indent="false" fo:background-color="#bfbfbf" style:writing-mode="lr-tb"/>
    </style:style>
    <style:style style:name="P151" style:family="paragraph" style:parent-style-name="Preformatted_20_Text">
      <loext:graphic-properties draw:fill="solid" draw:fill-color="#bfbfbf"/>
      <style:paragraph-properties fo:margin-top="0in" fo:margin-bottom="0.0972in" style:contextual-spacing="false" fo:line-height="115%" fo:background-color="#bfbfbf" style:writing-mode="lr-tb"/>
    </style:style>
    <style:style style:name="P152" style:family="paragraph" style:parent-style-name="Heading_20_3">
      <loext:graphic-properties draw:fill="solid" draw:fill-color="#bfbfbf"/>
      <style:paragraph-properties fo:margin-top="0in" fo:margin-bottom="0.0972in" style:contextual-spacing="false" fo:line-height="115%" fo:background-color="#bfbfbf"/>
    </style:style>
    <style:style style:name="P153" style:family="paragraph" style:parent-style-name="Text_20_body" style:list-style-name="L61">
      <loext:graphic-properties draw:fill="solid" draw:fill-color="#bfbfbf"/>
      <style:paragraph-properties fo:background-color="#bfbfbf"/>
    </style:style>
    <style:style style:name="P154" style:family="paragraph" style:parent-style-name="Text_20_body" style:list-style-name="L62">
      <loext:graphic-properties draw:fill="solid" draw:fill-color="#bfbfbf"/>
      <style:paragraph-properties fo:background-color="#bfbfbf"/>
    </style:style>
    <style:style style:name="P155" style:family="paragraph" style:parent-style-name="Text_20_body" style:list-style-name="L63">
      <loext:graphic-properties draw:fill="solid" draw:fill-color="#bfbfbf"/>
      <style:paragraph-properties fo:background-color="#bfbfbf"/>
    </style:style>
    <style:style style:name="P156" style:family="paragraph" style:parent-style-name="Text_20_body" style:list-style-name="L64">
      <loext:graphic-properties draw:fill="solid" draw:fill-color="#bfbfbf"/>
      <style:paragraph-properties fo:background-color="#bfbfbf"/>
    </style:style>
    <style:style style:name="P157" style:family="paragraph" style:parent-style-name="Text_20_body" style:list-style-name="L65">
      <loext:graphic-properties draw:fill="solid" draw:fill-color="#bfbfbf"/>
      <style:paragraph-properties fo:background-color="#bfbfbf"/>
    </style:style>
    <style:style style:name="P158" style:family="paragraph" style:parent-style-name="Text_20_body" style:list-style-name="L66">
      <loext:graphic-properties draw:fill="solid" draw:fill-color="#bfbfbf"/>
      <style:paragraph-properties fo:background-color="#bfbfbf"/>
    </style:style>
    <style:style style:name="P159" style:family="paragraph" style:parent-style-name="Text_20_body" style:list-style-name="L67">
      <loext:graphic-properties draw:fill="solid" draw:fill-color="#bfbfbf"/>
      <style:paragraph-properties fo:background-color="#bfbfbf"/>
    </style:style>
    <style:style style:name="P160" style:family="paragraph" style:parent-style-name="Text_20_body" style:list-style-name="L68">
      <loext:graphic-properties draw:fill="solid" draw:fill-color="#bfbfbf"/>
      <style:paragraph-properties fo:background-color="#bfbfbf"/>
    </style:style>
    <style:style style:name="P161" style:family="paragraph" style:parent-style-name="Text_20_body" style:list-style-name="L69">
      <loext:graphic-properties draw:fill="solid" draw:fill-color="#bfbfbf"/>
      <style:paragraph-properties fo:background-color="#bfbfbf"/>
    </style:style>
    <style:style style:name="P162" style:family="paragraph" style:parent-style-name="Text_20_body" style:list-style-name="L70">
      <loext:graphic-properties draw:fill="solid" draw:fill-color="#bfbfbf"/>
      <style:paragraph-properties fo:background-color="#bfbfbf"/>
    </style:style>
    <style:style style:name="P163" style:family="paragraph" style:parent-style-name="Text_20_body" style:list-style-name="L71">
      <loext:graphic-properties draw:fill="solid" draw:fill-color="#bfbfbf"/>
      <style:paragraph-properties fo:background-color="#bfbfbf"/>
    </style:style>
    <style:style style:name="P164" style:family="paragraph" style:parent-style-name="Text_20_body" style:list-style-name="L72">
      <loext:graphic-properties draw:fill="solid" draw:fill-color="#bfbfbf"/>
      <style:paragraph-properties fo:background-color="#bfbfbf"/>
    </style:style>
    <style:style style:name="P165" style:family="paragraph" style:parent-style-name="Heading_20_1">
      <loext:graphic-properties draw:fill="solid" draw:fill-color="#bfbfbf" draw:opacity="100%"/>
      <style:paragraph-properties fo:background-color="#bfbfbf"/>
    </style:style>
    <style:style style:name="P166" style:family="paragraph" style:parent-style-name="Text_20_body" style:list-style-name="L73">
      <loext:graphic-properties draw:fill="solid" draw:fill-color="#bfbfbf"/>
      <style:paragraph-properties fo:background-color="#bfbfbf"/>
    </style:style>
    <style:style style:name="P167" style:family="paragraph" style:parent-style-name="Text_20_body" style:list-style-name="L74">
      <loext:graphic-properties draw:fill="solid" draw:fill-color="#bfbfbf"/>
      <style:paragraph-properties fo:background-color="#bfbfbf"/>
    </style:style>
    <style:style style:name="P168" style:family="paragraph" style:parent-style-name="Quotations">
      <loext:graphic-properties draw:fill="solid" draw:fill-color="#bfbfbf"/>
      <style:paragraph-properties fo:margin-top="0in" fo:margin-bottom="0.0972in" style:contextual-spacing="false" fo:line-height="115%" fo:background-color="#bfbfbf"/>
    </style:style>
    <style:style style:name="P169" style:family="paragraph" style:parent-style-name="Text_20_body" style:list-style-name="L75">
      <loext:graphic-properties draw:fill="solid" draw:fill-color="#bfbfbf"/>
      <style:paragraph-properties fo:background-color="#bfbfbf"/>
    </style:style>
    <style:style style:name="P170" style:family="paragraph" style:parent-style-name="Text_20_body">
      <loext:graphic-properties draw:fill="solid" draw:fill-color="#bfbfbf"/>
      <style:paragraph-properties fo:margin-left="0in" fo:margin-right="0in" fo:margin-top="0in" fo:margin-bottom="0in" style:contextual-spacing="false" fo:text-indent="0in" style:auto-text-indent="false" fo:background-color="#bfbfbf"/>
    </style:style>
    <style:style style:name="P171" style:family="paragraph" style:parent-style-name="Text_20_body">
      <loext:graphic-properties draw:fill="solid" draw:fill-color="#fb7e34" draw:opacity="100%"/>
      <style:paragraph-properties fo:background-color="#fb7e34"/>
    </style:style>
    <style:style style:name="P172" style:family="paragraph" style:parent-style-name="Text_20_body">
      <loext:graphic-properties draw:fill="solid" draw:fill-color="#fb7e34"/>
      <style:paragraph-properties fo:background-color="#fb7e34"/>
    </style:style>
    <style:style style:name="P173" style:family="paragraph" style:parent-style-name="Horizontal_20_Line">
      <loext:graphic-properties draw:fill="solid" draw:fill-color="#fb7e34"/>
      <style:paragraph-properties fo:margin-top="0in" fo:margin-bottom="0.0972in" style:contextual-spacing="false" fo:line-height="115%" fo:background-color="#fb7e34"/>
    </style:style>
    <style:style style:name="P174" style:family="paragraph" style:parent-style-name="Heading_20_1">
      <loext:graphic-properties draw:fill="solid" draw:fill-color="#fb7e34"/>
      <style:paragraph-properties fo:margin-top="0in" fo:margin-bottom="0.0972in" style:contextual-spacing="false" fo:line-height="115%" fo:background-color="#fb7e34"/>
    </style:style>
    <style:style style:name="P175" style:family="paragraph" style:parent-style-name="Heading_20_3">
      <loext:graphic-properties draw:fill="solid" draw:fill-color="#fb7e34"/>
      <style:paragraph-properties fo:margin-top="0in" fo:margin-bottom="0.0972in" style:contextual-spacing="false" fo:line-height="115%" fo:background-color="#fb7e34"/>
    </style:style>
    <style:style style:name="P176" style:family="paragraph" style:parent-style-name="Text_20_body" style:list-style-name="L76">
      <loext:graphic-properties draw:fill="solid" draw:fill-color="#fb7e34"/>
      <style:paragraph-properties fo:background-color="#fb7e34"/>
    </style:style>
    <style:style style:name="P177" style:family="paragraph" style:parent-style-name="Quotations">
      <loext:graphic-properties draw:fill="solid" draw:fill-color="#fb7e34"/>
      <style:paragraph-properties fo:margin-top="0in" fo:margin-bottom="0.0972in" style:contextual-spacing="false" fo:line-height="115%" fo:background-color="#fb7e34"/>
    </style:style>
    <style:style style:name="P178" style:family="paragraph" style:parent-style-name="Text_20_body" style:list-style-name="L77">
      <loext:graphic-properties draw:fill="solid" draw:fill-color="#fb7e34"/>
      <style:paragraph-properties fo:background-color="#fb7e34"/>
    </style:style>
    <style:style style:name="P179" style:family="paragraph" style:parent-style-name="Text_20_body" style:list-style-name="L78">
      <loext:graphic-properties draw:fill="solid" draw:fill-color="#fb7e34"/>
      <style:paragraph-properties fo:background-color="#fb7e34"/>
    </style:style>
    <style:style style:name="P180" style:family="paragraph" style:parent-style-name="Text_20_body" style:list-style-name="L79">
      <loext:graphic-properties draw:fill="solid" draw:fill-color="#fb7e34"/>
      <style:paragraph-properties fo:background-color="#fb7e34"/>
    </style:style>
    <style:style style:name="P181" style:family="paragraph" style:parent-style-name="Preformatted_20_Text">
      <loext:graphic-properties draw:fill="solid" draw:fill-color="#fb7e34"/>
      <style:paragraph-properties fo:margin-left="0in" fo:margin-right="0in" fo:margin-top="0in" fo:margin-bottom="0.0972in" style:contextual-spacing="false" fo:line-height="115%" fo:text-indent="0in" style:auto-text-indent="false" fo:background-color="#fb7e34" style:writing-mode="lr-tb"/>
    </style:style>
    <style:style style:name="P182" style:family="paragraph" style:parent-style-name="Table_20_Contents">
      <style:text-properties fo:font-size="2pt" style:font-size-asian="2pt" style:font-size-complex="2pt"/>
    </style:style>
    <style:style style:name="P183" style:family="paragraph" style:parent-style-name="Text_20_body">
      <loext:graphic-properties draw:fill="solid" draw:fill-color="#78ccfd" draw:opacity="100%"/>
      <style:paragraph-properties fo:background-color="#78ccfd"/>
    </style:style>
    <style:style style:name="P184" style:family="paragraph" style:parent-style-name="Preformatted_20_Text">
      <loext:graphic-properties draw:fill="solid" draw:fill-color="#78ccfd"/>
      <style:paragraph-properties fo:margin-left="0in" fo:margin-right="0in" fo:margin-top="0in" fo:margin-bottom="0.0972in" style:contextual-spacing="false" fo:line-height="115%" fo:text-indent="0in" style:auto-text-indent="false" fo:background-color="#78ccfd" style:writing-mode="lr-tb"/>
    </style:style>
    <style:style style:name="P185" style:family="paragraph" style:parent-style-name="Text_20_body">
      <loext:graphic-properties draw:fill="solid" draw:fill-color="#78ccfd"/>
      <style:paragraph-properties fo:background-color="#78ccfd"/>
    </style:style>
    <style:style style:name="P186" style:family="paragraph" style:parent-style-name="Heading_20_3">
      <loext:graphic-properties draw:fill="solid" draw:fill-color="#78ccfd"/>
      <style:paragraph-properties fo:margin-top="0in" fo:margin-bottom="0.0972in" style:contextual-spacing="false" fo:line-height="115%" fo:background-color="#78ccfd"/>
    </style:style>
    <style:style style:name="P187" style:family="paragraph" style:parent-style-name="Horizontal_20_Line">
      <loext:graphic-properties draw:fill="solid" draw:fill-color="#78ccfd"/>
      <style:paragraph-properties fo:margin-top="0in" fo:margin-bottom="0.0972in" style:contextual-spacing="false" fo:line-height="115%" fo:background-color="#78ccfd"/>
    </style:style>
    <style:style style:name="P188" style:family="paragraph" style:parent-style-name="Heading_20_1">
      <loext:graphic-properties draw:fill="solid" draw:fill-color="#78ccfd"/>
      <style:paragraph-properties fo:margin-top="0in" fo:margin-bottom="0.0972in" style:contextual-spacing="false" fo:line-height="115%" fo:background-color="#78ccfd"/>
    </style:style>
    <style:style style:name="P189" style:family="paragraph" style:parent-style-name="Preformatted_20_Text">
      <loext:graphic-properties draw:fill="solid" draw:fill-color="#78ccfd"/>
      <style:paragraph-properties fo:margin-top="0in" fo:margin-bottom="0.0972in" style:contextual-spacing="false" fo:line-height="115%" fo:background-color="#78ccfd" style:writing-mode="lr-tb"/>
    </style:style>
    <style:style style:name="P190" style:family="paragraph" style:parent-style-name="Text_20_body" style:list-style-name="L80">
      <loext:graphic-properties draw:fill="solid" draw:fill-color="#78ccfd"/>
      <style:paragraph-properties fo:background-color="#78ccfd"/>
    </style:style>
    <style:style style:name="P191" style:family="paragraph" style:parent-style-name="Text_20_body" style:list-style-name="L81">
      <loext:graphic-properties draw:fill="solid" draw:fill-color="#78ccfd"/>
      <style:paragraph-properties fo:background-color="#78ccfd"/>
    </style:style>
    <style:style style:name="P192" style:family="paragraph" style:parent-style-name="Text_20_body" style:list-style-name="L82">
      <loext:graphic-properties draw:fill="solid" draw:fill-color="#78ccfd"/>
      <style:paragraph-properties fo:background-color="#78ccfd"/>
    </style:style>
    <style:style style:name="P193" style:family="paragraph" style:parent-style-name="Text_20_body" style:list-style-name="L83">
      <loext:graphic-properties draw:fill="solid" draw:fill-color="#78ccfd"/>
      <style:paragraph-properties fo:background-color="#78ccfd"/>
    </style:style>
    <style:style style:name="P194" style:family="paragraph" style:parent-style-name="Quotations">
      <loext:graphic-properties draw:fill="solid" draw:fill-color="#78ccfd"/>
      <style:paragraph-properties fo:margin-top="0in" fo:margin-bottom="0.0972in" style:contextual-spacing="false" fo:line-height="115%" fo:background-color="#78ccfd"/>
    </style:style>
    <style:style style:name="P195" style:family="paragraph" style:parent-style-name="Heading_20_1">
      <loext:graphic-properties draw:fill="solid" draw:fill-color="#808080" draw:opacity="100%"/>
      <style:paragraph-properties fo:background-color="#808080"/>
    </style:style>
    <style:style style:name="P196" style:family="paragraph" style:parent-style-name="Text_20_body">
      <loext:graphic-properties draw:fill="solid" draw:fill-color="#808080"/>
      <style:paragraph-properties fo:background-color="#808080"/>
    </style:style>
    <style:style style:name="P197" style:family="paragraph" style:parent-style-name="Preformatted_20_Text">
      <loext:graphic-properties draw:fill="solid" draw:fill-color="#808080"/>
      <style:paragraph-properties fo:margin-left="0in" fo:margin-right="0in" fo:margin-top="0in" fo:margin-bottom="0.0972in" style:contextual-spacing="false" fo:line-height="115%" fo:text-indent="0in" style:auto-text-indent="false" fo:background-color="#808080" style:writing-mode="lr-tb"/>
    </style:style>
    <style:style style:name="P198" style:family="paragraph" style:parent-style-name="Preformatted_20_Text">
      <loext:graphic-properties draw:fill="solid" draw:fill-color="#808080"/>
      <style:paragraph-properties fo:margin-top="0in" fo:margin-bottom="0.0972in" style:contextual-spacing="false" fo:line-height="115%" fo:background-color="#808080" style:writing-mode="lr-tb"/>
    </style:style>
    <style:style style:name="P199" style:family="paragraph" style:parent-style-name="Horizontal_20_Line">
      <loext:graphic-properties draw:fill="solid" draw:fill-color="#808080"/>
      <style:paragraph-properties fo:margin-top="0in" fo:margin-bottom="0.0972in" style:contextual-spacing="false" fo:line-height="115%" fo:background-color="#808080"/>
    </style:style>
    <style:style style:name="P200" style:family="paragraph" style:parent-style-name="Heading_20_1">
      <loext:graphic-properties draw:fill="solid" draw:fill-color="#808080"/>
      <style:paragraph-properties fo:margin-top="0in" fo:margin-bottom="0.0972in" style:contextual-spacing="false" fo:line-height="115%" fo:background-color="#808080"/>
    </style:style>
    <style:style style:name="P201" style:family="paragraph" style:parent-style-name="Text_20_body" style:list-style-name="L84">
      <loext:graphic-properties draw:fill="solid" draw:fill-color="#808080"/>
      <style:paragraph-properties fo:background-color="#808080"/>
    </style:style>
    <style:style style:name="P202" style:family="paragraph" style:parent-style-name="Text_20_body" style:list-style-name="L85">
      <loext:graphic-properties draw:fill="solid" draw:fill-color="#808080"/>
      <style:paragraph-properties fo:background-color="#808080"/>
    </style:style>
    <style:style style:name="P203" style:family="paragraph" style:parent-style-name="Quotations">
      <loext:graphic-properties draw:fill="solid" draw:fill-color="#808080"/>
      <style:paragraph-properties fo:margin-top="0in" fo:margin-bottom="0.0972in" style:contextual-spacing="false" fo:line-height="115%" fo:background-color="#808080"/>
    </style:style>
    <style:style style:name="P204" style:family="paragraph" style:parent-style-name="Heading_20_3">
      <loext:graphic-properties draw:fill="solid" draw:fill-color="#808080"/>
      <style:paragraph-properties fo:margin-top="0in" fo:margin-bottom="0.0972in" style:contextual-spacing="false" fo:line-height="115%" fo:background-color="#808080"/>
    </style:style>
    <style:style style:name="P205" style:family="paragraph" style:parent-style-name="Text_20_body">
      <loext:graphic-properties draw:fill="solid" draw:fill-color="#808080"/>
      <style:paragraph-properties fo:margin-top="0in" fo:margin-bottom="0.0972in" style:contextual-spacing="false" fo:line-height="115%" fo:background-color="#808080"/>
    </style:style>
    <style:style style:name="P206" style:family="paragraph" style:parent-style-name="Text_20_body">
      <loext:graphic-properties draw:fill="solid" draw:fill-color="#808080" draw:opacity="100%"/>
      <style:paragraph-properties fo:background-color="#808080"/>
    </style:style>
    <style:style style:name="P207" style:family="paragraph" style:parent-style-name="Horizontal_20_Line">
      <loext:graphic-properties draw:fill="solid" draw:fill-color="#fda978" draw:opacity="100%"/>
      <style:paragraph-properties fo:background-color="#fda978"/>
    </style:style>
    <style:style style:name="P208" style:family="paragraph" style:parent-style-name="Text_20_body" style:list-style-name="L86">
      <loext:graphic-properties draw:fill="solid" draw:fill-color="#fda978"/>
      <style:paragraph-properties fo:background-color="#fda978"/>
    </style:style>
    <style:style style:name="P209" style:family="paragraph" style:parent-style-name="Horizontal_20_Line">
      <loext:graphic-properties draw:fill="solid" draw:fill-color="#f5bbfe" draw:opacity="100%"/>
      <style:paragraph-properties fo:background-color="#f5bbfe"/>
    </style:style>
    <style:style style:name="P210" style:family="paragraph" style:parent-style-name="Heading_20_1">
      <loext:graphic-properties draw:fill="solid" draw:fill-color="#f5bbfe"/>
      <style:paragraph-properties fo:margin-top="0in" fo:margin-bottom="0.0972in" style:contextual-spacing="false" fo:line-height="115%" fo:background-color="#f5bbfe"/>
    </style:style>
    <style:style style:name="P211" style:family="paragraph" style:parent-style-name="Text_20_body">
      <loext:graphic-properties draw:fill="solid" draw:fill-color="#f5bbfe"/>
      <style:paragraph-properties fo:background-color="#f5bbfe"/>
    </style:style>
    <style:style style:name="P212" style:family="paragraph" style:parent-style-name="Text_20_body" style:list-style-name="L87">
      <loext:graphic-properties draw:fill="solid" draw:fill-color="#f5bbfe"/>
      <style:paragraph-properties fo:background-color="#f5bbfe"/>
    </style:style>
    <style:style style:name="P213" style:family="paragraph" style:parent-style-name="Horizontal_20_Line">
      <loext:graphic-properties draw:fill="solid" draw:fill-color="#f5bbfe"/>
      <style:paragraph-properties fo:margin-top="0in" fo:margin-bottom="0.0972in" style:contextual-spacing="false" fo:line-height="115%" fo:background-color="#f5bbfe"/>
    </style:style>
    <style:style style:name="P214" style:family="paragraph" style:parent-style-name="Heading_20_3">
      <loext:graphic-properties draw:fill="solid" draw:fill-color="#f5bbfe"/>
      <style:paragraph-properties fo:margin-top="0in" fo:margin-bottom="0.0972in" style:contextual-spacing="false" fo:line-height="115%" fo:background-color="#f5bbfe"/>
    </style:style>
    <style:style style:name="P215" style:family="paragraph" style:parent-style-name="Preformatted_20_Text">
      <loext:graphic-properties draw:fill="solid" draw:fill-color="#f5bbfe"/>
      <style:paragraph-properties fo:margin-left="0in" fo:margin-right="0in" fo:margin-top="0in" fo:margin-bottom="0.0972in" style:contextual-spacing="false" fo:line-height="115%" fo:text-indent="0in" style:auto-text-indent="false" fo:background-color="#f5bbfe" style:writing-mode="lr-tb"/>
    </style:style>
    <style:style style:name="P216" style:family="paragraph" style:parent-style-name="Preformatted_20_Text">
      <loext:graphic-properties draw:fill="solid" draw:fill-color="#f5bbfe"/>
      <style:paragraph-properties fo:margin-top="0in" fo:margin-bottom="0.0972in" style:contextual-spacing="false" fo:line-height="115%" fo:background-color="#f5bbfe" style:writing-mode="lr-tb"/>
    </style:style>
    <style:style style:name="P217" style:family="paragraph" style:parent-style-name="Heading_20_2">
      <loext:graphic-properties draw:fill="solid" draw:fill-color="#f5bbfe"/>
      <style:paragraph-properties fo:margin-top="0in" fo:margin-bottom="0.0972in" style:contextual-spacing="false" fo:line-height="115%" fo:background-color="#f5bbfe"/>
    </style:style>
    <style:style style:name="P218" style:family="paragraph" style:parent-style-name="Text_20_body">
      <loext:graphic-properties draw:fill="solid" draw:fill-color="#f5bbfe" draw:opacity="100%"/>
      <style:paragraph-properties fo:background-color="#f5bbfe"/>
    </style:style>
    <style:style style:name="P219" style:family="paragraph" style:parent-style-name="Heading_20_2">
      <loext:graphic-properties draw:fill="solid" draw:fill-color="#fff1c1" draw:opacity="100%"/>
      <style:paragraph-properties fo:background-color="#fff1c1"/>
    </style:style>
    <style:style style:name="P220" style:family="paragraph" style:parent-style-name="Text_20_body" style:list-style-name="L88">
      <loext:graphic-properties draw:fill="solid" draw:fill-color="#fff1c1"/>
      <style:paragraph-properties fo:background-color="#fff1c1"/>
    </style:style>
    <style:style style:name="P221" style:family="paragraph" style:parent-style-name="Text_20_body">
      <loext:graphic-properties draw:fill="solid" draw:fill-color="#fff1c1"/>
      <style:paragraph-properties fo:background-color="#fff1c1"/>
    </style:style>
    <style:style style:name="P222" style:family="paragraph" style:parent-style-name="Text_20_body" style:list-style-name="L89">
      <loext:graphic-properties draw:fill="solid" draw:fill-color="#fff1c1"/>
      <style:paragraph-properties fo:background-color="#fff1c1"/>
    </style:style>
    <style:style style:name="P223" style:family="paragraph" style:parent-style-name="Horizontal_20_Line">
      <loext:graphic-properties draw:fill="solid" draw:fill-color="#fff1c1"/>
      <style:paragraph-properties fo:margin-top="0in" fo:margin-bottom="0.0972in" style:contextual-spacing="false" fo:line-height="115%" fo:background-color="#fff1c1"/>
    </style:style>
    <style:style style:name="P224" style:family="paragraph" style:parent-style-name="Heading_20_2">
      <loext:graphic-properties draw:fill="solid" draw:fill-color="#fff1c1"/>
      <style:paragraph-properties fo:margin-top="0in" fo:margin-bottom="0.0972in" style:contextual-spacing="false" fo:line-height="115%" fo:background-color="#fff1c1"/>
    </style:style>
    <style:style style:name="P225" style:family="paragraph" style:parent-style-name="Heading_20_3">
      <loext:graphic-properties draw:fill="solid" draw:fill-color="#fff1c1"/>
      <style:paragraph-properties fo:margin-top="0in" fo:margin-bottom="0.0972in" style:contextual-spacing="false" fo:line-height="115%" fo:background-color="#fff1c1"/>
    </style:style>
    <style:style style:name="P226" style:family="paragraph" style:parent-style-name="Text_20_body" style:list-style-name="L90">
      <loext:graphic-properties draw:fill="solid" draw:fill-color="#fff1c1"/>
      <style:paragraph-properties fo:background-color="#fff1c1"/>
    </style:style>
    <style:style style:name="P227" style:family="paragraph" style:parent-style-name="Preformatted_20_Text" style:list-style-name="L90">
      <loext:graphic-properties draw:fill="solid" draw:fill-color="#fff1c1"/>
      <style:paragraph-properties fo:margin-left="0in" fo:margin-right="0in" fo:margin-top="0in" fo:margin-bottom="0.0972in" style:contextual-spacing="false" fo:line-height="115%" fo:text-indent="0in" style:auto-text-indent="false" fo:background-color="#fff1c1" style:writing-mode="lr-tb"/>
    </style:style>
    <style:style style:name="P228" style:family="paragraph" style:parent-style-name="Preformatted_20_Text" style:list-style-name="L90">
      <loext:graphic-properties draw:fill="solid" draw:fill-color="#fff1c1"/>
      <style:paragraph-properties fo:margin-top="0in" fo:margin-bottom="0.0972in" style:contextual-spacing="false" fo:line-height="115%" fo:background-color="#fff1c1" style:writing-mode="lr-tb"/>
    </style:style>
    <style:style style:name="P229" style:family="paragraph" style:parent-style-name="Text_20_body" style:list-style-name="L91">
      <loext:graphic-properties draw:fill="solid" draw:fill-color="#fff1c1"/>
      <style:paragraph-properties fo:background-color="#fff1c1"/>
    </style:style>
    <style:style style:name="P230" style:family="paragraph" style:parent-style-name="Preformatted_20_Text">
      <loext:graphic-properties draw:fill="solid" draw:fill-color="#fff1c1"/>
      <style:paragraph-properties fo:margin-left="0in" fo:margin-right="0in" fo:margin-top="0in" fo:margin-bottom="0.0972in" style:contextual-spacing="false" fo:line-height="115%" fo:text-indent="0in" style:auto-text-indent="false" fo:background-color="#fff1c1" style:writing-mode="lr-tb"/>
    </style:style>
    <style:style style:name="P231" style:family="paragraph" style:parent-style-name="Preformatted_20_Text">
      <loext:graphic-properties draw:fill="solid" draw:fill-color="#fff1c1"/>
      <style:paragraph-properties fo:margin-top="0in" fo:margin-bottom="0.0972in" style:contextual-spacing="false" fo:line-height="115%" fo:background-color="#fff1c1" style:writing-mode="lr-tb"/>
    </style:style>
    <style:style style:name="P232" style:family="paragraph" style:parent-style-name="Heading_20_1">
      <loext:graphic-properties draw:fill="solid" draw:fill-color="#fff1c1" draw:opacity="100%"/>
      <style:paragraph-properties fo:background-color="#fff1c1"/>
    </style:style>
    <style:style style:name="P233" style:family="paragraph" style:parent-style-name="Text_20_body" style:list-style-name="L92">
      <loext:graphic-properties draw:fill="solid" draw:fill-color="#fff1c1"/>
      <style:paragraph-properties fo:background-color="#fff1c1"/>
    </style:style>
    <style:style style:name="P234" style:family="paragraph" style:parent-style-name="Heading_20_1" style:list-style-name="L1">
      <loext:graphic-properties draw:fill="solid" draw:fill-color="#f19f9e" draw:opacity="100%"/>
      <style:paragraph-properties fo:background-color="#f19f9e"/>
    </style:style>
    <style:style style:name="P235" style:family="paragraph" style:parent-style-name="Text_20_body">
      <loext:graphic-properties draw:fill="solid" draw:fill-color="#f19f9e"/>
      <style:paragraph-properties fo:background-color="#f19f9e"/>
    </style:style>
    <style:style style:name="P236" style:family="paragraph" style:parent-style-name="Text_20_body" style:list-style-name="L93">
      <loext:graphic-properties draw:fill="solid" draw:fill-color="#f19f9e"/>
      <style:paragraph-properties fo:background-color="#f19f9e"/>
    </style:style>
    <style:style style:name="P237" style:family="paragraph" style:parent-style-name="Horizontal_20_Line">
      <loext:graphic-properties draw:fill="solid" draw:fill-color="#f19f9e"/>
      <style:paragraph-properties fo:margin-top="0in" fo:margin-bottom="0.0972in" style:contextual-spacing="false" fo:line-height="115%" fo:background-color="#f19f9e"/>
    </style:style>
    <style:style style:name="P238" style:family="paragraph" style:parent-style-name="Heading_20_1">
      <loext:graphic-properties draw:fill="solid" draw:fill-color="#f19f9e"/>
      <style:paragraph-properties fo:margin-top="0in" fo:margin-bottom="0.0972in" style:contextual-spacing="false" fo:line-height="115%" fo:background-color="#f19f9e"/>
    </style:style>
    <style:style style:name="P239" style:family="paragraph" style:parent-style-name="Heading_20_3">
      <loext:graphic-properties draw:fill="solid" draw:fill-color="#f19f9e"/>
      <style:paragraph-properties fo:margin-top="0in" fo:margin-bottom="0.0972in" style:contextual-spacing="false" fo:line-height="115%" fo:background-color="#f19f9e"/>
    </style:style>
    <style:style style:name="P240" style:family="paragraph" style:parent-style-name="Text_20_body" style:list-style-name="L94">
      <loext:graphic-properties draw:fill="solid" draw:fill-color="#f19f9e"/>
      <style:paragraph-properties fo:background-color="#f19f9e"/>
    </style:style>
    <style:style style:name="P241" style:family="paragraph" style:parent-style-name="Preformatted_20_Text">
      <loext:graphic-properties draw:fill="solid" draw:fill-color="#f19f9e"/>
      <style:paragraph-properties fo:margin-left="0in" fo:margin-right="0in" fo:margin-top="0in" fo:margin-bottom="0.0972in" style:contextual-spacing="false" fo:line-height="115%" fo:text-indent="0in" style:auto-text-indent="false" fo:background-color="#f19f9e" style:writing-mode="lr-tb"/>
    </style:style>
    <style:style style:name="P242" style:family="paragraph" style:parent-style-name="Preformatted_20_Text">
      <loext:graphic-properties draw:fill="solid" draw:fill-color="#f19f9e"/>
      <style:paragraph-properties fo:margin-top="0in" fo:margin-bottom="0.0972in" style:contextual-spacing="false" fo:line-height="115%" fo:background-color="#f19f9e" style:writing-mode="lr-tb"/>
    </style:style>
    <style:style style:name="P243" style:family="paragraph" style:parent-style-name="Text_20_body" style:list-style-name="L95">
      <loext:graphic-properties draw:fill="solid" draw:fill-color="#f19f9e"/>
      <style:paragraph-properties fo:background-color="#f19f9e"/>
    </style:style>
    <style:style style:name="P244" style:family="paragraph" style:parent-style-name="Text_20_body" style:list-style-name="L96">
      <loext:graphic-properties draw:fill="solid" draw:fill-color="#f19f9e"/>
      <style:paragraph-properties fo:background-color="#f19f9e"/>
    </style:style>
    <style:style style:name="P245" style:family="paragraph" style:parent-style-name="Text_20_body" style:list-style-name="L97">
      <loext:graphic-properties draw:fill="solid" draw:fill-color="#f19f9e"/>
      <style:paragraph-properties fo:background-color="#f19f9e"/>
    </style:style>
    <style:style style:name="P246" style:family="paragraph" style:parent-style-name="Text_20_body" style:list-style-name="L98">
      <loext:graphic-properties draw:fill="solid" draw:fill-color="#f19f9e"/>
      <style:paragraph-properties fo:background-color="#f19f9e"/>
    </style:style>
    <style:style style:name="P247" style:family="paragraph" style:parent-style-name="Text_20_body" style:list-style-name="L99">
      <loext:graphic-properties draw:fill="solid" draw:fill-color="#f19f9e"/>
      <style:paragraph-properties fo:background-color="#f19f9e"/>
    </style:style>
    <style:style style:name="P248" style:family="paragraph" style:parent-style-name="Heading_20_1">
      <loext:graphic-properties draw:fill="solid" draw:fill-color="#f19f9e" draw:opacity="100%"/>
      <style:paragraph-properties fo:margin-top="0in" fo:margin-bottom="0.0972in" style:contextual-spacing="false" fo:line-height="115%" fo:background-color="#f19f9e"/>
    </style:style>
    <style:style style:name="P249" style:family="paragraph" style:parent-style-name="Table_20_Heading">
      <loext:graphic-properties draw:fill="solid" draw:fill-color="#f19f9e" draw:opacity="100%"/>
      <style:paragraph-properties fo:background-color="#f19f9e"/>
    </style:style>
    <style:style style:name="P250" style:family="paragraph" style:parent-style-name="Table_20_Contents">
      <loext:graphic-properties draw:fill="solid" draw:fill-color="#f19f9e" draw:opacity="100%"/>
      <style:paragraph-properties fo:background-color="#f19f9e"/>
    </style:style>
    <style:style style:name="P251" style:family="paragraph" style:parent-style-name="Table_20_Contents">
      <loext:graphic-properties draw:fill="solid" draw:fill-color="#f19f9e" draw:opacity="100%"/>
      <style:paragraph-properties fo:background-color="#f19f9e"/>
      <style:text-properties fo:font-size="2pt" style:font-size-asian="2pt" style:font-size-complex="2pt"/>
    </style:style>
    <style:style style:name="P252" style:family="paragraph" style:parent-style-name="Horizontal_20_Line">
      <loext:graphic-properties draw:fill="solid" draw:fill-color="#f19f9e" draw:opacity="100%"/>
      <style:paragraph-properties fo:margin-top="0in" fo:margin-bottom="0.0972in" style:contextual-spacing="false" fo:line-height="115%" fo:background-color="#f19f9e"/>
    </style:style>
    <style:style style:name="P253" style:family="paragraph" style:parent-style-name="Text_20_body">
      <loext:graphic-properties draw:fill="solid" draw:fill-color="#f19f9e" draw:opacity="100%"/>
      <style:paragraph-properties fo:background-color="#f19f9e"/>
    </style:style>
    <style:style style:name="P254" style:family="paragraph" style:parent-style-name="Text_20_body" style:list-style-name="L100"/>
    <style:style style:name="P255" style:family="paragraph" style:parent-style-name="Heading_20_1">
      <loext:graphic-properties draw:fill="solid" draw:fill-color="#d9d9d9" draw:opacity="100%"/>
      <style:paragraph-properties fo:background-color="#d9d9d9"/>
    </style:style>
    <style:style style:name="P256" style:family="paragraph" style:parent-style-name="Text_20_body">
      <loext:graphic-properties draw:fill="solid" draw:fill-color="#d9d9d9"/>
      <style:paragraph-properties fo:background-color="#d9d9d9"/>
    </style:style>
    <style:style style:name="P257" style:family="paragraph" style:parent-style-name="Text_20_body" style:list-style-name="L101">
      <loext:graphic-properties draw:fill="solid" draw:fill-color="#d9d9d9"/>
      <style:paragraph-properties fo:background-color="#d9d9d9"/>
    </style:style>
    <style:style style:name="P258" style:family="paragraph" style:parent-style-name="Horizontal_20_Line">
      <loext:graphic-properties draw:fill="solid" draw:fill-color="#d9d9d9"/>
      <style:paragraph-properties fo:margin-top="0in" fo:margin-bottom="0.0972in" style:contextual-spacing="false" fo:line-height="115%" fo:background-color="#d9d9d9"/>
    </style:style>
    <style:style style:name="P259" style:family="paragraph" style:parent-style-name="Heading_20_1">
      <loext:graphic-properties draw:fill="solid" draw:fill-color="#d9d9d9"/>
      <style:paragraph-properties fo:margin-top="0in" fo:margin-bottom="0.0972in" style:contextual-spacing="false" fo:line-height="115%" fo:background-color="#d9d9d9"/>
    </style:style>
    <style:style style:name="P260" style:family="paragraph" style:parent-style-name="Text_20_body" style:list-style-name="L102">
      <loext:graphic-properties draw:fill="solid" draw:fill-color="#d9d9d9"/>
      <style:paragraph-properties fo:background-color="#d9d9d9"/>
    </style:style>
    <style:style style:name="P261" style:family="paragraph" style:parent-style-name="Text_20_body" style:list-style-name="L103">
      <loext:graphic-properties draw:fill="solid" draw:fill-color="#d9d9d9"/>
      <style:paragraph-properties fo:background-color="#d9d9d9"/>
    </style:style>
    <style:style style:name="P262" style:family="paragraph" style:parent-style-name="Preformatted_20_Text">
      <loext:graphic-properties draw:fill="solid" draw:fill-color="#d9d9d9"/>
      <style:paragraph-properties fo:margin-left="0in" fo:margin-right="0in" fo:margin-top="0in" fo:margin-bottom="0.0972in" style:contextual-spacing="false" fo:line-height="115%" fo:text-indent="0in" style:auto-text-indent="false" fo:background-color="#d9d9d9" style:writing-mode="lr-tb"/>
    </style:style>
    <style:style style:name="P263" style:family="paragraph" style:parent-style-name="Preformatted_20_Text">
      <loext:graphic-properties draw:fill="solid" draw:fill-color="#d9d9d9"/>
      <style:paragraph-properties fo:margin-top="0in" fo:margin-bottom="0.0972in" style:contextual-spacing="false" fo:line-height="115%" fo:background-color="#d9d9d9" style:writing-mode="lr-tb"/>
    </style:style>
    <style:style style:name="P264" style:family="paragraph" style:parent-style-name="Text_20_body" style:list-style-name="L104">
      <loext:graphic-properties draw:fill="solid" draw:fill-color="#d9d9d9"/>
      <style:paragraph-properties fo:background-color="#d9d9d9"/>
    </style:style>
    <style:style style:name="P265" style:family="paragraph" style:parent-style-name="Text_20_body" style:list-style-name="L105">
      <loext:graphic-properties draw:fill="solid" draw:fill-color="#d9d9d9"/>
      <style:paragraph-properties fo:background-color="#d9d9d9"/>
    </style:style>
    <style:style style:name="P266" style:family="paragraph" style:parent-style-name="Heading_20_3">
      <loext:graphic-properties draw:fill="solid" draw:fill-color="#d9d9d9"/>
      <style:paragraph-properties fo:margin-top="0in" fo:margin-bottom="0.0972in" style:contextual-spacing="false" fo:line-height="115%" fo:background-color="#d9d9d9"/>
    </style:style>
    <style:style style:name="P267" style:family="paragraph" style:parent-style-name="Text_20_body" style:list-style-name="L106">
      <loext:graphic-properties draw:fill="solid" draw:fill-color="#d9d9d9"/>
      <style:paragraph-properties fo:background-color="#d9d9d9"/>
    </style:style>
    <style:style style:name="P268" style:family="paragraph" style:parent-style-name="Text_20_body" style:list-style-name="L107">
      <loext:graphic-properties draw:fill="solid" draw:fill-color="#d9d9d9"/>
      <style:paragraph-properties fo:background-color="#d9d9d9"/>
    </style:style>
    <style:style style:name="P269" style:family="paragraph" style:parent-style-name="Text_20_body">
      <loext:graphic-properties draw:fill="solid" draw:fill-color="#d9d9d9" draw:opacity="100%"/>
      <style:paragraph-properties fo:background-color="#d9d9d9"/>
    </style:style>
    <style:style style:name="P270" style:family="paragraph" style:parent-style-name="Heading_20_1">
      <loext:graphic-properties draw:fill="solid" draw:fill-color="#c4febb" draw:opacity="100%"/>
      <style:paragraph-properties fo:background-color="#c4febb"/>
    </style:style>
    <style:style style:name="P271" style:family="paragraph" style:parent-style-name="Text_20_body" style:list-style-name="L108">
      <loext:graphic-properties draw:fill="solid" draw:fill-color="#c4febb"/>
      <style:paragraph-properties fo:background-color="#c4febb"/>
    </style:style>
    <style:style style:name="P272" style:family="paragraph" style:parent-style-name="Heading_20_1">
      <loext:graphic-properties draw:fill="solid" draw:fill-color="#c4febb"/>
      <style:paragraph-properties fo:margin-top="0in" fo:margin-bottom="0.0972in" style:contextual-spacing="false" fo:line-height="115%" fo:background-color="#c4febb"/>
    </style:style>
    <style:style style:name="P273" style:family="paragraph" style:parent-style-name="Text_20_body" style:list-style-name="L109">
      <loext:graphic-properties draw:fill="solid" draw:fill-color="#c4febb"/>
      <style:paragraph-properties fo:background-color="#c4febb"/>
    </style:style>
    <style:style style:name="P274" style:family="paragraph" style:parent-style-name="Text_20_body" style:list-style-name="L110">
      <loext:graphic-properties draw:fill="solid" draw:fill-color="#c4febb"/>
      <style:paragraph-properties fo:background-color="#c4febb"/>
    </style:style>
    <style:style style:name="P275" style:family="paragraph" style:parent-style-name="Text_20_body" style:list-style-name="L111">
      <loext:graphic-properties draw:fill="solid" draw:fill-color="#c4febb"/>
      <style:paragraph-properties fo:background-color="#c4febb"/>
    </style:style>
    <style:style style:name="P276" style:family="paragraph" style:parent-style-name="Text_20_body" style:list-style-name="L112">
      <loext:graphic-properties draw:fill="solid" draw:fill-color="#c4febb"/>
      <style:paragraph-properties fo:background-color="#c4febb"/>
    </style:style>
    <style:style style:name="P277" style:family="paragraph" style:parent-style-name="Heading_20_3">
      <loext:graphic-properties draw:fill="solid" draw:fill-color="#c4febb" draw:opacity="100%"/>
      <style:paragraph-properties fo:background-color="#c4febb"/>
    </style:style>
    <style:style style:name="P278" style:family="paragraph" style:parent-style-name="Text_20_body" style:list-style-name="L113">
      <loext:graphic-properties draw:fill="solid" draw:fill-color="#c4febb"/>
      <style:paragraph-properties fo:background-color="#c4febb"/>
    </style:style>
    <style:style style:name="P279" style:family="paragraph" style:parent-style-name="Text_20_body" style:list-style-name="L114">
      <loext:graphic-properties draw:fill="solid" draw:fill-color="#c4febb"/>
      <style:paragraph-properties fo:background-color="#c4febb"/>
    </style:style>
    <style:style style:name="P280" style:family="paragraph" style:parent-style-name="Heading_20_1">
      <loext:graphic-properties draw:fill="solid" draw:fill-color="#bbe6fe" draw:opacity="100%"/>
      <style:paragraph-properties fo:background-color="#bbe6fe"/>
    </style:style>
    <style:style style:name="P281" style:family="paragraph" style:parent-style-name="Text_20_body">
      <loext:graphic-properties draw:fill="solid" draw:fill-color="#bbe6fe"/>
      <style:paragraph-properties fo:background-color="#bbe6fe"/>
    </style:style>
    <style:style style:name="P282" style:family="paragraph" style:parent-style-name="Quotations">
      <loext:graphic-properties draw:fill="solid" draw:fill-color="#bbe6fe"/>
      <style:paragraph-properties fo:margin-top="0in" fo:margin-bottom="0.0972in" style:contextual-spacing="false" fo:line-height="115%" fo:background-color="#bbe6fe"/>
    </style:style>
    <style:style style:name="P283" style:family="paragraph" style:parent-style-name="Text_20_body" style:list-style-name="L115">
      <loext:graphic-properties draw:fill="solid" draw:fill-color="#bbe6fe"/>
      <style:paragraph-properties fo:background-color="#bbe6fe"/>
    </style:style>
    <style:style style:name="P284" style:family="paragraph" style:parent-style-name="Horizontal_20_Line">
      <loext:graphic-properties draw:fill="solid" draw:fill-color="#bbe6fe"/>
      <style:paragraph-properties fo:margin-top="0in" fo:margin-bottom="0.0972in" style:contextual-spacing="false" fo:line-height="115%" fo:background-color="#bbe6fe"/>
    </style:style>
    <style:style style:name="P285" style:family="paragraph" style:parent-style-name="Heading_20_1">
      <loext:graphic-properties draw:fill="solid" draw:fill-color="#bbe6fe"/>
      <style:paragraph-properties fo:margin-top="0in" fo:margin-bottom="0.0972in" style:contextual-spacing="false" fo:line-height="115%" fo:background-color="#bbe6fe"/>
    </style:style>
    <style:style style:name="P286" style:family="paragraph" style:parent-style-name="Heading_20_3">
      <loext:graphic-properties draw:fill="solid" draw:fill-color="#bbe6fe"/>
      <style:paragraph-properties fo:margin-top="0in" fo:margin-bottom="0.0972in" style:contextual-spacing="false" fo:line-height="115%" fo:background-color="#bbe6fe"/>
    </style:style>
    <style:style style:name="P287" style:family="paragraph" style:parent-style-name="Text_20_body" style:list-style-name="L116">
      <loext:graphic-properties draw:fill="solid" draw:fill-color="#bbe6fe"/>
      <style:paragraph-properties fo:background-color="#bbe6fe"/>
    </style:style>
    <style:style style:name="P288" style:family="paragraph" style:parent-style-name="Text_20_body" style:list-style-name="L117">
      <loext:graphic-properties draw:fill="solid" draw:fill-color="#bbe6fe"/>
      <style:paragraph-properties fo:background-color="#bbe6fe"/>
    </style:style>
    <style:style style:name="P289" style:family="paragraph" style:parent-style-name="Preformatted_20_Text">
      <loext:graphic-properties draw:fill="solid" draw:fill-color="#bbe6fe"/>
      <style:paragraph-properties fo:margin-left="0in" fo:margin-right="0in" fo:margin-top="0in" fo:margin-bottom="0.0972in" style:contextual-spacing="false" fo:line-height="115%" fo:text-indent="0in" style:auto-text-indent="false" fo:background-color="#bbe6fe" style:writing-mode="lr-tb"/>
    </style:style>
    <style:style style:name="P290" style:family="paragraph" style:parent-style-name="Preformatted_20_Text">
      <loext:graphic-properties draw:fill="solid" draw:fill-color="#bbe6fe"/>
      <style:paragraph-properties fo:margin-top="0in" fo:margin-bottom="0.0972in" style:contextual-spacing="false" fo:line-height="115%" fo:background-color="#bbe6fe" style:writing-mode="lr-tb"/>
    </style:style>
    <style:style style:name="P291" style:family="paragraph" style:parent-style-name="Text_20_body" style:list-style-name="L118">
      <loext:graphic-properties draw:fill="solid" draw:fill-color="#bbe6fe"/>
      <style:paragraph-properties fo:background-color="#bbe6fe"/>
    </style:style>
    <style:style style:name="P292" style:family="paragraph" style:parent-style-name="Text_20_body">
      <loext:graphic-properties draw:fill="solid" draw:fill-color="#bbe6fe" draw:opacity="100%"/>
      <style:paragraph-properties fo:background-color="#bbe6fe"/>
    </style:style>
    <style:style style:name="P293" style:family="paragraph" style:parent-style-name="Text_20_body">
      <loext:graphic-properties draw:fill="solid" draw:fill-color="#fed4bb" draw:opacity="100%"/>
      <style:paragraph-properties fo:background-color="#fed4bb"/>
    </style:style>
    <style:style style:name="P294" style:family="paragraph" style:parent-style-name="Quotations">
      <loext:graphic-properties draw:fill="solid" draw:fill-color="#fed4bb"/>
      <style:paragraph-properties fo:margin-top="0in" fo:margin-bottom="0.0972in" style:contextual-spacing="false" fo:line-height="115%" fo:background-color="#fed4bb"/>
    </style:style>
    <style:style style:name="P295" style:family="paragraph" style:parent-style-name="Text_20_body">
      <loext:graphic-properties draw:fill="solid" draw:fill-color="#fed4bb"/>
      <style:paragraph-properties fo:background-color="#fed4bb"/>
    </style:style>
    <style:style style:name="P296" style:family="paragraph" style:parent-style-name="Text_20_body" style:list-style-name="L119">
      <loext:graphic-properties draw:fill="solid" draw:fill-color="#fed4bb"/>
      <style:paragraph-properties fo:background-color="#fed4bb"/>
    </style:style>
    <style:style style:name="P297" style:family="paragraph" style:parent-style-name="Horizontal_20_Line">
      <loext:graphic-properties draw:fill="solid" draw:fill-color="#fed4bb"/>
      <style:paragraph-properties fo:margin-top="0in" fo:margin-bottom="0.0972in" style:contextual-spacing="false" fo:line-height="115%" fo:background-color="#fed4bb"/>
    </style:style>
    <style:style style:name="P298" style:family="paragraph" style:parent-style-name="Heading_20_1">
      <loext:graphic-properties draw:fill="solid" draw:fill-color="#fed4bb"/>
      <style:paragraph-properties fo:margin-top="0in" fo:margin-bottom="0.0972in" style:contextual-spacing="false" fo:line-height="115%" fo:background-color="#fed4bb"/>
    </style:style>
    <style:style style:name="P299" style:family="paragraph" style:parent-style-name="Preformatted_20_Text">
      <loext:graphic-properties draw:fill="solid" draw:fill-color="#fed4bb"/>
      <style:paragraph-properties fo:margin-left="0in" fo:margin-right="0in" fo:margin-top="0in" fo:margin-bottom="0.0972in" style:contextual-spacing="false" fo:line-height="115%" fo:text-indent="0in" style:auto-text-indent="false" fo:background-color="#fed4bb" style:writing-mode="lr-tb"/>
    </style:style>
    <style:style style:name="P300" style:family="paragraph" style:parent-style-name="Preformatted_20_Text">
      <loext:graphic-properties draw:fill="solid" draw:fill-color="#fed4bb"/>
      <style:paragraph-properties fo:margin-top="0in" fo:margin-bottom="0.0972in" style:contextual-spacing="false" fo:line-height="115%" fo:background-color="#fed4bb" style:writing-mode="lr-tb"/>
    </style:style>
    <style:style style:name="P301" style:family="paragraph" style:parent-style-name="Text_20_body" style:list-style-name="L120">
      <loext:graphic-properties draw:fill="solid" draw:fill-color="#fed4bb"/>
      <style:paragraph-properties fo:background-color="#fed4bb"/>
    </style:style>
    <style:style style:name="P302" style:family="paragraph" style:parent-style-name="Text_20_body" style:list-style-name="L121">
      <loext:graphic-properties draw:fill="solid" draw:fill-color="#fed4bb"/>
      <style:paragraph-properties fo:background-color="#fed4bb"/>
    </style:style>
    <style:style style:name="P303" style:family="paragraph" style:parent-style-name="Text_20_body" style:list-style-name="L122">
      <loext:graphic-properties draw:fill="solid" draw:fill-color="#fed4bb"/>
      <style:paragraph-properties fo:background-color="#fed4bb"/>
    </style:style>
    <style:style style:name="P304" style:family="paragraph" style:parent-style-name="Text_20_body" style:list-style-name="L123">
      <loext:graphic-properties draw:fill="solid" draw:fill-color="#fed4bb"/>
      <style:paragraph-properties fo:background-color="#fed4bb"/>
    </style:style>
    <style:style style:name="P305" style:family="paragraph" style:parent-style-name="Heading_20_3">
      <loext:graphic-properties draw:fill="solid" draw:fill-color="#fed4bb"/>
      <style:paragraph-properties fo:margin-top="0in" fo:margin-bottom="0.0972in" style:contextual-spacing="false" fo:line-height="115%" fo:background-color="#fed4bb"/>
    </style:style>
    <style:style style:name="P306" style:family="paragraph" style:parent-style-name="Text_20_body" style:list-style-name="L124">
      <loext:graphic-properties draw:fill="solid" draw:fill-color="#fed4bb"/>
      <style:paragraph-properties fo:background-color="#fed4bb"/>
    </style:style>
    <style:style style:name="P307" style:family="paragraph" style:parent-style-name="Text_20_body" style:list-style-name="L125">
      <loext:graphic-properties draw:fill="solid" draw:fill-color="#fed4bb"/>
      <style:paragraph-properties fo:background-color="#fed4bb"/>
    </style:style>
    <style:style style:name="P308" style:family="paragraph" style:parent-style-name="Heading_20_1">
      <loext:graphic-properties draw:fill="solid" draw:fill-color="#f5bbfe" draw:opacity="100%"/>
      <style:paragraph-properties fo:background-color="#f5bbfe"/>
    </style:style>
    <style:style style:name="P309" style:family="paragraph" style:parent-style-name="Text_20_body" style:list-style-name="L126">
      <loext:graphic-properties draw:fill="solid" draw:fill-color="#f5bbfe"/>
      <style:paragraph-properties fo:background-color="#f5bbfe"/>
    </style:style>
    <style:style style:name="P310" style:family="paragraph" style:parent-style-name="Text_20_body" style:list-style-name="L127">
      <loext:graphic-properties draw:fill="solid" draw:fill-color="#f5bbfe"/>
      <style:paragraph-properties fo:background-color="#f5bbfe"/>
    </style:style>
    <style:style style:name="P311" style:family="paragraph" style:parent-style-name="Quotations">
      <loext:graphic-properties draw:fill="solid" draw:fill-color="#fff1c1"/>
      <style:paragraph-properties fo:margin-top="0in" fo:margin-bottom="0.0972in" style:contextual-spacing="false" fo:line-height="115%" fo:background-color="#fff1c1"/>
    </style:style>
    <style:style style:name="P312" style:family="paragraph" style:parent-style-name="Heading_20_1">
      <loext:graphic-properties draw:fill="solid" draw:fill-color="#fff1c1"/>
      <style:paragraph-properties fo:margin-top="0in" fo:margin-bottom="0.0972in" style:contextual-spacing="false" fo:line-height="115%" fo:background-color="#fff1c1"/>
    </style:style>
    <style:style style:name="P313" style:family="paragraph" style:parent-style-name="Text_20_body" style:list-style-name="L128">
      <loext:graphic-properties draw:fill="solid" draw:fill-color="#fff1c1"/>
      <style:paragraph-properties fo:background-color="#fff1c1"/>
    </style:style>
    <style:style style:name="P314" style:family="paragraph" style:parent-style-name="Text_20_body" style:list-style-name="L129">
      <loext:graphic-properties draw:fill="solid" draw:fill-color="#fff1c1"/>
      <style:paragraph-properties fo:background-color="#fff1c1"/>
    </style:style>
    <style:style style:name="P315" style:family="paragraph" style:parent-style-name="Text_20_body" style:list-style-name="L130">
      <loext:graphic-properties draw:fill="solid" draw:fill-color="#fff1c1"/>
      <style:paragraph-properties fo:background-color="#fff1c1"/>
    </style:style>
    <style:style style:name="P316" style:family="paragraph" style:parent-style-name="Text_20_body">
      <loext:graphic-properties draw:fill="solid" draw:fill-color="#f8cfce" draw:opacity="100%"/>
      <style:paragraph-properties fo:background-color="#f8cfce"/>
    </style:style>
    <style:style style:name="P317" style:family="paragraph" style:parent-style-name="Text_20_body" style:list-style-name="L131">
      <loext:graphic-properties draw:fill="solid" draw:fill-color="#f8cfce"/>
      <style:paragraph-properties fo:background-color="#f8cfce"/>
    </style:style>
    <style:style style:name="P318" style:family="paragraph" style:parent-style-name="Text_20_body">
      <loext:graphic-properties draw:fill="solid" draw:fill-color="#f8cfce"/>
      <style:paragraph-properties fo:background-color="#f8cfce"/>
    </style:style>
    <style:style style:name="P319" style:family="paragraph" style:parent-style-name="Horizontal_20_Line">
      <loext:graphic-properties draw:fill="solid" draw:fill-color="#f8cfce"/>
      <style:paragraph-properties fo:margin-top="0in" fo:margin-bottom="0.0972in" style:contextual-spacing="false" fo:line-height="115%" fo:background-color="#f8cfce"/>
    </style:style>
    <style:style style:name="P320" style:family="paragraph" style:parent-style-name="Heading_20_1">
      <loext:graphic-properties draw:fill="solid" draw:fill-color="#f8cfce"/>
      <style:paragraph-properties fo:margin-top="0in" fo:margin-bottom="0.0972in" style:contextual-spacing="false" fo:line-height="115%" fo:background-color="#f8cfce"/>
    </style:style>
    <style:style style:name="P321" style:family="paragraph" style:parent-style-name="Preformatted_20_Text">
      <loext:graphic-properties draw:fill="solid" draw:fill-color="#f8cfce"/>
      <style:paragraph-properties fo:margin-left="0in" fo:margin-right="0in" fo:margin-top="0in" fo:margin-bottom="0.0972in" style:contextual-spacing="false" fo:line-height="115%" fo:text-indent="0in" style:auto-text-indent="false" fo:background-color="#f8cfce" style:writing-mode="lr-tb"/>
    </style:style>
    <style:style style:name="P322" style:family="paragraph" style:parent-style-name="Preformatted_20_Text">
      <loext:graphic-properties draw:fill="solid" draw:fill-color="#f8cfce"/>
      <style:paragraph-properties fo:margin-top="0in" fo:margin-bottom="0.0972in" style:contextual-spacing="false" fo:line-height="115%" fo:background-color="#f8cfce" style:writing-mode="lr-tb"/>
    </style:style>
    <style:style style:name="P323" style:family="paragraph" style:parent-style-name="Text_20_body" style:list-style-name="L132">
      <loext:graphic-properties draw:fill="solid" draw:fill-color="#f8cfce"/>
      <style:paragraph-properties fo:background-color="#f8cfce"/>
    </style:style>
    <style:style style:name="P324" style:family="paragraph" style:parent-style-name="Text_20_body" style:list-style-name="L133">
      <loext:graphic-properties draw:fill="solid" draw:fill-color="#f8cfce"/>
      <style:paragraph-properties fo:background-color="#f8cfce"/>
    </style:style>
    <style:style style:name="P325" style:family="paragraph" style:parent-style-name="Text_20_body" style:list-style-name="L134">
      <loext:graphic-properties draw:fill="solid" draw:fill-color="#f8cfce"/>
      <style:paragraph-properties fo:background-color="#f8cfce"/>
    </style:style>
    <style:style style:name="P326" style:family="paragraph" style:parent-style-name="Heading_20_3">
      <loext:graphic-properties draw:fill="solid" draw:fill-color="#f8cfce"/>
      <style:paragraph-properties fo:margin-top="0in" fo:margin-bottom="0.0972in" style:contextual-spacing="false" fo:line-height="115%" fo:background-color="#f8cfce"/>
    </style:style>
    <style:style style:name="P327" style:family="paragraph" style:parent-style-name="Quotations">
      <loext:graphic-properties draw:fill="solid" draw:fill-color="#f8cfce"/>
      <style:paragraph-properties fo:margin-top="0in" fo:margin-bottom="0.0972in" style:contextual-spacing="false" fo:line-height="115%" fo:background-color="#f8cfce"/>
    </style:style>
    <style:style style:name="P328" style:family="paragraph" style:parent-style-name="Heading_20_1">
      <loext:graphic-properties draw:fill="solid" draw:fill-color="#c9c9ff" draw:opacity="100%"/>
      <style:paragraph-properties fo:background-color="#c9c9ff"/>
    </style:style>
    <style:style style:name="P329" style:family="paragraph" style:parent-style-name="Text_20_body">
      <loext:graphic-properties draw:fill="solid" draw:fill-color="#c9c9ff"/>
      <style:paragraph-properties fo:background-color="#c9c9ff"/>
    </style:style>
    <style:style style:name="P330" style:family="paragraph" style:parent-style-name="Heading_20_3">
      <loext:graphic-properties draw:fill="solid" draw:fill-color="#c9c9ff"/>
      <style:paragraph-properties fo:margin-top="0in" fo:margin-bottom="0.0972in" style:contextual-spacing="false" fo:line-height="115%" fo:background-color="#c9c9ff"/>
    </style:style>
    <style:style style:name="P331" style:family="paragraph" style:parent-style-name="Horizontal_20_Line">
      <loext:graphic-properties draw:fill="solid" draw:fill-color="#c9c9ff"/>
      <style:paragraph-properties fo:margin-top="0in" fo:margin-bottom="0.0972in" style:contextual-spacing="false" fo:line-height="115%" fo:background-color="#c9c9ff"/>
    </style:style>
    <style:style style:name="P332" style:family="paragraph" style:parent-style-name="Heading_20_1">
      <loext:graphic-properties draw:fill="solid" draw:fill-color="#c9c9ff"/>
      <style:paragraph-properties fo:margin-top="0in" fo:margin-bottom="0.0972in" style:contextual-spacing="false" fo:line-height="115%" fo:background-color="#c9c9ff"/>
    </style:style>
    <style:style style:name="P333" style:family="paragraph" style:parent-style-name="Text_20_body" style:list-style-name="L135">
      <loext:graphic-properties draw:fill="solid" draw:fill-color="#c9c9ff"/>
      <style:paragraph-properties fo:background-color="#c9c9ff"/>
    </style:style>
    <style:style style:name="P334" style:family="paragraph" style:parent-style-name="Preformatted_20_Text" style:list-style-name="L135">
      <loext:graphic-properties draw:fill="solid" draw:fill-color="#c9c9ff"/>
      <style:paragraph-properties fo:margin-left="0in" fo:margin-right="0in" fo:margin-top="0in" fo:margin-bottom="0.0972in" style:contextual-spacing="false" fo:line-height="115%" fo:text-indent="0in" style:auto-text-indent="false" fo:background-color="#c9c9ff" style:writing-mode="lr-tb"/>
    </style:style>
    <style:style style:name="P335" style:family="paragraph" style:parent-style-name="Preformatted_20_Text">
      <loext:graphic-properties draw:fill="solid" draw:fill-color="#c9c9ff"/>
      <style:paragraph-properties fo:margin-left="0in" fo:margin-right="0in" fo:margin-top="0in" fo:margin-bottom="0.0972in" style:contextual-spacing="false" fo:line-height="115%" fo:text-indent="0in" style:auto-text-indent="false" fo:background-color="#c9c9ff" style:writing-mode="lr-tb"/>
    </style:style>
    <style:style style:name="P336" style:family="paragraph" style:parent-style-name="Preformatted_20_Text">
      <loext:graphic-properties draw:fill="solid" draw:fill-color="#c9c9ff"/>
      <style:paragraph-properties fo:margin-top="0in" fo:margin-bottom="0.0972in" style:contextual-spacing="false" fo:line-height="115%" fo:background-color="#c9c9ff" style:writing-mode="lr-tb"/>
    </style:style>
    <style:style style:name="P337" style:family="paragraph" style:parent-style-name="Text_20_body" style:list-style-name="L136">
      <loext:graphic-properties draw:fill="solid" draw:fill-color="#c9c9ff"/>
      <style:paragraph-properties fo:background-color="#c9c9ff"/>
    </style:style>
    <style:style style:name="P338" style:family="paragraph" style:parent-style-name="Text_20_body" style:list-style-name="L137">
      <loext:graphic-properties draw:fill="solid" draw:fill-color="#c9c9ff"/>
      <style:paragraph-properties fo:background-color="#c9c9ff"/>
    </style:style>
    <style:style style:name="P339" style:family="paragraph" style:parent-style-name="Text_20_body" style:list-style-name="L138">
      <loext:graphic-properties draw:fill="solid" draw:fill-color="#c9c9ff"/>
      <style:paragraph-properties fo:background-color="#c9c9ff"/>
    </style:style>
    <style:style style:name="P340" style:family="paragraph" style:parent-style-name="Text_20_body">
      <loext:graphic-properties draw:fill="solid" draw:fill-color="#c9c9ff" draw:opacity="100%"/>
      <style:paragraph-properties fo:background-color="#c9c9ff"/>
    </style:style>
    <style:style style:name="P341" style:family="paragraph" style:parent-style-name="Heading_20_1">
      <loext:graphic-properties draw:fill="solid" draw:fill-color="#dec5f4" draw:opacity="100%"/>
      <style:paragraph-properties fo:background-color="#dec5f4"/>
    </style:style>
    <style:style style:name="P342" style:family="paragraph" style:parent-style-name="Text_20_body" style:list-style-name="L139">
      <loext:graphic-properties draw:fill="solid" draw:fill-color="#dec5f4"/>
      <style:paragraph-properties fo:background-color="#dec5f4"/>
    </style:style>
    <style:style style:name="P343" style:family="paragraph" style:parent-style-name="Heading_20_1">
      <loext:graphic-properties draw:fill="solid" draw:fill-color="#dec5f4"/>
      <style:paragraph-properties fo:margin-top="0in" fo:margin-bottom="0.0972in" style:contextual-spacing="false" fo:line-height="115%" fo:background-color="#dec5f4"/>
    </style:style>
    <style:style style:name="P344" style:family="paragraph" style:parent-style-name="Text_20_body" style:list-style-name="L140">
      <loext:graphic-properties draw:fill="solid" draw:fill-color="#dec5f4"/>
      <style:paragraph-properties fo:background-color="#dec5f4"/>
    </style:style>
    <style:style style:name="P345" style:family="paragraph" style:parent-style-name="Text_20_body" style:list-style-name="L141">
      <loext:graphic-properties draw:fill="solid" draw:fill-color="#dec5f4"/>
      <style:paragraph-properties fo:background-color="#dec5f4"/>
    </style:style>
    <style:style style:name="P346" style:family="paragraph" style:parent-style-name="Text_20_body" style:list-style-name="L142">
      <loext:graphic-properties draw:fill="solid" draw:fill-color="#dec5f4"/>
      <style:paragraph-properties fo:background-color="#dec5f4"/>
    </style:style>
    <style:style style:name="P347" style:family="paragraph" style:parent-style-name="Text_20_body">
      <loext:graphic-properties draw:fill="solid" draw:fill-color="#dec5f4" draw:opacity="100%"/>
      <style:paragraph-properties fo:background-color="#dec5f4"/>
    </style:style>
    <style:style style:name="P348" style:family="paragraph" style:parent-style-name="Heading_20_1">
      <loext:graphic-properties draw:fill="solid" draw:fill-color="#f19f9e" draw:opacity="100%"/>
      <style:paragraph-properties fo:background-color="#f19f9e"/>
    </style:style>
    <style:style style:name="P349" style:family="paragraph" style:parent-style-name="Text_20_body" style:list-style-name="L143">
      <loext:graphic-properties draw:fill="solid" draw:fill-color="#f19f9e"/>
      <style:paragraph-properties fo:background-color="#f19f9e"/>
    </style:style>
    <style:style style:name="P350" style:family="paragraph" style:parent-style-name="Quotations">
      <loext:graphic-properties draw:fill="solid" draw:fill-color="#f19f9e"/>
      <style:paragraph-properties fo:margin-top="0in" fo:margin-bottom="0.0972in" style:contextual-spacing="false" fo:line-height="115%" fo:background-color="#f19f9e"/>
    </style:style>
    <style:style style:name="P351" style:family="paragraph" style:parent-style-name="Heading_20_1">
      <loext:graphic-properties draw:fill="solid" draw:fill-color="#ffe383" draw:opacity="100%"/>
      <style:paragraph-properties fo:background-color="#ffe383"/>
    </style:style>
    <style:style style:name="P352" style:family="paragraph" style:parent-style-name="Text_20_body">
      <loext:graphic-properties draw:fill="solid" draw:fill-color="#ffe383"/>
      <style:paragraph-properties fo:background-color="#ffe383"/>
    </style:style>
    <style:style style:name="P353" style:family="paragraph" style:parent-style-name="Quotations">
      <loext:graphic-properties draw:fill="solid" draw:fill-color="#ffe383"/>
      <style:paragraph-properties fo:margin-top="0in" fo:margin-bottom="0.0972in" style:contextual-spacing="false" fo:line-height="115%" fo:background-color="#ffe383"/>
    </style:style>
    <style:style style:name="P354" style:family="paragraph" style:parent-style-name="Heading_20_3">
      <loext:graphic-properties draw:fill="solid" draw:fill-color="#ffe383"/>
      <style:paragraph-properties fo:margin-top="0in" fo:margin-bottom="0.0972in" style:contextual-spacing="false" fo:line-height="115%" fo:background-color="#ffe383"/>
    </style:style>
    <style:style style:name="P355" style:family="paragraph" style:parent-style-name="Horizontal_20_Line">
      <loext:graphic-properties draw:fill="solid" draw:fill-color="#ffe383"/>
      <style:paragraph-properties fo:margin-top="0in" fo:margin-bottom="0.0972in" style:contextual-spacing="false" fo:line-height="115%" fo:background-color="#ffe383"/>
    </style:style>
    <style:style style:name="P356" style:family="paragraph" style:parent-style-name="Heading_20_1">
      <loext:graphic-properties draw:fill="solid" draw:fill-color="#ffe383"/>
      <style:paragraph-properties fo:margin-top="0in" fo:margin-bottom="0.0972in" style:contextual-spacing="false" fo:line-height="115%" fo:background-color="#ffe383"/>
    </style:style>
    <style:style style:name="P357" style:family="paragraph" style:parent-style-name="Preformatted_20_Text">
      <loext:graphic-properties draw:fill="solid" draw:fill-color="#ffe383"/>
      <style:paragraph-properties fo:margin-left="0in" fo:margin-right="0in" fo:margin-top="0in" fo:margin-bottom="0.0972in" style:contextual-spacing="false" fo:line-height="115%" fo:text-indent="0in" style:auto-text-indent="false" fo:background-color="#ffe383" style:writing-mode="lr-tb"/>
    </style:style>
    <style:style style:name="P358" style:family="paragraph" style:parent-style-name="Preformatted_20_Text">
      <loext:graphic-properties draw:fill="solid" draw:fill-color="#ffe383"/>
      <style:paragraph-properties fo:margin-top="0in" fo:margin-bottom="0.0972in" style:contextual-spacing="false" fo:line-height="115%" fo:background-color="#ffe383" style:writing-mode="lr-tb"/>
    </style:style>
    <style:style style:name="P359" style:family="paragraph" style:parent-style-name="Text_20_body" style:list-style-name="L144">
      <loext:graphic-properties draw:fill="solid" draw:fill-color="#ffe383"/>
      <style:paragraph-properties fo:background-color="#ffe383"/>
    </style:style>
    <style:style style:name="P360" style:family="paragraph" style:parent-style-name="Heading_20_2">
      <loext:graphic-properties draw:fill="solid" draw:fill-color="#ffe383"/>
      <style:paragraph-properties fo:margin-top="0in" fo:margin-bottom="0.0972in" style:contextual-spacing="false" fo:line-height="115%" fo:background-color="#ffe383"/>
    </style:style>
    <style:style style:name="P361" style:family="paragraph" style:parent-style-name="Text_20_body">
      <loext:graphic-properties draw:fill="solid" draw:fill-color="#ffe383" draw:opacity="100%"/>
      <style:paragraph-properties fo:background-color="#ffe383"/>
    </style:style>
    <style:style style:name="P362" style:family="paragraph" style:parent-style-name="Text_20_body" style:list-style-name="L145">
      <loext:graphic-properties draw:fill="solid" draw:fill-color="#fda978"/>
      <style:paragraph-properties fo:background-color="#fda978"/>
    </style:style>
    <style:style style:name="P363" style:family="paragraph" style:parent-style-name="Heading_20_2">
      <loext:graphic-properties draw:fill="solid" draw:fill-color="#fda978"/>
      <style:paragraph-properties fo:margin-top="0in" fo:margin-bottom="0.0972in" style:contextual-spacing="false" fo:line-height="115%" fo:background-color="#fda978"/>
    </style:style>
    <style:style style:name="P364" style:family="paragraph" style:parent-style-name="Text_20_body" style:list-style-name="L146">
      <loext:graphic-properties draw:fill="solid" draw:fill-color="#fda978"/>
      <style:paragraph-properties fo:background-color="#fda978"/>
    </style:style>
    <style:style style:name="P365" style:family="paragraph" style:parent-style-name="Text_20_body" style:list-style-name="L147">
      <loext:graphic-properties draw:fill="solid" draw:fill-color="#fda978"/>
      <style:paragraph-properties fo:background-color="#fda978"/>
    </style:style>
    <style:style style:name="P366" style:family="paragraph" style:parent-style-name="Text_20_body" style:list-style-name="L148">
      <loext:graphic-properties draw:fill="solid" draw:fill-color="#fda978"/>
      <style:paragraph-properties fo:background-color="#fda978"/>
    </style:style>
    <style:style style:name="P367" style:family="paragraph" style:parent-style-name="Text_20_body" style:list-style-name="L149">
      <loext:graphic-properties draw:fill="solid" draw:fill-color="#fda978"/>
      <style:paragraph-properties fo:background-color="#fda978"/>
    </style:style>
    <style:style style:name="P368" style:family="paragraph" style:parent-style-name="Text_20_body" style:list-style-name="L150">
      <loext:graphic-properties draw:fill="solid" draw:fill-color="#fda978"/>
      <style:paragraph-properties fo:background-color="#fda978"/>
    </style:style>
    <style:style style:name="P369" style:family="paragraph" style:parent-style-name="Text_20_body" style:list-style-name="L151">
      <loext:graphic-properties draw:fill="solid" draw:fill-color="#fda978"/>
      <style:paragraph-properties fo:background-color="#fda978"/>
    </style:style>
    <style:style style:name="P370" style:family="paragraph" style:parent-style-name="Text_20_body" style:list-style-name="L152">
      <loext:graphic-properties draw:fill="solid" draw:fill-color="#fda978"/>
      <style:paragraph-properties fo:background-color="#fda978"/>
    </style:style>
    <style:style style:name="P371" style:family="paragraph" style:parent-style-name="Text_20_body" style:list-style-name="L153">
      <loext:graphic-properties draw:fill="solid" draw:fill-color="#fda978"/>
      <style:paragraph-properties fo:background-color="#fda978"/>
    </style:style>
    <style:style style:name="P372" style:family="paragraph" style:parent-style-name="Text_20_body" style:list-style-name="L154">
      <loext:graphic-properties draw:fill="solid" draw:fill-color="#fda978"/>
      <style:paragraph-properties fo:background-color="#fda978"/>
    </style:style>
    <style:style style:name="P373" style:family="paragraph" style:parent-style-name="Text_20_body" style:list-style-name="L155">
      <loext:graphic-properties draw:fill="solid" draw:fill-color="#fda978"/>
      <style:paragraph-properties fo:background-color="#fda978"/>
    </style:style>
    <style:style style:name="P374" style:family="paragraph" style:parent-style-name="Text_20_body" style:list-style-name="L156">
      <loext:graphic-properties draw:fill="solid" draw:fill-color="#fda978"/>
      <style:paragraph-properties fo:background-color="#fda978"/>
    </style:style>
    <style:style style:name="P375" style:family="paragraph" style:parent-style-name="Text_20_body" style:list-style-name="L157">
      <loext:graphic-properties draw:fill="solid" draw:fill-color="#fda978"/>
      <style:paragraph-properties fo:background-color="#fda978"/>
    </style:style>
    <style:style style:name="P376" style:family="paragraph" style:parent-style-name="Text_20_body" style:list-style-name="L158">
      <loext:graphic-properties draw:fill="solid" draw:fill-color="#fda978"/>
      <style:paragraph-properties fo:background-color="#fda978"/>
    </style:style>
    <style:style style:name="P377" style:family="paragraph" style:parent-style-name="Heading_20_1">
      <loext:graphic-properties draw:fill="solid" draw:fill-color="#34b3fb" draw:opacity="100%"/>
      <style:paragraph-properties fo:background-color="#34b3fb"/>
    </style:style>
    <style:style style:name="P378" style:family="paragraph" style:parent-style-name="Text_20_body">
      <loext:graphic-properties draw:fill="solid" draw:fill-color="#34b3fb"/>
      <style:paragraph-properties fo:background-color="#34b3fb"/>
    </style:style>
    <style:style style:name="P379" style:family="paragraph" style:parent-style-name="Quotations">
      <loext:graphic-properties draw:fill="solid" draw:fill-color="#34b3fb"/>
      <style:paragraph-properties fo:margin-top="0in" fo:margin-bottom="0.0972in" style:contextual-spacing="false" fo:line-height="115%" fo:background-color="#34b3fb"/>
    </style:style>
    <style:style style:name="P380" style:family="paragraph" style:parent-style-name="Horizontal_20_Line">
      <loext:graphic-properties draw:fill="solid" draw:fill-color="#34b3fb"/>
      <style:paragraph-properties fo:margin-top="0in" fo:margin-bottom="0.0972in" style:contextual-spacing="false" fo:line-height="115%" fo:background-color="#34b3fb"/>
    </style:style>
    <style:style style:name="P381" style:family="paragraph" style:parent-style-name="Heading_20_1">
      <loext:graphic-properties draw:fill="solid" draw:fill-color="#34b3fb"/>
      <style:paragraph-properties fo:margin-top="0in" fo:margin-bottom="0.0972in" style:contextual-spacing="false" fo:line-height="115%" fo:background-color="#34b3fb"/>
    </style:style>
    <style:style style:name="P382" style:family="paragraph" style:parent-style-name="Heading_20_3">
      <loext:graphic-properties draw:fill="solid" draw:fill-color="#34b3fb"/>
      <style:paragraph-properties fo:margin-top="0in" fo:margin-bottom="0.0972in" style:contextual-spacing="false" fo:line-height="115%" fo:background-color="#34b3fb"/>
    </style:style>
    <style:style style:name="P383" style:family="paragraph" style:parent-style-name="Preformatted_20_Text">
      <loext:graphic-properties draw:fill="solid" draw:fill-color="#34b3fb"/>
      <style:paragraph-properties fo:margin-left="0in" fo:margin-right="0in" fo:margin-top="0in" fo:margin-bottom="0.0972in" style:contextual-spacing="false" fo:line-height="115%" fo:text-indent="0in" style:auto-text-indent="false" fo:background-color="#34b3fb" style:writing-mode="lr-tb"/>
    </style:style>
    <style:style style:name="P384" style:family="paragraph" style:parent-style-name="Preformatted_20_Text">
      <loext:graphic-properties draw:fill="solid" draw:fill-color="#34b3fb"/>
      <style:paragraph-properties fo:margin-top="0in" fo:margin-bottom="0.0972in" style:contextual-spacing="false" fo:line-height="115%" fo:background-color="#34b3fb" style:writing-mode="lr-tb"/>
    </style:style>
    <style:style style:name="P385" style:family="paragraph" style:parent-style-name="Text_20_body" style:list-style-name="L159">
      <loext:graphic-properties draw:fill="solid" draw:fill-color="#34b3fb"/>
      <style:paragraph-properties fo:background-color="#34b3fb"/>
    </style:style>
    <style:style style:name="P386" style:family="paragraph" style:parent-style-name="Text_20_body">
      <loext:graphic-properties draw:fill="solid" draw:fill-color="#34b3fb" draw:opacity="100%"/>
      <style:paragraph-properties fo:background-color="#34b3fb"/>
    </style:style>
    <style:style style:name="P387" style:family="paragraph" style:parent-style-name="Text_20_body" style:list-style-name="L160">
      <loext:graphic-properties draw:fill="solid" draw:fill-color="#bfbfbf"/>
      <style:paragraph-properties fo:background-color="#bfbfbf"/>
    </style:style>
    <style:style style:name="P388" style:family="paragraph" style:parent-style-name="Text_20_body" style:list-style-name="L161">
      <loext:graphic-properties draw:fill="solid" draw:fill-color="#bfbfbf"/>
      <style:paragraph-properties fo:background-color="#bfbfbf"/>
    </style:style>
    <style:style style:name="P389" style:family="paragraph" style:parent-style-name="Text_20_body" style:list-style-name="L162">
      <loext:graphic-properties draw:fill="solid" draw:fill-color="#bfbfbf"/>
      <style:paragraph-properties fo:background-color="#bfbfbf"/>
    </style:style>
    <style:style style:name="P390" style:family="paragraph" style:parent-style-name="Heading_20_2">
      <loext:graphic-properties draw:fill="solid" draw:fill-color="#bfbfbf"/>
      <style:paragraph-properties fo:margin-top="0in" fo:margin-bottom="0.0972in" style:contextual-spacing="false" fo:line-height="115%" fo:background-color="#bfbfbf"/>
    </style:style>
    <style:style style:name="P391" style:family="paragraph" style:parent-style-name="Heading_20_2">
      <loext:graphic-properties draw:fill="solid" draw:fill-color="#bfbfbf" draw:opacity="100%"/>
      <style:paragraph-properties fo:background-color="#bfbfbf"/>
    </style:style>
    <style:style style:name="P392" style:family="paragraph" style:parent-style-name="Text_20_body" style:list-style-name="L163"/>
    <style:style style:name="P393" style:family="paragraph" style:parent-style-name="Heading_20_1">
      <loext:graphic-properties draw:fill="solid" draw:fill-color="#f2f2f2" draw:opacity="100%"/>
      <style:paragraph-properties fo:background-color="#f2f2f2"/>
    </style:style>
    <style:style style:name="P394" style:family="paragraph" style:parent-style-name="Heading_20_3">
      <loext:graphic-properties draw:fill="solid" draw:fill-color="#f2f2f2"/>
      <style:paragraph-properties fo:margin-top="0in" fo:margin-bottom="0.0972in" style:contextual-spacing="false" fo:line-height="115%" fo:background-color="#f2f2f2"/>
    </style:style>
    <style:style style:name="P395" style:family="paragraph" style:parent-style-name="Preformatted_20_Text">
      <loext:graphic-properties draw:fill="solid" draw:fill-color="#f2f2f2"/>
      <style:paragraph-properties fo:margin-left="0in" fo:margin-right="0in" fo:margin-top="0in" fo:margin-bottom="0.0972in" style:contextual-spacing="false" fo:line-height="115%" fo:text-indent="0in" style:auto-text-indent="false" fo:background-color="#f2f2f2" style:writing-mode="lr-tb"/>
    </style:style>
    <style:style style:name="P396" style:family="paragraph" style:parent-style-name="Preformatted_20_Text">
      <loext:graphic-properties draw:fill="solid" draw:fill-color="#f2f2f2"/>
      <style:paragraph-properties fo:margin-top="0in" fo:margin-bottom="0.0972in" style:contextual-spacing="false" fo:line-height="115%" fo:background-color="#f2f2f2" style:writing-mode="lr-tb"/>
    </style:style>
    <style:style style:name="P397" style:family="paragraph" style:parent-style-name="Text_20_body" style:list-style-name="L164">
      <loext:graphic-properties draw:fill="solid" draw:fill-color="#f2f2f2"/>
      <style:paragraph-properties fo:background-color="#f2f2f2"/>
    </style:style>
    <style:style style:name="P398" style:family="paragraph" style:parent-style-name="Horizontal_20_Line">
      <loext:graphic-properties draw:fill="solid" draw:fill-color="#f2f2f2"/>
      <style:paragraph-properties fo:margin-top="0in" fo:margin-bottom="0.0972in" style:contextual-spacing="false" fo:line-height="115%" fo:background-color="#f2f2f2"/>
    </style:style>
    <style:style style:name="P399" style:family="paragraph" style:parent-style-name="Heading_20_1">
      <loext:graphic-properties draw:fill="solid" draw:fill-color="#f2f2f2"/>
      <style:paragraph-properties fo:margin-top="0in" fo:margin-bottom="0.0972in" style:contextual-spacing="false" fo:line-height="115%" fo:background-color="#f2f2f2"/>
    </style:style>
    <style:style style:name="P400" style:family="paragraph" style:parent-style-name="Text_20_body" style:list-style-name="L165">
      <loext:graphic-properties draw:fill="solid" draw:fill-color="#f2f2f2"/>
      <style:paragraph-properties fo:background-color="#f2f2f2"/>
    </style:style>
    <style:style style:name="P401" style:family="paragraph" style:parent-style-name="Text_20_body" style:list-style-name="L166">
      <loext:graphic-properties draw:fill="solid" draw:fill-color="#f2f2f2"/>
      <style:paragraph-properties fo:background-color="#f2f2f2"/>
    </style:style>
    <style:style style:name="P402" style:family="paragraph" style:parent-style-name="Text_20_body" style:list-style-name="L167">
      <loext:graphic-properties draw:fill="solid" draw:fill-color="#f2f2f2"/>
      <style:paragraph-properties fo:background-color="#f2f2f2"/>
    </style:style>
    <style:style style:name="P403" style:family="paragraph" style:parent-style-name="Text_20_body" style:list-style-name="L168">
      <loext:graphic-properties draw:fill="solid" draw:fill-color="#f2f2f2"/>
      <style:paragraph-properties fo:background-color="#f2f2f2"/>
    </style:style>
    <style:style style:name="P404" style:family="paragraph" style:parent-style-name="Text_20_body">
      <loext:graphic-properties draw:fill="solid" draw:fill-color="#f2f2f2"/>
      <style:paragraph-properties fo:background-color="#f2f2f2"/>
    </style:style>
    <style:style style:name="P405" style:family="paragraph" style:parent-style-name="Text_20_body" style:list-style-name="L169">
      <loext:graphic-properties draw:fill="solid" draw:fill-color="#f2f2f2"/>
      <style:paragraph-properties fo:background-color="#f2f2f2"/>
    </style:style>
    <style:style style:name="P406" style:family="paragraph" style:parent-style-name="Heading_20_2">
      <loext:graphic-properties draw:fill="solid" draw:fill-color="#f2f2f2"/>
      <style:paragraph-properties fo:margin-top="0in" fo:margin-bottom="0.0972in" style:contextual-spacing="false" fo:line-height="115%" fo:background-color="#f2f2f2"/>
    </style:style>
    <style:style style:name="P407" style:family="paragraph" style:parent-style-name="Text_20_body" style:list-style-name="L170">
      <loext:graphic-properties draw:fill="solid" draw:fill-color="#f2f2f2"/>
      <style:paragraph-properties fo:background-color="#f2f2f2"/>
    </style:style>
    <style:style style:name="P408" style:family="paragraph" style:parent-style-name="Text_20_body" style:list-style-name="L171">
      <loext:graphic-properties draw:fill="solid" draw:fill-color="#f2f2f2"/>
      <style:paragraph-properties fo:background-color="#f2f2f2"/>
    </style:style>
    <style:style style:name="P409" style:family="paragraph" style:parent-style-name="Text_20_body">
      <loext:graphic-properties draw:fill="solid" draw:fill-color="#f2f2f2" draw:opacity="100%"/>
      <style:paragraph-properties fo:background-color="#f2f2f2"/>
    </style:style>
    <style:style style:name="P410" style:family="paragraph" style:parent-style-name="Text_20_body" style:list-style-name="L172">
      <loext:graphic-properties draw:fill="solid" draw:fill-color="#c4febb"/>
      <style:paragraph-properties fo:background-color="#c4febb"/>
    </style:style>
    <style:style style:name="P411" style:family="paragraph" style:parent-style-name="Text_20_body" style:list-style-name="L173">
      <loext:graphic-properties draw:fill="solid" draw:fill-color="#c4febb"/>
      <style:paragraph-properties fo:background-color="#c4febb"/>
    </style:style>
    <style:style style:name="P412" style:family="paragraph" style:parent-style-name="Text_20_body" style:list-style-name="L174">
      <loext:graphic-properties draw:fill="solid" draw:fill-color="#c4febb"/>
      <style:paragraph-properties fo:background-color="#c4febb"/>
    </style:style>
    <style:style style:name="P413" style:family="paragraph" style:parent-style-name="Text_20_body" style:list-style-name="L175">
      <loext:graphic-properties draw:fill="solid" draw:fill-color="#c4febb"/>
      <style:paragraph-properties fo:background-color="#c4febb"/>
    </style:style>
    <style:style style:name="P414" style:family="paragraph" style:parent-style-name="Horizontal_20_Line">
      <loext:graphic-properties draw:fill="solid" draw:fill-color="#bbe6fe" draw:opacity="100%"/>
      <style:paragraph-properties fo:background-color="#bbe6fe"/>
    </style:style>
    <style:style style:name="P415" style:family="paragraph" style:parent-style-name="Heading_20_2">
      <loext:graphic-properties draw:fill="solid" draw:fill-color="#bbe6fe"/>
      <style:paragraph-properties fo:margin-top="0in" fo:margin-bottom="0.0972in" style:contextual-spacing="false" fo:line-height="115%" fo:background-color="#bbe6fe"/>
    </style:style>
    <style:style style:name="P416" style:family="paragraph" style:parent-style-name="Text_20_body" style:list-style-name="L176">
      <loext:graphic-properties draw:fill="solid" draw:fill-color="#bbe6fe"/>
      <style:paragraph-properties fo:background-color="#bbe6fe"/>
    </style:style>
    <style:style style:name="P417" style:family="paragraph" style:parent-style-name="Horizontal_20_Line">
      <loext:graphic-properties draw:fill="solid" draw:fill-color="#fed4bb" draw:opacity="100%"/>
      <style:paragraph-properties fo:background-color="#fed4bb"/>
    </style:style>
    <style:style style:name="P418" style:family="paragraph" style:parent-style-name="Text_20_body" style:list-style-name="L177">
      <loext:graphic-properties draw:fill="solid" draw:fill-color="#fed4bb"/>
      <style:paragraph-properties fo:background-color="#fed4bb"/>
    </style:style>
    <style:style style:name="P419" style:family="paragraph" style:parent-style-name="Text_20_body" style:list-style-name="L178">
      <loext:graphic-properties draw:fill="solid" draw:fill-color="#fed4bb"/>
      <style:paragraph-properties fo:background-color="#fed4bb"/>
    </style:style>
    <style:style style:name="P420" style:family="paragraph" style:parent-style-name="Text_20_body" style:list-style-name="L179">
      <loext:graphic-properties draw:fill="solid" draw:fill-color="#fed4bb"/>
      <style:paragraph-properties fo:background-color="#fed4bb"/>
    </style:style>
    <style:style style:name="P421" style:family="paragraph" style:parent-style-name="Text_20_body" style:list-style-name="L180">
      <loext:graphic-properties draw:fill="solid" draw:fill-color="#fed4bb"/>
      <style:paragraph-properties fo:background-color="#fed4bb"/>
    </style:style>
    <style:style style:name="P422" style:family="paragraph" style:parent-style-name="Text_20_body" style:list-style-name="L181">
      <loext:graphic-properties draw:fill="solid" draw:fill-color="#fed4bb"/>
      <style:paragraph-properties fo:background-color="#fed4bb"/>
    </style:style>
    <style:style style:name="P423" style:family="paragraph" style:parent-style-name="Text_20_body" style:list-style-name="L182">
      <loext:graphic-properties draw:fill="solid" draw:fill-color="#fed4bb"/>
      <style:paragraph-properties fo:background-color="#fed4bb"/>
    </style:style>
    <style:style style:name="P424" style:family="paragraph" style:parent-style-name="Text_20_body" style:list-style-name="L183">
      <loext:graphic-properties draw:fill="solid" draw:fill-color="#fed4bb"/>
      <style:paragraph-properties fo:background-color="#fed4bb"/>
    </style:style>
    <style:style style:name="P425" style:family="paragraph" style:parent-style-name="Text_20_body" style:list-style-name="L184">
      <loext:graphic-properties draw:fill="solid" draw:fill-color="#fed4bb"/>
      <style:paragraph-properties fo:background-color="#fed4bb"/>
    </style:style>
    <style:style style:name="P426" style:family="paragraph" style:parent-style-name="Quotations">
      <loext:graphic-properties draw:fill="solid" draw:fill-color="#f5bbfe"/>
      <style:paragraph-properties fo:margin-top="0in" fo:margin-bottom="0.0972in" style:contextual-spacing="false" fo:line-height="115%" fo:background-color="#f5bbfe"/>
    </style:style>
    <style:style style:name="P427" style:family="paragraph" style:parent-style-name="Text_20_body" style:list-style-name="L185">
      <loext:graphic-properties draw:fill="solid" draw:fill-color="#fff1c1"/>
      <style:paragraph-properties fo:background-color="#fff1c1"/>
    </style:style>
    <style:style style:name="P428" style:family="paragraph" style:parent-style-name="Heading_20_1">
      <loext:graphic-properties draw:fill="solid" draw:fill-color="#f8cfce" draw:opacity="100%"/>
      <style:paragraph-properties fo:background-color="#f8cfce"/>
    </style:style>
    <style:style style:name="P429" style:family="paragraph" style:parent-style-name="Text_20_body" style:list-style-name="L186">
      <loext:graphic-properties draw:fill="solid" draw:fill-color="#f8cfce"/>
      <style:paragraph-properties fo:background-color="#f8cfce"/>
    </style:style>
    <style:style style:name="P430" style:family="paragraph" style:parent-style-name="Text_20_body" style:list-style-name="L187">
      <loext:graphic-properties draw:fill="solid" draw:fill-color="#f8cfce"/>
      <style:paragraph-properties fo:background-color="#f8cfce"/>
    </style:style>
    <style:style style:name="P431" style:family="paragraph" style:parent-style-name="Text_20_body" style:list-style-name="L188">
      <loext:graphic-properties draw:fill="solid" draw:fill-color="#f8cfce"/>
      <style:paragraph-properties fo:background-color="#f8cfce"/>
    </style:style>
    <style:style style:name="P432" style:family="paragraph" style:parent-style-name="Text_20_body" style:list-style-name="L189">
      <loext:graphic-properties draw:fill="solid" draw:fill-color="#f8cfce"/>
      <style:paragraph-properties fo:background-color="#f8cfce"/>
    </style:style>
    <style:style style:name="P433" style:family="paragraph" style:parent-style-name="Text_20_body" style:list-style-name="L190">
      <loext:graphic-properties draw:fill="solid" draw:fill-color="#f8cfce"/>
      <style:paragraph-properties fo:background-color="#f8cfce"/>
    </style:style>
    <style:style style:name="P434" style:family="paragraph" style:parent-style-name="Text_20_body" style:list-style-name="L191">
      <loext:graphic-properties draw:fill="solid" draw:fill-color="#f8cfce"/>
      <style:paragraph-properties fo:background-color="#f8cfce"/>
    </style:style>
    <style:style style:name="P435" style:family="paragraph" style:parent-style-name="Text_20_body" style:list-style-name="L192">
      <loext:graphic-properties draw:fill="solid" draw:fill-color="#f8cfce"/>
      <style:paragraph-properties fo:background-color="#f8cfce"/>
    </style:style>
    <style:style style:name="P436" style:family="paragraph" style:parent-style-name="Text_20_body" style:list-style-name="L193">
      <loext:graphic-properties draw:fill="solid" draw:fill-color="#f8cfce"/>
      <style:paragraph-properties fo:background-color="#f8cfce"/>
    </style:style>
    <style:style style:name="P437" style:family="paragraph" style:parent-style-name="Horizontal_20_Line">
      <loext:graphic-properties draw:fill="solid" draw:fill-color="#c9c9ff" draw:opacity="100%"/>
      <style:paragraph-properties fo:background-color="#c9c9ff"/>
    </style:style>
    <style:style style:name="P438" style:family="paragraph" style:parent-style-name="Text_20_body" style:list-style-name="L194">
      <loext:graphic-properties draw:fill="solid" draw:fill-color="#c9c9ff"/>
      <style:paragraph-properties fo:background-color="#c9c9ff"/>
    </style:style>
    <style:style style:name="P439" style:family="paragraph" style:parent-style-name="Quotations">
      <loext:graphic-properties draw:fill="solid" draw:fill-color="#c9c9ff"/>
      <style:paragraph-properties fo:margin-top="0in" fo:margin-bottom="0.0972in" style:contextual-spacing="false" fo:line-height="115%" fo:background-color="#c9c9ff"/>
    </style:style>
    <style:style style:name="P440" style:family="paragraph" style:parent-style-name="Text_20_body" style:list-style-name="L195"/>
    <style:style style:name="P441" style:family="paragraph" style:parent-style-name="Text_20_body" style:list-style-name="L196">
      <loext:graphic-properties draw:fill="solid" draw:fill-color="#f2f2f2"/>
      <style:paragraph-properties fo:background-color="#f2f2f2"/>
    </style:style>
    <style:style style:name="P442" style:family="paragraph" style:parent-style-name="Text_20_body" style:list-style-name="L197">
      <loext:graphic-properties draw:fill="solid" draw:fill-color="#f2f2f2"/>
      <style:paragraph-properties fo:background-color="#f2f2f2"/>
    </style:style>
    <style:style style:name="P443" style:family="paragraph" style:parent-style-name="Text_20_body" style:list-style-name="L198">
      <loext:graphic-properties draw:fill="solid" draw:fill-color="#f2f2f2"/>
      <style:paragraph-properties fo:background-color="#f2f2f2"/>
    </style:style>
    <style:style style:name="P444" style:family="paragraph" style:parent-style-name="Text_20_body" style:list-style-name="L199">
      <loext:graphic-properties draw:fill="solid" draw:fill-color="#f2f2f2"/>
      <style:paragraph-properties fo:background-color="#f2f2f2"/>
    </style:style>
    <style:style style:name="P445" style:family="paragraph" style:parent-style-name="Text_20_body" style:list-style-name="L200">
      <loext:graphic-properties draw:fill="solid" draw:fill-color="#f2f2f2"/>
      <style:paragraph-properties fo:background-color="#f2f2f2"/>
    </style:style>
    <style:style style:name="P446" style:family="paragraph" style:parent-style-name="Text_20_body" style:list-style-name="L201">
      <loext:graphic-properties draw:fill="solid" draw:fill-color="#f2f2f2"/>
      <style:paragraph-properties fo:background-color="#f2f2f2"/>
    </style:style>
    <style:style style:name="P447" style:family="paragraph" style:parent-style-name="Heading_20_2">
      <loext:graphic-properties draw:fill="solid" draw:fill-color="#fb7e34" draw:opacity="100%"/>
      <style:paragraph-properties fo:background-color="#fb7e34"/>
    </style:style>
    <style:style style:name="P448" style:family="paragraph" style:parent-style-name="Preformatted_20_Text">
      <loext:graphic-properties draw:fill="solid" draw:fill-color="#fb7e34"/>
      <style:paragraph-properties fo:margin-top="0in" fo:margin-bottom="0.0972in" style:contextual-spacing="false" fo:line-height="115%" fo:background-color="#fb7e34" style:writing-mode="lr-tb"/>
    </style:style>
    <style:style style:name="P449" style:family="paragraph" style:parent-style-name="Heading_20_2">
      <loext:graphic-properties draw:fill="solid" draw:fill-color="#fb7e34"/>
      <style:paragraph-properties fo:margin-top="0in" fo:margin-bottom="0.0972in" style:contextual-spacing="false" fo:line-height="115%" fo:background-color="#fb7e34"/>
    </style:style>
    <style:style style:name="P450" style:family="paragraph" style:parent-style-name="Text_20_body" style:list-style-name="L202">
      <loext:graphic-properties draw:fill="solid" draw:fill-color="#fb7e34"/>
      <style:paragraph-properties fo:background-color="#fb7e34"/>
    </style:style>
    <style:style style:name="P451" style:family="paragraph" style:parent-style-name="Text_20_body" style:list-style-name="L203">
      <loext:graphic-properties draw:fill="solid" draw:fill-color="#fb7e34"/>
      <style:paragraph-properties fo:background-color="#fb7e34"/>
    </style:style>
    <style:style style:name="P452" style:family="paragraph" style:parent-style-name="Text_20_body" style:list-style-name="L204">
      <loext:graphic-properties draw:fill="solid" draw:fill-color="#fb7e34"/>
      <style:paragraph-properties fo:background-color="#fb7e34"/>
    </style:style>
    <style:style style:name="P453" style:family="paragraph" style:parent-style-name="Text_20_body" style:list-style-name="L205">
      <loext:graphic-properties draw:fill="solid" draw:fill-color="#fb7e34"/>
      <style:paragraph-properties fo:background-color="#fb7e34"/>
    </style:style>
    <style:style style:name="P454" style:family="paragraph" style:parent-style-name="Text_20_body" style:list-style-name="L206">
      <loext:graphic-properties draw:fill="solid" draw:fill-color="#fb7e34"/>
      <style:paragraph-properties fo:background-color="#fb7e34"/>
    </style:style>
    <style:style style:name="P455" style:family="paragraph" style:parent-style-name="Text_20_body" style:list-style-name="L207">
      <loext:graphic-properties draw:fill="solid" draw:fill-color="#fb7e34"/>
      <style:paragraph-properties fo:background-color="#fb7e34"/>
    </style:style>
    <style:style style:name="P456" style:family="paragraph" style:parent-style-name="Text_20_body" style:list-style-name="L208">
      <loext:graphic-properties draw:fill="solid" draw:fill-color="#fb7e34"/>
      <style:paragraph-properties fo:background-color="#fb7e34"/>
    </style:style>
    <style:style style:name="P457" style:family="paragraph" style:parent-style-name="Text_20_body">
      <loext:graphic-properties draw:fill="solid" draw:fill-color="#fb7e34"/>
      <style:paragraph-properties fo:background-color="#fb7e34"/>
      <style:text-properties officeooo:paragraph-rsid="00331d3b"/>
    </style:style>
    <style:style style:name="P458" style:family="paragraph" style:parent-style-name="Text_20_body" style:list-style-name="L209">
      <loext:graphic-properties draw:fill="solid" draw:fill-color="#fb7e34"/>
      <style:paragraph-properties fo:background-color="#fb7e34"/>
    </style:style>
    <style:style style:name="P459" style:family="paragraph" style:parent-style-name="Text_20_body" style:list-style-name="L210">
      <loext:graphic-properties draw:fill="solid" draw:fill-color="#fb7e34"/>
      <style:paragraph-properties fo:background-color="#fb7e34"/>
    </style:style>
    <style:style style:name="P460" style:family="paragraph" style:parent-style-name="Text_20_body" style:list-style-name="L211"/>
    <style:style style:name="P461" style:family="paragraph" style:parent-style-name="Text_20_body" style:list-style-name="L212">
      <loext:graphic-properties draw:fill="solid" draw:fill-color="#fda978"/>
      <style:paragraph-properties fo:background-color="#fda978"/>
    </style:style>
    <style:style style:name="P462" style:family="paragraph" style:parent-style-name="Text_20_body" style:list-style-name="L213">
      <loext:graphic-properties draw:fill="solid" draw:fill-color="#fda978"/>
      <style:paragraph-properties fo:background-color="#fda978"/>
    </style:style>
    <style:style style:name="P463" style:family="paragraph" style:parent-style-name="Heading_20_4">
      <loext:graphic-properties draw:fill="solid" draw:fill-color="#fda978"/>
      <style:paragraph-properties fo:margin-top="0in" fo:margin-bottom="0.0972in" style:contextual-spacing="false" fo:line-height="115%" fo:background-color="#fda978"/>
    </style:style>
    <style:style style:name="P464" style:family="paragraph" style:parent-style-name="Text_20_body" style:list-style-name="L214">
      <loext:graphic-properties draw:fill="solid" draw:fill-color="#fda978"/>
      <style:paragraph-properties fo:background-color="#fda978"/>
    </style:style>
    <style:style style:name="P465" style:family="paragraph" style:parent-style-name="Text_20_body" style:list-style-name="L215">
      <loext:graphic-properties draw:fill="solid" draw:fill-color="#fda978"/>
      <style:paragraph-properties fo:background-color="#fda978"/>
    </style:style>
    <style:style style:name="P466" style:family="paragraph" style:parent-style-name="Text_20_body" style:list-style-name="L216">
      <loext:graphic-properties draw:fill="solid" draw:fill-color="#fda978"/>
      <style:paragraph-properties fo:background-color="#fda978"/>
    </style:style>
    <style:style style:name="P467" style:family="paragraph" style:parent-style-name="Text_20_body" style:list-style-name="L217">
      <loext:graphic-properties draw:fill="solid" draw:fill-color="#fda978"/>
      <style:paragraph-properties fo:background-color="#fda978"/>
    </style:style>
    <style:style style:name="P468" style:family="paragraph" style:parent-style-name="Text_20_body" style:list-style-name="L218">
      <loext:graphic-properties draw:fill="solid" draw:fill-color="#fda978"/>
      <style:paragraph-properties fo:background-color="#fda978"/>
    </style:style>
    <style:style style:name="P469" style:family="paragraph" style:parent-style-name="Text_20_body" style:list-style-name="L219">
      <loext:graphic-properties draw:fill="solid" draw:fill-color="#fda978"/>
      <style:paragraph-properties fo:background-color="#fda978"/>
    </style:style>
    <style:style style:name="P470" style:family="paragraph" style:parent-style-name="Heading_20_2">
      <loext:graphic-properties draw:fill="solid" draw:fill-color="#fed4bb" draw:opacity="100%"/>
      <style:paragraph-properties fo:background-color="#fed4bb"/>
    </style:style>
    <style:style style:name="P471" style:family="paragraph" style:parent-style-name="Heading_20_2">
      <loext:graphic-properties draw:fill="solid" draw:fill-color="#fed4bb"/>
      <style:paragraph-properties fo:margin-top="0in" fo:margin-bottom="0.0972in" style:contextual-spacing="false" fo:line-height="115%" fo:background-color="#fed4bb"/>
    </style:style>
    <style:style style:name="P472" style:family="paragraph" style:parent-style-name="Text_20_body" style:list-style-name="L220">
      <loext:graphic-properties draw:fill="solid" draw:fill-color="#fed4bb"/>
      <style:paragraph-properties fo:background-color="#fed4bb"/>
    </style:style>
    <style:style style:name="P473" style:family="paragraph" style:parent-style-name="Text_20_body" style:list-style-name="L221">
      <loext:graphic-properties draw:fill="solid" draw:fill-color="#fed4bb"/>
      <style:paragraph-properties fo:background-color="#fed4bb"/>
    </style:style>
    <style:style style:name="P474" style:family="paragraph" style:parent-style-name="Text_20_body" style:list-style-name="L222">
      <loext:graphic-properties draw:fill="solid" draw:fill-color="#fed4bb"/>
      <style:paragraph-properties fo:background-color="#fed4bb"/>
    </style:style>
    <style:style style:name="P475" style:family="paragraph" style:parent-style-name="Text_20_body" style:list-style-name="L223">
      <loext:graphic-properties draw:fill="solid" draw:fill-color="#fed4bb"/>
      <style:paragraph-properties fo:background-color="#fed4bb"/>
    </style:style>
    <style:style style:name="P476" style:family="paragraph" style:parent-style-name="Text_20_body" style:list-style-name="L224">
      <loext:graphic-properties draw:fill="solid" draw:fill-color="#fed4bb"/>
      <style:paragraph-properties fo:background-color="#fed4bb"/>
    </style:style>
    <style:style style:name="P477" style:family="paragraph" style:parent-style-name="Text_20_body" style:list-style-name="L225">
      <loext:graphic-properties draw:fill="solid" draw:fill-color="#fed4bb"/>
      <style:paragraph-properties fo:background-color="#fed4bb"/>
    </style:style>
    <style:style style:name="P478" style:family="paragraph" style:parent-style-name="Text_20_body" style:list-style-name="L226">
      <loext:graphic-properties draw:fill="solid" draw:fill-color="#fed4bb"/>
      <style:paragraph-properties fo:background-color="#fed4bb"/>
    </style:style>
    <style:style style:name="P479" style:family="paragraph" style:parent-style-name="Text_20_body" style:list-style-name="L227">
      <loext:graphic-properties draw:fill="solid" draw:fill-color="#fed4bb"/>
      <style:paragraph-properties fo:background-color="#fed4bb"/>
    </style:style>
    <style:style style:name="P480" style:family="paragraph" style:parent-style-name="Heading_20_1">
      <loext:graphic-properties draw:fill="solid" draw:fill-color="#fed4bb" draw:opacity="100%"/>
      <style:paragraph-properties fo:background-color="#fed4bb"/>
    </style:style>
    <style:style style:name="P481" style:family="paragraph" style:parent-style-name="Text_20_body" style:list-style-name="L228">
      <loext:graphic-properties draw:fill="solid" draw:fill-color="#fed4bb"/>
      <style:paragraph-properties fo:background-color="#fed4bb"/>
    </style:style>
    <style:style style:name="P482" style:family="paragraph" style:parent-style-name="Text_20_body" style:list-style-name="L229">
      <loext:graphic-properties draw:fill="solid" draw:fill-color="#fed4bb"/>
      <style:paragraph-properties fo:background-color="#fed4bb"/>
    </style:style>
    <style:style style:name="P483" style:family="paragraph" style:parent-style-name="Text_20_body" style:list-style-name="L230">
      <loext:graphic-properties draw:fill="solid" draw:fill-color="#fed4bb"/>
      <style:paragraph-properties fo:background-color="#fed4bb"/>
    </style:style>
    <style:style style:name="P484" style:family="paragraph" style:parent-style-name="Text_20_body" style:list-style-name="L231">
      <loext:graphic-properties draw:fill="solid" draw:fill-color="#fed4bb"/>
      <style:paragraph-properties fo:background-color="#fed4bb"/>
    </style:style>
    <style:style style:name="P485" style:family="paragraph" style:parent-style-name="Text_20_body" style:list-style-name="L232">
      <loext:graphic-properties draw:fill="solid" draw:fill-color="#fed4bb"/>
      <style:paragraph-properties fo:background-color="#fed4bb"/>
    </style:style>
    <style:style style:name="P486" style:family="paragraph" style:parent-style-name="Text_20_body" style:list-style-name="L233">
      <loext:graphic-properties draw:fill="solid" draw:fill-color="#fed4bb"/>
      <style:paragraph-properties fo:background-color="#fed4bb"/>
    </style:style>
    <style:style style:name="P487" style:family="paragraph" style:parent-style-name="Text_20_body" style:list-style-name="L234">
      <loext:graphic-properties draw:fill="solid" draw:fill-color="#fed4bb"/>
      <style:paragraph-properties fo:background-color="#fed4bb"/>
    </style:style>
    <style:style style:name="P488" style:family="paragraph" style:parent-style-name="Text_20_body" style:list-style-name="L235">
      <loext:graphic-properties draw:fill="solid" draw:fill-color="#fed4bb"/>
      <style:paragraph-properties fo:background-color="#fed4bb"/>
    </style:style>
    <style:style style:name="P489" style:family="paragraph" style:parent-style-name="Text_20_body" style:list-style-name="L236">
      <loext:graphic-properties draw:fill="solid" draw:fill-color="#fed4bb"/>
      <style:paragraph-properties fo:background-color="#fed4bb"/>
    </style:style>
    <style:style style:name="P490" style:family="paragraph" style:parent-style-name="Text_20_body" style:list-style-name="L237">
      <loext:graphic-properties draw:fill="solid" draw:fill-color="#fed4bb"/>
      <style:paragraph-properties fo:background-color="#fed4bb"/>
    </style:style>
    <style:style style:name="P491" style:family="paragraph" style:parent-style-name="Text_20_body" style:list-style-name="L238">
      <loext:graphic-properties draw:fill="solid" draw:fill-color="#fed4bb"/>
      <style:paragraph-properties fo:background-color="#fed4bb"/>
    </style:style>
    <style:style style:name="P492" style:family="paragraph" style:parent-style-name="Text_20_body" style:list-style-name="L239">
      <loext:graphic-properties draw:fill="solid" draw:fill-color="#fed4bb"/>
      <style:paragraph-properties fo:background-color="#fed4bb"/>
    </style:style>
    <style:style style:name="P493" style:family="paragraph" style:parent-style-name="Text_20_body" style:list-style-name="L240">
      <loext:graphic-properties draw:fill="solid" draw:fill-color="#fed4bb"/>
      <style:paragraph-properties fo:background-color="#fed4bb"/>
    </style:style>
    <style:style style:name="P494" style:family="paragraph" style:parent-style-name="Heading_20_4">
      <loext:graphic-properties draw:fill="solid" draw:fill-color="#fed4bb"/>
      <style:paragraph-properties fo:margin-top="0in" fo:margin-bottom="0.0972in" style:contextual-spacing="false" fo:line-height="115%" fo:background-color="#fed4bb"/>
    </style:style>
    <style:style style:name="P495" style:family="paragraph" style:parent-style-name="Text_20_body" style:list-style-name="L241">
      <loext:graphic-properties draw:fill="solid" draw:fill-color="#fed4bb"/>
      <style:paragraph-properties fo:background-color="#fed4bb"/>
    </style:style>
    <style:style style:name="P496" style:family="paragraph" style:parent-style-name="Text_20_body" style:list-style-name="L242">
      <loext:graphic-properties draw:fill="solid" draw:fill-color="#fed4bb"/>
      <style:paragraph-properties fo:background-color="#fed4bb"/>
    </style:style>
    <style:style style:name="P497" style:family="paragraph" style:parent-style-name="Text_20_body" style:list-style-name="L243">
      <loext:graphic-properties draw:fill="solid" draw:fill-color="#fed4bb"/>
      <style:paragraph-properties fo:background-color="#fed4bb"/>
    </style:style>
    <style:style style:name="P498" style:family="paragraph" style:parent-style-name="Text_20_body" style:list-style-name="L244">
      <loext:graphic-properties draw:fill="solid" draw:fill-color="#fed4bb"/>
      <style:paragraph-properties fo:background-color="#fed4bb"/>
    </style:style>
    <style:style style:name="P499" style:family="paragraph" style:parent-style-name="Text_20_body" style:list-style-name="L245">
      <loext:graphic-properties draw:fill="solid" draw:fill-color="#fed4bb"/>
      <style:paragraph-properties fo:background-color="#fed4bb"/>
    </style:style>
    <style:style style:name="P500" style:family="paragraph" style:parent-style-name="Text_20_body" style:list-style-name="L246">
      <loext:graphic-properties draw:fill="solid" draw:fill-color="#fed4bb"/>
      <style:paragraph-properties fo:background-color="#fed4bb"/>
    </style:style>
    <style:style style:name="P501" style:family="paragraph" style:parent-style-name="Text_20_body" style:list-style-name="L247">
      <loext:graphic-properties draw:fill="solid" draw:fill-color="#fed4bb"/>
      <style:paragraph-properties fo:background-color="#fed4bb"/>
    </style:style>
    <style:style style:name="P502" style:family="paragraph" style:parent-style-name="Heading_20_2">
      <loext:graphic-properties draw:fill="solid" draw:fill-color="#bbe6fe" draw:opacity="100%"/>
      <style:paragraph-properties fo:background-color="#bbe6fe"/>
    </style:style>
    <style:style style:name="P503" style:family="paragraph" style:parent-style-name="Text_20_body" style:list-style-name="L248">
      <loext:graphic-properties draw:fill="solid" draw:fill-color="#bbe6fe"/>
      <style:paragraph-properties fo:background-color="#bbe6fe"/>
    </style:style>
    <style:style style:name="P504" style:family="paragraph" style:parent-style-name="Text_20_body" style:list-style-name="L249">
      <loext:graphic-properties draw:fill="solid" draw:fill-color="#bbe6fe"/>
      <style:paragraph-properties fo:background-color="#bbe6fe"/>
    </style:style>
    <style:style style:name="P505" style:family="paragraph" style:parent-style-name="Text_20_body" style:list-style-name="L250">
      <loext:graphic-properties draw:fill="solid" draw:fill-color="#bbe6fe"/>
      <style:paragraph-properties fo:background-color="#bbe6fe"/>
    </style:style>
    <style:style style:name="P506" style:family="paragraph" style:parent-style-name="Text_20_body" style:list-style-name="L251">
      <loext:graphic-properties draw:fill="solid" draw:fill-color="#bbe6fe"/>
      <style:paragraph-properties fo:background-color="#bbe6fe"/>
    </style:style>
    <style:style style:name="P507" style:family="paragraph" style:parent-style-name="Text_20_body" style:list-style-name="L252">
      <loext:graphic-properties draw:fill="solid" draw:fill-color="#bbe6fe"/>
      <style:paragraph-properties fo:background-color="#bbe6fe"/>
    </style:style>
    <style:style style:name="P508" style:family="paragraph" style:parent-style-name="Text_20_body" style:list-style-name="L253">
      <loext:graphic-properties draw:fill="solid" draw:fill-color="#bbe6fe"/>
      <style:paragraph-properties fo:background-color="#bbe6fe"/>
    </style:style>
    <style:style style:name="P509" style:family="paragraph" style:parent-style-name="Text_20_body" style:list-style-name="L254">
      <loext:graphic-properties draw:fill="solid" draw:fill-color="#bbe6fe"/>
      <style:paragraph-properties fo:background-color="#bbe6fe"/>
    </style:style>
    <style:style style:name="P510" style:family="paragraph" style:parent-style-name="Text_20_body" style:list-style-name="L255">
      <loext:graphic-properties draw:fill="solid" draw:fill-color="#bbe6fe"/>
      <style:paragraph-properties fo:background-color="#bbe6fe"/>
    </style:style>
    <style:style style:name="P511" style:family="paragraph" style:parent-style-name="Text_20_body" style:list-style-name="L256">
      <loext:graphic-properties draw:fill="solid" draw:fill-color="#bbe6fe"/>
      <style:paragraph-properties fo:background-color="#bbe6fe"/>
    </style:style>
    <style:style style:name="P512" style:family="paragraph" style:parent-style-name="Text_20_body" style:list-style-name="L257">
      <loext:graphic-properties draw:fill="solid" draw:fill-color="#bbe6fe"/>
      <style:paragraph-properties fo:background-color="#bbe6fe"/>
    </style:style>
    <style:style style:name="P513" style:family="paragraph" style:parent-style-name="Text_20_body" style:list-style-name="L258">
      <loext:graphic-properties draw:fill="solid" draw:fill-color="#bbe6fe"/>
      <style:paragraph-properties fo:background-color="#bbe6fe"/>
    </style:style>
    <style:style style:name="P514" style:family="paragraph" style:parent-style-name="Text_20_body" style:list-style-name="L259">
      <loext:graphic-properties draw:fill="solid" draw:fill-color="#bbe6fe"/>
      <style:paragraph-properties fo:background-color="#bbe6fe"/>
    </style:style>
    <style:style style:name="P515" style:family="paragraph" style:parent-style-name="Text_20_body" style:list-style-name="L260">
      <loext:graphic-properties draw:fill="solid" draw:fill-color="#bbe6fe"/>
      <style:paragraph-properties fo:background-color="#bbe6fe"/>
    </style:style>
    <style:style style:name="P516" style:family="paragraph" style:parent-style-name="Text_20_body" style:list-style-name="L261">
      <loext:graphic-properties draw:fill="solid" draw:fill-color="#bbe6fe"/>
      <style:paragraph-properties fo:background-color="#bbe6fe"/>
    </style:style>
    <style:style style:name="P517" style:family="paragraph" style:parent-style-name="Heading_20_2">
      <loext:graphic-properties draw:fill="solid" draw:fill-color="#89fd78" draw:opacity="100%"/>
      <style:paragraph-properties fo:background-color="#89fd78"/>
    </style:style>
    <style:style style:name="P518" style:family="paragraph" style:parent-style-name="Text_20_body">
      <loext:graphic-properties draw:fill="solid" draw:fill-color="#89fd78"/>
      <style:paragraph-properties fo:background-color="#89fd78"/>
    </style:style>
    <style:style style:name="P519" style:family="paragraph" style:parent-style-name="Horizontal_20_Line">
      <loext:graphic-properties draw:fill="solid" draw:fill-color="#89fd78"/>
      <style:paragraph-properties fo:margin-top="0in" fo:margin-bottom="0.0972in" style:contextual-spacing="false" fo:line-height="115%" fo:background-color="#89fd78"/>
    </style:style>
    <style:style style:name="P520" style:family="paragraph" style:parent-style-name="Heading_20_2">
      <loext:graphic-properties draw:fill="solid" draw:fill-color="#89fd78"/>
      <style:paragraph-properties fo:margin-top="0in" fo:margin-bottom="0.0972in" style:contextual-spacing="false" fo:line-height="115%" fo:background-color="#89fd78"/>
    </style:style>
    <style:style style:name="P521" style:family="paragraph" style:parent-style-name="Heading_20_3">
      <loext:graphic-properties draw:fill="solid" draw:fill-color="#89fd78"/>
      <style:paragraph-properties fo:margin-top="0in" fo:margin-bottom="0.0972in" style:contextual-spacing="false" fo:line-height="115%" fo:background-color="#89fd78"/>
    </style:style>
    <style:style style:name="P522" style:family="paragraph" style:parent-style-name="Text_20_body" style:list-style-name="L262">
      <loext:graphic-properties draw:fill="solid" draw:fill-color="#89fd78"/>
      <style:paragraph-properties fo:background-color="#89fd78"/>
    </style:style>
    <style:style style:name="P523" style:family="paragraph" style:parent-style-name="Preformatted_20_Text">
      <loext:graphic-properties draw:fill="solid" draw:fill-color="#89fd78"/>
      <style:paragraph-properties fo:margin-left="0in" fo:margin-right="0in" fo:margin-top="0in" fo:margin-bottom="0.0972in" style:contextual-spacing="false" fo:line-height="115%" fo:text-indent="0in" style:auto-text-indent="false" fo:background-color="#89fd78" style:writing-mode="lr-tb"/>
    </style:style>
    <style:style style:name="P524" style:family="paragraph" style:parent-style-name="Preformatted_20_Text">
      <loext:graphic-properties draw:fill="solid" draw:fill-color="#89fd78"/>
      <style:paragraph-properties fo:margin-top="0in" fo:margin-bottom="0.0972in" style:contextual-spacing="false" fo:line-height="115%" fo:background-color="#89fd78" style:writing-mode="lr-tb"/>
    </style:style>
    <style:style style:name="P525" style:family="paragraph" style:parent-style-name="Text_20_body" style:list-style-name="L263">
      <loext:graphic-properties draw:fill="solid" draw:fill-color="#89fd78"/>
      <style:paragraph-properties fo:background-color="#89fd78"/>
    </style:style>
    <style:style style:name="P526" style:family="paragraph" style:parent-style-name="Text_20_body" style:list-style-name="L264">
      <loext:graphic-properties draw:fill="solid" draw:fill-color="#89fd78"/>
      <style:paragraph-properties fo:background-color="#89fd78"/>
    </style:style>
    <style:style style:name="P527" style:family="paragraph" style:parent-style-name="Text_20_body" style:list-style-name="L265">
      <loext:graphic-properties draw:fill="solid" draw:fill-color="#89fd78"/>
      <style:paragraph-properties fo:background-color="#89fd78"/>
    </style:style>
    <style:style style:name="P528" style:family="paragraph" style:parent-style-name="Text_20_body" style:list-style-name="L266">
      <loext:graphic-properties draw:fill="solid" draw:fill-color="#89fd78"/>
      <style:paragraph-properties fo:background-color="#89fd78"/>
    </style:style>
    <style:style style:name="P529" style:family="paragraph" style:parent-style-name="Text_20_body" style:list-style-name="L267">
      <loext:graphic-properties draw:fill="solid" draw:fill-color="#89fd78"/>
      <style:paragraph-properties fo:background-color="#89fd78"/>
    </style:style>
    <style:style style:name="P530" style:family="paragraph" style:parent-style-name="Text_20_body" style:list-style-name="L268">
      <loext:graphic-properties draw:fill="solid" draw:fill-color="#89fd78"/>
      <style:paragraph-properties fo:background-color="#89fd78"/>
    </style:style>
    <style:style style:name="P531" style:family="paragraph" style:parent-style-name="Text_20_body" style:list-style-name="L269">
      <loext:graphic-properties draw:fill="solid" draw:fill-color="#89fd78"/>
      <style:paragraph-properties fo:background-color="#89fd78"/>
    </style:style>
    <style:style style:name="P532" style:family="paragraph" style:parent-style-name="Text_20_body" style:list-style-name="L270">
      <loext:graphic-properties draw:fill="solid" draw:fill-color="#89fd78"/>
      <style:paragraph-properties fo:background-color="#89fd78"/>
    </style:style>
    <style:style style:name="P533" style:family="paragraph" style:parent-style-name="Text_20_body" style:list-style-name="L271">
      <loext:graphic-properties draw:fill="solid" draw:fill-color="#89fd78"/>
      <style:paragraph-properties fo:background-color="#89fd78"/>
    </style:style>
    <style:style style:name="P534" style:family="paragraph" style:parent-style-name="Text_20_body" style:list-style-name="L272">
      <loext:graphic-properties draw:fill="solid" draw:fill-color="#89fd78"/>
      <style:paragraph-properties fo:background-color="#89fd78"/>
    </style:style>
    <style:style style:name="P535" style:family="paragraph" style:parent-style-name="Text_20_body" style:list-style-name="L273">
      <loext:graphic-properties draw:fill="solid" draw:fill-color="#89fd78"/>
      <style:paragraph-properties fo:background-color="#89fd78"/>
    </style:style>
    <style:style style:name="P536" style:family="paragraph" style:parent-style-name="Text_20_body" style:list-style-name="L274">
      <loext:graphic-properties draw:fill="solid" draw:fill-color="#89fd78"/>
      <style:paragraph-properties fo:background-color="#89fd78"/>
    </style:style>
    <style:style style:name="P537" style:family="paragraph" style:parent-style-name="Text_20_body">
      <loext:graphic-properties draw:fill="solid" draw:fill-color="#89fd78" draw:opacity="100%"/>
      <style:paragraph-properties fo:background-color="#89fd78"/>
    </style:style>
    <style:style style:name="P538" style:family="paragraph" style:parent-style-name="Heading_20_2">
      <loext:graphic-properties draw:fill="solid" draw:fill-color="#d9d9d9" draw:opacity="100%"/>
      <style:paragraph-properties fo:background-color="#d9d9d9"/>
    </style:style>
    <style:style style:name="P539" style:family="paragraph" style:parent-style-name="Heading_20_2">
      <loext:graphic-properties draw:fill="solid" draw:fill-color="#d9d9d9"/>
      <style:paragraph-properties fo:margin-top="0in" fo:margin-bottom="0.0972in" style:contextual-spacing="false" fo:line-height="115%" fo:background-color="#d9d9d9"/>
    </style:style>
    <style:style style:name="P540" style:family="paragraph" style:parent-style-name="Text_20_body" style:list-style-name="L275">
      <loext:graphic-properties draw:fill="solid" draw:fill-color="#d9d9d9"/>
      <style:paragraph-properties fo:background-color="#d9d9d9"/>
    </style:style>
    <style:style style:name="P541" style:family="paragraph" style:parent-style-name="Text_20_body" style:list-style-name="L276">
      <loext:graphic-properties draw:fill="solid" draw:fill-color="#d9d9d9"/>
      <style:paragraph-properties fo:background-color="#d9d9d9"/>
    </style:style>
    <style:style style:name="P542" style:family="paragraph" style:parent-style-name="Text_20_body" style:list-style-name="L277">
      <loext:graphic-properties draw:fill="solid" draw:fill-color="#d9d9d9"/>
      <style:paragraph-properties fo:background-color="#d9d9d9"/>
    </style:style>
    <style:style style:name="P543" style:family="paragraph" style:parent-style-name="Text_20_body" style:list-style-name="L278">
      <loext:graphic-properties draw:fill="solid" draw:fill-color="#d9d9d9"/>
      <style:paragraph-properties fo:background-color="#d9d9d9"/>
    </style:style>
    <style:style style:name="P544" style:family="paragraph" style:parent-style-name="Text_20_body" style:list-style-name="L279">
      <loext:graphic-properties draw:fill="solid" draw:fill-color="#d9d9d9"/>
      <style:paragraph-properties fo:background-color="#d9d9d9"/>
    </style:style>
    <style:style style:name="P545" style:family="paragraph" style:parent-style-name="Text_20_body" style:list-style-name="L280">
      <loext:graphic-properties draw:fill="solid" draw:fill-color="#d9d9d9"/>
      <style:paragraph-properties fo:background-color="#d9d9d9"/>
    </style:style>
    <style:style style:name="P546" style:family="paragraph" style:parent-style-name="Text_20_body" style:list-style-name="L281">
      <loext:graphic-properties draw:fill="solid" draw:fill-color="#d9d9d9"/>
      <style:paragraph-properties fo:background-color="#d9d9d9"/>
    </style:style>
    <style:style style:name="P547" style:family="paragraph" style:parent-style-name="Quotations">
      <loext:graphic-properties draw:fill="solid" draw:fill-color="#d9d9d9"/>
      <style:paragraph-properties fo:margin-top="0in" fo:margin-bottom="0.0972in" style:contextual-spacing="false" fo:line-height="115%" fo:background-color="#d9d9d9"/>
    </style:style>
    <style:style style:name="P548" style:family="paragraph" style:parent-style-name="Text_20_body" style:list-style-name="L282">
      <loext:graphic-properties draw:fill="solid" draw:fill-color="#d9d9d9"/>
      <style:paragraph-properties fo:background-color="#d9d9d9"/>
    </style:style>
    <style:style style:name="P549" style:family="paragraph" style:parent-style-name="Text_20_body" style:list-style-name="L283">
      <loext:graphic-properties draw:fill="solid" draw:fill-color="#d9d9d9"/>
      <style:paragraph-properties fo:background-color="#d9d9d9"/>
    </style:style>
    <style:style style:name="P550" style:family="paragraph" style:parent-style-name="Text_20_body" style:list-style-name="L284">
      <loext:graphic-properties draw:fill="solid" draw:fill-color="#d9d9d9"/>
      <style:paragraph-properties fo:background-color="#d9d9d9"/>
    </style:style>
    <style:style style:name="P551" style:family="paragraph" style:parent-style-name="Text_20_body" style:list-style-name="L285">
      <loext:graphic-properties draw:fill="solid" draw:fill-color="#d9d9d9"/>
      <style:paragraph-properties fo:background-color="#d9d9d9"/>
    </style:style>
    <style:style style:name="P552" style:family="paragraph" style:parent-style-name="Text_20_body" style:list-style-name="L286">
      <loext:graphic-properties draw:fill="solid" draw:fill-color="#d9d9d9"/>
      <style:paragraph-properties fo:background-color="#d9d9d9"/>
    </style:style>
    <style:style style:name="P553" style:family="paragraph" style:parent-style-name="Text_20_body" style:list-style-name="L287">
      <loext:graphic-properties draw:fill="solid" draw:fill-color="#d9d9d9"/>
      <style:paragraph-properties fo:background-color="#d9d9d9"/>
    </style:style>
    <style:style style:name="P554" style:family="paragraph" style:parent-style-name="Text_20_body" style:list-style-name="L288">
      <loext:graphic-properties draw:fill="solid" draw:fill-color="#d9d9d9"/>
      <style:paragraph-properties fo:background-color="#d9d9d9"/>
    </style:style>
    <style:style style:name="P555" style:family="paragraph" style:parent-style-name="Text_20_body" style:list-style-name="L289">
      <loext:graphic-properties draw:fill="solid" draw:fill-color="#d9d9d9"/>
      <style:paragraph-properties fo:background-color="#d9d9d9"/>
    </style:style>
    <style:style style:name="P556" style:family="paragraph" style:parent-style-name="Text_20_body" style:list-style-name="L290">
      <loext:graphic-properties draw:fill="solid" draw:fill-color="#d9d9d9"/>
      <style:paragraph-properties fo:background-color="#d9d9d9"/>
    </style:style>
    <style:style style:name="P557" style:family="paragraph" style:parent-style-name="Text_20_body" style:list-style-name="L291">
      <loext:graphic-properties draw:fill="solid" draw:fill-color="#d9d9d9"/>
      <style:paragraph-properties fo:background-color="#d9d9d9"/>
    </style:style>
    <style:style style:name="P558" style:family="paragraph" style:parent-style-name="Text_20_body" style:list-style-name="L292">
      <loext:graphic-properties draw:fill="solid" draw:fill-color="#d9d9d9"/>
      <style:paragraph-properties fo:background-color="#d9d9d9"/>
    </style:style>
    <style:style style:name="P559" style:family="paragraph" style:parent-style-name="Text_20_body" style:list-style-name="L293">
      <loext:graphic-properties draw:fill="solid" draw:fill-color="#d9d9d9"/>
      <style:paragraph-properties fo:background-color="#d9d9d9"/>
    </style:style>
    <style:style style:name="P560" style:family="paragraph" style:parent-style-name="Text_20_body" style:list-style-name="L294">
      <loext:graphic-properties draw:fill="solid" draw:fill-color="#d9d9d9"/>
      <style:paragraph-properties fo:background-color="#d9d9d9"/>
    </style:style>
    <style:style style:name="P561" style:family="paragraph" style:parent-style-name="Text_20_body" style:list-style-name="L295">
      <loext:graphic-properties draw:fill="solid" draw:fill-color="#d9d9d9"/>
      <style:paragraph-properties fo:background-color="#d9d9d9"/>
    </style:style>
    <style:style style:name="P562" style:family="paragraph" style:parent-style-name="Text_20_body" style:list-style-name="L296">
      <loext:graphic-properties draw:fill="solid" draw:fill-color="#d9d9d9"/>
      <style:paragraph-properties fo:background-color="#d9d9d9"/>
    </style:style>
    <style:style style:name="P563" style:family="paragraph" style:parent-style-name="Text_20_body" style:list-style-name="L297">
      <loext:graphic-properties draw:fill="solid" draw:fill-color="#d9d9d9"/>
      <style:paragraph-properties fo:background-color="#d9d9d9"/>
    </style:style>
    <style:style style:name="P564" style:family="paragraph" style:parent-style-name="Text_20_body" style:list-style-name="L298">
      <loext:graphic-properties draw:fill="solid" draw:fill-color="#d9d9d9"/>
      <style:paragraph-properties fo:background-color="#d9d9d9"/>
    </style:style>
    <style:style style:name="P565" style:family="paragraph" style:parent-style-name="Text_20_body" style:list-style-name="L299">
      <loext:graphic-properties draw:fill="solid" draw:fill-color="#d9d9d9"/>
      <style:paragraph-properties fo:background-color="#d9d9d9"/>
    </style:style>
    <style:style style:name="P566" style:family="paragraph" style:parent-style-name="Text_20_body" style:list-style-name="L300">
      <loext:graphic-properties draw:fill="solid" draw:fill-color="#d9d9d9"/>
      <style:paragraph-properties fo:background-color="#d9d9d9"/>
    </style:style>
    <style:style style:name="P567" style:family="paragraph" style:parent-style-name="Text_20_body" style:list-style-name="L301">
      <loext:graphic-properties draw:fill="solid" draw:fill-color="#d9d9d9"/>
      <style:paragraph-properties fo:background-color="#d9d9d9"/>
    </style:style>
    <style:style style:name="P568" style:family="paragraph" style:parent-style-name="Text_20_body" style:list-style-name="L302">
      <loext:graphic-properties draw:fill="solid" draw:fill-color="#d9d9d9"/>
      <style:paragraph-properties fo:background-color="#d9d9d9"/>
    </style:style>
    <style:style style:name="P569" style:family="paragraph" style:parent-style-name="Text_20_body" style:list-style-name="L303">
      <loext:graphic-properties draw:fill="solid" draw:fill-color="#d9d9d9"/>
      <style:paragraph-properties fo:background-color="#d9d9d9"/>
    </style:style>
    <style:style style:name="P570" style:family="paragraph" style:parent-style-name="Text_20_body" style:list-style-name="L304">
      <loext:graphic-properties draw:fill="solid" draw:fill-color="#d9d9d9"/>
      <style:paragraph-properties fo:background-color="#d9d9d9"/>
    </style:style>
    <style:style style:name="P571" style:family="paragraph" style:parent-style-name="Text_20_body" style:list-style-name="L305">
      <loext:graphic-properties draw:fill="solid" draw:fill-color="#d9d9d9"/>
      <style:paragraph-properties fo:background-color="#d9d9d9"/>
    </style:style>
    <style:style style:name="P572" style:family="paragraph" style:parent-style-name="Text_20_body" style:list-style-name="L306">
      <loext:graphic-properties draw:fill="solid" draw:fill-color="#fff1c1"/>
      <style:paragraph-properties fo:background-color="#fff1c1"/>
    </style:style>
    <style:style style:name="P573" style:family="paragraph" style:parent-style-name="Text_20_body" style:list-style-name="L307">
      <loext:graphic-properties draw:fill="solid" draw:fill-color="#fff1c1"/>
      <style:paragraph-properties fo:background-color="#fff1c1"/>
    </style:style>
    <style:style style:name="P574" style:family="paragraph" style:parent-style-name="Text_20_body" style:list-style-name="L308">
      <loext:graphic-properties draw:fill="solid" draw:fill-color="#fff1c1"/>
      <style:paragraph-properties fo:background-color="#fff1c1"/>
    </style:style>
    <style:style style:name="P575" style:family="paragraph" style:parent-style-name="Text_20_body" style:list-style-name="L309">
      <loext:graphic-properties draw:fill="solid" draw:fill-color="#fff1c1"/>
      <style:paragraph-properties fo:background-color="#fff1c1"/>
    </style:style>
    <style:style style:name="P576" style:family="paragraph" style:parent-style-name="Text_20_body" style:list-style-name="L310">
      <loext:graphic-properties draw:fill="solid" draw:fill-color="#fff1c1"/>
      <style:paragraph-properties fo:background-color="#fff1c1"/>
    </style:style>
    <style:style style:name="P577" style:family="paragraph" style:parent-style-name="Text_20_body" style:list-style-name="L311">
      <loext:graphic-properties draw:fill="solid" draw:fill-color="#fff1c1"/>
      <style:paragraph-properties fo:background-color="#fff1c1"/>
    </style:style>
    <style:style style:name="P578" style:family="paragraph" style:parent-style-name="Text_20_body" style:list-style-name="L312">
      <loext:graphic-properties draw:fill="solid" draw:fill-color="#fff1c1"/>
      <style:paragraph-properties fo:background-color="#fff1c1"/>
    </style:style>
    <style:style style:name="P579" style:family="paragraph" style:parent-style-name="Text_20_body" style:list-style-name="L313">
      <loext:graphic-properties draw:fill="solid" draw:fill-color="#fff1c1"/>
      <style:paragraph-properties fo:background-color="#fff1c1"/>
    </style:style>
    <style:style style:name="P580" style:family="paragraph" style:parent-style-name="Text_20_body" style:list-style-name="L314">
      <loext:graphic-properties draw:fill="solid" draw:fill-color="#fff1c1"/>
      <style:paragraph-properties fo:background-color="#fff1c1"/>
    </style:style>
    <style:style style:name="P581" style:family="paragraph" style:parent-style-name="Text_20_body" style:list-style-name="L315">
      <loext:graphic-properties draw:fill="solid" draw:fill-color="#fff1c1"/>
      <style:paragraph-properties fo:background-color="#fff1c1"/>
    </style:style>
    <style:style style:name="P582" style:family="paragraph" style:parent-style-name="Text_20_body" style:list-style-name="L316">
      <loext:graphic-properties draw:fill="solid" draw:fill-color="#fff1c1"/>
      <style:paragraph-properties fo:background-color="#fff1c1"/>
    </style:style>
    <style:style style:name="P583" style:family="paragraph" style:parent-style-name="Text_20_body" style:list-style-name="L317">
      <loext:graphic-properties draw:fill="solid" draw:fill-color="#fff1c1"/>
      <style:paragraph-properties fo:background-color="#fff1c1"/>
    </style:style>
    <style:style style:name="P584" style:family="paragraph" style:parent-style-name="Text_20_body" style:list-style-name="L318">
      <loext:graphic-properties draw:fill="solid" draw:fill-color="#fff1c1"/>
      <style:paragraph-properties fo:background-color="#fff1c1"/>
    </style:style>
    <style:style style:name="P585" style:family="paragraph" style:parent-style-name="Text_20_body" style:list-style-name="L319">
      <loext:graphic-properties draw:fill="solid" draw:fill-color="#fff1c1"/>
      <style:paragraph-properties fo:background-color="#fff1c1"/>
    </style:style>
    <style:style style:name="P586" style:family="paragraph" style:parent-style-name="Text_20_body" style:list-style-name="L320">
      <loext:graphic-properties draw:fill="solid" draw:fill-color="#fff1c1"/>
      <style:paragraph-properties fo:background-color="#fff1c1"/>
    </style:style>
    <style:style style:name="P587" style:family="paragraph" style:parent-style-name="Heading_20_2">
      <loext:graphic-properties draw:fill="solid" draw:fill-color="#dec5f4" draw:opacity="100%"/>
      <style:paragraph-properties fo:background-color="#dec5f4"/>
    </style:style>
    <style:style style:name="P588" style:family="paragraph" style:parent-style-name="Heading_20_2">
      <loext:graphic-properties draw:fill="solid" draw:fill-color="#dec5f4"/>
      <style:paragraph-properties fo:margin-top="0in" fo:margin-bottom="0.0972in" style:contextual-spacing="false" fo:line-height="115%" fo:background-color="#dec5f4"/>
    </style:style>
    <style:style style:name="P589" style:family="paragraph" style:parent-style-name="Text_20_body" style:list-style-name="L321">
      <loext:graphic-properties draw:fill="solid" draw:fill-color="#dec5f4"/>
      <style:paragraph-properties fo:background-color="#dec5f4"/>
    </style:style>
    <style:style style:name="P590" style:family="paragraph" style:parent-style-name="Text_20_body" style:list-style-name="L322">
      <loext:graphic-properties draw:fill="solid" draw:fill-color="#dec5f4"/>
      <style:paragraph-properties fo:background-color="#dec5f4"/>
    </style:style>
    <style:style style:name="P591" style:family="paragraph" style:parent-style-name="Heading_20_4">
      <loext:graphic-properties draw:fill="solid" draw:fill-color="#dec5f4"/>
      <style:paragraph-properties fo:margin-top="0in" fo:margin-bottom="0.0972in" style:contextual-spacing="false" fo:line-height="115%" fo:background-color="#dec5f4"/>
    </style:style>
    <style:style style:name="P592" style:family="paragraph" style:parent-style-name="Text_20_body" style:list-style-name="L323">
      <loext:graphic-properties draw:fill="solid" draw:fill-color="#dec5f4"/>
      <style:paragraph-properties fo:background-color="#dec5f4"/>
    </style:style>
    <style:style style:name="P593" style:family="paragraph" style:parent-style-name="Text_20_body" style:list-style-name="L324">
      <loext:graphic-properties draw:fill="solid" draw:fill-color="#dec5f4"/>
      <style:paragraph-properties fo:background-color="#dec5f4"/>
    </style:style>
    <style:style style:name="P594" style:family="paragraph" style:parent-style-name="Text_20_body" style:list-style-name="L325">
      <loext:graphic-properties draw:fill="solid" draw:fill-color="#dec5f4"/>
      <style:paragraph-properties fo:background-color="#dec5f4"/>
    </style:style>
    <style:style style:name="P595" style:family="paragraph" style:parent-style-name="Text_20_body" style:list-style-name="L326">
      <loext:graphic-properties draw:fill="solid" draw:fill-color="#dec5f4"/>
      <style:paragraph-properties fo:background-color="#dec5f4"/>
    </style:style>
    <style:style style:name="P596" style:family="paragraph" style:parent-style-name="Text_20_body" style:list-style-name="L327">
      <loext:graphic-properties draw:fill="solid" draw:fill-color="#dec5f4"/>
      <style:paragraph-properties fo:background-color="#dec5f4"/>
    </style:style>
    <style:style style:name="P597" style:family="paragraph" style:parent-style-name="Text_20_body" style:list-style-name="L328">
      <loext:graphic-properties draw:fill="solid" draw:fill-color="#dec5f4"/>
      <style:paragraph-properties fo:background-color="#dec5f4"/>
    </style:style>
    <style:style style:name="P598" style:family="paragraph" style:parent-style-name="Text_20_body" style:list-style-name="L329">
      <loext:graphic-properties draw:fill="solid" draw:fill-color="#dec5f4"/>
      <style:paragraph-properties fo:background-color="#dec5f4"/>
    </style:style>
    <style:style style:name="P599" style:family="paragraph" style:parent-style-name="Text_20_body" style:list-style-name="L330">
      <loext:graphic-properties draw:fill="solid" draw:fill-color="#dec5f4"/>
      <style:paragraph-properties fo:background-color="#dec5f4"/>
    </style:style>
    <style:style style:name="P600" style:family="paragraph" style:parent-style-name="Text_20_body" style:list-style-name="L331">
      <loext:graphic-properties draw:fill="solid" draw:fill-color="#dec5f4"/>
      <style:paragraph-properties fo:background-color="#dec5f4"/>
    </style:style>
    <style:style style:name="P601" style:family="paragraph" style:parent-style-name="Text_20_body" style:list-style-name="L332">
      <loext:graphic-properties draw:fill="solid" draw:fill-color="#dec5f4"/>
      <style:paragraph-properties fo:background-color="#dec5f4"/>
    </style:style>
    <style:style style:name="P602" style:family="paragraph" style:parent-style-name="Text_20_body" style:list-style-name="L333">
      <loext:graphic-properties draw:fill="solid" draw:fill-color="#dec5f4"/>
      <style:paragraph-properties fo:background-color="#dec5f4"/>
    </style:style>
    <style:style style:name="P603" style:family="paragraph" style:parent-style-name="Text_20_body" style:list-style-name="L334">
      <loext:graphic-properties draw:fill="solid" draw:fill-color="#dec5f4"/>
      <style:paragraph-properties fo:background-color="#dec5f4"/>
    </style:style>
    <style:style style:name="P604" style:family="paragraph" style:parent-style-name="Heading_20_2">
      <loext:graphic-properties draw:fill="solid" draw:fill-color="#ffe383" draw:opacity="100%"/>
      <style:paragraph-properties fo:background-color="#ffe383"/>
    </style:style>
    <style:style style:name="P605" style:family="paragraph" style:parent-style-name="Text_20_body" style:list-style-name="L335">
      <loext:graphic-properties draw:fill="solid" draw:fill-color="#ffe383"/>
      <style:paragraph-properties fo:background-color="#ffe383"/>
    </style:style>
    <style:style style:name="P606" style:family="paragraph" style:parent-style-name="Text_20_body" style:list-style-name="L336">
      <loext:graphic-properties draw:fill="solid" draw:fill-color="#ffe383"/>
      <style:paragraph-properties fo:background-color="#ffe383"/>
    </style:style>
    <style:style style:name="P607" style:family="paragraph" style:parent-style-name="Text_20_body" style:list-style-name="L337">
      <loext:graphic-properties draw:fill="solid" draw:fill-color="#ffe383"/>
      <style:paragraph-properties fo:background-color="#ffe383"/>
    </style:style>
    <style:style style:name="P608" style:family="paragraph" style:parent-style-name="Text_20_body" style:list-style-name="L338">
      <loext:graphic-properties draw:fill="solid" draw:fill-color="#ffe383"/>
      <style:paragraph-properties fo:background-color="#ffe383"/>
    </style:style>
    <style:style style:name="P609" style:family="paragraph" style:parent-style-name="Text_20_body" style:list-style-name="L339">
      <loext:graphic-properties draw:fill="solid" draw:fill-color="#ffe383"/>
      <style:paragraph-properties fo:background-color="#ffe383"/>
    </style:style>
    <style:style style:name="P610" style:family="paragraph" style:parent-style-name="Text_20_body" style:list-style-name="L340">
      <loext:graphic-properties draw:fill="solid" draw:fill-color="#ffe383"/>
      <style:paragraph-properties fo:background-color="#ffe383"/>
    </style:style>
    <style:style style:name="P611" style:family="paragraph" style:parent-style-name="Text_20_body" style:list-style-name="L341">
      <loext:graphic-properties draw:fill="solid" draw:fill-color="#ffe383"/>
      <style:paragraph-properties fo:background-color="#ffe383"/>
    </style:style>
    <style:style style:name="P612" style:family="paragraph" style:parent-style-name="Text_20_body" style:list-style-name="L342">
      <loext:graphic-properties draw:fill="solid" draw:fill-color="#ffe383"/>
      <style:paragraph-properties fo:background-color="#ffe383"/>
    </style:style>
    <style:style style:name="P613" style:family="paragraph" style:parent-style-name="Text_20_body" style:list-style-name="L343">
      <loext:graphic-properties draw:fill="solid" draw:fill-color="#ffe383"/>
      <style:paragraph-properties fo:background-color="#ffe383"/>
    </style:style>
    <style:style style:name="P614" style:family="paragraph" style:parent-style-name="Text_20_body" style:list-style-name="L344">
      <loext:graphic-properties draw:fill="solid" draw:fill-color="#ffe383"/>
      <style:paragraph-properties fo:background-color="#ffe383"/>
    </style:style>
    <style:style style:name="P615" style:family="paragraph" style:parent-style-name="Text_20_body" style:list-style-name="L345">
      <loext:graphic-properties draw:fill="solid" draw:fill-color="#ffe383"/>
      <style:paragraph-properties fo:background-color="#ffe383"/>
    </style:style>
    <style:style style:name="P616" style:family="paragraph" style:parent-style-name="Text_20_body" style:list-style-name="L346">
      <loext:graphic-properties draw:fill="solid" draw:fill-color="#ffe383"/>
      <style:paragraph-properties fo:background-color="#ffe383"/>
    </style:style>
    <style:style style:name="P617" style:family="paragraph" style:parent-style-name="Text_20_body" style:list-style-name="L347">
      <loext:graphic-properties draw:fill="solid" draw:fill-color="#ffe383"/>
      <style:paragraph-properties fo:background-color="#ffe383"/>
    </style:style>
    <style:style style:name="P618" style:family="paragraph" style:parent-style-name="Text_20_body" style:list-style-name="L348">
      <loext:graphic-properties draw:fill="solid" draw:fill-color="#ffe383"/>
      <style:paragraph-properties fo:background-color="#ffe383"/>
    </style:style>
    <style:style style:name="P619" style:family="paragraph" style:parent-style-name="Text_20_body" style:list-style-name="L349">
      <loext:graphic-properties draw:fill="solid" draw:fill-color="#ffe383"/>
      <style:paragraph-properties fo:background-color="#ffe383"/>
    </style:style>
    <style:style style:name="P620" style:family="paragraph" style:parent-style-name="Text_20_body" style:list-style-name="L350">
      <loext:graphic-properties draw:fill="solid" draw:fill-color="#ffe383"/>
      <style:paragraph-properties fo:background-color="#ffe383"/>
    </style:style>
    <style:style style:name="P621" style:family="paragraph" style:parent-style-name="Standard">
      <loext:graphic-properties draw:fill="solid" draw:fill-color="#ffe383" draw:opacity="100%"/>
      <style:paragraph-properties fo:background-color="#ffe383"/>
    </style:style>
    <style:style style:name="P622" style:family="paragraph" style:parent-style-name="Text_20_body" style:list-style-name="L351">
      <loext:graphic-properties draw:fill="solid" draw:fill-color="#ffe383"/>
      <style:paragraph-properties fo:background-color="#ffe383"/>
    </style:style>
    <style:style style:name="P623" style:family="paragraph" style:parent-style-name="Text_20_body" style:list-style-name="L352">
      <loext:graphic-properties draw:fill="solid" draw:fill-color="#ffe383"/>
      <style:paragraph-properties fo:background-color="#ffe383"/>
    </style:style>
    <style:style style:name="P624" style:family="paragraph" style:parent-style-name="Text_20_body" style:list-style-name="L353">
      <loext:graphic-properties draw:fill="solid" draw:fill-color="#ffe383"/>
      <style:paragraph-properties fo:background-color="#ffe383"/>
    </style:style>
    <style:style style:name="P625" style:family="paragraph" style:parent-style-name="Text_20_body" style:list-style-name="L354">
      <loext:graphic-properties draw:fill="solid" draw:fill-color="#ffe383"/>
      <style:paragraph-properties fo:background-color="#ffe383"/>
    </style:style>
    <style:style style:name="P626" style:family="paragraph" style:parent-style-name="Text_20_body" style:list-style-name="L355">
      <loext:graphic-properties draw:fill="solid" draw:fill-color="#ffe383"/>
      <style:paragraph-properties fo:background-color="#ffe383"/>
    </style:style>
    <style:style style:name="P627" style:family="paragraph" style:parent-style-name="Text_20_body" style:list-style-name="L356">
      <loext:graphic-properties draw:fill="solid" draw:fill-color="#ffe383"/>
      <style:paragraph-properties fo:background-color="#ffe383"/>
    </style:style>
    <style:style style:name="P628" style:family="paragraph" style:parent-style-name="Text_20_body" style:list-style-name="L357">
      <loext:graphic-properties draw:fill="solid" draw:fill-color="#ffe383"/>
      <style:paragraph-properties fo:background-color="#ffe383"/>
    </style:style>
    <style:style style:name="P629" style:family="paragraph" style:parent-style-name="Text_20_body" style:list-style-name="L358">
      <loext:graphic-properties draw:fill="solid" draw:fill-color="#ffe383"/>
      <style:paragraph-properties fo:background-color="#ffe383"/>
    </style:style>
    <style:style style:name="P630" style:family="paragraph" style:parent-style-name="Text_20_body" style:list-style-name="L359">
      <loext:graphic-properties draw:fill="solid" draw:fill-color="#ffe383"/>
      <style:paragraph-properties fo:background-color="#ffe383"/>
    </style:style>
    <style:style style:name="P631" style:family="paragraph" style:parent-style-name="Text_20_body" style:list-style-name="L360">
      <loext:graphic-properties draw:fill="solid" draw:fill-color="#ffe383"/>
      <style:paragraph-properties fo:background-color="#ffe383"/>
    </style:style>
    <style:style style:name="P632" style:family="paragraph" style:parent-style-name="Text_20_body" style:list-style-name="L361">
      <loext:graphic-properties draw:fill="solid" draw:fill-color="#ffe383"/>
      <style:paragraph-properties fo:background-color="#ffe383"/>
    </style:style>
    <style:style style:name="P633" style:family="paragraph" style:parent-style-name="Text_20_body" style:list-style-name="L362">
      <loext:graphic-properties draw:fill="solid" draw:fill-color="#ffe383"/>
      <style:paragraph-properties fo:background-color="#ffe383"/>
    </style:style>
    <style:style style:name="P634" style:family="paragraph" style:parent-style-name="Text_20_body" style:list-style-name="L363">
      <loext:graphic-properties draw:fill="solid" draw:fill-color="#ffe383"/>
      <style:paragraph-properties fo:background-color="#ffe383"/>
    </style:style>
    <style:style style:name="P635" style:family="paragraph" style:parent-style-name="Text_20_body" style:list-style-name="L364">
      <loext:graphic-properties draw:fill="solid" draw:fill-color="#ffe383"/>
      <style:paragraph-properties fo:background-color="#ffe383"/>
    </style:style>
    <style:style style:name="P636" style:family="paragraph" style:parent-style-name="Text_20_body" style:list-style-name="L365">
      <loext:graphic-properties draw:fill="solid" draw:fill-color="#ffe383"/>
      <style:paragraph-properties fo:background-color="#ffe383"/>
    </style:style>
    <style:style style:name="P637" style:family="paragraph" style:parent-style-name="Text_20_body" style:list-style-name="L366">
      <loext:graphic-properties draw:fill="solid" draw:fill-color="#ffe383"/>
      <style:paragraph-properties fo:background-color="#ffe383"/>
    </style:style>
    <style:style style:name="P638" style:family="paragraph" style:parent-style-name="Text_20_body" style:list-style-name="L367">
      <loext:graphic-properties draw:fill="solid" draw:fill-color="#ffe383"/>
      <style:paragraph-properties fo:background-color="#ffe383"/>
    </style:style>
    <style:style style:name="P639" style:family="paragraph" style:parent-style-name="Text_20_body" style:list-style-name="L368">
      <loext:graphic-properties draw:fill="solid" draw:fill-color="#ffe383"/>
      <style:paragraph-properties fo:background-color="#ffe383"/>
    </style:style>
    <style:style style:name="P640" style:family="paragraph" style:parent-style-name="Text_20_body" style:list-style-name="L369">
      <loext:graphic-properties draw:fill="solid" draw:fill-color="#ffe383"/>
      <style:paragraph-properties fo:background-color="#ffe383"/>
    </style:style>
    <style:style style:name="P641" style:family="paragraph" style:parent-style-name="Text_20_body" style:list-style-name="L370">
      <loext:graphic-properties draw:fill="solid" draw:fill-color="#ffe383"/>
      <style:paragraph-properties fo:background-color="#ffe383"/>
    </style:style>
    <style:style style:name="P642" style:family="paragraph" style:parent-style-name="Text_20_body" style:list-style-name="L371">
      <loext:graphic-properties draw:fill="solid" draw:fill-color="#ffe383"/>
      <style:paragraph-properties fo:background-color="#ffe383"/>
    </style:style>
    <style:style style:name="P643" style:family="paragraph" style:parent-style-name="Text_20_body" style:list-style-name="L372">
      <loext:graphic-properties draw:fill="solid" draw:fill-color="#ffe383"/>
      <style:paragraph-properties fo:background-color="#ffe383"/>
    </style:style>
    <style:style style:name="P644" style:family="paragraph" style:parent-style-name="Text_20_body" style:list-style-name="L373">
      <loext:graphic-properties draw:fill="solid" draw:fill-color="#ffe383"/>
      <style:paragraph-properties fo:background-color="#ffe383"/>
    </style:style>
    <style:style style:name="P645" style:family="paragraph" style:parent-style-name="Text_20_body" style:list-style-name="L374">
      <loext:graphic-properties draw:fill="solid" draw:fill-color="#ffe383"/>
      <style:paragraph-properties fo:background-color="#ffe383"/>
    </style:style>
    <style:style style:name="P646" style:family="paragraph" style:parent-style-name="Text_20_body" style:list-style-name="L375">
      <loext:graphic-properties draw:fill="solid" draw:fill-color="#ffe383"/>
      <style:paragraph-properties fo:background-color="#ffe383"/>
    </style:style>
    <style:style style:name="P647" style:family="paragraph" style:parent-style-name="Text_20_body" style:list-style-name="L376">
      <loext:graphic-properties draw:fill="solid" draw:fill-color="#ffe383"/>
      <style:paragraph-properties fo:background-color="#ffe383"/>
    </style:style>
    <style:style style:name="P648" style:family="paragraph" style:parent-style-name="Text_20_body" style:list-style-name="L377">
      <loext:graphic-properties draw:fill="solid" draw:fill-color="#ffe383"/>
      <style:paragraph-properties fo:background-color="#ffe383"/>
    </style:style>
    <style:style style:name="P649" style:family="paragraph" style:parent-style-name="Text_20_body" style:list-style-name="L378">
      <loext:graphic-properties draw:fill="solid" draw:fill-color="#ffe383"/>
      <style:paragraph-properties fo:background-color="#ffe383"/>
    </style:style>
    <style:style style:name="P650" style:family="paragraph" style:parent-style-name="Text_20_body" style:list-style-name="L379">
      <loext:graphic-properties draw:fill="solid" draw:fill-color="#ffe383"/>
      <style:paragraph-properties fo:background-color="#ffe383"/>
    </style:style>
    <style:style style:name="P651" style:family="paragraph" style:parent-style-name="Text_20_body" style:list-style-name="L380">
      <loext:graphic-properties draw:fill="solid" draw:fill-color="#ffe383"/>
      <style:paragraph-properties fo:background-color="#ffe383"/>
    </style:style>
    <style:style style:name="P652" style:family="paragraph" style:parent-style-name="Text_20_body" style:list-style-name="L381">
      <loext:graphic-properties draw:fill="solid" draw:fill-color="#ffe383"/>
      <style:paragraph-properties fo:background-color="#ffe383"/>
    </style:style>
    <style:style style:name="P653" style:family="paragraph" style:parent-style-name="Text_20_body" style:list-style-name="L382">
      <loext:graphic-properties draw:fill="solid" draw:fill-color="#ffe383"/>
      <style:paragraph-properties fo:background-color="#ffe383"/>
    </style:style>
    <style:style style:name="P654" style:family="paragraph" style:parent-style-name="Text_20_body" style:list-style-name="L383">
      <loext:graphic-properties draw:fill="solid" draw:fill-color="#ffe383"/>
      <style:paragraph-properties fo:background-color="#ffe383"/>
    </style:style>
    <style:style style:name="P655" style:family="paragraph" style:parent-style-name="Text_20_body" style:list-style-name="L384">
      <loext:graphic-properties draw:fill="solid" draw:fill-color="#ffe383"/>
      <style:paragraph-properties fo:background-color="#ffe383"/>
    </style:style>
    <style:style style:name="P656" style:family="paragraph" style:parent-style-name="Text_20_body" style:list-style-name="L385">
      <loext:graphic-properties draw:fill="solid" draw:fill-color="#ffe383"/>
      <style:paragraph-properties fo:background-color="#ffe383"/>
    </style:style>
    <style:style style:name="P657" style:family="paragraph" style:parent-style-name="Text_20_body" style:list-style-name="L386">
      <loext:graphic-properties draw:fill="solid" draw:fill-color="#ffe383"/>
      <style:paragraph-properties fo:background-color="#ffe383"/>
    </style:style>
    <style:style style:name="P658" style:family="paragraph" style:parent-style-name="Text_20_body" style:list-style-name="L387">
      <loext:graphic-properties draw:fill="solid" draw:fill-color="#ffe383"/>
      <style:paragraph-properties fo:background-color="#ffe383"/>
    </style:style>
    <style:style style:name="P659" style:family="paragraph" style:parent-style-name="Text_20_body" style:list-style-name="L388">
      <loext:graphic-properties draw:fill="solid" draw:fill-color="#ffe383"/>
      <style:paragraph-properties fo:background-color="#ffe383"/>
    </style:style>
    <style:style style:name="P660" style:family="paragraph" style:parent-style-name="Text_20_body" style:list-style-name="L389">
      <loext:graphic-properties draw:fill="solid" draw:fill-color="#ffe383"/>
      <style:paragraph-properties fo:background-color="#ffe383"/>
    </style:style>
    <style:style style:name="P661" style:family="paragraph" style:parent-style-name="Text_20_body" style:list-style-name="L390">
      <loext:graphic-properties draw:fill="solid" draw:fill-color="#ffe383"/>
      <style:paragraph-properties fo:background-color="#ffe383"/>
    </style:style>
    <style:style style:name="P662" style:family="paragraph" style:parent-style-name="Text_20_body" style:list-style-name="L391">
      <loext:graphic-properties draw:fill="solid" draw:fill-color="#ffe383"/>
      <style:paragraph-properties fo:background-color="#ffe383"/>
    </style:style>
    <style:style style:name="P663" style:family="paragraph" style:parent-style-name="Text_20_body" style:list-style-name="L392">
      <loext:graphic-properties draw:fill="solid" draw:fill-color="#ffe383"/>
      <style:paragraph-properties fo:background-color="#ffe383"/>
    </style:style>
    <style:style style:name="P664" style:family="paragraph" style:parent-style-name="Text_20_body" style:list-style-name="L393">
      <loext:graphic-properties draw:fill="solid" draw:fill-color="#ffe383"/>
      <style:paragraph-properties fo:background-color="#ffe383"/>
    </style:style>
    <style:style style:name="P665" style:family="paragraph" style:parent-style-name="Text_20_body" style:list-style-name="L394">
      <loext:graphic-properties draw:fill="solid" draw:fill-color="#ffe383"/>
      <style:paragraph-properties fo:background-color="#ffe383"/>
    </style:style>
    <style:style style:name="P666" style:family="paragraph" style:parent-style-name="Text_20_body" style:list-style-name="L395">
      <loext:graphic-properties draw:fill="solid" draw:fill-color="#ffe383"/>
      <style:paragraph-properties fo:background-color="#ffe383"/>
    </style:style>
    <style:style style:name="P667" style:family="paragraph" style:parent-style-name="Text_20_body" style:list-style-name="L396">
      <loext:graphic-properties draw:fill="solid" draw:fill-color="#ffe383"/>
      <style:paragraph-properties fo:background-color="#ffe383"/>
    </style:style>
    <style:style style:name="P668" style:family="paragraph" style:parent-style-name="Text_20_body" style:list-style-name="L397">
      <loext:graphic-properties draw:fill="solid" draw:fill-color="#ffe383"/>
      <style:paragraph-properties fo:background-color="#ffe383"/>
    </style:style>
    <style:style style:name="P669" style:family="paragraph" style:parent-style-name="Text_20_body" style:list-style-name="L398">
      <loext:graphic-properties draw:fill="solid" draw:fill-color="#ffe383"/>
      <style:paragraph-properties fo:background-color="#ffe383"/>
    </style:style>
    <style:style style:name="P670" style:family="paragraph" style:parent-style-name="Text_20_body" style:list-style-name="L399">
      <loext:graphic-properties draw:fill="solid" draw:fill-color="#ffe383"/>
      <style:paragraph-properties fo:background-color="#ffe383"/>
    </style:style>
    <style:style style:name="P671" style:family="paragraph" style:parent-style-name="Heading_20_1">
      <loext:graphic-properties draw:fill="solid" draw:fill-color="#ffd546" draw:opacity="100%"/>
      <style:paragraph-properties fo:background-color="#ffd546"/>
    </style:style>
    <style:style style:name="P672" style:family="paragraph" style:parent-style-name="Quotations">
      <loext:graphic-properties draw:fill="solid" draw:fill-color="#ffd546"/>
      <style:paragraph-properties fo:margin-top="0in" fo:margin-bottom="0.0972in" style:contextual-spacing="false" fo:line-height="115%" fo:background-color="#ffd546"/>
    </style:style>
    <style:style style:name="P673" style:family="paragraph" style:parent-style-name="Horizontal_20_Line">
      <loext:graphic-properties draw:fill="solid" draw:fill-color="#ffd546"/>
      <style:paragraph-properties fo:margin-top="0in" fo:margin-bottom="0.0972in" style:contextual-spacing="false" fo:line-height="115%" fo:background-color="#ffd546"/>
    </style:style>
    <style:style style:name="P674" style:family="paragraph" style:parent-style-name="Heading_20_2">
      <loext:graphic-properties draw:fill="solid" draw:fill-color="#ffd546"/>
      <style:paragraph-properties fo:margin-top="0in" fo:margin-bottom="0.0972in" style:contextual-spacing="false" fo:line-height="115%" fo:background-color="#ffd546"/>
    </style:style>
    <style:style style:name="P675" style:family="paragraph" style:parent-style-name="Text_20_body">
      <loext:graphic-properties draw:fill="solid" draw:fill-color="#ffd546"/>
      <style:paragraph-properties fo:background-color="#ffd546"/>
    </style:style>
    <style:style style:name="P676" style:family="paragraph" style:parent-style-name="Text_20_body" style:list-style-name="L400">
      <loext:graphic-properties draw:fill="solid" draw:fill-color="#ffd546"/>
      <style:paragraph-properties fo:background-color="#ffd546"/>
    </style:style>
    <style:style style:name="P677" style:family="paragraph" style:parent-style-name="Heading_20_3">
      <loext:graphic-properties draw:fill="solid" draw:fill-color="#ffd546"/>
      <style:paragraph-properties fo:margin-top="0in" fo:margin-bottom="0.0972in" style:contextual-spacing="false" fo:line-height="115%" fo:background-color="#ffd546"/>
    </style:style>
    <style:style style:name="P678" style:family="paragraph" style:parent-style-name="Preformatted_20_Text">
      <loext:graphic-properties draw:fill="solid" draw:fill-color="#ffd546"/>
      <style:paragraph-properties fo:margin-left="0in" fo:margin-right="0in" fo:margin-top="0in" fo:margin-bottom="0.0972in" style:contextual-spacing="false" fo:line-height="115%" fo:text-indent="0in" style:auto-text-indent="false" fo:background-color="#ffd546" style:writing-mode="lr-tb"/>
    </style:style>
    <style:style style:name="P679" style:family="paragraph" style:parent-style-name="Preformatted_20_Text">
      <loext:graphic-properties draw:fill="solid" draw:fill-color="#ffd546"/>
      <style:paragraph-properties fo:margin-top="0in" fo:margin-bottom="0.0972in" style:contextual-spacing="false" fo:line-height="115%" fo:background-color="#ffd546" style:writing-mode="lr-tb"/>
    </style:style>
    <style:style style:name="P680" style:family="paragraph" style:parent-style-name="Text_20_body" style:list-style-name="L401">
      <loext:graphic-properties draw:fill="solid" draw:fill-color="#ffd546"/>
      <style:paragraph-properties fo:background-color="#ffd546"/>
    </style:style>
    <style:style style:name="P681" style:family="paragraph" style:parent-style-name="Text_20_body" style:list-style-name="L402">
      <loext:graphic-properties draw:fill="solid" draw:fill-color="#ffd546"/>
      <style:paragraph-properties fo:background-color="#ffd546"/>
    </style:style>
    <style:style style:name="P682" style:family="paragraph" style:parent-style-name="Text_20_body" style:list-style-name="L403">
      <loext:graphic-properties draw:fill="solid" draw:fill-color="#ffd546"/>
      <style:paragraph-properties fo:background-color="#ffd546"/>
    </style:style>
    <style:style style:name="P683" style:family="paragraph" style:parent-style-name="Text_20_body" style:list-style-name="L404">
      <loext:graphic-properties draw:fill="solid" draw:fill-color="#ffd546"/>
      <style:paragraph-properties fo:background-color="#ffd546"/>
    </style:style>
    <style:style style:name="P684" style:family="paragraph" style:parent-style-name="Text_20_body" style:list-style-name="L405">
      <loext:graphic-properties draw:fill="solid" draw:fill-color="#ffd546"/>
      <style:paragraph-properties fo:background-color="#ffd546"/>
    </style:style>
    <style:style style:name="P685" style:family="paragraph" style:parent-style-name="Text_20_body" style:list-style-name="L406">
      <loext:graphic-properties draw:fill="solid" draw:fill-color="#ffd546"/>
      <style:paragraph-properties fo:background-color="#ffd546"/>
    </style:style>
    <style:style style:name="P686" style:family="paragraph" style:parent-style-name="Text_20_body" style:list-style-name="L407">
      <loext:graphic-properties draw:fill="solid" draw:fill-color="#ffd546"/>
      <style:paragraph-properties fo:background-color="#ffd546"/>
    </style:style>
    <style:style style:name="P687" style:family="paragraph" style:parent-style-name="Text_20_body">
      <loext:graphic-properties draw:fill="solid" draw:fill-color="#ffd546" draw:opacity="100%"/>
      <style:paragraph-properties fo:background-color="#ffd546"/>
    </style:style>
    <style:style style:name="P688" style:family="paragraph" style:parent-style-name="Text_20_body" style:list-style-name="L408"/>
    <style:style style:name="P689" style:family="paragraph" style:parent-style-name="Heading_20_1">
      <loext:graphic-properties draw:fill="solid" draw:fill-color="#89fd78" draw:opacity="100%"/>
      <style:paragraph-properties fo:background-color="#89fd78"/>
    </style:style>
    <style:style style:name="P690" style:family="paragraph" style:parent-style-name="Text_20_body" style:list-style-name="L409">
      <loext:graphic-properties draw:fill="solid" draw:fill-color="#89fd78"/>
      <style:paragraph-properties fo:background-color="#89fd78"/>
    </style:style>
    <style:style style:name="P691" style:family="paragraph" style:parent-style-name="Text_20_body" style:list-style-name="L410">
      <loext:graphic-properties draw:fill="solid" draw:fill-color="#89fd78"/>
      <style:paragraph-properties fo:background-color="#89fd78"/>
    </style:style>
    <style:style style:name="P692" style:family="paragraph" style:parent-style-name="Text_20_body" style:list-style-name="L411">
      <loext:graphic-properties draw:fill="solid" draw:fill-color="#89fd78"/>
      <style:paragraph-properties fo:background-color="#89fd78"/>
    </style:style>
    <style:style style:name="P693" style:family="paragraph" style:parent-style-name="Heading_20_1">
      <loext:graphic-properties draw:fill="solid" draw:fill-color="#89fd78"/>
      <style:paragraph-properties fo:margin-top="0in" fo:margin-bottom="0.0972in" style:contextual-spacing="false" fo:line-height="115%" fo:background-color="#89fd78"/>
    </style:style>
    <style:style style:name="P694" style:family="paragraph" style:parent-style-name="Text_20_body" style:list-style-name="L412">
      <loext:graphic-properties draw:fill="solid" draw:fill-color="#89fd78"/>
      <style:paragraph-properties fo:background-color="#89fd78"/>
    </style:style>
    <style:style style:name="P695" style:family="paragraph" style:parent-style-name="Text_20_body" style:list-style-name="L413">
      <loext:graphic-properties draw:fill="solid" draw:fill-color="#89fd78"/>
      <style:paragraph-properties fo:background-color="#89fd78"/>
    </style:style>
    <style:style style:name="P696" style:family="paragraph" style:parent-style-name="Text_20_body" style:list-style-name="L414">
      <loext:graphic-properties draw:fill="solid" draw:fill-color="#89fd78"/>
      <style:paragraph-properties fo:background-color="#89fd78"/>
    </style:style>
    <style:style style:name="P697" style:family="paragraph" style:parent-style-name="Text_20_body" style:list-style-name="L415">
      <loext:graphic-properties draw:fill="solid" draw:fill-color="#89fd78"/>
      <style:paragraph-properties fo:background-color="#89fd78"/>
    </style:style>
    <style:style style:name="P698" style:family="paragraph" style:parent-style-name="Quotations">
      <loext:graphic-properties draw:fill="solid" draw:fill-color="#89fd78"/>
      <style:paragraph-properties fo:margin-top="0in" fo:margin-bottom="0.0972in" style:contextual-spacing="false" fo:line-height="115%" fo:background-color="#89fd78"/>
    </style:style>
    <style:style style:name="P699" style:family="paragraph" style:parent-style-name="Text_20_body" style:list-style-name="L416">
      <loext:graphic-properties draw:fill="solid" draw:fill-color="#89fd78"/>
      <style:paragraph-properties fo:background-color="#89fd78"/>
    </style:style>
    <style:style style:name="P700" style:family="paragraph" style:parent-style-name="Text_20_body" style:list-style-name="L417">
      <loext:graphic-properties draw:fill="solid" draw:fill-color="#89fd78"/>
      <style:paragraph-properties fo:background-color="#89fd78"/>
    </style:style>
    <style:style style:name="P701" style:family="paragraph" style:parent-style-name="Text_20_body" style:list-style-name="L418">
      <loext:graphic-properties draw:fill="solid" draw:fill-color="#89fd78"/>
      <style:paragraph-properties fo:background-color="#89fd78"/>
    </style:style>
    <style:style style:name="P702" style:family="paragraph" style:parent-style-name="Text_20_body" style:list-style-name="L419">
      <loext:graphic-properties draw:fill="solid" draw:fill-color="#89fd78"/>
      <style:paragraph-properties fo:background-color="#89fd78"/>
    </style:style>
    <style:style style:name="P703" style:family="paragraph" style:parent-style-name="Text_20_body" style:list-style-name="L420">
      <loext:graphic-properties draw:fill="solid" draw:fill-color="#89fd78"/>
      <style:paragraph-properties fo:background-color="#89fd78"/>
    </style:style>
    <style:style style:name="P704" style:family="paragraph" style:parent-style-name="Text_20_body" style:list-style-name="L421">
      <loext:graphic-properties draw:fill="solid" draw:fill-color="#89fd78"/>
      <style:paragraph-properties fo:background-color="#89fd78"/>
    </style:style>
    <style:style style:name="P705" style:family="paragraph" style:parent-style-name="Heading_20_1">
      <loext:graphic-properties draw:fill="solid" draw:fill-color="#78ccfd" draw:opacity="100%"/>
      <style:paragraph-properties fo:background-color="#78ccfd"/>
    </style:style>
    <style:style style:name="P706" style:family="paragraph" style:parent-style-name="Heading_20_2">
      <loext:graphic-properties draw:fill="solid" draw:fill-color="#78ccfd"/>
      <style:paragraph-properties fo:margin-top="0in" fo:margin-bottom="0.0972in" style:contextual-spacing="false" fo:line-height="115%" fo:background-color="#78ccfd"/>
    </style:style>
    <style:style style:name="P707" style:family="paragraph" style:parent-style-name="Text_20_body" style:list-style-name="L422">
      <loext:graphic-properties draw:fill="solid" draw:fill-color="#78ccfd"/>
      <style:paragraph-properties fo:background-color="#78ccfd"/>
    </style:style>
    <style:style style:name="P708" style:family="paragraph" style:parent-style-name="Text_20_body" style:list-style-name="L423">
      <loext:graphic-properties draw:fill="solid" draw:fill-color="#78ccfd"/>
      <style:paragraph-properties fo:background-color="#78ccfd"/>
    </style:style>
    <style:style style:name="P709" style:family="paragraph" style:parent-style-name="Text_20_body" style:list-style-name="L424">
      <loext:graphic-properties draw:fill="solid" draw:fill-color="#78ccfd"/>
      <style:paragraph-properties fo:background-color="#78ccfd"/>
    </style:style>
    <style:style style:name="P710" style:family="paragraph" style:parent-style-name="Text_20_body" style:list-style-name="L425">
      <loext:graphic-properties draw:fill="solid" draw:fill-color="#78ccfd"/>
      <style:paragraph-properties fo:background-color="#78ccfd"/>
    </style:style>
    <style:style style:name="P711" style:family="paragraph" style:parent-style-name="Text_20_body" style:list-style-name="L426">
      <loext:graphic-properties draw:fill="solid" draw:fill-color="#78ccfd"/>
      <style:paragraph-properties fo:background-color="#78ccfd"/>
    </style:style>
    <style:style style:name="P712" style:family="paragraph" style:parent-style-name="Text_20_body" style:list-style-name="L427">
      <loext:graphic-properties draw:fill="solid" draw:fill-color="#78ccfd"/>
      <style:paragraph-properties fo:background-color="#78ccfd"/>
    </style:style>
    <style:style style:name="P713" style:family="paragraph" style:parent-style-name="Text_20_body" style:list-style-name="L428">
      <loext:graphic-properties draw:fill="solid" draw:fill-color="#78ccfd"/>
      <style:paragraph-properties fo:background-color="#78ccfd"/>
    </style:style>
    <style:style style:name="P714" style:family="paragraph" style:parent-style-name="Text_20_body" style:list-style-name="L429">
      <loext:graphic-properties draw:fill="solid" draw:fill-color="#78ccfd"/>
      <style:paragraph-properties fo:background-color="#78ccfd"/>
    </style:style>
    <style:style style:name="P715" style:family="paragraph" style:parent-style-name="Text_20_body" style:list-style-name="L430">
      <loext:graphic-properties draw:fill="solid" draw:fill-color="#78ccfd"/>
      <style:paragraph-properties fo:background-color="#78ccfd"/>
    </style:style>
    <style:style style:name="P716" style:family="paragraph" style:parent-style-name="Text_20_body" style:list-style-name="L431">
      <loext:graphic-properties draw:fill="solid" draw:fill-color="#78ccfd"/>
      <style:paragraph-properties fo:background-color="#78ccfd"/>
    </style:style>
    <style:style style:name="P717" style:family="paragraph" style:parent-style-name="Text_20_body" style:list-style-name="L432">
      <loext:graphic-properties draw:fill="solid" draw:fill-color="#78ccfd"/>
      <style:paragraph-properties fo:background-color="#78ccfd"/>
    </style:style>
    <style:style style:name="P718" style:family="paragraph" style:parent-style-name="Text_20_body" style:list-style-name="L433">
      <loext:graphic-properties draw:fill="solid" draw:fill-color="#78ccfd"/>
      <style:paragraph-properties fo:background-color="#78ccfd"/>
    </style:style>
    <style:style style:name="P719" style:family="paragraph" style:parent-style-name="Text_20_body" style:list-style-name="L434">
      <loext:graphic-properties draw:fill="solid" draw:fill-color="#d9d9d9"/>
      <style:paragraph-properties fo:background-color="#d9d9d9"/>
    </style:style>
    <style:style style:name="P720" style:family="paragraph" style:parent-style-name="Text_20_body" style:list-style-name="L435">
      <loext:graphic-properties draw:fill="solid" draw:fill-color="#d9d9d9"/>
      <style:paragraph-properties fo:background-color="#d9d9d9"/>
    </style:style>
    <style:style style:name="P721" style:family="paragraph" style:parent-style-name="Text_20_body" style:list-style-name="L436">
      <loext:graphic-properties draw:fill="solid" draw:fill-color="#d9d9d9"/>
      <style:paragraph-properties fo:background-color="#d9d9d9"/>
    </style:style>
    <style:style style:name="P722" style:family="paragraph" style:parent-style-name="Text_20_body" style:list-style-name="L437">
      <loext:graphic-properties draw:fill="solid" draw:fill-color="#d9d9d9"/>
      <style:paragraph-properties fo:background-color="#d9d9d9"/>
    </style:style>
    <style:style style:name="P723" style:family="paragraph" style:parent-style-name="Text_20_body" style:list-style-name="L438">
      <loext:graphic-properties draw:fill="solid" draw:fill-color="#d9d9d9"/>
      <style:paragraph-properties fo:background-color="#d9d9d9"/>
    </style:style>
    <style:style style:name="P724" style:family="paragraph" style:parent-style-name="Text_20_body" style:list-style-name="L439">
      <loext:graphic-properties draw:fill="solid" draw:fill-color="#d9d9d9"/>
      <style:paragraph-properties fo:background-color="#d9d9d9"/>
    </style:style>
    <style:style style:name="P725" style:family="paragraph" style:parent-style-name="Text_20_body" style:list-style-name="L440">
      <loext:graphic-properties draw:fill="solid" draw:fill-color="#d9d9d9"/>
      <style:paragraph-properties fo:background-color="#d9d9d9"/>
    </style:style>
    <style:style style:name="P726" style:family="paragraph" style:parent-style-name="Text_20_body" style:list-style-name="L441">
      <loext:graphic-properties draw:fill="solid" draw:fill-color="#d9d9d9"/>
      <style:paragraph-properties fo:background-color="#d9d9d9"/>
    </style:style>
    <style:style style:name="P727" style:family="paragraph" style:parent-style-name="Text_20_body" style:list-style-name="L442">
      <loext:graphic-properties draw:fill="solid" draw:fill-color="#d9d9d9"/>
      <style:paragraph-properties fo:background-color="#d9d9d9"/>
    </style:style>
    <style:style style:name="P728" style:family="paragraph" style:parent-style-name="Text_20_body" style:list-style-name="L443">
      <loext:graphic-properties draw:fill="solid" draw:fill-color="#d9d9d9"/>
      <style:paragraph-properties fo:background-color="#d9d9d9"/>
    </style:style>
    <style:style style:name="P729" style:family="paragraph" style:parent-style-name="Text_20_body" style:list-style-name="L444">
      <loext:graphic-properties draw:fill="solid" draw:fill-color="#d9d9d9"/>
      <style:paragraph-properties fo:background-color="#d9d9d9"/>
    </style:style>
    <style:style style:name="P730" style:family="paragraph" style:parent-style-name="Text_20_body" style:list-style-name="L445">
      <loext:graphic-properties draw:fill="solid" draw:fill-color="#d9d9d9"/>
      <style:paragraph-properties fo:background-color="#d9d9d9"/>
    </style:style>
    <style:style style:name="P731" style:family="paragraph" style:parent-style-name="Text_20_body" style:list-style-name="L446">
      <loext:graphic-properties draw:fill="solid" draw:fill-color="#d9d9d9"/>
      <style:paragraph-properties fo:background-color="#d9d9d9"/>
    </style:style>
    <style:style style:name="P732" style:family="paragraph" style:parent-style-name="Text_20_body" style:list-style-name="L447">
      <loext:graphic-properties draw:fill="solid" draw:fill-color="#d9d9d9"/>
      <style:paragraph-properties fo:background-color="#d9d9d9"/>
    </style:style>
    <style:style style:name="P733" style:family="paragraph" style:parent-style-name="Text_20_body" style:list-style-name="L448">
      <loext:graphic-properties draw:fill="solid" draw:fill-color="#d9d9d9"/>
      <style:paragraph-properties fo:background-color="#d9d9d9"/>
    </style:style>
    <style:style style:name="P734" style:family="paragraph" style:parent-style-name="Text_20_body" style:list-style-name="L449">
      <loext:graphic-properties draw:fill="solid" draw:fill-color="#d9d9d9"/>
      <style:paragraph-properties fo:background-color="#d9d9d9"/>
    </style:style>
    <style:style style:name="P735" style:family="paragraph" style:parent-style-name="Text_20_body" style:list-style-name="L450">
      <loext:graphic-properties draw:fill="solid" draw:fill-color="#d9d9d9"/>
      <style:paragraph-properties fo:background-color="#d9d9d9"/>
    </style:style>
    <style:style style:name="P736" style:family="paragraph" style:parent-style-name="Text_20_body" style:list-style-name="L451">
      <loext:graphic-properties draw:fill="solid" draw:fill-color="#d9d9d9"/>
      <style:paragraph-properties fo:background-color="#d9d9d9"/>
    </style:style>
    <style:style style:name="P737" style:family="paragraph" style:parent-style-name="Text_20_body" style:list-style-name="L452">
      <loext:graphic-properties draw:fill="solid" draw:fill-color="#d9d9d9"/>
      <style:paragraph-properties fo:background-color="#d9d9d9"/>
    </style:style>
    <style:style style:name="P738" style:family="paragraph" style:parent-style-name="Text_20_body" style:list-style-name="L453">
      <loext:graphic-properties draw:fill="solid" draw:fill-color="#d9d9d9"/>
      <style:paragraph-properties fo:background-color="#d9d9d9"/>
    </style:style>
    <style:style style:name="P739" style:family="paragraph" style:parent-style-name="Text_20_body" style:list-style-name="L454">
      <loext:graphic-properties draw:fill="solid" draw:fill-color="#d9d9d9"/>
      <style:paragraph-properties fo:background-color="#d9d9d9"/>
    </style:style>
    <style:style style:name="P740" style:family="paragraph" style:parent-style-name="Text_20_body" style:list-style-name="L455">
      <loext:graphic-properties draw:fill="solid" draw:fill-color="#d9d9d9"/>
      <style:paragraph-properties fo:background-color="#d9d9d9"/>
    </style:style>
    <style:style style:name="P741" style:family="paragraph" style:parent-style-name="Text_20_body" style:list-style-name="L456">
      <loext:graphic-properties draw:fill="solid" draw:fill-color="#d9d9d9"/>
      <style:paragraph-properties fo:background-color="#d9d9d9"/>
    </style:style>
    <style:style style:name="P742" style:family="paragraph" style:parent-style-name="Text_20_body" style:list-style-name="L457">
      <loext:graphic-properties draw:fill="solid" draw:fill-color="#d9d9d9"/>
      <style:paragraph-properties fo:background-color="#d9d9d9"/>
    </style:style>
    <style:style style:name="P743" style:family="paragraph" style:parent-style-name="Text_20_body" style:list-style-name="L458">
      <loext:graphic-properties draw:fill="solid" draw:fill-color="#d9d9d9"/>
      <style:paragraph-properties fo:background-color="#d9d9d9"/>
    </style:style>
    <style:style style:name="P744" style:family="paragraph" style:parent-style-name="Text_20_body" style:list-style-name="L459">
      <loext:graphic-properties draw:fill="solid" draw:fill-color="#d9d9d9"/>
      <style:paragraph-properties fo:background-color="#d9d9d9"/>
    </style:style>
    <style:style style:name="P745" style:family="paragraph" style:parent-style-name="Text_20_body" style:list-style-name="L460">
      <loext:graphic-properties draw:fill="solid" draw:fill-color="#d9d9d9"/>
      <style:paragraph-properties fo:background-color="#d9d9d9"/>
    </style:style>
    <style:style style:name="P746" style:family="paragraph" style:parent-style-name="Text_20_body" style:list-style-name="L461"/>
    <style:style style:name="P747" style:family="paragraph" style:parent-style-name="Text_20_body" style:list-style-name="L462"/>
    <style:style style:name="P748" style:family="paragraph" style:parent-style-name="Text_20_body" style:list-style-name="L463"/>
    <style:style style:name="P749" style:family="paragraph" style:parent-style-name="Text_20_body" style:list-style-name="L464"/>
    <style:style style:name="P750" style:family="paragraph" style:parent-style-name="Text_20_body" style:list-style-name="L465"/>
    <style:style style:name="P751" style:family="paragraph" style:parent-style-name="Text_20_body" style:list-style-name="L466"/>
    <style:style style:name="P752" style:family="paragraph" style:parent-style-name="Text_20_body" style:list-style-name="L467"/>
    <style:style style:name="P753" style:family="paragraph" style:parent-style-name="Text_20_body" style:list-style-name="L468"/>
    <style:style style:name="P754" style:family="paragraph" style:parent-style-name="Text_20_body" style:list-style-name="L469"/>
    <style:style style:name="T1" style:family="text">
      <style:text-properties fo:font-size="9pt" fo:background-color="#fed4bb" loext:char-shading-value="0" style:font-size-asian="9pt" style:font-size-complex="9pt"/>
    </style:style>
    <style:style style:name="T2" style:family="text">
      <style:text-properties fo:font-size="9pt" style:font-size-asian="9pt" style:font-size-complex="9pt"/>
    </style:style>
    <style:style style:name="T3" style:family="text">
      <style:text-properties officeooo:rsid="003d19df"/>
    </style:style>
    <style:style style:name="T4" style:family="text">
      <style:text-properties fo:background-color="transparent" loext:char-shading-value="0"/>
    </style:style>
    <style:style style:name="T5" style:family="text">
      <style:text-properties officeooo:rsid="004662bb"/>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3">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7">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9">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text:span text:style-name="Strong_20_Emphasis">LEVEL 1: BASICS / FUNDAMENTALS</text:span></text:h>
      <text:h text:style-name="Heading_20_3" text:outline-level="3">🧱 Core Syntax &amp; Basics</text:h>
      <text:list xml:id="list3956254202" text:style-name="L1">
        <text:list-item>
          <text:p text:style-name="P1">What is JavaScript?</text:p>
        </text:list-item>
        <text:list-item>
          <text:p text:style-name="P1">Difference between JavaScript and Java.</text:p>
          <text:p text:style-name="P2"><text:s text:c="4"/>JavaScript is:</text:p>
        </text:list-item>
      </text:list>
      <text:h text:style-name="P3" text:outline-level="3"><text:span text:style-name="Strong_20_Emphasis"><text:span text:style-name="T1">1. A high-level, dynamically typed, prototype-based, garbage-collected language</text:span></text:span></text:h>
      <text:list text:style-name="L2">
        <text:list-item>
          <text:p text:style-name="P4"><text:span text:style-name="T1">Runs inside JS engines like </text:span><text:span text:style-name="Strong_20_Emphasis"><text:span text:style-name="T1">V8 (Chrome/Node.js), SpiderMonkey (Firefox), JavaScriptCore (Safari)</text:span></text:span><text:span text:style-name="T1">.</text:span></text:p>
        </text:list-item>
        <text:list-item>
          <text:p text:style-name="P4"><text:span text:style-name="T1">These engines convert JS → bytecode → optimized machine code using JIT compilers like </text:span><text:span text:style-name="Strong_20_Emphasis"><text:span text:style-name="T1">TurboFan, Ignition, Crankshaft</text:span></text:span><text:span text:style-name="T1"> (older).</text:span></text:p>
        </text:list-item>
      </text:list>
      <text:h text:style-name="P3" text:outline-level="3"><text:span text:style-name="Strong_20_Emphasis"><text:span text:style-name="T1">2. Single-threaded but concurrency-capable</text:span></text:span></text:h>
      <text:list text:style-name="L3">
        <text:list-item>
          <text:p text:style-name="P5"><text:span text:style-name="T1">Has </text:span><text:span text:style-name="Strong_20_Emphasis"><text:span text:style-name="T1">one main thread</text:span></text:span><text:span text:style-name="T1">, but runs async operations using:</text:span></text:p>
          <text:list>
            <text:list-item>
              <text:p text:style-name="P5"><text:span text:style-name="Strong_20_Emphasis"><text:span text:style-name="T1">Event Loop</text:span></text:span></text:p>
            </text:list-item>
            <text:list-item>
              <text:p text:style-name="P5"><text:span text:style-name="Strong_20_Emphasis"><text:span text:style-name="T1">Callback Queue</text:span></text:span></text:p>
            </text:list-item>
            <text:list-item>
              <text:p text:style-name="P5"><text:span text:style-name="Strong_20_Emphasis"><text:span text:style-name="T1">Microtask Queue</text:span></text:span></text:p>
            </text:list-item>
            <text:list-item>
              <text:p text:style-name="P5"><text:span text:style-name="Strong_20_Emphasis"><text:span text:style-name="T1">Web APIs / Node APIs</text:span></text:span></text:p>
            </text:list-item>
          </text:list>
        </text:list-item>
        <text:list-item>
          <text:p text:style-name="P6">This is why JS feels asynchronous despite being single-threaded.</text:p>
        </text:list-item>
      </text:list>
      <text:h text:style-name="P3" text:outline-level="3"><text:span text:style-name="Strong_20_Emphasis"><text:span text:style-name="T1">3. Prototype-based OOP (Not class-based internally)</text:span></text:span></text:h>
      <text:p text:style-name="Text_20_body"><text:span text:style-name="T1">Even though ES6 added </text:span><text:span text:style-name="Source_20_Text"><text:span text:style-name="T1">class</text:span></text:span><text:span text:style-name="T1">, under the hood everything uses </text:span><text:span text:style-name="Strong_20_Emphasis"><text:span text:style-name="T1">prototypes</text:span></text:span><text:span text:style-name="T1">:</text:span></text:p>
      <text:p text:style-name="P7"><text:span text:style-name="Source_20_Text"><text:span text:style-name="T1">class A {}</text:span></text:span></text:p>
      <text:p text:style-name="P8"><text:span text:style-name="Source_20_Text"><text:span text:style-name="T1">// Internally:</text:span></text:span></text:p>
      <text:p text:style-name="P8"><text:span text:style-name="Source_20_Text"><text:span text:style-name="T1">A.prototype = { constructor: A }</text:span></text:span></text:p>
      <text:h text:style-name="P3" text:outline-level="3"><text:span text:style-name="Strong_20_Emphasis"><text:span text:style-name="T1">4. Interpreted + JIT Compiled</text:span></text:span></text:h>
      <text:p text:style-name="P9">JS engines:</text:p>
      <text:list text:style-name="L4">
        <text:list-item>
          <text:p text:style-name="P10">Parse → AST</text:p>
        </text:list-item>
        <text:list-item>
          <text:p text:style-name="P10">Generate bytecode</text:p>
        </text:list-item>
        <text:list-item>
          <text:p text:style-name="P10">Identify hotspots</text:p>
        </text:list-item>
        <text:list-item>
          <text:p text:style-name="P10">Optimize JIT code</text:p>
        </text:list-item>
        <text:list-item>
          <text:p text:style-name="P10">De-optimize when dynamic types change</text:p>
        </text:list-item>
      </text:list>
      <text:p text:style-name="Text_20_body"><text:span text:style-name="T2">This dynamic optimization is why JS can be </text:span><text:span text:style-name="Strong_20_Emphasis"><text:span text:style-name="T2">fast</text:span></text:span><text:span text:style-name="T2"> despite being dynamic.</text:span></text:p>
      <text:p text:style-name="P11"/>
      <text:h text:style-name="P12" text:outline-level="1"><text:span text:style-name="T1">🚀 </text:span><text:span text:style-name="Strong_20_Emphasis"><text:span text:style-name="T1">Java vs JavaScript — Deep Internal Difference</text:span></text:span></text:h>
      <text:h text:style-name="P13" text:outline-level="2"><text:span text:style-name="Strong_20_Emphasis"><text:span text:style-name="T1">1. Language Paradigm</text:span></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Aspect</text:p>
            </table:table-cell>
            <table:table-cell table:style-name="Table1.A1" office:value-type="string">
              <text:p text:style-name="P14">JavaScript</text:p>
            </table:table-cell>
            <table:table-cell table:style-name="Table1.A1" office:value-type="string">
              <text:p text:style-name="P14">Java</text:p>
            </table:table-cell>
          </table:table-row>
        </table:table-header-rows>
        <table:table-row>
          <table:table-cell table:style-name="Table1.A1" office:value-type="string">
            <text:p text:style-name="P15">Typing</text:p>
          </table:table-cell>
          <table:table-cell table:style-name="Table1.A1" office:value-type="string">
            <text:p text:style-name="P15">Dynamic, weak</text:p>
          </table:table-cell>
          <table:table-cell table:style-name="Table1.A1" office:value-type="string">
            <text:p text:style-name="P15">Static, strong</text:p>
          </table:table-cell>
        </table:table-row>
        <text:soft-page-break/>
        <table:table-row>
          <table:table-cell table:style-name="Table1.A1" office:value-type="string">
            <text:p text:style-name="P15">Compilation</text:p>
          </table:table-cell>
          <table:table-cell table:style-name="Table1.A1" office:value-type="string">
            <text:p text:style-name="P15">JIT (runtime)</text:p>
          </table:table-cell>
          <table:table-cell table:style-name="Table1.A1" office:value-type="string">
            <text:p text:style-name="P15">Ahead-of-time (compile-time)</text:p>
          </table:table-cell>
        </table:table-row>
        <table:table-row>
          <table:table-cell table:style-name="Table1.A1" office:value-type="string">
            <text:p text:style-name="P15">Object Model</text:p>
          </table:table-cell>
          <table:table-cell table:style-name="Table1.A1" office:value-type="string">
            <text:p text:style-name="P15">Prototype-based</text:p>
          </table:table-cell>
          <table:table-cell table:style-name="Table1.A1" office:value-type="string">
            <text:p text:style-name="P15">Class-based</text:p>
          </table:table-cell>
        </table:table-row>
        <table:table-row>
          <table:table-cell table:style-name="Table1.A1" office:value-type="string">
            <text:p text:style-name="P15">Concurrency</text:p>
          </table:table-cell>
          <table:table-cell table:style-name="Table1.A1" office:value-type="string">
            <text:p text:style-name="P15">Event loop (non-blocking)</text:p>
          </table:table-cell>
          <table:table-cell table:style-name="Table1.A1" office:value-type="string">
            <text:p text:style-name="P15">Multi-threaded</text:p>
          </table:table-cell>
        </table:table-row>
      </table:table>
      <text:p text:style-name="P16"/>
      <text:h text:style-name="P13" text:outline-level="2"><text:span text:style-name="Strong_20_Emphasis"><text:span text:style-name="T1">2. Execution Environment</text:span></text:span></text:h>
      <text:h text:style-name="P3" text:outline-level="3"><text:span text:style-name="Strong_20_Emphasis"><text:span text:style-name="T1">JavaScript</text:span></text:span></text:h>
      <text:p text:style-name="Text_20_body"><text:span text:style-name="T1">Runs inside an </text:span><text:span text:style-name="Strong_20_Emphasis"><text:span text:style-name="T1">engine</text:span></text:span><text:span text:style-name="T1"> embedded in:</text:span></text:p>
      <text:list text:style-name="L5">
        <text:list-item>
          <text:p text:style-name="P17">Browsers (Chrome, Firefox, Safari)</text:p>
        </text:list-item>
        <text:list-item>
          <text:p text:style-name="P17">Node.js (V8 engine + libuv)</text:p>
        </text:list-item>
      </text:list>
      <text:h text:style-name="P3" text:outline-level="3"><text:span text:style-name="Strong_20_Emphasis"><text:span text:style-name="T1">Java</text:span></text:span></text:h>
      <text:p text:style-name="Text_20_body"><text:span text:style-name="T1">Runs inside a </text:span><text:span text:style-name="Strong_20_Emphasis"><text:span text:style-name="T1">JVM</text:span></text:span><text:span text:style-name="T1"> (Java Virtual Machine)</text:span></text:p>
      <text:list text:style-name="L6">
        <text:list-item>
          <text:p text:style-name="P18"><text:span text:style-name="T1">Bytecode compiled by </text:span><text:span text:style-name="Source_20_Text"><text:span text:style-name="T1">javac</text:span></text:span></text:p>
        </text:list-item>
        <text:list-item>
          <text:p text:style-name="P19">Managed by JIT + GC</text:p>
        </text:list-item>
      </text:list>
      <text:p text:style-name="P16"/>
      <text:h text:style-name="P13" text:outline-level="2"><text:span text:style-name="Strong_20_Emphasis"><text:span text:style-name="T1">3. Memory Management</text:span></text:span></text:h>
      <text:h text:style-name="P3" text:outline-level="3"><text:span text:style-name="Strong_20_Emphasis"><text:span text:style-name="T1">JavaScript</text:span></text:span></text:h>
      <text:list text:style-name="L7">
        <text:list-item>
          <text:p text:style-name="P20">Mark-and-sweep garbage collector inside V8</text:p>
        </text:list-item>
        <text:list-item>
          <text:p text:style-name="P21"><text:span text:style-name="T1">Uses </text:span><text:span text:style-name="Strong_20_Emphasis"><text:span text:style-name="T1">generational GC</text:span></text:span><text:span text:style-name="T1"> (new space / old space)</text:span></text:p>
        </text:list-item>
        <text:list-item>
          <text:p text:style-name="P20">JS objects are stored in V8 heaps</text:p>
        </text:list-item>
        <text:list-item>
          <text:p text:style-name="P20">Shape transitions (hidden classes) used for optimizing objects</text:p>
        </text:list-item>
      </text:list>
      <text:h text:style-name="P3" text:outline-level="3"><text:span text:style-name="Strong_20_Emphasis"><text:span text:style-name="T1">Java</text:span></text:span></text:h>
      <text:list text:style-name="L8">
        <text:list-item>
          <text:p text:style-name="P22">Uses JVM’s garbage collector (G1, ZGC, Shenandoah)</text:p>
        </text:list-item>
        <text:list-item>
          <text:p text:style-name="P22">Objects live on heap, references point directly</text:p>
        </text:list-item>
      </text:list>
      <text:p text:style-name="P16"/>
      <text:h text:style-name="P13" text:outline-level="2"><text:span text:style-name="Strong_20_Emphasis"><text:span text:style-name="T1">4. Performance Difference (Internal View)</text:span></text:span></text:h>
      <text:h text:style-name="P3" text:outline-level="3"><text:span text:style-name="Strong_20_Emphasis"><text:span text:style-name="T1">Java</text:span></text:span></text:h>
      <text:list text:style-name="L9">
        <text:list-item>
          <text:p text:style-name="P23">Faster for CPU-heavy operations</text:p>
        </text:list-item>
        <text:list-item>
          <text:p text:style-name="P23">JVM uses stable types → easier to optimize</text:p>
        </text:list-item>
        <text:list-item>
          <text:p text:style-name="P23">Multithreading → parallelism</text:p>
        </text:list-item>
      </text:list>
      <text:h text:style-name="P3" text:outline-level="3"><text:span text:style-name="Strong_20_Emphasis"><text:span text:style-name="T1">JavaScript</text:span></text:span></text:h>
      <text:list text:style-name="L10">
        <text:list-item>
          <text:p text:style-name="P24">Fast for I/O-heavy apps</text:p>
        </text:list-item>
        <text:list-item>
          <text:p text:style-name="P24">Async event loop avoids blocking</text:p>
        </text:list-item>
        <text:list-item>
          <text:p text:style-name="P24">But dynamic typing causes:</text:p>
          <text:list>
            <text:list-item>
              <text:p text:style-name="P24">hidden class creation</text:p>
            </text:list-item>
            <text:list-item>
              <text:p text:style-name="P24">de-optimizations</text:p>
            </text:list-item>
            <text:list-item>
              <text:p text:style-name="P24">slower tight loops compared to Java</text:p>
            </text:list-item>
          </text:list>
        </text:list-item>
      </text:list>
      <text:p text:style-name="P16"><text:soft-page-break/></text:p>
      <text:h text:style-name="P13" text:outline-level="2"><text:span text:style-name="Strong_20_Emphasis"><text:span text:style-name="T1">5. Runtime Features</text:span></text:span></text:h>
      <text:h text:style-name="P3" text:outline-level="3"><text:span text:style-name="Strong_20_Emphasis"><text:span text:style-name="T1">JavaScript</text:span></text:span></text:h>
      <text:list text:style-name="L11">
        <text:list-item>
          <text:p text:style-name="P25">Hot-reloadable</text:p>
        </text:list-item>
        <text:list-item>
          <text:p text:style-name="P25">Code can mutate at runtime</text:p>
        </text:list-item>
        <text:list-item>
          <text:p text:style-name="P25">Functions are first-class</text:p>
        </text:list-item>
        <text:list-item>
          <text:p text:style-name="P25">Closures, prototypes</text:p>
        </text:list-item>
      </text:list>
      <text:h text:style-name="P3" text:outline-level="3"><text:span text:style-name="Strong_20_Emphasis"><text:span text:style-name="T1">Java</text:span></text:span></text:h>
      <text:list text:style-name="L12">
        <text:list-item>
          <text:p text:style-name="P26">Strict type system</text:p>
        </text:list-item>
        <text:list-item>
          <text:p text:style-name="P26">No runtime modification of classes</text:p>
        </text:list-item>
        <text:list-item>
          <text:p text:style-name="P26">Methods, not first-class functions</text:p>
        </text:list-item>
        <text:list-item>
          <text:p text:style-name="P26">Requires compilation before execution</text:p>
        </text:list-item>
      </text:list>
      <text:p text:style-name="P16"/>
      <text:list xml:id="list231111963736879" text:continue-list="list3956254202" text:style-name="L1">
        <text:list-header>
          <text:p text:style-name="P2"/>
        </text:list-header>
        <text:list-item>
          <text:p text:style-name="P1">What are variables in JS?</text:p>
          <text:p text:style-name="P1"><text:s text:c="2"/>Explain <text:span text:style-name="Source_20_Text">var</text:span>, <text:span text:style-name="Source_20_Text">let</text:span>, and <text:span text:style-name="Source_20_Text">const</text:span> — and their scopes.</text:p>
        </text:list-item>
      </text:list>
      <text:h text:style-name="P27" text:outline-level="3"><text:span text:style-name="Strong_20_Emphasis">What are variables in JavaScript?</text:span></text:h>
      <text:p text:style-name="P28">In JavaScript, variables are just <text:span text:style-name="Strong_20_Emphasis">named references to values</text:span> that live in memory. But the important part isn’t “storing data” — it’s <text:span text:style-name="Strong_20_Emphasis">how long that data lives, who can access it, and how JS decides which variable you’re actually referring to at runtime</text:span>.</text:p>
      <text:p text:style-name="P28">Most real bugs I’ve seen around variables come from <text:span text:style-name="Strong_20_Emphasis">scope confusion and unintended mutation</text:span>, not from syntax.</text:p>
      <text:p text:style-name="P29"/>
      <text:h text:style-name="P30" text:outline-level="3"><text:span text:style-name="Source_20_Text">var</text:span> — function-scoped, legacy, and dangerous</text:h>
      <text:p text:style-name="P28">I’ve used <text:span text:style-name="Source_20_Text">var</text:span> mostly when <text:span text:style-name="Strong_20_Emphasis">reading old codebases</text:span>, not writing new ones.</text:p>
      <text:p text:style-name="P28"><text:span text:style-name="Source_20_Text">var</text:span> is <text:span text:style-name="Strong_20_Emphasis">function-scoped</text:span>, not block-scoped. That means it ignores <text:span text:style-name="Source_20_Text">{}</text:span> blocks like <text:span text:style-name="Source_20_Text">if</text:span>, <text:span text:style-name="Source_20_Text">for</text:span>, etc.</text:p>
      <text:p text:style-name="P31"><text:span text:style-name="Source_20_Text">if (true) {</text:span></text:p>
      <text:p text:style-name="P32"><text:span text:style-name="Source_20_Text"><text:s text:c="2"/>var x = 10;</text:span></text:p>
      <text:p text:style-name="P32"><text:span text:style-name="Source_20_Text">}</text:span></text:p>
      <text:p text:style-name="P32"><text:span text:style-name="Source_20_Text">console.log(x); // 10 😬</text:span></text:p>
      <text:p text:style-name="P28">This behavior has caused <text:span text:style-name="Strong_20_Emphasis">real production bugs</text:span>, especially in loops:</text:p>
      <text:p text:style-name="P31"><text:span text:style-name="Source_20_Text">for (var i = 0; i &lt; 3; i++) {</text:span></text:p>
      <text:p text:style-name="P32"><text:span text:style-name="Source_20_Text"><text:s text:c="2"/>setTimeout(() =&gt; console.log(i), 1000);</text:span></text:p>
      <text:p text:style-name="P32"><text:span text:style-name="Source_20_Text">}</text:span></text:p>
      <text:p text:style-name="P32"><text:soft-page-break/><text:span text:style-name="Source_20_Text">// prints: 3 3 3</text:span></text:p>
      <text:p text:style-name="P28">Why?</text:p>
      <text:list text:style-name="L13">
        <text:list-item>
          <text:p text:style-name="P33"><text:span text:style-name="Source_20_Text">var</text:span> creates <text:span text:style-name="Strong_20_Emphasis">one shared variable</text:span></text:p>
        </text:list-item>
        <text:list-item>
          <text:p text:style-name="P33">Closures capture the same <text:span text:style-name="Source_20_Text">i</text:span></text:p>
        </text:list-item>
      </text:list>
      <text:p text:style-name="P28">Also, <text:span text:style-name="Source_20_Text">var</text:span> is <text:span text:style-name="Strong_20_Emphasis">hoisted and initialized to </text:span><text:span text:style-name="Strong_20_Emphasis"><text:span text:style-name="Source_20_Text">undefined</text:span></text:span>, which makes bugs silent:</text:p>
      <text:p text:style-name="P31"><text:span text:style-name="Source_20_Text">console.log(a); // undefined (no error)</text:span></text:p>
      <text:p text:style-name="P32"><text:span text:style-name="Source_20_Text">var a = 5;</text:span></text:p>
      <text:p text:style-name="P28"><text:span text:style-name="Strong_20_Emphasis">Interview reality:</text:span><text:line-break/>If I see <text:span text:style-name="Source_20_Text">var</text:span> in new code, I assume it’s either legacy or written by someone who doesn’t fully understand JS scoping.</text:p>
      <text:p text:style-name="P29"/>
      <text:h text:style-name="P30" text:outline-level="3"><text:span text:style-name="Source_20_Text">let</text:span> — block-scoped, predictable, what I actually use</text:h>
      <text:p text:style-name="P28"><text:span text:style-name="Source_20_Text">let</text:span> fixed most of the problems with <text:span text:style-name="Source_20_Text">var</text:span>.</text:p>
      <text:p text:style-name="P28">It is <text:span text:style-name="Strong_20_Emphasis">block-scoped</text:span>, which matches how developers <text:span text:style-name="Emphasis">think</text:span> about variables.</text:p>
      <text:p text:style-name="P31"><text:span text:style-name="Source_20_Text">if (true) {</text:span></text:p>
      <text:p text:style-name="P32"><text:span text:style-name="Source_20_Text"><text:s text:c="2"/>let x = 10;</text:span></text:p>
      <text:p text:style-name="P32"><text:span text:style-name="Source_20_Text">}</text:span></text:p>
      <text:p text:style-name="P32"><text:span text:style-name="Source_20_Text">console.log(x); // ReferenceError ✅</text:span></text:p>
      <text:p text:style-name="P28">In loops, <text:span text:style-name="Source_20_Text">let</text:span> creates a <text:span text:style-name="Strong_20_Emphasis">new binding per iteration</text:span>, which is why this works:</text:p>
      <text:p text:style-name="P31"><text:span text:style-name="Source_20_Text">for (let i = 0; i &lt; 3; i++) {</text:span></text:p>
      <text:p text:style-name="P32"><text:span text:style-name="Source_20_Text"><text:s text:c="2"/>setTimeout(() =&gt; console.log(i), 1000);</text:span></text:p>
      <text:p text:style-name="P32"><text:span text:style-name="Source_20_Text">}</text:span></text:p>
      <text:p text:style-name="P32"><text:span text:style-name="Source_20_Text">// prints: 0 1 2</text:span></text:p>
      <text:p text:style-name="P28"><text:span text:style-name="Source_20_Text">let</text:span> is also hoisted, but it lives in the <text:span text:style-name="Strong_20_Emphasis">Temporal Dead Zone (TDZ)</text:span> — so you <text:span text:style-name="Emphasis">must</text:span> initialize before use:</text:p>
      <text:p text:style-name="P31"><text:span text:style-name="Source_20_Text">console.log(a); // ReferenceError</text:span></text:p>
      <text:p text:style-name="P32"><text:span text:style-name="Source_20_Text">let a = 5;</text:span></text:p>
      <text:p text:style-name="P28"><text:span text:style-name="Strong_20_Emphasis">How I use it in real projects:</text:span></text:p>
      <text:list text:style-name="L14">
        <text:list-item>
          <text:p text:style-name="P34">Variables that <text:span text:style-name="Strong_20_Emphasis">will change</text:span></text:p>
        </text:list-item>
        <text:list-item>
          <text:p text:style-name="P34">Loop counters</text:p>
        </text:list-item>
        <text:list-item>
          <text:p text:style-name="P34">State that evolves inside a function</text:p>
        </text:list-item>
      </text:list>
      <text:p text:style-name="P29"/>
      <text:h text:style-name="P30" text:outline-level="3"><text:soft-page-break/><text:span text:style-name="Source_20_Text">const</text:span> — immutable binding, not immutable value</text:h>
      <text:p text:style-name="P28"><text:span text:style-name="Source_20_Text">const</text:span> is what I use <text:span text:style-name="Strong_20_Emphasis">by default</text:span>.</text:p>
      <text:p text:style-name="P28">It does <text:span text:style-name="Strong_20_Emphasis">not</text:span> mean the value is immutable — it means the <text:span text:style-name="Strong_20_Emphasis">reference cannot be reassigned</text:span>.</text:p>
      <text:p text:style-name="P31"><text:span text:style-name="Source_20_Text">const user = { name: "Sujal" };</text:span></text:p>
      <text:p text:style-name="P32"><text:span text:style-name="Source_20_Text">user.name = "Engineer"; // ✅ allowed</text:span></text:p>
      <text:p text:style-name="P32"><text:span text:style-name="Source_20_Text">user = {}; // ❌ error</text:span></text:p>
      <text:p text:style-name="P28">This is huge in real systems:</text:p>
      <text:list text:style-name="L15">
        <text:list-item>
          <text:p text:style-name="P35">It prevents accidental reassignment</text:p>
        </text:list-item>
        <text:list-item>
          <text:p text:style-name="P35">Makes code safer to refactor</text:p>
        </text:list-item>
        <text:list-item>
          <text:p text:style-name="P35">Improves readability — you know this variable won’t suddenly point somewhere else</text:p>
        </text:list-item>
      </text:list>
      <text:p text:style-name="P28"><text:span text:style-name="Source_20_Text">const</text:span> is also <text:span text:style-name="Strong_20_Emphasis">block-scoped</text:span> and has TDZ like <text:span text:style-name="Source_20_Text">let</text:span>.</text:p>
      <text:p text:style-name="P28"><text:span text:style-name="Strong_20_Emphasis">Real-world rule I follow:</text:span></text:p>
      <text:p text:style-name="P36">If I don’t plan to reassign it, it’s <text:span text:style-name="Source_20_Text">const</text:span>.<text:line-break/>If I do, it’s <text:span text:style-name="Source_20_Text">let</text:span>.<text:line-break/><text:span text:style-name="Source_20_Text">var</text:span> is never my first choice.</text:p>
      <text:p text:style-name="P29"/>
      <text:h text:style-name="P30" text:outline-level="3">Scope comparison (how I actually think about it)</text:h>
      <table:table table:name="Table34" table:style-name="Table34">
        <table:table-column table:style-name="Table34.A"/>
        <table:table-column table:style-name="Table34.B"/>
        <table:table-column table:style-name="Table34.C"/>
        <table:table-column table:style-name="Table34.D"/>
        <table:table-header-rows>
          <table:table-row>
            <table:table-cell table:style-name="Table34.A1" office:value-type="string">
              <text:p text:style-name="Table_20_Heading">Keyword</text:p>
            </table:table-cell>
            <table:table-cell table:style-name="Table34.A1" office:value-type="string">
              <text:p text:style-name="Table_20_Heading">Scope</text:p>
            </table:table-cell>
            <table:table-cell table:style-name="Table34.A1" office:value-type="string">
              <text:p text:style-name="Table_20_Heading">Reassignable</text:p>
            </table:table-cell>
            <table:table-cell table:style-name="Table34.A1" office:value-type="string">
              <text:p text:style-name="Table_20_Heading">Hoisting behavior</text:p>
            </table:table-cell>
          </table:table-row>
        </table:table-header-rows>
        <table:table-row>
          <table:table-cell table:style-name="Table34.A1" office:value-type="string">
            <text:p text:style-name="Table_20_Contents"><text:span text:style-name="Source_20_Text">var</text:span></text:p>
          </table:table-cell>
          <table:table-cell table:style-name="Table34.A1" office:value-type="string">
            <text:p text:style-name="Table_20_Contents">Function</text:p>
          </table:table-cell>
          <table:table-cell table:style-name="Table34.A1" office:value-type="string">
            <text:p text:style-name="Table_20_Contents">Yes</text:p>
          </table:table-cell>
          <table:table-cell table:style-name="Table34.A1" office:value-type="string">
            <text:p text:style-name="Table_20_Contents">Hoisted → <text:span text:style-name="Source_20_Text">undefined</text:span></text:p>
          </table:table-cell>
        </table:table-row>
        <table:table-row>
          <table:table-cell table:style-name="Table34.A1" office:value-type="string">
            <text:p text:style-name="Table_20_Contents"><text:span text:style-name="Source_20_Text">let</text:span></text:p>
          </table:table-cell>
          <table:table-cell table:style-name="Table34.A1" office:value-type="string">
            <text:p text:style-name="Table_20_Contents">Block</text:p>
          </table:table-cell>
          <table:table-cell table:style-name="Table34.A1" office:value-type="string">
            <text:p text:style-name="Table_20_Contents">Yes</text:p>
          </table:table-cell>
          <table:table-cell table:style-name="Table34.A1" office:value-type="string">
            <text:p text:style-name="Table_20_Contents">Hoisted → TDZ</text:p>
          </table:table-cell>
        </table:table-row>
        <table:table-row>
          <table:table-cell table:style-name="Table34.A1" office:value-type="string">
            <text:p text:style-name="Table_20_Contents"><text:span text:style-name="Source_20_Text">const</text:span></text:p>
          </table:table-cell>
          <table:table-cell table:style-name="Table34.A1" office:value-type="string">
            <text:p text:style-name="Table_20_Contents">Block</text:p>
          </table:table-cell>
          <table:table-cell table:style-name="Table34.A1" office:value-type="string">
            <text:p text:style-name="Table_20_Contents">No</text:p>
          </table:table-cell>
          <table:table-cell table:style-name="Table34.A1" office:value-type="string">
            <text:p text:style-name="Table_20_Contents">Hoisted → TDZ</text:p>
          </table:table-cell>
        </table:table-row>
      </table:table>
      <text:p text:style-name="P29"/>
      <text:h text:style-name="P30" text:outline-level="3">Final interviewer-level takeaway</text:h>
      <text:list text:style-name="L16">
        <text:list-item>
          <text:p text:style-name="P37"><text:span text:style-name="Source_20_Text">var</text:span> exists for historical reasons — it creates subtle bugs and I avoid it</text:p>
        </text:list-item>
        <text:list-item>
          <text:p text:style-name="P37"><text:span text:style-name="Source_20_Text">let</text:span> gives correct scoping and is used when reassignment is needed</text:p>
        </text:list-item>
        <text:list-item>
          <text:p text:style-name="P37"><text:span text:style-name="Source_20_Text">const</text:span> is the safest default and improves long-term maintainability</text:p>
        </text:list-item>
      </text:list>
      <text:p text:style-name="P38"><text:span text:style-name="Strong_20_Emphasis"/></text:p>
      <text:p text:style-name="P38"><text:span text:style-name="Strong_20_Emphasis"/></text:p>
      <text:p text:style-name="P38"><text:span text:style-name="Strong_20_Emphasis"/></text:p>
      <text:p text:style-name="P38"><text:span text:style-name="Strong_20_Emphasis"/></text:p>
      <text:p text:style-name="P7"><text:span text:style-name="Strong_20_Emphasis"/></text:p>
      <text:p text:style-name="Text_20_body"/>
      <text:list xml:id="list231111892957700" text:continue-list="list231111963736879" text:style-name="L1">
        <text:list-header>
          <text:p text:style-name="P1"><text:soft-page-break/><text:span text:style-name="T3">3. </text:span>What is hoisting?</text:p>
        </text:list-header>
      </text:list>
      <text:p text:style-name="P39"><text:span text:style-name="Strong_20_Emphasis">Hoisting is the JavaScript engine’s process of allocating memory for variable/function declarations </text:span><text:span text:style-name="Strong_20_Emphasis"><text:span text:style-name="Emphasis">before</text:span></text:span><text:span text:style-name="Strong_20_Emphasis"> executing your code.</text:span></text:p>
      <text:p text:style-name="P39">This happens during the <text:span text:style-name="Strong_20_Emphasis">Creation Phase</text:span> of every <text:span text:style-name="Strong_20_Emphasis">Execution Context</text:span>.</text:p>
      <text:p text:style-name="P40">It does <text:span text:style-name="Strong_20_Emphasis">not</text:span> literally “move your code to the top.”<text:line-break/>Instead, the engine <text:span text:style-name="Strong_20_Emphasis">scans the scope</text:span>, creates <text:span text:style-name="Strong_20_Emphasis">bindings</text:span> for variables/functions, and allocates memory for them.</text:p>
      <text:p text:style-name="P41"/>
      <text:h text:style-name="P42" text:outline-level="1">🔥 <text:span text:style-name="Strong_20_Emphasis">Execution Context → Two Phases</text:span></text:h>
      <text:h text:style-name="P43" text:outline-level="3"><text:span text:style-name="Strong_20_Emphasis">1️⃣ Creation Phase (Hoisting happens here)</text:span></text:h>
      <text:list text:style-name="L17">
        <text:list-item>
          <text:p text:style-name="P44">JS engine creates:</text:p>
          <text:list>
            <text:list-item>
              <text:p text:style-name="P44"><text:span text:style-name="Strong_20_Emphasis">Variable Environment</text:span></text:p>
            </text:list-item>
            <text:list-item>
              <text:p text:style-name="P44"><text:span text:style-name="Strong_20_Emphasis">Lexical Environment</text:span></text:p>
            </text:list-item>
            <text:list-item>
              <text:p text:style-name="P44"><text:span text:style-name="Strong_20_Emphasis">This Binding</text:span></text:p>
            </text:list-item>
          </text:list>
        </text:list-item>
        <text:list-item>
          <text:p text:style-name="P44">Memory is allocated for:</text:p>
          <text:list>
            <text:list-item>
              <text:p text:style-name="P44"><text:span text:style-name="Source_20_Text">var</text:span> variables → initialized as <text:span text:style-name="Strong_20_Emphasis">undefined</text:span></text:p>
            </text:list-item>
            <text:list-item>
              <text:p text:style-name="P44"><text:span text:style-name="Source_20_Text">let</text:span> &amp; <text:span text:style-name="Source_20_Text">const</text:span> → memory allocated but <text:span text:style-name="Strong_20_Emphasis">NOT initialized</text:span> → TDZ</text:p>
            </text:list-item>
            <text:list-item>
              <text:p text:style-name="P44">Function declarations → full function object is created</text:p>
            </text:list-item>
          </text:list>
        </text:list-item>
      </text:list>
      <text:h text:style-name="P43" text:outline-level="3"><text:span text:style-name="Strong_20_Emphasis">2️⃣ Execution Phase</text:span></text:h>
      <text:list text:style-name="L18">
        <text:list-item>
          <text:p text:style-name="P45">Code runs line-by-line</text:p>
        </text:list-item>
        <text:list-item>
          <text:p text:style-name="P45">Values are assigned</text:p>
        </text:list-item>
        <text:list-item>
          <text:p text:style-name="P45">TDZ ends for <text:span text:style-name="Source_20_Text">let</text:span> &amp; <text:span text:style-name="Source_20_Text">const</text:span></text:p>
        </text:list-item>
      </text:list>
      <text:p text:style-name="P41"/>
      <text:h text:style-name="P42" text:outline-level="1">🔥 <text:span text:style-name="Strong_20_Emphasis">How Different Declarations Are Hoisted</text:span></text:h>
      <text:h text:style-name="P46" text:outline-level="2">✔ <text:span text:style-name="Strong_20_Emphasis">1. var → Hoisted + initialized to undefined</text:span></text:h>
      <text:p text:style-name="P47"><text:span text:style-name="Source_20_Text">console.log(a); // undefined</text:span></text:p>
      <text:p text:style-name="P48"><text:span text:style-name="Source_20_Text">var a = 10;</text:span></text:p>
      <text:p text:style-name="P40">Engine sees this:</text:p>
      <text:p text:style-name="P40"><text:span text:style-name="Strong_20_Emphasis">Creation Phase:</text:span></text:p>
      <text:list text:style-name="L19">
        <text:list-item>
          <text:p text:style-name="P49"><text:soft-page-break/>allocate memory for <text:span text:style-name="Source_20_Text">a</text:span>, set value = undefined</text:p>
        </text:list-item>
      </text:list>
      <text:p text:style-name="P40"><text:span text:style-name="Strong_20_Emphasis">Execution Phase:</text:span></text:p>
      <text:list text:style-name="L20">
        <text:list-item>
          <text:p text:style-name="P50">assign a = 10</text:p>
        </text:list-item>
      </text:list>
      <text:p text:style-name="P41"/>
      <text:h text:style-name="P46" text:outline-level="2">✔ <text:span text:style-name="Strong_20_Emphasis">2. let &amp; const → Hoisted but NOT initialized (TDZ)</text:span></text:h>
      <text:p text:style-name="P47"><text:span text:style-name="Source_20_Text">console.log(a); // ❌ ReferenceError</text:span></text:p>
      <text:p text:style-name="P48"><text:span text:style-name="Source_20_Text">let a = 10;</text:span></text:p>
      <text:p text:style-name="P40">Internally:</text:p>
      <text:p text:style-name="P40"><text:span text:style-name="Strong_20_Emphasis">Creation Phase:</text:span></text:p>
      <text:list text:style-name="L21">
        <text:list-item>
          <text:p text:style-name="P51">binding created, but <text:span text:style-name="Strong_20_Emphasis">uninitialized</text:span></text:p>
        </text:list-item>
      </text:list>
      <text:p text:style-name="P40"><text:span text:style-name="Strong_20_Emphasis">Execution Phase:</text:span></text:p>
      <text:list text:style-name="L22">
        <text:list-item>
          <text:p text:style-name="P52">when the code reaches the line → it gets initialized</text:p>
        </text:list-item>
      </text:list>
      <text:p text:style-name="P40">That gap = <text:span text:style-name="Strong_20_Emphasis">Temporal Dead Zone</text:span>.</text:p>
      <text:p text:style-name="P41"/>
      <text:h text:style-name="P46" text:outline-level="2">✔ <text:span text:style-name="Strong_20_Emphasis">3. Function Declarations → Fully Hoisted</text:span></text:h>
      <text:p text:style-name="P47"><text:span text:style-name="Source_20_Text">test(); // works</text:span></text:p>
      <text:p text:style-name="P48"/>
      <text:p text:style-name="P48"><text:span text:style-name="Source_20_Text">function test() {</text:span></text:p>
      <text:p text:style-name="P48"><text:span text:style-name="Source_20_Text"><text:s text:c="2"/>console.log("hello");</text:span></text:p>
      <text:p text:style-name="P48"><text:span text:style-name="Source_20_Text">}</text:span></text:p>
      <text:p text:style-name="P40">Engine:</text:p>
      <text:list text:style-name="L23">
        <text:list-item>
          <text:p text:style-name="P53">Allocates the function object in memory BEFORE execution</text:p>
        </text:list-item>
        <text:list-item>
          <text:p text:style-name="P53">So you can call it anywhere in the same scope, even before definition</text:p>
        </text:list-item>
      </text:list>
      <text:p text:style-name="P41"/>
      <text:h text:style-name="P46" text:outline-level="2">✔ <text:span text:style-name="Strong_20_Emphasis">4. Function Expressions → behave like variables</text:span></text:h>
      <text:p text:style-name="P47"><text:span text:style-name="Source_20_Text">foo(); <text:s text:c="5"/>// ❌ TypeError: foo is not a function</text:span></text:p>
      <text:p text:style-name="P48"><text:span text:style-name="Source_20_Text">var foo = function() {};</text:span></text:p>
      <text:p text:style-name="P40">Why?</text:p>
      <text:p text:style-name="P40">Because only the variable <text:span text:style-name="Source_20_Text">foo</text:span> is hoisted → not its assigned function value.</text:p>
      <text:p text:style-name="P40">So creation phase sets:</text:p>
      <text:p text:style-name="P47"><text:span text:style-name="Source_20_Text">foo = undefined</text:span></text:p>
      <text:p text:style-name="P41"><text:soft-page-break/></text:p>
      <text:h text:style-name="P42" text:outline-level="1">🔥 <text:span text:style-name="Strong_20_Emphasis">Hoisting Visualized (Engine Memory Model)</text:span></text:h>
      <text:p text:style-name="P40">Code:</text:p>
      <text:p text:style-name="P47"><text:span text:style-name="Source_20_Text">console.log(x);</text:span></text:p>
      <text:p text:style-name="P48"><text:span text:style-name="Source_20_Text">console.log(y);</text:span></text:p>
      <text:p text:style-name="P48"><text:span text:style-name="Source_20_Text">console.log(z);</text:span></text:p>
      <text:p text:style-name="P48"/>
      <text:p text:style-name="P48"><text:span text:style-name="Source_20_Text">var x = 1;</text:span></text:p>
      <text:p text:style-name="P48"><text:span text:style-name="Source_20_Text">let y = 2;</text:span></text:p>
      <text:p text:style-name="P48"><text:span text:style-name="Source_20_Text">const z = 3;</text:span></text:p>
      <text:h text:style-name="P43" text:outline-level="3">Creation Phase (Hoisting)</text:h>
      <text:p text:style-name="P47"><text:span text:style-name="Source_20_Text">var x → allocated, initialized to undefined</text:span></text:p>
      <text:p text:style-name="P48"><text:span text:style-name="Source_20_Text">let y → allocated, but uninitialized (TDZ)</text:span></text:p>
      <text:p text:style-name="P48"><text:span text:style-name="Source_20_Text">const z → allocated, but uninitialized (TDZ)</text:span></text:p>
      <text:h text:style-name="P43" text:outline-level="3">Execution Phase</text:h>
      <text:list text:style-name="L24">
        <text:list-item>
          <text:p text:style-name="P54">console.log(x) → undefined</text:p>
        </text:list-item>
        <text:list-item>
          <text:p text:style-name="P54">console.log(y) → ReferenceError (still in TDZ)</text:p>
        </text:list-item>
        <text:list-item>
          <text:p text:style-name="P54">console.log(z) → ReferenceError</text:p>
        </text:list-item>
        <text:list-item>
          <text:p text:style-name="P54">After reaching declarations → y and z get initialized</text:p>
        </text:list-item>
      </text:list>
      <text:p text:style-name="P41"/>
      <text:h text:style-name="P46" text:outline-level="2">Hoisting with functions (very important)</text:h>
      <text:h text:style-name="P55" text:outline-level="3">Function Declaration (fully hoisted)</text:h>
      <text:p text:style-name="P56"><text:span text:style-name="Source_20_Text">sayHello();</text:span></text:p>
      <text:p text:style-name="P57"/>
      <text:p text:style-name="P57"><text:span text:style-name="Source_20_Text">function sayHello() {</text:span></text:p>
      <text:p text:style-name="P57"><text:span text:style-name="Source_20_Text"><text:s text:c="2"/>console.log("Hello");</text:span></text:p>
      <text:p text:style-name="P57"><text:span text:style-name="Source_20_Text">}</text:span></text:p>
      <text:p text:style-name="P58">✅ Works because:</text:p>
      <text:list text:style-name="L25">
        <text:list-item>
          <text:p text:style-name="P59">Function declarations are hoisted <text:span text:style-name="Strong_20_Emphasis">with their full body</text:span></text:p>
        </text:list-item>
      </text:list>
      <text:p text:style-name="P60"/>
      <text:h text:style-name="P55" text:outline-level="3"><text:soft-page-break/>Function Expression (not hoisted the same way)</text:h>
      <text:p text:style-name="P56"><text:span text:style-name="Source_20_Text">sayHi();</text:span></text:p>
      <text:p text:style-name="P57"/>
      <text:p text:style-name="P57"><text:span text:style-name="Source_20_Text">var sayHi = function () {</text:span></text:p>
      <text:p text:style-name="P57"><text:span text:style-name="Source_20_Text"><text:s text:c="2"/>console.log("Hi");</text:span></text:p>
      <text:p text:style-name="P57"><text:span text:style-name="Source_20_Text">};</text:span></text:p>
      <text:p text:style-name="P58">❌ Error:</text:p>
      <text:p text:style-name="P56"><text:span text:style-name="Source_20_Text">TypeError: sayHi is not a function</text:span></text:p>
      <text:p text:style-name="P58">Why?</text:p>
      <text:list text:style-name="L26">
        <text:list-item>
          <text:p text:style-name="P61"><text:span text:style-name="Source_20_Text">sayHi</text:span> is hoisted as <text:span text:style-name="Source_20_Text">undefined</text:span></text:p>
        </text:list-item>
        <text:list-item>
          <text:p text:style-name="P61">Function body is assigned later</text:p>
        </text:list-item>
      </text:list>
      <text:p text:style-name="P58">Internally:</text:p>
      <text:p text:style-name="P56"><text:span text:style-name="Source_20_Text">var sayHi; // undefined</text:span></text:p>
      <text:p text:style-name="P57"><text:span text:style-name="Source_20_Text">sayHi(); <text:s text:c="2"/>// ❌</text:span></text:p>
      <text:p text:style-name="P57"><text:span text:style-name="Source_20_Text">sayHi = function () {};</text:span></text:p>
      <text:p text:style-name="P60"/>
      <text:h text:style-name="P62" text:outline-level="2">Arrow functions and hoisting</text:h>
      <text:p text:style-name="P56"><text:span text:style-name="Source_20_Text">sayArrow();</text:span></text:p>
      <text:p text:style-name="P57"/>
      <text:p text:style-name="P57"><text:span text:style-name="Source_20_Text">const sayArrow = () =&gt; {</text:span></text:p>
      <text:p text:style-name="P57"><text:span text:style-name="Source_20_Text"><text:s text:c="2"/>console.log("Arrow");</text:span></text:p>
      <text:p text:style-name="P57"><text:span text:style-name="Source_20_Text">};</text:span></text:p>
      <text:p text:style-name="P58">❌ ReferenceError<text:line-break/>Because:</text:p>
      <text:list text:style-name="L27">
        <text:list-item>
          <text:p text:style-name="P63">Arrow functions are just variables</text:p>
        </text:list-item>
        <text:list-item>
          <text:p text:style-name="P63">They follow <text:span text:style-name="Source_20_Text">let</text:span> / <text:span text:style-name="Source_20_Text">const</text:span> hoisting rules</text:p>
        </text:list-item>
      </text:list>
      <text:p text:style-name="P64"/>
      <text:h text:style-name="P42" text:outline-level="1"><text:soft-page-break/>🧠 <text:span text:style-name="Strong_20_Emphasis">Important Internal Details You Must Mention in Interviews</text:span></text:h>
      <text:h text:style-name="P43" text:outline-level="3">✔ Hoisting is done by the <text:span text:style-name="Strong_20_Emphasis">compiler (parser)</text:span>, not at runtime</text:h>
      <text:h text:style-name="P43" text:outline-level="3">✔ Hoisting is scope-specific</text:h>
      <text:list text:style-name="L28">
        <text:list-item>
          <text:p text:style-name="P65">global scope hoists globally</text:p>
        </text:list-item>
        <text:list-item>
          <text:p text:style-name="P65">functions hoist inside function</text:p>
        </text:list-item>
        <text:list-item>
          <text:p text:style-name="P65">blocks hoist inside block (for let/const)</text:p>
        </text:list-item>
      </text:list>
      <text:h text:style-name="P43" text:outline-level="3">✔ Hoisting is part of <text:span text:style-name="Strong_20_Emphasis">ECMAScript specification (ECMA-262)</text:span></text:h>
      <text:list text:style-name="L29">
        <text:list-item>
          <text:p text:style-name="P66">Not a browser feature</text:p>
        </text:list-item>
        <text:list-item>
          <text:p text:style-name="P66">Not a Node.js feature</text:p>
        </text:list-item>
        <text:list-item>
          <text:p text:style-name="P66">It’s part of JavaScript language behavior itself</text:p>
        </text:list-item>
      </text:list>
      <text:h text:style-name="P43" text:outline-level="3">✔ let/const hoisting + TDZ is intentional</text:h>
      <text:list text:style-name="L30">
        <text:list-item>
          <text:p text:style-name="P67">Prevents accidental access to uninitialized variables</text:p>
        </text:list-item>
        <text:list-item>
          <text:p text:style-name="P67">Makes behavior predictable</text:p>
        </text:list-item>
        <text:list-item>
          <text:p text:style-name="P67">Catches bugs early</text:p>
        </text:list-item>
      </text:list>
      <text:p text:style-name="P41"/>
      <text:h text:style-name="P42" text:outline-level="1">🧨 Senior-Level Summary</text:h>
      <text:p text:style-name="P39"><text:span text:style-name="Strong_20_Emphasis">Hoisting is JavaScript’s automatic memory allocation step during the Creation Phase where declarations are registered before execution.<text:line-break/>var gets initialized to undefined, let/const are hoisted but uninitialized (TDZ), and function declarations are fully hoisted.</text:span></text:p>
      <text:p text:style-name="P40">This behavior comes from how the JS engine constructs the <text:span text:style-name="Strong_20_Emphasis">Lexical Environment</text:span> and <text:span text:style-name="Strong_20_Emphasis">Environment Records</text:span> before running your code.</text:p>
      <text:p text:style-name="P40"/>
      <text:p text:style-name="Text_20_body"/>
      <text:p text:style-name="Text_20_body"/>
      <text:p text:style-name="Text_20_body"/>
      <text:p text:style-name="Text_20_body"/>
      <text:list xml:id="list231112035882749" text:continue-list="list231111892957700" text:style-name="L1">
        <text:list-header>
          <text:p text:style-name="P1"/>
        </text:list-header>
        <text:list-item>
          <text:p text:style-name="P1"><text:soft-page-break/>What is the temporal dead zone?</text:p>
          <text:p text:style-name="P68"><text:span text:style-name="Strong_20_Emphasis">TDZ is the time between when a </text:span><text:span text:style-name="Strong_20_Emphasis"><text:span text:style-name="Source_20_Text">let</text:span></text:span><text:span text:style-name="Strong_20_Emphasis"> / </text:span><text:span text:style-name="Strong_20_Emphasis"><text:span text:style-name="Source_20_Text">const</text:span></text:span><text:span text:style-name="Strong_20_Emphasis"> variable is hoisted and when it is actually initialized.</text:span></text:p>
        </text:list-item>
      </text:list>
      <text:p text:style-name="P69">During this period, the variable <text:span text:style-name="Emphasis">exists in memory</text:span>, but the engine marks it as <text:span text:style-name="Strong_20_Emphasis">uninitialized</text:span>.</text:p>
      <text:p text:style-name="P69">Any attempt to read it → <text:span text:style-name="Strong_20_Emphasis">ReferenceError</text:span>.</text:p>
      <text:p text:style-name="P70">TDZ is a property of <text:span text:style-name="Strong_20_Emphasis">Lexical Environment creation</text:span>, not runtime execution.</text:p>
      <text:p text:style-name="P71"/>
      <text:h text:style-name="P72" text:outline-level="1">🔥 Why Does TDZ Exist?</text:h>
      <text:p text:style-name="P70">JS engine (V8, SpiderMonkey, JavaScriptCore) hoists <text:span text:style-name="Strong_20_Emphasis">all</text:span> declarations during <text:span text:style-name="Strong_20_Emphasis">Creation Phase</text:span>.</text:p>
      <text:p text:style-name="P70">But there’s a catch:</text:p>
      <text:h text:style-name="P73" text:outline-level="3">✔ <text:span text:style-name="Source_20_Text">var</text:span> is hoisted &amp; initialized to <text:span text:style-name="Source_20_Text">undefined</text:span>.</text:h>
      <text:h text:style-name="P73" text:outline-level="3">✔ <text:span text:style-name="Source_20_Text">let</text:span> / <text:span text:style-name="Source_20_Text">const</text:span> are hoisted but <text:span text:style-name="Strong_20_Emphasis">NOT initialized</text:span>.</text:h>
      <text:p text:style-name="P70">This “not initialized yet” zone = <text:span text:style-name="Strong_20_Emphasis">Temporal Dead Zone</text:span>.</text:p>
      <text:p text:style-name="P70">It prevents:</text:p>
      <text:list text:style-name="L31">
        <text:list-item>
          <text:p text:style-name="P74">Accidental access of variables before initialization</text:p>
        </text:list-item>
        <text:list-item>
          <text:p text:style-name="P74">Silent bugs caused by <text:span text:style-name="Source_20_Text">var</text:span>-style hoisting</text:p>
        </text:list-item>
        <text:list-item>
          <text:p text:style-name="P74">Type instability during optimizations</text:p>
        </text:list-item>
      </text:list>
      <text:p text:style-name="P71"/>
      <text:h text:style-name="P72" text:outline-level="1">🔥 How TDZ Actually Works Internally (Environment Record)</text:h>
      <text:p text:style-name="P70">When code starts executing:</text:p>
      <text:h text:style-name="P73" text:outline-level="3"><text:span text:style-name="Strong_20_Emphasis">Creation Phase</text:span></text:h>
      <text:p text:style-name="P70">Memory allocation happens:</text:p>
      <text:p text:style-name="P75"><text:span text:style-name="Source_20_Text">let x <text:s/>→ allocated in Block Environment Record</text:span></text:p>
      <text:p text:style-name="P76"><text:span text:style-name="Source_20_Text">const y → allocated in Block Environment Record</text:span></text:p>
      <text:p text:style-name="P70">But JS engine marks them with:</text:p>
      <text:p text:style-name="P75"><text:span text:style-name="Source_20_Text">x = &lt;uninitialized&gt;</text:span></text:p>
      <text:p text:style-name="P76"><text:span text:style-name="Source_20_Text">y = &lt;uninitialized&gt;</text:span></text:p>
      <text:p text:style-name="P70"><text:soft-page-break/>This is <text:span text:style-name="Emphasis">not</text:span> <text:span text:style-name="Source_20_Text">undefined</text:span>.<text:line-break/>It is a special “uninitialized” internal state.</text:p>
      <text:p text:style-name="P71"/>
      <text:h text:style-name="P72" text:outline-level="1">🔥 When TDZ Ends</text:h>
      <text:p text:style-name="P70">Only when the JS engine reaches the <text:span text:style-name="Strong_20_Emphasis">actual line</text:span>:</text:p>
      <text:p text:style-name="P75"><text:span text:style-name="Source_20_Text">let x = 10;</text:span></text:p>
      <text:p text:style-name="P70">does the variable go from:</text:p>
      <text:p text:style-name="P75"><text:span text:style-name="Source_20_Text">&lt;uninitialized&gt; → 10</text:span></text:p>
      <text:p text:style-name="P70">From that moment, TDZ ends.</text:p>
      <text:p text:style-name="P71"/>
      <text:h text:style-name="P72" text:outline-level="1">🧨 Code Example (With Internals)</text:h>
      <text:p text:style-name="P75"><text:span text:style-name="Source_20_Text">console.log(a); // ❌ ReferenceError (TDZ)</text:span></text:p>
      <text:p text:style-name="P76"><text:span text:style-name="Source_20_Text">let a = 5;</text:span></text:p>
      <text:p text:style-name="P76"><text:span text:style-name="Source_20_Text">console.log(a); // 5</text:span></text:p>
      <text:list text:style-name="L32">
        <text:list-item>
          <text:p text:style-name="P77">Memory for <text:span text:style-name="Source_20_Text">a</text:span> exists</text:p>
        </text:list-item>
        <text:list-item>
          <text:p text:style-name="P77">Binding is uninitialized</text:p>
        </text:list-item>
        <text:list-item>
          <text:p text:style-name="P77">Reading it throws error</text:p>
        </text:list-item>
        <text:list-item>
          <text:p text:style-name="P77">When line <text:span text:style-name="Source_20_Text">let a = 5</text:span> runs → initialized</text:p>
        </text:list-item>
      </text:list>
      <text:p text:style-name="P71"/>
      <text:h text:style-name="P72" text:outline-level="1">🔥 TDZ Applies to const Too</text:h>
      <text:p text:style-name="P75"><text:span text:style-name="Source_20_Text">console.log(b); // ❌ TDZ</text:span></text:p>
      <text:p text:style-name="P76"><text:span text:style-name="Source_20_Text">const b = 20;</text:span></text:p>
      <text:p text:style-name="P70"><text:span text:style-name="Source_20_Text">const</text:span> just additionally requires initialization at declaration.</text:p>
      <text:p text:style-name="P71"/>
      <text:h text:style-name="P72" text:outline-level="1">🔥 TDZ Applies to Default Parameters Too</text:h>
      <text:p text:style-name="P70">This is where most devs get trapped:</text:p>
      <text:p text:style-name="P75"><text:span text:style-name="Source_20_Text">function test(x = y, y = 10) {</text:span></text:p>
      <text:p text:style-name="P76"><text:span text:style-name="Source_20_Text"><text:s text:c="2"/>console.log(x, y);</text:span></text:p>
      <text:p text:style-name="P76"><text:span text:style-name="Source_20_Text">}</text:span></text:p>
      <text:p text:style-name="P76"/>
      <text:p text:style-name="P76"><text:soft-page-break/><text:span text:style-name="Source_20_Text">test();</text:span></text:p>
      <text:p text:style-name="P76"><text:span text:style-name="Source_20_Text">// ❌ ReferenceError: y is not defined</text:span></text:p>
      <text:p text:style-name="P70">Why?</text:p>
      <text:p text:style-name="P70">During parameter creation:</text:p>
      <text:list text:style-name="L33">
        <text:list-item>
          <text:p text:style-name="P78"><text:span text:style-name="Source_20_Text">x</text:span> tries to read <text:span text:style-name="Source_20_Text">y</text:span></text:p>
        </text:list-item>
        <text:list-item>
          <text:p text:style-name="P78"><text:span text:style-name="Source_20_Text">y</text:span> is still uninitialized → TDZ</text:p>
        </text:list-item>
      </text:list>
      <text:p text:style-name="P71"/>
      <text:h text:style-name="P72" text:outline-level="1">🔥 TDZ Happens Inside Blocks Too</text:h>
      <text:p text:style-name="P75"><text:span text:style-name="Source_20_Text">{</text:span></text:p>
      <text:p text:style-name="P76"><text:span text:style-name="Source_20_Text"><text:s text:c="4"/>console.log(x); // ❌ TDZ</text:span></text:p>
      <text:p text:style-name="P76"><text:span text:style-name="Source_20_Text"><text:s text:c="4"/>let x = 100;</text:span></text:p>
      <text:p text:style-name="P76"><text:span text:style-name="Source_20_Text">}</text:span></text:p>
      <text:p text:style-name="P70">Block scope creates <text:span text:style-name="Strong_20_Emphasis">Block Environment Record</text:span>.<text:line-break/><text:span text:style-name="Source_20_Text">x</text:span> is hoisted there but uninitialized → TDZ.</text:p>
      <text:p text:style-name="P71"/>
      <text:h text:style-name="P72" text:outline-level="1">🧠 Internally What Error Happens?</text:h>
      <text:p text:style-name="P70">When you access a variable in TDZ, engine performs:</text:p>
      <text:p text:style-name="P75"><text:span text:style-name="Source_20_Text">GetBindingValue(bindingName)</text:span></text:p>
      <text:p text:style-name="P70">If the binding is in "uninitialized" state → throw ReferenceError.</text:p>
      <text:p text:style-name="P70">This is different from:</text:p>
      <text:list text:style-name="L34">
        <text:list-item>
          <text:p text:style-name="P79"><text:span text:style-name="Source_20_Text">undefined</text:span></text:p>
        </text:list-item>
        <text:list-item>
          <text:p text:style-name="P79"><text:span text:style-name="Source_20_Text">null</text:span></text:p>
        </text:list-item>
        <text:list-item>
          <text:p text:style-name="P79">“not defined”</text:p>
        </text:list-item>
      </text:list>
      <text:p text:style-name="P70">This is a special <text:span text:style-name="Strong_20_Emphasis">spec-defined internal state</text:span>.</text:p>
      <text:p text:style-name="P71"/>
      <text:h text:style-name="P72" text:outline-level="1">⚡ TDZ Helps Engine Optimizations (V8 Point of View)</text:h>
      <text:p text:style-name="P70">TDZ allows V8 to:</text:p>
      <text:list text:style-name="L35">
        <text:list-item>
          <text:p text:style-name="P80">Avoid guessing variable types</text:p>
        </text:list-item>
        <text:list-item>
          <text:p text:style-name="P80"><text:soft-page-break/>Prevent “undefined early access” issues</text:p>
        </text:list-item>
        <text:list-item>
          <text:p text:style-name="P80">Optimize lexical environments</text:p>
        </text:list-item>
        <text:list-item>
          <text:p text:style-name="P80">Guarantee stable temporal ordering, improving JIT prediction</text:p>
        </text:list-item>
      </text:list>
      <text:p text:style-name="P70">Because the engine knows:</text:p>
      <text:list text:style-name="L36">
        <text:list-item>
          <text:p text:style-name="P81">A let/const cannot be used before initialization</text:p>
        </text:list-item>
        <text:list-item>
          <text:p text:style-name="P81">So dead branches and invalid accesses are safely eliminated</text:p>
        </text:list-item>
      </text:list>
      <text:p text:style-name="P71"/>
      <text:h text:style-name="P72" text:outline-level="1">🧨 Senior Engineer Summary</text:h>
      <text:p text:style-name="P69"><text:span text:style-name="Strong_20_Emphasis">Temporal Dead Zone is the period between hoisting and initialization where </text:span><text:span text:style-name="Strong_20_Emphasis"><text:span text:style-name="Source_20_Text">let</text:span></text:span><text:span text:style-name="Strong_20_Emphasis"> and </text:span><text:span text:style-name="Strong_20_Emphasis"><text:span text:style-name="Source_20_Text">const</text:span></text:span><text:span text:style-name="Strong_20_Emphasis"> exist in memory but are uninitialized. Any access throws a ReferenceError. It ensures predictable scoping, avoids bugs caused by var-hoisting, and lets JS engines like V8 optimize more effectively.</text:span></text:p>
      <text:p text:style-name="P71"/>
      <text:list text:continue-list="list231112035882749" text:style-name="L1">
        <text:list-header>
          <text:p text:style-name="P82"/>
        </text:list-header>
      </text:list>
      <text:p text:style-name="Text_20_body"/>
      <text:p text:style-name="Text_20_body"/>
      <text:p text:style-name="Text_20_body"/>
      <text:list xml:id="list231113116400020" text:continue-numbering="true" text:style-name="L1">
        <text:list-item>
          <text:p text:style-name="P1">What are data types in JavaScript?</text:p>
        </text:list-item>
      </text:list>
      <text:p text:style-name="P83"/>
      <text:h text:style-name="P84" text:outline-level="1"><text:span text:style-name="T4">🟦 </text:span><text:span text:style-name="Strong_20_Emphasis"><text:span text:style-name="T4">1. Primitive Types</text:span></text:span><text:span text:style-name="T4"> (Stored on stack / registers)</text:span></text:h>
      <text:p text:style-name="P85"><text:span text:style-name="T4">Primitives are </text:span><text:span text:style-name="Strong_20_Emphasis"><text:span text:style-name="T4">immutable</text:span></text:span><text:span text:style-name="T4">, </text:span><text:span text:style-name="Strong_20_Emphasis"><text:span text:style-name="T4">copied by value</text:span></text:span><text:span text:style-name="T4">, and stored directly in the execution context.</text:span></text:p>
      <text:h text:style-name="P86" text:outline-level="3">✔ 7 Primitive Types:</text:h>
      <text:list text:style-name="L37">
        <text:list-item>
          <text:p text:style-name="P87"><text:span text:style-name="Strong_20_Emphasis"><text:span text:style-name="T4">Number</text:span></text:span></text:p>
        </text:list-item>
        <text:list-item>
          <text:p text:style-name="P87"><text:span text:style-name="Strong_20_Emphasis"><text:span text:style-name="T4">BigInt</text:span></text:span></text:p>
        </text:list-item>
        <text:list-item>
          <text:p text:style-name="P87"><text:span text:style-name="Strong_20_Emphasis"><text:span text:style-name="T4">String</text:span></text:span></text:p>
        </text:list-item>
        <text:list-item>
          <text:p text:style-name="P87"><text:span text:style-name="Strong_20_Emphasis"><text:span text:style-name="T4">Boolean</text:span></text:span></text:p>
        </text:list-item>
        <text:list-item>
          <text:p text:style-name="P87"><text:span text:style-name="Strong_20_Emphasis"><text:span text:style-name="T4">Null</text:span></text:span></text:p>
        </text:list-item>
        <text:list-item>
          <text:p text:style-name="P87"><text:span text:style-name="Strong_20_Emphasis"><text:span text:style-name="T4">Undefined</text:span></text:span></text:p>
        </text:list-item>
        <text:list-item>
          <text:p text:style-name="P87"><text:soft-page-break/><text:span text:style-name="Strong_20_Emphasis"><text:span text:style-name="T4">Symbol</text:span></text:span></text:p>
        </text:list-item>
      </text:list>
      <text:p text:style-name="P83">Let’s break them down internally.</text:p>
      <text:p text:style-name="P88"/>
      <text:h text:style-name="P89" text:outline-level="2"><text:span text:style-name="T4">🔥 </text:span><text:span text:style-name="Strong_20_Emphasis"><text:span text:style-name="T4">1. Number</text:span></text:span></text:h>
      <text:list text:style-name="L38">
        <text:list-item>
          <text:p text:style-name="P90"><text:span text:style-name="T4">JS has </text:span><text:span text:style-name="Strong_20_Emphasis"><text:span text:style-name="T4">only one number type</text:span></text:span><text:span text:style-name="T4"> → IEEE-754 double-precision (64-bit) floating point.</text:span></text:p>
        </text:list-item>
        <text:list-item>
          <text:p text:style-name="P90"><text:span text:style-name="T4">Integers, floats, NaN, Infinity → all are </text:span><text:span text:style-name="Source_20_Text"><text:span text:style-name="T4">Number</text:span></text:span><text:span text:style-name="T4">.</text:span></text:p>
        </text:list-item>
      </text:list>
      <text:p text:style-name="P83">V8 internally stores:</text:p>
      <text:list text:style-name="L39">
        <text:list-item>
          <text:p text:style-name="P91"><text:span text:style-name="Strong_20_Emphasis"><text:span text:style-name="T4">small integers (SMIs)</text:span></text:span><text:span text:style-name="T4"> in tagged pointers</text:span></text:p>
        </text:list-item>
        <text:list-item>
          <text:p text:style-name="P91"><text:span text:style-name="Strong_20_Emphasis"><text:span text:style-name="T4">big numbers</text:span></text:span><text:span text:style-name="T4"> on heap as </text:span><text:span text:style-name="Source_20_Text"><text:span text:style-name="T4">HeapNumber</text:span></text:span></text:p>
        </text:list-item>
      </text:list>
      <text:p text:style-name="P83">This is why small integers are extremely fast.</text:p>
      <text:p text:style-name="P88"/>
      <text:h text:style-name="P89" text:outline-level="2"><text:span text:style-name="T4">🔥 </text:span><text:span text:style-name="Strong_20_Emphasis"><text:span text:style-name="T4">2. BigInt</text:span></text:span></text:h>
      <text:p text:style-name="P83">Created to support arbitrarily large integers.</text:p>
      <text:p text:style-name="P83">Internally:</text:p>
      <text:list text:style-name="L40">
        <text:list-item>
          <text:p text:style-name="P92">Stored on the heap</text:p>
        </text:list-item>
        <text:list-item>
          <text:p text:style-name="P92">Uses multi-word integer representation</text:p>
        </text:list-item>
      </text:list>
      <text:p text:style-name="P85"><text:span text:style-name="T4">Cannot mix </text:span><text:span text:style-name="Source_20_Text"><text:span text:style-name="T4">Number</text:span></text:span><text:span text:style-name="T4"> and </text:span><text:span text:style-name="Source_20_Text"><text:span text:style-name="T4">BigInt</text:span></text:span><text:span text:style-name="T4">:</text:span></text:p>
      <text:p text:style-name="P93"><text:span text:style-name="Source_20_Text"><text:span text:style-name="T4">1 + 1n // ❌ TypeError</text:span></text:span></text:p>
      <text:p text:style-name="P88"/>
      <text:h text:style-name="P89" text:outline-level="2"><text:span text:style-name="T4">🔥 </text:span><text:span text:style-name="Strong_20_Emphasis"><text:span text:style-name="T4">3. String</text:span></text:span></text:h>
      <text:list text:style-name="L41">
        <text:list-item>
          <text:p text:style-name="P94">Immutable</text:p>
        </text:list-item>
        <text:list-item>
          <text:p text:style-name="P94">UTF-16 encoded</text:p>
        </text:list-item>
        <text:list-item>
          <text:p text:style-name="P94">Stored in contiguous memory</text:p>
        </text:list-item>
        <text:list-item>
          <text:p text:style-name="P94">V8 does interning (deduplicates identical strings)</text:p>
        </text:list-item>
      </text:list>
      <text:p text:style-name="P88"/>
      <text:h text:style-name="P89" text:outline-level="2"><text:span text:style-name="T4">🔥 </text:span><text:span text:style-name="Strong_20_Emphasis"><text:span text:style-name="T4">4. Boolean</text:span></text:span></text:h>
      <text:p text:style-name="P85"><text:span text:style-name="T4">Just two values: </text:span><text:span text:style-name="Source_20_Text"><text:span text:style-name="T4">true</text:span></text:span><text:span text:style-name="T4"> / </text:span><text:span text:style-name="Source_20_Text"><text:span text:style-name="T4">false</text:span></text:span><text:span text:style-name="T4"><text:line-break/>Small &amp; stored in registers/stack.</text:span></text:p>
      <text:p text:style-name="P88"/>
      <text:h text:style-name="P89" text:outline-level="2"><text:soft-page-break/><text:span text:style-name="T4">🔥 </text:span><text:span text:style-name="Strong_20_Emphasis"><text:span text:style-name="T4">5. Undefined</text:span></text:span></text:h>
      <text:p text:style-name="P83">Means: “variable declared but not assigned.”</text:p>
      <text:p text:style-name="P83">Created by the engine itself.</text:p>
      <text:p text:style-name="P88"/>
      <text:h text:style-name="P89" text:outline-level="2"><text:span text:style-name="T4">🔥 </text:span><text:span text:style-name="Strong_20_Emphasis"><text:span text:style-name="T4">6. Null</text:span></text:span></text:h>
      <text:p text:style-name="P83">Means: “intentional absence of a value.”</text:p>
      <text:p text:style-name="P83">Fun fact:</text:p>
      <text:p text:style-name="P93"><text:span text:style-name="Source_20_Text"><text:span text:style-name="T4">typeof null === "object"; </text:span></text:span></text:p>
      <text:p text:style-name="P85"><text:span text:style-name="T4">This is a </text:span><text:span text:style-name="Strong_20_Emphasis"><text:span text:style-name="T4">historical bug</text:span></text:span><text:span text:style-name="T4"> from 1995 and cannot be fixed due to backward compatibility.</text:span></text:p>
      <text:p text:style-name="P88"/>
      <text:h text:style-name="P89" text:outline-level="2"><text:span text:style-name="T4">🔥 </text:span><text:span text:style-name="Strong_20_Emphasis"><text:span text:style-name="T4">7. Symbol</text:span></text:span></text:h>
      <text:p text:style-name="P95">A symbol is a primitive data type in js that represents unique and immutable identifier. Primarly used as a object property keys, that will never collide with other keys.</text:p>
      <text:p text:style-name="P83">const id = Symbol("id");</text:p>
      <text:p text:style-name="P83">Symbol("x") === Symbol("x"); // false</text:p>
      <text:p text:style-name="P83"/>
      <text:p text:style-name="P96">symbols solved,</text:p>
      <text:p text:style-name="P96">1. <text:s/>it avoids property name collision.</text:p>
      <text:p text:style-name="P96">→ no other code can accidentally overwrite it even if they are with same description.</text:p>
      <text:p text:style-name="P96">Used in framework internals.</text:p>
      <text:p text:style-name="P96"/>
      <text:p text:style-name="P97">const INTERNAL_ID = Symbol("internalId");</text:p>
      <text:p text:style-name="P97"/>
      <text:p text:style-name="P97">const user = {</text:p>
      <text:p text:style-name="P97"><text:s text:c="2"/>name: "Sujal",</text:p>
      <text:p text:style-name="P97"><text:s text:c="2"/>[INTERNAL_ID]: 123</text:p>
      <text:p text:style-name="P97">};</text:p>
      <text:p text:style-name="P96"/>
      <text:p text:style-name="P96"/>
      <text:p text:style-name="P96"/>
      <text:p text:style-name="P98"><text:soft-page-break/>2. <text:s/>meta programming via well known symbols</text:p>
      <text:p text:style-name="P98">→ javascript defines built in symbols that hook <text:span text:style-name="T5">into language behaviour</text:span></text:p>
      <text:h text:style-name="P99" text:outline-level="3">Symbol.iterator → Make Objects Iterable</text:h>
      <text:p text:style-name="P100"><text:span text:style-name="Source_20_Text">const obj = {</text:span></text:p>
      <text:p text:style-name="P101"><text:span text:style-name="Source_20_Text"><text:s text:c="2"/>data: [1, 2, 3],</text:span></text:p>
      <text:p text:style-name="P101"><text:span text:style-name="Source_20_Text"><text:s text:c="2"/>[Symbol.iterator]() {</text:span></text:p>
      <text:p text:style-name="P101"><text:span text:style-name="Source_20_Text"><text:s text:c="4"/>let i = 0;</text:span></text:p>
      <text:p text:style-name="P101"><text:span text:style-name="Source_20_Text"><text:s text:c="4"/>return {</text:span></text:p>
      <text:p text:style-name="P101"><text:span text:style-name="Source_20_Text"><text:s text:c="6"/>next: () =&gt; ({</text:span></text:p>
      <text:p text:style-name="P101"><text:span text:style-name="Source_20_Text"><text:s text:c="8"/>value: this.data[i],</text:span></text:p>
      <text:p text:style-name="P101"><text:span text:style-name="Source_20_Text"><text:s text:c="8"/>done: i++ &gt;= this.data.length</text:span></text:p>
      <text:p text:style-name="P101"><text:span text:style-name="Source_20_Text"><text:s text:c="6"/>})</text:span></text:p>
      <text:p text:style-name="P101"><text:span text:style-name="Source_20_Text"><text:s text:c="4"/>};</text:span></text:p>
      <text:p text:style-name="P101"><text:span text:style-name="Source_20_Text"><text:s text:c="2"/>}</text:span></text:p>
      <text:p text:style-name="P101"><text:span text:style-name="Source_20_Text">};</text:span></text:p>
      <text:p text:style-name="P102">Now:</text:p>
      <text:p text:style-name="P100"><text:span text:style-name="Source_20_Text">for (const x of obj) console.log(x);</text:span></text:p>
      <text:p text:style-name="P102">You’ve customized <text:span text:style-name="Strong_20_Emphasis">how iteration works</text:span>.</text:p>
      <text:p text:style-name="P103"/>
      <text:h text:style-name="P84" text:outline-level="1"><text:span text:style-name="T4">🟥 </text:span><text:span text:style-name="Strong_20_Emphasis"><text:span text:style-name="T4">2. Reference Types</text:span></text:span><text:span text:style-name="T4"> (Objects — always on heap)</text:span></text:h>
      <text:p text:style-name="P83">In JavaScript, <text:span text:style-name="Strong_20_Emphasis">reference types</text:span> are values that are <text:span text:style-name="Strong_20_Emphasis">stored in memory by reference, not by value</text:span>.</text:p>
      <text:p text:style-name="P102">The main reference types are:</text:p>
      <text:list text:style-name="L42">
        <text:list-item>
          <text:p text:style-name="P104"><text:span text:style-name="Strong_20_Emphasis">Object</text:span></text:p>
        </text:list-item>
        <text:list-item>
          <text:p text:style-name="P104"><text:span text:style-name="Strong_20_Emphasis">Array</text:span></text:p>
        </text:list-item>
        <text:list-item>
          <text:p text:style-name="P104"><text:span text:style-name="Strong_20_Emphasis">Function</text:span></text:p>
        </text:list-item>
        <text:list-item>
          <text:p text:style-name="P104"><text:span text:style-name="Strong_20_Emphasis">Date</text:span></text:p>
        </text:list-item>
        <text:list-item>
          <text:p text:style-name="P104"><text:span text:style-name="Strong_20_Emphasis">RegExp</text:span></text:p>
        </text:list-item>
        <text:list-item>
          <text:p text:style-name="P104"><text:span text:style-name="Strong_20_Emphasis">Map / Set</text:span></text:p>
        </text:list-item>
        <text:list-item>
          <text:p text:style-name="P104"><text:span text:style-name="Strong_20_Emphasis">WeakMap / WeakSet</text:span></text:p>
        </text:list-item>
      </text:list>
      <text:p text:style-name="P102"><text:soft-page-break/>All of these are <text:span text:style-name="Strong_20_Emphasis">objects under the hood</text:span>.</text:p>
      <text:p text:style-name="P83"/>
      <text:h text:style-name="P86" text:outline-level="3">✔ Object</text:h>
      <text:h text:style-name="P86" text:outline-level="3">✔ Array</text:h>
      <text:h text:style-name="P86" text:outline-level="3">✔ Function</text:h>
      <text:h text:style-name="P86" text:outline-level="3">✔ Date</text:h>
      <text:h text:style-name="P86" text:outline-level="3">✔ RegExp</text:h>
      <text:h text:style-name="P86" text:outline-level="3">✔ Map / Set</text:h>
      <text:h text:style-name="P86" text:outline-level="3">✔ WeakMap / WeakSet</text:h>
      <text:h text:style-name="P86" text:outline-level="3">✔ Error</text:h>
      <text:h text:style-name="P86" text:outline-level="3">✔ Typed Arrays</text:h>
      <text:h text:style-name="P86" text:outline-level="3">✔ Promise</text:h>
      <text:h text:style-name="P105" text:outline-level="3">Reference Types</text:h>
      <text:p text:style-name="P102">Stored in <text:span text:style-name="Strong_20_Emphasis">heap</text:span>, stack holds only the <text:span text:style-name="Strong_20_Emphasis">reference (address)</text:span>.</text:p>
      <text:p text:style-name="P100"><text:span text:style-name="Source_20_Text">let obj1 = { x: 10 };</text:span></text:p>
      <text:p text:style-name="P101"><text:span text:style-name="Source_20_Text">let obj2 = obj1;</text:span></text:p>
      <text:p text:style-name="P100"><text:span text:style-name="Source_20_Text">Stack:</text:span></text:p>
      <text:p text:style-name="P101"><text:span text:style-name="Source_20_Text">obj1 → 0x123</text:span></text:p>
      <text:p text:style-name="P101"><text:span text:style-name="Source_20_Text">obj2 → 0x123</text:span></text:p>
      <text:p text:style-name="P101"/>
      <text:p text:style-name="P101"><text:span text:style-name="Source_20_Text">Heap:</text:span></text:p>
      <text:p text:style-name="P101"><text:span text:style-name="Source_20_Text">0x123 → { x: 10 }</text:span></text:p>
      <text:p text:style-name="P102">Both variables point to the <text:span text:style-name="Strong_20_Emphasis">same object</text:span>.</text:p>
      <text:p text:style-name="P83"/>
      <text:h text:style-name="P106" text:outline-level="2">3. Why Mutations Affect All References</text:h>
      <text:p text:style-name="P100"><text:span text:style-name="Source_20_Text">obj2.x = 20;</text:span></text:p>
      <text:p text:style-name="P101"><text:span text:style-name="Source_20_Text">console.log(obj1.x); // 20</text:span></text:p>
      <text:p text:style-name="P102">You didn’t change <text:span text:style-name="Source_20_Text">obj1</text:span>, you changed the <text:span text:style-name="Strong_20_Emphasis">shared heap object</text:span>.</text:p>
      <text:p text:style-name="P102">This is the <text:span text:style-name="Strong_20_Emphasis">single most important thing</text:span> about reference types.</text:p>
      <text:p text:style-name="P102"><text:soft-page-break/></text:p>
      <text:h text:style-name="P107" text:outline-level="2">4. Equality Comparison (Why <text:span text:style-name="Source_20_Text">===</text:span> Confuses People)</text:h>
      <text:p text:style-name="P100"><text:span text:style-name="Source_20_Text">{} === {} // false</text:span></text:p>
      <text:p text:style-name="P101"><text:span text:style-name="Source_20_Text">[] === [] // false</text:span></text:p>
      <text:p text:style-name="P102">Because:</text:p>
      <text:list text:style-name="L43">
        <text:list-item>
          <text:p text:style-name="P108">Two separate objects</text:p>
        </text:list-item>
        <text:list-item>
          <text:p text:style-name="P108">Two different memory locations</text:p>
        </text:list-item>
      </text:list>
      <text:p text:style-name="P102">But:</text:p>
      <text:p text:style-name="P100"><text:span text:style-name="Source_20_Text">const a = {};</text:span></text:p>
      <text:p text:style-name="P101"><text:span text:style-name="Source_20_Text">const b = a;</text:span></text:p>
      <text:p text:style-name="P101"/>
      <text:p text:style-name="P101"><text:span text:style-name="Source_20_Text">a === b; // true</text:span></text:p>
      <text:p text:style-name="P102">Same reference.</text:p>
      <text:p text:style-name="P102"/>
      <text:p text:style-name="P102"/>
      <text:p text:style-name="P85"/>
      <text:p text:style-name="P88"/>
      <text:h text:style-name="P109" text:outline-level="1">🔥 How JS Engine Decides: Primitive vs Object?</text:h>
      <text:p text:style-name="P85"><text:span text:style-name="T4">Each value has an internal </text:span><text:span text:style-name="Strong_20_Emphasis"><text:span text:style-name="T4">[[Type]]</text:span></text:span><text:span text:style-name="T4"> slot (not accessible to JS code) that the engine uses.</text:span></text:p>
      <text:p text:style-name="P83">Example:</text:p>
      <text:list text:style-name="L44">
        <text:list-item>
          <text:p text:style-name="P110"><text:span text:style-name="Source_20_Text"><text:span text:style-name="T4">42</text:span></text:span><text:span text:style-name="T4"> → Number type</text:span></text:p>
        </text:list-item>
        <text:list-item>
          <text:p text:style-name="P110"><text:span text:style-name="Source_20_Text"><text:span text:style-name="T4">"hello"</text:span></text:span><text:span text:style-name="T4"> → String type</text:span></text:p>
        </text:list-item>
        <text:list-item>
          <text:p text:style-name="P110"><text:span text:style-name="Source_20_Text"><text:span text:style-name="T4">{}</text:span></text:span><text:span text:style-name="T4"> → Object type with hidden class</text:span></text:p>
        </text:list-item>
        <text:list-item>
          <text:p text:style-name="P111">function → Object with callable flag</text:p>
        </text:list-item>
      </text:list>
      <text:p text:style-name="P88"/>
      <text:h text:style-name="P109" text:outline-level="1">🧠 “Everything is an Object” Is Wrong</text:h>
      <text:p text:style-name="P83">A senior engineer knows:</text:p>
      <text:list text:style-name="L45">
        <text:list-item>
          <text:p text:style-name="P112"><text:soft-page-break/><text:span text:style-name="T4">Primitive types </text:span><text:span text:style-name="Strong_20_Emphasis"><text:span text:style-name="T4">are not objects</text:span></text:span></text:p>
        </text:list-item>
        <text:list-item>
          <text:p text:style-name="P113">But JS auto-boxes them when needed:</text:p>
        </text:list-item>
      </text:list>
      <text:p text:style-name="P93"><text:span text:style-name="Source_20_Text"><text:span text:style-name="T4">"hi".toUpperCase();</text:span></text:span></text:p>
      <text:p text:style-name="P83">Internally:</text:p>
      <text:list text:style-name="L46">
        <text:list-item>
          <text:p text:style-name="P114">JS creates a temporary String object wrapper</text:p>
        </text:list-item>
        <text:list-item>
          <text:p text:style-name="P114">Attaches methods temporarily</text:p>
        </text:list-item>
        <text:list-item>
          <text:p text:style-name="P114">Immediately destroys it after execution</text:p>
        </text:list-item>
      </text:list>
      <text:p text:style-name="P88"/>
      <text:h text:style-name="P109" text:outline-level="1">🔥 Object Internals: Hidden Classes</text:h>
      <text:p text:style-name="P85"><text:span text:style-name="T4">V8 uses </text:span><text:span text:style-name="Strong_20_Emphasis"><text:span text:style-name="T4">hidden classes</text:span></text:span><text:span text:style-name="T4"> (similar to Java/C++ vtables) for performance.</text:span></text:p>
      <text:p text:style-name="P83">Example:</text:p>
      <text:p text:style-name="P93"><text:span text:style-name="Source_20_Text"><text:span text:style-name="T4">const user = { name: "A", age: 20 };</text:span></text:span></text:p>
      <text:p text:style-name="P83">V8 creates:</text:p>
      <text:list text:style-name="L47">
        <text:list-item>
          <text:p text:style-name="P115">Class A (shape after adding name)</text:p>
        </text:list-item>
        <text:list-item>
          <text:p text:style-name="P115">Class B (shape after adding age)</text:p>
        </text:list-item>
      </text:list>
      <text:p text:style-name="P83">This is why adding properties in the same order improves performance.</text:p>
      <text:p text:style-name="P83"/>
      <text:p text:style-name="P83"/>
      <text:p text:style-name="Text_20_body"/>
      <text:p text:style-name="Text_20_body"/>
      <text:list xml:id="list231113520808541" text:continue-list="list231113116400020" text:style-name="L1">
        <text:list-item>
          <text:p text:style-name="P1">Difference between <text:span text:style-name="Source_20_Text">undefined</text:span>, <text:span text:style-name="Source_20_Text">null</text:span>, and <text:span text:style-name="Source_20_Text">NaN</text:span>.</text:p>
        </text:list-item>
        <text:list-item>
          <text:p text:style-name="P1">What is the <text:span text:style-name="Source_20_Text">typeof</text:span> operator and its quirks?</text:p>
        </text:list-item>
      </text:list>
      <text:p text:style-name="Text_20_body"/>
      <text:h text:style-name="P116" text:outline-level="1">🚀 <text:span text:style-name="Strong_20_Emphasis">What is the </text:span><text:span text:style-name="Strong_20_Emphasis"><text:span text:style-name="Source_20_Text">typeof</text:span></text:span><text:span text:style-name="Strong_20_Emphasis"> Operator? (Real Explanation)</text:span></text:h>
      <text:p text:style-name="P117"><text:span text:style-name="Strong_20_Emphasis"><text:span text:style-name="Source_20_Text">typeof</text:span></text:span><text:span text:style-name="Strong_20_Emphasis"> is a unary operator that returns a string describing the ECMAScript internal type of the operand.</text:span></text:p>
      <text:p text:style-name="P102">It is evaluated <text:span text:style-name="Strong_20_Emphasis">at runtime</text:span>, not compile time.</text:p>
      <text:p text:style-name="P102"><text:soft-page-break/>But the important part:</text:p>
      <text:h text:style-name="P118" text:outline-level="3">✔ <text:span text:style-name="Source_20_Text">typeof</text:span> does <text:span text:style-name="Strong_20_Emphasis">not</text:span> return JS “data types”</text:h>
      <text:h text:style-name="P118" text:outline-level="3">✔ it returns <text:span text:style-name="Strong_20_Emphasis">ECMAScript Type Strings</text:span>, defined by the spec</text:h>
      <text:p text:style-name="P119"/>
      <text:h text:style-name="P120" text:outline-level="1">🔥 <text:span text:style-name="Strong_20_Emphasis">What </text:span><text:span text:style-name="Strong_20_Emphasis"><text:span text:style-name="Source_20_Text">typeof</text:span></text:span><text:span text:style-name="Strong_20_Emphasis"> Actually Returns</text:span></text:h>
      <table:table table:name="Table2" table:style-name="Table2">
        <table:table-column table:style-name="Table2.A"/>
        <table:table-column table:style-name="Table2.B"/>
        <table:table-header-rows>
          <table:table-row>
            <table:table-cell table:style-name="Table2.A1" office:value-type="string">
              <text:p text:style-name="Table_20_Heading">Value</text:p>
            </table:table-cell>
            <table:table-cell table:style-name="Table2.A1" office:value-type="string">
              <text:p text:style-name="Table_20_Heading">typeof result</text:p>
            </table:table-cell>
          </table:table-row>
        </table:table-header-rows>
        <table:table-row>
          <table:table-cell table:style-name="Table2.A1" office:value-type="string">
            <text:p text:style-name="Table_20_Contents">Number</text:p>
          </table:table-cell>
          <table:table-cell table:style-name="Table2.A1" office:value-type="string">
            <text:p text:style-name="Table_20_Contents"><text:span text:style-name="Source_20_Text">"number"</text:span></text:p>
          </table:table-cell>
        </table:table-row>
        <table:table-row>
          <table:table-cell table:style-name="Table2.A1" office:value-type="string">
            <text:p text:style-name="Table_20_Contents">BigInt</text:p>
          </table:table-cell>
          <table:table-cell table:style-name="Table2.A1" office:value-type="string">
            <text:p text:style-name="Table_20_Contents"><text:span text:style-name="Source_20_Text">"bigint"</text:span></text:p>
          </table:table-cell>
        </table:table-row>
        <table:table-row>
          <table:table-cell table:style-name="Table2.A1" office:value-type="string">
            <text:p text:style-name="Table_20_Contents">String</text:p>
          </table:table-cell>
          <table:table-cell table:style-name="Table2.A1" office:value-type="string">
            <text:p text:style-name="Table_20_Contents"><text:span text:style-name="Source_20_Text">"string"</text:span></text:p>
          </table:table-cell>
        </table:table-row>
        <table:table-row>
          <table:table-cell table:style-name="Table2.A1" office:value-type="string">
            <text:p text:style-name="Table_20_Contents">Boolean</text:p>
          </table:table-cell>
          <table:table-cell table:style-name="Table2.A1" office:value-type="string">
            <text:p text:style-name="Table_20_Contents"><text:span text:style-name="Source_20_Text">"boolean"</text:span></text:p>
          </table:table-cell>
        </table:table-row>
        <table:table-row>
          <table:table-cell table:style-name="Table2.A1" office:value-type="string">
            <text:p text:style-name="Table_20_Contents">Undefined</text:p>
          </table:table-cell>
          <table:table-cell table:style-name="Table2.A1" office:value-type="string">
            <text:p text:style-name="Table_20_Contents"><text:span text:style-name="Source_20_Text">"undefined"</text:span></text:p>
          </table:table-cell>
        </table:table-row>
        <table:table-row>
          <table:table-cell table:style-name="Table2.A1" office:value-type="string">
            <text:p text:style-name="Table_20_Contents">Symbol</text:p>
          </table:table-cell>
          <table:table-cell table:style-name="Table2.A1" office:value-type="string">
            <text:p text:style-name="Table_20_Contents"><text:span text:style-name="Source_20_Text">"symbol"</text:span></text:p>
          </table:table-cell>
        </table:table-row>
        <table:table-row>
          <table:table-cell table:style-name="Table2.A1" office:value-type="string">
            <text:p text:style-name="Table_20_Contents">Function</text:p>
          </table:table-cell>
          <table:table-cell table:style-name="Table2.A1" office:value-type="string">
            <text:p text:style-name="Table_20_Contents"><text:span text:style-name="Source_20_Text">"function"</text:span> (special case)</text:p>
          </table:table-cell>
        </table:table-row>
        <table:table-row>
          <table:table-cell table:style-name="Table2.A1" office:value-type="string">
            <text:p text:style-name="Table_20_Contents">Object / Array / null</text:p>
          </table:table-cell>
          <table:table-cell table:style-name="Table2.A1" office:value-type="string">
            <text:p text:style-name="Table_20_Contents"><text:span text:style-name="Source_20_Text">"object"</text:span></text:p>
          </table:table-cell>
        </table:table-row>
      </table:table>
      <text:p text:style-name="P119"/>
      <text:h text:style-name="P120" text:outline-level="1">🧨 <text:span text:style-name="Strong_20_Emphasis">QUIRK #1 — </text:span><text:span text:style-name="Strong_20_Emphasis"><text:span text:style-name="Source_20_Text">typeof null === "object"</text:span></text:span></text:h>
      <text:p text:style-name="P102">This is the <text:span text:style-name="Strong_20_Emphasis">MOST FAMOUS JavaScript bug</text:span>.</text:p>
      <text:p text:style-name="P100"><text:span text:style-name="Source_20_Text">typeof null; // "object"</text:span></text:p>
      <text:p text:style-name="P102">Why?</text:p>
      <text:h text:style-name="P118" text:outline-level="3">✔ Historical bug from 1995</text:h>
      <text:p text:style-name="P102">JS used 32-bit values with type tags stored in low bits.<text:line-break/><text:span text:style-name="Source_20_Text">null</text:span> got the object tag (<text:span text:style-name="Source_20_Text">000</text:span>), so it appears as object.</text:p>
      <text:p text:style-name="P102">This cannot be fixed due to backward compatibility.</text:p>
      <text:p text:style-name="P119"/>
      <text:h text:style-name="P120" text:outline-level="1">🧨 <text:span text:style-name="Strong_20_Emphasis">QUIRK #2 — typeof returns </text:span><text:span text:style-name="Strong_20_Emphasis"><text:span text:style-name="Source_20_Text">"function"</text:span></text:span><text:span text:style-name="Strong_20_Emphasis"> for functions</text:span></text:h>
      <text:p text:style-name="P100"><text:span text:style-name="Source_20_Text">typeof function() {}; // "function"</text:span></text:p>
      <text:p text:style-name="P102">This is <text:span text:style-name="Strong_20_Emphasis">not actually a type</text:span> in ECMAScript.<text:line-break/>It's a <text:span text:style-name="Strong_20_Emphasis">subtype of object</text:span> with a callable internal slot.</text:p>
      <text:p text:style-name="P102"><text:soft-page-break/>The JS creators added <text:span text:style-name="Source_20_Text">"function"</text:span> return value later <text:span text:style-name="Strong_20_Emphasis">for convenience</text:span>.</text:p>
      <text:p text:style-name="P102">Under the hood:</text:p>
      <text:p text:style-name="P100"><text:span text:style-name="Source_20_Text">[[Call]] internal method exists → typeof returns "function"</text:span></text:p>
      <text:p text:style-name="P119"/>
      <text:h text:style-name="P120" text:outline-level="1">🧨 <text:span text:style-name="Strong_20_Emphasis">QUIRK #3 — typeof undeclared variable does NOT throw an error</text:span></text:h>
      <text:p text:style-name="P100"><text:span text:style-name="Source_20_Text">console.log(typeof x); // "undefined"</text:span></text:p>
      <text:p text:style-name="P102">This behavior is intentional.</text:p>
      <text:p text:style-name="P102">Normally, referencing an undeclared variable causes:</text:p>
      <text:p text:style-name="P100"><text:span text:style-name="Source_20_Text">x; // ReferenceError</text:span></text:p>
      <text:p text:style-name="P102">But <text:span text:style-name="Source_20_Text">typeof</text:span> is special-cased in the spec → safe for checking existence.</text:p>
      <text:p text:style-name="P102">This is why old code used:</text:p>
      <text:p text:style-name="P100"><text:span text:style-name="Source_20_Text">if (typeof myVar === "undefined") {</text:span></text:p>
      <text:p text:style-name="P101"><text:span text:style-name="Source_20_Text"><text:s text:c="2"/>// safe to check without ReferenceError</text:span></text:p>
      <text:p text:style-name="P101"><text:span text:style-name="Source_20_Text">}</text:span></text:p>
      <text:p text:style-name="P119"/>
      <text:h text:style-name="P120" text:outline-level="1">🧨 <text:span text:style-name="Strong_20_Emphasis">QUIRK #4 — typeof NaN === "number"</text:span></text:h>
      <text:p text:style-name="P100"><text:span text:style-name="Source_20_Text">typeof NaN; // "number"</text:span></text:p>
      <text:p text:style-name="P102">Because NaN is literally a <text:span text:style-name="Strong_20_Emphasis">“Not-a-Number” number</text:span> inside IEEE-754.</text:p>
      <text:p text:style-name="P119"/>
      <text:h text:style-name="P120" text:outline-level="1">🧨 <text:span text:style-name="Strong_20_Emphasis">QUIRK #5 — typeof [] === "object"</text:span></text:h>
      <text:p text:style-name="P102">Arrays are objects with special internal behavior:</text:p>
      <text:p text:style-name="P100"><text:span text:style-name="Source_20_Text">typeof []; // "object"</text:span></text:p>
      <text:p text:style-name="P102">To properly detect arrays:</text:p>
      <text:p text:style-name="P100"><text:span text:style-name="Source_20_Text">Array.isArray()</text:span></text:p>
      <text:p text:style-name="P102">Because arrays contain:</text:p>
      <text:list text:style-name="L48">
        <text:list-item>
          <text:p text:style-name="P121"><text:span text:style-name="Source_20_Text">[[DefineOwnProperty]]</text:span> overridden</text:p>
        </text:list-item>
        <text:list-item>
          <text:p text:style-name="P121">dense elements</text:p>
        </text:list-item>
        <text:list-item>
          <text:p text:style-name="P121">special optimization rules in V8</text:p>
        </text:list-item>
      </text:list>
      <text:p text:style-name="P119"><text:soft-page-break/></text:p>
      <text:h text:style-name="P120" text:outline-level="1">🧨 <text:span text:style-name="Strong_20_Emphasis">QUIRK #6 — typeof new Number(5) is "object"</text:span></text:h>
      <text:p text:style-name="P100"><text:span text:style-name="Source_20_Text">typeof new Number(5); // "object"</text:span></text:p>
      <text:p text:style-name="P101"><text:span text:style-name="Source_20_Text">typeof 5; <text:s text:c="12"/>// "number"</text:span></text:p>
      <text:p text:style-name="P102">Because wrapper objects are real objects in the heap.</text:p>
      <text:p text:style-name="P119"/>
      <text:h text:style-name="P120" text:outline-level="1">🧨 <text:span text:style-name="Strong_20_Emphasis">QUIRK #7 — typeof class → "function"</text:span></text:h>
      <text:p text:style-name="P100"><text:span text:style-name="Source_20_Text">class A {}</text:span></text:p>
      <text:p text:style-name="P101"><text:span text:style-name="Source_20_Text">typeof A; // "function"</text:span></text:p>
      <text:p text:style-name="P102">Classes are just syntactic sugar for constructor functions.</text:p>
      <text:p text:style-name="P102">Internally, a class is:</text:p>
      <text:list text:style-name="L49">
        <text:list-item>
          <text:p text:style-name="P122">function object with prototype</text:p>
        </text:list-item>
        <text:list-item>
          <text:p text:style-name="P122">with strict mode enabled</text:p>
        </text:list-item>
        <text:list-item>
          <text:p text:style-name="P122">with <text:span text:style-name="Source_20_Text">[[Construct]]</text:span> internal method</text:p>
        </text:list-item>
      </text:list>
      <text:p text:style-name="P119"/>
      <text:h text:style-name="P120" text:outline-level="1">🧠 Internal Behavior (Spec + V8)</text:h>
      <text:p text:style-name="P102"><text:span text:style-name="Source_20_Text">typeof</text:span> uses <text:span text:style-name="Strong_20_Emphasis">GetValue()</text:span>, then checks the internal ECMAScript type:</text:p>
      <text:list text:style-name="L50">
        <text:list-item>
          <text:p text:style-name="P123"><text:span text:style-name="Source_20_Text">Number</text:span> → "number"</text:p>
        </text:list-item>
        <text:list-item>
          <text:p text:style-name="P123"><text:span text:style-name="Source_20_Text">String</text:span> → "string"</text:p>
        </text:list-item>
        <text:list-item>
          <text:p text:style-name="P123"><text:span text:style-name="Source_20_Text">Boolean</text:span> → "boolean"</text:p>
        </text:list-item>
        <text:list-item>
          <text:p text:style-name="P123"><text:span text:style-name="Source_20_Text">Undefined</text:span> → "undefined"</text:p>
        </text:list-item>
        <text:list-item>
          <text:p text:style-name="P123"><text:span text:style-name="Source_20_Text">Symbol</text:span> → "symbol"</text:p>
        </text:list-item>
        <text:list-item>
          <text:p text:style-name="P123"><text:span text:style-name="Source_20_Text">BigInt</text:span> → "bigint"</text:p>
        </text:list-item>
        <text:list-item>
          <text:p text:style-name="P123"><text:span text:style-name="Strong_20_Emphasis">Callable Object</text:span> → "function"</text:p>
        </text:list-item>
        <text:list-item>
          <text:p text:style-name="P123">Everything else → "object"</text:p>
        </text:list-item>
      </text:list>
      <text:p text:style-name="P102">V8 uses <text:span text:style-name="Strong_20_Emphasis">tagged pointers</text:span>:</text:p>
      <text:list text:style-name="L51">
        <text:list-item>
          <text:p text:style-name="P124">Primitives stored in immediate values</text:p>
        </text:list-item>
        <text:list-item>
          <text:p text:style-name="P124"><text:soft-page-break/>Objects stored on heap</text:p>
        </text:list-item>
        <text:list-item>
          <text:p text:style-name="P124"><text:span text:style-name="Source_20_Text">typeof</text:span> reads the tag bits to decide</text:p>
        </text:list-item>
      </text:list>
      <text:p text:style-name="P119"/>
      <text:h text:style-name="P120" text:outline-level="1">🧨 <text:span text:style-name="Strong_20_Emphasis">QUIRK #8 — typeof document.all === "undefined"</text:span></text:h>
      <text:p text:style-name="P102">This one blows up many devs.</text:p>
      <text:p text:style-name="P100"><text:span text:style-name="Source_20_Text">typeof document.all; // "undefined"</text:span></text:p>
      <text:p text:style-name="P102">Why?</text:p>
      <text:p text:style-name="P102">Because <text:span text:style-name="Strong_20_Emphasis">HTMLAllCollection</text:span> is deliberately treated as a weird host object.</text:p>
      <text:p text:style-name="P102">ECMAScript added a special case:</text:p>
      <text:list text:style-name="L52">
        <text:list-item>
          <text:p text:style-name="P125">If an object is “host exotic” with <text:span text:style-name="Source_20_Text">[[IsHTMLDDA]]</text:span></text:p>
        </text:list-item>
        <text:list-item>
          <text:p text:style-name="P125">typeof returns <text:span text:style-name="Source_20_Text">"undefined"</text:span></text:p>
        </text:list-item>
      </text:list>
      <text:p text:style-name="P102">This was added for browser backward compatibility (old IE code).</text:p>
      <text:p text:style-name="P119"/>
      <text:h text:style-name="P120" text:outline-level="1"/>
      <text:p text:style-name="Text_20_body"/>
      <text:list xml:id="list231111843399711" text:continue-list="list231113520808541" text:style-name="L1">
        <text:list-item>
          <text:p text:style-name="P1">What is the difference between primitive and reference types?</text:p>
        </text:list-item>
      </text:list>
      <text:p text:style-name="Text_20_body"/>
      <text:h text:style-name="P126" text:outline-level="1">🔵 <text:span text:style-name="Strong_20_Emphasis">1. Primitive Types (Immutable, Stored by Value)</text:span></text:h>
      <text:h text:style-name="P127" text:outline-level="3"><text:span text:style-name="Strong_20_Emphasis">Primitive types:</text:span></text:h>
      <text:list text:style-name="L53">
        <text:list-item>
          <text:p text:style-name="P128"><text:span text:style-name="Source_20_Text">string</text:span></text:p>
        </text:list-item>
        <text:list-item>
          <text:p text:style-name="P128"><text:span text:style-name="Source_20_Text">number</text:span></text:p>
        </text:list-item>
        <text:list-item>
          <text:p text:style-name="P128"><text:span text:style-name="Source_20_Text">bigint</text:span></text:p>
        </text:list-item>
        <text:list-item>
          <text:p text:style-name="P128"><text:span text:style-name="Source_20_Text">boolean</text:span></text:p>
        </text:list-item>
        <text:list-item>
          <text:p text:style-name="P128"><text:span text:style-name="Source_20_Text">null</text:span></text:p>
        </text:list-item>
        <text:list-item>
          <text:p text:style-name="P128"><text:span text:style-name="Source_20_Text">undefined</text:span></text:p>
        </text:list-item>
        <text:list-item>
          <text:p text:style-name="P128"><text:soft-page-break/><text:span text:style-name="Source_20_Text">symbol</text:span></text:p>
        </text:list-item>
      </text:list>
      <text:h text:style-name="P127" text:outline-level="3">✔ Characteristics</text:h>
      <text:list text:style-name="L54">
        <text:list-item>
          <text:p text:style-name="P129"><text:span text:style-name="Strong_20_Emphasis">Immutable</text:span><text:line-break/>Even if you “modify” a string, JS actually creates a new one.</text:p>
          <text:p text:style-name="P130"><text:span text:style-name="Source_20_Text">let a = "hi";</text:span></text:p>
          <text:p text:style-name="P131"><text:span text:style-name="Source_20_Text">a[0] = "H"; // no effect</text:span></text:p>
        </text:list-item>
        <text:list-item>
          <text:p text:style-name="P129"><text:span text:style-name="Strong_20_Emphasis">Stored directly on the stack (or in registers)</text:span><text:line-break/>Small, fixed-size values → stored by value.</text:p>
        </text:list-item>
        <text:list-item>
          <text:p text:style-name="P129"><text:span text:style-name="Strong_20_Emphasis">Copied by value</text:span></text:p>
          <text:p text:style-name="P130"><text:span text:style-name="Source_20_Text">let a = 10;</text:span></text:p>
          <text:p text:style-name="P131"><text:span text:style-name="Source_20_Text">let b = a; <text:s/></text:span></text:p>
          <text:p text:style-name="P131"><text:span text:style-name="Source_20_Text">b = 20; <text:s/>// does NOT affect a</text:span></text:p>
        </text:list-item>
        <text:list-item>
          <text:p text:style-name="P129"><text:span text:style-name="Strong_20_Emphasis">Symbols are always unique</text:span></text:p>
          <text:p text:style-name="P130"><text:span text:style-name="Source_20_Text">Symbol("x") !== Symbol("x")</text:span></text:p>
        </text:list-item>
      </text:list>
      <text:p text:style-name="P132"/>
      <text:h text:style-name="P133" text:outline-level="1">🟣 <text:span text:style-name="Strong_20_Emphasis">2. Reference Types (Mutable, Stored by Reference)</text:span></text:h>
      <text:h text:style-name="P127" text:outline-level="3"><text:span text:style-name="Strong_20_Emphasis">Reference types:</text:span></text:h>
      <text:list text:style-name="L55">
        <text:list-item>
          <text:p text:style-name="P134"><text:span text:style-name="Source_20_Text">Object</text:span></text:p>
        </text:list-item>
        <text:list-item>
          <text:p text:style-name="P134"><text:span text:style-name="Source_20_Text">Array</text:span></text:p>
        </text:list-item>
        <text:list-item>
          <text:p text:style-name="P134"><text:span text:style-name="Source_20_Text">Function</text:span></text:p>
        </text:list-item>
        <text:list-item>
          <text:p text:style-name="P134"><text:span text:style-name="Source_20_Text">Date</text:span></text:p>
        </text:list-item>
        <text:list-item>
          <text:p text:style-name="P134"><text:span text:style-name="Source_20_Text">RegExp</text:span></text:p>
        </text:list-item>
        <text:list-item>
          <text:p text:style-name="P134">and all non-primitive values</text:p>
        </text:list-item>
      </text:list>
      <text:h text:style-name="P127" text:outline-level="3">✔ Characteristics</text:h>
      <text:list text:style-name="L56">
        <text:list-item>
          <text:p text:style-name="P135"><text:span text:style-name="Strong_20_Emphasis">Stored on the Heap</text:span><text:line-break/>Because their size is dynamic and cannot fit in a stack frame.</text:p>
        </text:list-item>
        <text:list-item>
          <text:p text:style-name="P135"><text:span text:style-name="Strong_20_Emphasis">Variable stores only a pointer/reference</text:span><text:line-break/>Example:</text:p>
          <text:p text:style-name="P136"><text:span text:style-name="Source_20_Text">let obj = { x: 10 };</text:span></text:p>
          <text:list>
            <text:list-item>
              <text:p text:style-name="P135">The variable <text:span text:style-name="Source_20_Text">obj</text:span> contains a <text:span text:style-name="Strong_20_Emphasis">pointer</text:span> (address)</text:p>
            </text:list-item>
            <text:list-item>
              <text:p text:style-name="P135"><text:soft-page-break/>Actual <text:span text:style-name="Source_20_Text">{x:10}</text:span> is stored in heap</text:p>
            </text:list-item>
          </text:list>
        </text:list-item>
        <text:list-item>
          <text:p text:style-name="P135"><text:span text:style-name="Strong_20_Emphasis">Copied by reference</text:span></text:p>
          <text:p text:style-name="P136"><text:span text:style-name="Source_20_Text">let a = { x: 1 };</text:span></text:p>
          <text:p text:style-name="P137"><text:span text:style-name="Source_20_Text">let b = a; <text:s/></text:span></text:p>
          <text:p text:style-name="P137"><text:span text:style-name="Source_20_Text">b.x = 99;</text:span></text:p>
          <text:p text:style-name="P137"/>
          <text:p text:style-name="P137"><text:span text:style-name="Source_20_Text">console.log(a.x); // 99 (same reference)</text:span></text:p>
        </text:list-item>
        <text:list-item>
          <text:p text:style-name="P135"><text:span text:style-name="Strong_20_Emphasis">Mutable</text:span><text:line-break/>Reference value can be changed without changing the reference.</text:p>
        </text:list-item>
      </text:list>
      <text:p text:style-name="P132"/>
      <text:h text:style-name="P133" text:outline-level="1">🧠 <text:span text:style-name="Strong_20_Emphasis">How V8 Actually Stores These</text:span> (Internal Insight)</text:h>
      <text:h text:style-name="P127" text:outline-level="3">🔹 Primitive values:</text:h>
      <text:list text:style-name="L57">
        <text:list-item>
          <text:p text:style-name="P138">~32 to 64 bit values</text:p>
        </text:list-item>
        <text:list-item>
          <text:p text:style-name="P138">Stored directly inside stack slots</text:p>
        </text:list-item>
        <text:list-item>
          <text:p text:style-name="P138">Very fast access</text:p>
        </text:list-item>
      </text:list>
      <text:h text:style-name="P127" text:outline-level="3">🔹 Reference values:</text:h>
      <text:list text:style-name="L58">
        <text:list-item>
          <text:p text:style-name="P139">Stack stores a <text:span text:style-name="Strong_20_Emphasis">tagged pointer</text:span></text:p>
        </text:list-item>
        <text:list-item>
          <text:p text:style-name="P139">Pointer leads to a heap-allocated object</text:p>
        </text:list-item>
        <text:list-item>
          <text:p text:style-name="P139">Heap uses <text:span text:style-name="Strong_20_Emphasis">hidden classes + shape transitions</text:span> to optimize object layout</text:p>
        </text:list-item>
      </text:list>
      <text:p text:style-name="P140">Illustration:</text:p>
      <text:p text:style-name="P141"><text:span text:style-name="Source_20_Text">Stack:</text:span></text:p>
      <text:p text:style-name="P142"><text:span text:style-name="Source_20_Text"><text:s text:c="2"/>obj → 0x0041ffac (pointer)</text:span></text:p>
      <text:p text:style-name="P142"/>
      <text:p text:style-name="P142"><text:span text:style-name="Source_20_Text">Heap:</text:span></text:p>
      <text:p text:style-name="P142"><text:span text:style-name="Source_20_Text"><text:s text:c="2"/>0x0041ffac → { x: 10 }</text:span></text:p>
      <text:p text:style-name="P132"/>
      <text:h text:style-name="P133" text:outline-level="1"><text:soft-page-break/>⚠ Important Concept: <text:span text:style-name="Strong_20_Emphasis">Reference vs Reference Copy</text:span></text:h>
      <text:p text:style-name="P140">This confuses juniors:</text:p>
      <text:p text:style-name="P141"><text:span text:style-name="Source_20_Text">let a = { n: 1 };</text:span></text:p>
      <text:p text:style-name="P142"><text:span text:style-name="Source_20_Text">let b = a; <text:s text:c="2"/>// copies pointer, not object</text:span></text:p>
      <text:p text:style-name="P142"><text:span text:style-name="Source_20_Text">b.n = 5;</text:span></text:p>
      <text:p text:style-name="P142"/>
      <text:p text:style-name="P142"><text:span text:style-name="Source_20_Text">console.log(a.n); // 5 → because both point to same object</text:span></text:p>
      <text:p text:style-name="P140">But:</text:p>
      <text:p text:style-name="P141"><text:span text:style-name="Source_20_Text">a = { n: 10 }; // NOW a points to a new object</text:span></text:p>
      <text:p text:style-name="P142"><text:span text:style-name="Source_20_Text">console.log(b.n); // 5</text:span></text:p>
      <text:p text:style-name="P140">Assigning <text:span text:style-name="Source_20_Text">a = {...}</text:span> overwrites the reference → does NOT touch the old object.</text:p>
      <text:p text:style-name="P132"/>
      <text:h text:style-name="P133" text:outline-level="1">🔥 Special Case: Functions Are Objects</text:h>
      <text:p text:style-name="P140">Functions are first-class citizens in JS:</text:p>
      <text:list text:style-name="L59">
        <text:list-item>
          <text:p text:style-name="P143">They are <text:span text:style-name="Strong_20_Emphasis">callable objects</text:span></text:p>
        </text:list-item>
        <text:list-item>
          <text:p text:style-name="P143">So they belong to reference types</text:p>
        </text:list-item>
        <text:list-item>
          <text:p text:style-name="P143">Have internal slots like <text:span text:style-name="Source_20_Text">[[Environment]]</text:span> for closures</text:p>
        </text:list-item>
      </text:list>
      <text:p text:style-name="P132"/>
      <text:h text:style-name="P133" text:outline-level="1">🔥 Special Case: Arrays Are Objects</text:h>
      <text:p text:style-name="P140">Arrays are also reference types:</text:p>
      <text:list text:style-name="L60">
        <text:list-item>
          <text:p text:style-name="P144">Implemented as <text:span text:style-name="Emphasis">elements + properties</text:span></text:p>
        </text:list-item>
        <text:list-item>
          <text:p text:style-name="P144">Can have sparse indexes</text:p>
        </text:list-item>
        <text:list-item>
          <text:p text:style-name="P144">V8 optimizes arrays differently (packed, holey arrays)</text:p>
        </text:list-item>
      </text:list>
      <text:p text:style-name="P145"/>
      <text:p text:style-name="Text_20_body"/>
      <text:p text:style-name="Text_20_body"/>
      <text:p text:style-name="Text_20_body"/>
      <text:list xml:id="list231113174990614" text:continue-list="list231111843399711" text:style-name="L1">
        <text:list-item>
          <text:p text:style-name="P1">What is implicit and explicit type coercion?</text:p>
        </text:list-item>
        <text:list-item>
          <text:p text:style-name="P1"><text:soft-page-break/>What is the result of <text:span text:style-name="Source_20_Text">'5' + 3</text:span>, <text:span text:style-name="Source_20_Text">'5' - 3</text:span>, <text:span text:style-name="Source_20_Text">'5' * '2'</text:span>, <text:span text:style-name="Source_20_Text">'a' - 1</text:span>? Why?</text:p>
        </text:list-item>
      </text:list>
      <text:p text:style-name="P146">JavaScript has <text:span text:style-name="Strong_20_Emphasis">type coercion</text:span>, which means it converts values from one type to another <text:span text:style-name="Emphasis">automatically or manually</text:span>.</text:p>
      <text:p text:style-name="P147"/>
      <text:h text:style-name="P148" text:outline-level="1">✅ <text:span text:style-name="Strong_20_Emphasis">Explicit Type Coercion (You convert manually)</text:span></text:h>
      <text:p text:style-name="P149">You intentionally convert the type using functions or operators:</text:p>
      <text:p text:style-name="P150"><text:span text:style-name="Source_20_Text">Number("42") <text:s text:c="5"/>// explicit</text:span></text:p>
      <text:p text:style-name="P151"><text:span text:style-name="Source_20_Text">String(100) <text:s text:c="6"/>// explicit</text:span></text:p>
      <text:p text:style-name="P151"><text:span text:style-name="Source_20_Text">Boolean(0) <text:s text:c="7"/>// explicit</text:span></text:p>
      <text:p text:style-name="P151"><text:span text:style-name="Source_20_Text">parseInt("10")</text:span></text:p>
      <text:p text:style-name="P149">Or using unary <text:span text:style-name="Source_20_Text">+</text:span>:</text:p>
      <text:p text:style-name="P150"><text:span text:style-name="Source_20_Text">+"5" <text:s/>// 5</text:span></text:p>
      <text:p text:style-name="P149">These are explicit because <text:span text:style-name="Strong_20_Emphasis">you clearly indicate</text:span> that you want to convert.</text:p>
      <text:p text:style-name="P147"/>
      <text:h text:style-name="P148" text:outline-level="1">✅ <text:span text:style-name="Strong_20_Emphasis">Implicit Type Coercion (JS converts automatically)</text:span></text:h>
      <text:p text:style-name="P149">JavaScript converts a value <text:span text:style-name="Emphasis">automatically</text:span> during operations.</text:p>
      <text:p text:style-name="P149">This is triggered by:</text:p>
      <text:h text:style-name="P152" text:outline-level="3"><text:span text:style-name="Strong_20_Emphasis">1. Addition with </text:span><text:span text:style-name="Strong_20_Emphasis"><text:span text:style-name="Source_20_Text">+</text:span></text:span></text:h>
      <text:list text:style-name="L61">
        <text:list-item>
          <text:p text:style-name="P153">If any operand is a <text:span text:style-name="Strong_20_Emphasis">string</text:span>, JS performs <text:span text:style-name="Strong_20_Emphasis">ToPrimitive → ToString</text:span></text:p>
        </text:list-item>
        <text:list-item>
          <text:p text:style-name="P153">Results in <text:span text:style-name="Strong_20_Emphasis">string concatenation</text:span>, not math</text:p>
        </text:list-item>
      </text:list>
      <text:h text:style-name="P152" text:outline-level="3"><text:span text:style-name="Strong_20_Emphasis">2. Arithmetic operators (</text:span><text:span text:style-name="Strong_20_Emphasis"><text:span text:style-name="Source_20_Text">-</text:span></text:span><text:span text:style-name="Strong_20_Emphasis">, </text:span><text:span text:style-name="Strong_20_Emphasis"><text:span text:style-name="Source_20_Text">*</text:span></text:span><text:span text:style-name="Strong_20_Emphasis">, </text:span><text:span text:style-name="Strong_20_Emphasis"><text:span text:style-name="Source_20_Text">/</text:span></text:span><text:span text:style-name="Strong_20_Emphasis">, </text:span><text:span text:style-name="Strong_20_Emphasis"><text:span text:style-name="Source_20_Text">%</text:span></text:span><text:span text:style-name="Strong_20_Emphasis">)</text:span></text:h>
      <text:list text:style-name="L62">
        <text:list-item>
          <text:p text:style-name="P154">Force <text:span text:style-name="Strong_20_Emphasis">ToNumber coercion</text:span></text:p>
        </text:list-item>
      </text:list>
      <text:h text:style-name="P152" text:outline-level="3"><text:span text:style-name="Strong_20_Emphasis">3. Comparisons</text:span></text:h>
      <text:list text:style-name="L63">
        <text:list-item>
          <text:p text:style-name="P155">Convert using <text:span text:style-name="Strong_20_Emphasis">ToPrimitive</text:span></text:p>
        </text:list-item>
        <text:list-item>
          <text:p text:style-name="P155">Then either ToNumber or ToString depending on context</text:p>
        </text:list-item>
      </text:list>
      <text:h text:style-name="P152" text:outline-level="3"><text:soft-page-break/><text:span text:style-name="Strong_20_Emphasis">4. Logical operators</text:span></text:h>
      <text:list text:style-name="L64">
        <text:list-item>
          <text:p text:style-name="P156">Convert values to <text:span text:style-name="Strong_20_Emphasis">Boolean</text:span> using truthy/falsy rules</text:p>
        </text:list-item>
        <text:list-item>
          <text:p text:style-name="P156">But actual returned value is original operand, not a boolean</text:p>
        </text:list-item>
      </text:list>
      <text:p text:style-name="P149">This behavior is defined in <text:span text:style-name="Strong_20_Emphasis">ECMAScript Abstract Operations</text:span>:</text:p>
      <text:list text:style-name="L65">
        <text:list-item>
          <text:p text:style-name="P157"><text:span text:style-name="Source_20_Text">ToPrimitive</text:span></text:p>
        </text:list-item>
        <text:list-item>
          <text:p text:style-name="P157"><text:span text:style-name="Source_20_Text">ToString</text:span></text:p>
        </text:list-item>
        <text:list-item>
          <text:p text:style-name="P157"><text:span text:style-name="Source_20_Text">ToNumber</text:span></text:p>
        </text:list-item>
        <text:list-item>
          <text:p text:style-name="P157"><text:span text:style-name="Source_20_Text">ToBoolean</text:span></text:p>
        </text:list-item>
      </text:list>
      <text:p text:style-name="P147"/>
      <text:h text:style-name="P148" text:outline-level="1">🔥 Deep Internal Reasoning (How JS Actually Coerces)</text:h>
      <text:p text:style-name="P149">JavaScript uses the ECMAScript algorithms:</text:p>
      <text:h text:style-name="P152" text:outline-level="3"><text:span text:style-name="Strong_20_Emphasis">ToPrimitive(value, preferredType)</text:span></text:h>
      <text:p text:style-name="P149">If object → tries:</text:p>
      <text:list text:style-name="L66">
        <text:list-item>
          <text:p text:style-name="P158"><text:span text:style-name="Source_20_Text">value.valueOf()</text:span></text:p>
        </text:list-item>
        <text:list-item>
          <text:p text:style-name="P158"><text:span text:style-name="Source_20_Text">value.toString()</text:span></text:p>
        </text:list-item>
      </text:list>
      <text:h text:style-name="P152" text:outline-level="3">ToNumber examples:</text:h>
      <text:list text:style-name="L67">
        <text:list-item>
          <text:p text:style-name="P159"><text:span text:style-name="Source_20_Text">"5"</text:span> → 5</text:p>
        </text:list-item>
        <text:list-item>
          <text:p text:style-name="P159"><text:span text:style-name="Source_20_Text">" "</text:span> → 0</text:p>
        </text:list-item>
        <text:list-item>
          <text:p text:style-name="P159"><text:span text:style-name="Source_20_Text">"a"</text:span> → <text:span text:style-name="Strong_20_Emphasis">NaN</text:span></text:p>
        </text:list-item>
        <text:list-item>
          <text:p text:style-name="P159"><text:span text:style-name="Source_20_Text">true</text:span> → 1</text:p>
        </text:list-item>
        <text:list-item>
          <text:p text:style-name="P159"><text:span text:style-name="Source_20_Text">false</text:span> → 0</text:p>
        </text:list-item>
        <text:list-item>
          <text:p text:style-name="P159"><text:span text:style-name="Source_20_Text">null</text:span> → 0</text:p>
        </text:list-item>
        <text:list-item>
          <text:p text:style-name="P159"><text:span text:style-name="Source_20_Text">undefined</text:span> → NaN</text:p>
        </text:list-item>
      </text:list>
      <text:p text:style-name="P149">These rules explain every weird coercion result.</text:p>
      <text:p text:style-name="P147"/>
      <text:h text:style-name="P148" text:outline-level="1"><text:span text:style-name="Strong_20_Emphasis">10. Results and Reasons</text:span></text:h>
      <text:p text:style-name="P149">Let’s evaluate each:</text:p>
      <text:p text:style-name="P147"><text:soft-page-break/></text:p>
      <text:h text:style-name="P148" text:outline-level="1">✅ <text:span text:style-name="Strong_20_Emphasis">1. </text:span><text:span text:style-name="Strong_20_Emphasis"><text:span text:style-name="Source_20_Text">'5' + 3</text:span></text:span><text:span text:style-name="Strong_20_Emphasis"> → </text:span><text:span text:style-name="Strong_20_Emphasis"><text:span text:style-name="Source_20_Text">"53"</text:span></text:span></text:h>
      <text:h text:style-name="P152" text:outline-level="3"><text:span text:style-name="Strong_20_Emphasis">Why?</text:span></text:h>
      <text:p text:style-name="P149">The <text:span text:style-name="Source_20_Text">+</text:span> operator checks:</text:p>
      <text:list text:style-name="L68">
        <text:list-item>
          <text:p text:style-name="P160">If either operand is a <text:span text:style-name="Strong_20_Emphasis">string</text:span>, JS prefers <text:span text:style-name="Strong_20_Emphasis">string concatenation</text:span>, NOT number addition.</text:p>
        </text:list-item>
      </text:list>
      <text:p text:style-name="P149">Process:</text:p>
      <text:list text:style-name="L69">
        <text:list-item>
          <text:p text:style-name="P161"><text:span text:style-name="Source_20_Text">'5'</text:span> is a string</text:p>
        </text:list-item>
        <text:list-item>
          <text:p text:style-name="P161"><text:span text:style-name="Source_20_Text">+</text:span> with string triggers <text:span text:style-name="Strong_20_Emphasis">ToString</text:span> on the other operand</text:p>
        </text:list-item>
        <text:list-item>
          <text:p text:style-name="P161"><text:span text:style-name="Source_20_Text">3 → "3"</text:span></text:p>
        </text:list-item>
        <text:list-item>
          <text:p text:style-name="P161">Concatenate: <text:span text:style-name="Source_20_Text">"5" + "3"</text:span> → <text:span text:style-name="Source_20_Text">"53"</text:span></text:p>
        </text:list-item>
      </text:list>
      <text:p text:style-name="P149">✔ <text:span text:style-name="Strong_20_Emphasis">Output: </text:span><text:span text:style-name="Strong_20_Emphasis"><text:span text:style-name="Source_20_Text">"53"</text:span></text:span></text:p>
      <text:p text:style-name="P147"/>
      <text:h text:style-name="P148" text:outline-level="1">✅ <text:span text:style-name="Strong_20_Emphasis">2. </text:span><text:span text:style-name="Strong_20_Emphasis"><text:span text:style-name="Source_20_Text">'5' - 3</text:span></text:span><text:span text:style-name="Strong_20_Emphasis"> → </text:span><text:span text:style-name="Strong_20_Emphasis"><text:span text:style-name="Source_20_Text">2</text:span></text:span></text:h>
      <text:h text:style-name="P152" text:outline-level="3"><text:span text:style-name="Strong_20_Emphasis">Why?</text:span></text:h>
      <text:p text:style-name="P149">The <text:span text:style-name="Source_20_Text">-</text:span> operator <text:span text:style-name="Strong_20_Emphasis">always performs numeric operations</text:span>.</text:p>
      <text:p text:style-name="P149">So BOTH operands get converted by <text:span text:style-name="Strong_20_Emphasis">ToNumber</text:span>:</text:p>
      <text:list text:style-name="L70">
        <text:list-item>
          <text:p text:style-name="P162"><text:span text:style-name="Source_20_Text">'5'</text:span> → 5</text:p>
        </text:list-item>
        <text:list-item>
          <text:p text:style-name="P162"><text:span text:style-name="Source_20_Text">3</text:span> → 3</text:p>
        </text:list-item>
      </text:list>
      <text:p text:style-name="P149">Then: <text:span text:style-name="Source_20_Text">5 - 3 = 2</text:span></text:p>
      <text:p text:style-name="P149">✔ <text:span text:style-name="Strong_20_Emphasis">Output: </text:span><text:span text:style-name="Strong_20_Emphasis"><text:span text:style-name="Source_20_Text">2</text:span></text:span></text:p>
      <text:p text:style-name="P147"/>
      <text:h text:style-name="P148" text:outline-level="1">✅ <text:span text:style-name="Strong_20_Emphasis">3. </text:span><text:span text:style-name="Strong_20_Emphasis"><text:span text:style-name="Source_20_Text">'5' * '2'</text:span></text:span><text:span text:style-name="Strong_20_Emphasis"> → </text:span><text:span text:style-name="Strong_20_Emphasis"><text:span text:style-name="Source_20_Text">10</text:span></text:span></text:h>
      <text:h text:style-name="P152" text:outline-level="3"><text:span text:style-name="Strong_20_Emphasis">Why?</text:span></text:h>
      <text:p text:style-name="P149">Multiplication also forces <text:span text:style-name="Strong_20_Emphasis">ToNumber</text:span> coercion:</text:p>
      <text:list text:style-name="L71">
        <text:list-item>
          <text:p text:style-name="P163"><text:span text:style-name="Source_20_Text">'5'</text:span> → 5</text:p>
        </text:list-item>
        <text:list-item>
          <text:p text:style-name="P163"><text:span text:style-name="Source_20_Text">'2'</text:span> → 2</text:p>
        </text:list-item>
      </text:list>
      <text:p text:style-name="P149">Then: <text:span text:style-name="Source_20_Text">5 * 2 = 10</text:span></text:p>
      <text:p text:style-name="P149"><text:soft-page-break/>✔ <text:span text:style-name="Strong_20_Emphasis">Output: </text:span><text:span text:style-name="Strong_20_Emphasis"><text:span text:style-name="Source_20_Text">10</text:span></text:span></text:p>
      <text:p text:style-name="P147"/>
      <text:h text:style-name="P148" text:outline-level="1">✅ <text:span text:style-name="Strong_20_Emphasis">4. </text:span><text:span text:style-name="Strong_20_Emphasis"><text:span text:style-name="Source_20_Text">'a' - 1</text:span></text:span><text:span text:style-name="Strong_20_Emphasis"> → NaN</text:span></text:h>
      <text:h text:style-name="P152" text:outline-level="3"><text:span text:style-name="Strong_20_Emphasis">Why?</text:span></text:h>
      <text:p text:style-name="P149">Again, subtraction → <text:span text:style-name="Strong_20_Emphasis">ToNumber</text:span> coercion:</text:p>
      <text:list text:style-name="L72">
        <text:list-item>
          <text:p text:style-name="P164"><text:span text:style-name="Source_20_Text">'a'</text:span> → ToNumber → <text:span text:style-name="Strong_20_Emphasis">NaN</text:span><text:line-break/>Because <text:span text:style-name="Source_20_Text">"a"</text:span> cannot be parsed into a number</text:p>
        </text:list-item>
        <text:list-item>
          <text:p text:style-name="P164"><text:span text:style-name="Source_20_Text">1</text:span> → 1</text:p>
        </text:list-item>
      </text:list>
      <text:p text:style-name="P149">Now:</text:p>
      <text:p text:style-name="P149"><text:span text:style-name="Source_20_Text">NaN - 1</text:span> → still <text:span text:style-name="Strong_20_Emphasis">NaN</text:span></text:p>
      <text:p text:style-name="P149">✔ <text:span text:style-name="Strong_20_Emphasis">Output: </text:span><text:span text:style-name="Strong_20_Emphasis"><text:span text:style-name="Source_20_Text">NaN</text:span></text:span></text:p>
      <text:p text:style-name="P146"/>
      <text:h text:style-name="P165" text:outline-level="1"><text:span text:style-name="Strong_20_Emphasis">1. [] + [] → ?</text:span></text:h>
      <text:h text:style-name="P152" text:outline-level="3">✔ Answer: <text:span text:style-name="Source_20_Text">""</text:span> (empty string)</text:h>
      <text:h text:style-name="P152" text:outline-level="3">✔ Why?</text:h>
      <text:p text:style-name="P149"><text:span text:style-name="Source_20_Text">+</text:span> prefers <text:span text:style-name="Strong_20_Emphasis">string concatenation</text:span>, so both arrays are converted using:</text:p>
      <text:p text:style-name="P149"><text:span text:style-name="Source_20_Text">[].toString()</text:span> → <text:span text:style-name="Source_20_Text">""</text:span></text:p>
      <text:p text:style-name="P149">Final: <text:span text:style-name="Source_20_Text">"" + ""</text:span> = <text:span text:style-name="Source_20_Text">""</text:span>.</text:p>
      <text:p text:style-name="P147"/>
      <text:h text:style-name="P148" text:outline-level="1"><text:span text:style-name="Strong_20_Emphasis">2. [] + {} → ?</text:span></text:h>
      <text:h text:style-name="P152" text:outline-level="3">✔ Answer: <text:span text:style-name="Source_20_Text">"[object Object]"</text:span></text:h>
      <text:h text:style-name="P152" text:outline-level="3">✔ Why?</text:h>
      <text:p text:style-name="P149">Left: <text:span text:style-name="Source_20_Text">[] → ""</text:span><text:line-break/>Right: <text:span text:style-name="Source_20_Text">{}</text:span> is converted by <text:span text:style-name="Source_20_Text">.toString()</text:span> → <text:span text:style-name="Source_20_Text">"[object Object]"</text:span></text:p>
      <text:p text:style-name="P149">Final: <text:span text:style-name="Source_20_Text">"" + "[object Object]"</text:span> → <text:span text:style-name="Source_20_Text">"[object Object]"</text:span></text:p>
      <text:p text:style-name="P147"/>
      <text:h text:style-name="P148" text:outline-level="1"><text:soft-page-break/><text:span text:style-name="Strong_20_Emphasis">3. {} + [] → ?</text:span></text:h>
      <text:h text:style-name="P152" text:outline-level="3">✔ Answer: <text:span text:style-name="Source_20_Text">0</text:span></text:h>
      <text:h text:style-name="P152" text:outline-level="3">✔ Why? (Most devs get this wrong)</text:h>
      <text:p text:style-name="P149">When <text:span text:style-name="Source_20_Text">{}</text:span> appears at start of line, JS interprets it as a <text:span text:style-name="Strong_20_Emphasis">block</text:span> <text:span text:style-name="Source_20_Text">{}</text:span> NOT an object literal.</text:p>
      <text:p text:style-name="P149">So code becomes:</text:p>
      <text:p text:style-name="P150"><text:span text:style-name="Source_20_Text">{} + [] <text:s text:c="2"/>// block + array</text:span></text:p>
      <text:p text:style-name="P149">Thus:</text:p>
      <text:p text:style-name="P150"><text:span text:style-name="Source_20_Text">+[] <text:s/>// unary plus → ToNumber([])</text:span></text:p>
      <text:p text:style-name="P149"><text:span text:style-name="Source_20_Text">ToNumber([])</text:span> → 0</text:p>
      <text:p text:style-name="P149">Final answer: <text:span text:style-name="Strong_20_Emphasis">0</text:span></text:p>
      <text:p text:style-name="P147"/>
      <text:h text:style-name="P148" text:outline-level="1"><text:span text:style-name="Strong_20_Emphasis">4. true + false → ?</text:span></text:h>
      <text:h text:style-name="P152" text:outline-level="3">✔ Answer: <text:span text:style-name="Source_20_Text">1</text:span></text:h>
      <text:p text:style-name="P149">Because:</text:p>
      <text:p text:style-name="P149"><text:span text:style-name="Source_20_Text">true → 1</text:span><text:line-break/><text:span text:style-name="Source_20_Text">false → 0</text:span></text:p>
      <text:p text:style-name="P149">So:</text:p>
      <text:p text:style-name="P149"><text:span text:style-name="Source_20_Text">1 + 0 = 1</text:span>.</text:p>
      <text:p text:style-name="P147"/>
      <text:h text:style-name="P148" text:outline-level="1"><text:span text:style-name="Strong_20_Emphasis">5. [] == ![] → ?</text:span></text:h>
      <text:h text:style-name="P152" text:outline-level="3">✔ Answer: <text:span text:style-name="Source_20_Text">true</text:span> (super tricky)</text:h>
      <text:p text:style-name="P149">Break it:</text:p>
      <text:p text:style-name="P149">Step 1: <text:span text:style-name="Source_20_Text">![]</text:span></text:p>
      <text:list text:style-name="L73">
        <text:list-item>
          <text:p text:style-name="P166"><text:span text:style-name="Source_20_Text">[]</text:span> is truthy</text:p>
        </text:list-item>
        <text:list-item>
          <text:p text:style-name="P166">So <text:span text:style-name="Source_20_Text">![]</text:span> = <text:span text:style-name="Source_20_Text">false</text:span></text:p>
        </text:list-item>
      </text:list>
      <text:p text:style-name="P149">Now:</text:p>
      <text:p text:style-name="P149"><text:span text:style-name="Source_20_Text">[] == false</text:span></text:p>
      <text:p text:style-name="P149">Loose equality rules:</text:p>
      <text:list text:style-name="L74">
        <text:list-item>
          <text:p text:style-name="P167"><text:soft-page-break/>When comparing object with boolean:<text:line-break/>→ Convert boolean to number<text:line-break/>→ Convert object to primitive (string or number)</text:p>
        </text:list-item>
      </text:list>
      <text:p text:style-name="P149"><text:span text:style-name="Source_20_Text">false → 0</text:span><text:line-break/><text:span text:style-name="Source_20_Text">[] → "" → 0</text:span></text:p>
      <text:p text:style-name="P149">So:</text:p>
      <text:p text:style-name="P149"><text:span text:style-name="Source_20_Text">0 == 0</text:span> → <text:span text:style-name="Strong_20_Emphasis">true</text:span></text:p>
      <text:p text:style-name="P147"/>
      <text:h text:style-name="P148" text:outline-level="1"><text:span text:style-name="Strong_20_Emphasis">6. "5" - - "2" → ?</text:span></text:h>
      <text:h text:style-name="P152" text:outline-level="3">✔ Answer: <text:span text:style-name="Source_20_Text">7</text:span></text:h>
      <text:p text:style-name="P149"><text:span text:style-name="Source_20_Text">"5"</text:span> → 5<text:line-break/><text:span text:style-name="Source_20_Text">"2"</text:span> → 2<text:line-break/><text:span text:style-name="Source_20_Text">- -</text:span> → two negatives = <text:span text:style-name="Source_20_Text">+</text:span></text:p>
      <text:p text:style-name="P149">So: <text:span text:style-name="Source_20_Text">5 + 2 = 7</text:span></text:p>
      <text:p text:style-name="P147"/>
      <text:h text:style-name="P148" text:outline-level="1"><text:span text:style-name="Strong_20_Emphasis">7. null + 1 → ?</text:span></text:h>
      <text:h text:style-name="P152" text:outline-level="3">✔ Answer: <text:span text:style-name="Source_20_Text">1</text:span></text:h>
      <text:p text:style-name="P149">Because:</text:p>
      <text:p text:style-name="P149"><text:span text:style-name="Source_20_Text">null → 0</text:span> in numeric context<text:line-break/>So:</text:p>
      <text:p text:style-name="P149"><text:span text:style-name="Source_20_Text">0 + 1 = 1</text:span></text:p>
      <text:p text:style-name="P147"/>
      <text:h text:style-name="P148" text:outline-level="1"><text:span text:style-name="Strong_20_Emphasis">8. undefined + 1 → ?</text:span></text:h>
      <text:h text:style-name="P152" text:outline-level="3">✔ Answer: <text:span text:style-name="Source_20_Text">NaN</text:span></text:h>
      <text:p text:style-name="P149">Because:</text:p>
      <text:p text:style-name="P149"><text:span text:style-name="Source_20_Text">undefined → NaN</text:span> in numeric context<text:line-break/>So:</text:p>
      <text:p text:style-name="P149"><text:span text:style-name="Source_20_Text">NaN + 1 → NaN</text:span></text:p>
      <text:p text:style-name="P147"/>
      <text:h text:style-name="P148" text:outline-level="1"><text:soft-page-break/><text:span text:style-name="Strong_20_Emphasis">9. null == undefined → ?</text:span></text:h>
      <text:h text:style-name="P152" text:outline-level="3">✔ Answer: <text:span text:style-name="Source_20_Text">true</text:span></text:h>
      <text:p text:style-name="P149">ECMAScript defines a special rule:</text:p>
      <text:p text:style-name="P168"><text:span text:style-name="Source_20_Text">null</text:span> is only loosely equal to <text:span text:style-name="Source_20_Text">undefined</text:span>.</text:p>
      <text:p text:style-name="P149">Not equal to anything else.</text:p>
      <text:p text:style-name="P147"/>
      <text:h text:style-name="P148" text:outline-level="1"><text:span text:style-name="Strong_20_Emphasis">10. [] == 0 → ?</text:span></text:h>
      <text:h text:style-name="P152" text:outline-level="3">✔ Answer: <text:span text:style-name="Source_20_Text">true</text:span></text:h>
      <text:p text:style-name="P149">Process:</text:p>
      <text:p text:style-name="P149"><text:span text:style-name="Source_20_Text">[] → "" → ToNumber("") → 0</text:span></text:p>
      <text:p text:style-name="P149">So:</text:p>
      <text:p text:style-name="P149"><text:span text:style-name="Source_20_Text">0 == 0</text:span> → true</text:p>
      <text:p text:style-name="P147"/>
      <text:h text:style-name="P148" text:outline-level="1"><text:span text:style-name="Strong_20_Emphasis">11. {} == 0 → ?</text:span></text:h>
      <text:h text:style-name="P152" text:outline-level="3">✔ Answer: <text:span text:style-name="Source_20_Text">false</text:span></text:h>
      <text:p text:style-name="P149">Because:</text:p>
      <text:p text:style-name="P149"><text:span text:style-name="Source_20_Text">{}.toString()</text:span> → <text:span text:style-name="Source_20_Text">"[object Object]"</text:span></text:p>
      <text:p text:style-name="P149"><text:span text:style-name="Source_20_Text">ToNumber("[object Object]") → NaN</text:span></text:p>
      <text:p text:style-name="P149">So:</text:p>
      <text:p text:style-name="P149"><text:span text:style-name="Source_20_Text">NaN == 0</text:span> → false</text:p>
      <text:p text:style-name="P147"/>
      <text:h text:style-name="P148" text:outline-level="1"><text:span text:style-name="Strong_20_Emphasis">12. "0" == false → ?</text:span></text:h>
      <text:h text:style-name="P152" text:outline-level="3">✔ Answer: true</text:h>
      <text:p text:style-name="P149">Because:</text:p>
      <text:p text:style-name="P149"><text:span text:style-name="Source_20_Text">false → 0</text:span><text:line-break/><text:span text:style-name="Source_20_Text">"0" → 0</text:span></text:p>
      <text:p text:style-name="P149">So:</text:p>
      <text:p text:style-name="P149"><text:soft-page-break/><text:span text:style-name="Source_20_Text">0 == 0</text:span> → true</text:p>
      <text:p text:style-name="P147"/>
      <text:h text:style-name="P148" text:outline-level="1"><text:span text:style-name="Strong_20_Emphasis">13. " \t\n" == 0 → ?</text:span></text:h>
      <text:h text:style-name="P152" text:outline-level="3">✔ Answer: true</text:h>
      <text:p text:style-name="P149">String with whitespace only → <text:span text:style-name="Source_20_Text">""</text:span> after trimming.</text:p>
      <text:p text:style-name="P149"><text:span text:style-name="Source_20_Text">"" → 0</text:span></text:p>
      <text:p text:style-name="P149">So → <text:span text:style-name="Source_20_Text">0 == 0</text:span></text:p>
      <text:p text:style-name="P147"/>
      <text:h text:style-name="P148" text:outline-level="1"><text:span text:style-name="Strong_20_Emphasis">14. [] + 1 → ?</text:span></text:h>
      <text:h text:style-name="P152" text:outline-level="3">✔ Answer: <text:span text:style-name="Source_20_Text">"1"</text:span></text:h>
      <text:p text:style-name="P149"><text:span text:style-name="Source_20_Text">[] → ""</text:span><text:line-break/><text:span text:style-name="Source_20_Text">"" + 1</text:span> → <text:span text:style-name="Source_20_Text">"1"</text:span></text:p>
      <text:p text:style-name="P147"/>
      <text:h text:style-name="P148" text:outline-level="1"><text:span text:style-name="Strong_20_Emphasis">15. {} + 1 → ?</text:span></text:h>
      <text:h text:style-name="P152" text:outline-level="3">✔ Answer: <text:span text:style-name="Source_20_Text">1</text:span></text:h>
      <text:p text:style-name="P149">Because leading <text:span text:style-name="Source_20_Text">{}</text:span> is a block.</text:p>
      <text:p text:style-name="P149">Equivalent to:</text:p>
      <text:p text:style-name="P150"><text:span text:style-name="Source_20_Text">+1</text:span></text:p>
      <text:p text:style-name="P149">Which is <text:span text:style-name="Strong_20_Emphasis">1</text:span>.</text:p>
      <text:p text:style-name="P147"/>
      <text:h text:style-name="P148" text:outline-level="1">🚀 Want the <text:span text:style-name="Emphasis">deepest</text:span> coercion puzzles?</text:h>
      <text:p text:style-name="P149">I can give:</text:p>
      <text:list text:style-name="L75">
        <text:list-item>
          <text:p text:style-name="P169">Pyramid-level coercion puzzles (used in Google &amp; Meta interviews)</text:p>
        </text:list-item>
        <text:list-item>
          <text:p text:style-name="P169">Abstract Operation breakdowns (ToPrimitive, ToNumber, ToBoolean)</text:p>
        </text:list-item>
        <text:list-item>
          <text:p text:style-name="P169">Coercion applied inside sorting, comparison, arrays, objects</text:p>
        </text:list-item>
      </text:list>
      <text:p text:style-name="P149">Say: <text:span text:style-name="Strong_20_Emphasis">"give me extreme coercion questions</text:span></text:p>
      <text:section text:style-name="Sect1" text:name="thread-bottom-container">
        <text:section text:style-name="Sect1" text:name="thread-bottom">
          <text:section text:style-name="Sect1" text:name="prompt-textarea">
            <text:p text:style-name="P170"/>
          </text:section>
        </text:section>
      </text:section>
      <text:p text:style-name="P146"/>
      <text:p text:style-name="Text_20_body"><text:soft-page-break/></text:p>
      <text:p text:style-name="Text_20_body"/>
      <text:list xml:id="list231113099723446" text:continue-list="list231113174990614" text:style-name="L1">
        <text:list-item>
          <text:p text:style-name="P1">What is <text:span text:style-name="Source_20_Text">==</text:span> vs <text:span text:style-name="Source_20_Text">===</text:span> in JavaScript?</text:p>
        </text:list-item>
        <text:list-item>
          <text:p text:style-name="P1">What are truthy and falsy values?</text:p>
        </text:list-item>
      </text:list>
      <text:p text:style-name="Text_20_body"/>
      <text:p text:style-name="P171">In JavaScript, ANY value used in a <text:span text:style-name="Strong_20_Emphasis">Boolean context</text:span> (like <text:span text:style-name="Source_20_Text">if</text:span>, <text:span text:style-name="Source_20_Text">while</text:span>, logical operators, <text:span text:style-name="Source_20_Text">!</text:span>, <text:span text:style-name="Source_20_Text">&amp;&amp;</text:span>, <text:span text:style-name="Source_20_Text">||</text:span>) is automatically converted to a boolean using the <text:span text:style-name="Strong_20_Emphasis">ToBoolean abstract operation</text:span> from the ECMAScript spec.</text:p>
      <text:p text:style-name="P172">That conversion determines whether the value is <text:span text:style-name="Strong_20_Emphasis">truthy</text:span> or <text:span text:style-name="Strong_20_Emphasis">falsy</text:span>.</text:p>
      <text:p text:style-name="P173"/>
      <text:h text:style-name="P174" text:outline-level="1">🔥 <text:span text:style-name="Strong_20_Emphasis">Falsy Values (Only 8 values)</text:span></text:h>
      <text:p text:style-name="P172">There are <text:span text:style-name="Strong_20_Emphasis">exactly 8 falsy values</text:span> in JavaScript.</text:p>
      <text:p text:style-name="P172">These evaluate to <text:span text:style-name="Strong_20_Emphasis">false</text:span> when converted using <text:span text:style-name="Source_20_Text">ToBoolean()</text:span>:</text:p>
      <text:h text:style-name="P175" text:outline-level="3"><text:span text:style-name="Strong_20_Emphasis">1. false</text:span></text:h>
      <text:h text:style-name="P175" text:outline-level="3"><text:span text:style-name="Strong_20_Emphasis">2. 0</text:span></text:h>
      <text:h text:style-name="P175" text:outline-level="3"><text:span text:style-name="Strong_20_Emphasis">3. -0</text:span> (negative zero; different in IEEE-754)</text:h>
      <text:h text:style-name="P175" text:outline-level="3"><text:span text:style-name="Strong_20_Emphasis">4. 0n</text:span> (BigInt zero)</text:h>
      <text:h text:style-name="P175" text:outline-level="3"><text:span text:style-name="Strong_20_Emphasis">5. ""</text:span> (empty string)</text:h>
      <text:h text:style-name="P175" text:outline-level="3"><text:span text:style-name="Strong_20_Emphasis">6. null</text:span></text:h>
      <text:h text:style-name="P175" text:outline-level="3"><text:span text:style-name="Strong_20_Emphasis">7. undefined</text:span></text:h>
      <text:h text:style-name="P175" text:outline-level="3"><text:span text:style-name="Strong_20_Emphasis">8. NaN</text:span></text:h>
      <text:p text:style-name="P172">✔ <text:span text:style-name="Strong_20_Emphasis">Everything else is truthy.</text:span><text:line-break/>Even weird things like <text:span text:style-name="Source_20_Text">"0"</text:span>, <text:span text:style-name="Source_20_Text">" "</text:span>, <text:span text:style-name="Source_20_Text">[]</text:span>, <text:span text:style-name="Source_20_Text">{}</text:span>, <text:span text:style-name="Source_20_Text">function(){}</text:span>, <text:span text:style-name="Source_20_Text">"false"</text:span>.</text:p>
      <text:p text:style-name="P173"/>
      <text:h text:style-name="P174" text:outline-level="1">🔵 <text:span text:style-name="Strong_20_Emphasis">Truthy Values</text:span></text:h>
      <text:p text:style-name="P172">Anything that is <text:span text:style-name="Strong_20_Emphasis">not</text:span> in the list above is truthy.</text:p>
      <text:p text:style-name="P172">Examples of truthy values:</text:p>
      <text:list text:style-name="L76">
        <text:list-item>
          <text:p text:style-name="P176"><text:span text:style-name="Source_20_Text">"0"</text:span> (string with zero)</text:p>
        </text:list-item>
        <text:list-item>
          <text:p text:style-name="P176"><text:span text:style-name="Source_20_Text">"false"</text:span></text:p>
        </text:list-item>
        <text:list-item>
          <text:p text:style-name="P176"><text:soft-page-break/><text:span text:style-name="Source_20_Text">" "</text:span> (space)</text:p>
        </text:list-item>
        <text:list-item>
          <text:p text:style-name="P176"><text:span text:style-name="Source_20_Text">[]</text:span></text:p>
        </text:list-item>
        <text:list-item>
          <text:p text:style-name="P176"><text:span text:style-name="Source_20_Text">{}</text:span></text:p>
        </text:list-item>
        <text:list-item>
          <text:p text:style-name="P176"><text:span text:style-name="Source_20_Text">Infinity</text:span></text:p>
        </text:list-item>
        <text:list-item>
          <text:p text:style-name="P176"><text:span text:style-name="Source_20_Text">-Infinity</text:span></text:p>
        </text:list-item>
        <text:list-item>
          <text:p text:style-name="P176"><text:span text:style-name="Source_20_Text">() =&gt; {}</text:span></text:p>
        </text:list-item>
        <text:list-item>
          <text:p text:style-name="P176">All objects &amp; arrays</text:p>
        </text:list-item>
        <text:list-item>
          <text:p text:style-name="P176">All non-zero numbers</text:p>
        </text:list-item>
        <text:list-item>
          <text:p text:style-name="P176">All non-empty strings</text:p>
        </text:list-item>
      </text:list>
      <text:p text:style-name="P172"><text:span text:style-name="Strong_20_Emphasis">Fact:</text:span></text:p>
      <text:p text:style-name="P177">In JavaScript, <text:span text:style-name="Emphasis">all objects are truthy</text:span>, even if they are empty.</text:p>
      <text:p text:style-name="P173"/>
      <text:h text:style-name="P174" text:outline-level="1">🧠 <text:span text:style-name="Strong_20_Emphasis">How ToBoolean() Works (Internal Spec Level)</text:span></text:h>
      <text:p text:style-name="P172">The <text:span text:style-name="Strong_20_Emphasis">ToBoolean</text:span> abstract operation applies different rules based on type:</text:p>
      <text:h text:style-name="P175" text:outline-level="3">If value is a Boolean</text:h>
      <text:p text:style-name="P172">→ Return itself.</text:p>
      <text:h text:style-name="P175" text:outline-level="3">If value is a Number</text:h>
      <text:list text:style-name="L77">
        <text:list-item>
          <text:p text:style-name="P178">0, -0, NaN → false</text:p>
        </text:list-item>
        <text:list-item>
          <text:p text:style-name="P178">Anything else → true</text:p>
        </text:list-item>
      </text:list>
      <text:h text:style-name="P175" text:outline-level="3">If value is a BigInt</text:h>
      <text:list text:style-name="L78">
        <text:list-item>
          <text:p text:style-name="P179">0n → false</text:p>
        </text:list-item>
        <text:list-item>
          <text:p text:style-name="P179">Others → true</text:p>
        </text:list-item>
      </text:list>
      <text:h text:style-name="P175" text:outline-level="3">If value is a String</text:h>
      <text:list text:style-name="L79">
        <text:list-item>
          <text:p text:style-name="P180">Empty string <text:span text:style-name="Source_20_Text">""</text:span> → false</text:p>
        </text:list-item>
        <text:list-item>
          <text:p text:style-name="P180">Everything else → true</text:p>
        </text:list-item>
      </text:list>
      <text:h text:style-name="P175" text:outline-level="3">If value is undefined or null</text:h>
      <text:p text:style-name="P172">→ false</text:p>
      <text:h text:style-name="P175" text:outline-level="3"><text:soft-page-break/>If value is an Object</text:h>
      <text:p text:style-name="P172">→ <text:span text:style-name="Strong_20_Emphasis">always truthy</text:span> (even empty arrays &amp; empty objects)</text:p>
      <text:p text:style-name="P173"/>
      <text:h text:style-name="P174" text:outline-level="1">⚡ Important Tricky Examples</text:h>
      <text:h text:style-name="P175" text:outline-level="3"><text:span text:style-name="Strong_20_Emphasis">1. if([]) → truthy</text:span></text:h>
      <text:p text:style-name="P181"><text:span text:style-name="Source_20_Text">if([]) console.log("truthy"); // yes</text:span></text:p>
      <text:h text:style-name="P175" text:outline-level="3"><text:span text:style-name="Strong_20_Emphasis">2. if({}) → truthy</text:span></text:h>
      <text:p text:style-name="P181"><text:span text:style-name="Source_20_Text">if({}) console.log("truthy");</text:span></text:p>
      <text:h text:style-name="P175" text:outline-level="3"><text:span text:style-name="Strong_20_Emphasis">3. " " (space) is truthy</text:span></text:h>
      <text:p text:style-name="P181"><text:span text:style-name="Source_20_Text">Boolean(" ") // true</text:span></text:p>
      <text:h text:style-name="P175" text:outline-level="3"><text:span text:style-name="Strong_20_Emphasis">4. "0" is truthy</text:span></text:h>
      <text:p text:style-name="P181"><text:span text:style-name="Source_20_Text">Boolean("0") // true</text:span></text:p>
      <text:h text:style-name="P175" text:outline-level="3"><text:span text:style-name="Strong_20_Emphasis">5. [] == false → true</text:span></text:h>
      <text:p text:style-name="P172">…but <text:span text:style-name="Source_20_Text">Boolean([])</text:span> is <text:span text:style-name="Strong_20_Emphasis">true</text:span></text:p>
      <text:p text:style-name="P172">Because <text:span text:style-name="Source_20_Text">==</text:span> triggers <text:span text:style-name="Strong_20_Emphasis">ToNumber</text:span>, not ToBoolean.</text:p>
      <text:h text:style-name="P175" text:outline-level="3"><text:span text:style-name="Strong_20_Emphasis">6. ![] → false</text:span></text:h>
      <text:p text:style-name="P172"><text:span text:style-name="Source_20_Text">[]</text:span> is truthy → so <text:span text:style-name="Source_20_Text">![]</text:span> = <text:span text:style-name="Source_20_Text">false</text:span>.</text:p>
      <text:h text:style-name="P175" text:outline-level="3"><text:span text:style-name="Strong_20_Emphasis">7. {} == false → false</text:span></text:h>
      <text:p text:style-name="P172">Unlike arrays, objects cannot convert to number cleanly → becomes NaN.</text:p>
      <text:p text:style-name="P173"/>
      <text:h text:style-name="P174" text:outline-level="1">✔ Quick Summary Tabl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Value</text:p>
            </table:table-cell>
            <table:table-cell table:style-name="Table3.A1" office:value-type="string">
              <text:p text:style-name="Table_20_Heading">Truthy or Falsy</text:p>
            </table:table-cell>
            <table:table-cell table:style-name="Table3.A1" office:value-type="string">
              <text:p text:style-name="Table_20_Heading">Why</text:p>
            </table:table-cell>
          </table:table-row>
        </table:table-header-rows>
        <table:table-row>
          <table:table-cell table:style-name="Table3.A1" office:value-type="string">
            <text:p text:style-name="Table_20_Contents"><text:span text:style-name="Source_20_Text">0</text:span></text:p>
          </table:table-cell>
          <table:table-cell table:style-name="Table3.A1" office:value-type="string">
            <text:p text:style-name="Table_20_Contents">Falsy</text:p>
          </table:table-cell>
          <table:table-cell table:style-name="Table3.A1" office:value-type="string">
            <text:p text:style-name="Table_20_Contents">numeric rule</text:p>
          </table:table-cell>
        </table:table-row>
        <table:table-row>
          <table:table-cell table:style-name="Table3.A1" office:value-type="string">
            <text:p text:style-name="Table_20_Contents"><text:span text:style-name="Source_20_Text">""</text:span></text:p>
          </table:table-cell>
          <table:table-cell table:style-name="Table3.A1" office:value-type="string">
            <text:p text:style-name="Table_20_Contents">Falsy</text:p>
          </table:table-cell>
          <table:table-cell table:style-name="Table3.A1" office:value-type="string">
            <text:p text:style-name="Table_20_Contents">empty string</text:p>
          </table:table-cell>
        </table:table-row>
        <table:table-row>
          <table:table-cell table:style-name="Table3.A1" office:value-type="string">
            <text:p text:style-name="Table_20_Contents"><text:span text:style-name="Source_20_Text">[]</text:span></text:p>
          </table:table-cell>
          <table:table-cell table:style-name="Table3.B4" table:number-columns-spanned="2" office:value-type="string">
            <text:p text:style-name="P182"/>
          </table:table-cell>
          <table:covered-table-cell/>
        </table:table-row>
      </table:table>
      <text:p text:style-name="P171"/>
      <text:p text:style-name="Text_20_body"/>
      <text:list xml:id="list231111828458287" text:continue-list="list231113099723446" text:style-name="L1">
        <text:list-item>
          <text:p text:style-name="P1">What are template literals?</text:p>
        </text:list-item>
      </text:list>
      <text:p text:style-name="P183">Template literals (introduced in ES6) are <text:span text:style-name="Strong_20_Emphasis">string literals with enhanced capabilities</text:span>, enclosed by <text:span text:style-name="Strong_20_Emphasis">backticks</text:span>:</text:p>
      <text:p text:style-name="P184"><text:soft-page-break/><text:span text:style-name="Source_20_Text">`Hello World`</text:span></text:p>
      <text:p text:style-name="P185">They provide features that normal strings do not:</text:p>
      <text:h text:style-name="P186" text:outline-level="3">✔ 1. <text:span text:style-name="Strong_20_Emphasis">String Interpolation (</text:span><text:span text:style-name="Strong_20_Emphasis"><text:span text:style-name="Source_20_Text">${...}</text:span></text:span><text:span text:style-name="Strong_20_Emphasis">)</text:span></text:h>
      <text:h text:style-name="P186" text:outline-level="3">✔ 2. <text:span text:style-name="Strong_20_Emphasis">Multiline Strings</text:span></text:h>
      <text:h text:style-name="P186" text:outline-level="3">✔ 3. <text:span text:style-name="Strong_20_Emphasis">Tagged Template Literals</text:span> (advanced use)</text:h>
      <text:h text:style-name="P186" text:outline-level="3">✔ 4. <text:span text:style-name="Strong_20_Emphasis">Raw Strings (</text:span><text:span text:style-name="Strong_20_Emphasis"><text:span text:style-name="Source_20_Text">String.raw</text:span></text:span><text:span text:style-name="Strong_20_Emphasis">)</text:span></text:h>
      <text:p text:style-name="P187"/>
      <text:h text:style-name="P188" text:outline-level="1">🔥 1. <text:span text:style-name="Strong_20_Emphasis">String Interpolation (Expressions Inside Strings)</text:span></text:h>
      <text:p text:style-name="P185">Interpolation allows embedding any JS expression:</text:p>
      <text:p text:style-name="P184"><text:span text:style-name="Source_20_Text">const name = "Sujal";</text:span></text:p>
      <text:p text:style-name="P189"><text:span text:style-name="Source_20_Text">const age = 22;</text:span></text:p>
      <text:p text:style-name="P189"><text:span text:style-name="Source_20_Text">console.log(`My name is ${name} and age is ${age}`);</text:span></text:p>
      <text:p text:style-name="P185">Inside <text:span text:style-name="Source_20_Text">${ ... }</text:span>, JS runs full <text:span text:style-name="Strong_20_Emphasis">expression evaluation</text:span>, including:</text:p>
      <text:p text:style-name="P184"><text:span text:style-name="Source_20_Text">`${1 + 2}`</text:span></text:p>
      <text:p text:style-name="P189"><text:span text:style-name="Source_20_Text">`${user?.address?.zip}`</text:span></text:p>
      <text:p text:style-name="P189"><text:span text:style-name="Source_20_Text">`${fnCall()}`</text:span></text:p>
      <text:p text:style-name="P185">This is <text:span text:style-name="Emphasis">not</text:span> simple string concatenation — the engine evaluates expressions first, then concatenates.</text:p>
      <text:p text:style-name="P187"/>
      <text:h text:style-name="P188" text:outline-level="1">🔥 2. <text:span text:style-name="Strong_20_Emphasis">Multiline Strings</text:span></text:h>
      <text:p text:style-name="P185">Normal strings needed <text:span text:style-name="Source_20_Text">\n</text:span> or concatenation.<text:line-break/>Template literals preserve formatting:</text:p>
      <text:p text:style-name="P184"><text:span text:style-name="Source_20_Text">const str = `</text:span></text:p>
      <text:p text:style-name="P189"><text:span text:style-name="Source_20_Text">This is a</text:span></text:p>
      <text:p text:style-name="P189"><text:span text:style-name="Source_20_Text">multiline string.</text:span></text:p>
      <text:p text:style-name="P189"><text:span text:style-name="Source_20_Text">`;</text:span></text:p>
      <text:p text:style-name="P185">This keeps exact indentation and line breaks.</text:p>
      <text:p text:style-name="P187"/>
      <text:h text:style-name="P188" text:outline-level="1"><text:soft-page-break/>🔥 3. <text:span text:style-name="Strong_20_Emphasis">Tagged Template Literals (Advanced Feature)</text:span></text:h>
      <text:p text:style-name="P185">This is where template literals become powerful.</text:p>
      <text:p text:style-name="P185">A <text:span text:style-name="Strong_20_Emphasis">tag function</text:span> intercepts and processes the template before JS builds the string:</text:p>
      <text:p text:style-name="P184"><text:span text:style-name="Source_20_Text">function tag(strings, ...values) {</text:span></text:p>
      <text:p text:style-name="P189"><text:span text:style-name="Source_20_Text"><text:s text:c="2"/>console.log(strings);</text:span></text:p>
      <text:p text:style-name="P189"><text:span text:style-name="Source_20_Text"><text:s text:c="2"/>console.log(values);</text:span></text:p>
      <text:p text:style-name="P189"><text:span text:style-name="Source_20_Text">}</text:span></text:p>
      <text:p text:style-name="P189"/>
      <text:p text:style-name="P189"><text:span text:style-name="Source_20_Text">tag`Hello ${name}, age ${age}`;</text:span></text:p>
      <text:h text:style-name="P186" text:outline-level="3">What JS passes internally:</text:h>
      <text:list text:style-name="L80">
        <text:list-item>
          <text:p text:style-name="P190"><text:span text:style-name="Source_20_Text">strings</text:span> = array of literal parts<text:line-break/>→ <text:span text:style-name="Source_20_Text">["Hello ", ", age ", ""]</text:span></text:p>
        </text:list-item>
        <text:list-item>
          <text:p text:style-name="P190"><text:span text:style-name="Source_20_Text">values</text:span> = evaluated expressions<text:line-break/>→ <text:span text:style-name="Source_20_Text">[name, age]</text:span></text:p>
        </text:list-item>
      </text:list>
      <text:p text:style-name="P185">Uses:</text:p>
      <text:list text:style-name="L81">
        <text:list-item>
          <text:p text:style-name="P191">Sanitizing HTML</text:p>
        </text:list-item>
        <text:list-item>
          <text:p text:style-name="P191">Building secure SQL queries</text:p>
        </text:list-item>
        <text:list-item>
          <text:p text:style-name="P191">Internationalization (i18n)</text:p>
        </text:list-item>
        <text:list-item>
          <text:p text:style-name="P191">Preprocessing DSLs (GraphQL, CSS-in-JS)</text:p>
        </text:list-item>
      </text:list>
      <text:p text:style-name="P185">Example real usage:</text:p>
      <text:p text:style-name="P184"><text:span text:style-name="Source_20_Text">const safeHTML = (strings, ...values) =&gt;</text:span></text:p>
      <text:p text:style-name="P189"><text:span text:style-name="Source_20_Text"><text:s text:c="2"/>strings.reduce((acc, str, i) =&gt;</text:span></text:p>
      <text:p text:style-name="P189"><text:span text:style-name="Source_20_Text"><text:s text:c="4"/>acc + str + String(values[i]).replace(/&lt;/g, "&amp;lt;"), "");</text:span></text:p>
      <text:p text:style-name="P189"/>
      <text:p text:style-name="P189"><text:span text:style-name="Source_20_Text">safeHTML`&lt;div&gt;${userInput}&lt;/div&gt;`</text:span></text:p>
      <text:p text:style-name="P187"/>
      <text:h text:style-name="P188" text:outline-level="1">🔥 4. <text:span text:style-name="Strong_20_Emphasis">Raw Strings: Prevent Escape Processing</text:span></text:h>
      <text:p text:style-name="P185">Sometimes you want the raw content:</text:p>
      <text:p text:style-name="P184"><text:span text:style-name="Source_20_Text">console.log(String.raw`Line1\nLine2`);</text:span></text:p>
      <text:p text:style-name="P189"><text:soft-page-break/><text:span text:style-name="Source_20_Text">// Outputs: Line1\nLine2</text:span></text:p>
      <text:p text:style-name="P185"><text:span text:style-name="Source_20_Text">raw</text:span> gives <text:span text:style-name="Strong_20_Emphasis">literal characters</text:span>, without converting <text:span text:style-name="Source_20_Text">\n</text:span>, <text:span text:style-name="Source_20_Text">\t</text:span>, <text:span text:style-name="Source_20_Text">\uXXXX</text:span>, etc.</text:p>
      <text:p text:style-name="P187"/>
      <text:h text:style-name="P188" text:outline-level="1">🧠 ECMAScript Internal Behavior</text:h>
      <text:p text:style-name="P185">Template Literal evaluation involves:</text:p>
      <text:list text:style-name="L82">
        <text:list-item>
          <text:p text:style-name="P192"><text:span text:style-name="Strong_20_Emphasis">Parsing into TemplateStringsArray</text:span></text:p>
          <text:list>
            <text:list-item>
              <text:p text:style-name="P192">Each literal part becomes immutable</text:p>
            </text:list-item>
            <text:list-item>
              <text:p text:style-name="P192">Has a <text:span text:style-name="Source_20_Text">.raw</text:span> property for raw versions</text:p>
            </text:list-item>
          </text:list>
        </text:list-item>
        <text:list-item>
          <text:p text:style-name="P192">Evaluating expressions inside <text:span text:style-name="Source_20_Text">${}</text:span></text:p>
        </text:list-item>
        <text:list-item>
          <text:p text:style-name="P192">Concatenating literal + expression pairs</text:p>
        </text:list-item>
      </text:list>
      <text:p text:style-name="P185">The engine does not treat template literals like naive concatenation — they are processed via <text:span text:style-name="Strong_20_Emphasis">TemplateLiteral</text:span> rules in the spec.</text:p>
      <text:p text:style-name="P187"/>
      <text:h text:style-name="P188" text:outline-level="1">⚡ Performance Note (Senior Insight)</text:h>
      <text:list text:style-name="L83">
        <text:list-item>
          <text:p text:style-name="P193">Template literals are <text:span text:style-name="Strong_20_Emphasis">slightly faster</text:span> than <text:span text:style-name="Source_20_Text">"a" + b + "c"</text:span> concatenation</text:p>
        </text:list-item>
        <text:list-item>
          <text:p text:style-name="P193">Because the engine optimizes them with fewer intermediate string allocations</text:p>
        </text:list-item>
      </text:list>
      <text:p text:style-name="P185">But difference is tiny in real-world code.</text:p>
      <text:p text:style-name="P187"/>
      <text:h text:style-name="P188" text:outline-level="1">✔ Summary (As a Senior Engineer Would Say)</text:h>
      <text:p text:style-name="P194"><text:span text:style-name="Strong_20_Emphasis">Template literals are enhanced string literals that support expression interpolation, multi-line formatting, and a powerful tagging mechanism for building custom DSLs, sanitization filters, and compile-time transformations.</text:span></text:p>
      <text:p text:style-name="P187"/>
      <text:p text:style-name="P183"/>
      <text:p text:style-name="Text_20_body"/>
      <text:list xml:id="list231113897529030" text:continue-list="list231111828458287" text:style-name="L1">
        <text:list-item>
          <text:p text:style-name="P1">What are default function parameters?</text:p>
        </text:list-item>
      </text:list>
      <text:h text:style-name="P195" text:outline-level="1">✅ <text:span text:style-name="Strong_20_Emphasis">What Are Default Function Parameters?</text:span></text:h>
      <text:p text:style-name="P196">Default parameters (introduced in ES6) let you assign <text:span text:style-name="Strong_20_Emphasis">default values</text:span> to function parameters <text:span text:style-name="Strong_20_Emphasis">when they are </text:span><text:span text:style-name="Strong_20_Emphasis"><text:span text:style-name="Source_20_Text">undefined</text:span></text:span><text:span text:style-name="Strong_20_Emphasis"> or not passed</text:span>.</text:p>
      <text:p text:style-name="P196"><text:soft-page-break/>Example:</text:p>
      <text:p text:style-name="P197"><text:span text:style-name="Source_20_Text">function greet(name = "Guest") {</text:span></text:p>
      <text:p text:style-name="P198"><text:span text:style-name="Source_20_Text"><text:s text:c="2"/>console.log(`Hello, ${name}`);</text:span></text:p>
      <text:p text:style-name="P198"><text:span text:style-name="Source_20_Text">}</text:span></text:p>
      <text:p text:style-name="P198"/>
      <text:p text:style-name="P198"><text:span text:style-name="Source_20_Text">greet(); <text:s text:c="9"/>// Hello, Guest</text:span></text:p>
      <text:p text:style-name="P198"><text:span text:style-name="Source_20_Text">greet("Sujal"); <text:s text:c="2"/>// Hello, Sujal</text:span></text:p>
      <text:p text:style-name="P199"/>
      <text:h text:style-name="P200" text:outline-level="1">🔥 <text:span text:style-name="Strong_20_Emphasis">Key Internal Rule: Default parameters apply ONLY if the argument is </text:span><text:span text:style-name="Strong_20_Emphasis"><text:span text:style-name="Source_20_Text">undefined</text:span></text:span></text:h>
      <text:p text:style-name="P196">That means:</text:p>
      <text:p text:style-name="P197"><text:span text:style-name="Source_20_Text">greet(null); <text:s/></text:span></text:p>
      <text:p text:style-name="P196">→ Output: <text:span text:style-name="Source_20_Text">"Hello, null"</text:span><text:line-break/>Because <text:span text:style-name="Source_20_Text">null</text:span> is NOT <text:span text:style-name="Source_20_Text">undefined</text:span>.</text:p>
      <text:p text:style-name="P196">Same for:</text:p>
      <text:list text:style-name="L84">
        <text:list-item>
          <text:p text:style-name="P201"><text:span text:style-name="Source_20_Text">0</text:span></text:p>
        </text:list-item>
        <text:list-item>
          <text:p text:style-name="P201"><text:span text:style-name="Source_20_Text">""</text:span></text:p>
        </text:list-item>
        <text:list-item>
          <text:p text:style-name="P201"><text:span text:style-name="Source_20_Text">false</text:span></text:p>
        </text:list-item>
        <text:list-item>
          <text:p text:style-name="P201"><text:span text:style-name="Source_20_Text">NaN</text:span></text:p>
        </text:list-item>
      </text:list>
      <text:p text:style-name="P196">All these are <text:span text:style-name="Strong_20_Emphasis">valid arguments</text:span> and will NOT trigger the default.</text:p>
      <text:p text:style-name="P199"/>
      <text:h text:style-name="P200" text:outline-level="1">🔥 <text:span text:style-name="Strong_20_Emphasis">Default parameters run during the creation of a new function scope</text:span></text:h>
      <text:p text:style-name="P196">Default parameters create their own scope <text:span text:style-name="Strong_20_Emphasis">before</text:span> the body executes.</text:p>
      <text:p text:style-name="P196">Example:</text:p>
      <text:p text:style-name="P197"><text:span text:style-name="Source_20_Text">function f(a = 5, b = a * 2) {</text:span></text:p>
      <text:p text:style-name="P198"><text:span text:style-name="Source_20_Text"><text:s text:c="2"/>console.log(a, b);</text:span></text:p>
      <text:p text:style-name="P198"><text:span text:style-name="Source_20_Text">}</text:span></text:p>
      <text:p text:style-name="P198"><text:span text:style-name="Source_20_Text">f(); // 5 10</text:span></text:p>
      <text:p text:style-name="P196">Here, <text:span text:style-name="Source_20_Text">b</text:span> can refer to <text:span text:style-name="Source_20_Text">a</text:span> because defaults are evaluated <text:span text:style-name="Strong_20_Emphasis">left to right</text:span>, in a special <text:span text:style-name="Emphasis">parameter scope</text:span>.</text:p>
      <text:p text:style-name="P199"><text:soft-page-break/></text:p>
      <text:h text:style-name="P200" text:outline-level="1">🔥 <text:span text:style-name="Strong_20_Emphasis">Expressions are allowed (executed at call-time, not define-time)</text:span></text:h>
      <text:p text:style-name="P196">Default values can be any JS expression:</text:p>
      <text:p text:style-name="P197"><text:span text:style-name="Source_20_Text">function calc(x = 10 + 5) {}</text:span></text:p>
      <text:p text:style-name="P198"><text:span text:style-name="Source_20_Text">function log(obj = { a: 1 }) {}</text:span></text:p>
      <text:p text:style-name="P198"><text:span text:style-name="Source_20_Text">function call(fn = () =&gt; "hi") {}</text:span></text:p>
      <text:p text:style-name="P198"><text:span text:style-name="Source_20_Text">function getValue(val = expensiveFunction()) {}</text:span></text:p>
      <text:p text:style-name="P196">And they run <text:span text:style-name="Strong_20_Emphasis">each time</text:span> the function is called.</text:p>
      <text:p text:style-name="P199"/>
      <text:h text:style-name="P200" text:outline-level="1">🔥 <text:span text:style-name="Strong_20_Emphasis">Default parameters create their own lexical environment</text:span></text:h>
      <text:p text:style-name="P196">This is a deeper, less-known fact.</text:p>
      <text:p text:style-name="P196">Consider:</text:p>
      <text:p text:style-name="P197"><text:span text:style-name="Source_20_Text">let x = 10;</text:span></text:p>
      <text:p text:style-name="P198"/>
      <text:p text:style-name="P198"><text:span text:style-name="Source_20_Text">function test(a = x, x = 20) {</text:span></text:p>
      <text:p text:style-name="P198"><text:span text:style-name="Source_20_Text"><text:s text:c="2"/>console.log(a, x);</text:span></text:p>
      <text:p text:style-name="P198"><text:span text:style-name="Source_20_Text">}</text:span></text:p>
      <text:p text:style-name="P198"/>
      <text:p text:style-name="P198"><text:span text:style-name="Source_20_Text">test(); // 10 20</text:span></text:p>
      <text:p text:style-name="P196">Why 10 20?</text:p>
      <text:p text:style-name="P196">Because inside the parameter scope:</text:p>
      <text:list text:style-name="L85">
        <text:list-item>
          <text:p text:style-name="P202">The outer <text:span text:style-name="Source_20_Text">x</text:span> is read for <text:span text:style-name="Source_20_Text">a = x</text:span></text:p>
        </text:list-item>
        <text:list-item>
          <text:p text:style-name="P202">Then a new inner <text:span text:style-name="Source_20_Text">x</text:span> is created with value <text:span text:style-name="Source_20_Text">20</text:span></text:p>
        </text:list-item>
        <text:list-item>
          <text:p text:style-name="P202">Function body sees the inner <text:span text:style-name="Source_20_Text">x</text:span></text:p>
        </text:list-item>
      </text:list>
      <text:p text:style-name="P199"/>
      <text:h text:style-name="P200" text:outline-level="1">⚠ <text:span text:style-name="Strong_20_Emphasis">TDZ exists inside default parameters</text:span></text:h>
      <text:p text:style-name="P197"><text:span text:style-name="Source_20_Text">function f(a = b, b = 10) {</text:span></text:p>
      <text:p text:style-name="P198"><text:soft-page-break/><text:span text:style-name="Source_20_Text"><text:s text:c="2"/>console.log(a, b);</text:span></text:p>
      <text:p text:style-name="P198"><text:span text:style-name="Source_20_Text">}</text:span></text:p>
      <text:p text:style-name="P198"/>
      <text:p text:style-name="P198"><text:span text:style-name="Source_20_Text">f();</text:span></text:p>
      <text:p text:style-name="P198"><text:span text:style-name="Source_20_Text">// ❌ ReferenceError: Cannot access 'b' before initialization</text:span></text:p>
      <text:p text:style-name="P196">Because inside parameter scope, <text:span text:style-name="Source_20_Text">b</text:span> is still in Temporal Dead Zone when <text:span text:style-name="Source_20_Text">a</text:span> tries to use it.</text:p>
      <text:p text:style-name="P199"/>
      <text:h text:style-name="P200" text:outline-level="1">🔥 <text:span text:style-name="Strong_20_Emphasis">Default parameters + destructuring</text:span></text:h>
      <text:p text:style-name="P196">This is common in real projects:</text:p>
      <text:p text:style-name="P197"><text:span text:style-name="Source_20_Text">function createUser({ name = "Guest", age = 18 } = {}) {</text:span></text:p>
      <text:p text:style-name="P198"><text:span text:style-name="Source_20_Text"><text:s text:c="2"/>console.log(name, age);</text:span></text:p>
      <text:p text:style-name="P198"><text:span text:style-name="Source_20_Text">}</text:span></text:p>
      <text:p text:style-name="P198"/>
      <text:p text:style-name="P198"><text:span text:style-name="Source_20_Text">createUser(); <text:s text:c="14"/>// Guest 18</text:span></text:p>
      <text:p text:style-name="P198"><text:span text:style-name="Source_20_Text">createUser({ name: "Raj" }); // Raj 18</text:span></text:p>
      <text:p text:style-name="P196">Here, default parameter of <text:span text:style-name="Source_20_Text">{}</text:span> prevents <text:span text:style-name="Source_20_Text">undefined</text:span> destructuring errors.</text:p>
      <text:p text:style-name="P199"/>
      <text:h text:style-name="P200" text:outline-level="1">✔ Summary (Senior-Level)</text:h>
      <text:p text:style-name="P203"><text:span text:style-name="Strong_20_Emphasis">Default parameters are evaluated in a separate parameter scope before the function body, triggered only when the parameter is </text:span><text:span text:style-name="Strong_20_Emphasis"><text:span text:style-name="Source_20_Text">undefined</text:span></text:span><text:span text:style-name="Strong_20_Emphasis">. They support full expressions, follow TDZ rules, and enable safer destructuring and cleaner function signatures.</text:span></text:p>
      <text:p text:style-name="P199"/>
      <text:h text:style-name="P200" text:outline-level="1">⚠️ <text:span text:style-name="Strong_20_Emphasis">Important Rule</text:span></text:h>
      <text:p text:style-name="P196"><text:span text:style-name="Strong_20_Emphasis">Default is used ONLY when the argument is </text:span><text:span text:style-name="Strong_20_Emphasis"><text:span text:style-name="Source_20_Text">undefined</text:span></text:span><text:span text:style-name="Strong_20_Emphasis">.</text:span></text:p>
      <text:h text:style-name="P204" text:outline-level="3">❌ Null does NOT trigger default</text:h>
      <text:p text:style-name="P197"><text:span text:style-name="Source_20_Text">function test(x = 10) {</text:span></text:p>
      <text:p text:style-name="P198"><text:span text:style-name="Source_20_Text"><text:s text:c="2"/>console.log(x);</text:span></text:p>
      <text:p text:style-name="P198"><text:span text:style-name="Source_20_Text">}</text:span></text:p>
      <text:p text:style-name="P198"/>
      <text:p text:style-name="P198"><text:span text:style-name="Source_20_Text">test(null); // null <text:s text:c="2"/>(default NOT used)</text:span></text:p>
      <text:p text:style-name="P199"><text:soft-page-break/></text:p>
      <text:h text:style-name="P200" text:outline-level="1">🎯 <text:span text:style-name="Strong_20_Emphasis">Default Parameter Depends on Another Parameter</text:span></text:h>
      <text:p text:style-name="P197"><text:span text:style-name="Source_20_Text">function createUser(name, age = name.length) {</text:span></text:p>
      <text:p text:style-name="P198"><text:span text:style-name="Source_20_Text"><text:s text:c="2"/>console.log(name, age);</text:span></text:p>
      <text:p text:style-name="P198"><text:span text:style-name="Source_20_Text">}</text:span></text:p>
      <text:p text:style-name="P198"/>
      <text:p text:style-name="P198"><text:span text:style-name="Source_20_Text">createUser("Ram"); <text:s text:c="3"/>// Ram, 3</text:span></text:p>
      <text:p text:style-name="P198"><text:span text:style-name="Source_20_Text">createUser("Sujal", 20); <text:s/>// Sujal, 20</text:span></text:p>
      <text:p text:style-name="P199"/>
      <text:h text:style-name="P200" text:outline-level="1">🎯 <text:span text:style-name="Strong_20_Emphasis">Default Parameter as a Function</text:span></text:h>
      <text:p text:style-name="P197"><text:span text:style-name="Source_20_Text">function getId() {</text:span></text:p>
      <text:p text:style-name="P198"><text:span text:style-name="Source_20_Text"><text:s text:c="2"/>return Math.floor(Math.random() * 1000);</text:span></text:p>
      <text:p text:style-name="P198"><text:span text:style-name="Source_20_Text">}</text:span></text:p>
      <text:p text:style-name="P198"/>
      <text:p text:style-name="P198"><text:span text:style-name="Source_20_Text">function user(id = getId()) {</text:span></text:p>
      <text:p text:style-name="P198"><text:span text:style-name="Source_20_Text"><text:s text:c="2"/>console.log(id);</text:span></text:p>
      <text:p text:style-name="P198"><text:span text:style-name="Source_20_Text">}</text:span></text:p>
      <text:p text:style-name="P198"/>
      <text:p text:style-name="P198"><text:span text:style-name="Source_20_Text">user(); <text:s text:c="2"/>// random id</text:span></text:p>
      <text:p text:style-name="P199"/>
      <text:h text:style-name="P200" text:outline-level="1">🎯 <text:span text:style-name="Strong_20_Emphasis">Using Objects as Default Params</text:span></text:h>
      <text:p text:style-name="P197"><text:span text:style-name="Source_20_Text">function config(options = { theme: "dark", layout: "grid" }) {</text:span></text:p>
      <text:p text:style-name="P198"><text:span text:style-name="Source_20_Text"><text:s text:c="2"/>console.log(options.theme);</text:span></text:p>
      <text:p text:style-name="P198"><text:span text:style-name="Source_20_Text">}</text:span></text:p>
      <text:p text:style-name="P198"/>
      <text:p text:style-name="P198"><text:span text:style-name="Source_20_Text">config(); <text:s/>// "dark"</text:span></text:p>
      <text:p text:style-name="P198"><text:span text:style-name="Source_20_Text">config({ theme: "light" }); <text:s/>// "light"</text:span></text:p>
      <text:p text:style-name="P199"/>
      <text:h text:style-name="P200" text:outline-level="1"><text:soft-page-break/>🧠 <text:span text:style-name="Strong_20_Emphasis">Common Interview Tricky Cases</text:span></text:h>
      <text:h text:style-name="P204" text:outline-level="3">✔️ Case 1: Parameter order matters</text:h>
      <text:p text:style-name="P197"><text:span text:style-name="Source_20_Text">function demo(a = 5, b = a * 2) {</text:span></text:p>
      <text:p text:style-name="P198"><text:span text:style-name="Source_20_Text"><text:s text:c="2"/>console.log(a, b);</text:span></text:p>
      <text:p text:style-name="P198"><text:span text:style-name="Source_20_Text">}</text:span></text:p>
      <text:p text:style-name="P198"/>
      <text:p text:style-name="P198"><text:span text:style-name="Source_20_Text">demo(); <text:s text:c="6"/>// 5, 10</text:span></text:p>
      <text:p text:style-name="P198"><text:span text:style-name="Source_20_Text">demo(3); <text:s text:c="5"/>// 3, 6</text:span></text:p>
      <text:p text:style-name="P198"><text:span text:style-name="Source_20_Text">demo(3, 20); <text:s/>// 3, 20</text:span></text:p>
      <text:h text:style-name="P204" text:outline-level="3">❌ Case 2: Reverse order → ERROR</text:h>
      <text:p text:style-name="P197"><text:span text:style-name="Source_20_Text">function wrong(b = a * 2, a = 5) {</text:span></text:p>
      <text:p text:style-name="P198"><text:span text:style-name="Source_20_Text"><text:s text:c="2"/>console.log(a, b);</text:span></text:p>
      <text:p text:style-name="P198"><text:span text:style-name="Source_20_Text">}</text:span></text:p>
      <text:p text:style-name="P198"/>
      <text:p text:style-name="P198"><text:span text:style-name="Source_20_Text">wrong(); // ReferenceError: Cannot access 'a' before initialization</text:span></text:p>
      <text:p text:style-name="P199"/>
      <text:h text:style-name="P200" text:outline-level="1">✔️ Case 3: Using undefined to trigger default</text:h>
      <text:p text:style-name="P197"><text:span text:style-name="Source_20_Text">function cal(x = 10) { console.log(x); }</text:span></text:p>
      <text:p text:style-name="P198"/>
      <text:p text:style-name="P198"><text:span text:style-name="Source_20_Text">cal(undefined); // 10</text:span></text:p>
      <text:p text:style-name="P198"><text:span text:style-name="Source_20_Text">cal(null); <text:s text:c="5"/>// null</text:span></text:p>
      <text:p text:style-name="P198"><text:span text:style-name="Source_20_Text">cal(0); <text:s text:c="8"/>// 0</text:span></text:p>
      <text:p text:style-name="P199"/>
      <text:h text:style-name="P200" text:outline-level="1">✔️ Case 4: Default param with destructuring</text:h>
      <text:p text:style-name="P197"><text:span text:style-name="Source_20_Text">function person({ name = "Guest", age = 18 } = {}) {</text:span></text:p>
      <text:p text:style-name="P198"><text:span text:style-name="Source_20_Text"><text:s text:c="2"/>console.log(name, age);</text:span></text:p>
      <text:p text:style-name="P198"><text:span text:style-name="Source_20_Text">}</text:span></text:p>
      <text:p text:style-name="P198"/>
      <text:p text:style-name="P198"><text:span text:style-name="Source_20_Text">person(); <text:s text:c="14"/>// Guest 18</text:span></text:p>
      <text:p text:style-name="P198"><text:span text:style-name="Source_20_Text">person({ name: "Raj" }); // Raj 18</text:span></text:p>
      <text:p text:style-name="P199"/>
      <text:p text:style-name="P205"><text:soft-page-break/></text:p>
      <text:p text:style-name="P206"/>
      <text:p text:style-name="Text_20_body"/>
      <text:p text:style-name="Text_20_body"/>
      <text:list xml:id="list231112481785325" text:continue-list="list231113897529030" text:style-name="L1">
        <text:list-item>
          <text:p text:style-name="P1">What are arrow functions? Differences from regular functions?</text:p>
        </text:list-item>
      </text:list>
      <text:p text:style-name="P207"/>
      <text:h text:style-name="P120" text:outline-level="1">✅ <text:span text:style-name="Strong_20_Emphasis">What Are Arrow Functions?</text:span></text:h>
      <text:p text:style-name="P102">Arrow functions are a shorter, cleaner syntax for writing functions in JavaScript.</text:p>
      <text:h text:style-name="P118" text:outline-level="3">🔹 Example (Normal vs Arrow)</text:h>
      <text:p text:style-name="P100"><text:span text:style-name="Source_20_Text">// Regular function</text:span></text:p>
      <text:p text:style-name="P101"><text:span text:style-name="Source_20_Text">function add(a, b) {</text:span></text:p>
      <text:p text:style-name="P101"><text:span text:style-name="Source_20_Text"><text:s text:c="2"/>return a + b;</text:span></text:p>
      <text:p text:style-name="P101"><text:span text:style-name="Source_20_Text">}</text:span></text:p>
      <text:p text:style-name="P101"/>
      <text:p text:style-name="P101"><text:span text:style-name="Source_20_Text">// Arrow function</text:span></text:p>
      <text:p text:style-name="P101"><text:span text:style-name="Source_20_Text">const add = (a, b) =&gt; a + b;</text:span></text:p>
      <text:p text:style-name="P119"/>
      <text:h text:style-name="P120" text:outline-level="1">✅ <text:span text:style-name="Strong_20_Emphasis">Why Arrow Functions Were Introduced</text:span></text:h>
      <text:p text:style-name="P102">They solve 2 major problems:</text:p>
      <text:list text:style-name="L86">
        <text:list-item>
          <text:p text:style-name="P208"><text:span text:style-name="Strong_20_Emphasis">They don’t have their own </text:span><text:span text:style-name="Strong_20_Emphasis"><text:span text:style-name="Source_20_Text">this</text:span></text:span></text:p>
        </text:list-item>
        <text:list-item>
          <text:p text:style-name="P208"><text:span text:style-name="Strong_20_Emphasis">They don’t have their own </text:span><text:span text:style-name="Strong_20_Emphasis"><text:span text:style-name="Source_20_Text">arguments</text:span></text:span></text:p>
        </text:list-item>
        <text:list-item>
          <text:p text:style-name="P208"><text:span text:style-name="Strong_20_Emphasis">They reduce boilerplate code</text:span></text:p>
        </text:list-item>
      </text:list>
      <text:p text:style-name="P119"/>
      <text:h text:style-name="P120" text:outline-level="1">🚀 <text:span text:style-name="Strong_20_Emphasis">Differences Between Arrow Functions and Regular Functions</text:span></text:h>
      <text:p text:style-name="P102">This is extremely important for interviews.</text:p>
      <text:p text:style-name="P119"/>
      <text:h text:style-name="P120" text:outline-level="1"><text:soft-page-break/>🔥 1. <text:span text:style-name="Strong_20_Emphasis">Arrow functions DO NOT have their own </text:span><text:span text:style-name="Strong_20_Emphasis"><text:span text:style-name="Source_20_Text">this</text:span></text:span></text:h>
      <text:p text:style-name="P102">Regular functions bind <text:span text:style-name="Source_20_Text">this</text:span> depending on <text:span text:style-name="Emphasis">how they are called</text:span>.<text:line-break/>Arrow functions take <text:span text:style-name="Source_20_Text">this</text:span> from their <text:span text:style-name="Strong_20_Emphasis">surrounding (lexical) scope</text:span>.</text:p>
      <text:h text:style-name="P118" text:outline-level="3">Example:</text:h>
      <text:p text:style-name="P100"><text:span text:style-name="Source_20_Text">const user = {</text:span></text:p>
      <text:p text:style-name="P101"><text:span text:style-name="Source_20_Text"><text:s text:c="2"/>name: "Sujal",</text:span></text:p>
      <text:p text:style-name="P101"><text:span text:style-name="Source_20_Text"><text:s text:c="2"/>show() {</text:span></text:p>
      <text:p text:style-name="P101"><text:span text:style-name="Source_20_Text"><text:s text:c="4"/>setTimeout(function () {</text:span></text:p>
      <text:p text:style-name="P101"><text:span text:style-name="Source_20_Text"><text:s text:c="6"/>console.log(this.name);</text:span></text:p>
      <text:p text:style-name="P101"><text:span text:style-name="Source_20_Text"><text:s text:c="4"/>}, 1000);</text:span></text:p>
      <text:p text:style-name="P101"><text:span text:style-name="Source_20_Text"><text:s text:c="2"/>}</text:span></text:p>
      <text:p text:style-name="P101"><text:span text:style-name="Source_20_Text">};</text:span></text:p>
      <text:p text:style-name="P101"/>
      <text:p text:style-name="P101"><text:span text:style-name="Source_20_Text">user.show(); <text:s/>// undefined (or error)</text:span></text:p>
      <text:p text:style-name="P102"><text:span text:style-name="Source_20_Text">this</text:span> inside the regular function refers to global/window.</text:p>
      <text:h text:style-name="P118" text:outline-level="3">Using arrow:</text:h>
      <text:p text:style-name="P100"><text:span text:style-name="Source_20_Text">const user = {</text:span></text:p>
      <text:p text:style-name="P101"><text:span text:style-name="Source_20_Text"><text:s text:c="2"/>name: "Sujal",</text:span></text:p>
      <text:p text:style-name="P101"><text:span text:style-name="Source_20_Text"><text:s text:c="2"/>show() {</text:span></text:p>
      <text:p text:style-name="P101"><text:span text:style-name="Source_20_Text"><text:s text:c="4"/>setTimeout(() =&gt; {</text:span></text:p>
      <text:p text:style-name="P101"><text:span text:style-name="Source_20_Text"><text:s text:c="6"/>console.log(this.name);</text:span></text:p>
      <text:p text:style-name="P101"><text:span text:style-name="Source_20_Text"><text:s text:c="4"/>}, 1000);</text:span></text:p>
      <text:p text:style-name="P101"><text:span text:style-name="Source_20_Text"><text:s text:c="2"/>}</text:span></text:p>
      <text:p text:style-name="P101"><text:span text:style-name="Source_20_Text">};</text:span></text:p>
      <text:p text:style-name="P101"/>
      <text:p text:style-name="P101"><text:span text:style-name="Source_20_Text">user.show(); <text:s/>// Sujal</text:span></text:p>
      <text:p text:style-name="P102">Because arrow function lexically inherits <text:span text:style-name="Source_20_Text">this</text:span> from <text:span text:style-name="Source_20_Text">show()</text:span>.</text:p>
      <text:p text:style-name="P102">👉 <text:span text:style-name="Strong_20_Emphasis">This is the #1 reason arrow functions exist.</text:span></text:p>
      <text:p text:style-name="P119"/>
      <text:h text:style-name="P120" text:outline-level="1"><text:soft-page-break/>🔥 2. <text:span text:style-name="Strong_20_Emphasis">Arrow functions do NOT have their own </text:span><text:span text:style-name="Strong_20_Emphasis"><text:span text:style-name="Source_20_Text">arguments</text:span></text:span></text:h>
      <text:p text:style-name="P102">Regular function:</text:p>
      <text:p text:style-name="P100"><text:span text:style-name="Source_20_Text">function test() {</text:span></text:p>
      <text:p text:style-name="P101"><text:span text:style-name="Source_20_Text"><text:s text:c="2"/>console.log(arguments);</text:span></text:p>
      <text:p text:style-name="P101"><text:span text:style-name="Source_20_Text">}</text:span></text:p>
      <text:p text:style-name="P101"><text:span text:style-name="Source_20_Text">test(1, 2, 3); <text:s/>// [1, 2, 3]</text:span></text:p>
      <text:p text:style-name="P102">Arrow function:</text:p>
      <text:p text:style-name="P100"><text:span text:style-name="Source_20_Text">const test = () =&gt; {</text:span></text:p>
      <text:p text:style-name="P101"><text:span text:style-name="Source_20_Text"><text:s text:c="2"/>console.log(arguments); // ❌ Error (arguments not defined)</text:span></text:p>
      <text:p text:style-name="P101"><text:span text:style-name="Source_20_Text">};</text:span></text:p>
      <text:p text:style-name="P102">You must use REST:</text:p>
      <text:p text:style-name="P100"><text:span text:style-name="Source_20_Text">const test = (...args) =&gt; console.log(args);</text:span></text:p>
      <text:p text:style-name="P119"/>
      <text:h text:style-name="P120" text:outline-level="1">🔥 3. <text:span text:style-name="Strong_20_Emphasis">Arrow functions cannot be used as constructors</text:span></text:h>
      <text:p text:style-name="P100"><text:span text:style-name="Source_20_Text">const Person = (name) =&gt; {</text:span></text:p>
      <text:p text:style-name="P101"><text:span text:style-name="Source_20_Text"><text:s text:c="2"/>this.name = name;</text:span></text:p>
      <text:p text:style-name="P101"><text:span text:style-name="Source_20_Text">};</text:span></text:p>
      <text:p text:style-name="P101"/>
      <text:p text:style-name="P101"><text:span text:style-name="Source_20_Text">const p = new Person("Sujal"); // ❌ TypeError</text:span></text:p>
      <text:p text:style-name="P102">Because arrow functions don’t have <text:span text:style-name="Source_20_Text">[[Construct]]</text:span>.</text:p>
      <text:p text:style-name="P119"/>
      <text:h text:style-name="P120" text:outline-level="1">🔥 4. <text:span text:style-name="Strong_20_Emphasis">Arrow functions do NOT have </text:span><text:span text:style-name="Strong_20_Emphasis"><text:span text:style-name="Source_20_Text">prototype</text:span></text:span></text:h>
      <text:p text:style-name="P100"><text:span text:style-name="Source_20_Text">const fn = () =&gt; {};</text:span></text:p>
      <text:p text:style-name="P101"><text:span text:style-name="Source_20_Text">console.log(fn.prototype); // undefined</text:span></text:p>
      <text:p text:style-name="P102">Regular functions:</text:p>
      <text:p text:style-name="P100"><text:span text:style-name="Source_20_Text">function fn() {}</text:span></text:p>
      <text:p text:style-name="P101"><text:soft-page-break/><text:span text:style-name="Source_20_Text">console.log(fn.prototype); // { constructor: fn }</text:span></text:p>
      <text:p text:style-name="P119"/>
      <text:h text:style-name="P120" text:outline-level="1">🔥 5. <text:span text:style-name="Strong_20_Emphasis">Arrow functions cannot be used as methods (if you need </text:span><text:span text:style-name="Strong_20_Emphasis"><text:span text:style-name="Source_20_Text">this</text:span></text:span><text:span text:style-name="Strong_20_Emphasis">)</text:span></text:h>
      <text:p text:style-name="P100"><text:span text:style-name="Source_20_Text">const user = {</text:span></text:p>
      <text:p text:style-name="P101"><text:span text:style-name="Source_20_Text"><text:s text:c="2"/>name: "Sujal",</text:span></text:p>
      <text:p text:style-name="P101"><text:span text:style-name="Source_20_Text"><text:s text:c="2"/>getName: () =&gt; this.name</text:span></text:p>
      <text:p text:style-name="P101"><text:span text:style-name="Source_20_Text">};</text:span></text:p>
      <text:p text:style-name="P101"/>
      <text:p text:style-name="P101"><text:span text:style-name="Source_20_Text">console.log(user.getName()); // undefined</text:span></text:p>
      <text:p text:style-name="P102">Arrow inherits <text:span text:style-name="Source_20_Text">this</text:span> from global → not what you want.</text:p>
      <text:p text:style-name="P119"/>
      <text:h text:style-name="P120" text:outline-level="1">🔥 6. <text:span text:style-name="Strong_20_Emphasis">Arrow functions cannot use </text:span><text:span text:style-name="Strong_20_Emphasis"><text:span text:style-name="Source_20_Text">yield</text:span></text:span><text:span text:style-name="Strong_20_Emphasis"> (cannot be generators)</text:span></text:h>
      <text:p text:style-name="P100"><text:span text:style-name="Source_20_Text">const gen = () =&gt; {</text:span></text:p>
      <text:p text:style-name="P101"><text:span text:style-name="Source_20_Text"><text:s text:c="2"/>yield 5; <text:s/>// ❌ SyntaxError</text:span></text:p>
      <text:p text:style-name="P101"><text:span text:style-name="Source_20_Text">};</text:span></text:p>
      <text:p text:style-name="P119"/>
      <text:h text:style-name="P120" text:outline-level="1">🔥 7. <text:span text:style-name="Strong_20_Emphasis">Arrow functions have implicit returns (shortcut)</text:span></text:h>
      <text:p text:style-name="P100"><text:span text:style-name="Source_20_Text">const add = (a, b) =&gt; a + b;</text:span></text:p>
      <text:p text:style-name="P102">Return happens automatically.</text:p>
      <text:p text:style-name="P102">For objects:</text:p>
      <text:p text:style-name="P100"><text:span text:style-name="Source_20_Text">const obj = () =&gt; ({ a: 10 });</text:span></text:p>
      <text:p text:style-name="P119"/>
      <text:h text:style-name="P120" text:outline-level="1">🔥 8. <text:span text:style-name="Strong_20_Emphasis">Arrow functions can’t have duplicate parameter names</text:span></text:h>
      <text:p text:style-name="P100"><text:span text:style-name="Source_20_Text">function a(x, x) {} // allowed in sloppy mode</text:span></text:p>
      <text:p text:style-name="P101"><text:soft-page-break/><text:span text:style-name="Source_20_Text">const b = (x, x) =&gt; {}; // ❌ SyntaxError</text:span></text:p>
      <text:p text:style-name="P119"/>
      <text:h text:style-name="P120" text:outline-level="1">🔥 9. <text:span text:style-name="Strong_20_Emphasis">Arrow functions are always anonymous</text:span></text:h>
      <text:p text:style-name="P102">You can't write:</text:p>
      <text:p text:style-name="P100"><text:span text:style-name="Source_20_Text">() =&gt; {} <text:s/>// anonymous</text:span></text:p>
      <text:p text:style-name="P102">If you assign it:</text:p>
      <text:p text:style-name="P100"><text:span text:style-name="Source_20_Text">const f = () =&gt; {}; </text:span></text:p>
      <text:p text:style-name="P102">It's still not a named function like:</text:p>
      <text:p text:style-name="P100"><text:span text:style-name="Source_20_Text">function f() {}</text:span></text:p>
      <text:p text:style-name="P119"/>
      <text:h text:style-name="P120" text:outline-level="1">⭐ Summary Table (Interview Quick Sheet)</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Feature</text:p>
            </table:table-cell>
            <table:table-cell table:style-name="Table4.A1" office:value-type="string">
              <text:p text:style-name="Table_20_Heading">Arrow Function</text:p>
            </table:table-cell>
            <table:table-cell table:style-name="Table4.A1" office:value-type="string">
              <text:p text:style-name="Table_20_Heading">Regular Function</text:p>
            </table:table-cell>
          </table:table-row>
        </table:table-header-rows>
        <table:table-row>
          <table:table-cell table:style-name="Table4.A1" office:value-type="string">
            <text:p text:style-name="Table_20_Contents">Own <text:span text:style-name="Source_20_Text">this</text:span></text:p>
          </table:table-cell>
          <table:table-cell table:style-name="Table4.A1" office:value-type="string">
            <text:p text:style-name="Table_20_Contents">❌ No (lexical)</text:p>
          </table:table-cell>
          <table:table-cell table:style-name="Table4.A1" office:value-type="string">
            <text:p text:style-name="Table_20_Contents">✅ Yes</text:p>
          </table:table-cell>
        </table:table-row>
        <table:table-row>
          <table:table-cell table:style-name="Table4.A1" office:value-type="string">
            <text:p text:style-name="Table_20_Contents">Own <text:span text:style-name="Source_20_Text">arguments</text:span></text:p>
          </table:table-cell>
          <table:table-cell table:style-name="Table4.A1" office:value-type="string">
            <text:p text:style-name="Table_20_Contents">❌ No</text:p>
          </table:table-cell>
          <table:table-cell table:style-name="Table4.A1" office:value-type="string">
            <text:p text:style-name="Table_20_Contents">✅ Yes</text:p>
          </table:table-cell>
        </table:table-row>
        <table:table-row>
          <table:table-cell table:style-name="Table4.A1" office:value-type="string">
            <text:p text:style-name="Table_20_Contents">Can be a constructor</text:p>
          </table:table-cell>
          <table:table-cell table:style-name="Table4.A1" office:value-type="string">
            <text:p text:style-name="Table_20_Contents">❌ No</text:p>
          </table:table-cell>
          <table:table-cell table:style-name="Table4.A1" office:value-type="string">
            <text:p text:style-name="Table_20_Contents">✅ Yes</text:p>
          </table:table-cell>
        </table:table-row>
        <table:table-row>
          <table:table-cell table:style-name="Table4.A1" office:value-type="string">
            <text:p text:style-name="Table_20_Contents">Has prototype</text:p>
          </table:table-cell>
          <table:table-cell table:style-name="Table4.A1" office:value-type="string">
            <text:p text:style-name="Table_20_Contents">❌ No</text:p>
          </table:table-cell>
          <table:table-cell table:style-name="Table4.A1" office:value-type="string">
            <text:p text:style-name="Table_20_Contents">✅ Yes</text:p>
          </table:table-cell>
        </table:table-row>
        <table:table-row>
          <table:table-cell table:style-name="Table4.A1" office:value-type="string">
            <text:p text:style-name="Table_20_Contents">Can be generator</text:p>
          </table:table-cell>
          <table:table-cell table:style-name="Table4.A1" office:value-type="string">
            <text:p text:style-name="Table_20_Contents">❌ No</text:p>
          </table:table-cell>
          <table:table-cell table:style-name="Table4.A1" office:value-type="string">
            <text:p text:style-name="Table_20_Contents">✅ Yes</text:p>
          </table:table-cell>
        </table:table-row>
        <table:table-row>
          <table:table-cell table:style-name="Table4.A1" office:value-type="string">
            <text:p text:style-name="Table_20_Contents">Implicit return</text:p>
          </table:table-cell>
          <table:table-cell table:style-name="Table4.A1" office:value-type="string">
            <text:p text:style-name="Table_20_Contents">✅ Yes</text:p>
          </table:table-cell>
          <table:table-cell table:style-name="Table4.A1" office:value-type="string">
            <text:p text:style-name="Table_20_Contents">❌ No</text:p>
          </table:table-cell>
        </table:table-row>
        <table:table-row>
          <table:table-cell table:style-name="Table4.A1" office:value-type="string">
            <text:p text:style-name="Table_20_Contents">Method in object</text:p>
          </table:table-cell>
          <table:table-cell table:style-name="Table4.A1" office:value-type="string">
            <text:p text:style-name="Table_20_Contents">❌ Avoid</text:p>
          </table:table-cell>
          <table:table-cell table:style-name="Table4.A1" office:value-type="string">
            <text:p text:style-name="Table_20_Contents">✅ Yes</text:p>
          </table:table-cell>
        </table:table-row>
        <table:table-row>
          <table:table-cell table:style-name="Table4.A1" office:value-type="string">
            <text:p text:style-name="Table_20_Contents">Short syntax</text:p>
          </table:table-cell>
          <table:table-cell table:style-name="Table4.A1" office:value-type="string">
            <text:p text:style-name="Table_20_Contents">✅</text:p>
          </table:table-cell>
          <table:table-cell table:style-name="Table4.A1" office:value-type="string">
            <text:p text:style-name="Table_20_Contents">❌</text:p>
          </table:table-cell>
        </table:table-row>
      </table:table>
      <text:p text:style-name="P85"/>
      <text:list xml:id="list231112475664507" text:continue-list="list231112481785325" text:style-name="L1">
        <text:list-item>
          <text:p text:style-name="P1">Explain destructuring (array &amp; object).</text:p>
        </text:list-item>
      </text:list>
      <text:p text:style-name="P209"/>
      <text:h text:style-name="P210" text:outline-level="1">🔥 <text:span text:style-name="Strong_20_Emphasis">What Is Destructuring?</text:span></text:h>
      <text:p text:style-name="P211">Destructuring is a JavaScript syntax that lets you <text:span text:style-name="Strong_20_Emphasis">unpack values from arrays</text:span> and <text:span text:style-name="Strong_20_Emphasis">extract properties from objects</text:span> into variables — using a pattern-matching syntax.</text:p>
      <text:p text:style-name="P211">It allows you to do:</text:p>
      <text:list text:style-name="L87">
        <text:list-item>
          <text:p text:style-name="P212">Cleaner code</text:p>
        </text:list-item>
        <text:list-item>
          <text:p text:style-name="P212">Avoid repetitive property accesses</text:p>
        </text:list-item>
        <text:list-item>
          <text:p text:style-name="P212">Rename properties</text:p>
        </text:list-item>
        <text:list-item>
          <text:p text:style-name="P212">Provide defaults</text:p>
        </text:list-item>
        <text:list-item>
          <text:p text:style-name="P212"><text:soft-page-break/>Skip items</text:p>
        </text:list-item>
        <text:list-item>
          <text:p text:style-name="P212">Deep extraction</text:p>
        </text:list-item>
      </text:list>
      <text:p text:style-name="P211">It’s basically “structured variable assignment.”</text:p>
      <text:p text:style-name="P213"/>
      <text:h text:style-name="P210" text:outline-level="1">💠 <text:span text:style-name="Strong_20_Emphasis">1. ARRAY DESTRUCTURING</text:span></text:h>
      <text:h text:style-name="P214" text:outline-level="3">✔ Basic Example</text:h>
      <text:p text:style-name="P215"><text:span text:style-name="Source_20_Text">const arr = [10, 20, 30];</text:span></text:p>
      <text:p text:style-name="P216"><text:span text:style-name="Source_20_Text">const [a, b, c] = arr;</text:span></text:p>
      <text:p text:style-name="P216"/>
      <text:p text:style-name="P216"><text:span text:style-name="Source_20_Text">console.log(a, b, c); // 10 20 30</text:span></text:p>
      <text:p text:style-name="P213"/>
      <text:h text:style-name="P217" text:outline-level="2">✔ Skip Elements</text:h>
      <text:p text:style-name="P215"><text:span text:style-name="Source_20_Text">const [first, , third] = [1, 2, 3];</text:span></text:p>
      <text:p text:style-name="P216"><text:span text:style-name="Source_20_Text">console.log(first, third); // 1 3</text:span></text:p>
      <text:p text:style-name="P213"/>
      <text:h text:style-name="P217" text:outline-level="2">✔ Default Values</text:h>
      <text:p text:style-name="P211">Used when value is <text:span text:style-name="Source_20_Text">undefined</text:span>.</text:p>
      <text:p text:style-name="P215"><text:span text:style-name="Source_20_Text">const [x = 5, y = 10] = [1];</text:span></text:p>
      <text:p text:style-name="P216"><text:span text:style-name="Source_20_Text">console.log(x, y); // 1, 10</text:span></text:p>
      <text:p text:style-name="P213"/>
      <text:h text:style-name="P217" text:outline-level="2">✔ Using Rest Operator</text:h>
      <text:p text:style-name="P215"><text:span text:style-name="Source_20_Text">const [first, ...rest] = [1, 2, 3, 4];</text:span></text:p>
      <text:p text:style-name="P216"/>
      <text:p text:style-name="P216"><text:span text:style-name="Source_20_Text">console.log(first); // 1</text:span></text:p>
      <text:p text:style-name="P216"><text:span text:style-name="Source_20_Text">console.log(rest); <text:s/>// [2, 3, 4]</text:span></text:p>
      <text:p text:style-name="P213"/>
      <text:h text:style-name="P217" text:outline-level="2">✔ Works With Function Returns</text:h>
      <text:p text:style-name="P215"><text:span text:style-name="Source_20_Text">function getCoordinates() {</text:span></text:p>
      <text:p text:style-name="P216"><text:span text:style-name="Source_20_Text"><text:s text:c="2"/>return [10, 20];</text:span></text:p>
      <text:p text:style-name="P216"><text:span text:style-name="Source_20_Text">}</text:span></text:p>
      <text:p text:style-name="P216"/>
      <text:p text:style-name="P216"><text:soft-page-break/><text:span text:style-name="Source_20_Text">const [x, y] = getCoordinates();</text:span></text:p>
      <text:p text:style-name="P213"/>
      <text:h text:style-name="P210" text:outline-level="1">💠 <text:span text:style-name="Strong_20_Emphasis">2. OBJECT DESTRUCTURING</text:span></text:h>
      <text:h text:style-name="P214" text:outline-level="3">✔ Basic Example</text:h>
      <text:p text:style-name="P215"><text:span text:style-name="Source_20_Text">const user = {</text:span></text:p>
      <text:p text:style-name="P216"><text:span text:style-name="Source_20_Text"><text:s text:c="2"/>name: "Sujal",</text:span></text:p>
      <text:p text:style-name="P216"><text:span text:style-name="Source_20_Text"><text:s text:c="2"/>age: 21</text:span></text:p>
      <text:p text:style-name="P216"><text:span text:style-name="Source_20_Text">};</text:span></text:p>
      <text:p text:style-name="P216"/>
      <text:p text:style-name="P216"><text:span text:style-name="Source_20_Text">const { name, age } = user;</text:span></text:p>
      <text:p text:style-name="P216"><text:span text:style-name="Source_20_Text">console.log(name, age);</text:span></text:p>
      <text:p text:style-name="P213"/>
      <text:h text:style-name="P217" text:outline-level="2">✔ Rename Variables</text:h>
      <text:p text:style-name="P215"><text:span text:style-name="Source_20_Text">const { name: userName, age: userAge } = user;</text:span></text:p>
      <text:p text:style-name="P216"><text:span text:style-name="Source_20_Text">console.log(userName, userAge);</text:span></text:p>
      <text:p text:style-name="P213"/>
      <text:h text:style-name="P217" text:outline-level="2">✔ Default Values</text:h>
      <text:p text:style-name="P211">Used when property is <text:span text:style-name="Source_20_Text">undefined</text:span>.</text:p>
      <text:p text:style-name="P215"><text:span text:style-name="Source_20_Text">const { city = "Unknown" } = user;</text:span></text:p>
      <text:p text:style-name="P216"><text:span text:style-name="Source_20_Text">console.log(city); // "Unknown"</text:span></text:p>
      <text:p text:style-name="P213"/>
      <text:h text:style-name="P217" text:outline-level="2">✔ Extract Nested Properties</text:h>
      <text:p text:style-name="P215"><text:span text:style-name="Source_20_Text">const employee = {</text:span></text:p>
      <text:p text:style-name="P216"><text:span text:style-name="Source_20_Text"><text:s text:c="2"/>name: "Sujal",</text:span></text:p>
      <text:p text:style-name="P216"><text:span text:style-name="Source_20_Text"><text:s text:c="2"/>address: {</text:span></text:p>
      <text:p text:style-name="P216"><text:span text:style-name="Source_20_Text"><text:s text:c="4"/>city: "Pune",</text:span></text:p>
      <text:p text:style-name="P216"><text:span text:style-name="Source_20_Text"><text:s text:c="4"/>pincode: 12345</text:span></text:p>
      <text:p text:style-name="P216"><text:span text:style-name="Source_20_Text"><text:s text:c="2"/>}</text:span></text:p>
      <text:p text:style-name="P216"><text:span text:style-name="Source_20_Text">};</text:span></text:p>
      <text:p text:style-name="P216"/>
      <text:p text:style-name="P216"><text:span text:style-name="Source_20_Text">const {</text:span></text:p>
      <text:p text:style-name="P216"><text:span text:style-name="Source_20_Text"><text:s text:c="2"/>address: { city, pincode }</text:span></text:p>
      <text:p text:style-name="P216"><text:soft-page-break/><text:span text:style-name="Source_20_Text">} = employee;</text:span></text:p>
      <text:p text:style-name="P216"/>
      <text:p text:style-name="P216"><text:span text:style-name="Source_20_Text">console.log(city, pincode);</text:span></text:p>
      <text:p text:style-name="P213"/>
      <text:h text:style-name="P217" text:outline-level="2">✔ Destructure + Rename + Default (Power Combo)</text:h>
      <text:p text:style-name="P215"><text:span text:style-name="Source_20_Text">const {</text:span></text:p>
      <text:p text:style-name="P216"><text:span text:style-name="Source_20_Text"><text:s text:c="2"/>address: { city: c = "Unknown" }</text:span></text:p>
      <text:p text:style-name="P216"><text:span text:style-name="Source_20_Text">} = employee;</text:span></text:p>
      <text:p text:style-name="P213"/>
      <text:h text:style-name="P217" text:outline-level="2">✔ Using Rest (<text:span text:style-name="Source_20_Text">...rest</text:span>)</text:h>
      <text:p text:style-name="P215"><text:span text:style-name="Source_20_Text">const { a, b, ...rest } = { a: 1, b: 2, c: 3, d: 4 };</text:span></text:p>
      <text:p text:style-name="P216"><text:span text:style-name="Source_20_Text">console.log(rest); // { c: 3, d: 4 }</text:span></text:p>
      <text:p text:style-name="P213"/>
      <text:h text:style-name="P210" text:outline-level="1">💠 <text:span text:style-name="Strong_20_Emphasis">3. FUNCTION PARAMETER DESTRUCTURING</text:span> (VERY IMPORTANT)</text:h>
      <text:h text:style-name="P214" text:outline-level="3">✔ Object Param</text:h>
      <text:p text:style-name="P215"><text:span text:style-name="Source_20_Text">function createUser({ name, age }) {</text:span></text:p>
      <text:p text:style-name="P216"><text:span text:style-name="Source_20_Text"><text:s text:c="2"/>console.log(name, age);</text:span></text:p>
      <text:p text:style-name="P216"><text:span text:style-name="Source_20_Text">}</text:span></text:p>
      <text:p text:style-name="P216"/>
      <text:p text:style-name="P216"><text:span text:style-name="Source_20_Text">createUser({ name: "Sujal", age: 21 });</text:span></text:p>
      <text:p text:style-name="P213"/>
      <text:h text:style-name="P214" text:outline-level="3">✔ Default object + default properties</text:h>
      <text:p text:style-name="P211">This is interviewer favorite:</text:p>
      <text:p text:style-name="P215"><text:span text:style-name="Source_20_Text">function login({ username = "guest", password = "123" } = {}) {</text:span></text:p>
      <text:p text:style-name="P216"><text:span text:style-name="Source_20_Text"><text:s text:c="2"/>console.log(username, password);</text:span></text:p>
      <text:p text:style-name="P216"><text:span text:style-name="Source_20_Text">}</text:span></text:p>
      <text:p text:style-name="P216"/>
      <text:p text:style-name="P216"><text:span text:style-name="Source_20_Text">login(); // guest 123</text:span></text:p>
      <text:p text:style-name="P213"/>
      <text:h text:style-name="P214" text:outline-level="3"><text:soft-page-break/>✔ Array Param</text:h>
      <text:p text:style-name="P215"><text:span text:style-name="Source_20_Text">function sum([a, b]) {</text:span></text:p>
      <text:p text:style-name="P216"><text:span text:style-name="Source_20_Text"><text:s text:c="2"/>return a + b;</text:span></text:p>
      <text:p text:style-name="P216"><text:span text:style-name="Source_20_Text">}</text:span></text:p>
      <text:p text:style-name="P216"/>
      <text:p text:style-name="P216"><text:span text:style-name="Source_20_Text">console.log(sum([5, 3]));</text:span></text:p>
      <text:p text:style-name="P213"/>
      <text:h text:style-name="P210" text:outline-level="1">💠 <text:span text:style-name="Strong_20_Emphasis">4. Deep Destructuring</text:span></text:h>
      <text:p text:style-name="P215"><text:span text:style-name="Source_20_Text">const obj = {</text:span></text:p>
      <text:p text:style-name="P216"><text:span text:style-name="Source_20_Text"><text:s text:c="2"/>a: {</text:span></text:p>
      <text:p text:style-name="P216"><text:span text:style-name="Source_20_Text"><text:s text:c="4"/>b: {</text:span></text:p>
      <text:p text:style-name="P216"><text:span text:style-name="Source_20_Text"><text:s text:c="6"/>c: 10</text:span></text:p>
      <text:p text:style-name="P216"><text:span text:style-name="Source_20_Text"><text:s text:c="4"/>}</text:span></text:p>
      <text:p text:style-name="P216"><text:span text:style-name="Source_20_Text"><text:s text:c="2"/>}</text:span></text:p>
      <text:p text:style-name="P216"><text:span text:style-name="Source_20_Text">};</text:span></text:p>
      <text:p text:style-name="P216"/>
      <text:p text:style-name="P216"><text:span text:style-name="Source_20_Text">const { a: { b: { c } } } = obj;</text:span></text:p>
      <text:p text:style-name="P216"><text:span text:style-name="Source_20_Text">console.log(c); // 10</text:span></text:p>
      <text:p text:style-name="P213"/>
      <text:h text:style-name="P210" text:outline-level="1">💠 <text:span text:style-name="Strong_20_Emphasis">5. Mixed Destructuring</text:span></text:h>
      <text:p text:style-name="P215"><text:span text:style-name="Source_20_Text">const data = {</text:span></text:p>
      <text:p text:style-name="P216"><text:span text:style-name="Source_20_Text"><text:s text:c="2"/>items: [</text:span></text:p>
      <text:p text:style-name="P216"><text:span text:style-name="Source_20_Text"><text:s text:c="4"/>{ id: 1, value: "A" },</text:span></text:p>
      <text:p text:style-name="P216"><text:span text:style-name="Source_20_Text"><text:s text:c="4"/>{ id: 2, value: "B" }</text:span></text:p>
      <text:p text:style-name="P216"><text:span text:style-name="Source_20_Text"><text:s text:c="2"/>]</text:span></text:p>
      <text:p text:style-name="P216"><text:span text:style-name="Source_20_Text">};</text:span></text:p>
      <text:p text:style-name="P216"/>
      <text:p text:style-name="P216"><text:span text:style-name="Source_20_Text">const {</text:span></text:p>
      <text:p text:style-name="P216"><text:span text:style-name="Source_20_Text"><text:s text:c="2"/>items: [</text:span></text:p>
      <text:p text:style-name="P216"><text:span text:style-name="Source_20_Text"><text:s text:c="4"/>{ value: first },</text:span></text:p>
      <text:p text:style-name="P216"><text:span text:style-name="Source_20_Text"><text:s text:c="4"/>{ value: second }</text:span></text:p>
      <text:p text:style-name="P216"><text:span text:style-name="Source_20_Text"><text:s text:c="2"/>]</text:span></text:p>
      <text:p text:style-name="P216"><text:soft-page-break/><text:span text:style-name="Source_20_Text">} = data;</text:span></text:p>
      <text:p text:style-name="P216"/>
      <text:p text:style-name="P216"><text:span text:style-name="Source_20_Text">console.log(first, second); // A B</text:span></text:p>
      <text:p text:style-name="P213"/>
      <text:h text:style-name="P210" text:outline-level="1">💠 <text:span text:style-name="Strong_20_Emphasis">6. Destructuring with Computed Property Keys</text:span></text:h>
      <text:p text:style-name="P215"><text:span text:style-name="Source_20_Text">const key = "age";</text:span></text:p>
      <text:p text:style-name="P216"><text:span text:style-name="Source_20_Text">const user = { name: "Sujal", age: 21 };</text:span></text:p>
      <text:p text:style-name="P216"><text:span text:style-name="Source_20_Text">const { [key]: userAge } = user;</text:span></text:p>
      <text:p text:style-name="P216"><text:span text:style-name="Source_20_Text">console.log(userAge); // 21</text:span></text:p>
      <text:p text:style-name="P213"/>
      <text:h text:style-name="P210" text:outline-level="1">💠 <text:span text:style-name="Strong_20_Emphasis">7. Common Pitfall: Destructuring Undefined</text:span></text:h>
      <text:p text:style-name="P215"><text:span text:style-name="Source_20_Text">const person = null;</text:span></text:p>
      <text:p text:style-name="P216"/>
      <text:p text:style-name="P216"><text:span text:style-name="Source_20_Text">// ❌ TypeError: Cannot destructure property...</text:span></text:p>
      <text:p text:style-name="P216"><text:span text:style-name="Source_20_Text">const { name } = person;</text:span></text:p>
      <text:p text:style-name="P211">Always use defaults:</text:p>
      <text:p text:style-name="P215"><text:span text:style-name="Source_20_Text">const { name } = person || {};</text:span></text:p>
      <text:p text:style-name="P213"/>
      <text:h text:style-name="P210" text:outline-level="1">🎯 Summary Cheat Sheet</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Feature</text:p>
            </table:table-cell>
            <table:table-cell table:style-name="Table5.A1" office:value-type="string">
              <text:p text:style-name="Table_20_Heading">Array</text:p>
            </table:table-cell>
            <table:table-cell table:style-name="Table5.A1" office:value-type="string">
              <text:p text:style-name="Table_20_Heading">Object</text:p>
            </table:table-cell>
          </table:table-row>
        </table:table-header-rows>
        <table:table-row>
          <table:table-cell table:style-name="Table5.A1" office:value-type="string">
            <text:p text:style-name="Table_20_Contents">Skip values</text:p>
          </table:table-cell>
          <table:table-cell table:style-name="Table5.A1" office:value-type="string">
            <text:p text:style-name="Table_20_Contents">✅</text:p>
          </table:table-cell>
          <table:table-cell table:style-name="Table5.A1" office:value-type="string">
            <text:p text:style-name="Table_20_Contents">❌</text:p>
          </table:table-cell>
        </table:table-row>
        <table:table-row>
          <table:table-cell table:style-name="Table5.A1" office:value-type="string">
            <text:p text:style-name="Table_20_Contents">Default values</text:p>
          </table:table-cell>
          <table:table-cell table:style-name="Table5.A1" office:value-type="string">
            <text:p text:style-name="Table_20_Contents">✅</text:p>
          </table:table-cell>
          <table:table-cell table:style-name="Table5.A1" office:value-type="string">
            <text:p text:style-name="Table_20_Contents">✅</text:p>
          </table:table-cell>
        </table:table-row>
        <table:table-row>
          <table:table-cell table:style-name="Table5.A1" office:value-type="string">
            <text:p text:style-name="Table_20_Contents">Rest (<text:span text:style-name="Source_20_Text">...</text:span>)</text:p>
          </table:table-cell>
          <table:table-cell table:style-name="Table5.A1" office:value-type="string">
            <text:p text:style-name="Table_20_Contents">✅</text:p>
          </table:table-cell>
          <table:table-cell table:style-name="Table5.A1" office:value-type="string">
            <text:p text:style-name="Table_20_Contents">✅</text:p>
          </table:table-cell>
        </table:table-row>
        <table:table-row>
          <table:table-cell table:style-name="Table5.A1" office:value-type="string">
            <text:p text:style-name="Table_20_Contents">Rename</text:p>
          </table:table-cell>
          <table:table-cell table:style-name="Table5.A1" office:value-type="string">
            <text:p text:style-name="Table_20_Contents">❌</text:p>
          </table:table-cell>
          <table:table-cell table:style-name="Table5.A1" office:value-type="string">
            <text:p text:style-name="Table_20_Contents">✅</text:p>
          </table:table-cell>
        </table:table-row>
        <table:table-row>
          <table:table-cell table:style-name="Table5.A1" office:value-type="string">
            <text:p text:style-name="Table_20_Contents">Nested destructuring</text:p>
          </table:table-cell>
          <table:table-cell table:style-name="Table5.A1" office:value-type="string">
            <text:p text:style-name="Table_20_Contents">✅</text:p>
          </table:table-cell>
          <table:table-cell table:style-name="Table5.A1" office:value-type="string">
            <text:p text:style-name="Table_20_Contents">✅</text:p>
          </table:table-cell>
        </table:table-row>
        <table:table-row>
          <table:table-cell table:style-name="Table5.A1" office:value-type="string">
            <text:p text:style-name="Table_20_Contents">Parameter destructuring</text:p>
          </table:table-cell>
          <table:table-cell table:style-name="Table5.A1" office:value-type="string">
            <text:p text:style-name="Table_20_Contents">✅</text:p>
          </table:table-cell>
          <table:table-cell table:style-name="Table5.A1" office:value-type="string">
            <text:p text:style-name="Table_20_Contents">✅</text:p>
          </table:table-cell>
        </table:table-row>
      </table:table>
      <text:p text:style-name="P213"/>
      <text:p text:style-name="P218"/>
      <text:list xml:id="list231112492393327" text:continue-list="list231112475664507" text:style-name="L1">
        <text:list-item>
          <text:p text:style-name="P1">What is the spread operator (<text:span text:style-name="Source_20_Text">...</text:span>) and rest parameters?</text:p>
        </text:list-item>
      </text:list>
      <text:h text:style-name="P219" text:outline-level="2"><text:soft-page-break/>✅ What is the Spread Operator &amp; Rest Parameters (Same Syntax, Different Purpose)</text:h>
      <text:list text:style-name="L88">
        <text:list-item>
          <text:p text:style-name="P220">The <text:span text:style-name="Source_20_Text">...</text:span> syntax in JS can serve <text:span text:style-name="Strong_20_Emphasis">two related but opposite roles</text:span> depending on context: <text:span text:style-name="Strong_20_Emphasis">spread</text:span> (expand) or <text:span text:style-name="Strong_20_Emphasis">rest</text:span> (collect). <text:a xlink:type="simple" xlink:href="https://developer.mozilla.org/docs/Web/JavaScript/Reference/Operators/Spread_syntax?utm_source=chatgpt.com" office:target-frame-name="_blank" xlink:show="new" text:style-name="Internet_20_link" text:visited-style-name="Visited_20_Internet_20_Link">MDN Web Docs+2MDN Web Docs+2</text:a></text:p>
        </text:list-item>
        <text:list-item>
          <text:p text:style-name="P220">The <text:span text:style-name="Strong_20_Emphasis">spread operator</text:span> expands an iterable (like an array, string, or other iterable) or object’s properties into individual elements / arguments / properties. <text:a xlink:type="simple" xlink:href="https://developer.mozilla.org/docs/Web/JavaScript/Reference/Operators/Spread_syntax?utm_source=chatgpt.com" office:target-frame-name="_blank" xlink:show="new" text:style-name="Internet_20_link" text:visited-style-name="Visited_20_Internet_20_Link">MDN Web Docs+1</text:a></text:p>
        </text:list-item>
        <text:list-item>
          <text:p text:style-name="P220">The <text:span text:style-name="Strong_20_Emphasis">rest parameter / rest syntax</text:span> collects multiple individual values (function arguments or remaining items/properties) into a single array (or object, for object-rest) — effectively the inverse of spread. <text:a xlink:type="simple" xlink:href="https://developer.mozilla.org/en-US/docs/Web/JavaScript/Reference/Functions/rest_parameters?utm_source=chatgpt.com" office:target-frame-name="_blank" xlink:show="new" text:style-name="Internet_20_link" text:visited-style-name="Visited_20_Internet_20_Link">MDN Web Docs+1</text:a></text:p>
        </text:list-item>
      </text:list>
      <text:p text:style-name="P221">In short:</text:p>
      <text:list text:style-name="L89">
        <text:list-item>
          <text:p text:style-name="P222"><text:span text:style-name="Strong_20_Emphasis">Spread</text:span> = “spread out / expand / unpack”</text:p>
        </text:list-item>
        <text:list-item>
          <text:p text:style-name="P222"><text:span text:style-name="Strong_20_Emphasis">Rest</text:span> = “collect / gather the rest / pack into one”</text:p>
        </text:list-item>
      </text:list>
      <text:p text:style-name="P223"/>
      <text:h text:style-name="P224" text:outline-level="2">🔧 Spread Operator — What You Can Do &amp; How</text:h>
      <text:h text:style-name="P225" text:outline-level="3">✔ Typical usages</text:h>
      <text:list text:style-name="L90">
        <text:list-item>
          <text:p text:style-name="P226"><text:span text:style-name="Strong_20_Emphasis">Function calls</text:span> — expand an array into argument list</text:p>
          <text:p text:style-name="P227"><text:span text:style-name="Source_20_Text">function sum(a, b, c) { return a + b + c; }</text:span></text:p>
          <text:p text:style-name="P228"><text:span text:style-name="Source_20_Text">const nums = [1, 2, 3];</text:span></text:p>
          <text:p text:style-name="P228"><text:span text:style-name="Source_20_Text">sum(...nums); <text:s/>// same as sum(1, 2, 3)</text:span></text:p>
          <text:p text:style-name="P228"><text:span text:style-name="Source_20_Text">``` :contentReference[oaicite:3]{index=3} <text:s/></text:span></text:p>
          <text:p text:style-name="P228"/>
        </text:list-item>
        <text:list-item>
          <text:p text:style-name="P226"><text:span text:style-name="Strong_20_Emphasis">Array literals</text:span> — merge or clone arrays, or insert elements</text:p>
          <text:p text:style-name="P227"><text:span text:style-name="Source_20_Text">const a = [1, 2];</text:span></text:p>
          <text:p text:style-name="P228"><text:span text:style-name="Source_20_Text">const b = [...a, 3, 4]; <text:s text:c="8"/>// [1, 2, 3, 4]</text:span></text:p>
          <text:p text:style-name="P228"><text:span text:style-name="Source_20_Text">const clone = [...a]; <text:s text:c="10"/>// shallow copy</text:span></text:p>
          <text:p text:style-name="P228"><text:span text:style-name="Source_20_Text">``` :contentReference[oaicite:4]{index=4}</text:span></text:p>
          <text:p text:style-name="P228"/>
        </text:list-item>
        <text:list-item>
          <text:p text:style-name="P226"><text:span text:style-name="Strong_20_Emphasis">Object literals (shallow)</text:span> — combine or clone objects (own enumerable properties)</text:p>
          <text:p text:style-name="P227"><text:span text:style-name="Source_20_Text">const obj1 = { x: 1, y: 2 };</text:span></text:p>
          <text:p text:style-name="P228"><text:span text:style-name="Source_20_Text">const obj2 = { y: 3, z: 4 };</text:span></text:p>
          <text:p text:style-name="P228"><text:span text:style-name="Source_20_Text">const merged = { ...obj1, ...obj2 }; // { x: 1, y: 3, z: 4 }</text:span></text:p>
          <text:p text:style-name="P228"><text:span text:style-name="Source_20_Text">``` :contentReference[oaicite:5]{index=5}</text:span></text:p>
        </text:list-item>
      </text:list>
      <text:h text:style-name="P225" text:outline-level="3"><text:soft-page-break/>✔ Key characteristics &amp; caveats</text:h>
      <text:list text:style-name="L91">
        <text:list-item>
          <text:p text:style-name="P229">Spread works only on <text:span text:style-name="Strong_20_Emphasis">iterables</text:span> (for array-spread / function-arg spread); trying to spread a non-iterable throws a TypeError. <text:a xlink:type="simple" xlink:href="https://developer.mozilla.org/docs/Web/JavaScript/Reference/Operators/Spread_syntax?utm_source=chatgpt.com" office:target-frame-name="_blank" xlink:show="new" text:style-name="Internet_20_link" text:visited-style-name="Visited_20_Internet_20_Link">MDN Web Docs+1</text:a></text:p>
        </text:list-item>
        <text:list-item>
          <text:p text:style-name="P229">Spread in object literal copies <text:span text:style-name="Strong_20_Emphasis">enumerable own properties</text:span> (shallow copy), not inheritance chain, getters, etc. <text:a xlink:type="simple" xlink:href="https://developer.mozilla.org/docs/Web/JavaScript/Reference/Operators/Spread_syntax?utm_source=chatgpt.com" office:target-frame-name="_blank" xlink:show="new" text:style-name="Internet_20_link" text:visited-style-name="Visited_20_Internet_20_Link">MDN Web Docs+1</text:a></text:p>
        </text:list-item>
        <text:list-item>
          <text:p text:style-name="P229">Spread does <text:span text:style-name="Strong_20_Emphasis">not mutate</text:span> the original array/object — it creates a new one. Useful for immutable patterns / avoiding side-effects. <text:a xlink:type="simple" xlink:href="https://codingwithspike.wordpress.com/2016/06/11/javascript-rest-spread-operators/?utm_source=chatgpt.com" office:target-frame-name="_blank" xlink:show="new" text:style-name="Internet_20_link" text:visited-style-name="Visited_20_Internet_20_Link">Coding With Spike!+1</text:a></text:p>
        </text:list-item>
      </text:list>
      <text:p text:style-name="P223"/>
      <text:h text:style-name="P224" text:outline-level="2">📦 Rest Parameters / Rest Syntax — What It Does</text:h>
      <text:h text:style-name="P225" text:outline-level="3">✔ As Function Parameter (Rest Parameter)</text:h>
      <text:p text:style-name="P221">Allows a function to accept an arbitrary number of arguments, packing them into a real array.</text:p>
      <text:p text:style-name="P230"><text:span text:style-name="Source_20_Text">function logAll(...args) {</text:span></text:p>
      <text:p text:style-name="P231"><text:span text:style-name="Source_20_Text"><text:s text:c="2"/>console.log(args);</text:span></text:p>
      <text:p text:style-name="P231"><text:span text:style-name="Source_20_Text">}</text:span></text:p>
      <text:p text:style-name="P231"/>
      <text:p text:style-name="P231"><text:span text:style-name="Source_20_Text">logAll(1, 2, 3, 4); <text:s/>// logs [1, 2, 3, 4]</text:span></text:p>
      <text:p text:style-name="P231"><text:span text:style-name="Source_20_Text">``` :contentReference[oaicite:9]{index=9}</text:span></text:p>
      <text:p text:style-name="P231"/>
      <text:p text:style-name="P231"><text:span text:style-name="Source_20_Text">**Rules for rest parameter:**</text:span></text:p>
      <text:p text:style-name="P231"><text:span text:style-name="Source_20_Text">- There can be **only one rest param** in the formal parameter list. :contentReference[oaicite:10]{index=10} <text:s/></text:span></text:p>
      <text:p text:style-name="P231"><text:span text:style-name="Source_20_Text">- It **must be last** — no parameters can come after it. :contentReference[oaicite:11]{index=11} <text:s/></text:span></text:p>
      <text:p text:style-name="P231"><text:span text:style-name="Source_20_Text">- You cannot assign default value to a rest parameter. :contentReference[oaicite:12]{index=12} <text:s/></text:span></text:p>
      <text:p text:style-name="P231"/>
      <text:p text:style-name="P231"><text:span text:style-name="Source_20_Text">### ✔ In Destructuring (Arrays or Objects)</text:span></text:p>
      <text:p text:style-name="P231"/>
      <text:p text:style-name="P231"><text:span text:style-name="Source_20_Text">You can use rest syntax to collect leftover items or properties:</text:span></text:p>
      <text:p text:style-name="P231"/>
      <text:p text:style-name="P231"><text:span text:style-name="Source_20_Text">```js</text:span></text:p>
      <text:p text:style-name="P231"><text:span text:style-name="Source_20_Text">const [first, ...rest] = [1, 2, 3, 4];</text:span></text:p>
      <text:p text:style-name="P231"><text:span text:style-name="Source_20_Text">console.log(first); // 1</text:span></text:p>
      <text:p text:style-name="P231"><text:span text:style-name="Source_20_Text">console.log(rest); <text:s/>// [2, 3, 4]</text:span></text:p>
      <text:p text:style-name="P231"><text:soft-page-break/></text:p>
      <text:p text:style-name="P231"><text:span text:style-name="Source_20_Text">const { a, b, ...others } = { a: 1, b: 2, c: 3, d: 4 };</text:span></text:p>
      <text:p text:style-name="P231"><text:span text:style-name="Source_20_Text">console.log(others); // { c: 3, d: 4 }</text:span></text:p>
      <text:p text:style-name="P231"><text:span text:style-name="Source_20_Text">``` :contentReference[oaicite:13]{index=13}</text:span></text:p>
      <text:p text:style-name="P231"/>
      <text:p text:style-name="P231"><text:span text:style-name="Source_20_Text">This is often useful to separate a few known items/properties and group “rest” together.</text:span></text:p>
      <text:p text:style-name="P231"/>
      <text:p text:style-name="P231"><text:span text:style-name="Source_20_Text">### ✔ Why Rest → Real Array (Not like `arguments`)</text:span></text:p>
      <text:p text:style-name="P231"/>
      <text:p text:style-name="P231"><text:span text:style-name="Source_20_Text">Rest parameter gives you a *real Array*, with all array methods (`map`, `forEach`, etc.). Meanwhile the old `arguments` object (pre-ES6) is **not a real array**. :contentReference[oaicite:14]{index=14}</text:span></text:p>
      <text:p text:style-name="P231"/>
      <text:p text:style-name="P231"><text:span text:style-name="Source_20_Text">---</text:span></text:p>
      <text:p text:style-name="P231"/>
      <text:p text:style-name="P231"><text:span text:style-name="Source_20_Text">## ⚠️ Spread vs Rest — Key Differences &amp; When to Use Which</text:span></text:p>
      <text:p text:style-name="P231"/>
      <text:p text:style-name="P231"><text:span text:style-name="Source_20_Text">| Feature / Use Case | Spread (`...`) | Rest (`...`) |</text:span></text:p>
      <text:p text:style-name="P231"><text:span text:style-name="Source_20_Text">|-------------------|----------------|----------------|</text:span></text:p>
      <text:p text:style-name="P231"><text:span text:style-name="Source_20_Text">| Purpose | Expand/unpack an iterable / object | Collect/pack multiple values into an array or object |</text:span></text:p>
      <text:p text:style-name="P231"><text:span text:style-name="Source_20_Text">| Typical use | Function calls, array merging/cloning, object merging/cloning | Function parameter lists, destructuring assignment |</text:span></text:p>
      <text:p text:style-name="P231"><text:span text:style-name="Source_20_Text">| Syntax location | On right side (in calls, literals) | On left side (in parameter list or destructuring) |</text:span></text:p>
      <text:p text:style-name="P231"><text:span text:style-name="Source_20_Text">| Result | Multiple values / new structure | Single array/object containing remaining values |</text:span></text:p>
      <text:p text:style-name="P231"><text:span text:style-name="Source_20_Text">| Mutation impact | Usually produces new structure — safe copy / merge | Gathers references/values; doesn’t affect original unless mutated explicitly |</text:span></text:p>
      <text:p text:style-name="P231"/>
      <text:p text:style-name="P231"><text:span text:style-name="Source_20_Text">(These distinctions are drawn from spec and documentation.) :contentReference[oaicite:15]{index=15}</text:span></text:p>
      <text:p text:style-name="P231"/>
      <text:p text:style-name="P231"><text:span text:style-name="Source_20_Text">---</text:span></text:p>
      <text:p text:style-name="P231"/>
      <text:p text:style-name="P231"><text:span text:style-name="Source_20_Text">## 🧠 Why It Matters (Senior/Real-World Value)</text:span></text:p>
      <text:p text:style-name="P231"><text:soft-page-break/></text:p>
      <text:p text:style-name="P231"><text:span text:style-name="Source_20_Text">- **Immutability &amp; copy safety**: Spread lets you shallow-copy arrays/objects quickly — crucial for state management (e.g. in React / Redux / functional programming). <text:s/></text:span></text:p>
      <text:p text:style-name="P231"><text:span text:style-name="Source_20_Text">- **Flexible APIs / variadic functions**: Rest parameters simplify functions that accept variable number of arguments — cleaner than `arguments` object. <text:s/></text:span></text:p>
      <text:p text:style-name="P231"><text:span text:style-name="Source_20_Text">- **Cleaner, more readable code**: Combining destructuring + rest + spread often leads to much more declarative, less error-prone code than manual loops or `.concat()`, etc. <text:s/></text:span></text:p>
      <text:p text:style-name="P231"><text:span text:style-name="Source_20_Text">- **Avoid side-effects**: Spread doesn’t mutate originals; rest doesn’t overwrite inputs — safer defaults for functions. <text:s/></text:span></text:p>
      <text:p text:style-name="P231"/>
      <text:p text:style-name="P231"><text:span text:style-name="Source_20_Text">---</text:span></text:p>
      <text:p text:style-name="P231"/>
      <text:p text:style-name="P231"><text:span text:style-name="Source_20_Text">## 🎯 Example Scenarios</text:span></text:p>
      <text:p text:style-name="P231"/>
      <text:p text:style-name="P231"><text:span text:style-name="Source_20_Text">```js</text:span></text:p>
      <text:p text:style-name="P231"><text:span text:style-name="Source_20_Text">// Merging arrays safely</text:span></text:p>
      <text:p text:style-name="P231"><text:span text:style-name="Source_20_Text">const arr1 = [1, 2];</text:span></text:p>
      <text:p text:style-name="P231"><text:span text:style-name="Source_20_Text">const arr2 = [3, 4];</text:span></text:p>
      <text:p text:style-name="P231"><text:span text:style-name="Source_20_Text">const merged = [...arr1, ...arr2]; // [1,2,3,4]</text:span></text:p>
      <text:p text:style-name="P231"/>
      <text:p text:style-name="P231"><text:span text:style-name="Source_20_Text">// Cloning object + adding new props</text:span></text:p>
      <text:p text:style-name="P231"><text:span text:style-name="Source_20_Text">const defaultOpts = { verbose: false, debug: false };</text:span></text:p>
      <text:p text:style-name="P231"><text:span text:style-name="Source_20_Text">const finalOpts = { ...defaultOpts, debug: true };</text:span></text:p>
      <text:p text:style-name="P231"/>
      <text:p text:style-name="P231"><text:span text:style-name="Source_20_Text">// Variadic sum function</text:span></text:p>
      <text:p text:style-name="P231"><text:span text:style-name="Source_20_Text">function sumAll(...nums) {</text:span></text:p>
      <text:p text:style-name="P231"><text:span text:style-name="Source_20_Text"><text:s text:c="2"/>return nums.reduce((s, n) =&gt; s + n, 0);</text:span></text:p>
      <text:p text:style-name="P231"><text:span text:style-name="Source_20_Text">}</text:span></text:p>
      <text:p text:style-name="P231"><text:span text:style-name="Source_20_Text">sumAll(1,2,3,4); // 10</text:span></text:p>
      <text:p text:style-name="P231"/>
      <text:p text:style-name="P231"><text:span text:style-name="Source_20_Text">// Destructure arguments + rest</text:span></text:p>
      <text:p text:style-name="P231"><text:span text:style-name="Source_20_Text">function log(first, ...others) {</text:span></text:p>
      <text:p text:style-name="P231"><text:span text:style-name="Source_20_Text"><text:s text:c="2"/>console.log(first, others);</text:span></text:p>
      <text:p text:style-name="P231"><text:span text:style-name="Source_20_Text">}</text:span></text:p>
      <text:p text:style-name="P231"><text:soft-page-break/><text:span text:style-name="Source_20_Text">log("hello", "world", "!", 123);</text:span></text:p>
      <text:p text:style-name="P231"/>
      <text:p text:style-name="P231"><text:span text:style-name="Source_20_Text">// Destructuring props in object + capture rest</text:span></text:p>
      <text:p text:style-name="P231"><text:span text:style-name="Source_20_Text">const { id, ...data } = { id: 1, name: "Alice", age: 25 };</text:span></text:p>
      <text:p text:style-name="P231"><text:span text:style-name="Source_20_Text">// id = 1, data = { name: "Alice", age: 25 }</text:span></text:p>
      <text:p text:style-name="P223"/>
      <text:h text:style-name="P232" text:outline-level="1">⚠️ Subtleties and Things to Watch Out For (Senior-Level Warnings)</text:h>
      <text:list text:style-name="L92">
        <text:list-item>
          <text:p text:style-name="P233">Spread / rest only does <text:span text:style-name="Strong_20_Emphasis">shallow copy</text:span> — nested objects/arrays remain by reference.</text:p>
        </text:list-item>
        <text:list-item>
          <text:p text:style-name="P233">Order matters in object spread — later spreads / properties overwrite earlier ones.</text:p>
        </text:list-item>
        <text:list-item>
          <text:p text:style-name="P233">In function calls, spread works only on <text:span text:style-name="Strong_20_Emphasis">iterables</text:span> (arrays, strings, etc.), not arbitrary objects.</text:p>
        </text:list-item>
        <text:list-item>
          <text:p text:style-name="P233">Rest collects only <text:span text:style-name="Strong_20_Emphasis">own properties/elements</text:span> — inherited or non‐enumerable ones are ignored in object destructuring.</text:p>
        </text:list-item>
        <text:list-item>
          <text:p text:style-name="P233">When using rest in destructuring, you can’t extract property names that don’t exist — but rest will still collect existing props.</text:p>
        </text:list-item>
      </text:list>
      <text:p text:style-name="P70"/>
      <text:list text:continue-list="list231112492393327" text:style-name="L1">
        <text:list-item>
          <text:p text:style-name="P1">What are short-circuit operators?</text:p>
          <text:h text:style-name="P234" text:outline-level="1">✅ <text:span text:style-name="Strong_20_Emphasis">What Are Short-Circuit Operators?</text:span></text:h>
        </text:list-item>
      </text:list>
      <text:p text:style-name="P235">Short-circuit operators are logical operators that <text:span text:style-name="Strong_20_Emphasis">stop evaluating</text:span> as soon as the result is determined.</text:p>
      <text:p text:style-name="P235">JavaScript has <text:span text:style-name="Strong_20_Emphasis">three</text:span> short-circuiting operators:</text:p>
      <text:list text:style-name="L93">
        <text:list-item>
          <text:p text:style-name="P236"><text:span text:style-name="Source_20_Text">&amp;&amp;</text:span> (Logical AND)</text:p>
        </text:list-item>
        <text:list-item>
          <text:p text:style-name="P236"><text:span text:style-name="Source_20_Text">||</text:span> (Logical OR)</text:p>
        </text:list-item>
        <text:list-item>
          <text:p text:style-name="P236"><text:span text:style-name="Source_20_Text">??</text:span> (Nullish Coalescing – ES2020)</text:p>
        </text:list-item>
      </text:list>
      <text:p text:style-name="P235">They don’t return <text:span text:style-name="Source_20_Text">true</text:span>/<text:span text:style-name="Source_20_Text">false</text:span> like in other languages.<text:line-break/>Instead, <text:span text:style-name="Strong_20_Emphasis">they return one of the operands themselves</text:span> — this is extremely important for understanding JS internals.</text:p>
      <text:p text:style-name="P237"/>
      <text:h text:style-name="P238" text:outline-level="1"><text:soft-page-break/>🔥 1. <text:span text:style-name="Strong_20_Emphasis"><text:span text:style-name="Source_20_Text">&amp;&amp;</text:span></text:span><text:span text:style-name="Strong_20_Emphasis"> — Logical AND</text:span></text:h>
      <text:h text:style-name="P239" text:outline-level="3">✔ Behavior:</text:h>
      <text:list text:style-name="L94">
        <text:list-item>
          <text:p text:style-name="P240">If the left operand is <text:span text:style-name="Strong_20_Emphasis">falsy</text:span>, return it immediately (short-circuit).</text:p>
        </text:list-item>
        <text:list-item>
          <text:p text:style-name="P240">Otherwise, return the right operand.</text:p>
        </text:list-item>
      </text:list>
      <text:h text:style-name="P239" text:outline-level="3">Truth table:</text:h>
      <text:p text:style-name="P241"><text:span text:style-name="Source_20_Text">false &amp;&amp; X → false</text:span></text:p>
      <text:p text:style-name="P242"><text:span text:style-name="Source_20_Text">0 &amp;&amp; X → 0</text:span></text:p>
      <text:p text:style-name="P242"><text:span text:style-name="Source_20_Text">"" &amp;&amp; X → ""</text:span></text:p>
      <text:p text:style-name="P242"><text:span text:style-name="Source_20_Text">null &amp;&amp; X → null</text:span></text:p>
      <text:p text:style-name="P242"><text:span text:style-name="Source_20_Text">undefined &amp;&amp; X → undefined</text:span></text:p>
      <text:p text:style-name="P242"><text:span text:style-name="Source_20_Text">NaN &amp;&amp; X → NaN</text:span></text:p>
      <text:p text:style-name="P242"/>
      <text:p text:style-name="P242"><text:span text:style-name="Source_20_Text">true &amp;&amp; X → X</text:span></text:p>
      <text:p text:style-name="P242"><text:span text:style-name="Source_20_Text">"hi" &amp;&amp; X → X</text:span></text:p>
      <text:p text:style-name="P242"><text:span text:style-name="Source_20_Text">5 &amp;&amp; X → X</text:span></text:p>
      <text:h text:style-name="P239" text:outline-level="3">Example:</text:h>
      <text:p text:style-name="P241"><text:span text:style-name="Source_20_Text">console.log(0 &amp;&amp; 5); <text:s text:c="6"/>// 0</text:span></text:p>
      <text:p text:style-name="P242"><text:span text:style-name="Source_20_Text">console.log("Sujal" &amp;&amp; 10); // 10</text:span></text:p>
      <text:p text:style-name="P237"/>
      <text:h text:style-name="P238" text:outline-level="1">🔥 2. <text:span text:style-name="Strong_20_Emphasis"><text:span text:style-name="Source_20_Text">||</text:span></text:span><text:span text:style-name="Strong_20_Emphasis"> — Logical OR</text:span></text:h>
      <text:h text:style-name="P239" text:outline-level="3">✔ Behavior:</text:h>
      <text:list text:style-name="L95">
        <text:list-item>
          <text:p text:style-name="P243">If the left operand is <text:span text:style-name="Strong_20_Emphasis">truthy</text:span>, return it immediately.</text:p>
        </text:list-item>
        <text:list-item>
          <text:p text:style-name="P243">Otherwise, return the right operand.</text:p>
        </text:list-item>
      </text:list>
      <text:h text:style-name="P239" text:outline-level="3">Truth table:</text:h>
      <text:p text:style-name="P241"><text:span text:style-name="Source_20_Text">true || X → true</text:span></text:p>
      <text:p text:style-name="P242"><text:span text:style-name="Source_20_Text">"hi" || X → "hi"</text:span></text:p>
      <text:p text:style-name="P242"><text:span text:style-name="Source_20_Text">5 || X → 5</text:span></text:p>
      <text:p text:style-name="P242"/>
      <text:p text:style-name="P242"><text:span text:style-name="Source_20_Text">false || X → X</text:span></text:p>
      <text:p text:style-name="P242"><text:span text:style-name="Source_20_Text">0 || X → X</text:span></text:p>
      <text:p text:style-name="P242"><text:soft-page-break/><text:span text:style-name="Source_20_Text">"" || X → X</text:span></text:p>
      <text:p text:style-name="P242"><text:span text:style-name="Source_20_Text">null || X → X</text:span></text:p>
      <text:p text:style-name="P242"><text:span text:style-name="Source_20_Text">undefined || X → X</text:span></text:p>
      <text:p text:style-name="P242"><text:span text:style-name="Source_20_Text">NaN || X → X</text:span></text:p>
      <text:h text:style-name="P239" text:outline-level="3">Example:</text:h>
      <text:p text:style-name="P241"><text:span text:style-name="Source_20_Text">console.log(0 || 10); <text:s text:c="6"/>// 10</text:span></text:p>
      <text:p text:style-name="P242"><text:span text:style-name="Source_20_Text">console.log("Sujal" || 99); // "Sujal"</text:span></text:p>
      <text:p text:style-name="P237"/>
      <text:h text:style-name="P238" text:outline-level="1">🔥 3. <text:span text:style-name="Strong_20_Emphasis"><text:span text:style-name="Source_20_Text">??</text:span></text:span><text:span text:style-name="Strong_20_Emphasis"> — Nullish Coalescing</text:span></text:h>
      <text:h text:style-name="P239" text:outline-level="3">✔ Behavior:</text:h>
      <text:list text:style-name="L96">
        <text:list-item>
          <text:p text:style-name="P244">Only checks for <text:span text:style-name="Strong_20_Emphasis">null</text:span> or <text:span text:style-name="Strong_20_Emphasis">undefined</text:span></text:p>
        </text:list-item>
        <text:list-item>
          <text:p text:style-name="P244">If left is <text:span text:style-name="Source_20_Text">null</text:span> or <text:span text:style-name="Source_20_Text">undefined</text:span>, return the right</text:p>
        </text:list-item>
        <text:list-item>
          <text:p text:style-name="P244">Otherwise, return left</text:p>
        </text:list-item>
      </text:list>
      <text:h text:style-name="P239" text:outline-level="3">Example:</text:h>
      <text:p text:style-name="P241"><text:span text:style-name="Source_20_Text">null ?? "default" <text:s text:c="6"/>// "default"</text:span></text:p>
      <text:p text:style-name="P242"><text:span text:style-name="Source_20_Text">0 ?? "default" <text:s text:c="9"/>// 0 <text:s text:c="2"/>(important!)</text:span></text:p>
      <text:p text:style-name="P242"><text:span text:style-name="Source_20_Text">"" ?? "default" <text:s text:c="8"/>// "" <text:s/>(important!)</text:span></text:p>
      <text:p text:style-name="P242"><text:span text:style-name="Source_20_Text">false ?? "default" <text:s text:c="5"/>// false</text:span></text:p>
      <text:h text:style-name="P239" text:outline-level="3">Checking:</text:h>
      <text:list text:style-name="L97">
        <text:list-item>
          <text:p text:style-name="P245">Not nullish → return left</text:p>
        </text:list-item>
        <text:list-item>
          <text:p text:style-name="P245">Nullish → return right</text:p>
        </text:list-item>
      </text:list>
      <text:p text:style-name="P235">This avoids errors when using <text:span text:style-name="Source_20_Text">||</text:span> with legitimate falsy values.</text:p>
      <text:p text:style-name="P237"/>
      <text:h text:style-name="P238" text:outline-level="1">🧠 Why Is It Called “Short-Circuiting”?</text:h>
      <text:p text:style-name="P235">Example:</text:p>
      <text:p text:style-name="P241"><text:span text:style-name="Source_20_Text">false &amp;&amp; expensiveFunction()</text:span></text:p>
      <text:p text:style-name="P235">Here:</text:p>
      <text:list text:style-name="L98">
        <text:list-item>
          <text:p text:style-name="P246">JS sees left side is <text:span text:style-name="Strong_20_Emphasis">false</text:span></text:p>
        </text:list-item>
        <text:list-item>
          <text:p text:style-name="P246">AND needs both sides truthy</text:p>
        </text:list-item>
        <text:list-item>
          <text:p text:style-name="P246">So JS <text:span text:style-name="Strong_20_Emphasis">never calls</text:span> <text:span text:style-name="Source_20_Text">expensiveFunction()</text:span></text:p>
        </text:list-item>
      </text:list>
      <text:p text:style-name="P235"><text:soft-page-break/>This is a common pattern for performance and safety.</text:p>
      <text:p text:style-name="P237"/>
      <text:h text:style-name="P238" text:outline-level="1">⚙️ Senior-Level Internal Behavior (V8)</text:h>
      <text:p text:style-name="P235">Each operator:</text:p>
      <text:list text:style-name="L99">
        <text:list-item>
          <text:p text:style-name="P247">Evaluates left operand</text:p>
        </text:list-item>
        <text:list-item>
          <text:p text:style-name="P247">Based on its truthiness/type, decides whether to evaluate right operand</text:p>
        </text:list-item>
        <text:list-item>
          <text:p text:style-name="P247">Returns the raw operand value (no conversion to boolean unless used in condition)</text:p>
        </text:list-item>
      </text:list>
      <text:p text:style-name="P235"><text:span text:style-name="Strong_20_Emphasis">No extra coercion is done.</text:span><text:line-break/>These operators <text:span text:style-name="Strong_20_Emphasis">never convert their return value into true/false</text:span>, unless used in condition:</text:p>
      <text:p text:style-name="P241"><text:span text:style-name="Source_20_Text">if (x &amp;&amp; y) { ... } // conversion happens here, not inside &amp;&amp;</text:span></text:p>
      <text:p text:style-name="P237"/>
      <text:h text:style-name="P238" text:outline-level="1">🔥 Common Real-World Use Cases</text:h>
      <text:h text:style-name="P239" text:outline-level="3">1. Default values (old style)</text:h>
      <text:p text:style-name="P241"><text:span text:style-name="Source_20_Text">name = input || "Guest";</text:span></text:p>
      <text:h text:style-name="P239" text:outline-level="3">2. Execute if truthy</text:h>
      <text:p text:style-name="P241"><text:span text:style-name="Source_20_Text">isLoggedIn &amp;&amp; showDashboard();</text:span></text:p>
      <text:h text:style-name="P239" text:outline-level="3">3. Nullish defaults (recommended)</text:h>
      <text:p text:style-name="P241"><text:span text:style-name="Source_20_Text">port = config.port ?? 3000;</text:span></text:p>
      <text:h text:style-name="P239" text:outline-level="3">4. Safe property access (before optional chaining)</text:h>
      <text:p text:style-name="P241"><text:span text:style-name="Source_20_Text">user &amp;&amp; user.address &amp;&amp; user.address.city</text:span></text:p>
      <text:p text:style-name="P237"/>
      <text:h text:style-name="P238" text:outline-level="1">⚠️ Gotchas</text:h>
      <text:h text:style-name="P239" text:outline-level="3">❌ Using <text:span text:style-name="Source_20_Text">||</text:span> when you want nullish coalescing</text:h>
      <text:p text:style-name="P241"><text:span text:style-name="Source_20_Text">0 || 5 <text:s text:c="2"/>// 5 → WRONG for valid zero</text:span></text:p>
      <text:p text:style-name="P242"><text:span text:style-name="Source_20_Text">0 ?? 5 <text:s text:c="2"/>// 0 → CORRECT</text:span></text:p>
      <text:h text:style-name="P239" text:outline-level="3">❌ Expecting boolean output</text:h>
      <text:p text:style-name="P241"><text:span text:style-name="Source_20_Text">true || "Sujal" <text:s text:c="2"/>// "Sujal"? No → returns true</text:span></text:p>
      <text:h text:style-name="P239" text:outline-level="3">❌ Using short-circuit with side effects</text:h>
      <text:p text:style-name="P241"><text:span text:style-name="Source_20_Text">false &amp;&amp; doSomething(); // doSomething is NEVER executed</text:span></text:p>
      <text:p text:style-name="P237"><text:soft-page-break/></text:p>
      <text:h text:style-name="P248" text:outline-level="1">🎯 Short Summary</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49">Operator</text:p>
            </table:table-cell>
            <table:table-cell table:style-name="Table6.A1" office:value-type="string">
              <text:p text:style-name="P249">Stops If…</text:p>
            </table:table-cell>
            <table:table-cell table:style-name="Table6.A1" office:value-type="string">
              <text:p text:style-name="P249">Returns…</text:p>
            </table:table-cell>
            <table:table-cell table:style-name="Table6.A1" office:value-type="string">
              <text:p text:style-name="P249">Checks…</text:p>
            </table:table-cell>
          </table:table-row>
        </table:table-header-rows>
        <table:table-row>
          <table:table-cell table:style-name="Table6.A1" office:value-type="string">
            <text:p text:style-name="P250"><text:span text:style-name="Source_20_Text">&amp;&amp;</text:span></text:p>
          </table:table-cell>
          <table:table-cell table:style-name="Table6.A1" office:value-type="string">
            <text:p text:style-name="P250">left is falsy</text:p>
          </table:table-cell>
          <table:table-cell table:style-name="Table6.A1" office:value-type="string">
            <text:p text:style-name="P250">left or right</text:p>
          </table:table-cell>
          <table:table-cell table:style-name="Table6.A1" office:value-type="string">
            <text:p text:style-name="P250">truthiness</text:p>
          </table:table-cell>
        </table:table-row>
        <table:table-row>
          <table:table-cell table:style-name="Table6.A1" office:value-type="string">
            <text:p text:style-name="P250">`</text:p>
          </table:table-cell>
          <table:table-cell table:style-name="Table6.A1" office:value-type="string">
            <text:p text:style-name="P251"/>
          </table:table-cell>
          <table:table-cell table:style-name="Table6.A1" office:value-type="string">
            <text:p text:style-name="P250">`</text:p>
          </table:table-cell>
          <table:table-cell table:style-name="Table6.A1" office:value-type="string">
            <text:p text:style-name="P250">left is truthy</text:p>
          </table:table-cell>
        </table:table-row>
        <table:table-row>
          <table:table-cell table:style-name="Table6.A1" office:value-type="string">
            <text:p text:style-name="P250"><text:span text:style-name="Source_20_Text">??</text:span></text:p>
          </table:table-cell>
          <table:table-cell table:style-name="Table6.A1" office:value-type="string">
            <text:p text:style-name="P250">left is nullish</text:p>
          </table:table-cell>
          <table:table-cell table:style-name="Table6.A1" office:value-type="string">
            <text:p text:style-name="P250">left or right</text:p>
          </table:table-cell>
          <table:table-cell table:style-name="Table6.A1" office:value-type="string">
            <text:p text:style-name="P250">null / undefined</text:p>
          </table:table-cell>
        </table:table-row>
      </table:table>
      <text:p text:style-name="P252"/>
      <text:p text:style-name="P253"/>
      <text:p text:style-name="Horizontal_20_Line"/>
      <text:h text:style-name="Heading_20_2" text:outline-level="2"><text:span text:style-name="Strong_20_Emphasis">LEVEL 2: FUNCTIONS &amp; SCOPE</text:span></text:h>
      <text:h text:style-name="Heading_20_3" text:outline-level="3">🧭 Scope &amp; Closures</text:h>
      <text:list xml:id="list3361577842" text:style-name="L100">
        <text:list-item>
          <text:p text:style-name="P254">What is scope in JS?</text:p>
        </text:list-item>
      </text:list>
      <text:h text:style-name="P255" text:outline-level="1">✅ <text:span text:style-name="Strong_20_Emphasis">What Is Scope in JavaScript?</text:span></text:h>
      <text:p text:style-name="P256"><text:span text:style-name="Strong_20_Emphasis">Scope</text:span> is the region of your code where a variable is <text:span text:style-name="Strong_20_Emphasis">visible</text:span>, <text:span text:style-name="Strong_20_Emphasis">accessible</text:span>, and <text:span text:style-name="Strong_20_Emphasis">valid</text:span>.</text:p>
      <text:p text:style-name="P256">It determines:</text:p>
      <text:list text:style-name="L101">
        <text:list-item>
          <text:p text:style-name="P257">where variables live</text:p>
        </text:list-item>
        <text:list-item>
          <text:p text:style-name="P257">how long they live</text:p>
        </text:list-item>
        <text:list-item>
          <text:p text:style-name="P257">which code can read/write them</text:p>
        </text:list-item>
        <text:list-item>
          <text:p text:style-name="P257">how the JS engine resolves identifiers</text:p>
        </text:list-item>
      </text:list>
      <text:p text:style-name="P256">You can think of scope as the <text:span text:style-name="Strong_20_Emphasis">“visibility rules”</text:span> for variables.</text:p>
      <text:p text:style-name="P258"/>
      <text:h text:style-name="P259" text:outline-level="1">🔥 <text:span text:style-name="Strong_20_Emphasis">Types of Scope in JavaScript</text:span></text:h>
      <text:p text:style-name="P256">JavaScript has <text:span text:style-name="Strong_20_Emphasis">three main scopes</text:span>:</text:p>
      <text:list text:style-name="L102">
        <text:list-item>
          <text:p text:style-name="P260"><text:span text:style-name="Strong_20_Emphasis">Global Scope</text:span></text:p>
        </text:list-item>
        <text:list-item>
          <text:p text:style-name="P260"><text:span text:style-name="Strong_20_Emphasis">Function Scope</text:span></text:p>
        </text:list-item>
        <text:list-item>
          <text:p text:style-name="P260"><text:span text:style-name="Strong_20_Emphasis">Block Scope (ES6)</text:span></text:p>
        </text:list-item>
      </text:list>
      <text:p text:style-name="P256">Plus two advanced concepts:</text:p>
      <text:list text:style-name="L103">
        <text:list-item>
          <text:p text:style-name="P261"><text:span text:style-name="Strong_20_Emphasis">Lexical Scope</text:span></text:p>
        </text:list-item>
        <text:list-item>
          <text:p text:style-name="P261"><text:span text:style-name="Strong_20_Emphasis">Module Scope (ES6 modules)</text:span></text:p>
        </text:list-item>
      </text:list>
      <text:p text:style-name="P258"><text:soft-page-break/></text:p>
      <text:h text:style-name="P259" text:outline-level="1">1️⃣ <text:span text:style-name="Strong_20_Emphasis">Global Scope</text:span></text:h>
      <text:p text:style-name="P256">Variables available <text:span text:style-name="Strong_20_Emphasis">everywhere</text:span>.</text:p>
      <text:p text:style-name="P262"><text:span text:style-name="Source_20_Text">var x = 10;</text:span></text:p>
      <text:p text:style-name="P263"><text:span text:style-name="Source_20_Text">console.log(window.x); // 10 (in browser)</text:span></text:p>
      <text:list text:style-name="L104">
        <text:list-item>
          <text:p text:style-name="P264">Created when the script starts</text:p>
        </text:list-item>
        <text:list-item>
          <text:p text:style-name="P264">Lives until the page/app ends</text:p>
        </text:list-item>
      </text:list>
      <text:p text:style-name="P258"/>
      <text:h text:style-name="P259" text:outline-level="1">2️⃣ <text:span text:style-name="Strong_20_Emphasis">Function Scope</text:span></text:h>
      <text:p text:style-name="P256">Every function creates its own scope.</text:p>
      <text:p text:style-name="P262"><text:span text:style-name="Source_20_Text">function test() {</text:span></text:p>
      <text:p text:style-name="P263"><text:span text:style-name="Source_20_Text"><text:s text:c="2"/>var a = 5;</text:span></text:p>
      <text:p text:style-name="P263"><text:span text:style-name="Source_20_Text">}</text:span></text:p>
      <text:p text:style-name="P263"><text:span text:style-name="Source_20_Text">console.log(a); // ❌ ReferenceError</text:span></text:p>
      <text:p text:style-name="P256"><text:span text:style-name="Strong_20_Emphasis">Only </text:span><text:span text:style-name="Strong_20_Emphasis"><text:span text:style-name="Source_20_Text">var</text:span></text:span><text:span text:style-name="Strong_20_Emphasis"> is function-scoped.</text:span><text:line-break/><text:span text:style-name="Source_20_Text">let</text:span> and <text:span text:style-name="Source_20_Text">const</text:span> are block-scoped.</text:p>
      <text:p text:style-name="P258"/>
      <text:h text:style-name="P259" text:outline-level="1">3️⃣ <text:span text:style-name="Strong_20_Emphasis">Block Scope (ES6)</text:span></text:h>
      <text:p text:style-name="P256">Any <text:span text:style-name="Source_20_Text">{ ... }</text:span> creates a new block scope for:</text:p>
      <text:list text:style-name="L105">
        <text:list-item>
          <text:p text:style-name="P265"><text:span text:style-name="Source_20_Text">let</text:span></text:p>
        </text:list-item>
        <text:list-item>
          <text:p text:style-name="P265"><text:span text:style-name="Source_20_Text">const</text:span></text:p>
        </text:list-item>
      </text:list>
      <text:p text:style-name="P256">Examples:</text:p>
      <text:p text:style-name="P262"><text:span text:style-name="Source_20_Text">if (true) {</text:span></text:p>
      <text:p text:style-name="P263"><text:span text:style-name="Source_20_Text"><text:s text:c="2"/>let a = 10;</text:span></text:p>
      <text:p text:style-name="P263"><text:span text:style-name="Source_20_Text"><text:s text:c="2"/>const b = 20;</text:span></text:p>
      <text:p text:style-name="P263"><text:span text:style-name="Source_20_Text">}</text:span></text:p>
      <text:p text:style-name="P263"/>
      <text:p text:style-name="P263"><text:span text:style-name="Source_20_Text">console.log(a); // ❌</text:span></text:p>
      <text:p text:style-name="P263"><text:span text:style-name="Source_20_Text">console.log(b); // ❌</text:span></text:p>
      <text:p text:style-name="P256">But:</text:p>
      <text:p text:style-name="P262"><text:soft-page-break/><text:span text:style-name="Source_20_Text">if (true) {</text:span></text:p>
      <text:p text:style-name="P263"><text:span text:style-name="Source_20_Text"><text:s text:c="2"/>var c = 30;</text:span></text:p>
      <text:p text:style-name="P263"><text:span text:style-name="Source_20_Text">}</text:span></text:p>
      <text:p text:style-name="P263"/>
      <text:p text:style-name="P263"><text:span text:style-name="Source_20_Text">console.log(c); // ✔ var ignores block scope</text:span></text:p>
      <text:p text:style-name="P258"/>
      <text:h text:style-name="P259" text:outline-level="1">4️⃣ <text:span text:style-name="Strong_20_Emphasis">Lexical Scope (VERY IMPORTANT)</text:span></text:h>
      <text:p text:style-name="P256">Lexical scope = <text:span text:style-name="Strong_20_Emphasis">scope defined by where the code is written</text:span>, not how it is called.</text:p>
      <text:p text:style-name="P256">This is why JavaScript supports closures.</text:p>
      <text:p text:style-name="P262"><text:span text:style-name="Source_20_Text">function outer() {</text:span></text:p>
      <text:p text:style-name="P263"><text:span text:style-name="Source_20_Text"><text:s text:c="2"/>let x = 10;</text:span></text:p>
      <text:p text:style-name="P263"/>
      <text:p text:style-name="P263"><text:span text:style-name="Source_20_Text"><text:s text:c="2"/>function inner() {</text:span></text:p>
      <text:p text:style-name="P263"><text:span text:style-name="Source_20_Text"><text:s text:c="4"/>console.log(x); // uses outer's scope</text:span></text:p>
      <text:p text:style-name="P263"><text:span text:style-name="Source_20_Text"><text:s text:c="2"/>}</text:span></text:p>
      <text:p text:style-name="P263"/>
      <text:p text:style-name="P263"><text:span text:style-name="Source_20_Text"><text:s text:c="2"/>inner();</text:span></text:p>
      <text:p text:style-name="P263"><text:span text:style-name="Source_20_Text">}</text:span></text:p>
      <text:p text:style-name="P263"/>
      <text:p text:style-name="P263"><text:span text:style-name="Source_20_Text">outer();</text:span></text:p>
      <text:p text:style-name="P256">Inner functions always access variables from their <text:span text:style-name="Strong_20_Emphasis">parent (outer)</text:span> scopes.</text:p>
      <text:p text:style-name="P256">JS engines create a <text:span text:style-name="Strong_20_Emphasis">Scope Chain</text:span> to allow this.</text:p>
      <text:p text:style-name="P258"/>
      <text:h text:style-name="P259" text:outline-level="1">5️⃣ <text:span text:style-name="Strong_20_Emphasis">Module Scope (ES6 Modules)</text:span></text:h>
      <text:p text:style-name="P256">Each <text:span text:style-name="Source_20_Text">.mjs</text:span> / <text:span text:style-name="Source_20_Text">type="module"</text:span> file has its own module-level scope.</text:p>
      <text:p text:style-name="P256">Variables are <text:span text:style-name="Strong_20_Emphasis">not added to global scope</text:span>.</text:p>
      <text:p text:style-name="P262"><text:span text:style-name="Source_20_Text">// module.js</text:span></text:p>
      <text:p text:style-name="P263"><text:span text:style-name="Source_20_Text">const a = 10;</text:span></text:p>
      <text:p text:style-name="P263"><text:span text:style-name="Source_20_Text">// a is NOT available globally</text:span></text:p>
      <text:p text:style-name="P258"/>
      <text:h text:style-name="P259" text:outline-level="1"><text:soft-page-break/>🔥 <text:span text:style-name="Strong_20_Emphasis">How Scope Works Internally (Engine-Level)</text:span></text:h>
      <text:p text:style-name="P256">When JS executes your code, it creates:</text:p>
      <text:h text:style-name="P266" text:outline-level="3">1. <text:span text:style-name="Strong_20_Emphasis">Execution Context (EC)</text:span></text:h>
      <text:list text:style-name="L106">
        <text:list-item>
          <text:p text:style-name="P267">Global EC</text:p>
        </text:list-item>
        <text:list-item>
          <text:p text:style-name="P267">Function EC (whenever function is called)</text:p>
        </text:list-item>
      </text:list>
      <text:h text:style-name="P266" text:outline-level="3">2. <text:span text:style-name="Strong_20_Emphasis">Lexical Environment (LE)</text:span></text:h>
      <text:p text:style-name="P256">Each EC has a lexical environment containing:</text:p>
      <text:list text:style-name="L107">
        <text:list-item>
          <text:p text:style-name="P268">Environment record (var, let, const)</text:p>
        </text:list-item>
        <text:list-item>
          <text:p text:style-name="P268">Reference to parent scope</text:p>
        </text:list-item>
      </text:list>
      <text:p text:style-name="P256">This forms the <text:span text:style-name="Strong_20_Emphasis">scope chain</text:span>.</text:p>
      <text:h text:style-name="P266" text:outline-level="3">Example:</text:h>
      <text:p text:style-name="P262"><text:span text:style-name="Source_20_Text">function a() {</text:span></text:p>
      <text:p text:style-name="P263"><text:span text:style-name="Source_20_Text"><text:s text:c="2"/>let x = 10;</text:span></text:p>
      <text:p text:style-name="P263"><text:span text:style-name="Source_20_Text"><text:s text:c="2"/>function b() {</text:span></text:p>
      <text:p text:style-name="P263"><text:span text:style-name="Source_20_Text"><text:s text:c="4"/>console.log(x);</text:span></text:p>
      <text:p text:style-name="P263"><text:span text:style-name="Source_20_Text"><text:s text:c="2"/>}</text:span></text:p>
      <text:p text:style-name="P263"><text:span text:style-name="Source_20_Text">}</text:span></text:p>
      <text:p text:style-name="P256"><text:span text:style-name="Source_20_Text">b</text:span> → its own scope<text:line-break/>parent → <text:span text:style-name="Source_20_Text">a</text:span>'s scope<text:line-break/>parent → global scope</text:p>
      <text:p text:style-name="P256">This chain enables closure.</text:p>
      <text:p text:style-name="P258"/>
      <text:h text:style-name="P259" text:outline-level="1">🎯 Summary Table</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Scope Type</text:p>
            </table:table-cell>
            <table:table-cell table:style-name="Table7.A1" office:value-type="string">
              <text:p text:style-name="Table_20_Heading">Applies To</text:p>
            </table:table-cell>
            <table:table-cell table:style-name="Table7.A1" office:value-type="string">
              <text:p text:style-name="Table_20_Heading">Created When</text:p>
            </table:table-cell>
          </table:table-row>
        </table:table-header-rows>
        <table:table-row>
          <table:table-cell table:style-name="Table7.A1" office:value-type="string">
            <text:p text:style-name="Table_20_Contents">Global</text:p>
          </table:table-cell>
          <table:table-cell table:style-name="Table7.A1" office:value-type="string">
            <text:p text:style-name="Table_20_Contents">all variables &amp; functions</text:p>
          </table:table-cell>
          <table:table-cell table:style-name="Table7.A1" office:value-type="string">
            <text:p text:style-name="Table_20_Contents">when script loads</text:p>
          </table:table-cell>
        </table:table-row>
        <table:table-row>
          <table:table-cell table:style-name="Table7.A1" office:value-type="string">
            <text:p text:style-name="Table_20_Contents">Function</text:p>
          </table:table-cell>
          <table:table-cell table:style-name="Table7.A1" office:value-type="string">
            <text:p text:style-name="Table_20_Contents">var, function</text:p>
          </table:table-cell>
          <table:table-cell table:style-name="Table7.A1" office:value-type="string">
            <text:p text:style-name="Table_20_Contents">when function is invoked</text:p>
          </table:table-cell>
        </table:table-row>
        <table:table-row>
          <table:table-cell table:style-name="Table7.A1" office:value-type="string">
            <text:p text:style-name="Table_20_Contents">Block</text:p>
          </table:table-cell>
          <table:table-cell table:style-name="Table7.A1" office:value-type="string">
            <text:p text:style-name="Table_20_Contents">let, const</text:p>
          </table:table-cell>
          <table:table-cell table:style-name="Table7.A1" office:value-type="string">
            <text:p text:style-name="Table_20_Contents">entering <text:span text:style-name="Source_20_Text">{}</text:span> block</text:p>
          </table:table-cell>
        </table:table-row>
        <table:table-row>
          <table:table-cell table:style-name="Table7.A1" office:value-type="string">
            <text:p text:style-name="Table_20_Contents">Lexical</text:p>
          </table:table-cell>
          <table:table-cell table:style-name="Table7.A1" office:value-type="string">
            <text:p text:style-name="Table_20_Contents">nested functions</text:p>
          </table:table-cell>
          <table:table-cell table:style-name="Table7.A1" office:value-type="string">
            <text:p text:style-name="Table_20_Contents">compile-time</text:p>
          </table:table-cell>
        </table:table-row>
        <table:table-row>
          <table:table-cell table:style-name="Table7.A1" office:value-type="string">
            <text:p text:style-name="Table_20_Contents">Module</text:p>
          </table:table-cell>
          <table:table-cell table:style-name="Table7.A1" office:value-type="string">
            <text:p text:style-name="Table_20_Contents">ES6 modules</text:p>
          </table:table-cell>
          <table:table-cell table:style-name="Table7.A1" office:value-type="string">
            <text:p text:style-name="Table_20_Contents">when module loads</text:p>
          </table:table-cell>
        </table:table-row>
      </table:table>
      <text:p text:style-name="P258"/>
      <text:h text:style-name="P259" text:outline-level="1"><text:soft-page-break/>❗ Common Scope Interview Pitfalls</text:h>
      <text:h text:style-name="P266" text:outline-level="3">1. <text:span text:style-name="Source_20_Text">var</text:span> ignores block scope</text:h>
      <text:p text:style-name="P262"><text:span text:style-name="Source_20_Text">if (true) var x = 10;</text:span></text:p>
      <text:p text:style-name="P263"><text:span text:style-name="Source_20_Text">console.log(x); // 10</text:span></text:p>
      <text:h text:style-name="P266" text:outline-level="3">2. Shadowing</text:h>
      <text:p text:style-name="P262"><text:span text:style-name="Source_20_Text">let x = 10;</text:span></text:p>
      <text:p text:style-name="P263"><text:span text:style-name="Source_20_Text">if (true) {</text:span></text:p>
      <text:p text:style-name="P263"><text:span text:style-name="Source_20_Text"><text:s text:c="2"/>let x = 20; // shadows outer x</text:span></text:p>
      <text:p text:style-name="P263"><text:span text:style-name="Source_20_Text">}</text:span></text:p>
      <text:h text:style-name="P266" text:outline-level="3">3. Closures from loops</text:h>
      <text:p text:style-name="P262"><text:span text:style-name="Source_20_Text">for (var i = 1; i &lt;= 3; i++) {</text:span></text:p>
      <text:p text:style-name="P263"><text:span text:style-name="Source_20_Text"><text:s text:c="2"/>setTimeout(() =&gt; console.log(i), 1000);</text:span></text:p>
      <text:p text:style-name="P263"><text:span text:style-name="Source_20_Text">}</text:span></text:p>
      <text:p text:style-name="P263"><text:span text:style-name="Source_20_Text">// prints 4,4,4</text:span></text:p>
      <text:h text:style-name="P266" text:outline-level="3">Fix:</text:h>
      <text:p text:style-name="P262"><text:span text:style-name="Source_20_Text">for (let i = 1; i &lt;= 3; i++) {</text:span></text:p>
      <text:p text:style-name="P263"><text:span text:style-name="Source_20_Text"><text:s text:c="2"/>setTimeout(() =&gt; console.log(i), 1000);</text:span></text:p>
      <text:p text:style-name="P263"><text:span text:style-name="Source_20_Text">}</text:span></text:p>
      <text:p text:style-name="P258"/>
      <text:p text:style-name="P269"/>
      <text:list xml:id="list231112112520027" text:continue-list="list3361577842" text:style-name="L100">
        <text:list-item>
          <text:p text:style-name="P254">Difference between global, local, block, and function scope.</text:p>
        </text:list-item>
      </text:list>
      <text:h text:style-name="P270" text:outline-level="1">✅ <text:span text:style-name="Strong_20_Emphasis">1. Global Scope</text:span></text:h>
      <text:h text:style-name="P55" text:outline-level="3">✔ Definition</text:h>
      <text:p text:style-name="P58">A variable is in <text:span text:style-name="Strong_20_Emphasis">global scope</text:span> if it is accessible <text:span text:style-name="Strong_20_Emphasis">everywhere</text:span> in the program.</text:p>
      <text:h text:style-name="P55" text:outline-level="3">✔ How created</text:h>
      <text:list text:style-name="L108">
        <text:list-item>
          <text:p text:style-name="P271">Declared outside any function or block</text:p>
        </text:list-item>
        <text:list-item>
          <text:p text:style-name="P271"><text:span text:style-name="Source_20_Text">var</text:span> declared outside functions becomes a global variable</text:p>
        </text:list-item>
        <text:list-item>
          <text:p text:style-name="P271">In browsers, global variables become properties of <text:span text:style-name="Source_20_Text">window</text:span></text:p>
        </text:list-item>
      </text:list>
      <text:h text:style-name="P55" text:outline-level="3"><text:soft-page-break/>✔ Example</text:h>
      <text:p text:style-name="P56"><text:span text:style-name="Source_20_Text">var x = 10;</text:span></text:p>
      <text:p text:style-name="P57"><text:span text:style-name="Source_20_Text">let y = 20;</text:span></text:p>
      <text:p text:style-name="P57"/>
      <text:p text:style-name="P57"><text:span text:style-name="Source_20_Text">function test() {</text:span></text:p>
      <text:p text:style-name="P57"><text:span text:style-name="Source_20_Text"><text:s text:c="2"/>console.log(x, y); // both accessible</text:span></text:p>
      <text:p text:style-name="P57"><text:span text:style-name="Source_20_Text">}</text:span></text:p>
      <text:h text:style-name="P55" text:outline-level="3">✔ Lifetime</text:h>
      <text:p text:style-name="P58">Exists until the page/program ends.</text:p>
      <text:p text:style-name="P60"/>
      <text:h text:style-name="P272" text:outline-level="1">✅ <text:span text:style-name="Strong_20_Emphasis">2. Function Scope</text:span></text:h>
      <text:h text:style-name="P55" text:outline-level="3">✔ Definition</text:h>
      <text:p text:style-name="P58">Variables declared <text:span text:style-name="Strong_20_Emphasis">inside a function</text:span> are accessible <text:span text:style-name="Strong_20_Emphasis">only inside that function</text:span>.</text:p>
      <text:h text:style-name="P55" text:outline-level="3">✔ Only applies to:</text:h>
      <text:list text:style-name="L109">
        <text:list-item>
          <text:p text:style-name="P273"><text:span text:style-name="Source_20_Text">var</text:span></text:p>
        </text:list-item>
        <text:list-item>
          <text:p text:style-name="P273">function declarations</text:p>
        </text:list-item>
        <text:list-item>
          <text:p text:style-name="P273">function parameters</text:p>
        </text:list-item>
      </text:list>
      <text:h text:style-name="P55" text:outline-level="3">✔ Example</text:h>
      <text:p text:style-name="P56"><text:span text:style-name="Source_20_Text">function calc() {</text:span></text:p>
      <text:p text:style-name="P57"><text:span text:style-name="Source_20_Text"><text:s text:c="2"/>var a = 5;</text:span></text:p>
      <text:p text:style-name="P57"><text:span text:style-name="Source_20_Text"><text:s text:c="2"/>console.log(a); // works</text:span></text:p>
      <text:p text:style-name="P57"><text:span text:style-name="Source_20_Text">}</text:span></text:p>
      <text:p text:style-name="P57"/>
      <text:p text:style-name="P57"><text:span text:style-name="Source_20_Text">console.log(a); // ❌ ReferenceError</text:span></text:p>
      <text:h text:style-name="P55" text:outline-level="3">✔ Internally:</text:h>
      <text:p text:style-name="P58">Each function call creates a <text:span text:style-name="Strong_20_Emphasis">Function Execution Context</text:span> with its own <text:span text:style-name="Strong_20_Emphasis">Lexical Environment</text:span>.</text:p>
      <text:p text:style-name="P60"/>
      <text:h text:style-name="P272" text:outline-level="1">✅ <text:span text:style-name="Strong_20_Emphasis">3. Block Scope</text:span></text:h>
      <text:h text:style-name="P55" text:outline-level="3">✔ Definition</text:h>
      <text:p text:style-name="P58">Variables are block-scoped if accessible <text:span text:style-name="Strong_20_Emphasis">only inside </text:span><text:span text:style-name="Strong_20_Emphasis"><text:span text:style-name="Source_20_Text">{ ... }</text:span></text:span>.</text:p>
      <text:h text:style-name="P55" text:outline-level="3"><text:soft-page-break/>✔ Applies to:</text:h>
      <text:list text:style-name="L110">
        <text:list-item>
          <text:p text:style-name="P274"><text:span text:style-name="Source_20_Text">let</text:span></text:p>
        </text:list-item>
        <text:list-item>
          <text:p text:style-name="P274"><text:span text:style-name="Source_20_Text">const</text:span></text:p>
        </text:list-item>
      </text:list>
      <text:h text:style-name="P55" text:outline-level="3">✔ Example</text:h>
      <text:p text:style-name="P56"><text:span text:style-name="Source_20_Text">if (true) {</text:span></text:p>
      <text:p text:style-name="P57"><text:span text:style-name="Source_20_Text"><text:s text:c="2"/>let a = 1;</text:span></text:p>
      <text:p text:style-name="P57"><text:span text:style-name="Source_20_Text"><text:s text:c="2"/>const b = 2;</text:span></text:p>
      <text:p text:style-name="P57"><text:span text:style-name="Source_20_Text">}</text:span></text:p>
      <text:p text:style-name="P57"/>
      <text:p text:style-name="P57"><text:span text:style-name="Source_20_Text">console.log(a, b); // ❌ not accessible</text:span></text:p>
      <text:h text:style-name="P55" text:outline-level="3">✔ Important:</text:h>
      <text:p text:style-name="P58"><text:span text:style-name="Source_20_Text">var</text:span> is <text:span text:style-name="Strong_20_Emphasis">NOT</text:span> block-scoped.</text:p>
      <text:p text:style-name="P56"><text:span text:style-name="Source_20_Text">if (true) {</text:span></text:p>
      <text:p text:style-name="P57"><text:span text:style-name="Source_20_Text"><text:s text:c="2"/>var x = 10;</text:span></text:p>
      <text:p text:style-name="P57"><text:span text:style-name="Source_20_Text">}</text:span></text:p>
      <text:p text:style-name="P57"><text:span text:style-name="Source_20_Text">console.log(x); // ✔ 10</text:span></text:p>
      <text:p text:style-name="P60"/>
      <text:h text:style-name="P272" text:outline-level="1">✅ <text:span text:style-name="Strong_20_Emphasis">4. Local Scope</text:span></text:h>
      <text:p text:style-name="P58">“Local scope” is a general term referring to any scope that is <text:span text:style-name="Strong_20_Emphasis">not global</text:span>.</text:p>
      <text:p text:style-name="P58">This includes:</text:p>
      <text:list text:style-name="L111">
        <text:list-item>
          <text:p text:style-name="P275">function scope</text:p>
        </text:list-item>
        <text:list-item>
          <text:p text:style-name="P275">block scope</text:p>
        </text:list-item>
      </text:list>
      <text:p text:style-name="P58">So:</text:p>
      <text:list text:style-name="L112">
        <text:list-item>
          <text:p text:style-name="P276">Variables inside functions → <text:span text:style-name="Strong_20_Emphasis">local</text:span></text:p>
        </text:list-item>
        <text:list-item>
          <text:p text:style-name="P276">Variables inside blocks → <text:span text:style-name="Strong_20_Emphasis">local</text:span></text:p>
        </text:list-item>
        <text:list-item>
          <text:p text:style-name="P276">Local ≠ a separate scope type → it’s an umbrella term.</text:p>
        </text:list-item>
      </text:list>
      <text:p text:style-name="P60"/>
      <text:h text:style-name="P272" text:outline-level="1">🔥 <text:span text:style-name="Strong_20_Emphasis">Clear Differences (Simple Explanation)</text:span></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Type</text:p>
            </table:table-cell>
            <table:table-cell table:style-name="Table8.A1" office:value-type="string">
              <text:p text:style-name="Table_20_Heading">Created By</text:p>
            </table:table-cell>
            <table:table-cell table:style-name="Table8.A1" office:value-type="string">
              <text:p text:style-name="Table_20_Heading">Applies To</text:p>
            </table:table-cell>
            <table:table-cell table:style-name="Table8.A1" office:value-type="string">
              <text:p text:style-name="Table_20_Heading">Accessible From</text:p>
            </table:table-cell>
            <table:table-cell table:style-name="Table8.A1" office:value-type="string">
              <text:p text:style-name="Table_20_Heading">Notes</text:p>
            </table:table-cell>
          </table:table-row>
        </table:table-header-rows>
        <table:table-row>
          <table:table-cell table:style-name="Table8.A1" office:value-type="string">
            <text:p text:style-name="Table_20_Contents"><text:span text:style-name="Strong_20_Emphasis">Global Scope</text:span></text:p>
          </table:table-cell>
          <table:table-cell table:style-name="Table8.A1" office:value-type="string">
            <text:p text:style-name="Table_20_Contents">Entire <text:soft-page-break/>script/module</text:p>
          </table:table-cell>
          <table:table-cell table:style-name="Table8.A1" office:value-type="string">
            <text:p text:style-name="Table_20_Contents">var, let, const</text:p>
          </table:table-cell>
          <table:table-cell table:style-name="Table8.A1" office:value-type="string">
            <text:p text:style-name="Table_20_Contents">Everywhere</text:p>
          </table:table-cell>
          <table:table-cell table:style-name="Table8.A1" office:value-type="string">
            <text:p text:style-name="Table_20_Contents">lives for entire program</text:p>
          </table:table-cell>
        </table:table-row>
        <table:table-row>
          <table:table-cell table:style-name="Table8.A1" office:value-type="string">
            <text:p text:style-name="Table_20_Contents"><text:span text:style-name="Strong_20_Emphasis">Function Scope</text:span></text:p>
          </table:table-cell>
          <table:table-cell table:style-name="Table8.A1" office:value-type="string">
            <text:p text:style-name="Table_20_Contents">A function call</text:p>
          </table:table-cell>
          <table:table-cell table:style-name="Table8.A1" office:value-type="string">
            <text:p text:style-name="Table_20_Contents">var, function params</text:p>
          </table:table-cell>
          <table:table-cell table:style-name="Table8.A1" office:value-type="string">
            <text:p text:style-name="Table_20_Contents">Only inside function</text:p>
          </table:table-cell>
          <table:table-cell table:style-name="Table8.A1" office:value-type="string">
            <text:p text:style-name="Table_20_Contents"><text:span text:style-name="Source_20_Text">var</text:span> is function-scoped</text:p>
          </table:table-cell>
        </table:table-row>
        <table:table-row>
          <table:table-cell table:style-name="Table8.A1" office:value-type="string">
            <text:p text:style-name="Table_20_Contents"><text:span text:style-name="Strong_20_Emphasis">Block Scope</text:span></text:p>
          </table:table-cell>
          <table:table-cell table:style-name="Table8.A1" office:value-type="string">
            <text:p text:style-name="Table_20_Contents"><text:span text:style-name="Source_20_Text">{}</text:span> blocks</text:p>
          </table:table-cell>
          <table:table-cell table:style-name="Table8.A1" office:value-type="string">
            <text:p text:style-name="Table_20_Contents">let, const</text:p>
          </table:table-cell>
          <table:table-cell table:style-name="Table8.A1" office:value-type="string">
            <text:p text:style-name="Table_20_Contents">Only inside the block</text:p>
          </table:table-cell>
          <table:table-cell table:style-name="Table8.A1" office:value-type="string">
            <text:p text:style-name="Table_20_Contents">introduced in ES6</text:p>
          </table:table-cell>
        </table:table-row>
        <table:table-row>
          <table:table-cell table:style-name="Table8.A1" office:value-type="string">
            <text:p text:style-name="Table_20_Contents"><text:span text:style-name="Strong_20_Emphasis">Local Scope</text:span></text:p>
          </table:table-cell>
          <table:table-cell table:style-name="Table8.A1" office:value-type="string">
            <text:p text:style-name="Table_20_Contents">Inside any function/block</text:p>
          </table:table-cell>
          <table:table-cell table:style-name="Table8.A1" office:value-type="string">
            <text:p text:style-name="Table_20_Contents">var, let, const</text:p>
          </table:table-cell>
          <table:table-cell table:style-name="Table8.A1" office:value-type="string">
            <text:p text:style-name="Table_20_Contents">Only inside that block/function</text:p>
          </table:table-cell>
          <table:table-cell table:style-name="Table8.A1" office:value-type="string">
            <text:p text:style-name="Table_20_Contents">NOT an official separate category</text:p>
          </table:table-cell>
        </table:table-row>
      </table:table>
      <text:h text:style-name="P277" text:outline-level="3">➤ Global + Function + Block</text:h>
      <text:p text:style-name="P56"><text:span text:style-name="Source_20_Text">var globalVar = "GLOBAL";</text:span></text:p>
      <text:p text:style-name="P57"/>
      <text:p text:style-name="P57"><text:span text:style-name="Source_20_Text">function outer() {</text:span></text:p>
      <text:p text:style-name="P57"><text:span text:style-name="Source_20_Text"><text:s text:c="2"/>var funcVar = "FUNCTION";</text:span></text:p>
      <text:p text:style-name="P57"/>
      <text:p text:style-name="P57"><text:span text:style-name="Source_20_Text"><text:s text:c="2"/>if (true) {</text:span></text:p>
      <text:p text:style-name="P57"><text:span text:style-name="Source_20_Text"><text:s text:c="4"/>let blockVar = "BLOCK";</text:span></text:p>
      <text:p text:style-name="P57"><text:span text:style-name="Source_20_Text"><text:s text:c="4"/>console.log(globalVar); // ✔</text:span></text:p>
      <text:p text:style-name="P57"><text:span text:style-name="Source_20_Text"><text:s text:c="4"/>console.log(funcVar); <text:s text:c="2"/>// ✔</text:span></text:p>
      <text:p text:style-name="P57"><text:span text:style-name="Source_20_Text"><text:s text:c="4"/>console.log(blockVar); <text:s/>// ✔</text:span></text:p>
      <text:p text:style-name="P57"><text:span text:style-name="Source_20_Text"><text:s text:c="2"/>}</text:span></text:p>
      <text:p text:style-name="P57"/>
      <text:p text:style-name="P57"><text:span text:style-name="Source_20_Text"><text:s text:c="2"/>console.log(blockVar); // ❌ blockVar is not defined</text:span></text:p>
      <text:p text:style-name="P57"><text:span text:style-name="Source_20_Text">}</text:span></text:p>
      <text:p text:style-name="P57"/>
      <text:p text:style-name="P57"><text:span text:style-name="Source_20_Text">outer();</text:span></text:p>
      <text:p text:style-name="P60"/>
      <text:h text:style-name="P272" text:outline-level="1">🔥 Interview Trick Example</text:h>
      <text:p text:style-name="P56"><text:span text:style-name="Source_20_Text">var a = 10;</text:span></text:p>
      <text:p text:style-name="P57"/>
      <text:p text:style-name="P57"><text:span text:style-name="Source_20_Text">function test() {</text:span></text:p>
      <text:p text:style-name="P57"><text:span text:style-name="Source_20_Text"><text:s text:c="2"/>if (true) {</text:span></text:p>
      <text:p text:style-name="P57"><text:span text:style-name="Source_20_Text"><text:s text:c="4"/>var a = 20;</text:span></text:p>
      <text:p text:style-name="P57"><text:span text:style-name="Source_20_Text"><text:s text:c="4"/>let b = 30;</text:span></text:p>
      <text:p text:style-name="P57"><text:span text:style-name="Source_20_Text"><text:s text:c="2"/>}</text:span></text:p>
      <text:p text:style-name="P57"><text:span text:style-name="Source_20_Text"><text:s text:c="2"/>console.log(a); // 20</text:span></text:p>
      <text:p text:style-name="P57"><text:soft-page-break/><text:span text:style-name="Source_20_Text"><text:s text:c="2"/>console.log(b); // ❌ ReferenceError</text:span></text:p>
      <text:p text:style-name="P57"><text:span text:style-name="Source_20_Text">}</text:span></text:p>
      <text:p text:style-name="P57"/>
      <text:p text:style-name="P57"><text:span text:style-name="Source_20_Text">test();</text:span></text:p>
      <text:p text:style-name="P58">Why?</text:p>
      <text:list text:style-name="L113">
        <text:list-item>
          <text:p text:style-name="P278"><text:span text:style-name="Source_20_Text">var a = 20</text:span> overrides the function-scoped <text:span text:style-name="Source_20_Text">a</text:span></text:p>
        </text:list-item>
        <text:list-item>
          <text:p text:style-name="P278"><text:span text:style-name="Source_20_Text">let b</text:span> exists only inside the block</text:p>
        </text:list-item>
      </text:list>
      <text:p text:style-name="P60"/>
      <text:h text:style-name="P272" text:outline-level="1">🎯 Quick Summary (One-Liner)</text:h>
      <text:list text:style-name="L114">
        <text:list-item>
          <text:p text:style-name="P279"><text:span text:style-name="Strong_20_Emphasis">Global scope</text:span>: available everywhere</text:p>
        </text:list-item>
        <text:list-item>
          <text:p text:style-name="P279"><text:span text:style-name="Strong_20_Emphasis">Function scope</text:span>: available only inside a function</text:p>
        </text:list-item>
        <text:list-item>
          <text:p text:style-name="P279"><text:span text:style-name="Strong_20_Emphasis">Block scope</text:span>: available only inside <text:span text:style-name="Source_20_Text">{}</text:span></text:p>
        </text:list-item>
        <text:list-item>
          <text:p text:style-name="P279"><text:span text:style-name="Strong_20_Emphasis">Local scope</text:span>: general term for any non-global scope</text:p>
        </text:list-item>
      </text:list>
      <text:p text:style-name="P60"/>
      <text:p text:style-name="P40"/>
      <text:list xml:id="list231113029864980" text:continue-list="list231112112520027" text:style-name="L100">
        <text:list-item>
          <text:p text:style-name="P254">What is lexical scope?</text:p>
        </text:list-item>
      </text:list>
      <text:h text:style-name="P280" text:outline-level="1">✅ <text:span text:style-name="Strong_20_Emphasis">What is Lexical Scope? (Deep Explanation)</text:span></text:h>
      <text:p text:style-name="P281"><text:span text:style-name="Strong_20_Emphasis">Lexical scope</text:span> (also called <text:span text:style-name="Strong_20_Emphasis">static scope</text:span>) means:</text:p>
      <text:p text:style-name="P282"><text:span text:style-name="Strong_20_Emphasis">A function’s scope is determined by where it is written in the source code — not by where it is called.</text:span></text:p>
      <text:p text:style-name="P281">In simple words:</text:p>
      <text:list text:style-name="L115">
        <text:list-item>
          <text:p text:style-name="P283">JS looks at <text:span text:style-name="Strong_20_Emphasis">the physical location of your code</text:span> to determine which variables are accessible.</text:p>
        </text:list-item>
        <text:list-item>
          <text:p text:style-name="P283">This is decided <text:span text:style-name="Strong_20_Emphasis">at compile time</text:span>, not at runtime.</text:p>
        </text:list-item>
      </text:list>
      <text:p text:style-name="P284"/>
      <text:h text:style-name="P285" text:outline-level="1">🔥 <text:span text:style-name="Strong_20_Emphasis">Why is it called “Lexical”?</text:span></text:h>
      <text:p text:style-name="P281">Because the JavaScript engine uses a <text:span text:style-name="Strong_20_Emphasis">lexical environment</text:span> — a structure created during the compile phase — that maps identifiers to variables based on <text:span text:style-name="Strong_20_Emphasis">code position (lexing)</text:span>.</text:p>
      <text:p text:style-name="P284"/>
      <text:h text:style-name="P285" text:outline-level="1"><text:soft-page-break/>🧠 <text:span text:style-name="Strong_20_Emphasis">How it works internally (V8 view)</text:span></text:h>
      <text:p text:style-name="P281">Before executing code, JavaScript performs a <text:span text:style-name="Strong_20_Emphasis">compile step</text:span>.</text:p>
      <text:p text:style-name="P281">During this step, the engine builds two structures:</text:p>
      <text:h text:style-name="P286" text:outline-level="3">1. <text:span text:style-name="Strong_20_Emphasis">Lexical Environment</text:span></text:h>
      <text:p text:style-name="P281">Contains:</text:p>
      <text:list text:style-name="L116">
        <text:list-item>
          <text:p text:style-name="P287">variable name</text:p>
        </text:list-item>
        <text:list-item>
          <text:p text:style-name="P287">its scope</text:p>
        </text:list-item>
        <text:list-item>
          <text:p text:style-name="P287">value placeholder (uninitialized / undefined)</text:p>
        </text:list-item>
        <text:list-item>
          <text:p text:style-name="P287">link to parent lexical environment</text:p>
        </text:list-item>
      </text:list>
      <text:h text:style-name="P286" text:outline-level="3">2. <text:span text:style-name="Strong_20_Emphasis">Environment Record</text:span></text:h>
      <text:p text:style-name="P281">A table storing:</text:p>
      <text:list text:style-name="L117">
        <text:list-item>
          <text:p text:style-name="P288"><text:span text:style-name="Source_20_Text">let</text:span> and <text:span text:style-name="Source_20_Text">const</text:span> bindings → in <text:span text:style-name="Strong_20_Emphasis">LexicalEnvironment</text:span></text:p>
        </text:list-item>
        <text:list-item>
          <text:p text:style-name="P288"><text:span text:style-name="Source_20_Text">var</text:span> bindings → in <text:span text:style-name="Strong_20_Emphasis">VariableEnvironment</text:span></text:p>
        </text:list-item>
      </text:list>
      <text:p text:style-name="P281">These environments form a <text:span text:style-name="Strong_20_Emphasis">scope chain</text:span>.</text:p>
      <text:p text:style-name="P281">👉 <text:span text:style-name="Strong_20_Emphasis">When you reference a variable, JavaScript climbs the scope chain, starting from the innermost lexical environment and moving outward.</text:span></text:p>
      <text:p text:style-name="P284"/>
      <text:h text:style-name="P285" text:outline-level="1">🧩 Example (Explains Everything)</text:h>
      <text:p text:style-name="P289"><text:span text:style-name="Source_20_Text">const a = 10;</text:span></text:p>
      <text:p text:style-name="P290"/>
      <text:p text:style-name="P290"><text:span text:style-name="Source_20_Text">function outer() {</text:span></text:p>
      <text:p text:style-name="P290"><text:span text:style-name="Source_20_Text"><text:s text:c="2"/>const b = 20;</text:span></text:p>
      <text:p text:style-name="P290"/>
      <text:p text:style-name="P290"><text:span text:style-name="Source_20_Text"><text:s text:c="2"/>function inner() {</text:span></text:p>
      <text:p text:style-name="P290"><text:span text:style-name="Source_20_Text"><text:s text:c="4"/>const c = 30;</text:span></text:p>
      <text:p text:style-name="P290"><text:span text:style-name="Source_20_Text"><text:s text:c="4"/>console.log(a, b, c);</text:span></text:p>
      <text:p text:style-name="P290"><text:span text:style-name="Source_20_Text"><text:s text:c="2"/>}</text:span></text:p>
      <text:p text:style-name="P290"/>
      <text:p text:style-name="P290"><text:span text:style-name="Source_20_Text"><text:s text:c="2"/>inner();</text:span></text:p>
      <text:p text:style-name="P290"><text:span text:style-name="Source_20_Text">}</text:span></text:p>
      <text:h text:style-name="P286" text:outline-level="3"><text:soft-page-break/>❗ What’s the lexical scope of <text:span text:style-name="Source_20_Text">inner()</text:span>?</text:h>
      <text:p text:style-name="P281"><text:span text:style-name="Source_20_Text">inner()</text:span> has access to:</text:p>
      <text:p text:style-name="P289"><text:span text:style-name="Source_20_Text">inner -&gt; outer -&gt; global</text:span></text:p>
      <text:p text:style-name="P281">NOT because it was <text:span text:style-name="Strong_20_Emphasis">called</text:span> inside <text:span text:style-name="Source_20_Text">outer()</text:span>,<text:line-break/>but because it was <text:span text:style-name="Strong_20_Emphasis">written</text:span> inside <text:span text:style-name="Source_20_Text">outer()</text:span>.</text:p>
      <text:p text:style-name="P281">If <text:span text:style-name="Source_20_Text">inner()</text:span> was called somewhere else, it would STILL remember the variables of the place where it was <text:span text:style-name="Strong_20_Emphasis">defined</text:span>, not where it is called.</text:p>
      <text:p text:style-name="P284"/>
      <text:h text:style-name="P285" text:outline-level="1">🛑 Key Point: <text:span text:style-name="Strong_20_Emphasis">Call location does NOT matter.</text:span></text:h>
      <text:p text:style-name="P281">Example:</text:p>
      <text:p text:style-name="P289"><text:span text:style-name="Source_20_Text">function foo() {</text:span></text:p>
      <text:p text:style-name="P290"><text:span text:style-name="Source_20_Text"><text:s text:c="2"/>const x = 100;</text:span></text:p>
      <text:p text:style-name="P290"><text:span text:style-name="Source_20_Text"><text:s text:c="2"/>bar();</text:span></text:p>
      <text:p text:style-name="P290"><text:span text:style-name="Source_20_Text">}</text:span></text:p>
      <text:p text:style-name="P290"/>
      <text:p text:style-name="P290"><text:span text:style-name="Source_20_Text">function bar() {</text:span></text:p>
      <text:p text:style-name="P290"><text:span text:style-name="Source_20_Text"><text:s text:c="2"/>console.log(x);</text:span></text:p>
      <text:p text:style-name="P290"><text:span text:style-name="Source_20_Text">}</text:span></text:p>
      <text:p text:style-name="P290"/>
      <text:p text:style-name="P290"><text:span text:style-name="Source_20_Text">foo();</text:span></text:p>
      <text:p text:style-name="P281">This throws:</text:p>
      <text:p text:style-name="P289"><text:span text:style-name="Source_20_Text">ReferenceError: x is not defined</text:span></text:p>
      <text:p text:style-name="P281">Even though <text:span text:style-name="Source_20_Text">bar()</text:span> is called <text:span text:style-name="Emphasis">inside</text:span> <text:span text:style-name="Source_20_Text">foo()</text:span>,<text:line-break/>it has <text:span text:style-name="Strong_20_Emphasis">no access</text:span> to <text:span text:style-name="Source_20_Text">foo()</text:span>’s scope…</text:p>
      <text:p text:style-name="P281">Because it was <text:span text:style-name="Strong_20_Emphasis">not lexically defined inside it</text:span>.</text:p>
      <text:p text:style-name="P284"/>
      <text:h text:style-name="P285" text:outline-level="1">🧨 Real-world example: closures &amp; lexical scope</text:h>
      <text:p text:style-name="P281">Lexical scope is the foundation for <text:span text:style-name="Strong_20_Emphasis">closures</text:span>.</text:p>
      <text:p text:style-name="P289"><text:span text:style-name="Source_20_Text">function makeCounter() {</text:span></text:p>
      <text:p text:style-name="P290"><text:span text:style-name="Source_20_Text"><text:s text:c="2"/>let count = 0;</text:span></text:p>
      <text:p text:style-name="P290"/>
      <text:p text:style-name="P290"><text:soft-page-break/><text:span text:style-name="Source_20_Text"><text:s text:c="2"/>return function () {</text:span></text:p>
      <text:p text:style-name="P290"><text:span text:style-name="Source_20_Text"><text:s text:c="4"/>count++;</text:span></text:p>
      <text:p text:style-name="P290"><text:span text:style-name="Source_20_Text"><text:s text:c="4"/>return count;</text:span></text:p>
      <text:p text:style-name="P290"><text:span text:style-name="Source_20_Text"><text:s text:c="2"/>}</text:span></text:p>
      <text:p text:style-name="P290"><text:span text:style-name="Source_20_Text">}</text:span></text:p>
      <text:p text:style-name="P290"/>
      <text:p text:style-name="P290"><text:span text:style-name="Source_20_Text">const counter = makeCounter();</text:span></text:p>
      <text:p text:style-name="P290"><text:span text:style-name="Source_20_Text">counter(); // 1</text:span></text:p>
      <text:p text:style-name="P290"><text:span text:style-name="Source_20_Text">counter(); // 2</text:span></text:p>
      <text:p text:style-name="P281">Even after <text:span text:style-name="Source_20_Text">makeCounter</text:span> finishes,<text:line-break/>the inner function still remembers the <text:span text:style-name="Strong_20_Emphasis">lexical environment</text:span> where it was defined.</text:p>
      <text:p text:style-name="P281">That is <text:span text:style-name="Strong_20_Emphasis">closure</text:span> — powered by lexical scope.</text:p>
      <text:p text:style-name="P284"/>
      <text:h text:style-name="P285" text:outline-level="1">🥇 Final Senior Summary</text:h>
      <text:p text:style-name="P281"><text:span text:style-name="Strong_20_Emphasis">Lexical Scope means:</text:span></text:p>
      <text:list text:style-name="L118">
        <text:list-item>
          <text:p text:style-name="P291">Scope is based on <text:span text:style-name="Strong_20_Emphasis">code structure</text:span>, not runtime behavior.</text:p>
        </text:list-item>
        <text:list-item>
          <text:p text:style-name="P291">JavaScript determines available variables during the <text:span text:style-name="Strong_20_Emphasis">compile phase</text:span>.</text:p>
        </text:list-item>
        <text:list-item>
          <text:p text:style-name="P291">Each function carries a backpack called a <text:span text:style-name="Strong_20_Emphasis">lexical environment</text:span>.</text:p>
        </text:list-item>
        <text:list-item>
          <text:p text:style-name="P291">Functions remember the scope where they were created → <text:span text:style-name="Strong_20_Emphasis">closures</text:span>.</text:p>
        </text:list-item>
        <text:list-item>
          <text:p text:style-name="P291">Call site does not affect variable visibility; definition site does.</text:p>
        </text:list-item>
      </text:list>
      <text:p text:style-name="P284"/>
      <text:p text:style-name="P292"/>
      <text:list xml:id="list231113414095213" text:continue-list="list231113029864980" text:style-name="L100">
        <text:list-item>
          <text:p text:style-name="P254">What is a closure? Give examples.</text:p>
        </text:list-item>
      </text:list>
      <text:p text:style-name="P293">A <text:span text:style-name="Strong_20_Emphasis">closure</text:span> is:</text:p>
      <text:p text:style-name="P294"><text:span text:style-name="Strong_20_Emphasis">A function that remembers the variables from its lexical scope even after that outer function has finished executing.</text:span></text:p>
      <text:p text:style-name="P295">In other words:</text:p>
      <text:list text:style-name="L119">
        <text:list-item>
          <text:p text:style-name="P296">A function <text:span text:style-name="Strong_20_Emphasis">carries its lexical environment with it</text:span>.</text:p>
        </text:list-item>
        <text:list-item>
          <text:p text:style-name="P296">This environment <text:span text:style-name="Strong_20_Emphasis">persists</text:span> even after the outer function is gone.</text:p>
        </text:list-item>
        <text:list-item>
          <text:p text:style-name="P296">The inner function still has <text:span text:style-name="Strong_20_Emphasis">access to variables that should have been garbage-collected</text:span>, but aren't, because the closure still holds references.</text:p>
        </text:list-item>
      </text:list>
      <text:p text:style-name="P297"/>
      <text:h text:style-name="P298" text:outline-level="1"><text:soft-page-break/>🔥 How JavaScript Internally Creates Closures (V8 Internals)</text:h>
      <text:p text:style-name="P295">When JS sees a nested function:</text:p>
      <text:p text:style-name="P299"><text:span text:style-name="Source_20_Text">function outer() {</text:span></text:p>
      <text:p text:style-name="P300"><text:span text:style-name="Source_20_Text"><text:s text:c="2"/>let x = 10;</text:span></text:p>
      <text:p text:style-name="P300"/>
      <text:p text:style-name="P300"><text:span text:style-name="Source_20_Text"><text:s text:c="2"/>function inner() {</text:span></text:p>
      <text:p text:style-name="P300"><text:span text:style-name="Source_20_Text"><text:s text:c="4"/>console.log(x);</text:span></text:p>
      <text:p text:style-name="P300"><text:span text:style-name="Source_20_Text"><text:s text:c="2"/>}</text:span></text:p>
      <text:p text:style-name="P300"><text:span text:style-name="Source_20_Text">}</text:span></text:p>
      <text:p text:style-name="P295">During compilation:</text:p>
      <text:list text:style-name="L120">
        <text:list-item>
          <text:p text:style-name="P301">JS creates a <text:span text:style-name="Strong_20_Emphasis">Lexical Environment</text:span> object for <text:span text:style-name="Source_20_Text">outer</text:span>.</text:p>
        </text:list-item>
        <text:list-item>
          <text:p text:style-name="P301">All variables (<text:span text:style-name="Source_20_Text">x</text:span>) are stored in this environment.</text:p>
        </text:list-item>
        <text:list-item>
          <text:p text:style-name="P301">When <text:span text:style-name="Source_20_Text">inner</text:span> is created, JS attaches a <text:span text:style-name="Strong_20_Emphasis">hidden [[Environment]] pointer</text:span> inside the function.</text:p>
        </text:list-item>
        <text:list-item>
          <text:p text:style-name="P301">This pointer refers to the <text:span text:style-name="Strong_20_Emphasis">outer lexical environment</text:span>.</text:p>
        </text:list-item>
      </text:list>
      <text:p text:style-name="P295">This is the closure.</text:p>
      <text:p text:style-name="P295"><text:span text:style-name="Strong_20_Emphasis">Important:</text:span><text:line-break/>A closure is <text:span text:style-name="Strong_20_Emphasis">not created at call time</text:span>, but <text:span text:style-name="Strong_20_Emphasis">at definition time</text:span>.</text:p>
      <text:p text:style-name="P297"/>
      <text:h text:style-name="P298" text:outline-level="1">🧩 Example 1: Classic Closure</text:h>
      <text:p text:style-name="P299"><text:span text:style-name="Source_20_Text">function outer() {</text:span></text:p>
      <text:p text:style-name="P300"><text:span text:style-name="Source_20_Text"><text:s text:c="2"/>let counter = 0;</text:span></text:p>
      <text:p text:style-name="P300"/>
      <text:p text:style-name="P300"><text:span text:style-name="Source_20_Text"><text:s text:c="2"/>function inner() {</text:span></text:p>
      <text:p text:style-name="P300"><text:span text:style-name="Source_20_Text"><text:s text:c="4"/>counter++;</text:span></text:p>
      <text:p text:style-name="P300"><text:span text:style-name="Source_20_Text"><text:s text:c="4"/>console.log(counter);</text:span></text:p>
      <text:p text:style-name="P300"><text:span text:style-name="Source_20_Text"><text:s text:c="2"/>}</text:span></text:p>
      <text:p text:style-name="P300"/>
      <text:p text:style-name="P300"><text:span text:style-name="Source_20_Text"><text:s text:c="2"/>return inner;</text:span></text:p>
      <text:p text:style-name="P300"><text:span text:style-name="Source_20_Text">}</text:span></text:p>
      <text:p text:style-name="P300"/>
      <text:p text:style-name="P300"><text:soft-page-break/><text:span text:style-name="Source_20_Text">const fn = outer();</text:span></text:p>
      <text:p text:style-name="P300"><text:span text:style-name="Source_20_Text">fn(); // 1</text:span></text:p>
      <text:p text:style-name="P300"><text:span text:style-name="Source_20_Text">fn(); // 2</text:span></text:p>
      <text:p text:style-name="P300"><text:span text:style-name="Source_20_Text">fn(); // 3</text:span></text:p>
      <text:p text:style-name="P295">Even though <text:span text:style-name="Source_20_Text">outer()</text:span> has finished:</text:p>
      <text:list text:style-name="L121">
        <text:list-item>
          <text:p text:style-name="P302"><text:span text:style-name="Source_20_Text">counter</text:span> does <text:span text:style-name="Strong_20_Emphasis">not</text:span> get garbage-collected.</text:p>
        </text:list-item>
        <text:list-item>
          <text:p text:style-name="P302">It lives in the closure's environment.</text:p>
        </text:list-item>
        <text:list-item>
          <text:p text:style-name="P302"><text:span text:style-name="Source_20_Text">inner()</text:span> keeps it alive.</text:p>
        </text:list-item>
      </text:list>
      <text:p text:style-name="P297"/>
      <text:h text:style-name="P298" text:outline-level="1">🧩 Example 2: Closure for Data Privacy (Real use-case)</text:h>
      <text:p text:style-name="P299"><text:span text:style-name="Source_20_Text">function createBankAccount() {</text:span></text:p>
      <text:p text:style-name="P300"><text:span text:style-name="Source_20_Text"><text:s text:c="2"/>let balance = 1000;</text:span></text:p>
      <text:p text:style-name="P300"/>
      <text:p text:style-name="P300"><text:span text:style-name="Source_20_Text"><text:s text:c="2"/>return {</text:span></text:p>
      <text:p text:style-name="P300"><text:span text:style-name="Source_20_Text"><text:s text:c="4"/>deposit(amount) {</text:span></text:p>
      <text:p text:style-name="P300"><text:span text:style-name="Source_20_Text"><text:s text:c="6"/>balance += amount;</text:span></text:p>
      <text:p text:style-name="P300"><text:span text:style-name="Source_20_Text"><text:s text:c="4"/>},</text:span></text:p>
      <text:p text:style-name="P300"><text:span text:style-name="Source_20_Text"><text:s text:c="4"/>getBalance() {</text:span></text:p>
      <text:p text:style-name="P300"><text:span text:style-name="Source_20_Text"><text:s text:c="6"/>return balance;</text:span></text:p>
      <text:p text:style-name="P300"><text:span text:style-name="Source_20_Text"><text:s text:c="4"/>}</text:span></text:p>
      <text:p text:style-name="P300"><text:span text:style-name="Source_20_Text"><text:s text:c="2"/>};</text:span></text:p>
      <text:p text:style-name="P300"><text:span text:style-name="Source_20_Text">}</text:span></text:p>
      <text:p text:style-name="P300"/>
      <text:p text:style-name="P300"><text:span text:style-name="Source_20_Text">const acc = createBankAccount();</text:span></text:p>
      <text:p text:style-name="P300"><text:span text:style-name="Source_20_Text">acc.deposit(500);</text:span></text:p>
      <text:p text:style-name="P300"><text:span text:style-name="Source_20_Text">console.log(acc.getBalance()); // 1500</text:span></text:p>
      <text:p text:style-name="P295">Here:</text:p>
      <text:list text:style-name="L122">
        <text:list-item>
          <text:p text:style-name="P303"><text:span text:style-name="Source_20_Text">balance</text:span> is <text:span text:style-name="Strong_20_Emphasis">private</text:span>.</text:p>
        </text:list-item>
        <text:list-item>
          <text:p text:style-name="P303">No external code can modify it directly.</text:p>
        </text:list-item>
        <text:list-item>
          <text:p text:style-name="P303">Only closure functions can access it.</text:p>
        </text:list-item>
      </text:list>
      <text:p text:style-name="P295"><text:soft-page-break/>This is how libraries simulate <text:span text:style-name="Strong_20_Emphasis">private variables</text:span>.</text:p>
      <text:p text:style-name="P297"/>
      <text:h text:style-name="P298" text:outline-level="1">🧩 Example 3: Closure inside Loops (Common Pitfall)</text:h>
      <text:p text:style-name="P295"><text:span text:style-name="Strong_20_Emphasis">Classic issue before </text:span><text:span text:style-name="Strong_20_Emphasis"><text:span text:style-name="Source_20_Text">let</text:span></text:span><text:span text:style-name="Strong_20_Emphasis">:</text:span></text:p>
      <text:p text:style-name="P299"><text:span text:style-name="Source_20_Text">for (var i = 1; i &lt;= 3; i++) {</text:span></text:p>
      <text:p text:style-name="P300"><text:span text:style-name="Source_20_Text"><text:s text:c="2"/>setTimeout(() =&gt; console.log(i), 1000);</text:span></text:p>
      <text:p text:style-name="P300"><text:span text:style-name="Source_20_Text">}</text:span></text:p>
      <text:p text:style-name="P295">Output:</text:p>
      <text:p text:style-name="P299"><text:span text:style-name="Source_20_Text">4</text:span></text:p>
      <text:p text:style-name="P300"><text:span text:style-name="Source_20_Text">4</text:span></text:p>
      <text:p text:style-name="P300"><text:span text:style-name="Source_20_Text">4</text:span></text:p>
      <text:p text:style-name="P295">Why?</text:p>
      <text:list text:style-name="L123">
        <text:list-item>
          <text:p text:style-name="P304"><text:span text:style-name="Source_20_Text">var</text:span> is function-scoped.</text:p>
        </text:list-item>
        <text:list-item>
          <text:p text:style-name="P304">All callbacks share the <text:span text:style-name="Strong_20_Emphasis">same </text:span><text:span text:style-name="Strong_20_Emphasis"><text:span text:style-name="Source_20_Text">i</text:span></text:span> (which becomes 4 at the end).</text:p>
        </text:list-item>
      </text:list>
      <text:p text:style-name="P295">Solution using closures + IIFE:</text:p>
      <text:p text:style-name="P299"><text:span text:style-name="Source_20_Text">for (var i = 1; i &lt;= 3; i++) {</text:span></text:p>
      <text:p text:style-name="P300"><text:span text:style-name="Source_20_Text"><text:s text:c="2"/>(function (j) {</text:span></text:p>
      <text:p text:style-name="P300"><text:span text:style-name="Source_20_Text"><text:s text:c="4"/>setTimeout(() =&gt; console.log(j), 1000);</text:span></text:p>
      <text:p text:style-name="P300"><text:span text:style-name="Source_20_Text"><text:s text:c="2"/>})(i);</text:span></text:p>
      <text:p text:style-name="P300"><text:span text:style-name="Source_20_Text">}</text:span></text:p>
      <text:p text:style-name="P295">Or easier today (block scope):</text:p>
      <text:p text:style-name="P299"><text:span text:style-name="Source_20_Text">for (let i = 1; i &lt;= 3; i++) {</text:span></text:p>
      <text:p text:style-name="P300"><text:span text:style-name="Source_20_Text"><text:s text:c="2"/>setTimeout(() =&gt; console.log(i), 1000);</text:span></text:p>
      <text:p text:style-name="P300"><text:span text:style-name="Source_20_Text">}</text:span></text:p>
      <text:p text:style-name="P297"/>
      <text:h text:style-name="P298" text:outline-level="1">🧩 Example 4: Returning Multiple Closures Sharing Same Scope</text:h>
      <text:p text:style-name="P299"><text:span text:style-name="Source_20_Text">function counter() {</text:span></text:p>
      <text:p text:style-name="P300"><text:span text:style-name="Source_20_Text"><text:s text:c="2"/>let count = 0;</text:span></text:p>
      <text:p text:style-name="P300"><text:soft-page-break/></text:p>
      <text:p text:style-name="P300"><text:span text:style-name="Source_20_Text"><text:s text:c="2"/>return {</text:span></text:p>
      <text:p text:style-name="P300"><text:span text:style-name="Source_20_Text"><text:s text:c="4"/>inc() { count++; },</text:span></text:p>
      <text:p text:style-name="P300"><text:span text:style-name="Source_20_Text"><text:s text:c="4"/>dec() { count--; },</text:span></text:p>
      <text:p text:style-name="P300"><text:span text:style-name="Source_20_Text"><text:s text:c="4"/>get() { return count; }</text:span></text:p>
      <text:p text:style-name="P300"><text:span text:style-name="Source_20_Text"><text:s text:c="2"/>};</text:span></text:p>
      <text:p text:style-name="P300"><text:span text:style-name="Source_20_Text">}</text:span></text:p>
      <text:p text:style-name="P300"/>
      <text:p text:style-name="P300"><text:span text:style-name="Source_20_Text">const c = counter();</text:span></text:p>
      <text:p text:style-name="P300"><text:span text:style-name="Source_20_Text">c.inc();</text:span></text:p>
      <text:p text:style-name="P300"><text:span text:style-name="Source_20_Text">c.inc();</text:span></text:p>
      <text:p text:style-name="P300"><text:span text:style-name="Source_20_Text">console.log(c.get()); // 2</text:span></text:p>
      <text:p text:style-name="P300"><text:span text:style-name="Source_20_Text">c.dec();</text:span></text:p>
      <text:p text:style-name="P300"><text:span text:style-name="Source_20_Text">console.log(c.get()); // 1</text:span></text:p>
      <text:p text:style-name="P295">All inner functions share the <text:span text:style-name="Strong_20_Emphasis">same closure environment</text:span>.</text:p>
      <text:p text:style-name="P297"/>
      <text:h text:style-name="P298" text:outline-level="1">🧩 Example 5: Closure in Callbacks</text:h>
      <text:p text:style-name="P299"><text:span text:style-name="Source_20_Text">function fetchLater(msg) {</text:span></text:p>
      <text:p text:style-name="P300"><text:span text:style-name="Source_20_Text"><text:s text:c="2"/>setTimeout(() =&gt; {</text:span></text:p>
      <text:p text:style-name="P300"><text:span text:style-name="Source_20_Text"><text:s text:c="4"/>console.log("Message:", msg);</text:span></text:p>
      <text:p text:style-name="P300"><text:span text:style-name="Source_20_Text"><text:s text:c="2"/>}, 2000);</text:span></text:p>
      <text:p text:style-name="P300"><text:span text:style-name="Source_20_Text">}</text:span></text:p>
      <text:p text:style-name="P300"/>
      <text:p text:style-name="P300"><text:span text:style-name="Source_20_Text">fetchLater("Hello");</text:span></text:p>
      <text:p text:style-name="P295">The callback still has access to <text:span text:style-name="Source_20_Text">msg</text:span> after <text:span text:style-name="Source_20_Text">fetchLater</text:span> is gone.</text:p>
      <text:p text:style-name="P297"/>
      <text:h text:style-name="P298" text:outline-level="1">🧨 Important Notes Only Seniors Mention</text:h>
      <text:h text:style-name="P305" text:outline-level="3">1. Closures can cause memory leaks if misused</text:h>
      <text:p text:style-name="P295">Example:</text:p>
      <text:p text:style-name="P299"><text:span text:style-name="Source_20_Text">function bad() {</text:span></text:p>
      <text:p text:style-name="P300"><text:span text:style-name="Source_20_Text"><text:s text:c="2"/>const hugeData = new Array(1000000).fill("x");</text:span></text:p>
      <text:p text:style-name="P300"/>
      <text:p text:style-name="P300"><text:soft-page-break/><text:span text:style-name="Source_20_Text"><text:s text:c="2"/>return function () {</text:span></text:p>
      <text:p text:style-name="P300"><text:span text:style-name="Source_20_Text"><text:s text:c="4"/>console.log("Still alive");</text:span></text:p>
      <text:p text:style-name="P300"><text:span text:style-name="Source_20_Text"><text:s text:c="2"/>};</text:span></text:p>
      <text:p text:style-name="P300"><text:span text:style-name="Source_20_Text">}</text:span></text:p>
      <text:p text:style-name="P295">Even though <text:span text:style-name="Source_20_Text">hugeData</text:span> is never used in the returned function,<text:line-break/>it stays in memory <text:span text:style-name="Strong_20_Emphasis">because the closure keeps a reference to the whole environment</text:span>.</text:p>
      <text:h text:style-name="P305" text:outline-level="3">2. JS engines optimize closures</text:h>
      <text:p text:style-name="P295">V8 aggressively analyzes variable usage and may:</text:p>
      <text:list text:style-name="L124">
        <text:list-item>
          <text:p text:style-name="P306">Promote unused variables out of memory</text:p>
        </text:list-item>
        <text:list-item>
          <text:p text:style-name="P306">Split lexical environments</text:p>
        </text:list-item>
        <text:list-item>
          <text:p text:style-name="P306">Inline closures for performance</text:p>
        </text:list-item>
      </text:list>
      <text:p text:style-name="P295">Closures are optimized A LOT behind the scenes.</text:p>
      <text:p text:style-name="P297"/>
      <text:h text:style-name="P298" text:outline-level="1">🥇 <text:span text:style-name="Strong_20_Emphasis">Final Senior Summary</text:span></text:h>
      <text:p text:style-name="P295">A closure is:</text:p>
      <text:list text:style-name="L125">
        <text:list-item>
          <text:p text:style-name="P307">A function + the preserved lexical scope where it was created.</text:p>
        </text:list-item>
        <text:list-item>
          <text:p text:style-name="P307">Created at <text:span text:style-name="Strong_20_Emphasis">definition time</text:span>, not execution time.</text:p>
        </text:list-item>
        <text:list-item>
          <text:p text:style-name="P307">Used for:</text:p>
          <text:list>
            <text:list-item>
              <text:p text:style-name="P307">private data</text:p>
            </text:list-item>
            <text:list-item>
              <text:p text:style-name="P307">maintaining state</text:p>
            </text:list-item>
            <text:list-item>
              <text:p text:style-name="P307">event handlers</text:p>
            </text:list-item>
            <text:list-item>
              <text:p text:style-name="P307">asynchronous callbacks</text:p>
            </text:list-item>
            <text:list-item>
              <text:p text:style-name="P307">currying &amp; functional programming</text:p>
            </text:list-item>
          </text:list>
        </text:list-item>
      </text:list>
      <text:p text:style-name="P295">Closures are the <text:span text:style-name="Strong_20_Emphasis">heart of JavaScript</text:span> — they power most advanced patterns.</text:p>
      <text:p text:style-name="P297"/>
      <text:p text:style-name="P293"/>
      <text:list xml:id="list231113516158794" text:continue-list="list231113414095213" text:style-name="L100">
        <text:list-item>
          <text:p text:style-name="P254">Real-world use cases of closures.</text:p>
        </text:list-item>
      </text:list>
      <text:h text:style-name="P308" text:outline-level="1"><text:soft-page-break/>🔥 <text:span text:style-name="Strong_20_Emphasis">1. Data Privacy (Simulating Private Variables)</text:span></text:h>
      <text:p text:style-name="P211">Real-world: Hide sensitive values inside modules/classes.</text:p>
      <text:p text:style-name="P215"><text:span text:style-name="Source_20_Text">function createUser() {</text:span></text:p>
      <text:p text:style-name="P216"><text:span text:style-name="Source_20_Text"><text:s text:c="2"/>let password = "secret123"; <text:s/>// private</text:span></text:p>
      <text:p text:style-name="P216"/>
      <text:p text:style-name="P216"><text:span text:style-name="Source_20_Text"><text:s text:c="2"/>return {</text:span></text:p>
      <text:p text:style-name="P216"><text:span text:style-name="Source_20_Text"><text:s text:c="4"/>login(input) {</text:span></text:p>
      <text:p text:style-name="P216"><text:span text:style-name="Source_20_Text"><text:s text:c="6"/>return input === password;</text:span></text:p>
      <text:p text:style-name="P216"><text:span text:style-name="Source_20_Text"><text:s text:c="4"/>},</text:span></text:p>
      <text:p text:style-name="P216"><text:span text:style-name="Source_20_Text"><text:s text:c="4"/>changePassword(newPass) {</text:span></text:p>
      <text:p text:style-name="P216"><text:span text:style-name="Source_20_Text"><text:s text:c="6"/>password = newPass;</text:span></text:p>
      <text:p text:style-name="P216"><text:span text:style-name="Source_20_Text"><text:s text:c="4"/>}</text:span></text:p>
      <text:p text:style-name="P216"><text:span text:style-name="Source_20_Text"><text:s text:c="2"/>};</text:span></text:p>
      <text:p text:style-name="P216"><text:span text:style-name="Source_20_Text">}</text:span></text:p>
      <text:p text:style-name="P216"/>
      <text:p text:style-name="P216"><text:span text:style-name="Source_20_Text">const user = createUser();</text:span></text:p>
      <text:p text:style-name="P216"><text:span text:style-name="Source_20_Text">console.log(user.login("secret123")); // true</text:span></text:p>
      <text:p text:style-name="P216"><text:span text:style-name="Source_20_Text">user.changePassword("newSecret");</text:span></text:p>
      <text:p text:style-name="P216"><text:span text:style-name="Source_20_Text">console.log(user.login("newSecret")); // true</text:span></text:p>
      <text:p text:style-name="P211">✔ Password stays fully private<text:line-break/>✔ Can't be accessed or modified outside</text:p>
      <text:p text:style-name="P213"/>
      <text:h text:style-name="P210" text:outline-level="1">🔥 <text:span text:style-name="Strong_20_Emphasis">2. Debouncing (Used in Search, Input Events, Scroll)</text:span></text:h>
      <text:p text:style-name="P211">Closures store the <text:span text:style-name="Strong_20_Emphasis">timer</text:span>, preventing global variables.</text:p>
      <text:p text:style-name="P215"><text:span text:style-name="Source_20_Text">function debounce(fn, delay) {</text:span></text:p>
      <text:p text:style-name="P216"><text:span text:style-name="Source_20_Text"><text:s text:c="2"/>let timer = null; // closure variable</text:span></text:p>
      <text:p text:style-name="P216"/>
      <text:p text:style-name="P216"><text:span text:style-name="Source_20_Text"><text:s text:c="2"/>return function (...args) {</text:span></text:p>
      <text:p text:style-name="P216"><text:span text:style-name="Source_20_Text"><text:s text:c="4"/>clearTimeout(timer);</text:span></text:p>
      <text:p text:style-name="P216"><text:soft-page-break/><text:span text:style-name="Source_20_Text"><text:s text:c="4"/>timer = setTimeout(() =&gt; fn(...args), delay);</text:span></text:p>
      <text:p text:style-name="P216"><text:span text:style-name="Source_20_Text"><text:s text:c="2"/>};</text:span></text:p>
      <text:p text:style-name="P216"><text:span text:style-name="Source_20_Text">}</text:span></text:p>
      <text:p text:style-name="P211">Usage:</text:p>
      <text:p text:style-name="P215"><text:span text:style-name="Source_20_Text">const search = debounce(() =&gt; console.log("Searching..."), 500);</text:span></text:p>
      <text:p text:style-name="P216"><text:span text:style-name="Source_20_Text">window.addEventListener("input", search);</text:span></text:p>
      <text:p text:style-name="P211">✔ Browser performance<text:line-break/>✔ Reduces API calls</text:p>
      <text:p text:style-name="P213"/>
      <text:h text:style-name="P210" text:outline-level="1">🔥 <text:span text:style-name="Strong_20_Emphasis">3. Throttling (Scroll, Resize, Mousemove)</text:span></text:h>
      <text:p text:style-name="P215"><text:span text:style-name="Source_20_Text">function throttle(fn, limit) {</text:span></text:p>
      <text:p text:style-name="P216"><text:span text:style-name="Source_20_Text"><text:s text:c="2"/>let lastRun = 0;</text:span></text:p>
      <text:p text:style-name="P216"/>
      <text:p text:style-name="P216"><text:span text:style-name="Source_20_Text"><text:s text:c="2"/>return function (...args) {</text:span></text:p>
      <text:p text:style-name="P216"><text:span text:style-name="Source_20_Text"><text:s text:c="4"/>const now = Date.now();</text:span></text:p>
      <text:p text:style-name="P216"/>
      <text:p text:style-name="P216"><text:span text:style-name="Source_20_Text"><text:s text:c="4"/>if (now - lastRun &gt;= limit) {</text:span></text:p>
      <text:p text:style-name="P216"><text:span text:style-name="Source_20_Text"><text:s text:c="6"/>fn(...args);</text:span></text:p>
      <text:p text:style-name="P216"><text:span text:style-name="Source_20_Text"><text:s text:c="6"/>lastRun = now;</text:span></text:p>
      <text:p text:style-name="P216"><text:span text:style-name="Source_20_Text"><text:s text:c="4"/>}</text:span></text:p>
      <text:p text:style-name="P216"><text:span text:style-name="Source_20_Text"><text:s text:c="2"/>};</text:span></text:p>
      <text:p text:style-name="P216"><text:span text:style-name="Source_20_Text">}</text:span></text:p>
      <text:p text:style-name="P211">✔ Prevents excessive event handler executions</text:p>
      <text:p text:style-name="P213"/>
      <text:h text:style-name="P210" text:outline-level="1">🔥 <text:span text:style-name="Strong_20_Emphasis">4. Memoization (Caching Expensive Operations)</text:span></text:h>
      <text:p text:style-name="P211">Used in <text:span text:style-name="Strong_20_Emphasis">React</text:span>, <text:span text:style-name="Strong_20_Emphasis">D3</text:span>, <text:span text:style-name="Strong_20_Emphasis">Machine Learning</text:span>, <text:span text:style-name="Strong_20_Emphasis">APIs</text:span>.</text:p>
      <text:p text:style-name="P215"><text:span text:style-name="Source_20_Text">function memoize(fn) {</text:span></text:p>
      <text:p text:style-name="P216"><text:span text:style-name="Source_20_Text"><text:s text:c="2"/>const cache = {}; // closure cache</text:span></text:p>
      <text:p text:style-name="P216"/>
      <text:p text:style-name="P216"><text:span text:style-name="Source_20_Text"><text:s text:c="2"/>return function (arg) {</text:span></text:p>
      <text:p text:style-name="P216"><text:soft-page-break/><text:span text:style-name="Source_20_Text"><text:s text:c="4"/>if (cache[arg] !== undefined) return cache[arg];</text:span></text:p>
      <text:p text:style-name="P216"/>
      <text:p text:style-name="P216"><text:span text:style-name="Source_20_Text"><text:s text:c="4"/>console.log("Calculating...");</text:span></text:p>
      <text:p text:style-name="P216"><text:span text:style-name="Source_20_Text"><text:s text:c="4"/>cache[arg] = fn(arg);</text:span></text:p>
      <text:p text:style-name="P216"><text:span text:style-name="Source_20_Text"><text:s text:c="4"/>return cache[arg];</text:span></text:p>
      <text:p text:style-name="P216"><text:span text:style-name="Source_20_Text"><text:s text:c="2"/>};</text:span></text:p>
      <text:p text:style-name="P216"><text:span text:style-name="Source_20_Text">}</text:span></text:p>
      <text:p text:style-name="P216"/>
      <text:p text:style-name="P216"><text:span text:style-name="Source_20_Text">const square = memoize(n =&gt; n * n);</text:span></text:p>
      <text:p text:style-name="P211">✔ Massive performance improvements<text:line-break/>✔ Reduces repeated computations</text:p>
      <text:p text:style-name="P213"/>
      <text:h text:style-name="P210" text:outline-level="1">🔥 <text:span text:style-name="Strong_20_Emphasis">5. Creating Once-Only Functions (init functions)</text:span></text:h>
      <text:p text:style-name="P211">Run something only one time.</text:p>
      <text:p text:style-name="P215"><text:span text:style-name="Source_20_Text">function once(fn) {</text:span></text:p>
      <text:p text:style-name="P216"><text:span text:style-name="Source_20_Text"><text:s text:c="2"/>let called = false;</text:span></text:p>
      <text:p text:style-name="P216"/>
      <text:p text:style-name="P216"><text:span text:style-name="Source_20_Text"><text:s text:c="2"/>return function (...args) {</text:span></text:p>
      <text:p text:style-name="P216"><text:span text:style-name="Source_20_Text"><text:s text:c="4"/>if (!called) {</text:span></text:p>
      <text:p text:style-name="P216"><text:span text:style-name="Source_20_Text"><text:s text:c="6"/>called = true;</text:span></text:p>
      <text:p text:style-name="P216"><text:span text:style-name="Source_20_Text"><text:s text:c="6"/>return fn(...args);</text:span></text:p>
      <text:p text:style-name="P216"><text:span text:style-name="Source_20_Text"><text:s text:c="4"/>}</text:span></text:p>
      <text:p text:style-name="P216"><text:span text:style-name="Source_20_Text"><text:s text:c="2"/>};</text:span></text:p>
      <text:p text:style-name="P216"><text:span text:style-name="Source_20_Text">}</text:span></text:p>
      <text:p text:style-name="P216"/>
      <text:p text:style-name="P216"><text:span text:style-name="Source_20_Text">const init = once(() =&gt; console.log("Initialized!"));</text:span></text:p>
      <text:p text:style-name="P216"><text:span text:style-name="Source_20_Text">init();</text:span></text:p>
      <text:p text:style-name="P216"><text:span text:style-name="Source_20_Text">init(); // ignored</text:span></text:p>
      <text:p text:style-name="P211">✔ Used in authentication setup, logging, and initialization</text:p>
      <text:p text:style-name="P213"/>
      <text:h text:style-name="P210" text:outline-level="1"><text:soft-page-break/>🔥 <text:span text:style-name="Strong_20_Emphasis">6. Custom Iterator / Infinite Sequence</text:span></text:h>
      <text:p text:style-name="P211">Useful for generating IDs, tickets, counters, etc.</text:p>
      <text:p text:style-name="P215"><text:span text:style-name="Source_20_Text">function createIdGenerator() {</text:span></text:p>
      <text:p text:style-name="P216"><text:span text:style-name="Source_20_Text"><text:s text:c="2"/>let id = 0;</text:span></text:p>
      <text:p text:style-name="P216"/>
      <text:p text:style-name="P216"><text:span text:style-name="Source_20_Text"><text:s text:c="2"/>return function () {</text:span></text:p>
      <text:p text:style-name="P216"><text:span text:style-name="Source_20_Text"><text:s text:c="4"/>id++;</text:span></text:p>
      <text:p text:style-name="P216"><text:span text:style-name="Source_20_Text"><text:s text:c="4"/>return id;</text:span></text:p>
      <text:p text:style-name="P216"><text:span text:style-name="Source_20_Text"><text:s text:c="2"/>};</text:span></text:p>
      <text:p text:style-name="P216"><text:span text:style-name="Source_20_Text">}</text:span></text:p>
      <text:p text:style-name="P216"/>
      <text:p text:style-name="P216"><text:span text:style-name="Source_20_Text">const nextId = createIdGenerator();</text:span></text:p>
      <text:p text:style-name="P216"><text:span text:style-name="Source_20_Text">console.log(nextId()); // 1</text:span></text:p>
      <text:p text:style-name="P216"><text:span text:style-name="Source_20_Text">console.log(nextId()); // 2</text:span></text:p>
      <text:p text:style-name="P211">✔ No need for global counters<text:line-break/>✔ Fully encapsulated state</text:p>
      <text:p text:style-name="P213"/>
      <text:h text:style-name="P210" text:outline-level="1">🔥 <text:span text:style-name="Strong_20_Emphasis">7. Partially Applied Functions (Currying)</text:span></text:h>
      <text:p text:style-name="P211">Use closure to store earlier arguments.</text:p>
      <text:p text:style-name="P215"><text:span text:style-name="Source_20_Text">function multiply(a) {</text:span></text:p>
      <text:p text:style-name="P216"><text:span text:style-name="Source_20_Text"><text:s text:c="2"/>return function (b) {</text:span></text:p>
      <text:p text:style-name="P216"><text:span text:style-name="Source_20_Text"><text:s text:c="4"/>return a * b;</text:span></text:p>
      <text:p text:style-name="P216"><text:span text:style-name="Source_20_Text"><text:s text:c="2"/>};</text:span></text:p>
      <text:p text:style-name="P216"><text:span text:style-name="Source_20_Text">}</text:span></text:p>
      <text:p text:style-name="P216"/>
      <text:p text:style-name="P216"><text:span text:style-name="Source_20_Text">const double = multiply(2);</text:span></text:p>
      <text:p text:style-name="P216"><text:span text:style-name="Source_20_Text">console.log(double(5)); // 10</text:span></text:p>
      <text:p text:style-name="P211">✔ Helps create reusable utilities<text:line-break/>✔ Common in functional programming</text:p>
      <text:p text:style-name="P213"/>
      <text:h text:style-name="P210" text:outline-level="1"><text:soft-page-break/>🔥 <text:span text:style-name="Strong_20_Emphasis">8. DOM Event Handlers Keeping State</text:span></text:h>
      <text:p text:style-name="P215"><text:span text:style-name="Source_20_Text">function attachCounter(btn) {</text:span></text:p>
      <text:p text:style-name="P216"><text:span text:style-name="Source_20_Text"><text:s text:c="2"/>let count = 0;</text:span></text:p>
      <text:p text:style-name="P216"/>
      <text:p text:style-name="P216"><text:span text:style-name="Source_20_Text"><text:s text:c="2"/>btn.addEventListener("click", () =&gt; {</text:span></text:p>
      <text:p text:style-name="P216"><text:span text:style-name="Source_20_Text"><text:s text:c="4"/>count++;</text:span></text:p>
      <text:p text:style-name="P216"><text:span text:style-name="Source_20_Text"><text:s text:c="4"/>console.log(`Clicked ${count} times`);</text:span></text:p>
      <text:p text:style-name="P216"><text:span text:style-name="Source_20_Text"><text:s text:c="2"/>});</text:span></text:p>
      <text:p text:style-name="P216"><text:span text:style-name="Source_20_Text">}</text:span></text:p>
      <text:p text:style-name="P211">✔ Each button has its own counter<text:line-break/>✔ State is tied to the handler</text:p>
      <text:p text:style-name="P213"/>
      <text:h text:style-name="P210" text:outline-level="1">🔥 <text:span text:style-name="Strong_20_Emphasis">9. Module Pattern (Used in Libraries &amp; Frameworks)</text:span></text:h>
      <text:p text:style-name="P215"><text:span text:style-name="Source_20_Text">const Cart = (function () {</text:span></text:p>
      <text:p text:style-name="P216"><text:span text:style-name="Source_20_Text"><text:s text:c="2"/>let items = []; <text:s text:c="2"/>// private</text:span></text:p>
      <text:p text:style-name="P216"><text:span text:style-name="Source_20_Text"><text:s text:c="2"/>let total = 0; <text:s text:c="4"/>// private</text:span></text:p>
      <text:p text:style-name="P216"/>
      <text:p text:style-name="P216"><text:span text:style-name="Source_20_Text"><text:s text:c="2"/>return {</text:span></text:p>
      <text:p text:style-name="P216"><text:span text:style-name="Source_20_Text"><text:s text:c="4"/>addItem(item, price) {</text:span></text:p>
      <text:p text:style-name="P216"><text:span text:style-name="Source_20_Text"><text:s text:c="6"/>items.push(item);</text:span></text:p>
      <text:p text:style-name="P216"><text:span text:style-name="Source_20_Text"><text:s text:c="6"/>total += price;</text:span></text:p>
      <text:p text:style-name="P216"><text:span text:style-name="Source_20_Text"><text:s text:c="4"/>},</text:span></text:p>
      <text:p text:style-name="P216"><text:span text:style-name="Source_20_Text"><text:s text:c="4"/>getTotal() {</text:span></text:p>
      <text:p text:style-name="P216"><text:span text:style-name="Source_20_Text"><text:s text:c="6"/>return total;</text:span></text:p>
      <text:p text:style-name="P216"><text:span text:style-name="Source_20_Text"><text:s text:c="4"/>}</text:span></text:p>
      <text:p text:style-name="P216"><text:span text:style-name="Source_20_Text"><text:s text:c="2"/>};</text:span></text:p>
      <text:p text:style-name="P216"><text:span text:style-name="Source_20_Text">})();</text:span></text:p>
      <text:p text:style-name="P211">✔ Private state<text:line-break/>✔ Public API<text:line-break/>✔ Foundation for many JS library designs</text:p>
      <text:p text:style-name="P213"/>
      <text:h text:style-name="P210" text:outline-level="1"><text:soft-page-break/>🔥 <text:span text:style-name="Strong_20_Emphasis">10. Real API Example: Retry Logic</text:span></text:h>
      <text:p text:style-name="P215"><text:span text:style-name="Source_20_Text">function retry(maxRetries) {</text:span></text:p>
      <text:p text:style-name="P216"><text:span text:style-name="Source_20_Text"><text:s text:c="2"/>let attempts = 0;</text:span></text:p>
      <text:p text:style-name="P216"/>
      <text:p text:style-name="P216"><text:span text:style-name="Source_20_Text"><text:s text:c="2"/>return async function (fn) {</text:span></text:p>
      <text:p text:style-name="P216"><text:span text:style-name="Source_20_Text"><text:s text:c="4"/>while (attempts &lt; maxRetries) {</text:span></text:p>
      <text:p text:style-name="P216"><text:span text:style-name="Source_20_Text"><text:s text:c="6"/>try {</text:span></text:p>
      <text:p text:style-name="P216"><text:span text:style-name="Source_20_Text"><text:s text:c="8"/>return await fn();</text:span></text:p>
      <text:p text:style-name="P216"><text:span text:style-name="Source_20_Text"><text:s text:c="6"/>} catch {</text:span></text:p>
      <text:p text:style-name="P216"><text:span text:style-name="Source_20_Text"><text:s text:c="8"/>attempts++;</text:span></text:p>
      <text:p text:style-name="P216"><text:span text:style-name="Source_20_Text"><text:s text:c="8"/>console.log(`Retrying... (${attempts})`);</text:span></text:p>
      <text:p text:style-name="P216"><text:span text:style-name="Source_20_Text"><text:s text:c="6"/>}</text:span></text:p>
      <text:p text:style-name="P216"><text:span text:style-name="Source_20_Text"><text:s text:c="4"/>}</text:span></text:p>
      <text:p text:style-name="P216"><text:span text:style-name="Source_20_Text"><text:s text:c="4"/>throw new Error("Max retries reached");</text:span></text:p>
      <text:p text:style-name="P216"><text:span text:style-name="Source_20_Text"><text:s text:c="2"/>};</text:span></text:p>
      <text:p text:style-name="P216"><text:span text:style-name="Source_20_Text">}</text:span></text:p>
      <text:p text:style-name="P216"/>
      <text:p text:style-name="P216"><text:span text:style-name="Source_20_Text">const callWithRetry = retry(3);</text:span></text:p>
      <text:p text:style-name="P211">✔ Closures preserve retry count<text:line-break/>✔ Very useful in network requests</text:p>
      <text:p text:style-name="P213"/>
      <text:h text:style-name="P210" text:outline-level="1">🧠 <text:span text:style-name="Strong_20_Emphasis">Why closures matter in production</text:span></text:h>
      <text:p text:style-name="P211">Closures allow you to:</text:p>
      <text:list text:style-name="L126">
        <text:list-item>
          <text:p text:style-name="P309">keep state alive without exposing it globally</text:p>
        </text:list-item>
        <text:list-item>
          <text:p text:style-name="P309">write reusable utilities</text:p>
        </text:list-item>
        <text:list-item>
          <text:p text:style-name="P309">build custom hooks (React)</text:p>
        </text:list-item>
        <text:list-item>
          <text:p text:style-name="P309">create modules and APIs</text:p>
        </text:list-item>
        <text:list-item>
          <text:p text:style-name="P309">improve performance (memoization, throttling)</text:p>
        </text:list-item>
        <text:list-item>
          <text:p text:style-name="P309">encapsulate logic</text:p>
        </text:list-item>
        <text:list-item>
          <text:p text:style-name="P309">build cleaner architectures</text:p>
        </text:list-item>
      </text:list>
      <text:p text:style-name="P211">They are used everywhere in front-end <text:span text:style-name="Strong_20_Emphasis">and</text:span> back-end.</text:p>
      <text:p text:style-name="P213"><text:soft-page-break/></text:p>
      <text:p text:style-name="P209"/>
      <text:h text:style-name="P210" text:outline-level="1">✅ <text:span text:style-name="Strong_20_Emphasis">1. How to Write a Closure (Step-by-step)</text:span></text:h>
      <text:p text:style-name="P211">A closure is created whenever:</text:p>
      <text:list text:style-name="L127">
        <text:list-item>
          <text:p text:style-name="P310">You create a function <text:span text:style-name="Strong_20_Emphasis">inside another function</text:span></text:p>
        </text:list-item>
        <text:list-item>
          <text:p text:style-name="P310">The inner function <text:span text:style-name="Strong_20_Emphasis">uses variables</text:span> from the outer function</text:p>
        </text:list-item>
        <text:list-item>
          <text:p text:style-name="P310">You <text:span text:style-name="Strong_20_Emphasis">return</text:span> the inner function OR pass it somewhere (event listener, callback, etc.)</text:p>
        </text:list-item>
      </text:list>
      <text:p text:style-name="P211">That’s it.</text:p>
      <text:p text:style-name="P213"/>
      <text:h text:style-name="P210" text:outline-level="1">🔥 <text:span text:style-name="Strong_20_Emphasis">Template for writing closures</text:span></text:h>
      <text:p text:style-name="P215"><text:span text:style-name="Source_20_Text">function outer() {</text:span></text:p>
      <text:p text:style-name="P216"><text:span text:style-name="Source_20_Text"><text:s text:c="2"/>let value = 10; <text:s/>// closure variable</text:span></text:p>
      <text:p text:style-name="P216"/>
      <text:p text:style-name="P216"><text:span text:style-name="Source_20_Text"><text:s text:c="2"/>function inner() {</text:span></text:p>
      <text:p text:style-name="P216"><text:span text:style-name="Source_20_Text"><text:s text:c="4"/>console.log(value); // using outer variable</text:span></text:p>
      <text:p text:style-name="P216"><text:span text:style-name="Source_20_Text"><text:s text:c="2"/>}</text:span></text:p>
      <text:p text:style-name="P216"/>
      <text:p text:style-name="P216"><text:span text:style-name="Source_20_Text"><text:s text:c="2"/>return inner; // return or use it</text:span></text:p>
      <text:p text:style-name="P216"><text:span text:style-name="Source_20_Text">}</text:span></text:p>
      <text:p text:style-name="P216"/>
      <text:p text:style-name="P216"><text:span text:style-name="Source_20_Text">const fn = outer();</text:span></text:p>
      <text:p text:style-name="P216"><text:span text:style-name="Source_20_Text">fn(); <text:s/>// closure works here</text:span></text:p>
      <text:p text:style-name="P211">Now let's draw what the engine stores.</text:p>
      <text:p text:style-name="P213"/>
      <text:h text:style-name="P210" text:outline-level="1">🎨 <text:span text:style-name="Strong_20_Emphasis">2. Visual Diagram: Closure Environment (V8 Style)</text:span></text:h>
      <text:p text:style-name="P211">When JS executes the above code, it builds <text:span text:style-name="Strong_20_Emphasis">Lexical Environments</text:span> like this:</text:p>
      <text:p text:style-name="P215"><text:span text:style-name="Source_20_Text">GLOBAL LEXICAL ENVIRONMENT</text:span></text:p>
      <text:p text:style-name="P216"><text:span text:style-name="Source_20_Text"><text:s/>├── outer: &lt;function&gt;</text:span></text:p>
      <text:p text:style-name="P216"><text:span text:style-name="Source_20_Text"><text:s/>└── fn: &lt;function&gt;</text:span></text:p>
      <text:p text:style-name="P216"><text:soft-page-break/></text:p>
      <text:p text:style-name="P216"><text:span text:style-name="Source_20_Text">outer() call creates:</text:span></text:p>
      <text:p text:style-name="P216"><text:span text:style-name="Source_20_Text">OUTER LEXICAL ENVIRONMENT</text:span></text:p>
      <text:p text:style-name="P216"><text:span text:style-name="Source_20_Text"><text:s/>├── value: 10</text:span></text:p>
      <text:p text:style-name="P216"><text:span text:style-name="Source_20_Text"><text:s/>└── inner: &lt;function&gt;</text:span></text:p>
      <text:p text:style-name="P216"/>
      <text:p text:style-name="P216"><text:span text:style-name="Source_20_Text">inner() has a hidden internal reference:</text:span></text:p>
      <text:p text:style-name="P216"/>
      <text:p text:style-name="P216"><text:span text:style-name="Source_20_Text">inner.[[Environment]] → OUTER LEXICAL ENVIRONMENT</text:span></text:p>
      <text:h text:style-name="P214" text:outline-level="3">ASCII Diagram (More detailed)</text:h>
      <text:p text:style-name="P215"><text:span text:style-name="Source_20_Text"><text:s text:c="16"/>┌──────────────────────────────┐</text:span></text:p>
      <text:p text:style-name="P216"><text:span text:style-name="Source_20_Text"><text:s text:c="16"/>│ <text:s/>Global Lexical Environment <text:s/>│</text:span></text:p>
      <text:p text:style-name="P216"><text:span text:style-name="Source_20_Text"><text:s text:c="16"/>│------------------------------│</text:span></text:p>
      <text:p text:style-name="P216"><text:span text:style-name="Source_20_Text"><text:s text:c="16"/>│ outer: Function <text:s text:c="13"/>│</text:span></text:p>
      <text:p text:style-name="P216"><text:span text:style-name="Source_20_Text"><text:s text:c="16"/>│ fn: Function <text:s text:c="16"/>│</text:span></text:p>
      <text:p text:style-name="P216"><text:span text:style-name="Source_20_Text"><text:s text:c="16"/>└──────────────▲───────────────┘</text:span></text:p>
      <text:p text:style-name="P216"><text:span text:style-name="Source_20_Text"><text:s text:c="31"/>│</text:span></text:p>
      <text:p text:style-name="P216"><text:span text:style-name="Source_20_Text"><text:s text:c="22"/>returned from outer()</text:span></text:p>
      <text:p text:style-name="P216"><text:span text:style-name="Source_20_Text"><text:s text:c="31"/>│</text:span></text:p>
      <text:p text:style-name="P216"><text:span text:style-name="Source_20_Text"><text:s text:c="16"/>┌──────────────┴───────────────┐</text:span></text:p>
      <text:p text:style-name="P216"><text:span text:style-name="Source_20_Text"><text:s text:c="16"/>│ <text:s/>Closure Environment (Outer) │</text:span></text:p>
      <text:p text:style-name="P216"><text:span text:style-name="Source_20_Text"><text:s text:c="16"/>│------------------------------│</text:span></text:p>
      <text:p text:style-name="P216"><text:span text:style-name="Source_20_Text"><text:s text:c="16"/>│ value = 10 <text:s text:c="18"/>│</text:span></text:p>
      <text:p text:style-name="P216"><text:span text:style-name="Source_20_Text"><text:s text:c="16"/>│ inner: Function <text:s text:c="13"/>│</text:span></text:p>
      <text:p text:style-name="P216"><text:span text:style-name="Source_20_Text"><text:s text:c="16"/>└──────────────▲───────────────┘</text:span></text:p>
      <text:p text:style-name="P216"><text:span text:style-name="Source_20_Text"><text:s text:c="31"/>│</text:span></text:p>
      <text:p text:style-name="P216"><text:span text:style-name="Source_20_Text"><text:s text:c="21"/>inner.[[Environment]]</text:span></text:p>
      <text:p text:style-name="P211"><text:span text:style-name="Strong_20_Emphasis">Key insight:</text:span><text:line-break/><text:span text:style-name="Source_20_Text">inner</text:span> carries a <text:span text:style-name="Strong_20_Emphasis">pointer</text:span> <text:span text:style-name="Source_20_Text">[[Environment]]</text:span> to the outer lexical environment.<text:line-break/>This is the closure.</text:p>
      <text:p text:style-name="P213"/>
      <text:h text:style-name="P210" text:outline-level="1">🎯 <text:span text:style-name="Strong_20_Emphasis">3. Visual Diagram with Variables Updating</text:span></text:h>
      <text:p text:style-name="P215"><text:span text:style-name="Source_20_Text">function counter() {</text:span></text:p>
      <text:p text:style-name="P216"><text:soft-page-break/><text:span text:style-name="Source_20_Text"><text:s text:c="2"/>let count = 0;</text:span></text:p>
      <text:p text:style-name="P216"/>
      <text:p text:style-name="P216"><text:span text:style-name="Source_20_Text"><text:s text:c="2"/>return function () {</text:span></text:p>
      <text:p text:style-name="P216"><text:span text:style-name="Source_20_Text"><text:s text:c="4"/>count++;</text:span></text:p>
      <text:p text:style-name="P216"><text:span text:style-name="Source_20_Text"><text:s text:c="4"/>console.log(count);</text:span></text:p>
      <text:p text:style-name="P216"><text:span text:style-name="Source_20_Text"><text:s text:c="2"/>}</text:span></text:p>
      <text:p text:style-name="P216"><text:span text:style-name="Source_20_Text">}</text:span></text:p>
      <text:p text:style-name="P216"/>
      <text:p text:style-name="P216"><text:span text:style-name="Source_20_Text">const c = counter();</text:span></text:p>
      <text:p text:style-name="P216"><text:span text:style-name="Source_20_Text">c();</text:span></text:p>
      <text:p text:style-name="P216"><text:span text:style-name="Source_20_Text">c();</text:span></text:p>
      <text:h text:style-name="P214" text:outline-level="3">Diagram After first execution:</text:h>
      <text:p text:style-name="P215"><text:span text:style-name="Source_20_Text">OUTER ENVIRONMENT (counter)</text:span></text:p>
      <text:p text:style-name="P216"><text:span text:style-name="Source_20_Text"><text:s/>├── count: 1</text:span></text:p>
      <text:p text:style-name="P216"><text:span text:style-name="Source_20_Text"><text:s/>└── &lt;returned function&gt;</text:span></text:p>
      <text:p text:style-name="P216"/>
      <text:p text:style-name="P216"><text:span text:style-name="Source_20_Text">c.[[Environment]] → OUTER ENVIRONMENT</text:span></text:p>
      <text:h text:style-name="P214" text:outline-level="3">After second execution:</text:h>
      <text:p text:style-name="P215"><text:span text:style-name="Source_20_Text">OUTER ENVIRONMENT</text:span></text:p>
      <text:p text:style-name="P216"><text:span text:style-name="Source_20_Text"><text:s/>├── count: 2</text:span></text:p>
      <text:p text:style-name="P216"><text:span text:style-name="Source_20_Text"><text:s/>└── same returned function</text:span></text:p>
      <text:p text:style-name="P211">The <text:span text:style-name="Strong_20_Emphasis">outer function finished long ago</text:span>,<text:line-break/>but the environment <text:span text:style-name="Strong_20_Emphasis">stays alive because the closure references it</text:span>.</text:p>
      <text:p text:style-name="P213"/>
      <text:h text:style-name="P210" text:outline-level="1">🧠 Why this works?</text:h>
      <text:p text:style-name="P211">JS uses <text:span text:style-name="Strong_20_Emphasis">Garbage Collection</text:span> based on reachability.<text:line-break/>Because the returned function still <text:span text:style-name="Strong_20_Emphasis">references</text:span> the environment:</text:p>
      <text:p text:style-name="P215"><text:span text:style-name="Source_20_Text">Environment is NOT garbage collected.</text:span></text:p>
      <text:p text:style-name="P213"/>
      <text:h text:style-name="P210" text:outline-level="1">⭐ <text:span text:style-name="Strong_20_Emphasis">4. Real-World Example with Full Diagram</text:span></text:h>
      <text:p text:style-name="P211">(Used in production: debounce, throttling, modules, custom hooks)</text:p>
      <text:p text:style-name="P215"><text:span text:style-name="Source_20_Text">function createBank() {</text:span></text:p>
      <text:p text:style-name="P216"><text:soft-page-break/><text:span text:style-name="Source_20_Text"><text:s text:c="2"/>let balance = 1000;</text:span></text:p>
      <text:p text:style-name="P216"/>
      <text:p text:style-name="P216"><text:span text:style-name="Source_20_Text"><text:s text:c="2"/>return {</text:span></text:p>
      <text:p text:style-name="P216"><text:span text:style-name="Source_20_Text"><text:s text:c="4"/>deposit(amount) {</text:span></text:p>
      <text:p text:style-name="P216"><text:span text:style-name="Source_20_Text"><text:s text:c="6"/>balance += amount;</text:span></text:p>
      <text:p text:style-name="P216"><text:span text:style-name="Source_20_Text"><text:s text:c="4"/>},</text:span></text:p>
      <text:p text:style-name="P216"><text:span text:style-name="Source_20_Text"><text:s text:c="4"/>getBalance() {</text:span></text:p>
      <text:p text:style-name="P216"><text:span text:style-name="Source_20_Text"><text:s text:c="6"/>return balance;</text:span></text:p>
      <text:p text:style-name="P216"><text:span text:style-name="Source_20_Text"><text:s text:c="4"/>}</text:span></text:p>
      <text:p text:style-name="P216"><text:span text:style-name="Source_20_Text"><text:s text:c="2"/>};</text:span></text:p>
      <text:p text:style-name="P216"><text:span text:style-name="Source_20_Text">}</text:span></text:p>
      <text:p text:style-name="P216"/>
      <text:p text:style-name="P216"><text:span text:style-name="Source_20_Text">const bank = createBank();</text:span></text:p>
      <text:p text:style-name="P216"><text:span text:style-name="Source_20_Text">bank.deposit(500);</text:span></text:p>
      <text:p text:style-name="P216"><text:span text:style-name="Source_20_Text">console.log(bank.getBalance());</text:span></text:p>
      <text:h text:style-name="P214" text:outline-level="3">Lexical Environment Diagram:</text:h>
      <text:p text:style-name="P215"><text:span text:style-name="Source_20_Text">GLOBAL ENV</text:span></text:p>
      <text:p text:style-name="P216"><text:span text:style-name="Source_20_Text"><text:s/>├── createBank: function</text:span></text:p>
      <text:p text:style-name="P216"><text:span text:style-name="Source_20_Text"><text:s/>└── bank: object</text:span></text:p>
      <text:p text:style-name="P216"/>
      <text:p text:style-name="P216"><text:span text:style-name="Source_20_Text">createBank() call → creates:</text:span></text:p>
      <text:p text:style-name="P216"/>
      <text:p text:style-name="P216"><text:span text:style-name="Source_20_Text">BANK ENVIRONMENT</text:span></text:p>
      <text:p text:style-name="P216"><text:span text:style-name="Source_20_Text"><text:s/>├── balance: 1500</text:span></text:p>
      <text:p text:style-name="P216"><text:span text:style-name="Source_20_Text"><text:s/>├── deposit: Function (with [[Environment]] = BANK ENVIRONMENT)</text:span></text:p>
      <text:p text:style-name="P216"><text:span text:style-name="Source_20_Text"><text:s/>└── getBalance: Function (with [[Environment]] = BANK ENVIRONMENT)</text:span></text:p>
      <text:p text:style-name="P211"><text:span text:style-name="Strong_20_Emphasis">Each method refers to the same environment.</text:span><text:line-break/>That’s why they share the same private variable <text:span text:style-name="Source_20_Text">balance</text:span>.</text:p>
      <text:p text:style-name="P213"/>
      <text:h text:style-name="P210" text:outline-level="1">🚀 <text:span text:style-name="Strong_20_Emphasis">5. Another Visual Example: Closure inside Loop</text:span></text:h>
      <text:p text:style-name="P215"><text:span text:style-name="Source_20_Text">for (let i = 1; i &lt;= 3; i++) {</text:span></text:p>
      <text:p text:style-name="P216"><text:soft-page-break/><text:span text:style-name="Source_20_Text"><text:s text:c="2"/>setTimeout(() =&gt; console.log(i), 1000);</text:span></text:p>
      <text:p text:style-name="P216"><text:span text:style-name="Source_20_Text">}</text:span></text:p>
      <text:h text:style-name="P214" text:outline-level="3">Diagram: Each iteration creates its own lexical environment.</text:h>
      <text:p text:style-name="P215"><text:span text:style-name="Source_20_Text">Iteration 1:</text:span></text:p>
      <text:p text:style-name="P216"><text:span text:style-name="Source_20_Text"><text:s/>ENV #1</text:span></text:p>
      <text:p text:style-name="P216"><text:span text:style-name="Source_20_Text"><text:s text:c="2"/>└── i = 1</text:span></text:p>
      <text:p text:style-name="P216"><text:span text:style-name="Source_20_Text">Iteration 2:</text:span></text:p>
      <text:p text:style-name="P216"><text:span text:style-name="Source_20_Text"><text:s/>ENV #2</text:span></text:p>
      <text:p text:style-name="P216"><text:span text:style-name="Source_20_Text"><text:s text:c="2"/>└── i = 2</text:span></text:p>
      <text:p text:style-name="P216"><text:span text:style-name="Source_20_Text">Iteration 3:</text:span></text:p>
      <text:p text:style-name="P216"><text:span text:style-name="Source_20_Text"><text:s/>ENV #3</text:span></text:p>
      <text:p text:style-name="P216"><text:span text:style-name="Source_20_Text"><text:s text:c="2"/>└── i = 3</text:span></text:p>
      <text:p text:style-name="P211">Each callback has its own <text:span text:style-name="Source_20_Text">[[Environment]]</text:span> pointer:</text:p>
      <text:p text:style-name="P215"><text:span text:style-name="Source_20_Text">callback1.[[Environment]] → ENV #1</text:span></text:p>
      <text:p text:style-name="P216"><text:span text:style-name="Source_20_Text">callback2.[[Environment]] → ENV #2</text:span></text:p>
      <text:p text:style-name="P216"><text:span text:style-name="Source_20_Text">callback3.[[Environment]] → ENV #3</text:span></text:p>
      <text:p text:style-name="P211">That's why output is:</text:p>
      <text:p text:style-name="P215"><text:span text:style-name="Source_20_Text">1</text:span></text:p>
      <text:p text:style-name="P216"><text:span text:style-name="Source_20_Text">2</text:span></text:p>
      <text:p text:style-name="P216"><text:span text:style-name="Source_20_Text">3</text:span></text:p>
      <text:p text:style-name="P213"/>
      <text:h text:style-name="P210" text:outline-level="1">🔥 <text:span text:style-name="Strong_20_Emphasis">6. Behind the Scenes: What JS Engine Stores</text:span></text:h>
      <text:p text:style-name="P211">Each closure function has:</text:p>
      <text:p text:style-name="P215"><text:span text:style-name="Source_20_Text">Function Object:</text:span></text:p>
      <text:p text:style-name="P216"><text:span text:style-name="Source_20_Text"><text:s/>├── [[Code]] <text:s/>(function body)</text:span></text:p>
      <text:p text:style-name="P216"><text:span text:style-name="Source_20_Text"><text:s/>├── [[Scopes]] or [[Environment]] <text:s/>→ pointer to lexical environment</text:span></text:p>
      <text:p text:style-name="P216"><text:span text:style-name="Source_20_Text"><text:s/>└── [[Prototype]]</text:span></text:p>
      <text:p text:style-name="P211">The <text:span text:style-name="Strong_20_Emphasis">[[Environment]]</text:span> is what makes the closure.</text:p>
      <text:p text:style-name="P213"/>
      <text:h text:style-name="P210" text:outline-level="1"><text:soft-page-break/>🧨 <text:span text:style-name="Strong_20_Emphasis">7. How to Write Closures in the Cleanest Possible Way</text:span></text:h>
      <text:h text:style-name="P214" text:outline-level="3">Pattern 1: Return a function</text:h>
      <text:p text:style-name="P215"><text:span text:style-name="Source_20_Text">function inside() {</text:span></text:p>
      <text:p text:style-name="P216"><text:span text:style-name="Source_20_Text"><text:s text:c="2"/>let x = 1;</text:span></text:p>
      <text:p text:style-name="P216"><text:span text:style-name="Source_20_Text"><text:s text:c="2"/>return function () {</text:span></text:p>
      <text:p text:style-name="P216"><text:span text:style-name="Source_20_Text"><text:s text:c="4"/>console.log(x);</text:span></text:p>
      <text:p text:style-name="P216"><text:span text:style-name="Source_20_Text"><text:s text:c="2"/>};</text:span></text:p>
      <text:p text:style-name="P216"><text:span text:style-name="Source_20_Text">}</text:span></text:p>
      <text:h text:style-name="P214" text:outline-level="3">Pattern 2: Return an object of functions</text:h>
      <text:p text:style-name="P215"><text:span text:style-name="Source_20_Text">function createObj() {</text:span></text:p>
      <text:p text:style-name="P216"><text:span text:style-name="Source_20_Text"><text:s text:c="2"/>let data = 10;</text:span></text:p>
      <text:p text:style-name="P216"><text:span text:style-name="Source_20_Text"><text:s text:c="2"/>return {</text:span></text:p>
      <text:p text:style-name="P216"><text:span text:style-name="Source_20_Text"><text:s text:c="4"/>get() { return data },</text:span></text:p>
      <text:p text:style-name="P216"><text:span text:style-name="Source_20_Text"><text:s text:c="4"/>inc() { data++ }</text:span></text:p>
      <text:p text:style-name="P216"><text:span text:style-name="Source_20_Text"><text:s text:c="2"/>};</text:span></text:p>
      <text:p text:style-name="P216"><text:span text:style-name="Source_20_Text">}</text:span></text:p>
      <text:h text:style-name="P214" text:outline-level="3">Pattern 3: Use as callback</text:h>
      <text:p text:style-name="P215"><text:span text:style-name="Source_20_Text">function greet(name) {</text:span></text:p>
      <text:p text:style-name="P216"><text:span text:style-name="Source_20_Text"><text:s text:c="2"/>return function () {</text:span></text:p>
      <text:p text:style-name="P216"><text:span text:style-name="Source_20_Text"><text:s text:c="4"/>console.log("Hi " + name);</text:span></text:p>
      <text:p text:style-name="P216"><text:span text:style-name="Source_20_Text"><text:s text:c="2"/>};</text:span></text:p>
      <text:p text:style-name="P216"><text:span text:style-name="Source_20_Text">}</text:span></text:p>
      <text:p text:style-name="P216"/>
      <text:p text:style-name="P216"><text:span text:style-name="Source_20_Text">setTimeout(greet("Sujal"), 1000);</text:span></text:p>
      <text:h text:style-name="P214" text:outline-level="3">Pattern 4: Currying</text:h>
      <text:p text:style-name="P215"><text:span text:style-name="Source_20_Text">const add = a =&gt; b =&gt; a + b;</text:span></text:p>
      <text:p text:style-name="P213"/>
      <text:p text:style-name="P218"/>
      <text:list xml:id="list231113389774121" text:continue-list="list231113516158794" text:style-name="L100">
        <text:list-item>
          <text:p text:style-name="P254">What are Immediately Invoked Function Expressions (IIFE)?</text:p>
        </text:list-item>
      </text:list>
      <text:h text:style-name="P232" text:outline-level="1"><text:soft-page-break/>✅ <text:span text:style-name="Strong_20_Emphasis">What is an IIFE?</text:span></text:h>
      <text:p text:style-name="P221"><text:span text:style-name="Strong_20_Emphasis">IIFE (Immediately Invoked Function Expression)</text:span> is:</text:p>
      <text:p text:style-name="P311">A function that is <text:span text:style-name="Strong_20_Emphasis">defined</text:span> and <text:span text:style-name="Strong_20_Emphasis">executed immediately</text:span> at the same time.</text:p>
      <text:p text:style-name="P221">Syntax:</text:p>
      <text:p text:style-name="P230"><text:span text:style-name="Source_20_Text">(function () {</text:span></text:p>
      <text:p text:style-name="P231"><text:span text:style-name="Source_20_Text"><text:s text:c="2"/>// code</text:span></text:p>
      <text:p text:style-name="P231"><text:span text:style-name="Source_20_Text">})();</text:span></text:p>
      <text:p text:style-name="P221">or</text:p>
      <text:p text:style-name="P230"><text:span text:style-name="Source_20_Text">(() =&gt; {</text:span></text:p>
      <text:p text:style-name="P231"><text:span text:style-name="Source_20_Text"><text:s text:c="2"/>// code</text:span></text:p>
      <text:p text:style-name="P231"><text:span text:style-name="Source_20_Text">})();</text:span></text:p>
      <text:p text:style-name="P223"/>
      <text:h text:style-name="P312" text:outline-level="1">🔥 Why do we need parentheses?</text:h>
      <text:p text:style-name="P221">JavaScript by default treats this:</text:p>
      <text:p text:style-name="P230"><text:span text:style-name="Source_20_Text">function() {} </text:span></text:p>
      <text:p text:style-name="P221">as a <text:span text:style-name="Strong_20_Emphasis">function declaration</text:span>, which is invalid without a name.</text:p>
      <text:p text:style-name="P221">So we wrap the function in parentheses:</text:p>
      <text:p text:style-name="P230"><text:span text:style-name="Source_20_Text">(function () {})</text:span></text:p>
      <text:p text:style-name="P221">This converts it into a <text:span text:style-name="Strong_20_Emphasis">function expression</text:span>.<text:line-break/>Only <text:span text:style-name="Emphasis">function expressions</text:span> can be invoked immediately.</text:p>
      <text:p text:style-name="P223"/>
      <text:h text:style-name="P312" text:outline-level="1">🔍 <text:span text:style-name="Strong_20_Emphasis">How IIFE Works Internally (Engine-Level)</text:span></text:h>
      <text:p text:style-name="P221">When the engine sees:</text:p>
      <text:p text:style-name="P230"><text:span text:style-name="Source_20_Text">(function () { ... })();</text:span></text:p>
      <text:p text:style-name="P221">It performs:</text:p>
      <text:list text:style-name="L128">
        <text:list-item>
          <text:p text:style-name="P313">Creates a new <text:span text:style-name="Strong_20_Emphasis">Lexical Environment</text:span> (new scope)</text:p>
        </text:list-item>
        <text:list-item>
          <text:p text:style-name="P313">Executes the function <text:span text:style-name="Strong_20_Emphasis">immediately</text:span></text:p>
        </text:list-item>
        <text:list-item>
          <text:p text:style-name="P313">The environment is <text:span text:style-name="Strong_20_Emphasis">destroyed right after execution</text:span><text:line-break/>(unless references escape → closure)</text:p>
        </text:list-item>
      </text:list>
      <text:p text:style-name="P221">Diagram:</text:p>
      <text:p text:style-name="P230"><text:soft-page-break/><text:span text:style-name="Source_20_Text">GLOBAL ENV</text:span></text:p>
      <text:p text:style-name="P231"><text:span text:style-name="Source_20_Text"><text:s/>├── (IIFE created)</text:span></text:p>
      <text:p text:style-name="P231"><text:span text:style-name="Source_20_Text"><text:s/>└── No variables leaked globally</text:span></text:p>
      <text:p text:style-name="P231"/>
      <text:p text:style-name="P231"><text:span text:style-name="Source_20_Text">IIFE ENVIRONMENT</text:span></text:p>
      <text:p text:style-name="P231"><text:span text:style-name="Source_20_Text"><text:s/>├── private variables</text:span></text:p>
      <text:p text:style-name="P231"><text:span text:style-name="Source_20_Text"><text:s/>└── destroyed after execution</text:span></text:p>
      <text:p text:style-name="P221">IIFE = <text:span text:style-name="Strong_20_Emphasis">temporary scope</text:span>.</text:p>
      <text:p text:style-name="P223"/>
      <text:h text:style-name="P312" text:outline-level="1">⭐ Example 1: Basic IIFE</text:h>
      <text:p text:style-name="P230"><text:span text:style-name="Source_20_Text">(function() {</text:span></text:p>
      <text:p text:style-name="P231"><text:span text:style-name="Source_20_Text"><text:s text:c="2"/>console.log("Runs immediately");</text:span></text:p>
      <text:p text:style-name="P231"><text:span text:style-name="Source_20_Text">})();</text:span></text:p>
      <text:p text:style-name="P221">Output:</text:p>
      <text:p text:style-name="P230"><text:span text:style-name="Source_20_Text">Runs immediately</text:span></text:p>
      <text:p text:style-name="P223"/>
      <text:h text:style-name="P312" text:outline-level="1">⭐ Example 2: IIFE with private variables</text:h>
      <text:p text:style-name="P230"><text:span text:style-name="Source_20_Text">const counter = (function () {</text:span></text:p>
      <text:p text:style-name="P231"><text:span text:style-name="Source_20_Text"><text:s text:c="2"/>let count = 0;</text:span></text:p>
      <text:p text:style-name="P231"/>
      <text:p text:style-name="P231"><text:span text:style-name="Source_20_Text"><text:s text:c="2"/>return {</text:span></text:p>
      <text:p text:style-name="P231"><text:span text:style-name="Source_20_Text"><text:s text:c="4"/>inc() { count++; },</text:span></text:p>
      <text:p text:style-name="P231"><text:span text:style-name="Source_20_Text"><text:s text:c="4"/>get() { return count; }</text:span></text:p>
      <text:p text:style-name="P231"><text:span text:style-name="Source_20_Text"><text:s text:c="2"/>};</text:span></text:p>
      <text:p text:style-name="P231"><text:span text:style-name="Source_20_Text">})();</text:span></text:p>
      <text:p text:style-name="P231"/>
      <text:p text:style-name="P231"><text:span text:style-name="Source_20_Text">counter.inc();</text:span></text:p>
      <text:p text:style-name="P231"><text:span text:style-name="Source_20_Text">console.log(counter.get()); // 1</text:span></text:p>
      <text:p text:style-name="P221">This uses closure + IIFE to keep <text:span text:style-name="Source_20_Text">count</text:span> private.</text:p>
      <text:p text:style-name="P223"/>
      <text:h text:style-name="P312" text:outline-level="1"><text:soft-page-break/>⭐ Example 3: Arrow Function IIFE</text:h>
      <text:p text:style-name="P230"><text:span text:style-name="Source_20_Text">(() =&gt; {</text:span></text:p>
      <text:p text:style-name="P231"><text:span text:style-name="Source_20_Text"><text:s text:c="2"/>console.log("Arrow IIFE");</text:span></text:p>
      <text:p text:style-name="P231"><text:span text:style-name="Source_20_Text">})();</text:span></text:p>
      <text:p text:style-name="P223"/>
      <text:h text:style-name="P312" text:outline-level="1">⭐ Example 4: IIFE with parameters</text:h>
      <text:p text:style-name="P230"><text:span text:style-name="Source_20_Text">(function (name) {</text:span></text:p>
      <text:p text:style-name="P231"><text:span text:style-name="Source_20_Text"><text:s text:c="2"/>console.log("Hello " + name);</text:span></text:p>
      <text:p text:style-name="P231"><text:span text:style-name="Source_20_Text">})("Sujal");</text:span></text:p>
      <text:p text:style-name="P223"/>
      <text:h text:style-name="P312" text:outline-level="1">⭐ Example 5: IIFE in Loops (Old JS Pattern)</text:h>
      <text:p text:style-name="P221">Before <text:span text:style-name="Source_20_Text">let</text:span>, developers used IIFEs to capture loop values:</text:p>
      <text:p text:style-name="P230"><text:span text:style-name="Source_20_Text">for (var i = 1; i &lt;= 3; i++) {</text:span></text:p>
      <text:p text:style-name="P231"><text:span text:style-name="Source_20_Text"><text:s text:c="2"/>(function (j) {</text:span></text:p>
      <text:p text:style-name="P231"><text:span text:style-name="Source_20_Text"><text:s text:c="4"/>setTimeout(() =&gt; console.log(j), 500);</text:span></text:p>
      <text:p text:style-name="P231"><text:span text:style-name="Source_20_Text"><text:s text:c="2"/>})(i);</text:span></text:p>
      <text:p text:style-name="P231"><text:span text:style-name="Source_20_Text">}</text:span></text:p>
      <text:p text:style-name="P223"/>
      <text:h text:style-name="P312" text:outline-level="1">⭐ Example 6: Module Pattern (Huge real-world use)</text:h>
      <text:p text:style-name="P230"><text:span text:style-name="Source_20_Text">const CartModule = (function () {</text:span></text:p>
      <text:p text:style-name="P231"><text:span text:style-name="Source_20_Text"><text:s text:c="2"/>const items = [];</text:span></text:p>
      <text:p text:style-name="P231"/>
      <text:p text:style-name="P231"><text:span text:style-name="Source_20_Text"><text:s text:c="2"/>return {</text:span></text:p>
      <text:p text:style-name="P231"><text:span text:style-name="Source_20_Text"><text:s text:c="4"/>add(item) { items.push(item); },</text:span></text:p>
      <text:p text:style-name="P231"><text:span text:style-name="Source_20_Text"><text:s text:c="4"/>show() { return items; }</text:span></text:p>
      <text:p text:style-name="P231"><text:span text:style-name="Source_20_Text"><text:s text:c="2"/>};</text:span></text:p>
      <text:p text:style-name="P231"><text:span text:style-name="Source_20_Text">})();</text:span></text:p>
      <text:p text:style-name="P221">IIFE creates:</text:p>
      <text:list text:style-name="L129">
        <text:list-item>
          <text:p text:style-name="P314">private variables (<text:span text:style-name="Source_20_Text">items</text:span>)</text:p>
        </text:list-item>
        <text:list-item>
          <text:p text:style-name="P314"><text:soft-page-break/>public API (<text:span text:style-name="Source_20_Text">add</text:span>, <text:span text:style-name="Source_20_Text">show</text:span>)</text:p>
        </text:list-item>
      </text:list>
      <text:p text:style-name="P221">This is the foundation of JS module systems before ES modules.</text:p>
      <text:p text:style-name="P223"/>
      <text:h text:style-name="P312" text:outline-level="1">🧨 <text:span text:style-name="Strong_20_Emphasis">Why were IIFEs extremely important?</text:span></text:h>
      <text:p text:style-name="P221">Before ES6 <text:span text:style-name="Source_20_Text">let</text:span>, <text:span text:style-name="Source_20_Text">const</text:span>, and modules:</text:p>
      <text:p text:style-name="P221">✔ IIFEs were the <text:span text:style-name="Strong_20_Emphasis">only way</text:span> to create block scopes<text:line-break/>✔ Prevented pollution of the global namespace<text:line-break/>✔ Used heavily in jQuery, Lodash, Underscore, AngularJS (v1), Bootstrap</text:p>
      <text:p text:style-name="P221">Example from jQuery:</text:p>
      <text:p text:style-name="P230"><text:span text:style-name="Source_20_Text">(function (window, undefined) {</text:span></text:p>
      <text:p text:style-name="P231"><text:span text:style-name="Source_20_Text"><text:s text:c="2"/>// internal jQuery code</text:span></text:p>
      <text:p text:style-name="P231"><text:span text:style-name="Source_20_Text">})(window);</text:span></text:p>
      <text:p text:style-name="P223"/>
      <text:h text:style-name="P312" text:outline-level="1">🧠 Senior-Level Notes (only pros know)</text:h>
      <text:h text:style-name="P225" text:outline-level="3">1. IIFEs prevent <text:span text:style-name="Strong_20_Emphasis">global scope pollution</text:span></text:h>
      <text:p text:style-name="P221">They isolate variables that should not leak into window/globalThis.</text:p>
      <text:h text:style-name="P225" text:outline-level="3">2. IIFEs can return a closure</text:h>
      <text:p text:style-name="P221">This is how early module systems worked.</text:p>
      <text:h text:style-name="P225" text:outline-level="3">3. Execution happens in its own <text:span text:style-name="Strong_20_Emphasis">Lexical Environment</text:span></text:h>
      <text:p text:style-name="P221">Destroyed immediately unless returned functions reference it (closure).</text:p>
      <text:h text:style-name="P225" text:outline-level="3">4. IIFEs can be async</text:h>
      <text:p text:style-name="P230"><text:span text:style-name="Source_20_Text">(async function () {</text:span></text:p>
      <text:p text:style-name="P231"><text:span text:style-name="Source_20_Text"><text:s text:c="2"/>await fetch(...);</text:span></text:p>
      <text:p text:style-name="P231"><text:span text:style-name="Source_20_Text">})();</text:span></text:p>
      <text:h text:style-name="P225" text:outline-level="3">5. They can be named for debugging</text:h>
      <text:p text:style-name="P230"><text:span text:style-name="Source_20_Text">(function initApp() {</text:span></text:p>
      <text:p text:style-name="P231"><text:span text:style-name="Source_20_Text"><text:s text:c="2"/>console.log("App initialized");</text:span></text:p>
      <text:p text:style-name="P231"><text:span text:style-name="Source_20_Text">})();</text:span></text:p>
      <text:p text:style-name="P223"/>
      <text:h text:style-name="P312" text:outline-level="1"><text:soft-page-break/>🎨 Visual Diagram (Full)</text:h>
      <text:p text:style-name="P230"><text:span text:style-name="Source_20_Text">GLOBAL SCOPE</text:span></text:p>
      <text:p text:style-name="P231"><text:span text:style-name="Source_20_Text"><text:s/>├── CartModule = { add, show }</text:span></text:p>
      <text:p text:style-name="P231"><text:span text:style-name="Source_20_Text"><text:s/>└── no access to items (private)</text:span></text:p>
      <text:p text:style-name="P231"/>
      <text:p text:style-name="P231"><text:span text:style-name="Source_20_Text"><text:s text:c="7"/>│</text:span></text:p>
      <text:p text:style-name="P231"><text:span text:style-name="Source_20_Text"><text:s text:c="7"/>▼</text:span></text:p>
      <text:p text:style-name="P231"/>
      <text:p text:style-name="P231"><text:span text:style-name="Source_20_Text">IIFE SCOPE (created, run, destroyed)</text:span></text:p>
      <text:p text:style-name="P231"><text:span text:style-name="Source_20_Text"><text:s/>├── items = []</text:span></text:p>
      <text:p text:style-name="P231"><text:span text:style-name="Source_20_Text"><text:s/>├── add()</text:span></text:p>
      <text:p text:style-name="P231"><text:span text:style-name="Source_20_Text"><text:s/>├── show()</text:span></text:p>
      <text:p text:style-name="P231"><text:span text:style-name="Source_20_Text"><text:s/>└── returned object assigned to CartModule</text:span></text:p>
      <text:p text:style-name="P223"/>
      <text:h text:style-name="P312" text:outline-level="1">🥇 Final Summary</text:h>
      <text:p text:style-name="P221">IIFE is:</text:p>
      <text:list text:style-name="L130">
        <text:list-item>
          <text:p text:style-name="P315">a <text:span text:style-name="Strong_20_Emphasis">self-executing function expression</text:span></text:p>
        </text:list-item>
        <text:list-item>
          <text:p text:style-name="P315">used to create <text:span text:style-name="Strong_20_Emphasis">private scopes</text:span></text:p>
        </text:list-item>
        <text:list-item>
          <text:p text:style-name="P315">heavily used before ES6</text:p>
        </text:list-item>
        <text:list-item>
          <text:p text:style-name="P315">still useful for:</text:p>
          <text:list>
            <text:list-item>
              <text:p text:style-name="P315">private variables</text:p>
            </text:list-item>
            <text:list-item>
              <text:p text:style-name="P315">initialization logic</text:p>
            </text:list-item>
            <text:list-item>
              <text:p text:style-name="P315">avoiding global namespace pollution</text:p>
            </text:list-item>
            <text:list-item>
              <text:p text:style-name="P315">module patterns</text:p>
            </text:list-item>
            <text:list-item>
              <text:p text:style-name="P315">async initializations</text:p>
            </text:list-item>
          </text:list>
        </text:list-item>
      </text:list>
      <text:p text:style-name="P223"/>
      <text:p text:style-name="P70"/>
      <text:list xml:id="list231113763789038" text:continue-list="list231113389774121" text:style-name="L100">
        <text:list-item>
          <text:p text:style-name="P254">What is the module pattern in JS?</text:p>
        </text:list-item>
      </text:list>
      <text:p text:style-name="P316">The <text:span text:style-name="Strong_20_Emphasis">Module Pattern</text:span> is a design pattern used to:</text:p>
      <text:list text:style-name="L131">
        <text:list-item>
          <text:p text:style-name="P317"><text:span text:style-name="Strong_20_Emphasis">Create private variables</text:span></text:p>
        </text:list-item>
        <text:list-item>
          <text:p text:style-name="P317"><text:soft-page-break/><text:span text:style-name="Strong_20_Emphasis">Expose a public API</text:span></text:p>
        </text:list-item>
        <text:list-item>
          <text:p text:style-name="P317"><text:span text:style-name="Strong_20_Emphasis">Encapsulate logic inside a function</text:span></text:p>
        </text:list-item>
        <text:list-item>
          <text:p text:style-name="P317"><text:span text:style-name="Strong_20_Emphasis">Avoid polluting the global scope</text:span></text:p>
        </text:list-item>
        <text:list-item>
          <text:p text:style-name="P317"><text:span text:style-name="Strong_20_Emphasis">Maintain state using closures</text:span></text:p>
        </text:list-item>
      </text:list>
      <text:p text:style-name="P318">It relies on <text:span text:style-name="Strong_20_Emphasis">IIFEs + closures</text:span>.</text:p>
      <text:p text:style-name="P318">This was the dominant way to build modular JS <text:span text:style-name="Strong_20_Emphasis">before ES6 modules</text:span>, and still appears inside libraries/bundlers.</text:p>
      <text:p text:style-name="P319"/>
      <text:h text:style-name="P320" text:outline-level="1">🔥 Basic Structure</text:h>
      <text:p text:style-name="P321"><text:span text:style-name="Source_20_Text">const Module = (function () {</text:span></text:p>
      <text:p text:style-name="P322"><text:span text:style-name="Source_20_Text"><text:s text:c="2"/>// Private variables</text:span></text:p>
      <text:p text:style-name="P322"><text:span text:style-name="Source_20_Text"><text:s text:c="2"/>let count = 0;</text:span></text:p>
      <text:p text:style-name="P322"/>
      <text:p text:style-name="P322"><text:span text:style-name="Source_20_Text"><text:s text:c="2"/>// Private function</text:span></text:p>
      <text:p text:style-name="P322"><text:span text:style-name="Source_20_Text"><text:s text:c="2"/>function log(message) {</text:span></text:p>
      <text:p text:style-name="P322"><text:span text:style-name="Source_20_Text"><text:s text:c="4"/>console.log("LOG:", message);</text:span></text:p>
      <text:p text:style-name="P322"><text:span text:style-name="Source_20_Text"><text:s text:c="2"/>}</text:span></text:p>
      <text:p text:style-name="P322"/>
      <text:p text:style-name="P322"><text:span text:style-name="Source_20_Text"><text:s text:c="2"/>// Public API</text:span></text:p>
      <text:p text:style-name="P322"><text:span text:style-name="Source_20_Text"><text:s text:c="2"/>return {</text:span></text:p>
      <text:p text:style-name="P322"><text:span text:style-name="Source_20_Text"><text:s text:c="4"/>increment() {</text:span></text:p>
      <text:p text:style-name="P322"><text:span text:style-name="Source_20_Text"><text:s text:c="6"/>count++;</text:span></text:p>
      <text:p text:style-name="P322"><text:span text:style-name="Source_20_Text"><text:s text:c="6"/>log(count);</text:span></text:p>
      <text:p text:style-name="P322"><text:span text:style-name="Source_20_Text"><text:s text:c="4"/>},</text:span></text:p>
      <text:p text:style-name="P322"><text:span text:style-name="Source_20_Text"><text:s text:c="4"/>getCount() {</text:span></text:p>
      <text:p text:style-name="P322"><text:span text:style-name="Source_20_Text"><text:s text:c="6"/>return count;</text:span></text:p>
      <text:p text:style-name="P322"><text:span text:style-name="Source_20_Text"><text:s text:c="4"/>}</text:span></text:p>
      <text:p text:style-name="P322"><text:span text:style-name="Source_20_Text"><text:s text:c="2"/>};</text:span></text:p>
      <text:p text:style-name="P322"><text:span text:style-name="Source_20_Text">})();</text:span></text:p>
      <text:p text:style-name="P318">Usage:</text:p>
      <text:p text:style-name="P321"><text:span text:style-name="Source_20_Text">Module.increment();</text:span></text:p>
      <text:p text:style-name="P322"><text:span text:style-name="Source_20_Text">console.log(Module.getCount());</text:span></text:p>
      <text:p text:style-name="P319"/>
      <text:h text:style-name="P320" text:outline-level="1"><text:soft-page-break/>🎯 <text:span text:style-name="Strong_20_Emphasis">Why Module Pattern Works?</text:span></text:h>
      <text:p text:style-name="P318">Because of <text:span text:style-name="Strong_20_Emphasis">closures</text:span>:</text:p>
      <text:list text:style-name="L132">
        <text:list-item>
          <text:p text:style-name="P323">The IIFE creates a <text:span text:style-name="Strong_20_Emphasis">private scope</text:span></text:p>
        </text:list-item>
        <text:list-item>
          <text:p text:style-name="P323">The returned object has functions that <text:span text:style-name="Strong_20_Emphasis">reference</text:span> that scope</text:p>
        </text:list-item>
        <text:list-item>
          <text:p text:style-name="P323">Those variables stay alive due to the closure</text:p>
        </text:list-item>
        <text:list-item>
          <text:p text:style-name="P323">External code <text:span text:style-name="Strong_20_Emphasis">cannot access</text:span> the private variables</text:p>
        </text:list-item>
      </text:list>
      <text:p text:style-name="P319"/>
      <text:h text:style-name="P320" text:outline-level="1">🎨 Visual Diagram (Senior-Level)</text:h>
      <text:p text:style-name="P321"><text:span text:style-name="Source_20_Text">GLOBAL SCOPE</text:span></text:p>
      <text:p text:style-name="P322"><text:span text:style-name="Source_20_Text"><text:s/>└── Module → { increment(), getCount() }</text:span></text:p>
      <text:p text:style-name="P322"/>
      <text:p text:style-name="P322"><text:span text:style-name="Source_20_Text">MODULE SCOPE (IIFE)</text:span></text:p>
      <text:p text:style-name="P322"><text:span text:style-name="Source_20_Text"><text:s/>├── count = 0 <text:s text:c="10"/>(private)</text:span></text:p>
      <text:p text:style-name="P322"><text:span text:style-name="Source_20_Text"><text:s/>├── log() <text:s text:c="14"/>(private)</text:span></text:p>
      <text:p text:style-name="P322"><text:span text:style-name="Source_20_Text"><text:s/>├── increment() <text:s text:c="8"/>(public)</text:span></text:p>
      <text:p text:style-name="P322"><text:span text:style-name="Source_20_Text"><text:s/>└── getCount() <text:s text:c="9"/>(public)</text:span></text:p>
      <text:p text:style-name="P322"/>
      <text:p text:style-name="P322"><text:span text:style-name="Source_20_Text">increment.[[Environment]] → MODULE SCOPE</text:span></text:p>
      <text:p text:style-name="P322"><text:span text:style-name="Source_20_Text">getCount.[[Environment]] → MODULE SCOPE</text:span></text:p>
      <text:p text:style-name="P318">Result:</text:p>
      <text:list text:style-name="L133">
        <text:list-item>
          <text:p text:style-name="P324">Only increment() and getCount() are exposed</text:p>
        </text:list-item>
        <text:list-item>
          <text:p text:style-name="P324">count &amp; log() are hidden forever</text:p>
        </text:list-item>
      </text:list>
      <text:p text:style-name="P319"/>
      <text:h text:style-name="P320" text:outline-level="1">⭐ Real-World Example: Cart Module</text:h>
      <text:p text:style-name="P321"><text:span text:style-name="Source_20_Text">const Cart = (function () {</text:span></text:p>
      <text:p text:style-name="P322"><text:span text:style-name="Source_20_Text"><text:s text:c="2"/>let items = [];</text:span></text:p>
      <text:p text:style-name="P322"><text:span text:style-name="Source_20_Text"><text:s text:c="2"/>let total = 0;</text:span></text:p>
      <text:p text:style-name="P322"/>
      <text:p text:style-name="P322"><text:span text:style-name="Source_20_Text"><text:s text:c="2"/>function calculateTotal() {</text:span></text:p>
      <text:p text:style-name="P322"><text:span text:style-name="Source_20_Text"><text:s text:c="4"/>total = items.reduce((acc, item) =&gt; acc + item.price, 0);</text:span></text:p>
      <text:p text:style-name="P322"><text:soft-page-break/><text:span text:style-name="Source_20_Text"><text:s text:c="2"/>}</text:span></text:p>
      <text:p text:style-name="P322"/>
      <text:p text:style-name="P322"><text:span text:style-name="Source_20_Text"><text:s text:c="2"/>return {</text:span></text:p>
      <text:p text:style-name="P322"><text:span text:style-name="Source_20_Text"><text:s text:c="4"/>addItem(name, price) {</text:span></text:p>
      <text:p text:style-name="P322"><text:span text:style-name="Source_20_Text"><text:s text:c="6"/>items.push({ name, price });</text:span></text:p>
      <text:p text:style-name="P322"><text:span text:style-name="Source_20_Text"><text:s text:c="6"/>calculateTotal();</text:span></text:p>
      <text:p text:style-name="P322"><text:span text:style-name="Source_20_Text"><text:s text:c="4"/>},</text:span></text:p>
      <text:p text:style-name="P322"><text:span text:style-name="Source_20_Text"><text:s text:c="4"/>getTotal() {</text:span></text:p>
      <text:p text:style-name="P322"><text:span text:style-name="Source_20_Text"><text:s text:c="6"/>return total;</text:span></text:p>
      <text:p text:style-name="P322"><text:span text:style-name="Source_20_Text"><text:s text:c="4"/>},</text:span></text:p>
      <text:p text:style-name="P322"><text:span text:style-name="Source_20_Text"><text:s text:c="4"/>getItems() {</text:span></text:p>
      <text:p text:style-name="P322"><text:span text:style-name="Source_20_Text"><text:s text:c="6"/>return [...items]; // return a copy</text:span></text:p>
      <text:p text:style-name="P322"><text:span text:style-name="Source_20_Text"><text:s text:c="4"/>}</text:span></text:p>
      <text:p text:style-name="P322"><text:span text:style-name="Source_20_Text"><text:s text:c="2"/>};</text:span></text:p>
      <text:p text:style-name="P322"><text:span text:style-name="Source_20_Text">})();</text:span></text:p>
      <text:p text:style-name="P318">✔ Private state<text:line-break/>✔ Prevents tampering<text:line-break/>✔ Clean API</text:p>
      <text:p text:style-name="P319"/>
      <text:h text:style-name="P320" text:outline-level="1">🔥 Currying + Module Pattern Example (Very Senior)</text:h>
      <text:p text:style-name="P321"><text:span text:style-name="Source_20_Text">const MathUtils = (function () {</text:span></text:p>
      <text:p text:style-name="P322"><text:span text:style-name="Source_20_Text"><text:s text:c="2"/>function operate(op) {</text:span></text:p>
      <text:p text:style-name="P322"><text:span text:style-name="Source_20_Text"><text:s text:c="4"/>return function (a) {</text:span></text:p>
      <text:p text:style-name="P322"><text:span text:style-name="Source_20_Text"><text:s text:c="6"/>return function (b) {</text:span></text:p>
      <text:p text:style-name="P322"><text:span text:style-name="Source_20_Text"><text:s text:c="8"/>return op(a, b);</text:span></text:p>
      <text:p text:style-name="P322"><text:span text:style-name="Source_20_Text"><text:s text:c="6"/>};</text:span></text:p>
      <text:p text:style-name="P322"><text:span text:style-name="Source_20_Text"><text:s text:c="4"/>};</text:span></text:p>
      <text:p text:style-name="P322"><text:span text:style-name="Source_20_Text"><text:s text:c="2"/>}</text:span></text:p>
      <text:p text:style-name="P322"/>
      <text:p text:style-name="P322"><text:span text:style-name="Source_20_Text"><text:s text:c="2"/>const add = operate((a, b) =&gt; a + b);</text:span></text:p>
      <text:p text:style-name="P322"><text:span text:style-name="Source_20_Text"><text:s text:c="2"/>const multiply = operate((a, b) =&gt; a * b);</text:span></text:p>
      <text:p text:style-name="P322"/>
      <text:p text:style-name="P322"><text:soft-page-break/><text:span text:style-name="Source_20_Text"><text:s text:c="2"/>return { add, multiply };</text:span></text:p>
      <text:p text:style-name="P322"><text:span text:style-name="Source_20_Text">})();</text:span></text:p>
      <text:p text:style-name="P318">Usage:</text:p>
      <text:p text:style-name="P321"><text:span text:style-name="Source_20_Text">MathUtils.add(10)(5); // 15</text:span></text:p>
      <text:p text:style-name="P322"><text:span text:style-name="Source_20_Text">MathUtils.multiply(3)(4); // 12</text:span></text:p>
      <text:p text:style-name="P319"/>
      <text:h text:style-name="P320" text:outline-level="1">🧨 <text:span text:style-name="Strong_20_Emphasis">Important: Why Module Pattern Was Crucial Before ES6?</text:span></text:h>
      <text:p text:style-name="P318">Before modern JS:</text:p>
      <text:list text:style-name="L134">
        <text:list-item>
          <text:p text:style-name="P325">No <text:span text:style-name="Source_20_Text">import</text:span> / <text:span text:style-name="Source_20_Text">export</text:span></text:p>
        </text:list-item>
        <text:list-item>
          <text:p text:style-name="P325">No <text:span text:style-name="Source_20_Text">let</text:span> or <text:span text:style-name="Source_20_Text">const</text:span> (only <text:span text:style-name="Source_20_Text">var</text:span>)</text:p>
        </text:list-item>
        <text:list-item>
          <text:p text:style-name="P325">Everything was global by default</text:p>
        </text:list-item>
        <text:list-item>
          <text:p text:style-name="P325">Libraries (jQuery, Lodash, AngularJS) needed a way to protect internal code</text:p>
        </text:list-item>
      </text:list>
      <text:p text:style-name="P318">Module Pattern solved this.</text:p>
      <text:p text:style-name="P318">Example from <text:span text:style-name="Strong_20_Emphasis">jQuery's actual source code</text:span>:</text:p>
      <text:p text:style-name="P321"><text:span text:style-name="Source_20_Text">(function(window, undefined) {</text:span></text:p>
      <text:p text:style-name="P322"><text:span text:style-name="Source_20_Text"><text:s text:c="4"/>// private jQuery code</text:span></text:p>
      <text:p text:style-name="P322"><text:span text:style-name="Source_20_Text">})(window);</text:span></text:p>
      <text:p text:style-name="P319"/>
      <text:h text:style-name="P320" text:outline-level="1">🔥 Revealing Module Pattern (a better structured form)</text:h>
      <text:p text:style-name="P321"><text:span text:style-name="Source_20_Text">const UserModule = (function () {</text:span></text:p>
      <text:p text:style-name="P322"><text:span text:style-name="Source_20_Text"><text:s text:c="2"/>let name = "Sujal";</text:span></text:p>
      <text:p text:style-name="P322"/>
      <text:p text:style-name="P322"><text:span text:style-name="Source_20_Text"><text:s text:c="2"/>const changeName = newName =&gt; name = newName;</text:span></text:p>
      <text:p text:style-name="P322"><text:span text:style-name="Source_20_Text"><text:s text:c="2"/>const getName = () =&gt; name;</text:span></text:p>
      <text:p text:style-name="P322"/>
      <text:p text:style-name="P322"><text:span text:style-name="Source_20_Text"><text:s text:c="2"/>return { changeName, getName };</text:span></text:p>
      <text:p text:style-name="P322"><text:span text:style-name="Source_20_Text">})();</text:span></text:p>
      <text:p text:style-name="P319"/>
      <text:h text:style-name="P320" text:outline-level="1"><text:soft-page-break/>🔄 <text:span text:style-name="Strong_20_Emphasis">Module Pattern Variants</text:span></text:h>
      <text:h text:style-name="P326" text:outline-level="3">1. Classic Module Pattern</text:h>
      <text:p text:style-name="P318">IIFE returning an object</text:p>
      <text:h text:style-name="P326" text:outline-level="3">2. Revealing Module Pattern</text:h>
      <text:p text:style-name="P318">Expose only selected methods, hiding the rest</text:p>
      <text:h text:style-name="P326" text:outline-level="3">3. Augmentation Pattern</text:h>
      <text:p text:style-name="P318">Extend existing modules</text:p>
      <text:p text:style-name="P321"><text:span text:style-name="Source_20_Text">const MyModule = (function (module) {</text:span></text:p>
      <text:p text:style-name="P322"><text:span text:style-name="Source_20_Text"><text:s text:c="2"/>module.newFeature = function () {};</text:span></text:p>
      <text:p text:style-name="P322"><text:span text:style-name="Source_20_Text"><text:s text:c="2"/>return module;</text:span></text:p>
      <text:p text:style-name="P322"><text:span text:style-name="Source_20_Text">})(MyModule || {});</text:span></text:p>
      <text:h text:style-name="P326" text:outline-level="3">4. ES Modules (Modern Replacement)</text:h>
      <text:p text:style-name="P321"><text:span text:style-name="Source_20_Text">export function add() {}</text:span></text:p>
      <text:p text:style-name="P322"><text:span text:style-name="Source_20_Text">export default function () {}</text:span></text:p>
      <text:p text:style-name="P319"/>
      <text:h text:style-name="P320" text:outline-level="1">🧠 Senior-Level Notes</text:h>
      <text:h text:style-name="P326" text:outline-level="3">✔ Module Pattern creates <text:span text:style-name="Strong_20_Emphasis">singleton-like objects</text:span></text:h>
      <text:p text:style-name="P318">Every call to the IIFE returns <text:span text:style-name="Strong_20_Emphasis">exactly one</text:span> module instance.</text:p>
      <text:h text:style-name="P326" text:outline-level="3">✔ Private state lives in the closure</text:h>
      <text:p text:style-name="P318">Even after the IIFE is executed, the state persists.</text:p>
      <text:h text:style-name="P326" text:outline-level="3">✔ Used internally by bundlers</text:h>
      <text:p text:style-name="P318">Webpack, Rollup, and Parcel wrap modules in IIFEs under the hood.</text:p>
      <text:h text:style-name="P326" text:outline-level="3">✔ Great for library authors</text:h>
      <text:p text:style-name="P318">Protect internal logic while exposing a clean API.</text:p>
      <text:h text:style-name="P326" text:outline-level="3">✔ Can cause memory leaks if not designed carefully</text:h>
      <text:p text:style-name="P318">Because private state cannot be garbage-collected until all references die.</text:p>
      <text:p text:style-name="P319"/>
      <text:h text:style-name="P320" text:outline-level="1"><text:soft-page-break/>🏆 Summary (One-Liner Answer for Interviews)</text:h>
      <text:p text:style-name="P327">The Module Pattern is a way to create private variables and public APIs using IIFEs and closures. It encapsulates code, prevents global pollution, and maintains state securely. It was the foundation of modular JavaScript before ES6 modules.</text:p>
      <text:p text:style-name="P319"/>
      <text:p text:style-name="P316"/>
      <text:list xml:id="list231112970662354" text:continue-list="list231113763789038" text:style-name="L100">
        <text:list-item>
          <text:p text:style-name="P254">How do closures cause memory leaks?</text:p>
        </text:list-item>
      </text:list>
      <text:h text:style-name="P328" text:outline-level="1">✅ <text:span text:style-name="Strong_20_Emphasis">How Closures Can Cause Memory Leaks in JavaScript</text:span></text:h>
      <text:p text:style-name="P329">A <text:span text:style-name="Strong_20_Emphasis">closure itself does NOT cause a memory leak</text:span> —<text:line-break/>but <text:span text:style-name="Strong_20_Emphasis">improperly used closures can </text:span><text:span text:style-name="Strong_20_Emphasis"><text:span text:style-name="Emphasis">prevent garbage collection</text:span></text:span> by keeping references alive longer than needed.</text:p>
      <text:h text:style-name="P330" text:outline-level="3">🔥 <text:span text:style-name="Strong_20_Emphasis">Why?</text:span></text:h>
      <text:p text:style-name="P329">Because when a closure captures variables from its parent scope, the JS engine keeps the <text:span text:style-name="Strong_20_Emphasis">entire lexical environment</text:span> in memory <text:span text:style-name="Strong_20_Emphasis">as long as the closure exists</text:span>.</text:p>
      <text:p text:style-name="P329">If you accidentally keep the closure around →<text:line-break/>the captured variables also stay in memory → <text:span text:style-name="Strong_20_Emphasis">memory leak</text:span>.</text:p>
      <text:p text:style-name="P331"/>
      <text:h text:style-name="P332" text:outline-level="1">🧠 <text:span text:style-name="Strong_20_Emphasis">How JS Engines Manage This (V8 Internals)</text:span></text:h>
      <text:p text:style-name="P329">In V8:</text:p>
      <text:list text:style-name="L135">
        <text:list-item>
          <text:p text:style-name="P333">When a function is created, it receives a hidden <text:span text:style-name="Source_20_Text">[[Environment]]</text:span> pointer to the <text:span text:style-name="Strong_20_Emphasis">LexicalEnvironment</text:span> where it was created.</text:p>
        </text:list-item>
        <text:list-item>
          <text:p text:style-name="P333">If any child function is still referencing that environment, V8 <text:span text:style-name="Strong_20_Emphasis">cannot free it</text:span>, because:</text:p>
          <text:p text:style-name="P334"><text:span text:style-name="Source_20_Text">If the closure lives → its outer scope stays alive too.</text:span></text:p>
        </text:list-item>
      </text:list>
      <text:p text:style-name="P329">This means even large objects referenced inside that scope stay in memory.</text:p>
      <text:p text:style-name="P331"/>
      <text:h text:style-name="P332" text:outline-level="1"><text:soft-page-break/>❌ Example 1 — Closures + DOM Event Listeners = Memory Leak</text:h>
      <text:p text:style-name="P335"><text:span text:style-name="Source_20_Text">function setup() {</text:span></text:p>
      <text:p text:style-name="P336"><text:span text:style-name="Source_20_Text"><text:s text:c="2"/>const hugeData = new Array(1000000).fill("SOME BIG STRING");</text:span></text:p>
      <text:p text:style-name="P336"/>
      <text:p text:style-name="P336"><text:span text:style-name="Source_20_Text"><text:s text:c="2"/>document.getElementById("btn").addEventListener("click", function() {</text:span></text:p>
      <text:p text:style-name="P336"><text:span text:style-name="Source_20_Text"><text:s text:c="4"/>console.log("clicked");</text:span></text:p>
      <text:p text:style-name="P336"><text:span text:style-name="Source_20_Text"><text:s text:c="2"/>});</text:span></text:p>
      <text:p text:style-name="P336"><text:span text:style-name="Source_20_Text">}</text:span></text:p>
      <text:p text:style-name="P336"/>
      <text:p text:style-name="P336"><text:span text:style-name="Source_20_Text">setup();</text:span></text:p>
      <text:h text:style-name="P330" text:outline-level="3">Why is this a leak?</text:h>
      <text:list text:style-name="L136">
        <text:list-item>
          <text:p text:style-name="P337">The inner function <text:span text:style-name="Strong_20_Emphasis">captures the entire scope</text:span> of <text:span text:style-name="Source_20_Text">setup()</text:span>.</text:p>
        </text:list-item>
        <text:list-item>
          <text:p text:style-name="P337">That includes <text:span text:style-name="Source_20_Text">hugeData</text:span> — even though it's never used inside the click handler.</text:p>
        </text:list-item>
        <text:list-item>
          <text:p text:style-name="P337">The event listener stays alive as long as the button exists →<text:line-break/>the closure stays alive →<text:line-break/><text:span text:style-name="Source_20_Text">hugeData</text:span> stays in memory.</text:p>
        </text:list-item>
      </text:list>
      <text:p text:style-name="P329">➡️ <text:span text:style-name="Strong_20_Emphasis">1M-size array never gets garbage collected</text:span>.</text:p>
      <text:h text:style-name="P330" text:outline-level="3">Fix:</text:h>
      <text:p text:style-name="P335"><text:span text:style-name="Source_20_Text">function setup() {</text:span></text:p>
      <text:p text:style-name="P336"><text:span text:style-name="Source_20_Text"><text:s text:c="2"/>const hugeData = new Array(1000000).fill("SOME BIG STRING");</text:span></text:p>
      <text:p text:style-name="P336"/>
      <text:p text:style-name="P336"><text:span text:style-name="Source_20_Text"><text:s text:c="2"/>document.getElementById("btn").addEventListener("click", () =&gt; {</text:span></text:p>
      <text:p text:style-name="P336"><text:span text:style-name="Source_20_Text"><text:s text:c="4"/>console.log("clicked");</text:span></text:p>
      <text:p text:style-name="P336"><text:span text:style-name="Source_20_Text"><text:s text:c="2"/>});</text:span></text:p>
      <text:p text:style-name="P336"/>
      <text:p text:style-name="P336"><text:span text:style-name="Source_20_Text"><text:s text:c="2"/>// Release hugeData manually</text:span></text:p>
      <text:p text:style-name="P336"><text:span text:style-name="Source_20_Text"><text:s text:c="2"/>// (or move listener creation outside lexical scope)</text:span></text:p>
      <text:p text:style-name="P336"><text:span text:style-name="Source_20_Text">}</text:span></text:p>
      <text:p text:style-name="P329">Or extract the handler:</text:p>
      <text:p text:style-name="P335"><text:span text:style-name="Source_20_Text">function handleClick() {</text:span></text:p>
      <text:p text:style-name="P336"><text:soft-page-break/><text:span text:style-name="Source_20_Text"><text:s text:c="2"/>console.log("clicked");</text:span></text:p>
      <text:p text:style-name="P336"><text:span text:style-name="Source_20_Text">}</text:span></text:p>
      <text:p text:style-name="P336"/>
      <text:p text:style-name="P336"><text:span text:style-name="Source_20_Text">function setup() {</text:span></text:p>
      <text:p text:style-name="P336"><text:span text:style-name="Source_20_Text"><text:s text:c="2"/>const hugeData = new Array(1000000).fill("SOME BIG STRING");</text:span></text:p>
      <text:p text:style-name="P336"><text:span text:style-name="Source_20_Text"><text:s text:c="2"/>btn.addEventListener("click", handleClick);</text:span></text:p>
      <text:p text:style-name="P336"><text:span text:style-name="Source_20_Text">}</text:span></text:p>
      <text:p text:style-name="P329">Now the handler <text:span text:style-name="Strong_20_Emphasis">does not capture </text:span><text:span text:style-name="Strong_20_Emphasis"><text:span text:style-name="Source_20_Text">hugeData</text:span></text:span>, so the giant array is collected.</text:p>
      <text:p text:style-name="P331"/>
      <text:h text:style-name="P332" text:outline-level="1">❌ Example 2 — Closures in Timers</text:h>
      <text:p text:style-name="P335"><text:span text:style-name="Source_20_Text">function start() {</text:span></text:p>
      <text:p text:style-name="P336"><text:span text:style-name="Source_20_Text"><text:s text:c="2"/>const hugeObj = { ...big data... };</text:span></text:p>
      <text:p text:style-name="P336"/>
      <text:p text:style-name="P336"><text:span text:style-name="Source_20_Text"><text:s text:c="2"/>setInterval(() =&gt; {</text:span></text:p>
      <text:p text:style-name="P336"><text:span text:style-name="Source_20_Text"><text:s text:c="4"/>console.log("tick");</text:span></text:p>
      <text:p text:style-name="P336"><text:span text:style-name="Source_20_Text"><text:s text:c="2"/>}, 1000);</text:span></text:p>
      <text:p text:style-name="P336"><text:span text:style-name="Source_20_Text">}</text:span></text:p>
      <text:p text:style-name="P336"/>
      <text:p text:style-name="P336"><text:span text:style-name="Source_20_Text">start();</text:span></text:p>
      <text:p text:style-name="P329">The interval callback never ends →<text:line-break/>the closure never gets freed →<text:line-break/><text:span text:style-name="Source_20_Text">hugeObj</text:span> never gets garbage collected.</text:p>
      <text:p text:style-name="P329">Fix:</text:p>
      <text:list text:style-name="L137">
        <text:list-item>
          <text:p text:style-name="P338">Clear interval, or</text:p>
        </text:list-item>
        <text:list-item>
          <text:p text:style-name="P338">Move callback outside.</text:p>
        </text:list-item>
      </text:list>
      <text:p text:style-name="P331"/>
      <text:h text:style-name="P332" text:outline-level="1">❌ Example 3 — Accidental Closure in Class Components (React-like)</text:h>
      <text:p text:style-name="P335"><text:span text:style-name="Source_20_Text">function createCounter() {</text:span></text:p>
      <text:p text:style-name="P336"><text:span text:style-name="Source_20_Text"><text:s text:c="2"/>let count = 0;</text:span></text:p>
      <text:p text:style-name="P336"/>
      <text:p text:style-name="P336"><text:soft-page-break/><text:span text:style-name="Source_20_Text"><text:s text:c="2"/>return {</text:span></text:p>
      <text:p text:style-name="P336"><text:span text:style-name="Source_20_Text"><text:s text:c="4"/>inc: () =&gt; count++,</text:span></text:p>
      <text:p text:style-name="P336"><text:span text:style-name="Source_20_Text"><text:s text:c="4"/>value: () =&gt; count</text:span></text:p>
      <text:p text:style-name="P336"><text:span text:style-name="Source_20_Text"><text:s text:c="2"/>};</text:span></text:p>
      <text:p text:style-name="P336"><text:span text:style-name="Source_20_Text">}</text:span></text:p>
      <text:p text:style-name="P336"/>
      <text:p text:style-name="P336"><text:span text:style-name="Source_20_Text">const counter = createCounter();</text:span></text:p>
      <text:p text:style-name="P329">This is <text:span text:style-name="Emphasis">intentional</text:span>, but if <text:span text:style-name="Source_20_Text">count</text:span> grows or holds large objects you no longer need, memory grows indefinitely because the closure <text:span text:style-name="Strong_20_Emphasis">retains</text:span> the hidden <text:span text:style-name="Source_20_Text">[[Environment]]</text:span>.</text:p>
      <text:p text:style-name="P331"/>
      <text:h text:style-name="P332" text:outline-level="1">⚠️ Why Closures Keep More Variables Than Needed?</text:h>
      <text:p text:style-name="P329">Even if you only use <text:span text:style-name="Strong_20_Emphasis">one</text:span> variable inside the closure, the engine often keeps the <text:span text:style-name="Strong_20_Emphasis">entire scope</text:span> alive.</text:p>
      <text:p text:style-name="P329">Example:</text:p>
      <text:p text:style-name="P335"><text:span text:style-name="Source_20_Text">function outer() {</text:span></text:p>
      <text:p text:style-name="P336"><text:span text:style-name="Source_20_Text"><text:s text:c="2"/>let a = 10;</text:span></text:p>
      <text:p text:style-name="P336"><text:span text:style-name="Source_20_Text"><text:s text:c="2"/>let b = new Array(1e6).fill("x");</text:span></text:p>
      <text:p text:style-name="P336"/>
      <text:p text:style-name="P336"><text:span text:style-name="Source_20_Text"><text:s text:c="2"/>function inner() {</text:span></text:p>
      <text:p text:style-name="P336"><text:span text:style-name="Source_20_Text"><text:s text:c="4"/>return a; // does not use b</text:span></text:p>
      <text:p text:style-name="P336"><text:span text:style-name="Source_20_Text"><text:s text:c="2"/>}</text:span></text:p>
      <text:p text:style-name="P336"/>
      <text:p text:style-name="P336"><text:span text:style-name="Source_20_Text"><text:s text:c="2"/>return inner;</text:span></text:p>
      <text:p text:style-name="P336"><text:span text:style-name="Source_20_Text">}</text:span></text:p>
      <text:p text:style-name="P336"/>
      <text:p text:style-name="P336"><text:span text:style-name="Source_20_Text">const fn = outer();</text:span></text:p>
      <text:p text:style-name="P329">❗ Despite never using <text:span text:style-name="Source_20_Text">b</text:span>,<text:line-break/>the <text:span text:style-name="Source_20_Text">inner</text:span> closure <text:span text:style-name="Strong_20_Emphasis">keeps both </text:span><text:span text:style-name="Strong_20_Emphasis"><text:span text:style-name="Source_20_Text">a</text:span></text:span><text:span text:style-name="Strong_20_Emphasis"> and </text:span><text:span text:style-name="Strong_20_Emphasis"><text:span text:style-name="Source_20_Text">b</text:span></text:span><text:span text:style-name="Strong_20_Emphasis"> alive</text:span>.</text:p>
      <text:p text:style-name="P331"/>
      <text:h text:style-name="P332" text:outline-level="1"><text:soft-page-break/>📉 How to Avoid Closure Memory Leaks</text:h>
      <text:h text:style-name="P330" text:outline-level="3">✔ Move functions out of the capturing scope</text:h>
      <text:p text:style-name="P335"><text:span text:style-name="Source_20_Text">function handler() {</text:span></text:p>
      <text:p text:style-name="P336"><text:span text:style-name="Source_20_Text"><text:s text:c="2"/>console.log("clicked");</text:span></text:p>
      <text:p text:style-name="P336"><text:span text:style-name="Source_20_Text">}</text:span></text:p>
      <text:p text:style-name="P336"/>
      <text:p text:style-name="P336"><text:span text:style-name="Source_20_Text">function setup() {</text:span></text:p>
      <text:p text:style-name="P336"><text:span text:style-name="Source_20_Text"><text:s text:c="2"/>const large = new Array(1000000);</text:span></text:p>
      <text:p text:style-name="P336"><text:span text:style-name="Source_20_Text"><text:s text:c="2"/>btn.addEventListener("click", handler);</text:span></text:p>
      <text:p text:style-name="P336"><text:span text:style-name="Source_20_Text">}</text:span></text:p>
      <text:h text:style-name="P330" text:outline-level="3">✔ Null out large variables when no longer needed</text:h>
      <text:p text:style-name="P335"><text:span text:style-name="Source_20_Text">someBigObject = null;</text:span></text:p>
      <text:h text:style-name="P330" text:outline-level="3">✔ Remove event listeners when cleaning up (React, Vue, Vanilla)</text:h>
      <text:p text:style-name="P335"><text:span text:style-name="Source_20_Text">btn.removeEventListener("click", handler);</text:span></text:p>
      <text:h text:style-name="P330" text:outline-level="3">✔ Avoid creating closures inside loops unnecessarily</text:h>
      <text:p text:style-name="P331"/>
      <text:h text:style-name="P332" text:outline-level="1">🔥 Summary — Senior Level Answer</text:h>
      <text:p text:style-name="P329">Closures cause memory leaks when they <text:span text:style-name="Strong_20_Emphasis">accidentally retain references</text:span> to large variables in the parent scope. JS engines keep the entire lexical environment alive as long as <text:span text:style-name="Strong_20_Emphasis">any closure</text:span> referencing it exists. This can happen with:</text:p>
      <text:list text:style-name="L138">
        <text:list-item>
          <text:p text:style-name="P339">event listeners</text:p>
        </text:list-item>
        <text:list-item>
          <text:p text:style-name="P339">timers</text:p>
        </text:list-item>
        <text:list-item>
          <text:p text:style-name="P339">async callbacks</text:p>
        </text:list-item>
        <text:list-item>
          <text:p text:style-name="P339">global references</text:p>
        </text:list-item>
        <text:list-item>
          <text:p text:style-name="P339">long-lived closures</text:p>
        </text:list-item>
      </text:list>
      <text:p text:style-name="P329">To avoid leaks, minimize closures inside long-lived callbacks and detach listeners or nullify unused references.</text:p>
      <text:p text:style-name="P331"/>
      <text:p text:style-name="P340"/>
      <text:list xml:id="list231114057542386" text:continue-list="list231112970662354" text:style-name="L100">
        <text:list-item>
          <text:p text:style-name="P254">What are higher-order functions?</text:p>
        </text:list-item>
      </text:list>
      <text:h text:style-name="P341" text:outline-level="1"><text:soft-page-break/>✅ <text:span text:style-name="Strong_20_Emphasis">What Are Higher-Order Functions (HOFs)?</text:span></text:h>
      <text:p text:style-name="P28">A <text:span text:style-name="Strong_20_Emphasis">Higher-Order Function</text:span> is a function that does <text:span text:style-name="Strong_20_Emphasis">at least one</text:span> of these:</text:p>
      <text:list text:style-name="L139">
        <text:list-item>
          <text:p text:style-name="P342"><text:span text:style-name="Strong_20_Emphasis">Takes another function as an argument</text:span>, or</text:p>
        </text:list-item>
        <text:list-item>
          <text:p text:style-name="P342"><text:span text:style-name="Strong_20_Emphasis">Returns a function</text:span>, or</text:p>
        </text:list-item>
        <text:list-item>
          <text:p text:style-name="P342"><text:span text:style-name="Strong_20_Emphasis">Both</text:span>.</text:p>
        </text:list-item>
      </text:list>
      <text:p text:style-name="P28">This is possible because in JavaScript, <text:span text:style-name="Strong_20_Emphasis">functions are first-class citizens</text:span> — meaning functions behave like values (they can be stored in variables, passed around, returned, etc.).</text:p>
      <text:p text:style-name="P29"/>
      <text:h text:style-name="P343" text:outline-level="1">🔥 Senior-Level Explanation (How JS Engines Treat HOFs)</text:h>
      <text:p text:style-name="P28">In JavaScript:</text:p>
      <text:list text:style-name="L140">
        <text:list-item>
          <text:p text:style-name="P344">Functions are objects with a hidden internal <text:span text:style-name="Source_20_Text">[[Call]]</text:span> method.</text:p>
        </text:list-item>
        <text:list-item>
          <text:p text:style-name="P344">JS treats functions like <text:span text:style-name="Strong_20_Emphasis">data</text:span>, so they can be passed around just like numbers or strings.</text:p>
        </text:list-item>
        <text:list-item>
          <text:p text:style-name="P344">When you pass/return a function, you create <text:span text:style-name="Strong_20_Emphasis">closures</text:span> because the inner function captures variables from the environment where it was created.</text:p>
        </text:list-item>
      </text:list>
      <text:p text:style-name="P28">This is why HOFs are deeply tied to <text:span text:style-name="Strong_20_Emphasis">functional programming</text:span>, <text:span text:style-name="Strong_20_Emphasis">callbacks</text:span>, <text:span text:style-name="Strong_20_Emphasis">closures</text:span>, and <text:span text:style-name="Strong_20_Emphasis">async behavior</text:span>.</text:p>
      <text:p text:style-name="P29"/>
      <text:h text:style-name="P343" text:outline-level="1">📌 <text:span text:style-name="Strong_20_Emphasis">Example 1: A function that accepts another function</text:span></text:h>
      <text:p text:style-name="P31"><text:span text:style-name="Source_20_Text">function repeat(n, action) {</text:span></text:p>
      <text:p text:style-name="P32"><text:span text:style-name="Source_20_Text"><text:s text:c="2"/>for (let i = 0; i &lt; n; i++) {</text:span></text:p>
      <text:p text:style-name="P32"><text:span text:style-name="Source_20_Text"><text:s text:c="4"/>action(i);</text:span></text:p>
      <text:p text:style-name="P32"><text:span text:style-name="Source_20_Text"><text:s text:c="2"/>}</text:span></text:p>
      <text:p text:style-name="P32"><text:span text:style-name="Source_20_Text">}</text:span></text:p>
      <text:p text:style-name="P32"/>
      <text:p text:style-name="P32"><text:span text:style-name="Source_20_Text">repeat(3, console.log);</text:span></text:p>
      <text:p text:style-name="P28">Output:</text:p>
      <text:p text:style-name="P31"><text:span text:style-name="Source_20_Text">0</text:span></text:p>
      <text:p text:style-name="P32"><text:span text:style-name="Source_20_Text">1</text:span></text:p>
      <text:p text:style-name="P32"><text:soft-page-break/><text:span text:style-name="Source_20_Text">2</text:span></text:p>
      <text:p text:style-name="P28"><text:span text:style-name="Source_20_Text">repeat</text:span> is a <text:span text:style-name="Strong_20_Emphasis">higher-order function</text:span> because it accepts <text:span text:style-name="Source_20_Text">action</text:span>, which is a function.</text:p>
      <text:p text:style-name="P29"/>
      <text:h text:style-name="P343" text:outline-level="1">📌 <text:span text:style-name="Strong_20_Emphasis">Example 2: A function that returns another function</text:span></text:h>
      <text:p text:style-name="P31"><text:span text:style-name="Source_20_Text">function multiplier(x) {</text:span></text:p>
      <text:p text:style-name="P32"><text:span text:style-name="Source_20_Text"><text:s text:c="2"/>return function(y) {</text:span></text:p>
      <text:p text:style-name="P32"><text:span text:style-name="Source_20_Text"><text:s text:c="4"/>return x * y;</text:span></text:p>
      <text:p text:style-name="P32"><text:span text:style-name="Source_20_Text"><text:s text:c="2"/>};</text:span></text:p>
      <text:p text:style-name="P32"><text:span text:style-name="Source_20_Text">}</text:span></text:p>
      <text:p text:style-name="P32"/>
      <text:p text:style-name="P32"><text:span text:style-name="Source_20_Text">const double = multiplier(2);</text:span></text:p>
      <text:p text:style-name="P32"><text:span text:style-name="Source_20_Text">console.log(double(5)); // 10</text:span></text:p>
      <text:p text:style-name="P28">Here:</text:p>
      <text:list text:style-name="L141">
        <text:list-item>
          <text:p text:style-name="P345"><text:span text:style-name="Source_20_Text">multiplier</text:span> returns a new function → <text:span text:style-name="Strong_20_Emphasis">HOF</text:span></text:p>
        </text:list-item>
        <text:list-item>
          <text:p text:style-name="P345">The returned function has access to <text:span text:style-name="Source_20_Text">x</text:span> (closure)</text:p>
        </text:list-item>
      </text:list>
      <text:p text:style-name="P29"/>
      <text:h text:style-name="P343" text:outline-level="1">📌 <text:span text:style-name="Strong_20_Emphasis">Example 3: Higher-order functions in the JS standard library</text:span></text:h>
      <text:h text:style-name="P30" text:outline-level="3">✔ <text:span text:style-name="Source_20_Text">map()</text:span>, <text:span text:style-name="Source_20_Text">filter()</text:span>, <text:span text:style-name="Source_20_Text">reduce()</text:span>, <text:span text:style-name="Source_20_Text">sort()</text:span></text:h>
      <text:p text:style-name="P28">These are all higher-order functions.</text:p>
      <text:p text:style-name="P31"><text:span text:style-name="Source_20_Text">[1, 2, 3].map(n =&gt; n * 2);</text:span></text:p>
      <text:p text:style-name="P28"><text:span text:style-name="Source_20_Text">map</text:span> takes a callback → <text:span text:style-name="Strong_20_Emphasis">HOF</text:span>.</text:p>
      <text:p text:style-name="P29"/>
      <text:h text:style-name="P343" text:outline-level="1">📌 <text:span text:style-name="Strong_20_Emphasis">Example 4: HOFs in async JS</text:span></text:h>
      <text:h text:style-name="P30" text:outline-level="3">✔ Promises</text:h>
      <text:p text:style-name="P31"><text:span text:style-name="Source_20_Text">setTimeout(() =&gt; {</text:span></text:p>
      <text:p text:style-name="P32"><text:span text:style-name="Source_20_Text"><text:s text:c="2"/>console.log("Hello!");</text:span></text:p>
      <text:p text:style-name="P32"><text:span text:style-name="Source_20_Text">}, 1000);</text:span></text:p>
      <text:p text:style-name="P28"><text:soft-page-break/><text:span text:style-name="Source_20_Text">setTimeout</text:span> takes a function → <text:span text:style-name="Strong_20_Emphasis">HOF</text:span>.</text:p>
      <text:p text:style-name="P29"/>
      <text:h text:style-name="P343" text:outline-level="1">📌 <text:span text:style-name="Strong_20_Emphasis">Example 5: Returning functions for configuration</text:span></text:h>
      <text:p text:style-name="P28">You see this pattern everywhere:</text:p>
      <text:p text:style-name="P31"><text:span text:style-name="Source_20_Text">function withLogging(fn) {</text:span></text:p>
      <text:p text:style-name="P32"><text:span text:style-name="Source_20_Text"><text:s text:c="2"/>return function(...args) {</text:span></text:p>
      <text:p text:style-name="P32"><text:span text:style-name="Source_20_Text"><text:s text:c="4"/>console.log("Calling with", args);</text:span></text:p>
      <text:p text:style-name="P32"><text:span text:style-name="Source_20_Text"><text:s text:c="4"/>return fn(...args);</text:span></text:p>
      <text:p text:style-name="P32"><text:span text:style-name="Source_20_Text"><text:s text:c="2"/>};</text:span></text:p>
      <text:p text:style-name="P32"><text:span text:style-name="Source_20_Text">}</text:span></text:p>
      <text:p text:style-name="P28">This is how middleware, decorators, and interceptors are built.</text:p>
      <text:p text:style-name="P29"/>
      <text:h text:style-name="P343" text:outline-level="1">📦 Real-World Use Cases</text:h>
      <text:h text:style-name="P30" text:outline-level="3">1. <text:span text:style-name="Strong_20_Emphasis">Middleware (Express, Redux, Next.js, Nest.js)</text:span></text:h>
      <text:p text:style-name="P28">Functions that return functions that return functions:</text:p>
      <text:p text:style-name="P31"><text:span text:style-name="Source_20_Text">const middleware = store =&gt; next =&gt; action =&gt; {</text:span></text:p>
      <text:p text:style-name="P32"><text:span text:style-name="Source_20_Text"><text:s text:c="2"/>console.log("action:", action);</text:span></text:p>
      <text:p text:style-name="P32"><text:span text:style-name="Source_20_Text"><text:s text:c="2"/>return next(action);</text:span></text:p>
      <text:p text:style-name="P32"><text:span text:style-name="Source_20_Text">};</text:span></text:p>
      <text:h text:style-name="P30" text:outline-level="3">2. <text:span text:style-name="Strong_20_Emphasis">Rate limiting / debouncing / throttling</text:span></text:h>
      <text:p text:style-name="P31"><text:span text:style-name="Source_20_Text">function debounce(fn, delay) {</text:span></text:p>
      <text:p text:style-name="P32"><text:span text:style-name="Source_20_Text"><text:s text:c="2"/>let timer;</text:span></text:p>
      <text:p text:style-name="P32"><text:span text:style-name="Source_20_Text"><text:s text:c="2"/>return function(...args) {</text:span></text:p>
      <text:p text:style-name="P32"><text:span text:style-name="Source_20_Text"><text:s text:c="4"/>clearTimeout(timer);</text:span></text:p>
      <text:p text:style-name="P32"><text:span text:style-name="Source_20_Text"><text:s text:c="4"/>timer = setTimeout(() =&gt; fn.apply(this, args), delay);</text:span></text:p>
      <text:p text:style-name="P32"><text:span text:style-name="Source_20_Text"><text:s text:c="2"/>};</text:span></text:p>
      <text:p text:style-name="P32"><text:span text:style-name="Source_20_Text">}</text:span></text:p>
      <text:h text:style-name="P30" text:outline-level="3">3. <text:span text:style-name="Strong_20_Emphasis">Higher-order React components (HOC)</text:span></text:h>
      <text:p text:style-name="P31"><text:span text:style-name="Source_20_Text">const withAuth = (Component) =&gt; {</text:span></text:p>
      <text:p text:style-name="P32"><text:soft-page-break/><text:span text:style-name="Source_20_Text"><text:s text:c="2"/>return function Wrapped(props) {</text:span></text:p>
      <text:p text:style-name="P32"><text:span text:style-name="Source_20_Text"><text:s text:c="4"/>return &lt;Component {...props} user="sujal" /&gt;</text:span></text:p>
      <text:p text:style-name="P32"><text:span text:style-name="Source_20_Text"><text:s text:c="2"/>}</text:span></text:p>
      <text:p text:style-name="P32"><text:span text:style-name="Source_20_Text">}</text:span></text:p>
      <text:h text:style-name="P30" text:outline-level="3">4. <text:span text:style-name="Strong_20_Emphasis">Dynamic function pipelines</text:span></text:h>
      <text:p text:style-name="P31"><text:span text:style-name="Source_20_Text">const compose = (f, g) =&gt; x =&gt; f(g(x));</text:span></text:p>
      <text:p text:style-name="P29"/>
      <text:h text:style-name="P343" text:outline-level="1">🧠 Senior-Level Closing Statement</text:h>
      <text:p text:style-name="P28">A Higher-Order Function is any function that operates on other functions.<text:line-break/>They are fundamental to JavaScript because:</text:p>
      <text:list text:style-name="L142">
        <text:list-item>
          <text:p text:style-name="P346">Functions are first-class citizens</text:p>
        </text:list-item>
        <text:list-item>
          <text:p text:style-name="P346">Closures allow functions to <text:span text:style-name="Emphasis">remember</text:span> state</text:p>
        </text:list-item>
        <text:list-item>
          <text:p text:style-name="P346">Functional patterns (map, reduce, compose) rely on them</text:p>
        </text:list-item>
        <text:list-item>
          <text:p text:style-name="P346">Almost all async operations are implemented through HOFs</text:p>
        </text:list-item>
        <text:list-item>
          <text:p text:style-name="P346">Modern frameworks (React, Redux, Express) are built heavily around HOFs</text:p>
        </text:list-item>
      </text:list>
      <text:p text:style-name="P28">If you understand HOFs deeply, you're essentially understanding the <text:span text:style-name="Strong_20_Emphasis">core abstraction model of JavaScript itself</text:span>.</text:p>
      <text:p text:style-name="P29"/>
      <text:p text:style-name="P347"/>
      <text:list xml:id="list231112814870463" text:continue-list="list231114057542386" text:style-name="L100">
        <text:list-item>
          <text:p text:style-name="P254">What is function currying?</text:p>
        </text:list-item>
      </text:list>
      <text:h text:style-name="P348" text:outline-level="1">✅ <text:span text:style-name="Strong_20_Emphasis">What Is Function Currying?</text:span></text:h>
      <text:p text:style-name="P235"><text:span text:style-name="Strong_20_Emphasis">Currying</text:span> is a functional programming technique where:</text:p>
      <text:h text:style-name="P239" text:outline-level="3">👉 A function that takes <text:span text:style-name="Strong_20_Emphasis">multiple arguments</text:span></text:h>
      <text:p text:style-name="P235">is transformed into a sequence of functions,<text:line-break/>each taking <text:span text:style-name="Strong_20_Emphasis">one argument at a time</text:span>.</text:p>
      <text:p text:style-name="P235">Example:</text:p>
      <text:p text:style-name="P241"><text:span text:style-name="Source_20_Text">function sum(a, b, c) {}</text:span></text:p>
      <text:p text:style-name="P235"><text:span text:style-name="Strong_20_Emphasis">Curried version:</text:span></text:p>
      <text:p text:style-name="P241"><text:span text:style-name="Source_20_Text">sum(a)(b)(c)</text:span></text:p>
      <text:p text:style-name="P235">Instead of taking all arguments at once, it takes them one-by-one.</text:p>
      <text:p text:style-name="P237"><text:soft-page-break/></text:p>
      <text:h text:style-name="P238" text:outline-level="1">🧠 Why Currying Works in JS (Engine Internals)</text:h>
      <text:p text:style-name="P235">Currying relies on <text:span text:style-name="Strong_20_Emphasis">closures</text:span>.</text:p>
      <text:p text:style-name="P235">Each inner function <text:span text:style-name="Strong_20_Emphasis">remembers</text:span> the arguments passed to the previous function.</text:p>
      <text:p text:style-name="P241"><text:span text:style-name="Source_20_Text">function currySum(a) {</text:span></text:p>
      <text:p text:style-name="P242"><text:span text:style-name="Source_20_Text"><text:s text:c="2"/>return function(b) {</text:span></text:p>
      <text:p text:style-name="P242"><text:span text:style-name="Source_20_Text"><text:s text:c="4"/>return function(c) {</text:span></text:p>
      <text:p text:style-name="P242"><text:span text:style-name="Source_20_Text"><text:s text:c="6"/>return a + b + c;</text:span></text:p>
      <text:p text:style-name="P242"><text:span text:style-name="Source_20_Text"><text:s text:c="4"/>};</text:span></text:p>
      <text:p text:style-name="P242"><text:span text:style-name="Source_20_Text"><text:s text:c="2"/>};</text:span></text:p>
      <text:p text:style-name="P242"><text:span text:style-name="Source_20_Text">}</text:span></text:p>
      <text:p text:style-name="P235">Each returned function holds a <text:span text:style-name="Strong_20_Emphasis">lexical environment</text:span>:</text:p>
      <text:list text:style-name="L143">
        <text:list-item>
          <text:p text:style-name="P349"><text:span text:style-name="Source_20_Text">b</text:span>-function remembers <text:span text:style-name="Source_20_Text">a</text:span></text:p>
        </text:list-item>
        <text:list-item>
          <text:p text:style-name="P349"><text:span text:style-name="Source_20_Text">c</text:span>-function remembers both <text:span text:style-name="Source_20_Text">a</text:span> and <text:span text:style-name="Source_20_Text">b</text:span></text:p>
        </text:list-item>
      </text:list>
      <text:p text:style-name="P235">This is possible because functions are <text:span text:style-name="Strong_20_Emphasis">first-class citizens</text:span> and JS supports <text:span text:style-name="Strong_20_Emphasis">closures</text:span>.</text:p>
      <text:p text:style-name="P237"/>
      <text:h text:style-name="P238" text:outline-level="1">✨ Simple Example of Currying</text:h>
      <text:p text:style-name="P241"><text:span text:style-name="Source_20_Text">const curryAdd = a =&gt; b =&gt; c =&gt; a + b + c;</text:span></text:p>
      <text:p text:style-name="P242"/>
      <text:p text:style-name="P242"><text:span text:style-name="Source_20_Text">console.log(curryAdd(1)(2)(3)); // 6</text:span></text:p>
      <text:p text:style-name="P237"/>
      <text:h text:style-name="P238" text:outline-level="1">📌 <text:span text:style-name="Strong_20_Emphasis">Why Do We Use Currying? (Practical Use Cases)</text:span></text:h>
      <text:h text:style-name="P239" text:outline-level="3">1️⃣ <text:span text:style-name="Strong_20_Emphasis">To create specialized functions (partial application)</text:span></text:h>
      <text:p text:style-name="P241"><text:span text:style-name="Source_20_Text">function multiply(a) {</text:span></text:p>
      <text:p text:style-name="P242"><text:span text:style-name="Source_20_Text"><text:s text:c="2"/>return function(b) {</text:span></text:p>
      <text:p text:style-name="P242"><text:span text:style-name="Source_20_Text"><text:s text:c="4"/>return a * b;</text:span></text:p>
      <text:p text:style-name="P242"><text:span text:style-name="Source_20_Text"><text:s text:c="2"/>};</text:span></text:p>
      <text:p text:style-name="P242"><text:soft-page-break/><text:span text:style-name="Source_20_Text">}</text:span></text:p>
      <text:p text:style-name="P242"/>
      <text:p text:style-name="P242"><text:span text:style-name="Source_20_Text">const double = multiply(2);</text:span></text:p>
      <text:p text:style-name="P242"><text:span text:style-name="Source_20_Text">const triple = multiply(3);</text:span></text:p>
      <text:p text:style-name="P242"/>
      <text:p text:style-name="P242"><text:span text:style-name="Source_20_Text">console.log(double(10)); // 20</text:span></text:p>
      <text:p text:style-name="P242"><text:span text:style-name="Source_20_Text">console.log(triple(10)); // 30</text:span></text:p>
      <text:p text:style-name="P235">Currying → helps create reusable function factories.</text:p>
      <text:p text:style-name="P237"/>
      <text:h text:style-name="P239" text:outline-level="3">2️⃣ <text:span text:style-name="Strong_20_Emphasis">Event handlers &amp; configuration</text:span></text:h>
      <text:p text:style-name="P241"><text:span text:style-name="Source_20_Text">const handleChange = field =&gt; event =&gt; {</text:span></text:p>
      <text:p text:style-name="P242"><text:span text:style-name="Source_20_Text"><text:s text:c="2"/>console.log(`${field} changed to ${event.target.value}`);</text:span></text:p>
      <text:p text:style-name="P242"><text:span text:style-name="Source_20_Text">};</text:span></text:p>
      <text:p text:style-name="P235">Usage:</text:p>
      <text:p text:style-name="P241"><text:span text:style-name="Source_20_Text">&lt;input onChange={handleChange("email")} /&gt;</text:span></text:p>
      <text:p text:style-name="P237"/>
      <text:h text:style-name="P239" text:outline-level="3">3️⃣ <text:span text:style-name="Strong_20_Emphasis">Logging / Analytics wrappers</text:span></text:h>
      <text:p text:style-name="P241"><text:span text:style-name="Source_20_Text">const log = level =&gt; message =&gt; console[level](message);</text:span></text:p>
      <text:p text:style-name="P242"/>
      <text:p text:style-name="P242"><text:span text:style-name="Source_20_Text">const warn = log("warn");</text:span></text:p>
      <text:p text:style-name="P242"><text:span text:style-name="Source_20_Text">warn("Low disk space!");</text:span></text:p>
      <text:p text:style-name="P237"/>
      <text:h text:style-name="P239" text:outline-level="3">4️⃣ <text:span text:style-name="Strong_20_Emphasis">Reusable API request functions</text:span></text:h>
      <text:p text:style-name="P241"><text:span text:style-name="Source_20_Text">const api = base =&gt; endpoint =&gt; params =&gt;</text:span></text:p>
      <text:p text:style-name="P242"><text:span text:style-name="Source_20_Text"><text:s text:c="2"/>fetch(`${base}${endpoint}`, { method: "POST", body: JSON.stringify(params) });</text:span></text:p>
      <text:p text:style-name="P242"/>
      <text:p text:style-name="P242"><text:span text:style-name="Source_20_Text">const github = api("https://api.github.com");</text:span></text:p>
      <text:p text:style-name="P242"><text:span text:style-name="Source_20_Text">const repos = github("/users/sujal/repos");</text:span></text:p>
      <text:p text:style-name="P242"><text:span text:style-name="Source_20_Text">repos({ page: 1 });</text:span></text:p>
      <text:p text:style-name="P237"/>
      <text:h text:style-name="P239" text:outline-level="3">5️⃣ <text:span text:style-name="Strong_20_Emphasis">Functional programming (compose, pipe)</text:span></text:h>
      <text:p text:style-name="P235">Currying is essential in libraries like Lodash, Ramda, Redux middlewares, etc.</text:p>
      <text:p text:style-name="P237"/>
      <text:h text:style-name="P238" text:outline-level="1"><text:soft-page-break/>🛠️ Manually Implement <text:span text:style-name="Source_20_Text">curry()</text:span> (Advanced)</text:h>
      <text:h text:style-name="P239" text:outline-level="3">Generic curry function:</text:h>
      <text:p text:style-name="P241"><text:span text:style-name="Source_20_Text">function curry(fn) {</text:span></text:p>
      <text:p text:style-name="P242"><text:span text:style-name="Source_20_Text"><text:s text:c="2"/>return function curried(...args) {</text:span></text:p>
      <text:p text:style-name="P242"><text:span text:style-name="Source_20_Text"><text:s text:c="4"/>if (args.length &gt;= fn.length) {</text:span></text:p>
      <text:p text:style-name="P242"><text:span text:style-name="Source_20_Text"><text:s text:c="6"/>return fn(...args);</text:span></text:p>
      <text:p text:style-name="P242"><text:span text:style-name="Source_20_Text"><text:s text:c="4"/>}</text:span></text:p>
      <text:p text:style-name="P242"><text:span text:style-name="Source_20_Text"><text:s text:c="4"/>return function (...next) {</text:span></text:p>
      <text:p text:style-name="P242"><text:span text:style-name="Source_20_Text"><text:s text:c="6"/>return curried(...args, ...next);</text:span></text:p>
      <text:p text:style-name="P242"><text:span text:style-name="Source_20_Text"><text:s text:c="4"/>};</text:span></text:p>
      <text:p text:style-name="P242"><text:span text:style-name="Source_20_Text"><text:s text:c="2"/>};</text:span></text:p>
      <text:p text:style-name="P242"><text:span text:style-name="Source_20_Text">}</text:span></text:p>
      <text:p text:style-name="P235">Usage:</text:p>
      <text:p text:style-name="P241"><text:span text:style-name="Source_20_Text">function add(a, b, c) {</text:span></text:p>
      <text:p text:style-name="P242"><text:span text:style-name="Source_20_Text"><text:s text:c="2"/>return a + b + c;</text:span></text:p>
      <text:p text:style-name="P242"><text:span text:style-name="Source_20_Text">}</text:span></text:p>
      <text:p text:style-name="P242"/>
      <text:p text:style-name="P242"><text:span text:style-name="Source_20_Text">const curriedAdd = curry(add);</text:span></text:p>
      <text:p text:style-name="P242"/>
      <text:p text:style-name="P242"><text:span text:style-name="Source_20_Text">curriedAdd(1)(2)(3); // 6</text:span></text:p>
      <text:p text:style-name="P242"><text:span text:style-name="Source_20_Text">curriedAdd(1, 2)(3); // 6</text:span></text:p>
      <text:p text:style-name="P237"/>
      <text:h text:style-name="P238" text:outline-level="1">🧠 Senior-Level Interview Explanation (Short Version)</text:h>
      <text:p text:style-name="P350">Currying converts a multi-argument function into a chain of single-argument functions.<text:line-break/>It works because JavaScript functions form closures over outer arguments.<text:line-break/>It's useful for partial application, creating function factories, avoiding repetition, and working with functional pipelines.</text:p>
      <text:p text:style-name="P237"/>
      <text:p text:style-name="P253"/>
      <text:list xml:id="list231114216750477" text:continue-list="list231112814870463" text:style-name="L100">
        <text:list-item>
          <text:p text:style-name="P254">What is partial application?</text:p>
        </text:list-item>
      </text:list>
      <text:h text:style-name="P351" text:outline-level="1"><text:soft-page-break/>✅ <text:span text:style-name="Strong_20_Emphasis">What Is Partial Application?</text:span></text:h>
      <text:p text:style-name="P352"><text:span text:style-name="Strong_20_Emphasis">Partial Application</text:span> is a functional programming technique where:</text:p>
      <text:p text:style-name="P353">You <text:span text:style-name="Emphasis">fix</text:span> (pre-fill) <text:span text:style-name="Strong_20_Emphasis">some</text:span> arguments of a function<text:line-break/>and return a <text:span text:style-name="Strong_20_Emphasis">new function</text:span> that takes the remaining arguments.</text:p>
      <text:p text:style-name="P352">In short:</text:p>
      <text:h text:style-name="P354" text:outline-level="3">❌ Currying → transforms function into 1-arg chain</text:h>
      <text:h text:style-name="P354" text:outline-level="3">✔ Partial Application → pre-fills some args but still allows multiple-arg calls</text:h>
      <text:p text:style-name="P355"/>
      <text:h text:style-name="P356" text:outline-level="1">🔥 Simple Example</text:h>
      <text:p text:style-name="P352">Original function:</text:p>
      <text:p text:style-name="P357"><text:span text:style-name="Source_20_Text">function add(a, b, c) {</text:span></text:p>
      <text:p text:style-name="P358"><text:span text:style-name="Source_20_Text"><text:s text:c="2"/>return a + b + c;</text:span></text:p>
      <text:p text:style-name="P358"><text:span text:style-name="Source_20_Text">}</text:span></text:p>
      <text:p text:style-name="P352">Partial application:</text:p>
      <text:p text:style-name="P357"><text:span text:style-name="Source_20_Text">const add10 = add.bind(null, 10);</text:span></text:p>
      <text:p text:style-name="P358"/>
      <text:p text:style-name="P358"><text:span text:style-name="Source_20_Text">console.log(add10(20, 30)); // 60</text:span></text:p>
      <text:p text:style-name="P352">Here:</text:p>
      <text:list text:style-name="L144">
        <text:list-item>
          <text:p text:style-name="P359">We pre-fill <text:span text:style-name="Source_20_Text">a = 10</text:span></text:p>
        </text:list-item>
        <text:list-item>
          <text:p text:style-name="P359">The returned function takes the remaining arguments <text:span text:style-name="Source_20_Text">(b, c)</text:span></text:p>
        </text:list-item>
      </text:list>
      <text:p text:style-name="P355"/>
      <text:h text:style-name="P356" text:outline-level="1">🧠 How Is Partial Application Different From Currying?</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Feature</text:p>
            </table:table-cell>
            <table:table-cell table:style-name="Table9.A1" office:value-type="string">
              <text:p text:style-name="Table_20_Heading">Currying</text:p>
            </table:table-cell>
            <table:table-cell table:style-name="Table9.A1" office:value-type="string">
              <text:p text:style-name="Table_20_Heading">Partial Application</text:p>
            </table:table-cell>
          </table:table-row>
        </table:table-header-rows>
        <table:table-row>
          <table:table-cell table:style-name="Table9.A1" office:value-type="string">
            <text:p text:style-name="Table_20_Contents">Arguments</text:p>
          </table:table-cell>
          <table:table-cell table:style-name="Table9.A1" office:value-type="string">
            <text:p text:style-name="Table_20_Contents">One at a time</text:p>
          </table:table-cell>
          <table:table-cell table:style-name="Table9.A1" office:value-type="string">
            <text:p text:style-name="Table_20_Contents">Some args pre-filled</text:p>
          </table:table-cell>
        </table:table-row>
        <table:table-row>
          <table:table-cell table:style-name="Table9.A1" office:value-type="string">
            <text:p text:style-name="Table_20_Contents">Shape</text:p>
          </table:table-cell>
          <table:table-cell table:style-name="Table9.A1" office:value-type="string">
            <text:p text:style-name="Table_20_Contents"><text:span text:style-name="Source_20_Text">fn(a)(b)(c)</text:span></text:p>
          </table:table-cell>
          <table:table-cell table:style-name="Table9.A1" office:value-type="string">
            <text:p text:style-name="Table_20_Contents"><text:span text:style-name="Source_20_Text">fn(a, _, c)</text:span></text:p>
          </table:table-cell>
        </table:table-row>
        <table:table-row>
          <table:table-cell table:style-name="Table9.A1" office:value-type="string">
            <text:p text:style-name="Table_20_Contents">Goal</text:p>
          </table:table-cell>
          <table:table-cell table:style-name="Table9.A1" office:value-type="string">
            <text:p text:style-name="Table_20_Contents">Transform function</text:p>
          </table:table-cell>
          <table:table-cell table:style-name="Table9.A1" office:value-type="string">
            <text:p text:style-name="Table_20_Contents">Customize function</text:p>
          </table:table-cell>
        </table:table-row>
        <table:table-row>
          <table:table-cell table:style-name="Table9.A1" office:value-type="string">
            <text:p text:style-name="Table_20_Contents">Usage</text:p>
          </table:table-cell>
          <table:table-cell table:style-name="Table9.A1" office:value-type="string">
            <text:p text:style-name="Table_20_Contents">FP libraries</text:p>
          </table:table-cell>
          <table:table-cell table:style-name="Table9.A1" office:value-type="string">
            <text:p text:style-name="Table_20_Contents">Configurable utilities</text:p>
          </table:table-cell>
        </table:table-row>
      </table:table>
      <text:p text:style-name="P352">Example difference:</text:p>
      <text:p text:style-name="P357"><text:span text:style-name="Source_20_Text">// Currying</text:span></text:p>
      <text:p text:style-name="P358"><text:soft-page-break/><text:span text:style-name="Source_20_Text">sum(a)(b)(c);</text:span></text:p>
      <text:p text:style-name="P358"/>
      <text:p text:style-name="P358"><text:span text:style-name="Source_20_Text">// Partial application</text:span></text:p>
      <text:p text:style-name="P358"><text:span text:style-name="Source_20_Text">sum(10, _, _)</text:span></text:p>
      <text:p text:style-name="P352">Partial application <text:span text:style-name="Strong_20_Emphasis">does not</text:span> need functions to return single-argument functions. It simply <text:span text:style-name="Emphasis">locks-in</text:span> some args.</text:p>
      <text:p text:style-name="P355"/>
      <text:h text:style-name="P356" text:outline-level="1">📌 Partial Application Using <text:span text:style-name="Source_20_Text">.bind()</text:span></text:h>
      <text:p text:style-name="P357"><text:span text:style-name="Source_20_Text">function multiply(a, b, c) {</text:span></text:p>
      <text:p text:style-name="P358"><text:span text:style-name="Source_20_Text"><text:s text:c="2"/>return a * b * c;</text:span></text:p>
      <text:p text:style-name="P358"><text:span text:style-name="Source_20_Text">}</text:span></text:p>
      <text:p text:style-name="P358"/>
      <text:p text:style-name="P358"><text:span text:style-name="Source_20_Text">const double = multiply.bind(null, 2);</text:span></text:p>
      <text:p text:style-name="P358"/>
      <text:p text:style-name="P358"><text:span text:style-name="Source_20_Text">console.log(double(3, 4)); // 24</text:span></text:p>
      <text:p text:style-name="P352"><text:span text:style-name="Source_20_Text">.bind</text:span> preloads arguments.</text:p>
      <text:p text:style-name="P355"/>
      <text:h text:style-name="P356" text:outline-level="1">📌 Partial Application Using Closures (More Common in Senior Code)</text:h>
      <text:p text:style-name="P357"><text:span text:style-name="Source_20_Text">function partial(fn, ...presetArgs) {</text:span></text:p>
      <text:p text:style-name="P358"><text:span text:style-name="Source_20_Text"><text:s text:c="2"/>return (...laterArgs) =&gt; fn(...presetArgs, ...laterArgs);</text:span></text:p>
      <text:p text:style-name="P358"><text:span text:style-name="Source_20_Text">}</text:span></text:p>
      <text:p text:style-name="P358"/>
      <text:p text:style-name="P358"><text:span text:style-name="Source_20_Text">const add = (a, b, c) =&gt; a + b + c;</text:span></text:p>
      <text:p text:style-name="P358"/>
      <text:p text:style-name="P358"><text:span text:style-name="Source_20_Text">const add5 = partial(add, 5);</text:span></text:p>
      <text:p text:style-name="P358"/>
      <text:p text:style-name="P358"><text:span text:style-name="Source_20_Text">console.log(add5(10, 15)); // 30</text:span></text:p>
      <text:p text:style-name="P352">This is commonly used in libraries and frameworks.</text:p>
      <text:p text:style-name="P355"/>
      <text:h text:style-name="P356" text:outline-level="1"><text:soft-page-break/>🎯 Real-World Use Cases (The part interviewers love)</text:h>
      <text:h text:style-name="P360" text:outline-level="2">1️⃣ <text:span text:style-name="Strong_20_Emphasis">API Clients (Popular in industry)</text:span></text:h>
      <text:p text:style-name="P357"><text:span text:style-name="Source_20_Text">const api = (baseUrl) =&gt; (endpoint, params) =&gt;</text:span></text:p>
      <text:p text:style-name="P358"><text:span text:style-name="Source_20_Text"><text:s text:c="2"/>fetch(baseUrl + endpoint, { method: "POST", body: JSON.stringify(params) });</text:span></text:p>
      <text:p text:style-name="P358"/>
      <text:p text:style-name="P358"><text:span text:style-name="Source_20_Text">const githubAPI = api("https://api.github.com");</text:span></text:p>
      <text:p text:style-name="P358"/>
      <text:p text:style-name="P358"><text:span text:style-name="Source_20_Text">githubAPI("/users", { name: "sujal" });</text:span></text:p>
      <text:p text:style-name="P352">We pre-filled the base URL → partial application.</text:p>
      <text:p text:style-name="P355"/>
      <text:h text:style-name="P360" text:outline-level="2">2️⃣ <text:span text:style-name="Strong_20_Emphasis">Logging Tools</text:span></text:h>
      <text:p text:style-name="P357"><text:span text:style-name="Source_20_Text">const log = level =&gt; message =&gt;</text:span></text:p>
      <text:p text:style-name="P358"><text:span text:style-name="Source_20_Text"><text:s text:c="2"/>console[level](`[${level.toUpperCase()}] ${message}`);</text:span></text:p>
      <text:p text:style-name="P358"/>
      <text:p text:style-name="P358"><text:span text:style-name="Source_20_Text">const warn = log("warn");</text:span></text:p>
      <text:p text:style-name="P358"><text:span text:style-name="Source_20_Text">warn("Low disk space");</text:span></text:p>
      <text:p text:style-name="P352"><text:span text:style-name="Source_20_Text">log("warn")</text:span> partially applies the log level.</text:p>
      <text:p text:style-name="P355"/>
      <text:h text:style-name="P360" text:outline-level="2">3️⃣ <text:span text:style-name="Strong_20_Emphasis">React Event Handlers</text:span></text:h>
      <text:p text:style-name="P357"><text:span text:style-name="Source_20_Text">const handleFieldChange = field =&gt; event =&gt;</text:span></text:p>
      <text:p text:style-name="P358"><text:span text:style-name="Source_20_Text"><text:s text:c="2"/>console.log(field, event.target.value);</text:span></text:p>
      <text:p text:style-name="P352"><text:span text:style-name="Source_20_Text">field</text:span> is pre-applied → event is supplied later.</text:p>
      <text:p text:style-name="P355"/>
      <text:h text:style-name="P360" text:outline-level="2">4️⃣ <text:span text:style-name="Strong_20_Emphasis">Configuration Functions</text:span></text:h>
      <text:p text:style-name="P357"><text:span text:style-name="Source_20_Text">const discount = rate =&gt; price =&gt; price * (1 - rate);</text:span></text:p>
      <text:p text:style-name="P358"/>
      <text:p text:style-name="P358"><text:span text:style-name="Source_20_Text">const studentDiscount = discount(0.3);</text:span></text:p>
      <text:p text:style-name="P358"><text:span text:style-name="Source_20_Text">console.log(studentDiscount(1000)); // 700</text:span></text:p>
      <text:p text:style-name="P355"/>
      <text:h text:style-name="P360" text:outline-level="2"><text:soft-page-break/>5️⃣ <text:span text:style-name="Strong_20_Emphasis">Middleware &amp; Decorators (Express, Redux, NestJS)</text:span></text:h>
      <text:p text:style-name="P352">Partial application is the foundation of many middleware patterns.</text:p>
      <text:p text:style-name="P357"><text:span text:style-name="Source_20_Text">const authorize = role =&gt; (req, res, next) =&gt; {</text:span></text:p>
      <text:p text:style-name="P358"><text:span text:style-name="Source_20_Text"><text:s text:c="2"/>if (req.user.role !== role) return res.status(403).send("Forbidden");</text:span></text:p>
      <text:p text:style-name="P358"><text:span text:style-name="Source_20_Text"><text:s text:c="2"/>next();</text:span></text:p>
      <text:p text:style-name="P358"><text:span text:style-name="Source_20_Text">};</text:span></text:p>
      <text:p text:style-name="P358"/>
      <text:p text:style-name="P358"><text:span text:style-name="Source_20_Text">app.get("/admin", authorize("admin"), adminHandler);</text:span></text:p>
      <text:p text:style-name="P352"><text:span text:style-name="Source_20_Text">authorize("admin")</text:span> partially applies role.</text:p>
      <text:p text:style-name="P355"/>
      <text:h text:style-name="P356" text:outline-level="1">🧠 Senior-Level Summary (Short Answer)</text:h>
      <text:p text:style-name="P353">Partial application means pre-filling some arguments of a function to create a new function with fewer parameters.<text:line-break/>It works via closures or <text:span text:style-name="Source_20_Text">.bind()</text:span>.<text:line-break/>It’s widely used in middleware, configuration functions, logging, event handlers, and API abstractions.</text:p>
      <text:p text:style-name="P361"/>
      <text:list xml:id="list231113474936194" text:continue-list="list231114216750477" text:style-name="L100">
        <text:list-item>
          <text:p text:style-name="P254">What are pure functions and side effects?</text:p>
        </text:list-item>
      </text:list>
      <text:p text:style-name="P207"/>
      <text:h text:style-name="P120" text:outline-level="1">✅ <text:span text:style-name="Strong_20_Emphasis">1. Pure Functions</text:span></text:h>
      <text:p text:style-name="P102">A <text:span text:style-name="Strong_20_Emphasis">pure function</text:span> is a function that satisfies <text:span text:style-name="Strong_20_Emphasis">two rules</text:span>:</text:p>
      <text:list text:style-name="L145">
        <text:list-item>
          <text:p text:style-name="P362"><text:span text:style-name="Strong_20_Emphasis">Deterministic:</text:span> Always returns the same output for the same input.</text:p>
        </text:list-item>
        <text:list-item>
          <text:p text:style-name="P362"><text:span text:style-name="Strong_20_Emphasis">No side effects:</text:span> It does not modify anything outside its scope (global variables, external objects, DOM, I/O, etc.)</text:p>
        </text:list-item>
      </text:list>
      <text:p text:style-name="P119"/>
      <text:h text:style-name="P363" text:outline-level="2">🔹 Examples of Pure Functions</text:h>
      <text:p text:style-name="P100"><text:span text:style-name="Source_20_Text">function add(a, b) {</text:span></text:p>
      <text:p text:style-name="P101"><text:span text:style-name="Source_20_Text"><text:s text:c="2"/>return a + b; // deterministic &amp; no side effects</text:span></text:p>
      <text:p text:style-name="P101"><text:span text:style-name="Source_20_Text">}</text:span></text:p>
      <text:p text:style-name="P101"/>
      <text:p text:style-name="P101"><text:span text:style-name="Source_20_Text">console.log(add(2, 3)); // always 5</text:span></text:p>
      <text:p text:style-name="P100"><text:soft-page-break/><text:span text:style-name="Source_20_Text">const multiply = (arr, factor) =&gt; arr.map(x =&gt; x * factor);</text:span></text:p>
      <text:p text:style-name="P101"/>
      <text:p text:style-name="P101"><text:span text:style-name="Source_20_Text">console.log(multiply([1, 2, 3], 2)); // always [2, 4, 6]</text:span></text:p>
      <text:list text:style-name="L146">
        <text:list-item>
          <text:p text:style-name="P364">Output depends <text:span text:style-name="Strong_20_Emphasis">only on input</text:span></text:p>
        </text:list-item>
        <text:list-item>
          <text:p text:style-name="P364">Does not change any external state</text:p>
        </text:list-item>
      </text:list>
      <text:p text:style-name="P119"/>
      <text:h text:style-name="P120" text:outline-level="1">✅ <text:span text:style-name="Strong_20_Emphasis">2. Side Effects</text:span></text:h>
      <text:p text:style-name="P102">A <text:span text:style-name="Strong_20_Emphasis">side effect</text:span> occurs when a function <text:span text:style-name="Strong_20_Emphasis">modifies anything outside its scope</text:span> or interacts with the “outside world”.</text:p>
      <text:p text:style-name="P102">Examples of side effects:</text:p>
      <text:list text:style-name="L147">
        <text:list-item>
          <text:p text:style-name="P365">Modifying a global variable</text:p>
        </text:list-item>
        <text:list-item>
          <text:p text:style-name="P365">Changing an object/array passed by reference</text:p>
        </text:list-item>
        <text:list-item>
          <text:p text:style-name="P365">Logging to console</text:p>
        </text:list-item>
        <text:list-item>
          <text:p text:style-name="P365">Writing to a file or database</text:p>
        </text:list-item>
        <text:list-item>
          <text:p text:style-name="P365">Making HTTP requests</text:p>
        </text:list-item>
        <text:list-item>
          <text:p text:style-name="P365">Manipulating DOM</text:p>
        </text:list-item>
      </text:list>
      <text:p text:style-name="P119"/>
      <text:h text:style-name="P363" text:outline-level="2">🔹 Examples of Side Effects</text:h>
      <text:p text:style-name="P100"><text:span text:style-name="Source_20_Text">let total = 0;</text:span></text:p>
      <text:p text:style-name="P101"/>
      <text:p text:style-name="P101"><text:span text:style-name="Source_20_Text">function addToTotal(x) {</text:span></text:p>
      <text:p text:style-name="P101"><text:span text:style-name="Source_20_Text"><text:s text:c="2"/>total += x; // modifies outer variable</text:span></text:p>
      <text:p text:style-name="P101"><text:span text:style-name="Source_20_Text">}</text:span></text:p>
      <text:p text:style-name="P101"/>
      <text:p text:style-name="P101"><text:span text:style-name="Source_20_Text">addToTotal(5);</text:span></text:p>
      <text:p text:style-name="P101"><text:span text:style-name="Source_20_Text">console.log(total); // 5 → side effect</text:span></text:p>
      <text:p text:style-name="P100"><text:span text:style-name="Source_20_Text">function logMessage(msg) {</text:span></text:p>
      <text:p text:style-name="P101"><text:span text:style-name="Source_20_Text"><text:s text:c="2"/>console.log(msg); // side effect</text:span></text:p>
      <text:p text:style-name="P101"><text:span text:style-name="Source_20_Text">}</text:span></text:p>
      <text:p text:style-name="P100"><text:span text:style-name="Source_20_Text">function pushToArray(arr, val) {</text:span></text:p>
      <text:p text:style-name="P101"><text:span text:style-name="Source_20_Text"><text:s text:c="2"/>arr.push(val); // mutates external object → side effect</text:span></text:p>
      <text:p text:style-name="P101"><text:span text:style-name="Source_20_Text">}</text:span></text:p>
      <text:p text:style-name="P119"><text:soft-page-break/></text:p>
      <text:h text:style-name="P120" text:outline-level="1">🔹 Combining Pure and Impure</text:h>
      <text:p text:style-name="P100"><text:span text:style-name="Source_20_Text">function pureAdd(a, b) {</text:span></text:p>
      <text:p text:style-name="P101"><text:span text:style-name="Source_20_Text"><text:s text:c="2"/>return a + b;</text:span></text:p>
      <text:p text:style-name="P101"><text:span text:style-name="Source_20_Text">}</text:span></text:p>
      <text:p text:style-name="P101"/>
      <text:p text:style-name="P101"><text:span text:style-name="Source_20_Text">function impureAdd(a) {</text:span></text:p>
      <text:p text:style-name="P101"><text:span text:style-name="Source_20_Text"><text:s text:c="2"/>total += a; // modifies global variable</text:span></text:p>
      <text:p text:style-name="P101"><text:span text:style-name="Source_20_Text"><text:s text:c="2"/>return total;</text:span></text:p>
      <text:p text:style-name="P101"><text:span text:style-name="Source_20_Text">}</text:span></text:p>
      <text:list text:style-name="L148">
        <text:list-item>
          <text:p text:style-name="P366"><text:span text:style-name="Source_20_Text">pureAdd</text:span> → predictable, testable, safe</text:p>
        </text:list-item>
        <text:list-item>
          <text:p text:style-name="P366"><text:span text:style-name="Source_20_Text">impureAdd</text:span> → cannot reliably test, depends on outer state</text:p>
        </text:list-item>
      </text:list>
      <text:p text:style-name="P119"/>
      <text:h text:style-name="P120" text:outline-level="1">⚡ <text:span text:style-name="Strong_20_Emphasis">Senior-Level Insights</text:span></text:h>
      <text:list text:style-name="L149">
        <text:list-item>
          <text:p text:style-name="P367"><text:span text:style-name="Strong_20_Emphasis">Why pure functions matter:</text:span></text:p>
        </text:list-item>
      </text:list>
      <text:list text:style-name="L150">
        <text:list-item>
          <text:p text:style-name="P368">Easier to test (unit tests)</text:p>
        </text:list-item>
        <text:list-item>
          <text:p text:style-name="P368">Easier to compose (functional programming)</text:p>
        </text:list-item>
        <text:list-item>
          <text:p text:style-name="P368">Avoids subtle bugs caused by shared state</text:p>
        </text:list-item>
        <text:list-item>
          <text:p text:style-name="P368">Compatible with memoization and caching</text:p>
        </text:list-item>
      </text:list>
      <text:list text:style-name="L151">
        <text:list-item>
          <text:p text:style-name="P369"><text:span text:style-name="Strong_20_Emphasis">Where side effects are unavoidable:</text:span></text:p>
        </text:list-item>
      </text:list>
      <text:list text:style-name="L152">
        <text:list-item>
          <text:p text:style-name="P370">I/O operations (API calls, file system)</text:p>
        </text:list-item>
        <text:list-item>
          <text:p text:style-name="P370">Logging</text:p>
        </text:list-item>
        <text:list-item>
          <text:p text:style-name="P370">Updating UI (DOM manipulation)</text:p>
        </text:list-item>
      </text:list>
      <text:list text:style-name="L153">
        <text:list-item>
          <text:p text:style-name="P371"><text:span text:style-name="Strong_20_Emphasis">Common FP Pattern:</text:span></text:p>
        </text:list-item>
      </text:list>
      <text:list text:style-name="L154">
        <text:list-item>
          <text:p text:style-name="P372">Keep pure functions for <text:span text:style-name="Strong_20_Emphasis">computation</text:span></text:p>
        </text:list-item>
        <text:list-item>
          <text:p text:style-name="P372">Isolate side effects at the <text:span text:style-name="Strong_20_Emphasis">edges of your system</text:span><text:line-break/>(like React components or Redux reducers)</text:p>
        </text:list-item>
      </text:list>
      <text:p text:style-name="P119"/>
      <text:h text:style-name="P120" text:outline-level="1">📌 <text:span text:style-name="Strong_20_Emphasis">Visualizing Pure vs Side Effects</text:span></text:h>
      <text:p text:style-name="P100"><text:span text:style-name="Source_20_Text">Pure function:</text:span></text:p>
      <text:p text:style-name="P101"><text:soft-page-break/></text:p>
      <text:p text:style-name="P101"><text:span text:style-name="Source_20_Text">input1, input2</text:span></text:p>
      <text:p text:style-name="P101"><text:span text:style-name="Source_20_Text"><text:s text:c="4"/>│</text:span></text:p>
      <text:p text:style-name="P101"><text:span text:style-name="Source_20_Text"><text:s text:c="4"/>▼</text:span></text:p>
      <text:p text:style-name="P101"><text:span text:style-name="Source_20_Text">[ pure function ]</text:span></text:p>
      <text:p text:style-name="P101"><text:span text:style-name="Source_20_Text"><text:s text:c="4"/>│</text:span></text:p>
      <text:p text:style-name="P101"><text:span text:style-name="Source_20_Text"><text:s text:c="4"/>▼</text:span></text:p>
      <text:p text:style-name="P101"><text:span text:style-name="Source_20_Text">output (always same for same inputs)</text:span></text:p>
      <text:p text:style-name="P101"><text:span text:style-name="Source_20_Text">(no external change)</text:span></text:p>
      <text:p text:style-name="P101"/>
      <text:p text:style-name="P101"><text:span text:style-name="Source_20_Text">Impure function / Side Effect:</text:span></text:p>
      <text:p text:style-name="P101"/>
      <text:p text:style-name="P101"><text:span text:style-name="Source_20_Text">input</text:span></text:p>
      <text:p text:style-name="P101"><text:span text:style-name="Source_20_Text"><text:s text:c="4"/>│</text:span></text:p>
      <text:p text:style-name="P101"><text:span text:style-name="Source_20_Text"><text:s text:c="4"/>▼</text:span></text:p>
      <text:p text:style-name="P101"><text:span text:style-name="Source_20_Text">[ function ]</text:span></text:p>
      <text:p text:style-name="P101"><text:span text:style-name="Source_20_Text"><text:s text:c="4"/>│</text:span></text:p>
      <text:p text:style-name="P101"><text:span text:style-name="Source_20_Text"><text:s text:c="4"/>├─ modifies globalVar</text:span></text:p>
      <text:p text:style-name="P101"><text:span text:style-name="Source_20_Text"><text:s text:c="4"/>├─ updates DOM</text:span></text:p>
      <text:p text:style-name="P101"><text:span text:style-name="Source_20_Text"><text:s text:c="4"/>├─ logs to console</text:span></text:p>
      <text:p text:style-name="P101"><text:span text:style-name="Source_20_Text"><text:s text:c="4"/>▼</text:span></text:p>
      <text:p text:style-name="P101"><text:span text:style-name="Source_20_Text">output</text:span></text:p>
      <text:p text:style-name="P119"/>
      <text:h text:style-name="P120" text:outline-level="1">💡 <text:span text:style-name="Strong_20_Emphasis">Example in React (Real-World Use Case)</text:span></text:h>
      <text:list text:style-name="L155">
        <text:list-item>
          <text:p text:style-name="P373"><text:span text:style-name="Strong_20_Emphasis">Pure function:</text:span> Redux reducer</text:p>
        </text:list-item>
      </text:list>
      <text:p text:style-name="P100"><text:span text:style-name="Source_20_Text">function counter(state = 0, action) {</text:span></text:p>
      <text:p text:style-name="P101"><text:span text:style-name="Source_20_Text"><text:s text:c="2"/>switch(action.type) {</text:span></text:p>
      <text:p text:style-name="P101"><text:span text:style-name="Source_20_Text"><text:s text:c="4"/>case 'INCREMENT': return state + 1;</text:span></text:p>
      <text:p text:style-name="P101"><text:span text:style-name="Source_20_Text"><text:s text:c="4"/>case 'DECREMENT': return state - 1;</text:span></text:p>
      <text:p text:style-name="P101"><text:span text:style-name="Source_20_Text"><text:s text:c="4"/>default: return state;</text:span></text:p>
      <text:p text:style-name="P101"><text:span text:style-name="Source_20_Text"><text:s text:c="2"/>}</text:span></text:p>
      <text:p text:style-name="P101"><text:span text:style-name="Source_20_Text">}</text:span></text:p>
      <text:list text:style-name="L156">
        <text:list-item>
          <text:p text:style-name="P374"><text:span text:style-name="Strong_20_Emphasis">Impure function:</text:span> API call inside component</text:p>
        </text:list-item>
      </text:list>
      <text:p text:style-name="P100"><text:soft-page-break/><text:span text:style-name="Source_20_Text">function fetchUsers() {</text:span></text:p>
      <text:p text:style-name="P101"><text:span text:style-name="Source_20_Text"><text:s text:c="2"/>return fetch("/api/users").then(res =&gt; res.json());</text:span></text:p>
      <text:p text:style-name="P101"><text:span text:style-name="Source_20_Text">}</text:span></text:p>
      <text:p text:style-name="P119"/>
      <text:h text:style-name="P120" text:outline-level="1">🏆 <text:span text:style-name="Strong_20_Emphasis">Senior Summary (Interview Answer)</text:span></text:h>
      <text:list text:style-name="L157">
        <text:list-item>
          <text:p text:style-name="P375"><text:span text:style-name="Strong_20_Emphasis">Pure function:</text:span></text:p>
        </text:list-item>
      </text:list>
      <text:p text:style-name="P117">Always produces the same output for same input and has no side effects.</text:p>
      <text:list text:style-name="L158">
        <text:list-item>
          <text:p text:style-name="P376"><text:span text:style-name="Strong_20_Emphasis">Side effect:</text:span></text:p>
        </text:list-item>
      </text:list>
      <text:p text:style-name="P117">Any observable effect outside the function (state mutation, I/O, DOM manipulation).</text:p>
      <text:p text:style-name="P117">Good practice: Separate <text:span text:style-name="Strong_20_Emphasis">pure logic</text:span> from <text:span text:style-name="Strong_20_Emphasis">impure side effects</text:span>. This is the foundation of functional programming in JS.</text:p>
      <text:p text:style-name="P85"/>
      <text:list xml:id="list231112826028150" text:continue-list="list231113474936194" text:style-name="L100">
        <text:list-item>
          <text:p text:style-name="P254">Explain recursion in JavaScript.</text:p>
        </text:list-item>
      </text:list>
      <text:h text:style-name="P377" text:outline-level="1">✅ <text:span text:style-name="Strong_20_Emphasis">What is Recursion?</text:span></text:h>
      <text:p text:style-name="P378"><text:span text:style-name="Strong_20_Emphasis">Recursion</text:span> is when a function calls itself <text:span text:style-name="Strong_20_Emphasis">until</text:span> it reaches a <text:span text:style-name="Strong_20_Emphasis">base condition</text:span>, and then it <text:span text:style-name="Strong_20_Emphasis">unwinds</text:span> back up.</text:p>
      <text:p text:style-name="P378">In simple terms:</text:p>
      <text:p text:style-name="P379">A recursive function solves a big problem by breaking it into smaller versions of the same problem.</text:p>
      <text:p text:style-name="P380"/>
      <text:h text:style-name="P381" text:outline-level="1">📌 Key Components of Recursion</text:h>
      <text:h text:style-name="P382" text:outline-level="3">### 1️⃣ <text:span text:style-name="Strong_20_Emphasis">Base Case</text:span></text:h>
      <text:p text:style-name="P378">A condition that stops the recursion.</text:p>
      <text:h text:style-name="P382" text:outline-level="3">2️⃣ <text:span text:style-name="Strong_20_Emphasis">Recursive Case</text:span></text:h>
      <text:p text:style-name="P378">The function calling itself with smaller/simpler input.</text:p>
      <text:p text:style-name="P380"/>
      <text:h text:style-name="P381" text:outline-level="1">📦 Example 1 — Factorial (Classic Example)</text:h>
      <text:p text:style-name="P383"><text:span text:style-name="Source_20_Text">function factorial(n) {</text:span></text:p>
      <text:p text:style-name="P384"><text:span text:style-name="Source_20_Text"><text:s text:c="2"/>if (n === 0) return 1; <text:s text:c="7"/>// Base case</text:span></text:p>
      <text:p text:style-name="P384"><text:soft-page-break/><text:span text:style-name="Source_20_Text"><text:s text:c="2"/>return n * factorial(n - 1); <text:s/>// Recursive case</text:span></text:p>
      <text:p text:style-name="P384"><text:span text:style-name="Source_20_Text">}</text:span></text:p>
      <text:p text:style-name="P384"/>
      <text:p text:style-name="P384"><text:span text:style-name="Source_20_Text">console.log(factorial(5)); // 120</text:span></text:p>
      <text:p text:style-name="P380"/>
      <text:h text:style-name="P381" text:outline-level="1">🧠 <text:span text:style-name="Strong_20_Emphasis">How Recursion Works Internally (Call Stack)</text:span></text:h>
      <text:p text:style-name="P378">Let's visualize <text:span text:style-name="Source_20_Text">factorial(3)</text:span>.</text:p>
      <text:h text:style-name="P382" text:outline-level="3">Step-by-step:</text:h>
      <text:p text:style-name="P383"><text:span text:style-name="Source_20_Text">factorial(3)</text:span></text:p>
      <text:p text:style-name="P384"><text:span text:style-name="Source_20_Text"><text:s text:c="2"/>→ factorial(2)</text:span></text:p>
      <text:p text:style-name="P384"><text:span text:style-name="Source_20_Text"><text:s text:c="6"/>→ factorial(1)</text:span></text:p>
      <text:p text:style-name="P384"><text:span text:style-name="Source_20_Text"><text:s text:c="10"/>→ factorial(0)</text:span></text:p>
      <text:p text:style-name="P384"><text:span text:style-name="Source_20_Text"><text:s text:c="14"/>returns 1</text:span></text:p>
      <text:p text:style-name="P384"><text:span text:style-name="Source_20_Text"><text:s text:c="10"/>returns 1 * 1 = 1</text:span></text:p>
      <text:p text:style-name="P384"><text:span text:style-name="Source_20_Text"><text:s text:c="6"/>returns 2 * 1 = 2</text:span></text:p>
      <text:p text:style-name="P384"><text:span text:style-name="Source_20_Text"><text:s text:c="2"/>returns 3 * 2 = 6</text:span></text:p>
      <text:h text:style-name="P382" text:outline-level="3">✨ Call Stack Diagram</text:h>
      <text:p text:style-name="P383"><text:span text:style-name="Source_20_Text">| factorial(0) |</text:span></text:p>
      <text:p text:style-name="P384"><text:span text:style-name="Source_20_Text">| factorial(1) |</text:span></text:p>
      <text:p text:style-name="P384"><text:span text:style-name="Source_20_Text">| factorial(2) |</text:span></text:p>
      <text:p text:style-name="P384"><text:span text:style-name="Source_20_Text">| factorial(3) |</text:span></text:p>
      <text:p text:style-name="P384"><text:span text:style-name="Source_20_Text">---------------- <text:s/>← top of stack</text:span></text:p>
      <text:p text:style-name="P378">When the base case hits, the stack unwinds:</text:p>
      <text:p text:style-name="P383"><text:span text:style-name="Source_20_Text">factorial(0) → 1</text:span></text:p>
      <text:p text:style-name="P384"><text:span text:style-name="Source_20_Text">factorial(1) → 1 * 1 = 1</text:span></text:p>
      <text:p text:style-name="P384"><text:span text:style-name="Source_20_Text">factorial(2) → 2 * 1 = 2</text:span></text:p>
      <text:p text:style-name="P384"><text:span text:style-name="Source_20_Text">factorial(3) → 3 * 2 = 6</text:span></text:p>
      <text:p text:style-name="P378">Recursion heavily relies on the <text:span text:style-name="Strong_20_Emphasis">call stack</text:span>.</text:p>
      <text:p text:style-name="P380"/>
      <text:h text:style-name="P381" text:outline-level="1"><text:soft-page-break/>⚠️ Common Problem: Stack Overflow</text:h>
      <text:p text:style-name="P378">Recursion that goes too deep → stack exceeds limit:</text:p>
      <text:p text:style-name="P383"><text:span text:style-name="Source_20_Text">function f(n) {</text:span></text:p>
      <text:p text:style-name="P384"><text:span text:style-name="Source_20_Text"><text:s text:c="2"/>return f(n + 1);</text:span></text:p>
      <text:p text:style-name="P384"><text:span text:style-name="Source_20_Text">}</text:span></text:p>
      <text:p text:style-name="P384"/>
      <text:p text:style-name="P384"><text:span text:style-name="Source_20_Text">f(1); // ❌ RangeError: Maximum call stack size exceeded</text:span></text:p>
      <text:p text:style-name="P378">Because there's <text:span text:style-name="Strong_20_Emphasis">no base case</text:span>.</text:p>
      <text:p text:style-name="P380"/>
      <text:h text:style-name="P381" text:outline-level="1">📌 Example 2 — Recursion With Arrays</text:h>
      <text:p text:style-name="P383"><text:span text:style-name="Source_20_Text">function sum(arr) {</text:span></text:p>
      <text:p text:style-name="P384"><text:span text:style-name="Source_20_Text"><text:s text:c="2"/>if (arr.length === 0) return 0; <text:s text:c="11"/>// base case</text:span></text:p>
      <text:p text:style-name="P384"><text:span text:style-name="Source_20_Text"><text:s text:c="2"/>return arr[0] + sum(arr.slice(1)); <text:s text:c="7"/>// recursive case</text:span></text:p>
      <text:p text:style-name="P384"><text:span text:style-name="Source_20_Text">}</text:span></text:p>
      <text:p text:style-name="P384"/>
      <text:p text:style-name="P384"><text:span text:style-name="Source_20_Text">console.log(sum([1, 2, 3])); // 6</text:span></text:p>
      <text:p text:style-name="P380"/>
      <text:h text:style-name="P381" text:outline-level="1">📌 Example 3 — Recursion in Tree/Graph Traversals</text:h>
      <text:p text:style-name="P378">(This is where recursion shines in real jobs)</text:p>
      <text:h text:style-name="P382" text:outline-level="3">Tree Traversal:</text:h>
      <text:p text:style-name="P383"><text:span text:style-name="Source_20_Text">function traverse(node) {</text:span></text:p>
      <text:p text:style-name="P384"><text:span text:style-name="Source_20_Text"><text:s text:c="2"/>if (!node) return;</text:span></text:p>
      <text:p text:style-name="P384"/>
      <text:p text:style-name="P384"><text:span text:style-name="Source_20_Text"><text:s text:c="2"/>console.log(node.value); <text:s text:c="2"/>// pre-order</text:span></text:p>
      <text:p text:style-name="P384"><text:span text:style-name="Source_20_Text"><text:s text:c="2"/>traverse(node.left);</text:span></text:p>
      <text:p text:style-name="P384"><text:span text:style-name="Source_20_Text"><text:s text:c="2"/>traverse(node.right);</text:span></text:p>
      <text:p text:style-name="P384"><text:span text:style-name="Source_20_Text">}</text:span></text:p>
      <text:h text:style-name="P382" text:outline-level="3">JSON deep traversal:</text:h>
      <text:p text:style-name="P383"><text:span text:style-name="Source_20_Text">function deepSearch(obj) {</text:span></text:p>
      <text:p text:style-name="P384"><text:soft-page-break/><text:span text:style-name="Source_20_Text"><text:s text:c="2"/>for (let key in obj) {</text:span></text:p>
      <text:p text:style-name="P384"><text:span text:style-name="Source_20_Text"><text:s text:c="4"/>if (typeof obj[key] === "object") {</text:span></text:p>
      <text:p text:style-name="P384"><text:span text:style-name="Source_20_Text"><text:s text:c="6"/>deepSearch(obj[key]);</text:span></text:p>
      <text:p text:style-name="P384"><text:span text:style-name="Source_20_Text"><text:s text:c="4"/>}</text:span></text:p>
      <text:p text:style-name="P384"><text:span text:style-name="Source_20_Text"><text:s text:c="2"/>}</text:span></text:p>
      <text:p text:style-name="P384"><text:span text:style-name="Source_20_Text">}</text:span></text:p>
      <text:p text:style-name="P380"/>
      <text:h text:style-name="P381" text:outline-level="1">🧩 <text:span text:style-name="Strong_20_Emphasis">Tail Recursion (Advanced)</text:span></text:h>
      <text:p text:style-name="P378">A function is <text:span text:style-name="Emphasis">tail recursive</text:span> if the recursive call is the <text:span text:style-name="Strong_20_Emphasis">last operation</text:span>:</text:p>
      <text:p text:style-name="P383"><text:span text:style-name="Source_20_Text">function tailFactorial(n, acc = 1) {</text:span></text:p>
      <text:p text:style-name="P384"><text:span text:style-name="Source_20_Text"><text:s text:c="2"/>if (n === 0) return acc;</text:span></text:p>
      <text:p text:style-name="P384"><text:span text:style-name="Source_20_Text"><text:s text:c="2"/>return tailFactorial(n - 1, acc * n); // tail call</text:span></text:p>
      <text:p text:style-name="P384"><text:span text:style-name="Source_20_Text">}</text:span></text:p>
      <text:h text:style-name="P382" text:outline-level="3">🔥 Does JS optimize this?</text:h>
      <text:p text:style-name="P378"><text:span text:style-name="Strong_20_Emphasis">Only in older Safari</text:span>, not in modern V8 or Node.js.<text:line-break/>Tail Call Optimization (TCO) was in the spec but <text:span text:style-name="Strong_20_Emphasis">never fully implemented</text:span>.</text:p>
      <text:p text:style-name="P378">So <text:span text:style-name="Strong_20_Emphasis">do NOT rely on TCO</text:span> in production.</text:p>
      <text:p text:style-name="P380"/>
      <text:h text:style-name="P381" text:outline-level="1">🎯 When to Use Recursion</text:h>
      <table:table table:name="Table10" table:style-name="Table10">
        <table:table-column table:style-name="Table10.A"/>
        <table:table-column table:style-name="Table10.B"/>
        <table:table-header-rows>
          <table:table-row>
            <table:table-cell table:style-name="Table10.A1" office:value-type="string">
              <text:p text:style-name="Table_20_Heading">Use</text:p>
            </table:table-cell>
            <table:table-cell table:style-name="Table10.A1" office:value-type="string">
              <text:p text:style-name="Table_20_Heading">Why</text:p>
            </table:table-cell>
          </table:table-row>
        </table:table-header-rows>
        <table:table-row>
          <table:table-cell table:style-name="Table10.A1" office:value-type="string">
            <text:p text:style-name="Table_20_Contents">Trees</text:p>
          </table:table-cell>
          <table:table-cell table:style-name="Table10.A1" office:value-type="string">
            <text:p text:style-name="Table_20_Contents">natural fit (DOM, JSON, AST)</text:p>
          </table:table-cell>
        </table:table-row>
        <table:table-row>
          <table:table-cell table:style-name="Table10.A1" office:value-type="string">
            <text:p text:style-name="Table_20_Contents">Graphs</text:p>
          </table:table-cell>
          <table:table-cell table:style-name="Table10.A1" office:value-type="string">
            <text:p text:style-name="Table_20_Contents">DFS / backtracking</text:p>
          </table:table-cell>
        </table:table-row>
        <table:table-row>
          <table:table-cell table:style-name="Table10.A1" office:value-type="string">
            <text:p text:style-name="Table_20_Contents">Divide and Conquer</text:p>
          </table:table-cell>
          <table:table-cell table:style-name="Table10.A1" office:value-type="string">
            <text:p text:style-name="Table_20_Contents">Merge sort, quicksort</text:p>
          </table:table-cell>
        </table:table-row>
        <table:table-row>
          <table:table-cell table:style-name="Table10.A1" office:value-type="string">
            <text:p text:style-name="Table_20_Contents">Nested structures</text:p>
          </table:table-cell>
          <table:table-cell table:style-name="Table10.A1" office:value-type="string">
            <text:p text:style-name="Table_20_Contents">deep clone, deep compare</text:p>
          </table:table-cell>
        </table:table-row>
        <table:table-row>
          <table:table-cell table:style-name="Table10.A1" office:value-type="string">
            <text:p text:style-name="Table_20_Contents">Math sequences</text:p>
          </table:table-cell>
          <table:table-cell table:style-name="Table10.A1" office:value-type="string">
            <text:p text:style-name="Table_20_Contents">factorial, Fibonacci</text:p>
          </table:table-cell>
        </table:table-row>
      </table:table>
      <text:p text:style-name="P380"/>
      <text:h text:style-name="P381" text:outline-level="1">❌ When NOT to Use Recursion</text:h>
      <text:list text:style-name="L159">
        <text:list-item>
          <text:p text:style-name="P385">Very large input (risk of stack overflow)</text:p>
        </text:list-item>
        <text:list-item>
          <text:p text:style-name="P385">Simple loops that run many iterations</text:p>
        </text:list-item>
        <text:list-item>
          <text:p text:style-name="P385">Performance-critical hot paths</text:p>
        </text:list-item>
      </text:list>
      <text:p text:style-name="P380"/>
      <text:h text:style-name="P381" text:outline-level="1"><text:soft-page-break/>🔥 Senior-Level Explanation (Short Interview Answer)</text:h>
      <text:p text:style-name="P379">Recursion is when a function calls itself until a base case is met.<text:line-break/>JavaScript uses a call stack to store each recursive call.<text:line-break/>Too deep recursion can cause a stack overflow.<text:line-break/>Recursion is ideal for hierarchical structures like trees, graphs, and JSON.<text:line-break/>JavaScript does not currently support tail-call optimization in most engines.</text:p>
      <text:p text:style-name="P386"/>
      <text:list text:continue-list="list231112826028150" text:style-name="L100">
        <text:list-item>
          <text:p text:style-name="P254">Difference between function declaration and function expression.</text:p>
        </text:list-item>
      </text:list>
      <text:p text:style-name="Text_20_body"/>
      <text:list text:continue-numbering="true" text:style-name="L100">
        <text:list-item>
          <text:p text:style-name="P254">What is a callback function?</text:p>
        </text:list-item>
        <text:list-item>
          <text:p text:style-name="P254">What are callback hells and how to avoid them?</text:p>
        </text:list-item>
      </text:list>
      <text:h text:style-name="P165" text:outline-level="1">✅ <text:span text:style-name="Strong_20_Emphasis">Callback Function (Deep Explanation)</text:span></text:h>
      <text:p text:style-name="P149">A <text:span text:style-name="Strong_20_Emphasis">callback function</text:span> is a function passed <text:span text:style-name="Strong_20_Emphasis">as an argument</text:span> to another function so that it can be executed <text:span text:style-name="Strong_20_Emphasis">later</text:span>.</text:p>
      <text:p text:style-name="P149">✔ Used for async operations:</text:p>
      <text:list text:style-name="L160">
        <text:list-item>
          <text:p text:style-name="P387">reading files</text:p>
        </text:list-item>
        <text:list-item>
          <text:p text:style-name="P387">network requests</text:p>
        </text:list-item>
        <text:list-item>
          <text:p text:style-name="P387">timers</text:p>
        </text:list-item>
        <text:list-item>
          <text:p text:style-name="P387">event listeners</text:p>
        </text:list-item>
        <text:list-item>
          <text:p text:style-name="P387">database queries</text:p>
        </text:list-item>
      </text:list>
      <text:h text:style-name="P152" text:outline-level="3"><text:span text:style-name="Strong_20_Emphasis">How it works internally</text:span></text:h>
      <text:p text:style-name="P149">JavaScript is <text:span text:style-name="Strong_20_Emphasis">single-threaded</text:span>, so async tasks are executed via:</text:p>
      <text:list text:style-name="L161">
        <text:list-item>
          <text:p text:style-name="P388"><text:span text:style-name="Strong_20_Emphasis">Web APIs</text:span> (browser environment)</text:p>
        </text:list-item>
        <text:list-item>
          <text:p text:style-name="P388"><text:span text:style-name="Strong_20_Emphasis">libuv thread pool</text:span> (Node.js)</text:p>
        </text:list-item>
      </text:list>
      <text:p text:style-name="P149">When the async task completes, the callback gets pushed into the <text:span text:style-name="Strong_20_Emphasis">Callback Queue</text:span>, and the <text:span text:style-name="Strong_20_Emphasis">Event Loop</text:span> moves it into the <text:span text:style-name="Strong_20_Emphasis">Call Stack</text:span> when the stack is empty.</text:p>
      <text:h text:style-name="P152" text:outline-level="3"><text:span text:style-name="Strong_20_Emphasis">Basic Example</text:span></text:h>
      <text:p text:style-name="P150"><text:span text:style-name="Source_20_Text">function fetchData(callback) {</text:span></text:p>
      <text:p text:style-name="P151"><text:soft-page-break/><text:span text:style-name="Source_20_Text"><text:s text:c="2"/>setTimeout(() =&gt; {</text:span></text:p>
      <text:p text:style-name="P151"><text:span text:style-name="Source_20_Text"><text:s text:c="4"/>callback("data received");</text:span></text:p>
      <text:p text:style-name="P151"><text:span text:style-name="Source_20_Text"><text:s text:c="2"/>}, 1000);</text:span></text:p>
      <text:p text:style-name="P151"><text:span text:style-name="Source_20_Text">}</text:span></text:p>
      <text:p text:style-name="P151"/>
      <text:p text:style-name="P151"><text:span text:style-name="Source_20_Text">fetchData((result) =&gt; {</text:span></text:p>
      <text:p text:style-name="P151"><text:span text:style-name="Source_20_Text"><text:s text:c="2"/>console.log(result);</text:span></text:p>
      <text:p text:style-name="P151"><text:span text:style-name="Source_20_Text">});</text:span></text:p>
      <text:p text:style-name="P147"/>
      <text:h text:style-name="P148" text:outline-level="1">❌ <text:span text:style-name="Strong_20_Emphasis">What is Callback Hell?</text:span></text:h>
      <text:p text:style-name="P149">Callback hell = deeply nested callbacks that look like a <text:span text:style-name="Emphasis">pyramid of doom</text:span>.</text:p>
      <text:h text:style-name="P152" text:outline-level="3"><text:span text:style-name="Strong_20_Emphasis">Example (classic)</text:span></text:h>
      <text:p text:style-name="P150"><text:span text:style-name="Source_20_Text">getUser(id, function (user) {</text:span></text:p>
      <text:p text:style-name="P151"><text:span text:style-name="Source_20_Text"><text:s text:c="2"/>getOrders(user, function (orders) {</text:span></text:p>
      <text:p text:style-name="P151"><text:span text:style-name="Source_20_Text"><text:s text:c="4"/>getOrderDetails(orders[0], function (details) {</text:span></text:p>
      <text:p text:style-name="P151"><text:span text:style-name="Source_20_Text"><text:s text:c="6"/>updateAnalytics(details, function (status) {</text:span></text:p>
      <text:p text:style-name="P151"><text:span text:style-name="Source_20_Text"><text:s text:c="8"/>console.log("Done!");</text:span></text:p>
      <text:p text:style-name="P151"><text:span text:style-name="Source_20_Text"><text:s text:c="6"/>});</text:span></text:p>
      <text:p text:style-name="P151"><text:span text:style-name="Source_20_Text"><text:s text:c="4"/>});</text:span></text:p>
      <text:p text:style-name="P151"><text:span text:style-name="Source_20_Text"><text:s text:c="2"/>});</text:span></text:p>
      <text:p text:style-name="P151"><text:span text:style-name="Source_20_Text">});</text:span></text:p>
      <text:h text:style-name="P152" text:outline-level="3"><text:span text:style-name="Strong_20_Emphasis">Why it is bad</text:span></text:h>
      <text:list text:style-name="L162">
        <text:list-item>
          <text:p text:style-name="P389">Hard to read</text:p>
        </text:list-item>
        <text:list-item>
          <text:p text:style-name="P389">Hard to debug</text:p>
        </text:list-item>
        <text:list-item>
          <text:p text:style-name="P389">Hard to reuse functions</text:p>
        </text:list-item>
        <text:list-item>
          <text:p text:style-name="P389">Hard to handle errors</text:p>
        </text:list-item>
        <text:list-item>
          <text:p text:style-name="P389">Hard to maintain</text:p>
        </text:list-item>
      </text:list>
      <text:h text:style-name="P152" text:outline-level="3"><text:span text:style-name="Strong_20_Emphasis">Diagram (Pyramid of Doom)</text:span></text:h>
      <text:p text:style-name="P150"><text:span text:style-name="Source_20_Text">getUser</text:span></text:p>
      <text:p text:style-name="P151"><text:span text:style-name="Source_20_Text"><text:s text:c="3"/>└── getOrders</text:span></text:p>
      <text:p text:style-name="P151"><text:span text:style-name="Source_20_Text"><text:s text:c="9"/>└── getOrderDetails</text:span></text:p>
      <text:p text:style-name="P151"><text:soft-page-break/><text:span text:style-name="Source_20_Text"><text:s text:c="16"/>└── updateAnalytics</text:span></text:p>
      <text:p text:style-name="P147"/>
      <text:h text:style-name="P148" text:outline-level="1">✅ <text:span text:style-name="Strong_20_Emphasis">How to avoid Callback Hell</text:span></text:h>
      <text:h text:style-name="P390" text:outline-level="2"><text:span text:style-name="Strong_20_Emphasis">1. Use Named Functions</text:span></text:h>
      <text:p text:style-name="P149">Instead of nesting anonymous callbacks:</text:p>
      <text:p text:style-name="P150"><text:span text:style-name="Source_20_Text">function onUser(user) {</text:span></text:p>
      <text:p text:style-name="P151"><text:span text:style-name="Source_20_Text"><text:s text:c="2"/>getOrders(user, onOrders);</text:span></text:p>
      <text:p text:style-name="P151"><text:span text:style-name="Source_20_Text">}</text:span></text:p>
      <text:p text:style-name="P151"><text:span text:style-name="Source_20_Text">function onOrders(orders) {</text:span></text:p>
      <text:p text:style-name="P151"><text:span text:style-name="Source_20_Text"><text:s text:c="2"/>getOrderDetails(orders[0], onDetails);</text:span></text:p>
      <text:p text:style-name="P151"><text:span text:style-name="Source_20_Text">}</text:span></text:p>
      <text:p text:style-name="P151"><text:span text:style-name="Source_20_Text">function onDetails(details) {</text:span></text:p>
      <text:p text:style-name="P151"><text:span text:style-name="Source_20_Text"><text:s text:c="2"/>updateAnalytics(details, onDone);</text:span></text:p>
      <text:p text:style-name="P151"><text:span text:style-name="Source_20_Text">}</text:span></text:p>
      <text:p text:style-name="P151"><text:span text:style-name="Source_20_Text">function onDone() {</text:span></text:p>
      <text:p text:style-name="P151"><text:span text:style-name="Source_20_Text"><text:s text:c="2"/>console.log("Done!");</text:span></text:p>
      <text:p text:style-name="P151"><text:span text:style-name="Source_20_Text">}</text:span></text:p>
      <text:p text:style-name="P151"/>
      <text:p text:style-name="P151"><text:span text:style-name="Source_20_Text">getUser(id, onUser);</text:span></text:p>
      <text:p text:style-name="P149">Better readability.</text:p>
      <text:p text:style-name="P147"/>
      <text:h text:style-name="P390" text:outline-level="2"><text:span text:style-name="Strong_20_Emphasis">2. Use Promises</text:span></text:h>
      <text:p text:style-name="P149">Promises flatten the structure:</text:p>
      <text:h text:style-name="P152" text:outline-level="3">Callback Hell → Promise Chain</text:h>
      <text:p text:style-name="P150"><text:span text:style-name="Source_20_Text">getUser(id)</text:span></text:p>
      <text:p text:style-name="P151"><text:span text:style-name="Source_20_Text"><text:s text:c="2"/>.then(getOrders)</text:span></text:p>
      <text:p text:style-name="P151"><text:span text:style-name="Source_20_Text"><text:s text:c="2"/>.then(getOrderDetails)</text:span></text:p>
      <text:p text:style-name="P151"><text:span text:style-name="Source_20_Text"><text:s text:c="2"/>.then(updateAnalytics)</text:span></text:p>
      <text:p text:style-name="P151"><text:span text:style-name="Source_20_Text"><text:s text:c="2"/>.then(() =&gt; console.log("Done!"))</text:span></text:p>
      <text:p text:style-name="P151"><text:span text:style-name="Source_20_Text"><text:s text:c="2"/>.catch(console.error);</text:span></text:p>
      <text:p text:style-name="P147"/>
      <text:h text:style-name="P390" text:outline-level="2"><text:soft-page-break/><text:span text:style-name="Strong_20_Emphasis">3. Use Async/Await (Most Recommended)</text:span></text:h>
      <text:p text:style-name="P149">This makes async look like sync.</text:p>
      <text:p text:style-name="P150"><text:span text:style-name="Source_20_Text">async function process() {</text:span></text:p>
      <text:p text:style-name="P151"><text:span text:style-name="Source_20_Text"><text:s text:c="2"/>const user = await getUser(id);</text:span></text:p>
      <text:p text:style-name="P151"><text:span text:style-name="Source_20_Text"><text:s text:c="2"/>const orders = await getOrders(user);</text:span></text:p>
      <text:p text:style-name="P151"><text:span text:style-name="Source_20_Text"><text:s text:c="2"/>const details = await getOrderDetails(orders[0]);</text:span></text:p>
      <text:p text:style-name="P151"><text:span text:style-name="Source_20_Text"><text:s text:c="2"/>await updateAnalytics(details);</text:span></text:p>
      <text:p text:style-name="P151"><text:span text:style-name="Source_20_Text"><text:s text:c="2"/>console.log("Done!");</text:span></text:p>
      <text:p text:style-name="P151"><text:span text:style-name="Source_20_Text">}</text:span></text:p>
      <text:p text:style-name="P151"/>
      <text:p text:style-name="P151"><text:span text:style-name="Source_20_Text">process();</text:span></text:p>
      <text:p text:style-name="P149">✔ clean<text:line-break/>✔ readable<text:line-break/>✔ maintainable</text:p>
      <text:p text:style-name="P147"/>
      <text:h text:style-name="P390" text:outline-level="2"><text:span text:style-name="Strong_20_Emphasis">4. Use Promise Utilities</text:span></text:h>
      <text:p text:style-name="P149">For parallel tasks:</text:p>
      <text:p text:style-name="P150"><text:span text:style-name="Source_20_Text">await Promise.all([task1(), task2(), task3()]);</text:span></text:p>
      <text:p text:style-name="P149">For the fastest task:</text:p>
      <text:p text:style-name="P150"><text:span text:style-name="Source_20_Text">await Promise.race([api1(), api2()]);</text:span></text:p>
      <text:p text:style-name="P147"/>
      <text:h text:style-name="P148" text:outline-level="1">⭐ Bonus — <text:span text:style-name="Strong_20_Emphasis">Internals of Why Callback Hell Happens</text:span></text:h>
      <text:p text:style-name="P149">Because callbacks are executed in the <text:span text:style-name="Strong_20_Emphasis">callback queue</text:span>, nested async operations create an execution structure like:</text:p>
      <text:p text:style-name="P150"><text:span text:style-name="Source_20_Text">async1 -&gt; async2 -&gt; async3 -&gt; async4</text:span></text:p>
      <text:p text:style-name="P151"><text:span text:style-name="Source_20_Text">(each waits for the previous)</text:span></text:p>
      <text:p text:style-name="P149">JavaScript's synchronous execution model forces nested callbacks unless you restructure them using promises/async-await.</text:p>
      <text:p text:style-name="P147"/>
      <text:h text:style-name="P148" text:outline-level="1"><text:soft-page-break/>⭐ Bonus — Real Example (Node.js File Reading)</text:h>
      <text:h text:style-name="P152" text:outline-level="3">❌ Callback Hell</text:h>
      <text:p text:style-name="P150"><text:span text:style-name="Source_20_Text">fs.readFile('a.txt', 'utf8', (err, a) =&gt; {</text:span></text:p>
      <text:p text:style-name="P151"><text:span text:style-name="Source_20_Text"><text:s text:c="2"/>fs.readFile('b.txt', 'utf8', (err, b) =&gt; {</text:span></text:p>
      <text:p text:style-name="P151"><text:span text:style-name="Source_20_Text"><text:s text:c="4"/>fs.readFile('c.txt', 'utf8', (err, c) =&gt; {</text:span></text:p>
      <text:p text:style-name="P151"><text:span text:style-name="Source_20_Text"><text:s text:c="6"/>console.log(a, b, c);</text:span></text:p>
      <text:p text:style-name="P151"><text:span text:style-name="Source_20_Text"><text:s text:c="4"/>});</text:span></text:p>
      <text:p text:style-name="P151"><text:span text:style-name="Source_20_Text"><text:s text:c="2"/>});</text:span></text:p>
      <text:p text:style-name="P151"><text:span text:style-name="Source_20_Text">});</text:span></text:p>
      <text:h text:style-name="P152" text:outline-level="3">✅ Promise + Async/Await</text:h>
      <text:p text:style-name="P150"><text:span text:style-name="Source_20_Text">const fs = require("fs/promises");</text:span></text:p>
      <text:p text:style-name="P151"/>
      <text:p text:style-name="P151"><text:span text:style-name="Source_20_Text">async function readFiles() {</text:span></text:p>
      <text:p text:style-name="P151"><text:span text:style-name="Source_20_Text"><text:s text:c="2"/>const a = await fs.readFile("a.txt", "utf8");</text:span></text:p>
      <text:p text:style-name="P151"><text:span text:style-name="Source_20_Text"><text:s text:c="2"/>const b = await fs.readFile("b.txt", "utf8");</text:span></text:p>
      <text:p text:style-name="P151"><text:span text:style-name="Source_20_Text"><text:s text:c="2"/>const c = await fs.readFile("c.txt", "utf8");</text:span></text:p>
      <text:p text:style-name="P151"/>
      <text:p text:style-name="P151"><text:span text:style-name="Source_20_Text"><text:s text:c="2"/>console.log(a, b, c);</text:span></text:p>
      <text:p text:style-name="P151"><text:span text:style-name="Source_20_Text">}</text:span></text:p>
      <text:p text:style-name="P151"><text:span text:style-name="Source_20_Text">readFiles();</text:span></text:p>
      <text:p text:style-name="P147"/>
      <text:h text:style-name="P148" text:outline-level="1">📌 Summary</text:h>
      <table:table table:name="Table11" table:style-name="Table11">
        <table:table-column table:style-name="Table11.A"/>
        <table:table-column table:style-name="Table11.B"/>
        <table:table-header-rows>
          <table:table-row>
            <table:table-cell table:style-name="Table11.A1" office:value-type="string">
              <text:p text:style-name="Table_20_Heading">Concept</text:p>
            </table:table-cell>
            <table:table-cell table:style-name="Table11.A1" office:value-type="string">
              <text:p text:style-name="Table_20_Heading">Meaning</text:p>
            </table:table-cell>
          </table:table-row>
        </table:table-header-rows>
        <table:table-row>
          <table:table-cell table:style-name="Table11.A1" office:value-type="string">
            <text:p text:style-name="Table_20_Contents"><text:span text:style-name="Strong_20_Emphasis">Callback</text:span></text:p>
          </table:table-cell>
          <table:table-cell table:style-name="Table11.A1" office:value-type="string">
            <text:p text:style-name="Table_20_Contents">Function executed later, often async</text:p>
          </table:table-cell>
        </table:table-row>
        <table:table-row>
          <table:table-cell table:style-name="Table11.A1" office:value-type="string">
            <text:p text:style-name="Table_20_Contents"><text:span text:style-name="Strong_20_Emphasis">Callback Hell</text:span></text:p>
          </table:table-cell>
          <table:table-cell table:style-name="Table11.A1" office:value-type="string">
            <text:p text:style-name="Table_20_Contents">Deeply nested callbacks → unreadable</text:p>
          </table:table-cell>
        </table:table-row>
        <table:table-row>
          <table:table-cell table:style-name="Table11.A1" office:value-type="string">
            <text:p text:style-name="Table_20_Contents"><text:span text:style-name="Strong_20_Emphasis">Avoid It Using</text:span></text:p>
          </table:table-cell>
          <table:table-cell table:style-name="Table11.A1" office:value-type="string">
            <text:p text:style-name="Table_20_Contents">Named functions, Promises, async/await</text:p>
          </table:table-cell>
        </table:table-row>
      </table:table>
      <text:p text:style-name="P147"/>
      <text:p text:style-name="P146"/>
      <text:p text:style-name="Standard">……………………………………………………………………………………………………</text:p>
      <text:p text:style-name="Text_20_body"/>
      <text:p text:style-name="Horizontal_20_Line"/>
      <text:h text:style-name="P391" text:outline-level="2"><text:soft-page-break/>🟠 <text:span text:style-name="Strong_20_Emphasis">LEVEL 3: OBJECTS, ARRAYS, &amp; PROTOTYPES</text:span></text:h>
      <text:h text:style-name="Heading_20_3" text:outline-level="3">🧩 Objects &amp; Arrays</text:h>
      <text:list xml:id="list2551614827" text:style-name="L163">
        <text:list-item>
          <text:p text:style-name="P392">How to create objects in JS (4 ways)?</text:p>
        </text:list-item>
      </text:list>
      <text:h text:style-name="P393" text:outline-level="1">✅ <text:span text:style-name="Strong_20_Emphasis">1. Object Literal (Most Common)</text:span></text:h>
      <text:h text:style-name="P394" text:outline-level="3">Syntax</text:h>
      <text:p text:style-name="P395"><text:span text:style-name="Source_20_Text">const user = {</text:span></text:p>
      <text:p text:style-name="P396"><text:span text:style-name="Source_20_Text"><text:s text:c="2"/>name: "Sujal",</text:span></text:p>
      <text:p text:style-name="P396"><text:span text:style-name="Source_20_Text"><text:s text:c="2"/>age: 20,</text:span></text:p>
      <text:p text:style-name="P396"><text:span text:style-name="Source_20_Text"><text:s text:c="2"/>greet() {</text:span></text:p>
      <text:p text:style-name="P396"><text:span text:style-name="Source_20_Text"><text:s text:c="4"/>console.log("Hello");</text:span></text:p>
      <text:p text:style-name="P396"><text:span text:style-name="Source_20_Text"><text:s text:c="2"/>}</text:span></text:p>
      <text:p text:style-name="P396"><text:span text:style-name="Source_20_Text">};</text:span></text:p>
      <text:h text:style-name="P394" text:outline-level="3">Internals</text:h>
      <text:list text:style-name="L164">
        <text:list-item>
          <text:p text:style-name="P397">The object is created using <text:span text:style-name="Strong_20_Emphasis">Object.prototype</text:span> as prototype.</text:p>
        </text:list-item>
        <text:list-item>
          <text:p text:style-name="P397">Fastest and simplest method.</text:p>
        </text:list-item>
        <text:list-item>
          <text:p text:style-name="P397">Used for configs, small objects, static structures.</text:p>
        </text:list-item>
      </text:list>
      <text:h text:style-name="P394" text:outline-level="3">Prototype chain diagram</text:h>
      <text:p text:style-name="P395"><text:span text:style-name="Source_20_Text">user → Object.prototype → null</text:span></text:p>
      <text:p text:style-name="P398"/>
      <text:h text:style-name="P399" text:outline-level="1">✅ <text:span text:style-name="Strong_20_Emphasis">2. </text:span><text:span text:style-name="Strong_20_Emphasis"><text:span text:style-name="Source_20_Text">new Object()</text:span></text:span><text:span text:style-name="Strong_20_Emphasis"> (Object Constructor)</text:span></text:h>
      <text:h text:style-name="P394" text:outline-level="3">Syntax</text:h>
      <text:p text:style-name="P395"><text:span text:style-name="Source_20_Text">const user = new Object();</text:span></text:p>
      <text:p text:style-name="P396"><text:span text:style-name="Source_20_Text">user.name = "Sujal";</text:span></text:p>
      <text:p text:style-name="P396"><text:span text:style-name="Source_20_Text">user.age = 20;</text:span></text:p>
      <text:h text:style-name="P394" text:outline-level="3">Internals</text:h>
      <text:list text:style-name="L165">
        <text:list-item>
          <text:p text:style-name="P400">Same as object literal but slower.</text:p>
        </text:list-item>
        <text:list-item>
          <text:p text:style-name="P400">Uses the built-in <text:span text:style-name="Strong_20_Emphasis">Object constructor function</text:span>.</text:p>
        </text:list-item>
      </text:list>
      <text:h text:style-name="P394" text:outline-level="3"><text:soft-page-break/>Prototype chain</text:h>
      <text:p text:style-name="P395"><text:span text:style-name="Source_20_Text">user → Object.prototype → null</text:span></text:p>
      <text:h text:style-name="P394" text:outline-level="3">When used?</text:h>
      <text:list text:style-name="L166">
        <text:list-item>
          <text:p text:style-name="P401">Rarely.</text:p>
        </text:list-item>
        <text:list-item>
          <text:p text:style-name="P401">Mainly when doing <text:span text:style-name="Strong_20_Emphasis">dynamic object creation</text:span>, but object literal is preferred.</text:p>
        </text:list-item>
      </text:list>
      <text:p text:style-name="P398"/>
      <text:h text:style-name="P399" text:outline-level="1">✅ <text:span text:style-name="Strong_20_Emphasis">3. Constructor Function (Pre-ES6 Class)</text:span></text:h>
      <text:h text:style-name="P394" text:outline-level="3">Syntax</text:h>
      <text:p text:style-name="P395"><text:span text:style-name="Source_20_Text">function User(name, age) {</text:span></text:p>
      <text:p text:style-name="P396"><text:span text:style-name="Source_20_Text"><text:s text:c="2"/>this.name = name;</text:span></text:p>
      <text:p text:style-name="P396"><text:span text:style-name="Source_20_Text"><text:s text:c="2"/>this.age = age;</text:span></text:p>
      <text:p text:style-name="P396"><text:span text:style-name="Source_20_Text">}</text:span></text:p>
      <text:p text:style-name="P396"/>
      <text:p text:style-name="P396"><text:span text:style-name="Source_20_Text">User.prototype.greet = function () {</text:span></text:p>
      <text:p text:style-name="P396"><text:span text:style-name="Source_20_Text"><text:s text:c="2"/>console.log("Hello, I am " + this.name);</text:span></text:p>
      <text:p text:style-name="P396"><text:span text:style-name="Source_20_Text">};</text:span></text:p>
      <text:p text:style-name="P396"/>
      <text:p text:style-name="P396"><text:span text:style-name="Source_20_Text">const u1 = new User("Sujal", 20);</text:span></text:p>
      <text:h text:style-name="P394" text:outline-level="3">Internals</text:h>
      <text:list text:style-name="L167">
        <text:list-item>
          <text:p text:style-name="P402">Creates object with <text:span text:style-name="Strong_20_Emphasis">User.prototype</text:span> as its prototype.</text:p>
        </text:list-item>
        <text:list-item>
          <text:p text:style-name="P402">Behaves like a class.</text:p>
        </text:list-item>
        <text:list-item>
          <text:p text:style-name="P402"><text:span text:style-name="Source_20_Text">new</text:span> keyword does:</text:p>
          <text:list>
            <text:list-item>
              <text:p text:style-name="P402">Create empty object</text:p>
            </text:list-item>
            <text:list-item>
              <text:p text:style-name="P402">Link object to prototype (<text:span text:style-name="Source_20_Text">__proto__ = User.prototype</text:span>)</text:p>
            </text:list-item>
            <text:list-item>
              <text:p text:style-name="P402">Bind <text:span text:style-name="Source_20_Text">this</text:span> to new object</text:p>
            </text:list-item>
            <text:list-item>
              <text:p text:style-name="P402">Return the object</text:p>
            </text:list-item>
          </text:list>
        </text:list-item>
      </text:list>
      <text:h text:style-name="P394" text:outline-level="3">Prototype diagram</text:h>
      <text:p text:style-name="P395"><text:span text:style-name="Source_20_Text">u1 → User.prototype → Object.prototype → null</text:span></text:p>
      <text:h text:style-name="P394" text:outline-level="3">When used?</text:h>
      <text:list text:style-name="L168">
        <text:list-item>
          <text:p text:style-name="P403">Before ES6, this was the main pattern for OOP in JS.</text:p>
        </text:list-item>
        <text:list-item>
          <text:p text:style-name="P403"><text:soft-page-break/>Still used under the hood by ES6 classes.</text:p>
        </text:list-item>
      </text:list>
      <text:p text:style-name="P398"/>
      <text:h text:style-name="P399" text:outline-level="1">✅ <text:span text:style-name="Strong_20_Emphasis">4. ES6 Classes (Syntactic Sugar)</text:span></text:h>
      <text:h text:style-name="P394" text:outline-level="3">Syntax</text:h>
      <text:p text:style-name="P395"><text:span text:style-name="Source_20_Text">class User {</text:span></text:p>
      <text:p text:style-name="P396"><text:span text:style-name="Source_20_Text"><text:s text:c="2"/>constructor(name, age) {</text:span></text:p>
      <text:p text:style-name="P396"><text:span text:style-name="Source_20_Text"><text:s text:c="4"/>this.name = name;</text:span></text:p>
      <text:p text:style-name="P396"><text:span text:style-name="Source_20_Text"><text:s text:c="4"/>this.age = age;</text:span></text:p>
      <text:p text:style-name="P396"><text:span text:style-name="Source_20_Text"><text:s text:c="2"/>}</text:span></text:p>
      <text:p text:style-name="P396"/>
      <text:p text:style-name="P396"><text:span text:style-name="Source_20_Text"><text:s text:c="2"/>greet() {</text:span></text:p>
      <text:p text:style-name="P396"><text:span text:style-name="Source_20_Text"><text:s text:c="4"/>console.log(`Hi, I'm ${this.name}`);</text:span></text:p>
      <text:p text:style-name="P396"><text:span text:style-name="Source_20_Text"><text:s text:c="2"/>}</text:span></text:p>
      <text:p text:style-name="P396"><text:span text:style-name="Source_20_Text">}</text:span></text:p>
      <text:p text:style-name="P396"/>
      <text:p text:style-name="P396"><text:span text:style-name="Source_20_Text">const u1 = new User("Sujal", 20);</text:span></text:p>
      <text:h text:style-name="P394" text:outline-level="3">Internals</text:h>
      <text:p text:style-name="P404">✔ ES6 class is <text:span text:style-name="Emphasis">syntactic sugar</text:span> over constructor functions<text:line-break/>✔ Uses <text:span text:style-name="Strong_20_Emphasis">prototype-based inheritance internally</text:span><text:line-break/>✔ Methods go on <text:span text:style-name="Source_20_Text">User.prototype</text:span>, not inside object</text:p>
      <text:h text:style-name="P394" text:outline-level="3">Prototype chain</text:h>
      <text:p text:style-name="P395"><text:span text:style-name="Source_20_Text">u1 → User.prototype → Object.prototype → null</text:span></text:p>
      <text:h text:style-name="P394" text:outline-level="3">Why better?</text:h>
      <text:list text:style-name="L169">
        <text:list-item>
          <text:p text:style-name="P405">Cleaner syntax</text:p>
        </text:list-item>
        <text:list-item>
          <text:p text:style-name="P405">Supports inheritance (<text:span text:style-name="Source_20_Text">extends</text:span>)</text:p>
        </text:list-item>
        <text:list-item>
          <text:p text:style-name="P405">Encapsulation via private fields <text:span text:style-name="Source_20_Text">#name</text:span></text:p>
        </text:list-item>
      </text:list>
      <text:p text:style-name="P398"/>
      <text:h text:style-name="P399" text:outline-level="1">BONUS (Advanced: 2 more ways seniors mention)</text:h>
      <text:p text:style-name="P404">These are less common but important for interviews.</text:p>
      <text:p text:style-name="P398"><text:soft-page-break/></text:p>
      <text:h text:style-name="P406" text:outline-level="2">⭐ <text:span text:style-name="Strong_20_Emphasis">5. </text:span><text:span text:style-name="Strong_20_Emphasis"><text:span text:style-name="Source_20_Text">Object.create()</text:span></text:span><text:span text:style-name="Strong_20_Emphasis"> (BEST for prototype control)</text:span></text:h>
      <text:p text:style-name="P395"><text:span text:style-name="Source_20_Text">const proto = {</text:span></text:p>
      <text:p text:style-name="P396"><text:span text:style-name="Source_20_Text"><text:s text:c="2"/>greet() {</text:span></text:p>
      <text:p text:style-name="P396"><text:span text:style-name="Source_20_Text"><text:s text:c="4"/>console.log("Hello");</text:span></text:p>
      <text:p text:style-name="P396"><text:span text:style-name="Source_20_Text"><text:s text:c="2"/>},</text:span></text:p>
      <text:p text:style-name="P396"><text:span text:style-name="Source_20_Text">};</text:span></text:p>
      <text:p text:style-name="P396"/>
      <text:p text:style-name="P396"><text:span text:style-name="Source_20_Text">const user = Object.create(proto);</text:span></text:p>
      <text:p text:style-name="P396"><text:span text:style-name="Source_20_Text">user.name = "Sujal";</text:span></text:p>
      <text:h text:style-name="P394" text:outline-level="3">Internals</text:h>
      <text:list text:style-name="L170">
        <text:list-item>
          <text:p text:style-name="P407">Lets you <text:span text:style-name="Strong_20_Emphasis">manually specify prototype</text:span>.</text:p>
        </text:list-item>
        <text:list-item>
          <text:p text:style-name="P407">Super clean and minimal.</text:p>
        </text:list-item>
        <text:list-item>
          <text:p text:style-name="P407">Internally used by many frameworks.</text:p>
        </text:list-item>
      </text:list>
      <text:h text:style-name="P394" text:outline-level="3">Prototype chain</text:h>
      <text:p text:style-name="P395"><text:span text:style-name="Source_20_Text">user → proto → Object.prototype → null</text:span></text:p>
      <text:p text:style-name="P398"/>
      <text:h text:style-name="P406" text:outline-level="2">⭐ <text:span text:style-name="Strong_20_Emphasis">6. Factory Functions</text:span></text:h>
      <text:p text:style-name="P395"><text:span text:style-name="Source_20_Text">function createUser(name, age) {</text:span></text:p>
      <text:p text:style-name="P396"><text:span text:style-name="Source_20_Text"><text:s text:c="2"/>return {</text:span></text:p>
      <text:p text:style-name="P396"><text:span text:style-name="Source_20_Text"><text:s text:c="4"/>name,</text:span></text:p>
      <text:p text:style-name="P396"><text:span text:style-name="Source_20_Text"><text:s text:c="4"/>age,</text:span></text:p>
      <text:p text:style-name="P396"><text:span text:style-name="Source_20_Text"><text:s text:c="4"/>greet() {</text:span></text:p>
      <text:p text:style-name="P396"><text:span text:style-name="Source_20_Text"><text:s text:c="6"/>console.log("Hi " + name);</text:span></text:p>
      <text:p text:style-name="P396"><text:span text:style-name="Source_20_Text"><text:s text:c="4"/>}</text:span></text:p>
      <text:p text:style-name="P396"><text:span text:style-name="Source_20_Text"><text:s text:c="2"/>};</text:span></text:p>
      <text:p text:style-name="P396"><text:span text:style-name="Source_20_Text">}</text:span></text:p>
      <text:p text:style-name="P396"/>
      <text:p text:style-name="P396"><text:span text:style-name="Source_20_Text">const u1 = createUser("Sujal", 20);</text:span></text:p>
      <text:h text:style-name="P394" text:outline-level="3">Internals</text:h>
      <text:list text:style-name="L171">
        <text:list-item>
          <text:p text:style-name="P408">No <text:span text:style-name="Source_20_Text">new</text:span>, no prototype.</text:p>
        </text:list-item>
        <text:list-item>
          <text:p text:style-name="P408">Returns a new object every time.</text:p>
        </text:list-item>
        <text:list-item>
          <text:p text:style-name="P408"><text:soft-page-break/>Used heavily in functional programming.</text:p>
        </text:list-item>
      </text:list>
      <text:p text:style-name="P398"/>
      <text:h text:style-name="P399" text:outline-level="1">🎉 Final Summary</text:h>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Method</text:p>
            </table:table-cell>
            <table:table-cell table:style-name="Table12.A1" office:value-type="string">
              <text:p text:style-name="Table_20_Heading">Prototype Control</text:p>
            </table:table-cell>
            <table:table-cell table:style-name="Table12.A1" office:value-type="string">
              <text:p text:style-name="Table_20_Heading">Memory / Perf</text:p>
            </table:table-cell>
            <table:table-cell table:style-name="Table12.A1" office:value-type="string">
              <text:p text:style-name="Table_20_Heading">Use Case</text:p>
            </table:table-cell>
          </table:table-row>
        </table:table-header-rows>
        <table:table-row>
          <table:table-cell table:style-name="Table12.A1" office:value-type="string">
            <text:p text:style-name="Table_20_Contents"><text:span text:style-name="Strong_20_Emphasis">Object literal</text:span></text:p>
          </table:table-cell>
          <table:table-cell table:style-name="Table12.A1" office:value-type="string">
            <text:p text:style-name="Table_20_Contents">Default</text:p>
          </table:table-cell>
          <table:table-cell table:style-name="Table12.A1" office:value-type="string">
            <text:p text:style-name="Table_20_Contents">Good</text:p>
          </table:table-cell>
          <table:table-cell table:style-name="Table12.A1" office:value-type="string">
            <text:p text:style-name="Table_20_Contents">Simple objects</text:p>
          </table:table-cell>
        </table:table-row>
        <table:table-row>
          <table:table-cell table:style-name="Table12.A1" office:value-type="string">
            <text:p text:style-name="Table_20_Contents"><text:span text:style-name="Strong_20_Emphasis">new Object()</text:span></text:p>
          </table:table-cell>
          <table:table-cell table:style-name="Table12.A1" office:value-type="string">
            <text:p text:style-name="Table_20_Contents">Default</text:p>
          </table:table-cell>
          <table:table-cell table:style-name="Table12.A1" office:value-type="string">
            <text:p text:style-name="Table_20_Contents">Same as literal</text:p>
          </table:table-cell>
          <table:table-cell table:style-name="Table12.A1" office:value-type="string">
            <text:p text:style-name="Table_20_Contents">Rare</text:p>
          </table:table-cell>
        </table:table-row>
        <table:table-row>
          <table:table-cell table:style-name="Table12.A1" office:value-type="string">
            <text:p text:style-name="Table_20_Contents"><text:span text:style-name="Strong_20_Emphasis">Constructor function</text:span></text:p>
          </table:table-cell>
          <table:table-cell table:style-name="Table12.A1" office:value-type="string">
            <text:p text:style-name="Table_20_Contents">High</text:p>
          </table:table-cell>
          <table:table-cell table:style-name="Table12.A1" office:value-type="string">
            <text:p text:style-name="Table_20_Contents">Good (prototype shared)</text:p>
          </table:table-cell>
          <table:table-cell table:style-name="Table12.A1" office:value-type="string">
            <text:p text:style-name="Table_20_Contents">Pre-ES6 OOP</text:p>
          </table:table-cell>
        </table:table-row>
        <table:table-row>
          <table:table-cell table:style-name="Table12.A1" office:value-type="string">
            <text:p text:style-name="Table_20_Contents"><text:span text:style-name="Strong_20_Emphasis">ES6 class</text:span></text:p>
          </table:table-cell>
          <table:table-cell table:style-name="Table12.A1" office:value-type="string">
            <text:p text:style-name="Table_20_Contents">High</text:p>
          </table:table-cell>
          <table:table-cell table:style-name="Table12.A1" office:value-type="string">
            <text:p text:style-name="Table_20_Contents">Best for OOP</text:p>
          </table:table-cell>
          <table:table-cell table:style-name="Table12.A1" office:value-type="string">
            <text:p text:style-name="Table_20_Contents">Modern apps</text:p>
          </table:table-cell>
        </table:table-row>
        <table:table-row>
          <table:table-cell table:style-name="Table12.A1" office:value-type="string">
            <text:p text:style-name="Table_20_Contents"><text:span text:style-name="Strong_20_Emphasis">Object.create()</text:span></text:p>
          </table:table-cell>
          <table:table-cell table:style-name="Table12.A1" office:value-type="string">
            <text:p text:style-name="Table_20_Contents">Full control</text:p>
          </table:table-cell>
          <table:table-cell table:style-name="Table12.A1" office:value-type="string">
            <text:p text:style-name="Table_20_Contents">Great</text:p>
          </table:table-cell>
          <table:table-cell table:style-name="Table12.A1" office:value-type="string">
            <text:p text:style-name="Table_20_Contents">Custom prototypes</text:p>
          </table:table-cell>
        </table:table-row>
        <table:table-row>
          <table:table-cell table:style-name="Table12.A1" office:value-type="string">
            <text:p text:style-name="Table_20_Contents"><text:span text:style-name="Strong_20_Emphasis">Factory function</text:span></text:p>
          </table:table-cell>
          <table:table-cell table:style-name="Table12.A1" office:value-type="string">
            <text:p text:style-name="Table_20_Contents">None (per object)</text:p>
          </table:table-cell>
          <table:table-cell table:style-name="Table12.A1" office:value-type="string">
            <text:p text:style-name="Table_20_Contents">Slightly heavier</text:p>
          </table:table-cell>
          <table:table-cell table:style-name="Table12.A1" office:value-type="string">
            <text:p text:style-name="Table_20_Contents">FP patterns</text:p>
          </table:table-cell>
        </table:table-row>
      </table:table>
      <text:p text:style-name="P398"/>
      <text:p text:style-name="P409"/>
      <text:list xml:id="list231113043319625" text:continue-list="list2551614827" text:style-name="L163">
        <text:list-item>
          <text:p text:style-name="P392">What is object destructuring?</text:p>
          <text:p text:style-name="P392">What is object freezing and sealing?</text:p>
        </text:list-item>
      </text:list>
      <text:h text:style-name="P270" text:outline-level="1">✅ <text:span text:style-name="Strong_20_Emphasis">1. Object Destructuring</text:span></text:h>
      <text:p text:style-name="P58">Object destructuring is a <text:span text:style-name="Strong_20_Emphasis">syntactic sugar</text:span> that allows you to extract properties from objects into variables <text:span text:style-name="Strong_20_Emphasis">by pattern matching</text:span>.</text:p>
      <text:h text:style-name="P55" text:outline-level="3">Basic Example</text:h>
      <text:p text:style-name="P56"><text:span text:style-name="Source_20_Text">const user = { name: "Sujal", age: 20 };</text:span></text:p>
      <text:p text:style-name="P57"/>
      <text:p text:style-name="P57"><text:span text:style-name="Source_20_Text">const { name, age } = user;</text:span></text:p>
      <text:p text:style-name="P58">Equivalent to:</text:p>
      <text:p text:style-name="P56"><text:span text:style-name="Source_20_Text">const name = user.name;</text:span></text:p>
      <text:p text:style-name="P57"><text:span text:style-name="Source_20_Text">const age = user.age;</text:span></text:p>
      <text:p text:style-name="P60"/>
      <text:h text:style-name="P62" text:outline-level="2">⭐ Advanced Destructuring Features</text:h>
      <text:h text:style-name="P55" text:outline-level="3">1. <text:span text:style-name="Strong_20_Emphasis">Renaming variables</text:span></text:h>
      <text:p text:style-name="P56"><text:span text:style-name="Source_20_Text">const { name: username } = user;</text:span></text:p>
      <text:h text:style-name="P55" text:outline-level="3">2. <text:span text:style-name="Strong_20_Emphasis">Default values</text:span></text:h>
      <text:p text:style-name="P56"><text:span text:style-name="Source_20_Text">const { city = "Unknown" } = user;</text:span></text:p>
      <text:h text:style-name="P55" text:outline-level="3"><text:soft-page-break/>3. <text:span text:style-name="Strong_20_Emphasis">Nested destructuring</text:span></text:h>
      <text:p text:style-name="P56"><text:span text:style-name="Source_20_Text">const person = {</text:span></text:p>
      <text:p text:style-name="P57"><text:span text:style-name="Source_20_Text"><text:s text:c="2"/>name: "Sujal",</text:span></text:p>
      <text:p text:style-name="P57"><text:span text:style-name="Source_20_Text"><text:s text:c="2"/>address: {</text:span></text:p>
      <text:p text:style-name="P57"><text:span text:style-name="Source_20_Text"><text:s text:c="4"/>city: "Nagpur",</text:span></text:p>
      <text:p text:style-name="P57"><text:span text:style-name="Source_20_Text"><text:s text:c="4"/>pincode: 440001</text:span></text:p>
      <text:p text:style-name="P57"><text:span text:style-name="Source_20_Text"><text:s text:c="2"/>}</text:span></text:p>
      <text:p text:style-name="P57"><text:span text:style-name="Source_20_Text">};</text:span></text:p>
      <text:p text:style-name="P57"/>
      <text:p text:style-name="P57"><text:span text:style-name="Source_20_Text">const { address: { city } } = person;</text:span></text:p>
      <text:h text:style-name="P55" text:outline-level="3">4. <text:span text:style-name="Strong_20_Emphasis">Rest in destructuring</text:span></text:h>
      <text:p text:style-name="P56"><text:span text:style-name="Source_20_Text">const { name, ...rest } = user;</text:span></text:p>
      <text:p text:style-name="P57"><text:span text:style-name="Source_20_Text">// rest = { age: 20 }</text:span></text:p>
      <text:h text:style-name="P55" text:outline-level="3">5. <text:span text:style-name="Strong_20_Emphasis">Function parameter destructuring</text:span></text:h>
      <text:p text:style-name="P56"><text:span text:style-name="Source_20_Text">function showUser({ name, age }) {</text:span></text:p>
      <text:p text:style-name="P57"><text:span text:style-name="Source_20_Text"><text:s text:c="2"/>console.log(name, age);</text:span></text:p>
      <text:p text:style-name="P57"><text:span text:style-name="Source_20_Text">}</text:span></text:p>
      <text:p text:style-name="P57"/>
      <text:p text:style-name="P57"><text:span text:style-name="Source_20_Text">showUser(user);</text:span></text:p>
      <text:p text:style-name="P60"/>
      <text:h text:style-name="P272" text:outline-level="1">✅ <text:span text:style-name="Strong_20_Emphasis">2. Object.seal()</text:span></text:h>
      <text:p text:style-name="P58"><text:span text:style-name="Source_20_Text">Object.seal(obj)</text:span> <text:span text:style-name="Strong_20_Emphasis">prevents adding or deleting properties</text:span>,<text:line-break/>BUT allows modifying existing property values.</text:p>
      <text:h text:style-name="P55" text:outline-level="3">Example</text:h>
      <text:p text:style-name="P56"><text:span text:style-name="Source_20_Text">const user = { name: "Sujal", age: 20 };</text:span></text:p>
      <text:p text:style-name="P57"/>
      <text:p text:style-name="P57"><text:span text:style-name="Source_20_Text">Object.seal(user);</text:span></text:p>
      <text:p text:style-name="P57"/>
      <text:p text:style-name="P57"><text:span text:style-name="Source_20_Text">user.city = "Nagpur"; <text:s text:c="2"/>// ❌ cannot add</text:span></text:p>
      <text:p text:style-name="P57"><text:span text:style-name="Source_20_Text">delete user.age; <text:s text:c="7"/>// ❌ cannot delete</text:span></text:p>
      <text:p text:style-name="P57"/>
      <text:p text:style-name="P57"><text:span text:style-name="Source_20_Text">user.age = 21; <text:s text:c="9"/>// ✔ allowed (modify)</text:span></text:p>
      <text:p text:style-name="P60"><text:soft-page-break/></text:p>
      <text:h text:style-name="P62" text:outline-level="2">✔ What exactly seal does internally?</text:h>
      <text:h text:style-name="P55" text:outline-level="3">Seal applies 2 modifications to all properties:</text:h>
      <text:list text:style-name="L172">
        <text:list-item>
          <text:p text:style-name="P410"><text:span text:style-name="Strong_20_Emphasis"><text:span text:style-name="Source_20_Text">configurable: false</text:span></text:span><text:line-break/>→ You cannot delete or reconfigure the property.</text:p>
        </text:list-item>
        <text:list-item>
          <text:p text:style-name="P410"><text:span text:style-name="Strong_20_Emphasis">Object-level flag </text:span><text:span text:style-name="Strong_20_Emphasis"><text:span text:style-name="Source_20_Text">[[Extensible]]: false</text:span></text:span><text:line-break/>→ You cannot add new properties.</text:p>
        </text:list-item>
      </text:list>
      <text:p text:style-name="P58">But:</text:p>
      <text:list text:style-name="L173">
        <text:list-item>
          <text:p text:style-name="P411"><text:span text:style-name="Strong_20_Emphasis"><text:span text:style-name="Source_20_Text">writable</text:span></text:span><text:span text:style-name="Strong_20_Emphasis"> stays same</text:span>, so values can still change.</text:p>
        </text:list-item>
        <text:list-item>
          <text:p text:style-name="P411">Existing values are still mutable.</text:p>
        </text:list-item>
      </text:list>
      <text:h text:style-name="P55" text:outline-level="3">Memory model after sealing</text:h>
      <text:p text:style-name="P56"><text:span text:style-name="Source_20_Text">user {</text:span></text:p>
      <text:p text:style-name="P57"><text:span text:style-name="Source_20_Text"><text:s text:c="2"/>name: { value: "Sujal", writable: true, configurable: false },</text:span></text:p>
      <text:p text:style-name="P57"><text:span text:style-name="Source_20_Text"><text:s text:c="2"/>age: { value: 20, writable: true, configurable: false },</text:span></text:p>
      <text:p text:style-name="P57"><text:span text:style-name="Source_20_Text"><text:s text:c="2"/>[[Extensible]]: false</text:span></text:p>
      <text:p text:style-name="P57"><text:span text:style-name="Source_20_Text">}</text:span></text:p>
      <text:p text:style-name="P60"/>
      <text:h text:style-name="P272" text:outline-level="1">When to use?</text:h>
      <text:list text:style-name="L174">
        <text:list-item>
          <text:p text:style-name="P412">API configs</text:p>
        </text:list-item>
        <text:list-item>
          <text:p text:style-name="P412">Objects where structure must NOT change</text:p>
        </text:list-item>
        <text:list-item>
          <text:p text:style-name="P412">Security-sensitive configs</text:p>
        </text:list-item>
      </text:list>
      <text:p text:style-name="P60"/>
      <text:h text:style-name="P272" text:outline-level="1">⚠ Pitfalls</text:h>
      <text:p text:style-name="P56"><text:span text:style-name="Source_20_Text">Object.seal() is shallow!</text:span></text:p>
      <text:p text:style-name="P58">Meaning nested objects can still be modified:</text:p>
      <text:p text:style-name="P56"><text:span text:style-name="Source_20_Text">const obj = { user: { age: 20 } };</text:span></text:p>
      <text:p text:style-name="P57"><text:span text:style-name="Source_20_Text">Object.seal(obj);</text:span></text:p>
      <text:p text:style-name="P57"/>
      <text:p text:style-name="P57"><text:span text:style-name="Source_20_Text">obj.user.age = 30; <text:s/>// ✔ allowed</text:span></text:p>
      <text:p text:style-name="P60"/>
      <text:h text:style-name="P272" text:outline-level="1"><text:soft-page-break/>✅ <text:span text:style-name="Strong_20_Emphasis">3. Object.freeze()</text:span></text:h>
      <text:p text:style-name="P58"><text:span text:style-name="Source_20_Text">Object.freeze(obj)</text:span> makes the object <text:span text:style-name="Strong_20_Emphasis">fully immutable</text:span>.</text:p>
      <text:h text:style-name="P55" text:outline-level="3">Example</text:h>
      <text:p text:style-name="P56"><text:span text:style-name="Source_20_Text">const user = { name: "Sujal", age: 20 };</text:span></text:p>
      <text:p text:style-name="P57"/>
      <text:p text:style-name="P57"><text:span text:style-name="Source_20_Text">Object.freeze(user);</text:span></text:p>
      <text:p text:style-name="P57"/>
      <text:p text:style-name="P57"><text:span text:style-name="Source_20_Text">user.name = "Amit"; // ❌ cannot modify</text:span></text:p>
      <text:p text:style-name="P57"><text:span text:style-name="Source_20_Text">user.city = "Nagpur"; // ❌ cannot add</text:span></text:p>
      <text:p text:style-name="P57"><text:span text:style-name="Source_20_Text">delete user.age; // ❌ cannot delete</text:span></text:p>
      <text:p text:style-name="P60"/>
      <text:h text:style-name="P62" text:outline-level="2">✔ Internals of freeze</text:h>
      <text:h text:style-name="P55" text:outline-level="3">Freeze sets:</text:h>
      <text:list text:style-name="L175">
        <text:list-item>
          <text:p text:style-name="P413"><text:span text:style-name="Source_20_Text">writable: false</text:span></text:p>
        </text:list-item>
        <text:list-item>
          <text:p text:style-name="P413"><text:span text:style-name="Source_20_Text">configurable: false</text:span></text:p>
        </text:list-item>
        <text:list-item>
          <text:p text:style-name="P413"><text:span text:style-name="Source_20_Text">[[Extensible]]: false</text:span></text:p>
        </text:list-item>
      </text:list>
      <text:h text:style-name="P55" text:outline-level="3">Memory model after freezing</text:h>
      <text:p text:style-name="P56"><text:span text:style-name="Source_20_Text">user {</text:span></text:p>
      <text:p text:style-name="P57"><text:span text:style-name="Source_20_Text"><text:s text:c="2"/>name: { value: "Sujal", writable: false, configurable: false },</text:span></text:p>
      <text:p text:style-name="P57"><text:span text:style-name="Source_20_Text"><text:s text:c="2"/>age: { value: 20, writable: false, configurable: false },</text:span></text:p>
      <text:p text:style-name="P57"><text:span text:style-name="Source_20_Text"><text:s text:c="2"/>[[Extensible]]: false</text:span></text:p>
      <text:p text:style-name="P57"><text:span text:style-name="Source_20_Text">}</text:span></text:p>
      <text:p text:style-name="P60"/>
      <text:h text:style-name="P272" text:outline-level="1">⚠ Important Gotcha: Freeze is also <text:span text:style-name="Strong_20_Emphasis">shallow</text:span></text:h>
      <text:p text:style-name="P56"><text:span text:style-name="Source_20_Text">const obj = {</text:span></text:p>
      <text:p text:style-name="P57"><text:span text:style-name="Source_20_Text"><text:s text:c="2"/>user: { age: 20 }</text:span></text:p>
      <text:p text:style-name="P57"><text:span text:style-name="Source_20_Text">};</text:span></text:p>
      <text:p text:style-name="P57"/>
      <text:p text:style-name="P57"><text:span text:style-name="Source_20_Text">Object.freeze(obj);</text:span></text:p>
      <text:p text:style-name="P57"/>
      <text:p text:style-name="P57"><text:soft-page-break/><text:span text:style-name="Source_20_Text">obj.user.age = 30; // ✔ still allowed</text:span></text:p>
      <text:p text:style-name="P58">If you want <text:span text:style-name="Strong_20_Emphasis">deep immutability</text:span>, you must write a custom function:</text:p>
      <text:h text:style-name="P55" text:outline-level="3">Deep Freeze</text:h>
      <text:p text:style-name="P56"><text:span text:style-name="Source_20_Text">function deepFreeze(obj) {</text:span></text:p>
      <text:p text:style-name="P57"><text:span text:style-name="Source_20_Text"><text:s text:c="2"/>Object.freeze(obj);</text:span></text:p>
      <text:p text:style-name="P57"><text:span text:style-name="Source_20_Text"><text:s text:c="2"/>for (const key in obj) {</text:span></text:p>
      <text:p text:style-name="P57"><text:span text:style-name="Source_20_Text"><text:s text:c="4"/>if (typeof obj[key] === "object" &amp;&amp; obj[key] !== null) {</text:span></text:p>
      <text:p text:style-name="P57"><text:span text:style-name="Source_20_Text"><text:s text:c="6"/>deepFreeze(obj[key]);</text:span></text:p>
      <text:p text:style-name="P57"><text:span text:style-name="Source_20_Text"><text:s text:c="4"/>}</text:span></text:p>
      <text:p text:style-name="P57"><text:span text:style-name="Source_20_Text"><text:s text:c="2"/>}</text:span></text:p>
      <text:p text:style-name="P57"><text:span text:style-name="Source_20_Text"><text:s text:c="2"/>return obj;</text:span></text:p>
      <text:p text:style-name="P57"><text:span text:style-name="Source_20_Text">}</text:span></text:p>
      <text:p text:style-name="P60"/>
      <text:h text:style-name="P272" text:outline-level="1">🔥 Seal vs Freeze — Interview Table Summary</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Feature</text:p>
            </table:table-cell>
            <table:table-cell table:style-name="Table13.A1" office:value-type="string">
              <text:p text:style-name="Table_20_Heading">Object.seal()</text:p>
            </table:table-cell>
            <table:table-cell table:style-name="Table13.A1" office:value-type="string">
              <text:p text:style-name="Table_20_Heading">Object.freeze()</text:p>
            </table:table-cell>
          </table:table-row>
        </table:table-header-rows>
        <table:table-row>
          <table:table-cell table:style-name="Table13.A1" office:value-type="string">
            <text:p text:style-name="Table_20_Contents">Add new properties</text:p>
          </table:table-cell>
          <table:table-cell table:style-name="Table13.A1" office:value-type="string">
            <text:p text:style-name="Table_20_Contents">❌ No</text:p>
          </table:table-cell>
          <table:table-cell table:style-name="Table13.A1" office:value-type="string">
            <text:p text:style-name="Table_20_Contents">❌ No</text:p>
          </table:table-cell>
        </table:table-row>
        <table:table-row>
          <table:table-cell table:style-name="Table13.A1" office:value-type="string">
            <text:p text:style-name="Table_20_Contents">Delete properties</text:p>
          </table:table-cell>
          <table:table-cell table:style-name="Table13.A1" office:value-type="string">
            <text:p text:style-name="Table_20_Contents">❌ No</text:p>
          </table:table-cell>
          <table:table-cell table:style-name="Table13.A1" office:value-type="string">
            <text:p text:style-name="Table_20_Contents">❌ No</text:p>
          </table:table-cell>
        </table:table-row>
        <table:table-row>
          <table:table-cell table:style-name="Table13.A1" office:value-type="string">
            <text:p text:style-name="Table_20_Contents">Modify existing values</text:p>
          </table:table-cell>
          <table:table-cell table:style-name="Table13.A1" office:value-type="string">
            <text:p text:style-name="Table_20_Contents">✔ Yes</text:p>
          </table:table-cell>
          <table:table-cell table:style-name="Table13.A1" office:value-type="string">
            <text:p text:style-name="Table_20_Contents">❌ No</text:p>
          </table:table-cell>
        </table:table-row>
        <table:table-row>
          <table:table-cell table:style-name="Table13.A1" office:value-type="string">
            <text:p text:style-name="Table_20_Contents">Reconfigure properties</text:p>
          </table:table-cell>
          <table:table-cell table:style-name="Table13.A1" office:value-type="string">
            <text:p text:style-name="Table_20_Contents">❌ No</text:p>
          </table:table-cell>
          <table:table-cell table:style-name="Table13.A1" office:value-type="string">
            <text:p text:style-name="Table_20_Contents">❌ No</text:p>
          </table:table-cell>
        </table:table-row>
        <table:table-row>
          <table:table-cell table:style-name="Table13.A1" office:value-type="string">
            <text:p text:style-name="Table_20_Contents">Shallow?</text:p>
          </table:table-cell>
          <table:table-cell table:style-name="Table13.A1" office:value-type="string">
            <text:p text:style-name="Table_20_Contents">✔ Yes</text:p>
          </table:table-cell>
          <table:table-cell table:style-name="Table13.A1" office:value-type="string">
            <text:p text:style-name="Table_20_Contents">✔ Yes</text:p>
          </table:table-cell>
        </table:table-row>
        <table:table-row>
          <table:table-cell table:style-name="Table13.A1" office:value-type="string">
            <text:p text:style-name="Table_20_Contents">Typical use case</text:p>
          </table:table-cell>
          <table:table-cell table:style-name="Table13.A1" office:value-type="string">
            <text:p text:style-name="Table_20_Contents">Prevent shape change</text:p>
          </table:table-cell>
          <table:table-cell table:style-name="Table13.A1" office:value-type="string">
            <text:p text:style-name="Table_20_Contents">Make object fully immutable</text:p>
          </table:table-cell>
        </table:table-row>
      </table:table>
      <text:p text:style-name="P60"/>
      <text:h text:style-name="P272" text:outline-level="1">🎯 Bonus Interview Question: Difference Between PreventExtensions, Seal, Freeze</text:h>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Table_20_Heading">Method</text:p>
            </table:table-cell>
            <table:table-cell table:style-name="Table14.A1" office:value-type="string">
              <text:p text:style-name="Table_20_Heading">Add</text:p>
            </table:table-cell>
            <table:table-cell table:style-name="Table14.A1" office:value-type="string">
              <text:p text:style-name="Table_20_Heading">Delete</text:p>
            </table:table-cell>
            <table:table-cell table:style-name="Table14.A1" office:value-type="string">
              <text:p text:style-name="Table_20_Heading">Modify</text:p>
            </table:table-cell>
            <table:table-cell table:style-name="Table14.A1" office:value-type="string">
              <text:p text:style-name="Table_20_Heading">Reconfigure</text:p>
            </table:table-cell>
          </table:table-row>
        </table:table-header-rows>
        <table:table-row>
          <table:table-cell table:style-name="Table14.A1" office:value-type="string">
            <text:p text:style-name="Table_20_Contents"><text:span text:style-name="Strong_20_Emphasis">Object.preventExtensions()</text:span></text:p>
          </table:table-cell>
          <table:table-cell table:style-name="Table14.A1" office:value-type="string">
            <text:p text:style-name="Table_20_Contents">❌</text:p>
          </table:table-cell>
          <table:table-cell table:style-name="Table14.A1" office:value-type="string">
            <text:p text:style-name="Table_20_Contents">✔</text:p>
          </table:table-cell>
          <table:table-cell table:style-name="Table14.A1" office:value-type="string">
            <text:p text:style-name="Table_20_Contents">✔</text:p>
          </table:table-cell>
          <table:table-cell table:style-name="Table14.A1" office:value-type="string">
            <text:p text:style-name="Table_20_Contents">✔</text:p>
          </table:table-cell>
        </table:table-row>
        <table:table-row>
          <table:table-cell table:style-name="Table14.A1" office:value-type="string">
            <text:p text:style-name="Table_20_Contents"><text:span text:style-name="Strong_20_Emphasis">Object.seal()</text:span></text:p>
          </table:table-cell>
          <table:table-cell table:style-name="Table14.A1" office:value-type="string">
            <text:p text:style-name="Table_20_Contents">❌</text:p>
          </table:table-cell>
          <table:table-cell table:style-name="Table14.A1" office:value-type="string">
            <text:p text:style-name="Table_20_Contents">❌</text:p>
          </table:table-cell>
          <table:table-cell table:style-name="Table14.A1" office:value-type="string">
            <text:p text:style-name="Table_20_Contents">✔</text:p>
          </table:table-cell>
          <table:table-cell table:style-name="Table14.A1" office:value-type="string">
            <text:p text:style-name="Table_20_Contents">❌</text:p>
          </table:table-cell>
        </table:table-row>
        <table:table-row>
          <table:table-cell table:style-name="Table14.A1" office:value-type="string">
            <text:p text:style-name="Table_20_Contents"><text:span text:style-name="Strong_20_Emphasis">Object.freeze()</text:span></text:p>
          </table:table-cell>
          <table:table-cell table:style-name="Table14.A1" office:value-type="string">
            <text:p text:style-name="Table_20_Contents">❌</text:p>
          </table:table-cell>
          <table:table-cell table:style-name="Table14.A1" office:value-type="string">
            <text:p text:style-name="Table_20_Contents">❌</text:p>
          </table:table-cell>
          <table:table-cell table:style-name="Table14.A1" office:value-type="string">
            <text:p text:style-name="Table_20_Contents">❌</text:p>
          </table:table-cell>
          <table:table-cell table:style-name="Table14.A1" office:value-type="string">
            <text:p text:style-name="Table_20_Contents">❌</text:p>
          </table:table-cell>
        </table:table-row>
      </table:table>
      <text:p text:style-name="P60"/>
      <text:p text:style-name="P40"/>
      <text:p text:style-name="Text_20_body"/>
      <text:list xml:id="list231114035754165" text:continue-list="list231113043319625" text:style-name="L163">
        <text:list-item>
          <text:p text:style-name="P392">Difference between shallow and deep cloning of objects.</text:p>
        </text:list-item>
      </text:list>
      <text:p text:style-name="P414"/>
      <text:h text:style-name="P285" text:outline-level="1"><text:soft-page-break/>✅ <text:span text:style-name="Strong_20_Emphasis">WHY Do We Need Cloning?</text:span></text:h>
      <text:p text:style-name="P281">In JavaScript:</text:p>
      <text:p text:style-name="P289"><text:span text:style-name="Source_20_Text">const obj2 = obj1;</text:span></text:p>
      <text:p text:style-name="P281">This does <text:span text:style-name="Strong_20_Emphasis">not</text:span> copy the object → it copies the <text:span text:style-name="Strong_20_Emphasis">reference</text:span>.</text:p>
      <text:p text:style-name="P289"><text:span text:style-name="Source_20_Text">obj1 ----► { a: 10 }</text:span></text:p>
      <text:p text:style-name="P290"><text:span text:style-name="Source_20_Text">obj2 ----┘</text:span></text:p>
      <text:p text:style-name="P281">So changing one affects the other.</text:p>
      <text:p text:style-name="P284"/>
      <text:h text:style-name="P285" text:outline-level="1">🔵 1. SHALLOW CLONING</text:h>
      <text:p text:style-name="P281">Shallow cloning copies <text:span text:style-name="Strong_20_Emphasis">ONLY the first level</text:span> of the object.</text:p>
      <text:p text:style-name="P281">Nested objects remain <text:span text:style-name="Strong_20_Emphasis">referenced</text:span>, NOT copied.</text:p>
      <text:p text:style-name="P284"/>
      <text:h text:style-name="P415" text:outline-level="2">✔ Methods for Shallow Cloning</text:h>
      <text:h text:style-name="P286" text:outline-level="3"><text:span text:style-name="Strong_20_Emphasis">1. Spread Operator</text:span></text:h>
      <text:p text:style-name="P289"><text:span text:style-name="Source_20_Text">const clone = { ...obj };</text:span></text:p>
      <text:h text:style-name="P286" text:outline-level="3"><text:span text:style-name="Strong_20_Emphasis">2. Object.assign</text:span></text:h>
      <text:p text:style-name="P289"><text:span text:style-name="Source_20_Text">const clone = Object.assign({}, obj);</text:span></text:p>
      <text:h text:style-name="P286" text:outline-level="3"><text:span text:style-name="Strong_20_Emphasis">3. Array Slice() / Spread for arrays</text:span></text:h>
      <text:p text:style-name="P289"><text:span text:style-name="Source_20_Text">const arr2 = arr1.slice();</text:span></text:p>
      <text:p text:style-name="P290"><text:span text:style-name="Source_20_Text">const arr2 = [...arr1];</text:span></text:p>
      <text:p text:style-name="P284"/>
      <text:h text:style-name="P285" text:outline-level="1">🔍 Example Showing Why It Is "Shallow"</text:h>
      <text:p text:style-name="P289"><text:span text:style-name="Source_20_Text">const obj = {</text:span></text:p>
      <text:p text:style-name="P290"><text:span text:style-name="Source_20_Text"><text:s text:c="2"/>name: "Sujal",</text:span></text:p>
      <text:p text:style-name="P290"><text:span text:style-name="Source_20_Text"><text:s text:c="2"/>address: { city: "Nagpur" }</text:span></text:p>
      <text:p text:style-name="P290"><text:span text:style-name="Source_20_Text">};</text:span></text:p>
      <text:p text:style-name="P290"/>
      <text:p text:style-name="P290"><text:span text:style-name="Source_20_Text">const clone = { ...obj };</text:span></text:p>
      <text:p text:style-name="P290"/>
      <text:p text:style-name="P290"><text:span text:style-name="Source_20_Text">clone.address.city = "Delhi";</text:span></text:p>
      <text:p text:style-name="P290"><text:soft-page-break/></text:p>
      <text:p text:style-name="P290"><text:span text:style-name="Source_20_Text">console.log(obj.address.city); </text:span></text:p>
      <text:p text:style-name="P290"><text:span text:style-name="Source_20_Text">// "Delhi" → mutated original!</text:span></text:p>
      <text:h text:style-name="P286" text:outline-level="3">Diagram</text:h>
      <text:p text:style-name="P289"><text:span text:style-name="Source_20_Text">obj.address ─┐</text:span></text:p>
      <text:p text:style-name="P290"><text:span text:style-name="Source_20_Text"><text:s text:c="13"/>├──► { city: 'Nagpur' }</text:span></text:p>
      <text:p text:style-name="P290"><text:span text:style-name="Source_20_Text">clone.address┘</text:span></text:p>
      <text:p text:style-name="P281">Both share the same nested reference.</text:p>
      <text:p text:style-name="P284"/>
      <text:h text:style-name="P285" text:outline-level="1">🟢 2. DEEP CLONING</text:h>
      <text:p text:style-name="P281">Deep cloning <text:span text:style-name="Strong_20_Emphasis">recursively</text:span> copies <text:span text:style-name="Strong_20_Emphasis">all levels</text:span> of an object.</text:p>
      <text:p text:style-name="P281">Nested objects are <text:span text:style-name="Strong_20_Emphasis">fully independent</text:span>, not shared.</text:p>
      <text:p text:style-name="P284"/>
      <text:h text:style-name="P415" text:outline-level="2">✔ Methods for Deep Cloning (with Pros/Cons)</text:h>
      <text:p text:style-name="P284"/>
      <text:h text:style-name="P285" text:outline-level="1">⭐ <text:span text:style-name="Strong_20_Emphasis">1. JSON.parse(JSON.stringify(obj))</text:span></text:h>
      <text:p text:style-name="P289"><text:span text:style-name="Source_20_Text">const deep = JSON.parse(JSON.stringify(obj));</text:span></text:p>
      <text:h text:style-name="P286" text:outline-level="3">Pros</text:h>
      <text:p text:style-name="P281">✔ Easy<text:line-break/>✔ Fast<text:line-break/>✔ Good for interview demo</text:p>
      <text:h text:style-name="P286" text:outline-level="3">Cons</text:h>
      <text:p text:style-name="P281">❌ Loses functions<text:line-break/>❌ Loses <text:span text:style-name="Source_20_Text">Date</text:span>, <text:span text:style-name="Source_20_Text">Map</text:span>, <text:span text:style-name="Source_20_Text">Set</text:span>, <text:span text:style-name="Source_20_Text">Infinity</text:span>, <text:span text:style-name="Source_20_Text">NaN</text:span>, <text:span text:style-name="Source_20_Text">undefined</text:span><text:line-break/>❌ Breaks circular references</text:p>
      <text:p text:style-name="P281">Example:</text:p>
      <text:p text:style-name="P289"><text:span text:style-name="Source_20_Text">JSON.parse(JSON.stringify({ d: new Date() })); </text:span></text:p>
      <text:p text:style-name="P290"><text:span text:style-name="Source_20_Text">// d becomes string, not Date object</text:span></text:p>
      <text:p text:style-name="P284"/>
      <text:h text:style-name="P285" text:outline-level="1"><text:soft-page-break/>⭐ <text:span text:style-name="Strong_20_Emphasis">2. </text:span><text:span text:style-name="Strong_20_Emphasis"><text:span text:style-name="Source_20_Text">structuredClone(obj)</text:span></text:span><text:span text:style-name="Strong_20_Emphasis"> (Best Modern Method)</text:span></text:h>
      <text:p text:style-name="P281">Modern JS + Node.js 17+</text:p>
      <text:p text:style-name="P289"><text:span text:style-name="Source_20_Text">const deep = structuredClone(obj);</text:span></text:p>
      <text:h text:style-name="P286" text:outline-level="3">Pros</text:h>
      <text:p text:style-name="P281">✔ Handles circular references<text:line-break/>✔ Copies Date, RegExp, Map, Set, ArrayBuffer<text:line-break/>✔ Most accurate deep clone</text:p>
      <text:h text:style-name="P286" text:outline-level="3">Cons</text:h>
      <text:p text:style-name="P281">❌ Not supported in very old browsers<text:line-break/>❌ Cannot copy functions (by design)</text:p>
      <text:p text:style-name="P284"/>
      <text:h text:style-name="P285" text:outline-level="1">⭐ <text:span text:style-name="Strong_20_Emphasis">3. Recursion (Manual Deep Clone)</text:span></text:h>
      <text:p text:style-name="P289"><text:span text:style-name="Source_20_Text">function deepClone(obj) {</text:span></text:p>
      <text:p text:style-name="P290"><text:span text:style-name="Source_20_Text"><text:s text:c="2"/>if (obj === null || typeof obj !== "object") return obj;</text:span></text:p>
      <text:p text:style-name="P290"/>
      <text:p text:style-name="P290"><text:span text:style-name="Source_20_Text"><text:s text:c="2"/>const clone = Array.isArray(obj) ? [] : {};</text:span></text:p>
      <text:p text:style-name="P290"/>
      <text:p text:style-name="P290"><text:span text:style-name="Source_20_Text"><text:s text:c="2"/>for (const key in obj) {</text:span></text:p>
      <text:p text:style-name="P290"><text:span text:style-name="Source_20_Text"><text:s text:c="4"/>clone[key] = deepClone(obj[key]);</text:span></text:p>
      <text:p text:style-name="P290"><text:span text:style-name="Source_20_Text"><text:s text:c="2"/>}</text:span></text:p>
      <text:p text:style-name="P290"/>
      <text:p text:style-name="P290"><text:span text:style-name="Source_20_Text"><text:s text:c="2"/>return clone;</text:span></text:p>
      <text:p text:style-name="P290"><text:span text:style-name="Source_20_Text">}</text:span></text:p>
      <text:p text:style-name="P290"/>
      <text:p text:style-name="P290"><text:span text:style-name="Source_20_Text">const deep = deepClone(obj);</text:span></text:p>
      <text:h text:style-name="P286" text:outline-level="3">Pros</text:h>
      <text:p text:style-name="P281">✔ Works for nested objects<text:line-break/>✔ Easy to customize</text:p>
      <text:h text:style-name="P286" text:outline-level="3"><text:soft-page-break/>Cons</text:h>
      <text:p text:style-name="P281">❌ Lose special types like Date, Map, Set unless you handle them manually<text:line-break/>❌ Can break with circular references</text:p>
      <text:p text:style-name="P284"/>
      <text:h text:style-name="P285" text:outline-level="1">⭐ <text:span text:style-name="Strong_20_Emphasis">4. Lodash </text:span><text:span text:style-name="Strong_20_Emphasis"><text:span text:style-name="Source_20_Text">_.cloneDeep()</text:span></text:span><text:span text:style-name="Strong_20_Emphasis"> (Production-grade)</text:span></text:h>
      <text:p text:style-name="P289"><text:span text:style-name="Source_20_Text">const deep = _.cloneDeep(obj);</text:span></text:p>
      <text:h text:style-name="P286" text:outline-level="3">Pros</text:h>
      <text:p text:style-name="P281">✔ Covers almost all JS data types<text:line-break/>✔ Battle-tested</text:p>
      <text:h text:style-name="P286" text:outline-level="3">Cons</text:h>
      <text:p text:style-name="P281">❌ Requires library<text:line-break/>❌ Slightly slower</text:p>
      <text:p text:style-name="P284"/>
      <text:h text:style-name="P285" text:outline-level="1">🔍 Example That Shows Deep Clone Works</text:h>
      <text:p text:style-name="P289"><text:span text:style-name="Source_20_Text">const obj = {</text:span></text:p>
      <text:p text:style-name="P290"><text:span text:style-name="Source_20_Text"><text:s text:c="2"/>name: "Sujal",</text:span></text:p>
      <text:p text:style-name="P290"><text:span text:style-name="Source_20_Text"><text:s text:c="2"/>address: { city: "Nagpur" }</text:span></text:p>
      <text:p text:style-name="P290"><text:span text:style-name="Source_20_Text">};</text:span></text:p>
      <text:p text:style-name="P290"/>
      <text:p text:style-name="P290"><text:span text:style-name="Source_20_Text">const clone = structuredClone(obj);</text:span></text:p>
      <text:p text:style-name="P290"><text:span text:style-name="Source_20_Text">clone.address.city = "Delhi";</text:span></text:p>
      <text:p text:style-name="P290"/>
      <text:p text:style-name="P290"><text:span text:style-name="Source_20_Text">console.log(obj.address.city);</text:span></text:p>
      <text:p text:style-name="P290"><text:span text:style-name="Source_20_Text">// Nagpur → original NOT mutated</text:span></text:p>
      <text:h text:style-name="P286" text:outline-level="3">Diagram</text:h>
      <text:p text:style-name="P289"><text:span text:style-name="Source_20_Text">obj.address ----► { city: 'Nagpur' }</text:span></text:p>
      <text:p text:style-name="P290"><text:span text:style-name="Source_20_Text">clone.address --► { city: 'Delhi' }</text:span></text:p>
      <text:p text:style-name="P281">Two separate memory locations.</text:p>
      <text:p text:style-name="P284"/>
      <text:h text:style-name="P285" text:outline-level="1"><text:soft-page-break/>🧠 Key Interview Difference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Feature</text:p>
            </table:table-cell>
            <table:table-cell table:style-name="Table15.A1" office:value-type="string">
              <text:p text:style-name="Table_20_Heading">Shallow Clone</text:p>
            </table:table-cell>
            <table:table-cell table:style-name="Table15.A1" office:value-type="string">
              <text:p text:style-name="Table_20_Heading">Deep Clone</text:p>
            </table:table-cell>
          </table:table-row>
        </table:table-header-rows>
        <table:table-row>
          <table:table-cell table:style-name="Table15.A1" office:value-type="string">
            <text:p text:style-name="Table_20_Contents">Copies first level only</text:p>
          </table:table-cell>
          <table:table-cell table:style-name="Table15.A1" office:value-type="string">
            <text:p text:style-name="Table_20_Contents">✔</text:p>
          </table:table-cell>
          <table:table-cell table:style-name="Table15.A1" office:value-type="string">
            <text:p text:style-name="Table_20_Contents">✔</text:p>
          </table:table-cell>
        </table:table-row>
        <table:table-row>
          <table:table-cell table:style-name="Table15.A1" office:value-type="string">
            <text:p text:style-name="Table_20_Contents">Copies nested objects</text:p>
          </table:table-cell>
          <table:table-cell table:style-name="Table15.A1" office:value-type="string">
            <text:p text:style-name="Table_20_Contents">❌</text:p>
          </table:table-cell>
          <table:table-cell table:style-name="Table15.A1" office:value-type="string">
            <text:p text:style-name="Table_20_Contents">✔</text:p>
          </table:table-cell>
        </table:table-row>
        <table:table-row>
          <table:table-cell table:style-name="Table15.A1" office:value-type="string">
            <text:p text:style-name="Table_20_Contents">Nested refs shared</text:p>
          </table:table-cell>
          <table:table-cell table:style-name="Table15.A1" office:value-type="string">
            <text:p text:style-name="Table_20_Contents">✔</text:p>
          </table:table-cell>
          <table:table-cell table:style-name="Table15.A1" office:value-type="string">
            <text:p text:style-name="Table_20_Contents">❌</text:p>
          </table:table-cell>
        </table:table-row>
        <table:table-row>
          <table:table-cell table:style-name="Table15.A1" office:value-type="string">
            <text:p text:style-name="Table_20_Contents">Modifying nested affects original</text:p>
          </table:table-cell>
          <table:table-cell table:style-name="Table15.A1" office:value-type="string">
            <text:p text:style-name="Table_20_Contents">✔</text:p>
          </table:table-cell>
          <table:table-cell table:style-name="Table15.A1" office:value-type="string">
            <text:p text:style-name="Table_20_Contents">❌</text:p>
          </table:table-cell>
        </table:table-row>
        <table:table-row>
          <table:table-cell table:style-name="Table15.A1" office:value-type="string">
            <text:p text:style-name="Table_20_Contents">Performance</text:p>
          </table:table-cell>
          <table:table-cell table:style-name="Table15.A1" office:value-type="string">
            <text:p text:style-name="Table_20_Contents">Fast</text:p>
          </table:table-cell>
          <table:table-cell table:style-name="Table15.A1" office:value-type="string">
            <text:p text:style-name="Table_20_Contents">Slower</text:p>
          </table:table-cell>
        </table:table-row>
        <table:table-row>
          <table:table-cell table:style-name="Table15.A1" office:value-type="string">
            <text:p text:style-name="Table_20_Contents">Methods</text:p>
          </table:table-cell>
          <table:table-cell table:style-name="Table15.A1" office:value-type="string">
            <text:p text:style-name="Table_20_Contents"><text:span text:style-name="Source_20_Text">...</text:span>, <text:span text:style-name="Source_20_Text">Object.assign</text:span></text:p>
          </table:table-cell>
          <table:table-cell table:style-name="Table15.A1" office:value-type="string">
            <text:p text:style-name="Table_20_Contents">JSON, structuredClone, recursion</text:p>
          </table:table-cell>
        </table:table-row>
      </table:table>
      <text:p text:style-name="P284"/>
      <text:h text:style-name="P285" text:outline-level="1">🧨 Tricky Interview Question:</text:h>
      <text:p text:style-name="P281"><text:span text:style-name="Strong_20_Emphasis">Is spread operator deep or shallow?</text:span></text:p>
      <text:p text:style-name="P281">✔ Deep for primitives<text:line-break/>❌ Shallow for objects</text:p>
      <text:p text:style-name="P289"><text:span text:style-name="Source_20_Text">{ ...{ x: 1, nested: { y: 2 } } }</text:span></text:p>
      <text:list text:style-name="L176">
        <text:list-item>
          <text:p text:style-name="P416"><text:span text:style-name="Source_20_Text">x</text:span> → copied</text:p>
        </text:list-item>
        <text:list-item>
          <text:p text:style-name="P416"><text:span text:style-name="Source_20_Text">nested</text:span> → reference shared</text:p>
        </text:list-item>
      </text:list>
      <text:p text:style-name="P284"/>
      <text:h text:style-name="P285" text:outline-level="1">🎁 BONUS: Why JS does shallow copy by default?</text:h>
      <text:p text:style-name="P281">Because copying large nested objects on every operation would:</text:p>
      <text:p text:style-name="P281">❌ Kill performance<text:line-break/>❌ Waste memory</text:p>
      <text:p text:style-name="P281">So JS chooses:</text:p>
      <text:p text:style-name="P281">✔ Reference copy for objects<text:line-break/>✔ Value copy for primitives</text:p>
      <text:p text:style-name="P284"/>
      <text:p text:style-name="P292"/>
      <text:list xml:id="list231112892813182" text:continue-list="list231114035754165" text:style-name="L163">
        <text:list-item>
          <text:p text:style-name="P392">How to clone an object deeply?</text:p>
        </text:list-item>
      </text:list>
      <text:p text:style-name="P417"/>
      <text:h text:style-name="P298" text:outline-level="1"><text:soft-page-break/>✅ <text:span text:style-name="Strong_20_Emphasis">1. structuredClone(obj)</text:span> (BEST — Modern JavaScript)</text:h>
      <text:p text:style-name="P295">This is the <text:span text:style-name="Strong_20_Emphasis">recommended</text:span> and most accurate way to deep clone in 2024+.</text:p>
      <text:p text:style-name="P299"><text:span text:style-name="Source_20_Text">const clone = structuredClone(obj);</text:span></text:p>
      <text:h text:style-name="P305" text:outline-level="3">✔ Advantages</text:h>
      <text:list text:style-name="L177">
        <text:list-item>
          <text:p text:style-name="P418">Handles <text:span text:style-name="Strong_20_Emphasis">nested objects</text:span></text:p>
        </text:list-item>
        <text:list-item>
          <text:p text:style-name="P418">Handles <text:span text:style-name="Strong_20_Emphasis">Dates, Maps, Sets, RegExp, ArrayBuffer, TypedArrays</text:span></text:p>
        </text:list-item>
        <text:list-item>
          <text:p text:style-name="P418">Handles <text:span text:style-name="Strong_20_Emphasis">circular references</text:span></text:p>
        </text:list-item>
        <text:list-item>
          <text:p text:style-name="P418">Fast and stable (native engine implementation)</text:p>
        </text:list-item>
      </text:list>
      <text:h text:style-name="P305" text:outline-level="3">❌ Limitations</text:h>
      <text:list text:style-name="L178">
        <text:list-item>
          <text:p text:style-name="P419">Cannot clone <text:span text:style-name="Strong_20_Emphasis">functions</text:span></text:p>
        </text:list-item>
        <text:list-item>
          <text:p text:style-name="P419">Not available in very old browsers</text:p>
        </text:list-item>
      </text:list>
      <text:p text:style-name="P297"/>
      <text:h text:style-name="P298" text:outline-level="1">✅ <text:span text:style-name="Strong_20_Emphasis">2. JSON.parse(JSON.stringify(obj))</text:span> (Classic, but limited)</text:h>
      <text:p text:style-name="P299"><text:span text:style-name="Source_20_Text">const clone = JSON.parse(JSON.stringify(obj));</text:span></text:p>
      <text:h text:style-name="P305" text:outline-level="3">✔ Advantages</text:h>
      <text:list text:style-name="L179">
        <text:list-item>
          <text:p text:style-name="P420">Super easy</text:p>
        </text:list-item>
        <text:list-item>
          <text:p text:style-name="P420">Works for simple data structures</text:p>
        </text:list-item>
      </text:list>
      <text:h text:style-name="P305" text:outline-level="3">❌ Limitations (VERY IMPORTANT)</text:h>
      <text:list text:style-name="L180">
        <text:list-item>
          <text:p text:style-name="P421">Cannot clone <text:span text:style-name="Strong_20_Emphasis">functions</text:span></text:p>
        </text:list-item>
        <text:list-item>
          <text:p text:style-name="P421">Converts <text:span text:style-name="Strong_20_Emphasis">Date → string</text:span></text:p>
        </text:list-item>
        <text:list-item>
          <text:p text:style-name="P421">Removes <text:span text:style-name="Source_20_Text">undefined</text:span></text:p>
        </text:list-item>
        <text:list-item>
          <text:p text:style-name="P421">Breaks <text:span text:style-name="Source_20_Text">Infinity</text:span>, <text:span text:style-name="Source_20_Text">NaN</text:span></text:p>
        </text:list-item>
        <text:list-item>
          <text:p text:style-name="P421">Cannot handle <text:span text:style-name="Strong_20_Emphasis">circular references</text:span></text:p>
        </text:list-item>
        <text:list-item>
          <text:p text:style-name="P421">Breaks <text:span text:style-name="Source_20_Text">Map</text:span>, <text:span text:style-name="Source_20_Text">Set</text:span>, <text:span text:style-name="Source_20_Text">RegExp</text:span></text:p>
        </text:list-item>
      </text:list>
      <text:p text:style-name="P295">➡ Good only for interview demos and simple objects.</text:p>
      <text:p text:style-name="P297"/>
      <text:h text:style-name="P298" text:outline-level="1"><text:soft-page-break/>✅ <text:span text:style-name="Strong_20_Emphasis">3. Recursion-Based Custom Deep Clone</text:span> (Works everywhere)</text:h>
      <text:p text:style-name="P295">A manual implementation:</text:p>
      <text:p text:style-name="P299"><text:span text:style-name="Source_20_Text">function deepClone(obj) {</text:span></text:p>
      <text:p text:style-name="P300"><text:span text:style-name="Source_20_Text"><text:s text:c="2"/>if (obj === null || typeof obj !== "object") return obj;</text:span></text:p>
      <text:p text:style-name="P300"/>
      <text:p text:style-name="P300"><text:span text:style-name="Source_20_Text"><text:s text:c="2"/>const clone = Array.isArray(obj) ? [] : {};</text:span></text:p>
      <text:p text:style-name="P300"/>
      <text:p text:style-name="P300"><text:span text:style-name="Source_20_Text"><text:s text:c="2"/>for (let key in obj) {</text:span></text:p>
      <text:p text:style-name="P300"><text:span text:style-name="Source_20_Text"><text:s text:c="4"/>clone[key] = deepClone(obj[key]);</text:span></text:p>
      <text:p text:style-name="P300"><text:span text:style-name="Source_20_Text"><text:s text:c="2"/>}</text:span></text:p>
      <text:p text:style-name="P300"/>
      <text:p text:style-name="P300"><text:span text:style-name="Source_20_Text"><text:s text:c="2"/>return clone;</text:span></text:p>
      <text:p text:style-name="P300"><text:span text:style-name="Source_20_Text">}</text:span></text:p>
      <text:p text:style-name="P300"/>
      <text:p text:style-name="P300"><text:span text:style-name="Source_20_Text">const clone = deepClone(obj);</text:span></text:p>
      <text:h text:style-name="P305" text:outline-level="3">✔ Advantages</text:h>
      <text:list text:style-name="L181">
        <text:list-item>
          <text:p text:style-name="P422">Works in all environments</text:p>
        </text:list-item>
        <text:list-item>
          <text:p text:style-name="P422">Fully customizable</text:p>
        </text:list-item>
        <text:list-item>
          <text:p text:style-name="P422">Good for interviews</text:p>
        </text:list-item>
      </text:list>
      <text:h text:style-name="P305" text:outline-level="3">❌ Limitations</text:h>
      <text:list text:style-name="L182">
        <text:list-item>
          <text:p text:style-name="P423">Doesn’t handle:</text:p>
          <text:list>
            <text:list-item>
              <text:p text:style-name="P423">Date</text:p>
            </text:list-item>
            <text:list-item>
              <text:p text:style-name="P423">RegExp</text:p>
            </text:list-item>
            <text:list-item>
              <text:p text:style-name="P423">Map, Set</text:p>
            </text:list-item>
            <text:list-item>
              <text:p text:style-name="P423">Circular references (causes infinite recursion)</text:p>
            </text:list-item>
          </text:list>
        </text:list-item>
      </text:list>
      <text:p text:style-name="P295">You <text:span text:style-name="Emphasis">can</text:span> enhance it by adding checks for these types.</text:p>
      <text:p text:style-name="P297"/>
      <text:h text:style-name="P298" text:outline-level="1"><text:soft-page-break/>✅ <text:span text:style-name="Strong_20_Emphasis">4. Lodash </text:span><text:span text:style-name="Strong_20_Emphasis"><text:span text:style-name="Source_20_Text">_.cloneDeep()</text:span></text:span> (Production-grade)</text:h>
      <text:p text:style-name="P299"><text:span text:style-name="Source_20_Text">const clone = _.cloneDeep(obj);</text:span></text:p>
      <text:h text:style-name="P305" text:outline-level="3">✔ Advantages</text:h>
      <text:list text:style-name="L183">
        <text:list-item>
          <text:p text:style-name="P424">Handles almost every edge case</text:p>
        </text:list-item>
        <text:list-item>
          <text:p text:style-name="P424">Widely used in industry</text:p>
        </text:list-item>
        <text:list-item>
          <text:p text:style-name="P424">Safe and reliable</text:p>
        </text:list-item>
      </text:list>
      <text:h text:style-name="P305" text:outline-level="3">❌ Limitations</text:h>
      <text:list text:style-name="L184">
        <text:list-item>
          <text:p text:style-name="P425">Requires installing lodash</text:p>
        </text:list-item>
        <text:list-item>
          <text:p text:style-name="P425">Slightly slower than native structuredClone</text:p>
        </text:list-item>
      </text:list>
      <text:p text:style-name="P297"/>
      <text:h text:style-name="P298" text:outline-level="1">⭐ Senior-level Comparison Table</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Table_20_Heading">Method</text:p>
            </table:table-cell>
            <table:table-cell table:style-name="Table16.A1" office:value-type="string">
              <text:p text:style-name="Table_20_Heading">Deep?</text:p>
            </table:table-cell>
            <table:table-cell table:style-name="Table16.A1" office:value-type="string">
              <text:p text:style-name="Table_20_Heading">Copies Functions?</text:p>
            </table:table-cell>
            <table:table-cell table:style-name="Table16.A1" office:value-type="string">
              <text:p text:style-name="Table_20_Heading">Handles Dates/Maps/Sets?</text:p>
            </table:table-cell>
            <table:table-cell table:style-name="Table16.A1" office:value-type="string">
              <text:p text:style-name="Table_20_Heading">Handles Circular Refs?</text:p>
            </table:table-cell>
            <table:table-cell table:style-name="Table16.A1" office:value-type="string">
              <text:p text:style-name="Table_20_Heading">Best for</text:p>
            </table:table-cell>
          </table:table-row>
        </table:table-header-rows>
        <table:table-row>
          <table:table-cell table:style-name="Table16.A1" office:value-type="string">
            <text:p text:style-name="Table_20_Contents"><text:span text:style-name="Source_20_Text">structuredClone</text:span></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Modern apps</text:p>
          </table:table-cell>
        </table:table-row>
        <table:table-row>
          <table:table-cell table:style-name="Table16.A1" office:value-type="string">
            <text:p text:style-name="Table_20_Contents">JSON stringify</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Simple objects</text:p>
          </table:table-cell>
        </table:table-row>
        <table:table-row>
          <table:table-cell table:style-name="Table16.A1" office:value-type="string">
            <text:p text:style-name="Table_20_Contents">Recursive clone</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 (without custom code)</text:p>
          </table:table-cell>
          <table:table-cell table:style-name="Table16.A1" office:value-type="string">
            <text:p text:style-name="Table_20_Contents">❌</text:p>
          </table:table-cell>
          <table:table-cell table:style-name="Table16.A1" office:value-type="string">
            <text:p text:style-name="Table_20_Contents">Interview/test</text:p>
          </table:table-cell>
        </table:table-row>
        <table:table-row>
          <table:table-cell table:style-name="Table16.A1" office:value-type="string">
            <text:p text:style-name="Table_20_Contents"><text:span text:style-name="Source_20_Text">_.cloneDeep</text:span></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Production code</text:p>
          </table:table-cell>
        </table:table-row>
      </table:table>
      <text:p text:style-name="P293"/>
      <text:list text:continue-list="list231112892813182" text:style-name="L163">
        <text:list-item>
          <text:p text:style-name="P392">Difference between <text:span text:style-name="Source_20_Text">Object.assign()</text:span> and spread operator.</text:p>
        </text:list-item>
      </text:list>
      <text:p text:style-name="P209"/>
      <text:h text:style-name="P210" text:outline-level="1">🔹 <text:span text:style-name="Strong_20_Emphasis">1. Syntax Difference</text:span></text:h>
      <text:h text:style-name="P214" text:outline-level="3"><text:span text:style-name="Strong_20_Emphasis">Object.assign()</text:span></text:h>
      <text:p text:style-name="P215"><text:span text:style-name="Source_20_Text">const copy = Object.assign({}, obj);</text:span></text:p>
      <text:h text:style-name="P214" text:outline-level="3"><text:span text:style-name="Strong_20_Emphasis">Spread Operator</text:span></text:h>
      <text:p text:style-name="P215"><text:span text:style-name="Source_20_Text">const copy = { ...obj };</text:span></text:p>
      <text:p text:style-name="P211">Both create a <text:span text:style-name="Strong_20_Emphasis">shallow copy</text:span>, but their behavior differs in some cases.</text:p>
      <text:p text:style-name="P213"/>
      <text:h text:style-name="P210" text:outline-level="1"><text:soft-page-break/>🔹 <text:span text:style-name="Strong_20_Emphasis">2. Handling of Getters / Setters</text:span></text:h>
      <text:h text:style-name="P214" text:outline-level="3">✔ <text:span text:style-name="Strong_20_Emphasis">Object.assign() copies property values (invokes getters)</text:span></text:h>
      <text:p text:style-name="P215"><text:span text:style-name="Source_20_Text">const obj = {</text:span></text:p>
      <text:p text:style-name="P216"><text:span text:style-name="Source_20_Text"><text:s text:c="2"/>get value() {</text:span></text:p>
      <text:p text:style-name="P216"><text:span text:style-name="Source_20_Text"><text:s text:c="4"/>console.log("getter called");</text:span></text:p>
      <text:p text:style-name="P216"><text:span text:style-name="Source_20_Text"><text:s text:c="4"/>return 10;</text:span></text:p>
      <text:p text:style-name="P216"><text:span text:style-name="Source_20_Text"><text:s text:c="2"/>}</text:span></text:p>
      <text:p text:style-name="P216"><text:span text:style-name="Source_20_Text">};</text:span></text:p>
      <text:p text:style-name="P216"/>
      <text:p text:style-name="P216"><text:span text:style-name="Source_20_Text">const copy = Object.assign({}, obj);</text:span></text:p>
      <text:p text:style-name="P216"><text:span text:style-name="Source_20_Text">// getter called</text:span></text:p>
      <text:h text:style-name="P214" text:outline-level="3">✔ <text:span text:style-name="Strong_20_Emphasis">Spread operator creates getter/setter on new object</text:span></text:h>
      <text:p text:style-name="P215"><text:span text:style-name="Source_20_Text">const copy = { ...obj };</text:span></text:p>
      <text:p text:style-name="P216"><text:span text:style-name="Source_20_Text">// no "getter called" log!</text:span></text:p>
      <text:p text:style-name="P211">📌 Spread operator <text:span text:style-name="Strong_20_Emphasis">copies property descriptors</text:span>, not values.</text:p>
      <text:p text:style-name="P211">➡ <text:span text:style-name="Strong_20_Emphasis">Winner: Spread operator</text:span> for preserving getters/setters.</text:p>
      <text:p text:style-name="P213"/>
      <text:h text:style-name="P210" text:outline-level="1">🔹 <text:span text:style-name="Strong_20_Emphasis">3. Prototype Handling</text:span></text:h>
      <text:p text:style-name="P211">Neither method copies prototype.</text:p>
      <text:h text:style-name="P214" text:outline-level="3">❌ Prototype is NOT copied:</text:h>
      <text:p text:style-name="P215"><text:span text:style-name="Source_20_Text">const newObj = { ...Object.create(someProto) };</text:span></text:p>
      <text:p text:style-name="P216"><text:span text:style-name="Source_20_Text">console.log(Object.getPrototypeOf(newObj)); // Object.prototype</text:span></text:p>
      <text:p text:style-name="P211">Same for <text:span text:style-name="Source_20_Text">Object.assign()</text:span></text:p>
      <text:p text:style-name="P211">➡ <text:span text:style-name="Strong_20_Emphasis">Both lose the prototype</text:span> → only own properties copied.</text:p>
      <text:p text:style-name="P213"/>
      <text:h text:style-name="P210" text:outline-level="1">🔹 <text:span text:style-name="Strong_20_Emphasis">4. Merging Objects</text:span></text:h>
      <text:h text:style-name="P214" text:outline-level="3"><text:span text:style-name="Strong_20_Emphasis">Object.assign() mutates the target object</text:span></text:h>
      <text:p text:style-name="P215"><text:span text:style-name="Source_20_Text">const target = { a: 1 };</text:span></text:p>
      <text:p text:style-name="P216"><text:span text:style-name="Source_20_Text">Object.assign(target, { b: 2 });</text:span></text:p>
      <text:p text:style-name="P216"><text:span text:style-name="Source_20_Text">console.log(target); // { a:1, b:2 }</text:span></text:p>
      <text:h text:style-name="P214" text:outline-level="3"><text:soft-page-break/><text:span text:style-name="Strong_20_Emphasis">Spread creates a new object</text:span></text:h>
      <text:p text:style-name="P215"><text:span text:style-name="Source_20_Text">const obj = { a: 1, ...{ b: 2 } };</text:span></text:p>
      <text:p text:style-name="P211">➡ <text:span text:style-name="Strong_20_Emphasis">Spread is immutable style</text:span> (preferred in modern JS)</text:p>
      <text:p text:style-name="P213"/>
      <text:h text:style-name="P210" text:outline-level="1">🔹 <text:span text:style-name="Strong_20_Emphasis">5. Performance</text:span></text:h>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A1" office:value-type="string">
              <text:p text:style-name="Table_20_Heading">Performance</text:p>
            </table:table-cell>
          </table:table-row>
        </table:table-header-rows>
        <table:table-row>
          <table:table-cell table:style-name="Table17.A1" office:value-type="string">
            <text:p text:style-name="Table_20_Contents"><text:span text:style-name="Source_20_Text">Object.assign()</text:span></text:p>
          </table:table-cell>
          <table:table-cell table:style-name="Table17.A1" office:value-type="string">
            <text:p text:style-name="Table_20_Contents">Slightly faster (native C++ implementation)</text:p>
          </table:table-cell>
        </table:table-row>
        <table:table-row>
          <table:table-cell table:style-name="Table17.A1" office:value-type="string">
            <text:p text:style-name="Table_20_Contents">Spread <text:span text:style-name="Source_20_Text">{...obj}</text:span></text:p>
          </table:table-cell>
          <table:table-cell table:style-name="Table17.A1" office:value-type="string">
            <text:p text:style-name="Table_20_Contents">Tiny bit slower but negligible</text:p>
          </table:table-cell>
        </table:table-row>
      </table:table>
      <text:p text:style-name="P211">➡ <text:span text:style-name="Strong_20_Emphasis">Use whichever is readable</text:span>, speed difference is tiny.</text:p>
      <text:p text:style-name="P213"/>
      <text:h text:style-name="P210" text:outline-level="1">🔹 <text:span text:style-name="Strong_20_Emphasis">6. Symbol-keyed properties</text:span></text:h>
      <text:p text:style-name="P211">✔ Both copy <text:span text:style-name="Strong_20_Emphasis">symbols</text:span>.</text:p>
      <text:p text:style-name="P215"><text:span text:style-name="Source_20_Text">const sym = Symbol();</text:span></text:p>
      <text:p text:style-name="P216"><text:span text:style-name="Source_20_Text">const obj = { [sym]: 1 };</text:span></text:p>
      <text:p text:style-name="P216"/>
      <text:p text:style-name="P216"><text:span text:style-name="Source_20_Text">const a = Object.assign({}, obj);</text:span></text:p>
      <text:p text:style-name="P216"><text:span text:style-name="Source_20_Text">const b = { ...obj };</text:span></text:p>
      <text:p text:style-name="P216"/>
      <text:p text:style-name="P216"><text:span text:style-name="Source_20_Text">console.log(a[sym], b[sym]); // 1 1</text:span></text:p>
      <text:p text:style-name="P213"/>
      <text:h text:style-name="P210" text:outline-level="1">🔹 <text:span text:style-name="Strong_20_Emphasis">7. Deep Copy?</text:span></text:h>
      <text:p text:style-name="P211">❌ <text:span text:style-name="Strong_20_Emphasis">Neither creates a deep copy</text:span>.</text:p>
      <text:p text:style-name="P215"><text:span text:style-name="Source_20_Text">const obj = { x: { y: 1 } };</text:span></text:p>
      <text:p text:style-name="P216"/>
      <text:p text:style-name="P216"><text:span text:style-name="Source_20_Text">const copy1 = { ...obj };</text:span></text:p>
      <text:p text:style-name="P216"><text:span text:style-name="Source_20_Text">const copy2 = Object.assign({}, obj);</text:span></text:p>
      <text:p text:style-name="P216"/>
      <text:p text:style-name="P216"><text:span text:style-name="Source_20_Text">copy1.x.y = 100;</text:span></text:p>
      <text:p text:style-name="P216"><text:span text:style-name="Source_20_Text">console.log(obj.x.y); // 100 (changed)</text:span></text:p>
      <text:p text:style-name="P211">➡ Both support only <text:span text:style-name="Strong_20_Emphasis">shallow cloning</text:span>.</text:p>
      <text:p text:style-name="P213"/>
      <text:h text:style-name="P210" text:outline-level="1"><text:soft-page-break/>🔥 <text:span text:style-name="Strong_20_Emphasis">Summary Table (Interview-Ready)</text:span></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eature</text:p>
            </table:table-cell>
            <table:table-cell table:style-name="Table18.A1" office:value-type="string">
              <text:p text:style-name="Table_20_Heading"><text:span text:style-name="Source_20_Text">Object.assign()</text:span></text:p>
            </table:table-cell>
            <table:table-cell table:style-name="Table18.A1" office:value-type="string">
              <text:p text:style-name="Table_20_Heading">Spread <text:span text:style-name="Source_20_Text">{ ...obj }</text:span></text:p>
            </table:table-cell>
          </table:table-row>
        </table:table-header-rows>
        <table:table-row>
          <table:table-cell table:style-name="Table18.A1" office:value-type="string">
            <text:p text:style-name="Table_20_Contents">Shallow copy</text:p>
          </table:table-cell>
          <table:table-cell table:style-name="Table18.A1" office:value-type="string">
            <text:p text:style-name="Table_20_Contents">✔ Yes</text:p>
          </table:table-cell>
          <table:table-cell table:style-name="Table18.A1" office:value-type="string">
            <text:p text:style-name="Table_20_Contents">✔ Yes</text:p>
          </table:table-cell>
        </table:table-row>
        <table:table-row>
          <table:table-cell table:style-name="Table18.A1" office:value-type="string">
            <text:p text:style-name="Table_20_Contents">Deep copy</text:p>
          </table:table-cell>
          <table:table-cell table:style-name="Table18.A1" office:value-type="string">
            <text:p text:style-name="Table_20_Contents">❌ No</text:p>
          </table:table-cell>
          <table:table-cell table:style-name="Table18.A1" office:value-type="string">
            <text:p text:style-name="Table_20_Contents">❌ No</text:p>
          </table:table-cell>
        </table:table-row>
        <table:table-row>
          <table:table-cell table:style-name="Table18.A1" office:value-type="string">
            <text:p text:style-name="Table_20_Contents">Mutates target</text:p>
          </table:table-cell>
          <table:table-cell table:style-name="Table18.A1" office:value-type="string">
            <text:p text:style-name="Table_20_Contents">✔ Yes</text:p>
          </table:table-cell>
          <table:table-cell table:style-name="Table18.A1" office:value-type="string">
            <text:p text:style-name="Table_20_Contents">❌ No</text:p>
          </table:table-cell>
        </table:table-row>
        <table:table-row>
          <table:table-cell table:style-name="Table18.A1" office:value-type="string">
            <text:p text:style-name="Table_20_Contents">Preserves getter/setter</text:p>
          </table:table-cell>
          <table:table-cell table:style-name="Table18.A1" office:value-type="string">
            <text:p text:style-name="Table_20_Contents">❌ No (invokes getters)</text:p>
          </table:table-cell>
          <table:table-cell table:style-name="Table18.A1" office:value-type="string">
            <text:p text:style-name="Table_20_Contents">✔ Yes</text:p>
          </table:table-cell>
        </table:table-row>
        <table:table-row>
          <table:table-cell table:style-name="Table18.A1" office:value-type="string">
            <text:p text:style-name="Table_20_Contents">Copies prototype</text:p>
          </table:table-cell>
          <table:table-cell table:style-name="Table18.A1" office:value-type="string">
            <text:p text:style-name="Table_20_Contents">❌ No</text:p>
          </table:table-cell>
          <table:table-cell table:style-name="Table18.A1" office:value-type="string">
            <text:p text:style-name="Table_20_Contents">❌ No</text:p>
          </table:table-cell>
        </table:table-row>
        <table:table-row>
          <table:table-cell table:style-name="Table18.A1" office:value-type="string">
            <text:p text:style-name="Table_20_Contents">Merging objects</text:p>
          </table:table-cell>
          <table:table-cell table:style-name="Table18.A1" office:value-type="string">
            <text:p text:style-name="Table_20_Contents">Allowed</text:p>
          </table:table-cell>
          <table:table-cell table:style-name="Table18.A1" office:value-type="string">
            <text:p text:style-name="Table_20_Contents">Allowed</text:p>
          </table:table-cell>
        </table:table-row>
        <table:table-row>
          <table:table-cell table:style-name="Table18.A1" office:value-type="string">
            <text:p text:style-name="Table_20_Contents">Preferred (modern JS)</text:p>
          </table:table-cell>
          <table:table-cell table:style-name="Table18.A1" office:value-type="string">
            <text:p text:style-name="Table_20_Contents">Less</text:p>
          </table:table-cell>
          <table:table-cell table:style-name="Table18.A1" office:value-type="string">
            <text:p text:style-name="Table_20_Contents">✔ More readable</text:p>
          </table:table-cell>
        </table:table-row>
      </table:table>
      <text:p text:style-name="P213"/>
      <text:h text:style-name="P210" text:outline-level="1">🎯 <text:span text:style-name="Strong_20_Emphasis">Final Interview Answer (Short)</text:span></text:h>
      <text:p text:style-name="P426"><text:span text:style-name="Strong_20_Emphasis">Both </text:span><text:span text:style-name="Strong_20_Emphasis"><text:span text:style-name="Source_20_Text">Object.assign()</text:span></text:span><text:span text:style-name="Strong_20_Emphasis"> and the spread operator perform shallow copy.<text:line-break/>But the spread operator is preferred because it does not mutate the target object and preserves getters/setters, whereas </text:span><text:span text:style-name="Strong_20_Emphasis"><text:span text:style-name="Source_20_Text">Object.assign()</text:span></text:span><text:span text:style-name="Strong_20_Emphasis"> invokes getters and can mutate the first argument.</text:span></text:p>
      <text:p text:style-name="P213"/>
      <text:p text:style-name="P211">If you want, I can also give:</text:p>
      <text:p text:style-name="P211"/>
      <text:p text:style-name="P218"/>
      <text:list xml:id="list231112962141123" text:continue-numbering="true" text:style-name="L163">
        <text:list-item>
          <text:p text:style-name="P392">How to merge two arrays or objects?</text:p>
        </text:list-item>
      </text:list>
      <text:h text:style-name="P232" text:outline-level="1">✅ <text:span text:style-name="Strong_20_Emphasis">How to Merge Two Arrays in JavaScript</text:span></text:h>
      <text:h text:style-name="P224" text:outline-level="2"><text:span text:style-name="Strong_20_Emphasis">1. Using Spread Operator (Modern &amp; Best Practice)</text:span></text:h>
      <text:p text:style-name="P230"><text:span text:style-name="Source_20_Text">const a = [1, 2];</text:span></text:p>
      <text:p text:style-name="P231"><text:span text:style-name="Source_20_Text">const b = [3, 4];</text:span></text:p>
      <text:p text:style-name="P231"/>
      <text:p text:style-name="P231"><text:span text:style-name="Source_20_Text">const merged = [...a, ...b];</text:span></text:p>
      <text:p text:style-name="P231"><text:span text:style-name="Source_20_Text">console.log(merged); // [1, 2, 3, 4]</text:span></text:p>
      <text:p text:style-name="P221">✔ Most common<text:line-break/>✔ Clean syntax<text:line-break/>✔ Fast</text:p>
      <text:p text:style-name="P223"/>
      <text:h text:style-name="P224" text:outline-level="2"><text:soft-page-break/><text:span text:style-name="Strong_20_Emphasis">2. Using </text:span><text:span text:style-name="Strong_20_Emphasis"><text:span text:style-name="Source_20_Text">concat()</text:span></text:span></text:h>
      <text:p text:style-name="P230"><text:span text:style-name="Source_20_Text">const merged = a.concat(b);</text:span></text:p>
      <text:p text:style-name="P221">Same output.<text:line-break/><text:span text:style-name="Source_20_Text">concat()</text:span> is the old method (before ES6), but still valid.</text:p>
      <text:p text:style-name="P223"/>
      <text:h text:style-name="P224" text:outline-level="2"><text:span text:style-name="Strong_20_Emphasis">3. Merging + Removing Duplicates</text:span></text:h>
      <text:p text:style-name="P230"><text:span text:style-name="Source_20_Text">const merged = [...new Set([...a, ...b])];</text:span></text:p>
      <text:p text:style-name="P223"/>
      <text:h text:style-name="P224" text:outline-level="2"><text:span text:style-name="Strong_20_Emphasis">4. Push with Spread (mutates original array)</text:span></text:h>
      <text:p text:style-name="P230"><text:span text:style-name="Source_20_Text">a.push(...b);</text:span></text:p>
      <text:p text:style-name="P231"><text:span text:style-name="Source_20_Text">console.log(a); // a is modified</text:span></text:p>
      <text:p text:style-name="P221">❌ Avoid if you don’t want mutation.</text:p>
      <text:p text:style-name="P223"/>
      <text:h text:style-name="P312" text:outline-level="1">✅ <text:span text:style-name="Strong_20_Emphasis">How to Merge Two Objects in JavaScript</text:span></text:h>
      <text:h text:style-name="P224" text:outline-level="2"><text:span text:style-name="Strong_20_Emphasis">1. Using Spread Operator (Most Common &amp; Recommended)</text:span></text:h>
      <text:p text:style-name="P230"><text:span text:style-name="Source_20_Text">const obj1 = { a: 1, b: 2 };</text:span></text:p>
      <text:p text:style-name="P231"><text:span text:style-name="Source_20_Text">const obj2 = { b: 99, c: 3 };</text:span></text:p>
      <text:p text:style-name="P231"/>
      <text:p text:style-name="P231"><text:span text:style-name="Source_20_Text">const merged = { ...obj1, ...obj2 };</text:span></text:p>
      <text:p text:style-name="P231"><text:span text:style-name="Source_20_Text">console.log(merged);</text:span></text:p>
      <text:p text:style-name="P231"><text:span text:style-name="Source_20_Text">// { a: 1, b: 99, c: 3 }</text:span></text:p>
      <text:p text:style-name="P221">✔ Later values overwrite earlier ones<text:line-break/>✔ Immutable (creates a new object)</text:p>
      <text:p text:style-name="P223"/>
      <text:h text:style-name="P224" text:outline-level="2"><text:span text:style-name="Strong_20_Emphasis">2. Using </text:span><text:span text:style-name="Strong_20_Emphasis"><text:span text:style-name="Source_20_Text">Object.assign()</text:span></text:span></text:h>
      <text:p text:style-name="P230"><text:span text:style-name="Source_20_Text">const merged = Object.assign({}, obj1, obj2);</text:span></text:p>
      <text:p text:style-name="P221">Works the same, but:</text:p>
      <text:list text:style-name="L185">
        <text:list-item>
          <text:p text:style-name="P427">Can mutate if first argument is not <text:span text:style-name="Source_20_Text">{}</text:span></text:p>
        </text:list-item>
        <text:list-item>
          <text:p text:style-name="P427">Does not preserve getters/setters</text:p>
        </text:list-item>
      </text:list>
      <text:p text:style-name="P223"/>
      <text:h text:style-name="P224" text:outline-level="2"><text:soft-page-break/><text:span text:style-name="Strong_20_Emphasis">3. Deep Merging (Nested Objects)</text:span> ❗️</text:h>
      <text:p text:style-name="P221">Spread &amp; <text:span text:style-name="Source_20_Text">Object.assign()</text:span> do <text:span text:style-name="Strong_20_Emphasis">NOT</text:span> deep merge:</text:p>
      <text:p text:style-name="P230"><text:span text:style-name="Source_20_Text">const o1 = { a: { x: 1 } };</text:span></text:p>
      <text:p text:style-name="P231"><text:span text:style-name="Source_20_Text">const o2 = { a: { y: 2 } };</text:span></text:p>
      <text:p text:style-name="P231"/>
      <text:p text:style-name="P231"><text:span text:style-name="Source_20_Text">const merged = { ...o1, ...o2 };</text:span></text:p>
      <text:p text:style-name="P231"><text:span text:style-name="Source_20_Text">console.log(merged); // { a: { y: 2 } } → x is lost</text:span></text:p>
      <text:p text:style-name="P221">To deep merge:</text:p>
      <text:h text:style-name="P225" text:outline-level="3">Option A — Write a simple recursive merge</text:h>
      <text:p text:style-name="P230"><text:span text:style-name="Source_20_Text">function deepMerge(o1, o2) {</text:span></text:p>
      <text:p text:style-name="P231"><text:span text:style-name="Source_20_Text"><text:s text:c="2"/>const result = { ...o1 };</text:span></text:p>
      <text:p text:style-name="P231"><text:span text:style-name="Source_20_Text"><text:s text:c="2"/>for (const key in o2) {</text:span></text:p>
      <text:p text:style-name="P231"><text:span text:style-name="Source_20_Text"><text:s text:c="4"/>if (typeof o2[key] === "object" &amp;&amp; !Array.isArray(o2[key])) {</text:span></text:p>
      <text:p text:style-name="P231"><text:span text:style-name="Source_20_Text"><text:s text:c="6"/>result[key] = deepMerge(o1[key] || {}, o2[key]);</text:span></text:p>
      <text:p text:style-name="P231"><text:span text:style-name="Source_20_Text"><text:s text:c="4"/>} else {</text:span></text:p>
      <text:p text:style-name="P231"><text:span text:style-name="Source_20_Text"><text:s text:c="6"/>result[key] = o2[key];</text:span></text:p>
      <text:p text:style-name="P231"><text:span text:style-name="Source_20_Text"><text:s text:c="4"/>}</text:span></text:p>
      <text:p text:style-name="P231"><text:span text:style-name="Source_20_Text"><text:s text:c="2"/>}</text:span></text:p>
      <text:p text:style-name="P231"><text:span text:style-name="Source_20_Text"><text:s text:c="2"/>return result;</text:span></text:p>
      <text:p text:style-name="P231"><text:span text:style-name="Source_20_Text">}</text:span></text:p>
      <text:h text:style-name="P225" text:outline-level="3">Option B — Use a library</text:h>
      <text:p text:style-name="P230"><text:span text:style-name="Source_20_Text">import _ from "lodash";</text:span></text:p>
      <text:p text:style-name="P231"><text:span text:style-name="Source_20_Text">const result = _.merge(o1, o2);</text:span></text:p>
      <text:p text:style-name="P223"/>
      <text:h text:style-name="P312" text:outline-level="1">🔥 <text:span text:style-name="Strong_20_Emphasis">Short Summary (Interview Style)</text:span></text:h>
      <text:p text:style-name="P311">To merge arrays → use spread <text:span text:style-name="Source_20_Text">[..., ...]</text:span> or <text:span text:style-name="Source_20_Text">concat()</text:span>.<text:line-break/>To merge objects → use spread <text:span text:style-name="Source_20_Text">{ ...obj1, ...obj2 }</text:span> or <text:span text:style-name="Source_20_Text">Object.assign()</text:span>.<text:line-break/>Both create shallow merges.<text:line-break/>For deep merges, use recursion or libraries like Lodash <text:span text:style-name="Source_20_Text">merge()</text:span>.</text:p>
      <text:p text:style-name="P223"/>
      <text:p text:style-name="P70"/>
      <text:list xml:id="list231114169881118" text:continue-list="list231112962141123" text:style-name="L163">
        <text:list-item>
          <text:p text:style-name="P392">Explain <text:span text:style-name="Source_20_Text">Array.prototype.map</text:span>, <text:span text:style-name="Source_20_Text">filter</text:span>, <text:span text:style-name="Source_20_Text">reduce</text:span>, <text:span text:style-name="Source_20_Text">forEach</text:span>.</text:p>
        </text:list-item>
        <text:list-item>
          <text:p text:style-name="P392"><text:soft-page-break/>Difference between <text:span text:style-name="Source_20_Text">map()</text:span> and <text:span text:style-name="Source_20_Text">forEach()</text:span>.</text:p>
        </text:list-item>
      </text:list>
      <text:h text:style-name="P428" text:outline-level="1">✅ <text:span text:style-name="Strong_20_Emphasis">7. Explain </text:span><text:span text:style-name="Strong_20_Emphasis"><text:span text:style-name="Source_20_Text">map()</text:span></text:span><text:span text:style-name="Strong_20_Emphasis">, </text:span><text:span text:style-name="Strong_20_Emphasis"><text:span text:style-name="Source_20_Text">filter()</text:span></text:span><text:span text:style-name="Strong_20_Emphasis">, </text:span><text:span text:style-name="Strong_20_Emphasis"><text:span text:style-name="Source_20_Text">reduce()</text:span></text:span><text:span text:style-name="Strong_20_Emphasis">, </text:span><text:span text:style-name="Strong_20_Emphasis"><text:span text:style-name="Source_20_Text">forEach()</text:span></text:span><text:span text:style-name="Strong_20_Emphasis">.</text:span></text:h>
      <text:p text:style-name="P318">These four methods are part of <text:span text:style-name="Strong_20_Emphasis">Array.prototype</text:span> and are called <text:span text:style-name="Strong_20_Emphasis">iterators</text:span> or <text:span text:style-name="Strong_20_Emphasis">higher-order functions</text:span> because they take a callback function.</text:p>
      <text:p text:style-name="P319"/>
      <text:h text:style-name="P320" text:outline-level="1">🔵 <text:span text:style-name="Strong_20_Emphasis">1. </text:span><text:span text:style-name="Strong_20_Emphasis"><text:span text:style-name="Source_20_Text">map()</text:span></text:span></text:h>
      <text:h text:style-name="P326" text:outline-level="3">✔ What it does:</text:h>
      <text:list text:style-name="L186">
        <text:list-item>
          <text:p text:style-name="P429">Transforms each element</text:p>
        </text:list-item>
        <text:list-item>
          <text:p text:style-name="P429">Returns a <text:span text:style-name="Strong_20_Emphasis">new array</text:span> of the same length</text:p>
        </text:list-item>
        <text:list-item>
          <text:p text:style-name="P429">The callback’s return value becomes the new element.</text:p>
        </text:list-item>
      </text:list>
      <text:p text:style-name="P321"><text:span text:style-name="Source_20_Text">const nums = [1, 2, 3];</text:span></text:p>
      <text:p text:style-name="P322"><text:span text:style-name="Source_20_Text">const doubled = nums.map(n =&gt; n * 2);</text:span></text:p>
      <text:p text:style-name="P322"><text:span text:style-name="Source_20_Text">console.log(doubled); // [2, 4, 6]</text:span></text:p>
      <text:h text:style-name="P326" text:outline-level="3">✔ Key properties:</text:h>
      <text:list text:style-name="L187">
        <text:list-item>
          <text:p text:style-name="P430">Does NOT mutate original array</text:p>
        </text:list-item>
        <text:list-item>
          <text:p text:style-name="P430">ALWAYS returns a new array</text:p>
        </text:list-item>
        <text:list-item>
          <text:p text:style-name="P430">Output length == input length</text:p>
        </text:list-item>
      </text:list>
      <text:h text:style-name="P326" text:outline-level="3">✔ Internals:</text:h>
      <text:p text:style-name="P318">V8 creates a new array → allocates memory → iterates → stores values returned by callback.</text:p>
      <text:p text:style-name="P319"/>
      <text:h text:style-name="P320" text:outline-level="1">🟢 <text:span text:style-name="Strong_20_Emphasis">2. </text:span><text:span text:style-name="Strong_20_Emphasis"><text:span text:style-name="Source_20_Text">filter()</text:span></text:span></text:h>
      <text:h text:style-name="P326" text:outline-level="3">✔ What it does:</text:h>
      <text:list text:style-name="L188">
        <text:list-item>
          <text:p text:style-name="P431">Returns a new array containing <text:span text:style-name="Strong_20_Emphasis">only elements where callback returns </text:span><text:span text:style-name="Strong_20_Emphasis"><text:span text:style-name="Source_20_Text">true</text:span></text:span>.</text:p>
        </text:list-item>
      </text:list>
      <text:p text:style-name="P321"><text:span text:style-name="Source_20_Text">const nums = [1, 2, 3, 4];</text:span></text:p>
      <text:p text:style-name="P322"><text:span text:style-name="Source_20_Text">const evens = nums.filter(n =&gt; n % 2 === 0);</text:span></text:p>
      <text:p text:style-name="P322"><text:span text:style-name="Source_20_Text">console.log(evens); // [2, 4]</text:span></text:p>
      <text:h text:style-name="P326" text:outline-level="3"><text:soft-page-break/>✔ Key properties:</text:h>
      <text:list text:style-name="L189">
        <text:list-item>
          <text:p text:style-name="P432">Does NOT mutate original</text:p>
        </text:list-item>
        <text:list-item>
          <text:p text:style-name="P432">Output length ≤ input length</text:p>
        </text:list-item>
        <text:list-item>
          <text:p text:style-name="P432">Filters by boolean</text:p>
        </text:list-item>
      </text:list>
      <text:h text:style-name="P326" text:outline-level="3">✔ Internals:</text:h>
      <text:p text:style-name="P318">If callback returns truthy → push element to new array (internally uses <text:span text:style-name="Source_20_Text">CreateDataProperty</text:span> on result).</text:p>
      <text:p text:style-name="P319"/>
      <text:h text:style-name="P320" text:outline-level="1">🔴 <text:span text:style-name="Strong_20_Emphasis">3. </text:span><text:span text:style-name="Strong_20_Emphasis"><text:span text:style-name="Source_20_Text">reduce()</text:span></text:span></text:h>
      <text:h text:style-name="P326" text:outline-level="3">✔ What it does:</text:h>
      <text:list text:style-name="L190">
        <text:list-item>
          <text:p text:style-name="P433">Takes all array values and <text:span text:style-name="Strong_20_Emphasis">reduces them into a single value</text:span><text:line-break/>(numbers, objects, arrays, anything)</text:p>
        </text:list-item>
      </text:list>
      <text:p text:style-name="P321"><text:span text:style-name="Source_20_Text">const sum = [1, 2, 3].reduce((acc, n) =&gt; acc + n, 0);</text:span></text:p>
      <text:p text:style-name="P322"><text:span text:style-name="Source_20_Text">console.log(sum); // 6</text:span></text:p>
      <text:h text:style-name="P326" text:outline-level="3">✔ Key properties:</text:h>
      <text:list text:style-name="L191">
        <text:list-item>
          <text:p text:style-name="P434">Can build anything: sum, max, groupBy, flatten, histogram, etc</text:p>
        </text:list-item>
        <text:list-item>
          <text:p text:style-name="P434">Very powerful</text:p>
        </text:list-item>
        <text:list-item>
          <text:p text:style-name="P434">Has two args: <text:span text:style-name="Source_20_Text">(accumulator, currentValue)</text:span></text:p>
        </text:list-item>
        <text:list-item>
          <text:p text:style-name="P434">Initial accumulator is the second argument</text:p>
        </text:list-item>
      </text:list>
      <text:h text:style-name="P326" text:outline-level="3">✔ Internals:</text:h>
      <text:p text:style-name="P318">Reduce creates an accumulator → loops → reassigns accumulator based on the callback return → returns final accumulator.</text:p>
      <text:p text:style-name="P319"/>
      <text:h text:style-name="P320" text:outline-level="1">🟡 <text:span text:style-name="Strong_20_Emphasis">4. </text:span><text:span text:style-name="Strong_20_Emphasis"><text:span text:style-name="Source_20_Text">forEach()</text:span></text:span></text:h>
      <text:h text:style-name="P326" text:outline-level="3">✔ What it does:</text:h>
      <text:list text:style-name="L192">
        <text:list-item>
          <text:p text:style-name="P435">Runs a function for each element</text:p>
        </text:list-item>
        <text:list-item>
          <text:p text:style-name="P435"><text:span text:style-name="Strong_20_Emphasis">Does not return anything</text:span> (always returns <text:span text:style-name="Source_20_Text">undefined</text:span>)</text:p>
        </text:list-item>
      </text:list>
      <text:p text:style-name="P321"><text:span text:style-name="Source_20_Text">[1, 2, 3].forEach(n =&gt; console.log(n));</text:span></text:p>
      <text:h text:style-name="P326" text:outline-level="3"><text:soft-page-break/>✔ Key properties:</text:h>
      <text:list text:style-name="L193">
        <text:list-item>
          <text:p text:style-name="P436">Used for side effects (logging, updating DOM, external mutation)</text:p>
        </text:list-item>
        <text:list-item>
          <text:p text:style-name="P436">Cannot chain further</text:p>
        </text:list-item>
        <text:list-item>
          <text:p text:style-name="P436">Does NOT allow <text:span text:style-name="Source_20_Text">break</text:span>, <text:span text:style-name="Source_20_Text">continue</text:span>, <text:span text:style-name="Source_20_Text">return</text:span> to stop loop</text:p>
        </text:list-item>
      </text:list>
      <text:h text:style-name="P326" text:outline-level="3">✔ Internals:</text:h>
      <text:p text:style-name="P318">Simply iterates and executes callback; does not store results.</text:p>
      <text:p text:style-name="P319"/>
      <text:p text:style-name="P319"/>
      <text:h text:style-name="P320" text:outline-level="1">🔥 <text:span text:style-name="Strong_20_Emphasis">8. Difference between </text:span><text:span text:style-name="Strong_20_Emphasis"><text:span text:style-name="Source_20_Text">map()</text:span></text:span><text:span text:style-name="Strong_20_Emphasis"> and </text:span><text:span text:style-name="Strong_20_Emphasis"><text:span text:style-name="Source_20_Text">forEach()</text:span></text:span><text:span text:style-name="Strong_20_Emphasis"> — INTERVIEW WINNER ANSWER</text:span></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Feature</text:p>
            </table:table-cell>
            <table:table-cell table:style-name="Table19.A1" office:value-type="string">
              <text:p text:style-name="Table_20_Heading"><text:span text:style-name="Source_20_Text">map()</text:span></text:p>
            </table:table-cell>
            <table:table-cell table:style-name="Table19.A1" office:value-type="string">
              <text:p text:style-name="Table_20_Heading"><text:span text:style-name="Source_20_Text">forEach()</text:span></text:p>
            </table:table-cell>
          </table:table-row>
        </table:table-header-rows>
        <table:table-row>
          <table:table-cell table:style-name="Table19.A1" office:value-type="string">
            <text:p text:style-name="Table_20_Contents"><text:span text:style-name="Strong_20_Emphasis">Return value</text:span></text:p>
          </table:table-cell>
          <table:table-cell table:style-name="Table19.A1" office:value-type="string">
            <text:p text:style-name="Table_20_Contents">Returns new array</text:p>
          </table:table-cell>
          <table:table-cell table:style-name="Table19.A1" office:value-type="string">
            <text:p text:style-name="Table_20_Contents">Returns <text:span text:style-name="Source_20_Text">undefined</text:span></text:p>
          </table:table-cell>
        </table:table-row>
        <table:table-row>
          <table:table-cell table:style-name="Table19.A1" office:value-type="string">
            <text:p text:style-name="Table_20_Contents"><text:span text:style-name="Strong_20_Emphasis">Purpose</text:span></text:p>
          </table:table-cell>
          <table:table-cell table:style-name="Table19.A1" office:value-type="string">
            <text:p text:style-name="Table_20_Contents">Transform data</text:p>
          </table:table-cell>
          <table:table-cell table:style-name="Table19.A1" office:value-type="string">
            <text:p text:style-name="Table_20_Contents">Execute side effects</text:p>
          </table:table-cell>
        </table:table-row>
        <table:table-row>
          <table:table-cell table:style-name="Table19.A1" office:value-type="string">
            <text:p text:style-name="Table_20_Contents"><text:span text:style-name="Strong_20_Emphasis">Chaining</text:span></text:p>
          </table:table-cell>
          <table:table-cell table:style-name="Table19.A1" office:value-type="string">
            <text:p text:style-name="Table_20_Contents">Yes (<text:span text:style-name="Source_20_Text">map().filter().reduce()</text:span>)</text:p>
          </table:table-cell>
          <table:table-cell table:style-name="Table19.A1" office:value-type="string">
            <text:p text:style-name="Table_20_Contents">No (returns nothing)</text:p>
          </table:table-cell>
        </table:table-row>
        <table:table-row>
          <table:table-cell table:style-name="Table19.A1" office:value-type="string">
            <text:p text:style-name="Table_20_Contents"><text:span text:style-name="Strong_20_Emphasis">Mutation</text:span></text:p>
          </table:table-cell>
          <table:table-cell table:style-name="Table19.A1" office:value-type="string">
            <text:p text:style-name="Table_20_Contents">Should be pure (no mutation)</text:p>
          </table:table-cell>
          <table:table-cell table:style-name="Table19.A1" office:value-type="string">
            <text:p text:style-name="Table_20_Contents">Often used for mutation</text:p>
          </table:table-cell>
        </table:table-row>
        <table:table-row>
          <table:table-cell table:style-name="Table19.A1" office:value-type="string">
            <text:p text:style-name="Table_20_Contents"><text:span text:style-name="Strong_20_Emphasis">Performance</text:span></text:p>
          </table:table-cell>
          <table:table-cell table:style-name="Table19.A1" office:value-type="string">
            <text:p text:style-name="Table_20_Contents">Slightly slower because it allocates new array</text:p>
          </table:table-cell>
          <table:table-cell table:style-name="Table19.A1" office:value-type="string">
            <text:p text:style-name="Table_20_Contents">Slightly faster (no new array)</text:p>
          </table:table-cell>
        </table:table-row>
      </table:table>
      <text:p text:style-name="P319"/>
      <text:h text:style-name="P320" text:outline-level="1">🔥 SENIOR ENGINEER SUMMARY ANSWER</text:h>
      <text:h text:style-name="P326" text:outline-level="3"><text:span text:style-name="Strong_20_Emphasis"><text:span text:style-name="Source_20_Text">map()</text:span></text:span><text:span text:style-name="Strong_20_Emphasis"> is for transformation, returns a new array.</text:span></text:h>
      <text:h text:style-name="P326" text:outline-level="3"><text:span text:style-name="Strong_20_Emphasis"><text:span text:style-name="Source_20_Text">forEach()</text:span></text:span><text:span text:style-name="Strong_20_Emphasis"> is for side effects, returns undefined.</text:span></text:h>
      <text:h text:style-name="P326" text:outline-level="3"><text:span text:style-name="Strong_20_Emphasis">If you need a new array → use </text:span><text:span text:style-name="Strong_20_Emphasis"><text:span text:style-name="Source_20_Text">map()</text:span></text:span><text:span text:style-name="Strong_20_Emphasis">.</text:span></text:h>
      <text:h text:style-name="P326" text:outline-level="3"><text:span text:style-name="Strong_20_Emphasis">If you need to do something, not create something → use </text:span><text:span text:style-name="Strong_20_Emphasis"><text:span text:style-name="Source_20_Text">forEach()</text:span></text:span><text:span text:style-name="Strong_20_Emphasis">.</text:span></text:h>
      <text:p text:style-name="P319"/>
      <text:p text:style-name="P318"/>
      <text:list xml:id="list231113843502362" text:continue-list="list231114169881118" text:style-name="L163">
        <text:list-item>
          <text:p text:style-name="P392">How does <text:span text:style-name="Source_20_Text">reduce()</text:span> work?</text:p>
        </text:list-item>
      </text:list>
      <text:p text:style-name="P437"/>
      <text:h text:style-name="P332" text:outline-level="1"><text:soft-page-break/>✅ <text:span text:style-name="Strong_20_Emphasis">How does </text:span><text:span text:style-name="Strong_20_Emphasis"><text:span text:style-name="Source_20_Text">reduce()</text:span></text:span><text:span text:style-name="Strong_20_Emphasis"> work? (Senior Engineer Explanation)</text:span></text:h>
      <text:p text:style-name="P329"><text:span text:style-name="Source_20_Text">reduce()</text:span> takes an array and <text:span text:style-name="Strong_20_Emphasis">“reduces”</text:span> it into a <text:span text:style-name="Strong_20_Emphasis">single output value</text:span> by repeatedly calling a callback with an evolving <text:span text:style-name="Strong_20_Emphasis">accumulator</text:span>.</text:p>
      <text:p text:style-name="P331"/>
      <text:h text:style-name="P332" text:outline-level="1">🔥 <text:span text:style-name="Strong_20_Emphasis">Signature</text:span></text:h>
      <text:p text:style-name="P335"><text:span text:style-name="Source_20_Text">arr.reduce((accumulator, currentValue, index, array) =&gt; { ... }, initialValue)</text:span></text:p>
      <text:p text:style-name="P331"/>
      <text:h text:style-name="P332" text:outline-level="1">🧠 <text:span text:style-name="Strong_20_Emphasis">How it works step-by-step</text:span></text:h>
      <text:h text:style-name="P330" text:outline-level="3">Suppose:</text:h>
      <text:p text:style-name="P335"><text:span text:style-name="Source_20_Text">const arr = [1, 2, 3];</text:span></text:p>
      <text:p text:style-name="P336"><text:span text:style-name="Source_20_Text">const result = arr.reduce((acc, curr) =&gt; acc + curr, 0);</text:span></text:p>
      <text:h text:style-name="P330" text:outline-level="3"><text:span text:style-name="Strong_20_Emphasis">Step 1 → Initialize accumulator</text:span></text:h>
      <text:p text:style-name="P329"><text:span text:style-name="Source_20_Text">acc = initialValue</text:span> → <text:span text:style-name="Source_20_Text">0</text:span></text:p>
      <text:h text:style-name="P330" text:outline-level="3"><text:span text:style-name="Strong_20_Emphasis">Step 2 → First iteration</text:span></text:h>
      <text:p text:style-name="P329"><text:span text:style-name="Source_20_Text">curr = 1</text:span> → callback returns <text:span text:style-name="Source_20_Text">0 + 1 = 1</text:span><text:line-break/><text:span text:style-name="Source_20_Text">acc = 1</text:span></text:p>
      <text:h text:style-name="P330" text:outline-level="3"><text:span text:style-name="Strong_20_Emphasis">Step 3 → Second iteration</text:span></text:h>
      <text:p text:style-name="P329"><text:span text:style-name="Source_20_Text">curr = 2</text:span> → callback returns <text:span text:style-name="Source_20_Text">1 + 2 = 3</text:span><text:line-break/><text:span text:style-name="Source_20_Text">acc = 3</text:span></text:p>
      <text:h text:style-name="P330" text:outline-level="3"><text:span text:style-name="Strong_20_Emphasis">Step 4 → Third iteration</text:span></text:h>
      <text:p text:style-name="P329"><text:span text:style-name="Source_20_Text">curr = 3</text:span> → callback returns <text:span text:style-name="Source_20_Text">3 + 3 = 6</text:span><text:line-break/><text:span text:style-name="Source_20_Text">acc = 6</text:span></text:p>
      <text:h text:style-name="P330" text:outline-level="3"><text:span text:style-name="Strong_20_Emphasis">Step 5 → End of array</text:span></text:h>
      <text:p text:style-name="P329">return final <text:span text:style-name="Source_20_Text">acc = 6</text:span></text:p>
      <text:p text:style-name="P331"/>
      <text:h text:style-name="P332" text:outline-level="1"><text:soft-page-break/>⚙️ <text:span text:style-name="Strong_20_Emphasis">Internal mechanics (V8 engine-level explanation)</text:span></text:h>
      <text:p text:style-name="P329">Internally (specifically in V8):</text:p>
      <text:list text:style-name="L194">
        <text:list-item>
          <text:p text:style-name="P438">A hidden <text:span text:style-name="Source_20_Text">accumulator</text:span> variable is allocated</text:p>
        </text:list-item>
        <text:list-item>
          <text:p text:style-name="P438">If <text:span text:style-name="Source_20_Text">initialValue</text:span> exists → set accumulator to it<text:line-break/>If not → set accumulator to first defined element (skipping holes in sparse arrays)</text:p>
        </text:list-item>
        <text:list-item>
          <text:p text:style-name="P438">Iterate through array index-by-index</text:p>
        </text:list-item>
        <text:list-item>
          <text:p text:style-name="P438">For each element:</text:p>
          <text:list>
            <text:list-item>
              <text:p text:style-name="P438">Load accumulator</text:p>
            </text:list-item>
            <text:list-item>
              <text:p text:style-name="P438">Pass to callback</text:p>
            </text:list-item>
            <text:list-item>
              <text:p text:style-name="P438">Assign return value back to accumulator</text:p>
            </text:list-item>
          </text:list>
        </text:list-item>
        <text:list-item>
          <text:p text:style-name="P438">Return final accumulator</text:p>
        </text:list-item>
      </text:list>
      <text:p text:style-name="P329">⚠ <text:span text:style-name="Strong_20_Emphasis">reduce skips empty slots</text:span></text:p>
      <text:p text:style-name="P335"><text:span text:style-name="Source_20_Text">[ , 2].reduce((a, b) =&gt; a + b) </text:span></text:p>
      <text:p text:style-name="P336"><text:span text:style-name="Source_20_Text">// starts at index 1</text:span></text:p>
      <text:p text:style-name="P331"/>
      <text:h text:style-name="P332" text:outline-level="1">❌ <text:span text:style-name="Strong_20_Emphasis">If initialValue is missing</text:span></text:h>
      <text:p text:style-name="P329">JS uses the <text:span text:style-name="Emphasis">first element as the accumulator</text:span>, and starts from index 1.</text:p>
      <text:p text:style-name="P329">Example:</text:p>
      <text:p text:style-name="P335"><text:span text:style-name="Source_20_Text">[1,2,3].reduce((acc, curr) =&gt; acc + curr);</text:span></text:p>
      <text:p text:style-name="P336"><text:span text:style-name="Source_20_Text">// acc = 1 (first element)</text:span></text:p>
      <text:p text:style-name="P336"><text:span text:style-name="Source_20_Text">// starts at index 1</text:span></text:p>
      <text:p text:style-name="P329">⚠ But if array is empty, this throws:</text:p>
      <text:p text:style-name="P335"><text:span text:style-name="Source_20_Text">[].reduce((acc, curr) =&gt; acc + curr);</text:span></text:p>
      <text:p text:style-name="P336"><text:span text:style-name="Source_20_Text">// TypeError: Reduce of empty array with no initial value</text:span></text:p>
      <text:p text:style-name="P331"/>
      <text:h text:style-name="P332" text:outline-level="1">🔥 <text:span text:style-name="Strong_20_Emphasis">Why is reduce() so powerful?</text:span></text:h>
      <text:p text:style-name="P329">Because the accumulator can be <text:span text:style-name="Strong_20_Emphasis">anything</text:span>:</text:p>
      <text:h text:style-name="P330" text:outline-level="3"><text:soft-page-break/>✔ Numbers</text:h>
      <text:p text:style-name="P335"><text:span text:style-name="Source_20_Text">arr.reduce((sum, n) =&gt; sum + n, 0);</text:span></text:p>
      <text:h text:style-name="P330" text:outline-level="3">✔ Arrays</text:h>
      <text:p text:style-name="P335"><text:span text:style-name="Source_20_Text">arr.reduce((flat, item) =&gt; [...flat, ...item], []);</text:span></text:p>
      <text:h text:style-name="P330" text:outline-level="3">✔ Objects</text:h>
      <text:p text:style-name="P335"><text:span text:style-name="Source_20_Text">arr.reduce((obj, item) =&gt; ({ ...obj, [item.id]: item }), {});</text:span></text:p>
      <text:h text:style-name="P330" text:outline-level="3">✔ Maps, Sets</text:h>
      <text:p text:style-name="P335"><text:span text:style-name="Source_20_Text">users.reduce((set, u) =&gt; set.add(u.name), new Set());</text:span></text:p>
      <text:h text:style-name="P330" text:outline-level="3">✔ Functions (function composition)</text:h>
      <text:p text:style-name="P335"><text:span text:style-name="Source_20_Text">fns.reduce((acc, fn) =&gt; (...args) =&gt; fn(acc(...args)));</text:span></text:p>
      <text:p text:style-name="P329">This is why <text:span text:style-name="Source_20_Text">reduce()</text:span> is the most expressive-computer-science-friendly method in JS.</text:p>
      <text:p text:style-name="P331"/>
      <text:h text:style-name="P332" text:outline-level="1">🎯 <text:span text:style-name="Strong_20_Emphasis">In One Line (Interview Answer)</text:span></text:h>
      <text:p text:style-name="P439"><text:span text:style-name="Source_20_Text">reduce()</text:span> iterates through the array and builds up a single final value by repeatedly updating an accumulator. Each return value from the callback becomes the new accumulator. If no initial value is provided, the first element is used as the accumulator.</text:p>
      <text:p text:style-name="P331"/>
      <text:p text:style-name="P340"/>
      <text:list text:continue-list="list231113843502362" text:style-name="L163">
        <text:list-item>
          <text:p text:style-name="P392">Difference between <text:span text:style-name="Source_20_Text">find()</text:span>, <text:span text:style-name="Source_20_Text">findIndex()</text:span>, and <text:span text:style-name="Source_20_Text">indexOf()</text:span>.</text:p>
        </text:list-item>
        <text:list-item>
          <text:p text:style-name="P392">How to remove duplicates from an array?</text:p>
        </text:list-item>
        <text:list-item>
          <text:p text:style-name="P392">What are sparse arrays?</text:p>
        </text:list-item>
        <text:list-item>
          <text:p text:style-name="P392">Difference between <text:span text:style-name="Source_20_Text">in</text:span> and <text:span text:style-name="Source_20_Text">hasOwnProperty()</text:span>.</text:p>
        </text:list-item>
        <text:list-item>
          <text:p text:style-name="P392">What is object destructuring with default values?</text:p>
        </text:list-item>
      </text:list>
      <text:h text:style-name="Heading_20_3" text:outline-level="3">🧬 Prototypes &amp; OOP</text:h>
      <text:list xml:id="list3585750936" text:style-name="L195">
        <text:list-item>
          <text:p text:style-name="P440">What is the prototype chain in JS?</text:p>
        </text:list-item>
        <text:list-item>
          <text:p text:style-name="P440">What is <text:span text:style-name="Source_20_Text">__proto__</text:span> vs <text:span text:style-name="Source_20_Text">prototype</text:span>?</text:p>
        </text:list-item>
      </text:list>
      <text:h text:style-name="P393" text:outline-level="1"><text:span text:style-name="Strong_20_Emphasis">1. What is a Prototype? (Core Concept)</text:span></text:h>
      <text:p text:style-name="P404">Every JavaScript object <text:span text:style-name="Strong_20_Emphasis">implicitly</text:span> has a hidden link to another object called its <text:span text:style-name="Strong_20_Emphasis">prototype</text:span>.</text:p>
      <text:p text:style-name="P404">This prototype object:</text:p>
      <text:list text:style-name="L196">
        <text:list-item>
          <text:p text:style-name="P441"><text:soft-page-break/>acts as a <text:span text:style-name="Strong_20_Emphasis">fallback</text:span> when a property is not found</text:p>
        </text:list-item>
        <text:list-item>
          <text:p text:style-name="P441">stores <text:span text:style-name="Strong_20_Emphasis">shared methods</text:span> (for performance)</text:p>
        </text:list-item>
        <text:list-item>
          <text:p text:style-name="P441">is the base of <text:span text:style-name="Strong_20_Emphasis">inheritance</text:span> in JavaScript</text:p>
        </text:list-item>
      </text:list>
      <text:h text:style-name="P394" text:outline-level="3">Example</text:h>
      <text:p text:style-name="P395"><text:span text:style-name="Source_20_Text">const obj = { a: 10 };</text:span></text:p>
      <text:p text:style-name="P404"><text:span text:style-name="Source_20_Text">obj</text:span> internally looks like:</text:p>
      <text:p text:style-name="P395"><text:span text:style-name="Source_20_Text">obj {</text:span></text:p>
      <text:p text:style-name="P396"><text:span text:style-name="Source_20_Text"><text:s text:c="2"/>a: 10,</text:span></text:p>
      <text:p text:style-name="P396"><text:span text:style-name="Source_20_Text"><text:s text:c="2"/>[[Prototype]]: Object.prototype</text:span></text:p>
      <text:p text:style-name="P396"><text:span text:style-name="Source_20_Text">}</text:span></text:p>
      <text:p text:style-name="P404">This <text:span text:style-name="Source_20_Text">[[Prototype]]</text:span> is the actual prototype.<text:line-break/>It is not directly accessible (it’s internal).</text:p>
      <text:p text:style-name="P398"/>
      <text:h text:style-name="P399" text:outline-level="1">✅ <text:span text:style-name="Strong_20_Emphasis">2. What is </text:span><text:span text:style-name="Strong_20_Emphasis"><text:span text:style-name="Source_20_Text">__proto__</text:span></text:span><text:span text:style-name="Strong_20_Emphasis">?</text:span></text:h>
      <text:p text:style-name="P404"><text:span text:style-name="Source_20_Text">__proto__</text:span> is <text:span text:style-name="Strong_20_Emphasis">a getter/setter</text:span> that allows you to <text:span text:style-name="Strong_20_Emphasis">access or set the prototype</text:span> of an object at runtime.</text:p>
      <text:p text:style-name="P404">It is <text:span text:style-name="Strong_20_Emphasis">not the prototype</text:span>.</text:p>
      <text:p text:style-name="P404">It just <text:span text:style-name="Emphasis">points to</text:span> the prototype.</text:p>
      <text:h text:style-name="P394" text:outline-level="3">Example</text:h>
      <text:p text:style-name="P395"><text:span text:style-name="Source_20_Text">obj.__proto__ === Object.prototype // true</text:span></text:p>
      <text:h text:style-name="P394" text:outline-level="3">Internals</text:h>
      <text:p text:style-name="P404"><text:span text:style-name="Source_20_Text">__proto__</text:span> is defined on <text:span text:style-name="Strong_20_Emphasis">Object.prototype</text:span>, meaning every object inherits it.</text:p>
      <text:p text:style-name="P395"><text:span text:style-name="Source_20_Text">obj → Object.prototype → null</text:span></text:p>
      <text:p text:style-name="P396"><text:span text:style-name="Source_20_Text"><text:s text:c="7"/>↑</text:span></text:p>
      <text:p text:style-name="P396"><text:span text:style-name="Source_20_Text"><text:s text:c="7"/>contains __proto__ getter/setter</text:span></text:p>
      <text:h text:style-name="P394" text:outline-level="3">Use Cases</text:h>
      <text:list text:style-name="L197">
        <text:list-item>
          <text:p text:style-name="P442">Debugging</text:p>
        </text:list-item>
        <text:list-item>
          <text:p text:style-name="P442">Prototype inspection</text:p>
        </text:list-item>
        <text:list-item>
          <text:p text:style-name="P442">Interview knowledge</text:p>
        </text:list-item>
      </text:list>
      <text:h text:style-name="P394" text:outline-level="3">Not Recommended in production</text:h>
      <text:p text:style-name="P404">Instead, use:</text:p>
      <text:p text:style-name="P395"><text:soft-page-break/><text:span text:style-name="Source_20_Text">Object.getPrototypeOf(obj);</text:span></text:p>
      <text:p text:style-name="P396"><text:span text:style-name="Source_20_Text">Object.setPrototypeOf(obj, proto);</text:span></text:p>
      <text:p text:style-name="P398"/>
      <text:h text:style-name="P399" text:outline-level="1">✅ <text:span text:style-name="Strong_20_Emphasis">3. What is </text:span><text:span text:style-name="Strong_20_Emphasis"><text:span text:style-name="Source_20_Text">prototype</text:span></text:span><text:span text:style-name="Strong_20_Emphasis"> (the function property)?</text:span></text:h>
      <text:p text:style-name="P404">This one confuses most juniors.</text:p>
      <text:p text:style-name="P404">Every <text:span text:style-name="Strong_20_Emphasis">function</text:span> in JavaScript has a <text:span text:style-name="Source_20_Text">.prototype</text:span> property, which is used <text:span text:style-name="Strong_20_Emphasis">only when the function is used with </text:span><text:span text:style-name="Strong_20_Emphasis"><text:span text:style-name="Source_20_Text">new</text:span></text:span>.</text:p>
      <text:h text:style-name="P394" text:outline-level="3">Example</text:h>
      <text:p text:style-name="P395"><text:span text:style-name="Source_20_Text">function User() {}</text:span></text:p>
      <text:p text:style-name="P396"/>
      <text:p text:style-name="P396"><text:span text:style-name="Source_20_Text">console.log(User.prototype); </text:span></text:p>
      <text:p text:style-name="P396"><text:span text:style-name="Source_20_Text">// { constructor: User }</text:span></text:p>
      <text:h text:style-name="P394" text:outline-level="3">Internals</text:h>
      <text:p text:style-name="P404">When you create an object using <text:span text:style-name="Source_20_Text">new User()</text:span>:</text:p>
      <text:p text:style-name="P395"><text:span text:style-name="Source_20_Text">const u = new User();</text:span></text:p>
      <text:p text:style-name="P404">JavaScript sets:</text:p>
      <text:p text:style-name="P395"><text:span text:style-name="Source_20_Text">u.__proto__ = User.prototype</text:span></text:p>
      <text:p text:style-name="P404">So <text:span text:style-name="Source_20_Text">.prototype</text:span> is:</text:p>
      <text:list text:style-name="L198">
        <text:list-item>
          <text:p text:style-name="P443">only on <text:span text:style-name="Strong_20_Emphasis">functions</text:span></text:p>
        </text:list-item>
        <text:list-item>
          <text:p text:style-name="P443">the object used as a <text:span text:style-name="Strong_20_Emphasis">template</text:span> for instances</text:p>
        </text:list-item>
        <text:list-item>
          <text:p text:style-name="P443">the place where shared methods live</text:p>
        </text:list-item>
      </text:list>
      <text:h text:style-name="P394" text:outline-level="3">Diagram</text:h>
      <text:p text:style-name="P395"><text:span text:style-name="Source_20_Text">User.prototype → Object.prototype → null</text:span></text:p>
      <text:p text:style-name="P396"><text:span text:style-name="Source_20_Text"><text:s text:c="7"/>↑</text:span></text:p>
      <text:p text:style-name="P396"><text:span text:style-name="Source_20_Text"><text:s text:c="3"/>u.__proto__</text:span></text:p>
      <text:p text:style-name="P398"/>
      <text:h text:style-name="P399" text:outline-level="1">⚡ Putting It All Together — Master Diagram</text:h>
      <text:p text:style-name="P395"><text:span text:style-name="Source_20_Text">function User() {}</text:span></text:p>
      <text:p text:style-name="P396"><text:span text:style-name="Source_20_Text">User.prototype = { greet() {} }</text:span></text:p>
      <text:p text:style-name="P396"><text:soft-page-break/></text:p>
      <text:p text:style-name="P396"><text:span text:style-name="Source_20_Text">const u = new User();</text:span></text:p>
      <text:p text:style-name="P396"/>
      <text:p text:style-name="P396"><text:span text:style-name="Source_20_Text">u ----__proto__----→ User.prototype ----__proto__----→ Object.prototype ----__proto__→ null</text:span></text:p>
      <text:p text:style-name="P398"/>
      <text:h text:style-name="P399" text:outline-level="1">🧠 <text:span text:style-name="Strong_20_Emphasis">4. Prototype Chain</text:span></text:h>
      <text:p text:style-name="P404">When you access a property, JS looks for it in:</text:p>
      <text:list text:style-name="L199">
        <text:list-item>
          <text:p text:style-name="P444">The object itself</text:p>
        </text:list-item>
        <text:list-item>
          <text:p text:style-name="P444">Its prototype</text:p>
        </text:list-item>
        <text:list-item>
          <text:p text:style-name="P444">Prototype’s prototype</text:p>
        </text:list-item>
        <text:list-item>
          <text:p text:style-name="P444">… until <text:span text:style-name="Source_20_Text">null</text:span></text:p>
        </text:list-item>
      </text:list>
      <text:h text:style-name="P394" text:outline-level="3">Example</text:h>
      <text:p text:style-name="P395"><text:span text:style-name="Source_20_Text">const user = new User();</text:span></text:p>
      <text:p text:style-name="P396"><text:span text:style-name="Source_20_Text">user.greet();</text:span></text:p>
      <text:p text:style-name="P404">JS checks:</text:p>
      <text:p text:style-name="P395"><text:span text:style-name="Source_20_Text">user.greet?</text:span></text:p>
      <text:p text:style-name="P396"><text:span text:style-name="Source_20_Text">↓ no</text:span></text:p>
      <text:p text:style-name="P396"><text:span text:style-name="Source_20_Text">user.__proto__ (User.prototype).greet?</text:span></text:p>
      <text:p text:style-name="P396"><text:span text:style-name="Source_20_Text">↓ found → call</text:span></text:p>
      <text:p text:style-name="P404">If not found in <text:span text:style-name="Source_20_Text">User.prototype</text:span>, JS checks:</text:p>
      <text:p text:style-name="P395"><text:span text:style-name="Source_20_Text">User.prototype.__proto__ (Object.prototype)</text:span></text:p>
      <text:p text:style-name="P404">This lookup path is called the <text:span text:style-name="Strong_20_Emphasis">prototype chain</text:span>.</text:p>
      <text:p text:style-name="P398"/>
      <text:h text:style-name="P399" text:outline-level="1">💡 Real Example With Chain</text:h>
      <text:p text:style-name="P395"><text:span text:style-name="Source_20_Text">const arr = [1, 2, 3];</text:span></text:p>
      <text:p text:style-name="P404">Prototype chain:</text:p>
      <text:p text:style-name="P395"><text:span text:style-name="Source_20_Text">arr → Array.prototype → Object.prototype → null</text:span></text:p>
      <text:p text:style-name="P404">So calling:</text:p>
      <text:p text:style-name="P395"><text:span text:style-name="Source_20_Text">arr.map()</text:span></text:p>
      <text:p text:style-name="P404">Lookup:</text:p>
      <text:list text:style-name="L200">
        <text:list-item>
          <text:p text:style-name="P445"><text:soft-page-break/><text:span text:style-name="Source_20_Text">arr.map</text:span> → not found on arr</text:p>
        </text:list-item>
        <text:list-item>
          <text:p text:style-name="P445">Go to <text:span text:style-name="Source_20_Text">Array.prototype.map</text:span> → found</text:p>
        </text:list-item>
        <text:list-item>
          <text:p text:style-name="P445">Execute it</text:p>
        </text:list-item>
      </text:list>
      <text:p text:style-name="P398"/>
      <text:h text:style-name="P399" text:outline-level="1">🔥 Senior-Level Explanation Summary (Interview)</text:h>
      <text:h text:style-name="P394" text:outline-level="3"><text:span text:style-name="Strong_20_Emphasis">Prototype</text:span></text:h>
      <text:p text:style-name="P404">The internal hidden object (<text:span text:style-name="Source_20_Text">[[Prototype]]</text:span>) that JS uses for inheritance and method lookup.</text:p>
      <text:h text:style-name="P394" text:outline-level="3"><text:span text:style-name="Source_20_Text">__proto__</text:span></text:h>
      <text:p text:style-name="P404">A getter/setter used to access or modify the prototype <text:span text:style-name="Strong_20_Emphasis">of any object</text:span>.<text:line-break/>Exists on <text:span text:style-name="Source_20_Text">Object.prototype</text:span>.</text:p>
      <text:h text:style-name="P394" text:outline-level="3"><text:span text:style-name="Source_20_Text">.prototype</text:span></text:h>
      <text:p text:style-name="P404">A property on <text:span text:style-name="Strong_20_Emphasis">functions</text:span>, used to set the prototype of new objects created with <text:span text:style-name="Source_20_Text">new</text:span>.</text:p>
      <text:h text:style-name="P394" text:outline-level="3"><text:span text:style-name="Strong_20_Emphasis">Prototype Chain</text:span></text:h>
      <text:p text:style-name="P404">A linked chain of prototypes that JS walks through for property/method access.</text:p>
      <text:p text:style-name="P398"/>
      <text:h text:style-name="P399" text:outline-level="1">⭐ Bonus: Mnemonic to Never Forget</text:h>
      <text:list text:style-name="L201">
        <text:list-item>
          <text:p text:style-name="P446"><text:span text:style-name="Strong_20_Emphasis"><text:span text:style-name="Source_20_Text">.prototype</text:span></text:span><text:span text:style-name="Strong_20_Emphasis"> = belongs to functions</text:span></text:p>
        </text:list-item>
        <text:list-item>
          <text:p text:style-name="P446"><text:span text:style-name="Strong_20_Emphasis"><text:span text:style-name="Source_20_Text">__proto__</text:span></text:span><text:span text:style-name="Strong_20_Emphasis"> = belongs to objects</text:span></text:p>
        </text:list-item>
        <text:list-item>
          <text:p text:style-name="P446"><text:span text:style-name="Strong_20_Emphasis">Prototype chain = lookup path</text:span></text:p>
        </text:list-item>
      </text:list>
      <text:p text:style-name="P398"/>
      <text:p text:style-name="P409"/>
      <text:list text:continue-list="list3585750936" text:style-name="L195">
        <text:list-item>
          <text:p text:style-name="P440">How does inheritance work in JS?</text:p>
        </text:list-item>
        <text:list-item>
          <text:p text:style-name="P440">How to implement classical inheritance in JS?</text:p>
        </text:list-item>
        <text:list-item>
          <text:p text:style-name="P440">Explain ES6 <text:span text:style-name="Source_20_Text">class</text:span> syntax.</text:p>
        </text:list-item>
        <text:list-item>
          <text:p text:style-name="P440">What is <text:span text:style-name="Source_20_Text">super</text:span> in classes?</text:p>
        </text:list-item>
        <text:list-item>
          <text:p text:style-name="P440">What are static methods?</text:p>
        </text:list-item>
        <text:list-item>
          <text:p text:style-name="P440">What are getters and setters?</text:p>
        </text:list-item>
        <text:list-item>
          <text:p text:style-name="P440"><text:soft-page-break/>Difference between composition and inheritance.</text:p>
        </text:list-item>
        <text:list-item>
          <text:p text:style-name="P440">What is <text:span text:style-name="Source_20_Text">instanceof</text:span> and how does it work internally?</text:p>
        </text:list-item>
      </text:list>
      <text:h text:style-name="P447" text:outline-level="2"><text:span text:style-name="Strong_20_Emphasis">3. How does inheritance work in JavaScript?</text:span></text:h>
      <text:p text:style-name="P172">JavaScript uses <text:span text:style-name="Strong_20_Emphasis">prototypal inheritance</text:span>, not classical inheritance like Java or C++.<text:line-break/>Every object in JS has an internal <text:span text:style-name="Source_20_Text">[[Prototype]]</text:span> (accessible via <text:span text:style-name="Source_20_Text">__proto__</text:span>). When you access a property or method on an object, JS first looks on the object itself. If not found, it looks on its prototype, then the prototype’s prototype, and so on until it reaches <text:span text:style-name="Source_20_Text">null</text:span>. This lookup path is called the <text:span text:style-name="Strong_20_Emphasis">prototype chain</text:span>.</text:p>
      <text:p text:style-name="P172">Inheritance in JS means <text:span text:style-name="Strong_20_Emphasis">objects delegating property access to other objects via this chain</text:span>.</text:p>
      <text:p text:style-name="P181"><text:span text:style-name="Source_20_Text">function Parent() {}</text:span></text:p>
      <text:p text:style-name="P448"><text:span text:style-name="Source_20_Text">Parent.prototype.sayHi = function () {</text:span></text:p>
      <text:p text:style-name="P448"><text:span text:style-name="Source_20_Text"><text:s text:c="2"/>console.log("Hi");</text:span></text:p>
      <text:p text:style-name="P448"><text:span text:style-name="Source_20_Text">};</text:span></text:p>
      <text:p text:style-name="P448"/>
      <text:p text:style-name="P448"><text:span text:style-name="Source_20_Text">const child = new Parent();</text:span></text:p>
      <text:p text:style-name="P448"><text:span text:style-name="Source_20_Text">child.sayHi(); // inherited via prototype</text:span></text:p>
      <text:p text:style-name="P173"/>
      <text:h text:style-name="P449" text:outline-level="2"><text:span text:style-name="Strong_20_Emphasis">4. How to implement classical inheritance in JS?</text:span></text:h>
      <text:p text:style-name="P172">Before ES6, classical inheritance was implemented using <text:span text:style-name="Strong_20_Emphasis">constructor functions + prototype chaining</text:span>.<text:line-break/>The child’s prototype is linked to the parent’s prototype using <text:span text:style-name="Source_20_Text">Object.create()</text:span>, and the constructor reference is fixed.</text:p>
      <text:p text:style-name="P172">Steps:</text:p>
      <text:list text:style-name="L202">
        <text:list-item>
          <text:p text:style-name="P450">Create parent constructor</text:p>
        </text:list-item>
        <text:list-item>
          <text:p text:style-name="P450">Create child constructor</text:p>
        </text:list-item>
        <text:list-item>
          <text:p text:style-name="P450">Link child prototype to parent prototype</text:p>
        </text:list-item>
        <text:list-item>
          <text:p text:style-name="P450">Reset constructor</text:p>
        </text:list-item>
      </text:list>
      <text:p text:style-name="P181"><text:span text:style-name="Source_20_Text">function Parent(name) {</text:span></text:p>
      <text:p text:style-name="P448"><text:span text:style-name="Source_20_Text"><text:s text:c="2"/>this.name = name;</text:span></text:p>
      <text:p text:style-name="P448"><text:span text:style-name="Source_20_Text">}</text:span></text:p>
      <text:p text:style-name="P448"><text:span text:style-name="Source_20_Text">Parent.prototype.greet = function () {</text:span></text:p>
      <text:p text:style-name="P448"><text:span text:style-name="Source_20_Text"><text:s text:c="2"/>console.log(this.name);</text:span></text:p>
      <text:p text:style-name="P448"><text:span text:style-name="Source_20_Text">};</text:span></text:p>
      <text:p text:style-name="P448"><text:soft-page-break/></text:p>
      <text:p text:style-name="P448"><text:span text:style-name="Source_20_Text">function Child(name, age) {</text:span></text:p>
      <text:p text:style-name="P448"><text:span text:style-name="Source_20_Text"><text:s text:c="2"/>Parent.call(this, name); // inherit properties</text:span></text:p>
      <text:p text:style-name="P448"><text:span text:style-name="Source_20_Text"><text:s text:c="2"/>this.age = age;</text:span></text:p>
      <text:p text:style-name="P448"><text:span text:style-name="Source_20_Text">}</text:span></text:p>
      <text:p text:style-name="P448"/>
      <text:p text:style-name="P448"><text:span text:style-name="Source_20_Text">Child.prototype = Object.create(Parent.prototype);</text:span></text:p>
      <text:p text:style-name="P448"><text:span text:style-name="Source_20_Text">Child.prototype.constructor = Child;</text:span></text:p>
      <text:p text:style-name="P172">This pattern mimics classical inheritance using prototypes.</text:p>
      <text:p text:style-name="P173"/>
      <text:h text:style-name="P449" text:outline-level="2"><text:span text:style-name="Strong_20_Emphasis">5. Explain ES6 class syntax</text:span></text:h>
      <text:p text:style-name="P172">ES6 <text:span text:style-name="Source_20_Text">class</text:span> syntax is <text:span text:style-name="Strong_20_Emphasis">syntactic sugar over prototype-based inheritance</text:span>.<text:line-break/>Under the hood, it still uses prototypes, but provides a cleaner, more readable syntax similar to classical OOP languages.</text:p>
      <text:p text:style-name="P172">Key points:</text:p>
      <text:list text:style-name="L203">
        <text:list-item>
          <text:p text:style-name="P451">Methods go on the prototype</text:p>
        </text:list-item>
        <text:list-item>
          <text:p text:style-name="P451">Constructor is a special method</text:p>
        </text:list-item>
        <text:list-item>
          <text:p text:style-name="P451"><text:span text:style-name="Source_20_Text">extends</text:span> sets up prototype chaining automatically</text:p>
        </text:list-item>
      </text:list>
      <text:p text:style-name="P181"><text:span text:style-name="Source_20_Text">class User {</text:span></text:p>
      <text:p text:style-name="P448"><text:span text:style-name="Source_20_Text"><text:s text:c="2"/>constructor(name) {</text:span></text:p>
      <text:p text:style-name="P448"><text:span text:style-name="Source_20_Text"><text:s text:c="4"/>this.name = name;</text:span></text:p>
      <text:p text:style-name="P448"><text:span text:style-name="Source_20_Text"><text:s text:c="2"/>}</text:span></text:p>
      <text:p text:style-name="P448"/>
      <text:p text:style-name="P448"><text:span text:style-name="Source_20_Text"><text:s text:c="2"/>greet() {</text:span></text:p>
      <text:p text:style-name="P448"><text:span text:style-name="Source_20_Text"><text:s text:c="4"/>console.log(this.name);</text:span></text:p>
      <text:p text:style-name="P448"><text:span text:style-name="Source_20_Text"><text:s text:c="2"/>}</text:span></text:p>
      <text:p text:style-name="P448"><text:span text:style-name="Source_20_Text">}</text:span></text:p>
      <text:p text:style-name="P172">Internally, this is equivalent to defining methods on <text:span text:style-name="Source_20_Text">User.prototype</text:span>.</text:p>
      <text:p text:style-name="P173"/>
      <text:h text:style-name="P449" text:outline-level="2"><text:span text:style-name="Strong_20_Emphasis">6. What is </text:span><text:span text:style-name="Strong_20_Emphasis"><text:span text:style-name="Source_20_Text">super</text:span></text:span><text:span text:style-name="Strong_20_Emphasis"> in classes?</text:span></text:h>
      <text:p text:style-name="P172"><text:span text:style-name="Source_20_Text">super</text:span> is used in subclasses to:</text:p>
      <text:list text:style-name="L204">
        <text:list-item>
          <text:p text:style-name="P452">Call the <text:span text:style-name="Strong_20_Emphasis">parent class constructor</text:span></text:p>
        </text:list-item>
        <text:list-item>
          <text:p text:style-name="P452"><text:soft-page-break/>Call <text:span text:style-name="Strong_20_Emphasis">parent class methods</text:span></text:p>
        </text:list-item>
      </text:list>
      <text:p text:style-name="P172">Important rules:</text:p>
      <text:list text:style-name="L205">
        <text:list-item>
          <text:p text:style-name="P453">In a derived class, <text:span text:style-name="Source_20_Text">super()</text:span> <text:span text:style-name="Strong_20_Emphasis">must be called before using </text:span><text:span text:style-name="Strong_20_Emphasis"><text:span text:style-name="Source_20_Text">this</text:span></text:span></text:p>
        </text:list-item>
        <text:list-item>
          <text:p text:style-name="P453"><text:span text:style-name="Source_20_Text">super.method()</text:span> calls the parent’s method</text:p>
        </text:list-item>
      </text:list>
      <text:p text:style-name="P181"><text:span text:style-name="Source_20_Text">class Admin extends User {</text:span></text:p>
      <text:p text:style-name="P448"><text:span text:style-name="Source_20_Text"><text:s text:c="2"/>constructor(name, role) {</text:span></text:p>
      <text:p text:style-name="P448"><text:span text:style-name="Source_20_Text"><text:s text:c="4"/>super(name); // calls User constructor</text:span></text:p>
      <text:p text:style-name="P448"><text:span text:style-name="Source_20_Text"><text:s text:c="4"/>this.role = role;</text:span></text:p>
      <text:p text:style-name="P448"><text:span text:style-name="Source_20_Text"><text:s text:c="2"/>}</text:span></text:p>
      <text:p text:style-name="P448"/>
      <text:p text:style-name="P448"><text:span text:style-name="Source_20_Text"><text:s text:c="2"/>greet() {</text:span></text:p>
      <text:p text:style-name="P448"><text:span text:style-name="Source_20_Text"><text:s text:c="4"/>super.greet(); // calls parent method</text:span></text:p>
      <text:p text:style-name="P448"><text:span text:style-name="Source_20_Text"><text:s text:c="4"/>console.log(this.role);</text:span></text:p>
      <text:p text:style-name="P448"><text:span text:style-name="Source_20_Text"><text:s text:c="2"/>}</text:span></text:p>
      <text:p text:style-name="P448"><text:span text:style-name="Source_20_Text">}</text:span></text:p>
      <text:p text:style-name="P173"/>
      <text:h text:style-name="P449" text:outline-level="2"><text:span text:style-name="Strong_20_Emphasis">7. What are static methods?</text:span></text:h>
      <text:p text:style-name="P172">Static methods belong to the <text:span text:style-name="Strong_20_Emphasis">class itself</text:span>, not to instances.<text:line-break/>They are commonly used for:</text:p>
      <text:list text:style-name="L206">
        <text:list-item>
          <text:p text:style-name="P454">Utility functions</text:p>
        </text:list-item>
        <text:list-item>
          <text:p text:style-name="P454">Factory methods</text:p>
        </text:list-item>
        <text:list-item>
          <text:p text:style-name="P454">Helper logic related to the class</text:p>
        </text:list-item>
      </text:list>
      <text:p text:style-name="P172">Static methods are <text:span text:style-name="Strong_20_Emphasis">not accessible on objects created from the class</text:span>.</text:p>
      <text:p text:style-name="P181"><text:span text:style-name="Source_20_Text">class MathUtil {</text:span></text:p>
      <text:p text:style-name="P448"><text:span text:style-name="Source_20_Text"><text:s text:c="2"/>static add(a, b) {</text:span></text:p>
      <text:p text:style-name="P448"><text:span text:style-name="Source_20_Text"><text:s text:c="4"/>return a + b;</text:span></text:p>
      <text:p text:style-name="P448"><text:span text:style-name="Source_20_Text"><text:s text:c="2"/>}</text:span></text:p>
      <text:p text:style-name="P448"><text:span text:style-name="Source_20_Text">}</text:span></text:p>
      <text:p text:style-name="P448"/>
      <text:p text:style-name="P448"><text:span text:style-name="Source_20_Text">MathUtil.add(2, 3); // ✔</text:span></text:p>
      <text:p text:style-name="P448"><text:span text:style-name="Source_20_Text">new MathUtil().add(); // ❌</text:span></text:p>
      <text:p text:style-name="P173"/>
      <text:h text:style-name="P449" text:outline-level="2"><text:soft-page-break/><text:span text:style-name="Strong_20_Emphasis">8. What are getters and setters?</text:span></text:h>
      <text:p text:style-name="P172">Getters and setters allow you to define <text:span text:style-name="Strong_20_Emphasis">computed properties</text:span> and <text:span text:style-name="Strong_20_Emphasis">control how values are read or written</text:span>, while still using property-like syntax.</text:p>
      <text:p text:style-name="P172">Use cases:</text:p>
      <text:list text:style-name="L207">
        <text:list-item>
          <text:p text:style-name="P455">Validation</text:p>
        </text:list-item>
        <text:list-item>
          <text:p text:style-name="P455">Encapsulation</text:p>
        </text:list-item>
        <text:list-item>
          <text:p text:style-name="P455">Derived values</text:p>
        </text:list-item>
      </text:list>
      <text:p text:style-name="P181"><text:span text:style-name="Source_20_Text">class User {</text:span></text:p>
      <text:p text:style-name="P448"><text:span text:style-name="Source_20_Text"><text:s text:c="2"/>get name() {</text:span></text:p>
      <text:p text:style-name="P448"><text:span text:style-name="Source_20_Text"><text:s text:c="4"/>return this._name;</text:span></text:p>
      <text:p text:style-name="P448"><text:span text:style-name="Source_20_Text"><text:s text:c="2"/>}</text:span></text:p>
      <text:p text:style-name="P448"/>
      <text:p text:style-name="P448"><text:span text:style-name="Source_20_Text"><text:s text:c="2"/>set name(value) {</text:span></text:p>
      <text:p text:style-name="P448"><text:span text:style-name="Source_20_Text"><text:s text:c="4"/>if (value.length &lt; 3) throw Error("Too short");</text:span></text:p>
      <text:p text:style-name="P448"><text:span text:style-name="Source_20_Text"><text:s text:c="4"/>this._name = value;</text:span></text:p>
      <text:p text:style-name="P448"><text:span text:style-name="Source_20_Text"><text:s text:c="2"/>}</text:span></text:p>
      <text:p text:style-name="P448"><text:span text:style-name="Source_20_Text">}</text:span></text:p>
      <text:p text:style-name="P448"/>
      <text:p text:style-name="P448"><text:span text:style-name="Source_20_Text">const u = new User();</text:span></text:p>
      <text:p text:style-name="P448"><text:span text:style-name="Source_20_Text">u.name = "Sujal"; // setter</text:span></text:p>
      <text:p text:style-name="P448"><text:span text:style-name="Source_20_Text">console.log(u.name); // getter</text:span></text:p>
      <text:p text:style-name="P172">They are defined on the prototype, not on each instance.</text:p>
      <text:p text:style-name="P173"/>
      <text:h text:style-name="P449" text:outline-level="2"><text:span text:style-name="Strong_20_Emphasis">9. Difference between composition and inheritance</text:span></text:h>
      <text:p text:style-name="P172">Inheritance represents an <text:span text:style-name="Strong_20_Emphasis">“is-a”</text:span> relationship and creates tight coupling between parent and child.<text:line-break/>Composition represents a <text:span text:style-name="Strong_20_Emphasis">“has-a”</text:span> relationship and builds objects by combining smaller reusable behaviors.</text:p>
      <text:p text:style-name="P172">In modern JS, <text:span text:style-name="Strong_20_Emphasis">composition is preferred</text:span> because it is more flexible and avoids deep inheritance trees.</text:p>
      <text:p text:style-name="P181"><text:span text:style-name="Source_20_Text">// Composition</text:span></text:p>
      <text:p text:style-name="P448"><text:span text:style-name="Source_20_Text">const canWalk = { walk() {} };</text:span></text:p>
      <text:p text:style-name="P448"><text:span text:style-name="Source_20_Text">const canEat = { eat() {} };</text:span></text:p>
      <text:p text:style-name="P448"/>
      <text:p text:style-name="P448"><text:soft-page-break/><text:span text:style-name="Source_20_Text">const person = {</text:span></text:p>
      <text:p text:style-name="P448"><text:span text:style-name="Source_20_Text"><text:s text:c="2"/>...canWalk,</text:span></text:p>
      <text:p text:style-name="P448"><text:span text:style-name="Source_20_Text"><text:s text:c="2"/>...canEat</text:span></text:p>
      <text:p text:style-name="P448"><text:span text:style-name="Source_20_Text">};</text:span></text:p>
      <text:p text:style-name="P172">Inheritance is good for clear hierarchies; composition is better for reuse.</text:p>
      <text:p text:style-name="P173"/>
      <text:h text:style-name="P449" text:outline-level="2"><text:span text:style-name="Strong_20_Emphasis">10. What is </text:span><text:span text:style-name="Strong_20_Emphasis"><text:span text:style-name="Source_20_Text">instanceof</text:span></text:span><text:span text:style-name="Strong_20_Emphasis"> and how does it work?</text:span></text:h>
      <text:p text:style-name="P172"><text:span text:style-name="Source_20_Text">instanceof</text:span> checks whether an object’s <text:span text:style-name="Strong_20_Emphasis">prototype chain contains the constructor’s prototype</text:span>.<text:line-break/>It returns <text:span text:style-name="Source_20_Text">true</text:span> if the constructor’s <text:span text:style-name="Source_20_Text">prototype</text:span> appears anywhere in the chain.</text:p>
      <text:p text:style-name="P181"><text:span text:style-name="Source_20_Text">obj instanceof Constructor</text:span></text:p>
      <text:p text:style-name="P172">Example:</text:p>
      <text:p text:style-name="P181"><text:span text:style-name="Source_20_Text">const arr = [];</text:span></text:p>
      <text:p text:style-name="P448"><text:span text:style-name="Source_20_Text">arr instanceof Array; <text:s/>// true</text:span></text:p>
      <text:p text:style-name="P448"><text:span text:style-name="Source_20_Text">arr instanceof Object; // true</text:span></text:p>
      <text:p text:style-name="P172">It does <text:span text:style-name="Strong_20_Emphasis">not</text:span> check type by value — it strictly checks the prototype relationship.</text:p>
      <text:p text:style-name="P173"/>
      <text:h text:style-name="P175" text:outline-level="3"><text:span text:style-name="Strong_20_Emphasis">Final Interview Tip</text:span></text:h>
      <text:p text:style-name="P177">JavaScript inheritance is prototype-based. ES6 classes are syntax sugar. <text:span text:style-name="Source_20_Text">extends</text:span> and <text:span text:style-name="Source_20_Text">super</text:span> set up prototype chains, static methods belong to classes, getters/setters control access, composition is preferred over inheritance, and <text:span text:style-name="Source_20_Text">instanceof</text:span> works via the prototype chain.</text:p>
      <text:p text:style-name="P172">If you want, next I can cover:</text:p>
      <text:list text:style-name="L208">
        <text:list-item>
          <text:p text:style-name="P456">🔥 <text:span text:style-name="Source_20_Text">this</text:span> behavior in classes vs functions</text:p>
        </text:list-item>
        <text:list-item>
          <text:p text:style-name="P456">🔥 multiple inheritance alternatives</text:p>
        </text:list-item>
        <text:list-item>
          <text:p text:style-name="P456">🔥 common inheritance interview traps</text:p>
        </text:list-item>
      </text:list>
      <text:p text:style-name="P172">Just say <text:span text:style-name="Strong_20_Emphasis">“next topic”</text:span>.</text:p>
      <text:p text:style-name="P172">can you add documentation link</text:p>
      <text:p text:style-name="P172">Absolutely 👍<text:line-break/>Below are <text:span text:style-name="Strong_20_Emphasis">official, trusted documentation links (mostly MDN)</text:span> for each topic you asked about. These are <text:span text:style-name="Strong_20_Emphasis">interview-safe</text:span> links that senior engineers and interviewers themselves reference.</text:p>
      <text:p text:style-name="P173"/>
      <text:h text:style-name="P449" text:outline-level="2"><text:span text:style-name="Strong_20_Emphasis">JavaScript Inheritance &amp; Classes — Official Docs</text:span></text:h>
      <text:p text:style-name="P173"/>
      <text:h text:style-name="P175" text:outline-level="3"><text:soft-page-break/><text:span text:style-name="Strong_20_Emphasis">1. Prototypal Inheritance</text:span></text:h>
      <text:p text:style-name="P457">📘 MDN<text:line-break/>👉 <text:a xlink:type="simple" xlink:href="https://developer.mozilla.org/en-US/docs/Web/JavaScript/Inheritance_and_the_prototype_chain" text:style-name="Internet_20_link" text:visited-style-name="Visited_20_Internet_20_Link">https://developer.mozilla.org/en-US/docs/Web/JavaScript/Inheritance_and_the_prototype_chain</text:a></text:p>
      <text:p text:style-name="P172"/>
      <text:p text:style-name="P173"/>
      <text:h text:style-name="P175" text:outline-level="3"><text:span text:style-name="Strong_20_Emphasis">2. Classical Inheritance (Constructor Functions)</text:span></text:h>
      <text:p text:style-name="P172">📘 MDN<text:line-break/>👉 <text:a xlink:type="simple" xlink:href="https://developer.mozilla.org/en-US/docs/Web/JavaScript/Guide/Working_with_Objects#creating_objects_using_constructor_functions" text:style-name="Internet_20_link" text:visited-style-name="Visited_20_Internet_20_Link">https://developer.mozilla.org/en-US/docs/Web/JavaScript/Guide/Working_with_Objects#creating_objects_using_constructor_functions</text:a></text:p>
      <text:p text:style-name="P172"/>
      <text:p text:style-name="P173"/>
      <text:h text:style-name="P175" text:outline-level="3"><text:span text:style-name="Strong_20_Emphasis">3. ES6 Classes</text:span></text:h>
      <text:p text:style-name="P172">📘 MDN<text:line-break/>👉 <text:a xlink:type="simple" xlink:href="https://developer.mozilla.org/en-US/docs/Web/JavaScript/Reference/Classes" office:target-frame-name="_new" xlink:show="replace" text:style-name="Internet_20_link" text:visited-style-name="Visited_20_Internet_20_Link">https://developer.mozilla.org/en-US/docs/Web/JavaScript/Reference/Classes</text:a></text:p>
      <text:p text:style-name="P173"/>
      <text:h text:style-name="P175" text:outline-level="3"><text:span text:style-name="Strong_20_Emphasis">4. </text:span><text:span text:style-name="Strong_20_Emphasis"><text:span text:style-name="Source_20_Text">extends</text:span></text:span><text:span text:style-name="Strong_20_Emphasis"> Keyword</text:span></text:h>
      <text:p text:style-name="P172">📘 MDN<text:line-break/>👉 <text:a xlink:type="simple" xlink:href="https://developer.mozilla.org/en-US/docs/Web/JavaScript/Reference/Classes/extends" office:target-frame-name="_new" xlink:show="replace" text:style-name="Internet_20_link" text:visited-style-name="Visited_20_Internet_20_Link">https://developer.mozilla.org/en-US/docs/Web/JavaScript/Reference/Classes/extends</text:a></text:p>
      <text:p text:style-name="P173"/>
      <text:h text:style-name="P175" text:outline-level="3"><text:span text:style-name="Strong_20_Emphasis">5. </text:span><text:span text:style-name="Strong_20_Emphasis"><text:span text:style-name="Source_20_Text">super</text:span></text:span><text:span text:style-name="Strong_20_Emphasis"> Keyword</text:span></text:h>
      <text:p text:style-name="P172">📘 MDN<text:line-break/>👉 <text:a xlink:type="simple" xlink:href="https://developer.mozilla.org/en-US/docs/Web/JavaScript/Reference/Operators/super" office:target-frame-name="_new" xlink:show="replace" text:style-name="Internet_20_link" text:visited-style-name="Visited_20_Internet_20_Link">https://developer.mozilla.org/en-US/docs/Web/JavaScript/Reference/Operators/super</text:a></text:p>
      <text:p text:style-name="P173"/>
      <text:h text:style-name="P175" text:outline-level="3"><text:span text:style-name="Strong_20_Emphasis">6. Static Methods</text:span></text:h>
      <text:p text:style-name="P172">📘 MDN<text:line-break/>👉 <text:a xlink:type="simple" xlink:href="https://developer.mozilla.org/en-US/docs/Web/JavaScript/Reference/Classes/static" office:target-frame-name="_new" xlink:show="replace" text:style-name="Internet_20_link" text:visited-style-name="Visited_20_Internet_20_Link">https://developer.mozilla.org/en-US/docs/Web/JavaScript/Reference/Classes/static</text:a></text:p>
      <text:p text:style-name="P173"/>
      <text:h text:style-name="P175" text:outline-level="3"><text:span text:style-name="Strong_20_Emphasis">7. Getters and Setters</text:span></text:h>
      <text:p text:style-name="P172">📘 MDN<text:line-break/>👉 <text:a xlink:type="simple" xlink:href="https://developer.mozilla.org/en-US/docs/Web/JavaScript/Reference/Functions/get" office:target-frame-name="_new" xlink:show="replace" text:style-name="Internet_20_link" text:visited-style-name="Visited_20_Internet_20_Link">https://developer.mozilla.org/en-US/docs/Web/JavaScript/Reference/Functions/get</text:a><text:line-break/>👉 <text:a xlink:type="simple" xlink:href="https://developer.mozilla.org/en-US/docs/Web/JavaScript/Reference/Functions/set" office:target-frame-name="_new" xlink:show="replace" text:style-name="Internet_20_link" text:visited-style-name="Visited_20_Internet_20_Link">https://developer.mozilla.org/en-US/docs/Web/JavaScript/Reference/Functions/set</text:a></text:p>
      <text:p text:style-name="P173"/>
      <text:h text:style-name="P175" text:outline-level="3"><text:soft-page-break/><text:span text:style-name="Strong_20_Emphasis">8. Composition vs Inheritance</text:span></text:h>
      <text:p text:style-name="P457">📘 MDN (Design Patterns)<text:line-break/>👉 <text:a xlink:type="simple" xlink:href="https://developer.mozilla.org/en-US/docs/Web/JavaScript/Guide/Details_of_the_Object_Model#inheritance" text:style-name="Internet_20_link" text:visited-style-name="Visited_20_Internet_20_Link">https://developer.mozilla.org/en-US/docs/Web/JavaScript/Guide/Details_of_the_Object_Model#inheritance</text:a></text:p>
      <text:p text:style-name="P457"><text:line-break/>📘 Recommended reading<text:line-break/>👉 <text:a xlink:type="simple" xlink:href="https://developer.mozilla.org/en-US/docs/Learn/JavaScript/Objects/Object-oriented_programming" text:style-name="Internet_20_link" text:visited-style-name="Visited_20_Internet_20_Link">https://developer.mozilla.org/en-US/docs/Learn/JavaScript/Objects/Object-oriented_programming</text:a></text:p>
      <text:p text:style-name="P457"/>
      <text:p text:style-name="P173"/>
      <text:h text:style-name="P175" text:outline-level="3"><text:span text:style-name="Strong_20_Emphasis">9. </text:span><text:span text:style-name="Strong_20_Emphasis"><text:span text:style-name="Source_20_Text">instanceof</text:span></text:span><text:span text:style-name="Strong_20_Emphasis"> Operator</text:span></text:h>
      <text:p text:style-name="P172">📘 MDN<text:line-break/>👉 <text:a xlink:type="simple" xlink:href="https://developer.mozilla.org/en-US/docs/Web/JavaScript/Reference/Operators/instanceof" office:target-frame-name="_new" xlink:show="replace" text:style-name="Internet_20_link" text:visited-style-name="Visited_20_Internet_20_Link">https://developer.mozilla.org/en-US/docs/Web/JavaScript/Reference/Operators/instanceof</text:a></text:p>
      <text:p text:style-name="P173"/>
      <text:h text:style-name="P175" text:outline-level="3"><text:span text:style-name="Strong_20_Emphasis">10. Prototype &amp; </text:span><text:span text:style-name="Strong_20_Emphasis"><text:span text:style-name="Source_20_Text">__proto__</text:span></text:span></text:h>
      <text:p text:style-name="P172">📘 MDN<text:line-break/>👉 https://developer.mozilla.org/en-US/docs/Web/JavaScript/Reference/Global_Objects/Object/prototype<text:line-break/>👉 <text:a xlink:type="simple" xlink:href="https://developer.mozilla.org/en-US/docs/Web/JavaScript/Reference/Global_Objects/Object/getPrototypeOf" office:target-frame-name="_new" xlink:show="replace" text:style-name="Internet_20_link" text:visited-style-name="Visited_20_Internet_20_Link">https://developer.mozilla.org/en-US/docs/Web/JavaScript/Reference/Global_Objects/Object/getPrototypeOf</text:a></text:p>
      <text:p text:style-name="P173"/>
      <text:h text:style-name="P449" text:outline-level="2">⭐ <text:span text:style-name="Strong_20_Emphasis">Extra (Highly Recommended for Interviews)</text:span></text:h>
      <text:h text:style-name="P175" text:outline-level="3"><text:span text:style-name="Strong_20_Emphasis">JavaScript Object Model (Advanced but Gold)</text:span></text:h>
      <text:p text:style-name="P172">📘 MDN<text:line-break/>👉 <text:a xlink:type="simple" xlink:href="https://developer.mozilla.org/en-US/docs/Web/JavaScript/Guide/Details_of_the_Object_Model" text:style-name="Internet_20_link" text:visited-style-name="Visited_20_Internet_20_Link">https://developer.mozilla.org/en-US/docs/Web/JavaScript/Guide/Details_of_the_Object_Model</text:a></text:p>
      <text:p text:style-name="P172"/>
      <text:h text:style-name="P175" text:outline-level="3"><text:span text:style-name="Strong_20_Emphasis">You Don’t Know JS (Free Book)</text:span></text:h>
      <text:p text:style-name="P172">📕 Kyle Simpson<text:line-break/>👉 <text:a xlink:type="simple" xlink:href="https://github.com/getify/You-Dont-Know-JS" office:target-frame-name="_new" xlink:show="replace" text:style-name="Internet_20_link" text:visited-style-name="Visited_20_Internet_20_Link">https://github.com/getify/You-Dont-Know-JS</text:a></text:p>
      <text:p text:style-name="P173"/>
      <text:h text:style-name="P175" text:outline-level="3"><text:span text:style-name="Strong_20_Emphasis">How to use these links for interview prep</text:span></text:h>
      <text:list text:style-name="L209">
        <text:list-item>
          <text:p text:style-name="P458">Read <text:span text:style-name="Strong_20_Emphasis">examples</text:span>, not just definitions</text:p>
        </text:list-item>
        <text:list-item>
          <text:p text:style-name="P458">Try small snippets in console</text:p>
        </text:list-item>
        <text:list-item>
          <text:p text:style-name="P458"><text:soft-page-break/>Focus on <text:span text:style-name="Strong_20_Emphasis">why</text:span>, not just <text:span text:style-name="Strong_20_Emphasis">what</text:span></text:p>
        </text:list-item>
      </text:list>
      <text:p text:style-name="P172">If you want, next I can:</text:p>
      <text:list text:style-name="L210">
        <text:list-item>
          <text:p text:style-name="P459">📌 map each question to <text:span text:style-name="Strong_20_Emphasis">common interview follow-ups</text:span></text:p>
        </text:list-item>
        <text:list-item>
          <text:p text:style-name="P459">📌 give <text:span text:style-name="Strong_20_Emphasis">1–2 sentence perfect answers</text:span></text:p>
        </text:list-item>
        <text:list-item>
          <text:p text:style-name="P459">📌 create a <text:span text:style-name="Strong_20_Emphasis">revision cheatsheet PDF-style</text:span></text:p>
        </text:list-item>
      </text:list>
      <text:p text:style-name="P172">Just tell me 👍</text:p>
      <text:p text:style-name="Horizontal_20_Line"/>
      <text:h text:style-name="Heading_20_2" text:outline-level="2">🔵 <text:span text:style-name="Strong_20_Emphasis">LEVEL 4: ASYNCHRONOUS JAVASCRIPT</text:span></text:h>
      <text:h text:style-name="Heading_20_3" text:outline-level="3">⏱ Event Loop &amp; Async</text:h>
      <text:list xml:id="list1180281920" text:style-name="L211">
        <text:list-item>
          <text:p text:style-name="P460">What is the event loop?</text:p>
        </text:list-item>
      </text:list>
      <text:h text:style-name="P106" text:outline-level="2"><text:span text:style-name="Strong_20_Emphasis">What is the Event Loop?</text:span></text:h>
      <text:p text:style-name="P102">The <text:span text:style-name="Strong_20_Emphasis">event loop</text:span> is the core mechanism that allows JavaScript to be <text:span text:style-name="Strong_20_Emphasis">non-blocking</text:span> and <text:span text:style-name="Strong_20_Emphasis">asynchronous</text:span>, even though JavaScript itself runs on a <text:span text:style-name="Strong_20_Emphasis">single thread</text:span>.</text:p>
      <text:p text:style-name="P102">JavaScript can execute only <text:span text:style-name="Strong_20_Emphasis">one piece of code at a time</text:span>, but browsers and Node.js provide additional APIs (timers, network, I/O). The event loop coordinates between <text:span text:style-name="Strong_20_Emphasis">synchronous code</text:span>, <text:span text:style-name="Strong_20_Emphasis">asynchronous callbacks</text:span>, and <text:span text:style-name="Strong_20_Emphasis">promises</text:span>, deciding <text:span text:style-name="Strong_20_Emphasis">when and in what order</text:span> they run.</text:p>
      <text:p text:style-name="P119"/>
      <text:h text:style-name="P363" text:outline-level="2"><text:span text:style-name="Strong_20_Emphasis">Main Components Involved</text:span></text:h>
      <text:h text:style-name="P118" text:outline-level="3"><text:span text:style-name="Strong_20_Emphasis">1. Call Stack</text:span></text:h>
      <text:p text:style-name="P102">The call stack is where JavaScript executes functions.</text:p>
      <text:list text:style-name="L212">
        <text:list-item>
          <text:p text:style-name="P461">Functions are pushed onto the stack when called</text:p>
        </text:list-item>
        <text:list-item>
          <text:p text:style-name="P461">Popped off when they return</text:p>
        </text:list-item>
        <text:list-item>
          <text:p text:style-name="P461">If the stack is busy, no other JS can run</text:p>
        </text:list-item>
      </text:list>
      <text:p text:style-name="P100"><text:span text:style-name="Source_20_Text">function a() {</text:span></text:p>
      <text:p text:style-name="P101"><text:span text:style-name="Source_20_Text"><text:s text:c="2"/>b();</text:span></text:p>
      <text:p text:style-name="P101"><text:span text:style-name="Source_20_Text">}</text:span></text:p>
      <text:p text:style-name="P101"><text:span text:style-name="Source_20_Text">function b() {}</text:span></text:p>
      <text:p text:style-name="P101"/>
      <text:p text:style-name="P101"><text:span text:style-name="Source_20_Text">a();</text:span></text:p>
      <text:p text:style-name="P119"/>
      <text:h text:style-name="P118" text:outline-level="3"><text:soft-page-break/><text:span text:style-name="Strong_20_Emphasis">2. Web APIs / Node APIs</text:span></text:h>
      <text:p text:style-name="P102">These are provided by the runtime (browser or Node.js), not JavaScript itself.<text:line-break/>Examples:</text:p>
      <text:list text:style-name="L213">
        <text:list-item>
          <text:p text:style-name="P462"><text:span text:style-name="Source_20_Text">setTimeout</text:span></text:p>
        </text:list-item>
        <text:list-item>
          <text:p text:style-name="P462">DOM events</text:p>
        </text:list-item>
        <text:list-item>
          <text:p text:style-name="P462"><text:span text:style-name="Source_20_Text">fetch</text:span></text:p>
        </text:list-item>
        <text:list-item>
          <text:p text:style-name="P462">File system, network I/O (Node.js)</text:p>
        </text:list-item>
      </text:list>
      <text:p text:style-name="P102">When async functions are called, they are <text:span text:style-name="Strong_20_Emphasis">offloaded</text:span> to these APIs.</text:p>
      <text:p text:style-name="P119"/>
      <text:h text:style-name="P118" text:outline-level="3"><text:span text:style-name="Strong_20_Emphasis">3. Task Queues</text:span></text:h>
      <text:p text:style-name="P102">There are <text:span text:style-name="Strong_20_Emphasis">two main queues</text:span>:</text:p>
      <text:h text:style-name="P463" text:outline-level="4"><text:span text:style-name="Strong_20_Emphasis">Macrotask Queue</text:span></text:h>
      <text:list text:style-name="L214">
        <text:list-item>
          <text:p text:style-name="P464"><text:span text:style-name="Source_20_Text">setTimeout</text:span></text:p>
        </text:list-item>
        <text:list-item>
          <text:p text:style-name="P464"><text:span text:style-name="Source_20_Text">setInterval</text:span></text:p>
        </text:list-item>
        <text:list-item>
          <text:p text:style-name="P464">DOM events</text:p>
        </text:list-item>
        <text:list-item>
          <text:p text:style-name="P464"><text:span text:style-name="Source_20_Text">setImmediate</text:span> (Node)</text:p>
        </text:list-item>
      </text:list>
      <text:h text:style-name="P463" text:outline-level="4"><text:span text:style-name="Strong_20_Emphasis">Microtask Queue</text:span></text:h>
      <text:list text:style-name="L215">
        <text:list-item>
          <text:p text:style-name="P465"><text:span text:style-name="Source_20_Text">Promise.then / catch / finally</text:span></text:p>
        </text:list-item>
        <text:list-item>
          <text:p text:style-name="P465"><text:span text:style-name="Source_20_Text">queueMicrotask</text:span></text:p>
        </text:list-item>
        <text:list-item>
          <text:p text:style-name="P465"><text:span text:style-name="Source_20_Text">MutationObserver</text:span></text:p>
        </text:list-item>
      </text:list>
      <text:p text:style-name="P119"/>
      <text:h text:style-name="P118" text:outline-level="3"><text:span text:style-name="Strong_20_Emphasis">4. Event Loop (Coordinator)</text:span></text:h>
      <text:p text:style-name="P102">The event loop:</text:p>
      <text:list text:style-name="L216">
        <text:list-item>
          <text:p text:style-name="P466">Checks if the <text:span text:style-name="Strong_20_Emphasis">call stack is empty</text:span></text:p>
        </text:list-item>
        <text:list-item>
          <text:p text:style-name="P466">Executes <text:span text:style-name="Strong_20_Emphasis">all microtasks</text:span></text:p>
        </text:list-item>
        <text:list-item>
          <text:p text:style-name="P466">Takes <text:span text:style-name="Strong_20_Emphasis">one macrotask</text:span> and pushes it to the call stack</text:p>
        </text:list-item>
        <text:list-item>
          <text:p text:style-name="P466">Repeats this cycle forever</text:p>
        </text:list-item>
      </text:list>
      <text:p text:style-name="P119"/>
      <text:h text:style-name="P363" text:outline-level="2"><text:span text:style-name="Strong_20_Emphasis">Execution Order Rule (VERY IMPORTANT)</text:span></text:h>
      <text:p text:style-name="P117"><text:span text:style-name="Strong_20_Emphasis">Microtasks always run before macrotasks</text:span></text:p>
      <text:p text:style-name="P119"/>
      <text:h text:style-name="P363" text:outline-level="2"><text:soft-page-break/><text:span text:style-name="Strong_20_Emphasis">Example Execution Order</text:span></text:h>
      <text:p text:style-name="P100"><text:span text:style-name="Source_20_Text">console.log("start");</text:span></text:p>
      <text:p text:style-name="P101"/>
      <text:p text:style-name="P101"><text:span text:style-name="Source_20_Text">setTimeout(() =&gt; {</text:span></text:p>
      <text:p text:style-name="P101"><text:span text:style-name="Source_20_Text"><text:s text:c="2"/>console.log("timeout");</text:span></text:p>
      <text:p text:style-name="P101"><text:span text:style-name="Source_20_Text">}, 0);</text:span></text:p>
      <text:p text:style-name="P101"/>
      <text:p text:style-name="P101"><text:span text:style-name="Source_20_Text">Promise.resolve().then(() =&gt; {</text:span></text:p>
      <text:p text:style-name="P101"><text:span text:style-name="Source_20_Text"><text:s text:c="2"/>console.log("promise");</text:span></text:p>
      <text:p text:style-name="P101"><text:span text:style-name="Source_20_Text">});</text:span></text:p>
      <text:p text:style-name="P101"/>
      <text:p text:style-name="P101"><text:span text:style-name="Source_20_Text">console.log("end");</text:span></text:p>
      <text:h text:style-name="P118" text:outline-level="3"><text:span text:style-name="Strong_20_Emphasis">Output</text:span></text:h>
      <text:p text:style-name="P100"><text:span text:style-name="Source_20_Text">start</text:span></text:p>
      <text:p text:style-name="P101"><text:span text:style-name="Source_20_Text">end</text:span></text:p>
      <text:p text:style-name="P101"><text:span text:style-name="Source_20_Text">promise</text:span></text:p>
      <text:p text:style-name="P101"><text:span text:style-name="Source_20_Text">timeout</text:span></text:p>
      <text:h text:style-name="P118" text:outline-level="3"><text:span text:style-name="Strong_20_Emphasis">Why?</text:span></text:h>
      <text:list text:style-name="L217">
        <text:list-item>
          <text:p text:style-name="P467"><text:span text:style-name="Source_20_Text">start</text:span> → sync → call stack</text:p>
        </text:list-item>
        <text:list-item>
          <text:p text:style-name="P467"><text:span text:style-name="Source_20_Text">end</text:span> → sync → call stack</text:p>
        </text:list-item>
        <text:list-item>
          <text:p text:style-name="P467"><text:span text:style-name="Source_20_Text">Promise.then</text:span> → microtask → executed next</text:p>
        </text:list-item>
        <text:list-item>
          <text:p text:style-name="P467"><text:span text:style-name="Source_20_Text">setTimeout</text:span> → macrotask → executed after microtasks</text:p>
        </text:list-item>
      </text:list>
      <text:p text:style-name="P119"/>
      <text:h text:style-name="P363" text:outline-level="2"><text:span text:style-name="Strong_20_Emphasis">Visual Flow</text:span></text:h>
      <text:p text:style-name="P100"><text:span text:style-name="Source_20_Text">Call Stack</text:span></text:p>
      <text:p text:style-name="P101"><text:span text:style-name="Source_20_Text"><text:s text:c="3"/>|</text:span></text:p>
      <text:p text:style-name="P101"><text:span text:style-name="Source_20_Text"><text:s text:c="3"/>v</text:span></text:p>
      <text:p text:style-name="P101"><text:span text:style-name="Source_20_Text">Microtask Queue <text:s/>← (Promises)</text:span></text:p>
      <text:p text:style-name="P101"><text:span text:style-name="Source_20_Text"><text:s text:c="3"/>|</text:span></text:p>
      <text:p text:style-name="P101"><text:span text:style-name="Source_20_Text"><text:s text:c="3"/>v</text:span></text:p>
      <text:p text:style-name="P101"><text:span text:style-name="Source_20_Text">Macrotask Queue <text:s/>← (Timers, Events)</text:span></text:p>
      <text:p text:style-name="P119"/>
      <text:h text:style-name="P363" text:outline-level="2"><text:soft-page-break/><text:span text:style-name="Strong_20_Emphasis">Why the Event Loop Matters</text:span></text:h>
      <text:list text:style-name="L218">
        <text:list-item>
          <text:p text:style-name="P468">Enables <text:span text:style-name="Strong_20_Emphasis">non-blocking I/O</text:span></text:p>
        </text:list-item>
        <text:list-item>
          <text:p text:style-name="P468">Allows async operations without multi-threading</text:p>
        </text:list-item>
        <text:list-item>
          <text:p text:style-name="P468">Explains:</text:p>
          <text:list>
            <text:list-item>
              <text:p text:style-name="P468">Why promises resolve before timeouts</text:p>
            </text:list-item>
            <text:list-item>
              <text:p text:style-name="P468">Why heavy sync code freezes the UI</text:p>
            </text:list-item>
            <text:list-item>
              <text:p text:style-name="P468">Why <text:span text:style-name="Source_20_Text">await</text:span> pauses execution logically, not physically</text:p>
            </text:list-item>
          </text:list>
        </text:list-item>
      </text:list>
      <text:p text:style-name="P119"/>
      <text:h text:style-name="P363" text:outline-level="2"><text:span text:style-name="Strong_20_Emphasis">Browser vs Node.js (High-Level Difference)</text:span></text:h>
      <text:list text:style-name="L219">
        <text:list-item>
          <text:p text:style-name="P469">Browser event loop prioritizes <text:span text:style-name="Strong_20_Emphasis">rendering</text:span></text:p>
        </text:list-item>
        <text:list-item>
          <text:p text:style-name="P469">Node.js has <text:span text:style-name="Strong_20_Emphasis">multiple phases</text:span> (timers, poll, check, close callbacks)</text:p>
        </text:list-item>
        <text:list-item>
          <text:p text:style-name="P469">But <text:span text:style-name="Strong_20_Emphasis">microtasks still always run first</text:span> in both</text:p>
        </text:list-item>
      </text:list>
      <text:p text:style-name="P119"/>
      <text:h text:style-name="P363" text:outline-level="2"><text:span text:style-name="Strong_20_Emphasis">Key Interview Takeaway</text:span></text:h>
      <text:p text:style-name="P117">The event loop continuously checks the call stack and queues, executing synchronous code first, then all microtasks, and finally macrotasks, enabling JavaScript to handle asynchronous operations efficiently on a single thread.</text:p>
      <text:p text:style-name="P119"/>
      <text:p text:style-name="P85"/>
      <text:list xml:id="list231114128274808" text:continue-list="list1180281920" text:style-name="L211">
        <text:list-header>
          <text:p text:style-name="P460"/>
        </text:list-header>
        <text:list-item>
          <text:p text:style-name="P460">What are microtasks and macrotasks?</text:p>
        </text:list-item>
      </text:list>
      <text:h text:style-name="P470" text:outline-level="2"><text:span text:style-name="Strong_20_Emphasis">What are Microtasks and Macrotasks?</text:span></text:h>
      <text:p text:style-name="P295">In JavaScript’s event loop, <text:span text:style-name="Strong_20_Emphasis">microtasks</text:span> and <text:span text:style-name="Strong_20_Emphasis">macrotasks</text:span> are two different queues that determine the <text:span text:style-name="Strong_20_Emphasis">execution priority of asynchronous code</text:span>. Even though JavaScript is single-threaded, these queues allow async operations to be scheduled and executed in a predictable order.</text:p>
      <text:p text:style-name="P297"/>
      <text:h text:style-name="P471" text:outline-level="2"><text:span text:style-name="Strong_20_Emphasis">Macrotasks (Task Queue)</text:span></text:h>
      <text:p text:style-name="P295">Macrotasks represent <text:span text:style-name="Strong_20_Emphasis">larger, scheduled tasks</text:span> that are executed <text:span text:style-name="Strong_20_Emphasis">one at a time</text:span> by the event loop after the current execution and microtasks are completed.</text:p>
      <text:h text:style-name="P305" text:outline-level="3"><text:soft-page-break/><text:span text:style-name="Strong_20_Emphasis">Examples of macrotasks</text:span></text:h>
      <text:list text:style-name="L220">
        <text:list-item>
          <text:p text:style-name="P472"><text:span text:style-name="Source_20_Text">setTimeout</text:span></text:p>
        </text:list-item>
        <text:list-item>
          <text:p text:style-name="P472"><text:span text:style-name="Source_20_Text">setInterval</text:span></text:p>
        </text:list-item>
        <text:list-item>
          <text:p text:style-name="P472">DOM events (click, scroll)</text:p>
        </text:list-item>
        <text:list-item>
          <text:p text:style-name="P472"><text:span text:style-name="Source_20_Text">setImmediate</text:span> (Node.js)</text:p>
        </text:list-item>
        <text:list-item>
          <text:p text:style-name="P472">MessageChannel</text:p>
        </text:list-item>
      </text:list>
      <text:h text:style-name="P305" text:outline-level="3"><text:span text:style-name="Strong_20_Emphasis">How they run</text:span></text:h>
      <text:list text:style-name="L221">
        <text:list-item>
          <text:p text:style-name="P473">Only <text:span text:style-name="Strong_20_Emphasis">one macrotask</text:span> is taken from the queue per event loop iteration</text:p>
        </text:list-item>
        <text:list-item>
          <text:p text:style-name="P473">After it runs, the event loop checks the microtask queue again</text:p>
        </text:list-item>
      </text:list>
      <text:p text:style-name="P299"><text:span text:style-name="Source_20_Text">setTimeout(() =&gt; {</text:span></text:p>
      <text:p text:style-name="P300"><text:span text:style-name="Source_20_Text"><text:s text:c="2"/>console.log("macrotask");</text:span></text:p>
      <text:p text:style-name="P300"><text:span text:style-name="Source_20_Text">}, 0);</text:span></text:p>
      <text:p text:style-name="P297"/>
      <text:h text:style-name="P471" text:outline-level="2"><text:span text:style-name="Strong_20_Emphasis">Microtasks</text:span></text:h>
      <text:p text:style-name="P295">Microtasks are <text:span text:style-name="Strong_20_Emphasis">high-priority tasks</text:span> that must be executed <text:span text:style-name="Strong_20_Emphasis">immediately after the current call stack finishes</text:span>, <text:span text:style-name="Strong_20_Emphasis">before</text:span> any macrotask runs.</text:p>
      <text:h text:style-name="P305" text:outline-level="3"><text:span text:style-name="Strong_20_Emphasis">Examples of microtasks</text:span></text:h>
      <text:list text:style-name="L222">
        <text:list-item>
          <text:p text:style-name="P474"><text:span text:style-name="Source_20_Text">Promise.then / catch / finally</text:span></text:p>
        </text:list-item>
        <text:list-item>
          <text:p text:style-name="P474"><text:span text:style-name="Source_20_Text">queueMicrotask</text:span></text:p>
        </text:list-item>
        <text:list-item>
          <text:p text:style-name="P474"><text:span text:style-name="Source_20_Text">MutationObserver</text:span></text:p>
        </text:list-item>
      </text:list>
      <text:h text:style-name="P305" text:outline-level="3"><text:span text:style-name="Strong_20_Emphasis">How they run</text:span></text:h>
      <text:list text:style-name="L223">
        <text:list-item>
          <text:p text:style-name="P475">The microtask queue is <text:span text:style-name="Strong_20_Emphasis">fully drained</text:span></text:p>
        </text:list-item>
        <text:list-item>
          <text:p text:style-name="P475">If a microtask schedules another microtask, it runs in the same cycle</text:p>
        </text:list-item>
      </text:list>
      <text:p text:style-name="P299"><text:span text:style-name="Source_20_Text">Promise.resolve().then(() =&gt; {</text:span></text:p>
      <text:p text:style-name="P300"><text:span text:style-name="Source_20_Text"><text:s text:c="2"/>console.log("microtask");</text:span></text:p>
      <text:p text:style-name="P300"><text:span text:style-name="Source_20_Text">});</text:span></text:p>
      <text:p text:style-name="P297"/>
      <text:h text:style-name="P471" text:outline-level="2"><text:span text:style-name="Strong_20_Emphasis">Execution Priority Rule (CRITICAL)</text:span></text:h>
      <text:p text:style-name="P294"><text:span text:style-name="Strong_20_Emphasis">All microtasks run before any macrotask</text:span></text:p>
      <text:p text:style-name="P295">This rule applies in both <text:span text:style-name="Strong_20_Emphasis">browsers</text:span> and <text:span text:style-name="Strong_20_Emphasis">Node.js</text:span>.</text:p>
      <text:p text:style-name="P297"><text:soft-page-break/></text:p>
      <text:h text:style-name="P471" text:outline-level="2"><text:span text:style-name="Strong_20_Emphasis">Execution Order Example</text:span></text:h>
      <text:p text:style-name="P299"><text:span text:style-name="Source_20_Text">console.log("start");</text:span></text:p>
      <text:p text:style-name="P300"/>
      <text:p text:style-name="P300"><text:span text:style-name="Source_20_Text">setTimeout(() =&gt; console.log("timeout"), 0);</text:span></text:p>
      <text:p text:style-name="P300"/>
      <text:p text:style-name="P300"><text:span text:style-name="Source_20_Text">Promise.resolve().then(() =&gt; console.log("promise"));</text:span></text:p>
      <text:p text:style-name="P300"/>
      <text:p text:style-name="P300"><text:span text:style-name="Source_20_Text">console.log("end");</text:span></text:p>
      <text:h text:style-name="P305" text:outline-level="3"><text:span text:style-name="Strong_20_Emphasis">Output</text:span></text:h>
      <text:p text:style-name="P299"><text:span text:style-name="Source_20_Text">start</text:span></text:p>
      <text:p text:style-name="P300"><text:span text:style-name="Source_20_Text">end</text:span></text:p>
      <text:p text:style-name="P300"><text:span text:style-name="Source_20_Text">promise</text:span></text:p>
      <text:p text:style-name="P300"><text:span text:style-name="Source_20_Text">timeout</text:span></text:p>
      <text:h text:style-name="P305" text:outline-level="3"><text:span text:style-name="Strong_20_Emphasis">Explanation</text:span></text:h>
      <text:list text:style-name="L224">
        <text:list-item>
          <text:p text:style-name="P476">Synchronous code runs first</text:p>
        </text:list-item>
        <text:list-item>
          <text:p text:style-name="P476">Microtasks (<text:span text:style-name="Source_20_Text">Promise.then</text:span>) run next</text:p>
        </text:list-item>
        <text:list-item>
          <text:p text:style-name="P476">Macrotasks (<text:span text:style-name="Source_20_Text">setTimeout</text:span>) run last</text:p>
        </text:list-item>
      </text:list>
      <text:p text:style-name="P297"/>
      <text:h text:style-name="P471" text:outline-level="2"><text:span text:style-name="Strong_20_Emphasis">Why Microtasks Exist</text:span></text:h>
      <text:p text:style-name="P295">Microtasks are used for:</text:p>
      <text:list text:style-name="L225">
        <text:list-item>
          <text:p text:style-name="P477">Promise resolution</text:p>
        </text:list-item>
        <text:list-item>
          <text:p text:style-name="P477">Consistent async behavior</text:p>
        </text:list-item>
        <text:list-item>
          <text:p text:style-name="P477">Preventing race conditions</text:p>
        </text:list-item>
        <text:list-item>
          <text:p text:style-name="P477">Ensuring predictable ordering before UI updates</text:p>
        </text:list-item>
      </text:list>
      <text:p text:style-name="P295">They allow promises to resolve <text:span text:style-name="Strong_20_Emphasis">as soon as possible</text:span>, without waiting for timers or events.</text:p>
      <text:p text:style-name="P297"/>
      <text:h text:style-name="P471" text:outline-level="2"><text:span text:style-name="Strong_20_Emphasis">Browser vs Node.js Note</text:span></text:h>
      <text:list text:style-name="L226">
        <text:list-item>
          <text:p text:style-name="P478">Browser event loop includes rendering between tasks</text:p>
        </text:list-item>
        <text:list-item>
          <text:p text:style-name="P478">Node.js event loop has phases (timers, poll, check)</text:p>
        </text:list-item>
        <text:list-item>
          <text:p text:style-name="P478"><text:span text:style-name="Strong_20_Emphasis">Microtasks always have higher priority in both environments</text:span></text:p>
        </text:list-item>
      </text:list>
      <text:p text:style-name="P297"><text:soft-page-break/></text:p>
      <text:h text:style-name="P471" text:outline-level="2"><text:span text:style-name="Strong_20_Emphasis">Common Interview Trap</text:span></text:h>
      <text:p text:style-name="P299"><text:span text:style-name="Source_20_Text">Promise.resolve().then(() =&gt; {</text:span></text:p>
      <text:p text:style-name="P300"><text:span text:style-name="Source_20_Text"><text:s text:c="2"/>console.log("A");</text:span></text:p>
      <text:p text:style-name="P300"><text:span text:style-name="Source_20_Text"><text:s text:c="2"/>Promise.resolve().then(() =&gt; console.log("B"));</text:span></text:p>
      <text:p text:style-name="P300"><text:span text:style-name="Source_20_Text">});</text:span></text:p>
      <text:h text:style-name="P305" text:outline-level="3"><text:span text:style-name="Strong_20_Emphasis">Output</text:span></text:h>
      <text:p text:style-name="P299"><text:span text:style-name="Source_20_Text">A</text:span></text:p>
      <text:p text:style-name="P300"><text:span text:style-name="Source_20_Text">B</text:span></text:p>
      <text:p text:style-name="P295">Because the microtask queue is fully drained before moving on.</text:p>
      <text:p text:style-name="P297"/>
      <text:h text:style-name="P471" text:outline-level="2"><text:span text:style-name="Strong_20_Emphasis">Key Interview Answer</text:span></text:h>
      <text:p text:style-name="P294">Microtasks are high-priority async callbacks like promise handlers that run immediately after the current call stack, while macrotasks are scheduled tasks like timers and events that run after microtasks. The event loop always executes all microtasks before any macrotask.</text:p>
      <text:p text:style-name="P297"/>
      <text:p text:style-name="P295">If you want next:</text:p>
      <text:list text:style-name="L227">
        <text:list-item>
          <text:p text:style-name="P479"><text:span text:style-name="Strong_20_Emphasis">Event loop tricky questions</text:span></text:p>
        </text:list-item>
        <text:list-item>
          <text:p text:style-name="P479"><text:span text:style-name="Strong_20_Emphasis">Node.js event loop phases</text:span></text:p>
        </text:list-item>
        <text:list-item>
          <text:p text:style-name="P479"><text:span text:style-name="Strong_20_Emphasis"><text:span text:style-name="Source_20_Text">async/await</text:span></text:span><text:span text:style-name="Strong_20_Emphasis"> execution order</text:span></text:p>
        </text:list-item>
      </text:list>
      <text:p text:style-name="P295">Just say <text:span text:style-name="Strong_20_Emphasis">“next”</text:span>.</text:p>
      <text:p text:style-name="P293"/>
      <text:list xml:id="list231114158127333" text:continue-list="list231114128274808" text:style-name="L211">
        <text:list-item>
          <text:p text:style-name="P460">Explain call stack, callback queue, and microtask queue.</text:p>
        </text:list-item>
      </text:list>
      <text:h text:style-name="P480" text:outline-level="1"><text:span text:style-name="Strong_20_Emphasis">Call Stack, Callback Queue, and Microtask Queue — FULL INTERNALS</text:span></text:h>
      <text:p text:style-name="P295">JavaScript is <text:span text:style-name="Strong_20_Emphasis">single-threaded</text:span>, meaning it has <text:span text:style-name="Strong_20_Emphasis">one main execution thread</text:span>.<text:line-break/>Yet it handles async operations efficiently because of <text:span text:style-name="Strong_20_Emphasis">the event loop architecture</text:span>, which is <text:span text:style-name="Strong_20_Emphasis">part JavaScript engine + part runtime environment (browser / Node.js)</text:span>.</text:p>
      <text:p text:style-name="P295">Let’s break everything <text:span text:style-name="Strong_20_Emphasis">from the lowest level upward</text:span>.</text:p>
      <text:p text:style-name="P297"/>
      <text:h text:style-name="P471" text:outline-level="2"><text:soft-page-break/><text:span text:style-name="Strong_20_Emphasis">1. Call Stack (Execution Context Stack)</text:span></text:h>
      <text:p text:style-name="P295">The <text:span text:style-name="Strong_20_Emphasis">call stack</text:span> is a <text:span text:style-name="Strong_20_Emphasis">LIFO (Last In, First Out)</text:span> stack maintained by the <text:span text:style-name="Strong_20_Emphasis">JavaScript engine</text:span> (V8, SpiderMonkey, etc.).</text:p>
      <text:h text:style-name="P305" text:outline-level="3">What lives on the call stack?</text:h>
      <text:list text:style-name="L228">
        <text:list-item>
          <text:p text:style-name="P481">Execution Contexts</text:p>
          <text:list>
            <text:list-item>
              <text:p text:style-name="P481">Global Execution Context</text:p>
            </text:list-item>
            <text:list-item>
              <text:p text:style-name="P481">Function Execution Contexts</text:p>
            </text:list-item>
          </text:list>
        </text:list-item>
      </text:list>
      <text:h text:style-name="P305" text:outline-level="3">Execution Context contains:</text:h>
      <text:list text:style-name="L229">
        <text:list-item>
          <text:p text:style-name="P482">Variable Environment</text:p>
        </text:list-item>
        <text:list-item>
          <text:p text:style-name="P482">Lexical Environment</text:p>
        </text:list-item>
        <text:list-item>
          <text:p text:style-name="P482"><text:span text:style-name="Source_20_Text">this</text:span> binding</text:p>
        </text:list-item>
      </text:list>
      <text:p text:style-name="P297"/>
      <text:h text:style-name="P305" text:outline-level="3"><text:span text:style-name="Strong_20_Emphasis">How code enters the call stack</text:span></text:h>
      <text:p text:style-name="P299"><text:span text:style-name="Source_20_Text">function a() {</text:span></text:p>
      <text:p text:style-name="P300"><text:span text:style-name="Source_20_Text"><text:s text:c="2"/>b();</text:span></text:p>
      <text:p text:style-name="P300"><text:span text:style-name="Source_20_Text">}</text:span></text:p>
      <text:p text:style-name="P300"/>
      <text:p text:style-name="P300"><text:span text:style-name="Source_20_Text">function b() {</text:span></text:p>
      <text:p text:style-name="P300"><text:span text:style-name="Source_20_Text"><text:s text:c="2"/>c();</text:span></text:p>
      <text:p text:style-name="P300"><text:span text:style-name="Source_20_Text">}</text:span></text:p>
      <text:p text:style-name="P300"/>
      <text:p text:style-name="P300"><text:span text:style-name="Source_20_Text">function c() {</text:span></text:p>
      <text:p text:style-name="P300"><text:span text:style-name="Source_20_Text"><text:s text:c="2"/>console.log("hello");</text:span></text:p>
      <text:p text:style-name="P300"><text:span text:style-name="Source_20_Text">}</text:span></text:p>
      <text:p text:style-name="P300"/>
      <text:p text:style-name="P300"><text:span text:style-name="Source_20_Text">a();</text:span></text:p>
      <text:h text:style-name="P305" text:outline-level="3">Stack evolution:</text:h>
      <text:p text:style-name="P299"><text:span text:style-name="Source_20_Text">Global Execution Context</text:span></text:p>
      <text:p text:style-name="P300"><text:span text:style-name="Source_20_Text">↓</text:span></text:p>
      <text:p text:style-name="P300"><text:span text:style-name="Source_20_Text">a()</text:span></text:p>
      <text:p text:style-name="P300"><text:span text:style-name="Source_20_Text">↓</text:span></text:p>
      <text:p text:style-name="P300"><text:span text:style-name="Source_20_Text">b()</text:span></text:p>
      <text:p text:style-name="P300"><text:soft-page-break/><text:span text:style-name="Source_20_Text">↓</text:span></text:p>
      <text:p text:style-name="P300"><text:span text:style-name="Source_20_Text">c()</text:span></text:p>
      <text:p text:style-name="P300"><text:span text:style-name="Source_20_Text">↓</text:span></text:p>
      <text:p text:style-name="P300"><text:span text:style-name="Source_20_Text">console.log()</text:span></text:p>
      <text:p text:style-name="P295">Each function call:</text:p>
      <text:list text:style-name="L230">
        <text:list-item>
          <text:p text:style-name="P483">Creates a new execution context</text:p>
        </text:list-item>
        <text:list-item>
          <text:p text:style-name="P483">Pushes it onto the stack</text:p>
        </text:list-item>
        <text:list-item>
          <text:p text:style-name="P483">Pops it when finished</text:p>
        </text:list-item>
      </text:list>
      <text:p text:style-name="P295">⚠ <text:span text:style-name="Strong_20_Emphasis">If the call stack is blocked</text:span> (infinite loop, heavy sync task):</text:p>
      <text:list text:style-name="L231">
        <text:list-item>
          <text:p text:style-name="P484">UI freezes</text:p>
        </text:list-item>
        <text:list-item>
          <text:p text:style-name="P484">No async callback can run</text:p>
        </text:list-item>
        <text:list-item>
          <text:p text:style-name="P484">Event loop cannot push new tasks</text:p>
        </text:list-item>
      </text:list>
      <text:p text:style-name="P297"/>
      <text:h text:style-name="P471" text:outline-level="2"><text:span text:style-name="Strong_20_Emphasis">2. Runtime Environment (Outside JS Engine)</text:span></text:h>
      <text:p text:style-name="P295">Important point many miss:</text:p>
      <text:p text:style-name="P294"><text:span text:style-name="Strong_20_Emphasis">Timers, network, DOM, promises are NOT part of JavaScript itself</text:span></text:p>
      <text:p text:style-name="P295">They are provided by:</text:p>
      <text:list text:style-name="L232">
        <text:list-item>
          <text:p text:style-name="P485"><text:span text:style-name="Strong_20_Emphasis">Browser APIs</text:span> (Web APIs)</text:p>
        </text:list-item>
        <text:list-item>
          <text:p text:style-name="P485"><text:span text:style-name="Strong_20_Emphasis">Node.js APIs (libuv)</text:span></text:p>
        </text:list-item>
      </text:list>
      <text:p text:style-name="P297"/>
      <text:h text:style-name="P305" text:outline-level="3">Example</text:h>
      <text:p text:style-name="P299"><text:span text:style-name="Source_20_Text">setTimeout(() =&gt; console.log("A"), 1000);</text:span></text:p>
      <text:p text:style-name="P295">Flow:</text:p>
      <text:list text:style-name="L233">
        <text:list-item>
          <text:p text:style-name="P486">JS engine sees <text:span text:style-name="Source_20_Text">setTimeout</text:span></text:p>
        </text:list-item>
        <text:list-item>
          <text:p text:style-name="P486">Hands it off to <text:span text:style-name="Strong_20_Emphasis">Web API / libuv</text:span></text:p>
        </text:list-item>
        <text:list-item>
          <text:p text:style-name="P486">Timer runs <text:span text:style-name="Strong_20_Emphasis">outside</text:span> the call stack</text:p>
        </text:list-item>
        <text:list-item>
          <text:p text:style-name="P486">Once completed → callback is queued</text:p>
        </text:list-item>
      </text:list>
      <text:p text:style-name="P297"/>
      <text:h text:style-name="P471" text:outline-level="2"><text:span text:style-name="Strong_20_Emphasis">3. Callback Queue (Macrotask Queue)</text:span></text:h>
      <text:p text:style-name="P295">The <text:span text:style-name="Strong_20_Emphasis">callback queue</text:span> stores <text:span text:style-name="Strong_20_Emphasis">macrotasks</text:span> once they are ready to be executed.</text:p>
      <text:h text:style-name="P305" text:outline-level="3"><text:soft-page-break/>Typical macrotasks:</text:h>
      <text:list text:style-name="L234">
        <text:list-item>
          <text:p text:style-name="P487"><text:span text:style-name="Source_20_Text">setTimeout</text:span></text:p>
        </text:list-item>
        <text:list-item>
          <text:p text:style-name="P487"><text:span text:style-name="Source_20_Text">setInterval</text:span></text:p>
        </text:list-item>
        <text:list-item>
          <text:p text:style-name="P487">DOM events</text:p>
        </text:list-item>
        <text:list-item>
          <text:p text:style-name="P487"><text:span text:style-name="Source_20_Text">setImmediate</text:span> (Node)</text:p>
        </text:list-item>
        <text:list-item>
          <text:p text:style-name="P487">MessageChannel</text:p>
        </text:list-item>
      </text:list>
      <text:h text:style-name="P305" text:outline-level="3">Important properties:</text:h>
      <text:list text:style-name="L235">
        <text:list-item>
          <text:p text:style-name="P488">FIFO queue</text:p>
        </text:list-item>
        <text:list-item>
          <text:p text:style-name="P488">Only <text:span text:style-name="Strong_20_Emphasis">ONE macrotask</text:span> is taken per event loop iteration</text:p>
        </text:list-item>
        <text:list-item>
          <text:p text:style-name="P488">Runs <text:span text:style-name="Strong_20_Emphasis">after microtasks</text:span></text:p>
        </text:list-item>
      </text:list>
      <text:p text:style-name="P297"/>
      <text:h text:style-name="P305" text:outline-level="3">Example</text:h>
      <text:p text:style-name="P299"><text:span text:style-name="Source_20_Text">setTimeout(() =&gt; console.log("timeout"), 0);</text:span></text:p>
      <text:p text:style-name="P295">Even with <text:span text:style-name="Source_20_Text">0ms</text:span>:</text:p>
      <text:list text:style-name="L236">
        <text:list-item>
          <text:p text:style-name="P489">Callback <text:span text:style-name="Strong_20_Emphasis">does not run immediately</text:span></text:p>
        </text:list-item>
        <text:list-item>
          <text:p text:style-name="P489">It waits until:</text:p>
          <text:list>
            <text:list-item>
              <text:p text:style-name="P489">Call stack is empty</text:p>
            </text:list-item>
            <text:list-item>
              <text:p text:style-name="P489">Microtask queue is drained</text:p>
            </text:list-item>
          </text:list>
        </text:list-item>
      </text:list>
      <text:p text:style-name="P297"/>
      <text:h text:style-name="P471" text:outline-level="2"><text:span text:style-name="Strong_20_Emphasis">4. Microtask Queue (Job Queue)</text:span></text:h>
      <text:p text:style-name="P295">The <text:span text:style-name="Strong_20_Emphasis">microtask queue</text:span> is a <text:span text:style-name="Strong_20_Emphasis">higher-priority queue</text:span> introduced mainly for <text:span text:style-name="Strong_20_Emphasis">Promises</text:span>.</text:p>
      <text:h text:style-name="P305" text:outline-level="3">Typical microtasks:</text:h>
      <text:list text:style-name="L237">
        <text:list-item>
          <text:p text:style-name="P490"><text:span text:style-name="Source_20_Text">Promise.then / catch / finally</text:span></text:p>
        </text:list-item>
        <text:list-item>
          <text:p text:style-name="P490"><text:span text:style-name="Source_20_Text">queueMicrotask</text:span></text:p>
        </text:list-item>
        <text:list-item>
          <text:p text:style-name="P490"><text:span text:style-name="Source_20_Text">MutationObserver</text:span></text:p>
        </text:list-item>
      </text:list>
      <text:h text:style-name="P305" text:outline-level="3">Internal rule (CRITICAL):</text:h>
      <text:p text:style-name="P294"><text:span text:style-name="Strong_20_Emphasis">The microtask queue is fully drained before the event loop proceeds</text:span></text:p>
      <text:p text:style-name="P295">That means:</text:p>
      <text:list text:style-name="L238">
        <text:list-item>
          <text:p text:style-name="P491">If a microtask schedules another microtask → it runs in the SAME cycle</text:p>
        </text:list-item>
      </text:list>
      <text:p text:style-name="P297"/>
      <text:h text:style-name="P305" text:outline-level="3"><text:soft-page-break/>Example</text:h>
      <text:p text:style-name="P299"><text:span text:style-name="Source_20_Text">Promise.resolve().then(() =&gt; {</text:span></text:p>
      <text:p text:style-name="P300"><text:span text:style-name="Source_20_Text"><text:s text:c="2"/>console.log("A");</text:span></text:p>
      <text:p text:style-name="P300"><text:span text:style-name="Source_20_Text"><text:s text:c="2"/>Promise.resolve().then(() =&gt; console.log("B"));</text:span></text:p>
      <text:p text:style-name="P300"><text:span text:style-name="Source_20_Text">});</text:span></text:p>
      <text:p text:style-name="P295">Output:</text:p>
      <text:p text:style-name="P299"><text:span text:style-name="Source_20_Text">A</text:span></text:p>
      <text:p text:style-name="P300"><text:span text:style-name="Source_20_Text">B</text:span></text:p>
      <text:p text:style-name="P295">Why?</text:p>
      <text:list text:style-name="L239">
        <text:list-item>
          <text:p text:style-name="P492">Microtask queue is drained <text:span text:style-name="Strong_20_Emphasis">until empty</text:span></text:p>
        </text:list-item>
      </text:list>
      <text:p text:style-name="P297"/>
      <text:h text:style-name="P471" text:outline-level="2"><text:span text:style-name="Strong_20_Emphasis">5. Event Loop (The Orchestrator)</text:span></text:h>
      <text:p text:style-name="P295">The <text:span text:style-name="Strong_20_Emphasis">event loop</text:span> is NOT part of JS engine.<text:line-break/>It is part of the <text:span text:style-name="Strong_20_Emphasis">runtime environment</text:span>.</text:p>
      <text:h text:style-name="P305" text:outline-level="3">Core responsibility:</text:h>
      <text:list text:style-name="L240">
        <text:list-item>
          <text:p text:style-name="P493">Continuously check:</text:p>
          <text:list>
            <text:list-item>
              <text:p text:style-name="P493">Is the call stack empty?</text:p>
            </text:list-item>
            <text:list-item>
              <text:p text:style-name="P493">Are there microtasks?</text:p>
            </text:list-item>
            <text:list-item>
              <text:p text:style-name="P493">Is there a macrotask ready?</text:p>
            </text:list-item>
          </text:list>
        </text:list-item>
      </text:list>
      <text:p text:style-name="P297"/>
      <text:h text:style-name="P305" text:outline-level="3"><text:span text:style-name="Strong_20_Emphasis">Exact Algorithm (Simplified but Accurate)</text:span></text:h>
      <text:p text:style-name="P299"><text:span text:style-name="Source_20_Text">while (true) {</text:span></text:p>
      <text:p text:style-name="P300"><text:span text:style-name="Source_20_Text"><text:s text:c="2"/>if (callStack is empty) {</text:span></text:p>
      <text:p text:style-name="P300"><text:span text:style-name="Source_20_Text"><text:s text:c="4"/>run all microtasks</text:span></text:p>
      <text:p text:style-name="P300"><text:span text:style-name="Source_20_Text"><text:s text:c="4"/>take ONE macrotask</text:span></text:p>
      <text:p text:style-name="P300"><text:span text:style-name="Source_20_Text"><text:s text:c="4"/>push it onto call stack</text:span></text:p>
      <text:p text:style-name="P300"><text:span text:style-name="Source_20_Text"><text:s text:c="2"/>}</text:span></text:p>
      <text:p text:style-name="P300"><text:span text:style-name="Source_20_Text">}</text:span></text:p>
      <text:p text:style-name="P295">⚠ Rendering (browser) happens <text:span text:style-name="Strong_20_Emphasis">between macrotasks</text:span>, never between microtasks.</text:p>
      <text:p text:style-name="P297"/>
      <text:h text:style-name="P471" text:outline-level="2"><text:span text:style-name="Strong_20_Emphasis">6. Complete Execution Timeline (Real Example)</text:span></text:h>
      <text:p text:style-name="P299"><text:span text:style-name="Source_20_Text">console.log("start");</text:span></text:p>
      <text:p text:style-name="P300"><text:soft-page-break/></text:p>
      <text:p text:style-name="P300"><text:span text:style-name="Source_20_Text">setTimeout(() =&gt; console.log("timeout"), 0);</text:span></text:p>
      <text:p text:style-name="P300"/>
      <text:p text:style-name="P300"><text:span text:style-name="Source_20_Text">Promise.resolve().then(() =&gt; console.log("promise"));</text:span></text:p>
      <text:p text:style-name="P300"/>
      <text:p text:style-name="P300"><text:span text:style-name="Source_20_Text">console.log("end");</text:span></text:p>
      <text:h text:style-name="P305" text:outline-level="3">Timeline Breakdown</text:h>
      <text:h text:style-name="P494" text:outline-level="4">Phase 1: Call Stack (Sync)</text:h>
      <text:p text:style-name="P299"><text:span text:style-name="Source_20_Text">start</text:span></text:p>
      <text:p text:style-name="P300"><text:span text:style-name="Source_20_Text">end</text:span></text:p>
      <text:h text:style-name="P494" text:outline-level="4">Phase 2: Microtask Queue</text:h>
      <text:p text:style-name="P299"><text:span text:style-name="Source_20_Text">promise</text:span></text:p>
      <text:h text:style-name="P494" text:outline-level="4">Phase 3: Callback Queue (Macrotask)</text:h>
      <text:p text:style-name="P299"><text:span text:style-name="Source_20_Text">timeout</text:span></text:p>
      <text:p text:style-name="P297"/>
      <text:h text:style-name="P471" text:outline-level="2"><text:span text:style-name="Strong_20_Emphasis">7. Why Promises Were Introduced (Design Reason)</text:span></text:h>
      <text:p text:style-name="P295">Before promises:</text:p>
      <text:list text:style-name="L241">
        <text:list-item>
          <text:p text:style-name="P495">Only macrotasks existed</text:p>
        </text:list-item>
        <text:list-item>
          <text:p text:style-name="P495">Async ordering was unpredictable</text:p>
        </text:list-item>
      </text:list>
      <text:p text:style-name="P295">Promises:</text:p>
      <text:list text:style-name="L242">
        <text:list-item>
          <text:p text:style-name="P496">Needed <text:span text:style-name="Strong_20_Emphasis">immediate, deterministic execution</text:span></text:p>
        </text:list-item>
        <text:list-item>
          <text:p text:style-name="P496">Must resolve <text:span text:style-name="Strong_20_Emphasis">before UI repaint</text:span></text:p>
        </text:list-item>
        <text:list-item>
          <text:p text:style-name="P496">Hence → microtask queue</text:p>
        </text:list-item>
      </text:list>
      <text:p text:style-name="P295">That’s why:</text:p>
      <text:p text:style-name="P299"><text:span text:style-name="Source_20_Text">Promise.then → always beats setTimeout</text:span></text:p>
      <text:p text:style-name="P297"/>
      <text:h text:style-name="P471" text:outline-level="2"><text:span text:style-name="Strong_20_Emphasis">8. Browser vs Node.js (Internal Difference)</text:span></text:h>
      <text:h text:style-name="P305" text:outline-level="3">Browser:</text:h>
      <text:list text:style-name="L243">
        <text:list-item>
          <text:p text:style-name="P497">Event loop integrates with:</text:p>
          <text:list>
            <text:list-item>
              <text:p text:style-name="P497">Rendering</text:p>
            </text:list-item>
            <text:list-item>
              <text:p text:style-name="P497">Painting</text:p>
            </text:list-item>
            <text:list-item>
              <text:p text:style-name="P497"><text:soft-page-break/>Layout</text:p>
            </text:list-item>
          </text:list>
        </text:list-item>
        <text:list-item>
          <text:p text:style-name="P497">Rendering happens <text:span text:style-name="Strong_20_Emphasis">after microtasks, before next macrotask</text:span></text:p>
        </text:list-item>
      </text:list>
      <text:h text:style-name="P305" text:outline-level="3">Node.js:</text:h>
      <text:list text:style-name="L244">
        <text:list-item>
          <text:p text:style-name="P498">Event loop has <text:span text:style-name="Strong_20_Emphasis">phases</text:span> (libuv):</text:p>
          <text:list>
            <text:list-item>
              <text:p text:style-name="P498">timers</text:p>
            </text:list-item>
            <text:list-item>
              <text:p text:style-name="P498">poll</text:p>
            </text:list-item>
            <text:list-item>
              <text:p text:style-name="P498">check</text:p>
            </text:list-item>
            <text:list-item>
              <text:p text:style-name="P498">close callbacks</text:p>
            </text:list-item>
          </text:list>
        </text:list-item>
        <text:list-item>
          <text:p text:style-name="P498">Microtasks still run <text:span text:style-name="Strong_20_Emphasis">between every phase</text:span></text:p>
        </text:list-item>
      </text:list>
      <text:p text:style-name="P295">⚠ But priority rule is SAME:</text:p>
      <text:p text:style-name="P294"><text:span text:style-name="Strong_20_Emphasis">Microtasks always run before macrotasks</text:span></text:p>
      <text:p text:style-name="P297"/>
      <text:h text:style-name="P471" text:outline-level="2"><text:span text:style-name="Strong_20_Emphasis">9. Common Pitfall (Starvation)</text:span></text:h>
      <text:p text:style-name="P299"><text:span text:style-name="Source_20_Text">function recursiveMicrotask() {</text:span></text:p>
      <text:p text:style-name="P300"><text:span text:style-name="Source_20_Text"><text:s text:c="2"/>Promise.resolve().then(recursiveMicrotask);</text:span></text:p>
      <text:p text:style-name="P300"><text:span text:style-name="Source_20_Text">}</text:span></text:p>
      <text:p text:style-name="P300"><text:span text:style-name="Source_20_Text">recursiveMicrotask();</text:span></text:p>
      <text:p text:style-name="P295">What happens?</text:p>
      <text:list text:style-name="L245">
        <text:list-item>
          <text:p text:style-name="P499">Microtask queue never empties</text:p>
        </text:list-item>
        <text:list-item>
          <text:p text:style-name="P499">Macrotasks never execute</text:p>
        </text:list-item>
        <text:list-item>
          <text:p text:style-name="P499">UI freezes</text:p>
        </text:list-item>
      </text:list>
      <text:p text:style-name="P295">This is called <text:span text:style-name="Strong_20_Emphasis">microtask starvation</text:span></text:p>
      <text:p text:style-name="P297"/>
      <text:h text:style-name="P471" text:outline-level="2"><text:span text:style-name="Strong_20_Emphasis">Mental Model (FINAL)</text:span></text:h>
      <text:p text:style-name="P299"><text:span text:style-name="Source_20_Text">JS Engine</text:span></text:p>
      <text:p text:style-name="P300"><text:span text:style-name="Source_20_Text"><text:s/>└── Call Stack (executes code)</text:span></text:p>
      <text:p text:style-name="P300"/>
      <text:p text:style-name="P300"><text:span text:style-name="Source_20_Text">Runtime</text:span></text:p>
      <text:p text:style-name="P300"><text:span text:style-name="Source_20_Text"><text:s/>├── Web APIs / libuv</text:span></text:p>
      <text:p text:style-name="P300"><text:span text:style-name="Source_20_Text"><text:s/>├── Microtask Queue (HIGH priority)</text:span></text:p>
      <text:p text:style-name="P300"><text:span text:style-name="Source_20_Text"><text:s/>├── Callback Queue (LOW priority)</text:span></text:p>
      <text:p text:style-name="P300"><text:soft-page-break/><text:span text:style-name="Source_20_Text"><text:s/>└── Event Loop (scheduler)</text:span></text:p>
      <text:p text:style-name="P297"/>
      <text:h text:style-name="P471" text:outline-level="2"><text:span text:style-name="Strong_20_Emphasis">Interview-Level Final Summary</text:span></text:h>
      <text:list text:style-name="L246">
        <text:list-item>
          <text:p text:style-name="P500">Call Stack executes synchronous JS</text:p>
        </text:list-item>
        <text:list-item>
          <text:p text:style-name="P500">Async APIs run outside JS engine</text:p>
        </text:list-item>
        <text:list-item>
          <text:p text:style-name="P500">Microtask queue handles promise callbacks</text:p>
        </text:list-item>
        <text:list-item>
          <text:p text:style-name="P500">Callback queue handles timers/events</text:p>
        </text:list-item>
        <text:list-item>
          <text:p text:style-name="P500">Event loop ensures:<text:line-break/><text:span text:style-name="Strong_20_Emphasis">stack → microtasks → one macrotask</text:span></text:p>
        </text:list-item>
        <text:list-item>
          <text:p text:style-name="P500">Microtasks always have higher priority</text:p>
        </text:list-item>
        <text:list-item>
          <text:p text:style-name="P500">Rendering happens between macrotasks</text:p>
        </text:list-item>
      </text:list>
      <text:p text:style-name="P297"/>
      <text:p text:style-name="P295">If you want next (advanced topics):</text:p>
      <text:list text:style-name="L247">
        <text:list-item>
          <text:p text:style-name="P501">🔥 Node.js event loop phases (deep)</text:p>
        </text:list-item>
        <text:list-item>
          <text:p text:style-name="P501">🔥 async/await internals</text:p>
        </text:list-item>
        <text:list-item>
          <text:p text:style-name="P501">🔥 why <text:span text:style-name="Source_20_Text">await</text:span> doesn’t block</text:p>
        </text:list-item>
        <text:list-item>
          <text:p text:style-name="P501">🔥 race conditions &amp; starvation</text:p>
        </text:list-item>
      </text:list>
      <text:p text:style-name="P293"/>
      <text:list xml:id="list231112618971506" text:continue-list="list231114158127333" text:style-name="L211">
        <text:list-item>
          <text:p text:style-name="P460">What is single-threaded nature of JS?</text:p>
        </text:list-item>
      </text:list>
      <text:h text:style-name="P502" text:outline-level="2"><text:span text:style-name="Strong_20_Emphasis">Single-Threaded Nature of JavaScript — FULL INTERNALS (Senior-Level)</text:span></text:h>
      <text:p text:style-name="P281">JavaScript is called <text:span text:style-name="Strong_20_Emphasis">single-threaded</text:span> because <text:span text:style-name="Strong_20_Emphasis">only one piece of JavaScript code can execute at any given time on the main thread</text:span>.<text:line-break/>There is <text:span text:style-name="Strong_20_Emphasis">one call stack</text:span>, and only the <text:span text:style-name="Strong_20_Emphasis">top frame</text:span> of that stack is executed.</text:p>
      <text:p text:style-name="P281">This design choice is fundamental to how JS engines (V8, SpiderMonkey) and browser runtimes work.</text:p>
      <text:p text:style-name="P284"/>
      <text:h text:style-name="P415" text:outline-level="2"><text:span text:style-name="Strong_20_Emphasis">1. What “Single-Threaded” Actually Means (Important Clarity)</text:span></text:h>
      <text:p text:style-name="P281">Single-threaded <text:span text:style-name="Strong_20_Emphasis">does NOT mean</text:span>:</text:p>
      <text:list text:style-name="L248">
        <text:list-item>
          <text:p text:style-name="P503">JavaScript can do only one thing at a time overall ❌</text:p>
        </text:list-item>
        <text:list-item>
          <text:p text:style-name="P503">JavaScript cannot perform async operations ❌</text:p>
        </text:list-item>
      </text:list>
      <text:p text:style-name="P281"><text:soft-page-break/>Single-threaded <text:span text:style-name="Strong_20_Emphasis">means</text:span>:</text:p>
      <text:list text:style-name="L249">
        <text:list-item>
          <text:p text:style-name="P504">There is <text:span text:style-name="Strong_20_Emphasis">one call stack</text:span></text:p>
        </text:list-item>
        <text:list-item>
          <text:p text:style-name="P504">Only <text:span text:style-name="Strong_20_Emphasis">one execution context</text:span> runs at a time</text:p>
        </text:list-item>
        <text:list-item>
          <text:p text:style-name="P504">No two JS functions execute simultaneously on the same thread</text:p>
        </text:list-item>
      </text:list>
      <text:p text:style-name="P289"><text:span text:style-name="Source_20_Text">while (true) {} // blocks everything</text:span></text:p>
      <text:p text:style-name="P281">If this runs:</text:p>
      <text:list text:style-name="L250">
        <text:list-item>
          <text:p text:style-name="P505">UI freezes</text:p>
        </text:list-item>
        <text:list-item>
          <text:p text:style-name="P505">Promises don’t resolve</text:p>
        </text:list-item>
        <text:list-item>
          <text:p text:style-name="P505">Timers don’t fire</text:p>
        </text:list-item>
      </text:list>
      <text:p text:style-name="P281">Because the <text:span text:style-name="Strong_20_Emphasis">call stack is blocked</text:span>.</text:p>
      <text:p text:style-name="P284"/>
      <text:h text:style-name="P415" text:outline-level="2"><text:span text:style-name="Strong_20_Emphasis">2. Why JavaScript Was Designed Single-Threaded</text:span></text:h>
      <text:h text:style-name="P286" text:outline-level="3"><text:span text:style-name="Strong_20_Emphasis">Primary reason: DOM safety</text:span></text:h>
      <text:p text:style-name="P281">Browsers expose the DOM to JavaScript.<text:line-break/>If JS were multi-threaded by default:</text:p>
      <text:p text:style-name="P289"><text:span text:style-name="Source_20_Text">thread1 → modifies DOM</text:span></text:p>
      <text:p text:style-name="P290"><text:span text:style-name="Source_20_Text">thread2 → modifies DOM</text:span></text:p>
      <text:p text:style-name="P281">This would cause:</text:p>
      <text:list text:style-name="L251">
        <text:list-item>
          <text:p text:style-name="P506">Race conditions</text:p>
        </text:list-item>
        <text:list-item>
          <text:p text:style-name="P506">Inconsistent UI state</text:p>
        </text:list-item>
        <text:list-item>
          <text:p text:style-name="P506">Extremely complex locking mechanisms</text:p>
        </text:list-item>
      </text:list>
      <text:p text:style-name="P281">Single-threading avoids this entirely.</text:p>
      <text:p text:style-name="P282"><text:span text:style-name="Strong_20_Emphasis">One thread = predictable DOM mutations</text:span></text:p>
      <text:p text:style-name="P284"/>
      <text:h text:style-name="P415" text:outline-level="2"><text:span text:style-name="Strong_20_Emphasis">3. How JavaScript Still Feels Asynchronous</text:span></text:h>
      <text:p text:style-name="P281">Although JS is single-threaded, <text:span text:style-name="Strong_20_Emphasis">the runtime environment is NOT</text:span>.</text:p>
      <text:h text:style-name="P286" text:outline-level="3">Architecture split:</text:h>
      <text:list text:style-name="L252">
        <text:list-item>
          <text:p text:style-name="P507"><text:span text:style-name="Strong_20_Emphasis">JS Engine</text:span> → executes code (single thread)</text:p>
        </text:list-item>
        <text:list-item>
          <text:p text:style-name="P507"><text:span text:style-name="Strong_20_Emphasis">Runtime (Browser / Node)</text:span> → handles async work (multi-threaded)</text:p>
        </text:list-item>
      </text:list>
      <text:p text:style-name="P281">Examples of async work handled outside JS:</text:p>
      <text:list text:style-name="L253">
        <text:list-item>
          <text:p text:style-name="P508"><text:soft-page-break/>Timers</text:p>
        </text:list-item>
        <text:list-item>
          <text:p text:style-name="P508">Network requests</text:p>
        </text:list-item>
        <text:list-item>
          <text:p text:style-name="P508">File I/O</text:p>
        </text:list-item>
        <text:list-item>
          <text:p text:style-name="P508">Crypto</text:p>
        </text:list-item>
        <text:list-item>
          <text:p text:style-name="P508">DNS</text:p>
        </text:list-item>
      </text:list>
      <text:p text:style-name="P281">JS only executes the <text:span text:style-name="Strong_20_Emphasis">callbacks</text:span>, not the async operation itself.</text:p>
      <text:p text:style-name="P284"/>
      <text:h text:style-name="P415" text:outline-level="2"><text:span text:style-name="Strong_20_Emphasis">4. Visual Architecture</text:span></text:h>
      <text:p text:style-name="P289"><text:span text:style-name="Source_20_Text">Main Thread</text:span></text:p>
      <text:p text:style-name="P290"><text:span text:style-name="Source_20_Text"><text:s/>└── Call Stack (single)</text:span></text:p>
      <text:p text:style-name="P290"/>
      <text:p text:style-name="P290"><text:span text:style-name="Source_20_Text">Background Threads</text:span></text:p>
      <text:p text:style-name="P290"><text:span text:style-name="Source_20_Text"><text:s/>├── Timers</text:span></text:p>
      <text:p text:style-name="P290"><text:span text:style-name="Source_20_Text"><text:s/>├── Network</text:span></text:p>
      <text:p text:style-name="P290"><text:span text:style-name="Source_20_Text"><text:s/>├── File I/O</text:span></text:p>
      <text:p text:style-name="P290"><text:span text:style-name="Source_20_Text"><text:s/>└── Crypto</text:span></text:p>
      <text:p text:style-name="P290"/>
      <text:p text:style-name="P290"><text:span text:style-name="Source_20_Text">Queues</text:span></text:p>
      <text:p text:style-name="P290"><text:span text:style-name="Source_20_Text"><text:s/>├── Microtask Queue</text:span></text:p>
      <text:p text:style-name="P290"><text:span text:style-name="Source_20_Text"><text:s/>└── Callback Queue</text:span></text:p>
      <text:p text:style-name="P290"/>
      <text:p text:style-name="P290"><text:span text:style-name="Source_20_Text">Event Loop (Coordinator)</text:span></text:p>
      <text:p text:style-name="P284"/>
      <text:h text:style-name="P415" text:outline-level="2"><text:span text:style-name="Strong_20_Emphasis">5. Example: Non-Blocking Behavior</text:span></text:h>
      <text:p text:style-name="P289"><text:span text:style-name="Source_20_Text">console.log("start");</text:span></text:p>
      <text:p text:style-name="P290"/>
      <text:p text:style-name="P290"><text:span text:style-name="Source_20_Text">setTimeout(() =&gt; console.log("timeout"), 1000);</text:span></text:p>
      <text:p text:style-name="P290"/>
      <text:p text:style-name="P290"><text:span text:style-name="Source_20_Text">console.log("end");</text:span></text:p>
      <text:h text:style-name="P286" text:outline-level="3">Execution:</text:h>
      <text:list text:style-name="L254">
        <text:list-item>
          <text:p text:style-name="P509"><text:span text:style-name="Source_20_Text">start</text:span> → call stack</text:p>
        </text:list-item>
        <text:list-item>
          <text:p text:style-name="P509"><text:span text:style-name="Source_20_Text">setTimeout</text:span> → handed to Web API thread</text:p>
        </text:list-item>
        <text:list-item>
          <text:p text:style-name="P509"><text:soft-page-break/><text:span text:style-name="Source_20_Text">end</text:span> → call stack</text:p>
        </text:list-item>
        <text:list-item>
          <text:p text:style-name="P509">After stack is empty → event loop schedules callback</text:p>
        </text:list-item>
      </text:list>
      <text:p text:style-name="P281">JS never blocked for 1 second.</text:p>
      <text:p text:style-name="P284"/>
      <text:h text:style-name="P415" text:outline-level="2"><text:span text:style-name="Strong_20_Emphasis">6. The Cost of Single-Threading</text:span></text:h>
      <text:h text:style-name="P286" text:outline-level="3"><text:span text:style-name="Strong_20_Emphasis">Blocking problem</text:span></text:h>
      <text:p text:style-name="P281">Heavy synchronous tasks block everything:</text:p>
      <text:p text:style-name="P289"><text:span text:style-name="Source_20_Text">const start = Date.now();</text:span></text:p>
      <text:p text:style-name="P290"><text:span text:style-name="Source_20_Text">while (Date.now() - start &lt; 5000) {}</text:span></text:p>
      <text:p text:style-name="P281">Result:</text:p>
      <text:list text:style-name="L255">
        <text:list-item>
          <text:p text:style-name="P510">UI freeze</text:p>
        </text:list-item>
        <text:list-item>
          <text:p text:style-name="P510">Scroll lag</text:p>
        </text:list-item>
        <text:list-item>
          <text:p text:style-name="P510">Delayed async callbacks</text:p>
        </text:list-item>
      </text:list>
      <text:p text:style-name="P284"/>
      <text:h text:style-name="P415" text:outline-level="2"><text:span text:style-name="Strong_20_Emphasis">7. How JavaScript Solves This Limitation</text:span></text:h>
      <text:h text:style-name="P286" text:outline-level="3"><text:span text:style-name="Strong_20_Emphasis">1️⃣ Event Loop</text:span></text:h>
      <text:list text:style-name="L256">
        <text:list-item>
          <text:p text:style-name="P511">Schedules async callbacks</text:p>
        </text:list-item>
        <text:list-item>
          <text:p text:style-name="P511">Ensures non-blocking behavior</text:p>
        </text:list-item>
      </text:list>
      <text:h text:style-name="P286" text:outline-level="3"><text:span text:style-name="Strong_20_Emphasis">2️⃣ Web Workers / Worker Threads</text:span></text:h>
      <text:list text:style-name="L257">
        <text:list-item>
          <text:p text:style-name="P512">Run JS in <text:span text:style-name="Strong_20_Emphasis">separate threads</text:span></text:p>
        </text:list-item>
        <text:list-item>
          <text:p text:style-name="P512">No DOM access</text:p>
        </text:list-item>
        <text:list-item>
          <text:p text:style-name="P512">Communicate via message passing</text:p>
        </text:list-item>
      </text:list>
      <text:p text:style-name="P289"><text:span text:style-name="Source_20_Text">worker.postMessage(data);</text:span></text:p>
      <text:h text:style-name="P286" text:outline-level="3"><text:span text:style-name="Strong_20_Emphasis">3️⃣ Async/Await</text:span></text:h>
      <text:list text:style-name="L258">
        <text:list-item>
          <text:p text:style-name="P513">Syntax sugar over promises</text:p>
        </text:list-item>
        <text:list-item>
          <text:p text:style-name="P513">Makes async code look synchronous</text:p>
        </text:list-item>
        <text:list-item>
          <text:p text:style-name="P513">Still non-blocking internally</text:p>
        </text:list-item>
      </text:list>
      <text:p text:style-name="P284"/>
      <text:h text:style-name="P415" text:outline-level="2"><text:soft-page-break/><text:span text:style-name="Strong_20_Emphasis">8. Single Thread ≠ Single Core</text:span></text:h>
      <text:p text:style-name="P281">Modern JS engines:</text:p>
      <text:list text:style-name="L259">
        <text:list-item>
          <text:p text:style-name="P514">Use <text:span text:style-name="Strong_20_Emphasis">multiple OS threads internally</text:span></text:p>
        </text:list-item>
        <text:list-item>
          <text:p text:style-name="P514">JIT compilation</text:p>
        </text:list-item>
        <text:list-item>
          <text:p text:style-name="P514">Garbage collection</text:p>
        </text:list-item>
        <text:list-item>
          <text:p text:style-name="P514">Background optimization</text:p>
        </text:list-item>
      </text:list>
      <text:p text:style-name="P281">But:</text:p>
      <text:p text:style-name="P282"><text:span text:style-name="Strong_20_Emphasis">User JS code runs on one main thread</text:span></text:p>
      <text:p text:style-name="P284"/>
      <text:h text:style-name="P415" text:outline-level="2"><text:span text:style-name="Strong_20_Emphasis">9. Common Interview Trap</text:span></text:h>
      <text:p text:style-name="P281">❓ <text:span text:style-name="Emphasis">“If JS is single-threaded, how does it handle async?”</text:span></text:p>
      <text:p text:style-name="P281">✅ Correct answer:</text:p>
      <text:p text:style-name="P282">JavaScript executes on a single thread, but the runtime uses background threads to handle async tasks and pushes callbacks back to the event loop when ready.</text:p>
      <text:p text:style-name="P284"/>
      <text:h text:style-name="P415" text:outline-level="2"><text:span text:style-name="Strong_20_Emphasis">10. Senior-Level Summary</text:span></text:h>
      <text:list text:style-name="L260">
        <text:list-item>
          <text:p text:style-name="P515">JavaScript has <text:span text:style-name="Strong_20_Emphasis">one call stack</text:span></text:p>
        </text:list-item>
        <text:list-item>
          <text:p text:style-name="P515">Executes <text:span text:style-name="Strong_20_Emphasis">one statement at a time</text:span></text:p>
        </text:list-item>
        <text:list-item>
          <text:p text:style-name="P515">Async operations run <text:span text:style-name="Strong_20_Emphasis">outside the JS engine</text:span></text:p>
        </text:list-item>
        <text:list-item>
          <text:p text:style-name="P515">Event loop coordinates execution</text:p>
        </text:list-item>
        <text:list-item>
          <text:p text:style-name="P515">Single-threading ensures:</text:p>
          <text:list>
            <text:list-item>
              <text:p text:style-name="P515">DOM safety</text:p>
            </text:list-item>
            <text:list-item>
              <text:p text:style-name="P515">Deterministic execution</text:p>
            </text:list-item>
          </text:list>
        </text:list-item>
        <text:list-item>
          <text:p text:style-name="P515">Performance issues arise only from <text:span text:style-name="Strong_20_Emphasis">blocking synchronous code</text:span></text:p>
        </text:list-item>
      </text:list>
      <text:p text:style-name="P284"/>
      <text:p text:style-name="P281">If you want next:</text:p>
      <text:list text:style-name="L261">
        <text:list-item>
          <text:p text:style-name="P516">🔥 <text:span text:style-name="Strong_20_Emphasis">Why async/await doesn’t block</text:span></text:p>
        </text:list-item>
        <text:list-item>
          <text:p text:style-name="P516">🔥 <text:span text:style-name="Strong_20_Emphasis">Web Workers internals</text:span></text:p>
        </text:list-item>
        <text:list-item>
          <text:p text:style-name="P516">🔥 <text:span text:style-name="Strong_20_Emphasis">CPU-bound vs I/O-bound in JS</text:span></text:p>
        </text:list-item>
        <text:list-item>
          <text:p text:style-name="P516">🔥 <text:span text:style-name="Strong_20_Emphasis">How V8 optimizes single-threaded code</text:span></text:p>
        </text:list-item>
      </text:list>
      <text:p text:style-name="P281"><text:soft-page-break/>Say <text:span text:style-name="Strong_20_Emphasis">“next internals”</text:span> 🚀</text:p>
      <text:p text:style-name="P292"/>
      <text:list xml:id="list231113493952679" text:continue-list="list231112618971506" text:style-name="L211">
        <text:list-item>
          <text:p text:style-name="P460">What are synchronous vs asynchronous operations?</text:p>
        </text:list-item>
      </text:list>
      <text:h text:style-name="P517" text:outline-level="2"><text:span text:style-name="Strong_20_Emphasis">Synchronous vs Asynchronous Operations — FULL INTERNALS (Senior-Level)</text:span></text:h>
      <text:p text:style-name="P518">To truly understand sync vs async in JavaScript, you must think in terms of <text:span text:style-name="Strong_20_Emphasis">call stack behavior, blocking, and the event loop</text:span>, not just “waiting” or “not waiting”.</text:p>
      <text:p text:style-name="P519"/>
      <text:h text:style-name="P520" text:outline-level="2"><text:span text:style-name="Strong_20_Emphasis">1. Synchronous Operations</text:span></text:h>
      <text:h text:style-name="P521" text:outline-level="3"><text:span text:style-name="Strong_20_Emphasis">Definition</text:span></text:h>
      <text:p text:style-name="P518">A synchronous operation is executed <text:span text:style-name="Strong_20_Emphasis">immediately on the call stack</text:span> and <text:span text:style-name="Strong_20_Emphasis">blocks further execution</text:span> until it finishes.</text:p>
      <text:p text:style-name="P518">JavaScript <text:span text:style-name="Strong_20_Emphasis">cannot move forward</text:span> until the current synchronous task completes.</text:p>
      <text:p text:style-name="P519"/>
      <text:h text:style-name="P521" text:outline-level="3"><text:span text:style-name="Strong_20_Emphasis">How it works internally</text:span></text:h>
      <text:list text:style-name="L262">
        <text:list-item>
          <text:p text:style-name="P522">Code enters the <text:span text:style-name="Strong_20_Emphasis">call stack</text:span></text:p>
        </text:list-item>
        <text:list-item>
          <text:p text:style-name="P522">Execution happens <text:span text:style-name="Strong_20_Emphasis">top to bottom</text:span></text:p>
        </text:list-item>
        <text:list-item>
          <text:p text:style-name="P522">Next line runs <text:span text:style-name="Strong_20_Emphasis">only after</text:span> current line finishes</text:p>
        </text:list-item>
        <text:list-item>
          <text:p text:style-name="P522">Call stack remains busy during execution</text:p>
        </text:list-item>
      </text:list>
      <text:p text:style-name="P519"/>
      <text:h text:style-name="P521" text:outline-level="3"><text:span text:style-name="Strong_20_Emphasis">Example</text:span></text:h>
      <text:p text:style-name="P523"><text:span text:style-name="Source_20_Text">console.log("A");</text:span></text:p>
      <text:p text:style-name="P524"/>
      <text:p text:style-name="P524"><text:span text:style-name="Source_20_Text">function heavyTask() {</text:span></text:p>
      <text:p text:style-name="P524"><text:span text:style-name="Source_20_Text"><text:s text:c="2"/>for (let i = 0; i &lt; 1e9; i++) {}</text:span></text:p>
      <text:p text:style-name="P524"><text:span text:style-name="Source_20_Text">}</text:span></text:p>
      <text:p text:style-name="P524"/>
      <text:p text:style-name="P524"><text:span text:style-name="Source_20_Text">heavyTask();</text:span></text:p>
      <text:p text:style-name="P524"><text:span text:style-name="Source_20_Text">console.log("B");</text:span></text:p>
      <text:h text:style-name="P521" text:outline-level="3"><text:span text:style-name="Strong_20_Emphasis">Output</text:span></text:h>
      <text:p text:style-name="P523"><text:span text:style-name="Source_20_Text">A</text:span></text:p>
      <text:p text:style-name="P524"><text:soft-page-break/><text:span text:style-name="Source_20_Text">B</text:span></text:p>
      <text:p text:style-name="P518">But:</text:p>
      <text:list text:style-name="L263">
        <text:list-item>
          <text:p text:style-name="P525">UI freezes</text:p>
        </text:list-item>
        <text:list-item>
          <text:p text:style-name="P525">No async callbacks can run</text:p>
        </text:list-item>
        <text:list-item>
          <text:p text:style-name="P525">Event loop is stalled</text:p>
        </text:list-item>
      </text:list>
      <text:p text:style-name="P519"/>
      <text:h text:style-name="P521" text:outline-level="3"><text:span text:style-name="Strong_20_Emphasis">Characteristics</text:span></text:h>
      <text:list text:style-name="L264">
        <text:list-item>
          <text:p text:style-name="P526">Blocking</text:p>
        </text:list-item>
        <text:list-item>
          <text:p text:style-name="P526">Predictable execution order</text:p>
        </text:list-item>
        <text:list-item>
          <text:p text:style-name="P526">Simpler to reason about</text:p>
        </text:list-item>
        <text:list-item>
          <text:p text:style-name="P526">Dangerous for heavy computation</text:p>
        </text:list-item>
      </text:list>
      <text:p text:style-name="P519"/>
      <text:h text:style-name="P520" text:outline-level="2"><text:span text:style-name="Strong_20_Emphasis">2. Asynchronous Operations</text:span></text:h>
      <text:h text:style-name="P521" text:outline-level="3"><text:span text:style-name="Strong_20_Emphasis">Definition</text:span></text:h>
      <text:p text:style-name="P518">An asynchronous operation <text:span text:style-name="Strong_20_Emphasis">starts execution</text:span> but <text:span text:style-name="Strong_20_Emphasis">finishes later</text:span>, without blocking the call stack.</text:p>
      <text:p text:style-name="P518">JavaScript delegates async work to the <text:span text:style-name="Strong_20_Emphasis">runtime environment</text:span>, not the JS engine itself.</text:p>
      <text:p text:style-name="P519"/>
      <text:h text:style-name="P521" text:outline-level="3"><text:span text:style-name="Strong_20_Emphasis">How it works internally</text:span></text:h>
      <text:list text:style-name="L265">
        <text:list-item>
          <text:p text:style-name="P527">JS engine encounters async API</text:p>
        </text:list-item>
        <text:list-item>
          <text:p text:style-name="P527">Task is handed to:</text:p>
          <text:list>
            <text:list-item>
              <text:p text:style-name="P527">Web APIs (browser)</text:p>
            </text:list-item>
            <text:list-item>
              <text:p text:style-name="P527">libuv (Node.js)</text:p>
            </text:list-item>
          </text:list>
        </text:list-item>
        <text:list-item>
          <text:p text:style-name="P527">JS continues executing</text:p>
        </text:list-item>
        <text:list-item>
          <text:p text:style-name="P527">When task finishes → callback is queued</text:p>
        </text:list-item>
        <text:list-item>
          <text:p text:style-name="P527">Event loop schedules callback later</text:p>
        </text:list-item>
      </text:list>
      <text:p text:style-name="P519"/>
      <text:h text:style-name="P521" text:outline-level="3"><text:span text:style-name="Strong_20_Emphasis">Example</text:span></text:h>
      <text:p text:style-name="P523"><text:span text:style-name="Source_20_Text">console.log("A");</text:span></text:p>
      <text:p text:style-name="P524"/>
      <text:p text:style-name="P524"><text:span text:style-name="Source_20_Text">setTimeout(() =&gt; {</text:span></text:p>
      <text:p text:style-name="P524"><text:span text:style-name="Source_20_Text"><text:s text:c="2"/>console.log("B");</text:span></text:p>
      <text:p text:style-name="P524"><text:soft-page-break/><text:span text:style-name="Source_20_Text">}, 1000);</text:span></text:p>
      <text:p text:style-name="P524"/>
      <text:p text:style-name="P524"><text:span text:style-name="Source_20_Text">console.log("C");</text:span></text:p>
      <text:h text:style-name="P521" text:outline-level="3"><text:span text:style-name="Strong_20_Emphasis">Output</text:span></text:h>
      <text:p text:style-name="P523"><text:span text:style-name="Source_20_Text">A</text:span></text:p>
      <text:p text:style-name="P524"><text:span text:style-name="Source_20_Text">C</text:span></text:p>
      <text:p text:style-name="P524"><text:span text:style-name="Source_20_Text">B</text:span></text:p>
      <text:p text:style-name="P519"/>
      <text:h text:style-name="P521" text:outline-level="3"><text:span text:style-name="Strong_20_Emphasis">Characteristics</text:span></text:h>
      <text:list text:style-name="L266">
        <text:list-item>
          <text:p text:style-name="P528">Non-blocking</text:p>
        </text:list-item>
        <text:list-item>
          <text:p text:style-name="P528">Uses callbacks, promises, async/await</text:p>
        </text:list-item>
        <text:list-item>
          <text:p text:style-name="P528">Enables concurrency (not parallelism)</text:p>
        </text:list-item>
        <text:list-item>
          <text:p text:style-name="P528">Essential for I/O operations</text:p>
        </text:list-item>
      </text:list>
      <text:p text:style-name="P519"/>
      <text:h text:style-name="P520" text:outline-level="2"><text:span text:style-name="Strong_20_Emphasis">3. Blocking vs Non-Blocking (Key Distinction)</text:span></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Concept</text:p>
            </table:table-cell>
            <table:table-cell table:style-name="Table20.A1" office:value-type="string">
              <text:p text:style-name="Table_20_Heading">Synchronous</text:p>
            </table:table-cell>
            <table:table-cell table:style-name="Table20.A1" office:value-type="string">
              <text:p text:style-name="Table_20_Heading">Asynchronous</text:p>
            </table:table-cell>
          </table:table-row>
        </table:table-header-rows>
        <table:table-row>
          <table:table-cell table:style-name="Table20.A1" office:value-type="string">
            <text:p text:style-name="Table_20_Contents">Blocks call stack</text:p>
          </table:table-cell>
          <table:table-cell table:style-name="Table20.A1" office:value-type="string">
            <text:p text:style-name="Table_20_Contents">✅ Yes</text:p>
          </table:table-cell>
          <table:table-cell table:style-name="Table20.A1" office:value-type="string">
            <text:p text:style-name="Table_20_Contents">❌ No</text:p>
          </table:table-cell>
        </table:table-row>
        <table:table-row>
          <table:table-cell table:style-name="Table20.A1" office:value-type="string">
            <text:p text:style-name="Table_20_Contents">Uses event loop</text:p>
          </table:table-cell>
          <table:table-cell table:style-name="Table20.A1" office:value-type="string">
            <text:p text:style-name="Table_20_Contents">❌ No</text:p>
          </table:table-cell>
          <table:table-cell table:style-name="Table20.A1" office:value-type="string">
            <text:p text:style-name="Table_20_Contents">✅ Yes</text:p>
          </table:table-cell>
        </table:table-row>
        <table:table-row>
          <table:table-cell table:style-name="Table20.A1" office:value-type="string">
            <text:p text:style-name="Table_20_Contents">Can freeze UI</text:p>
          </table:table-cell>
          <table:table-cell table:style-name="Table20.A1" office:value-type="string">
            <text:p text:style-name="Table_20_Contents">✅ Yes</text:p>
          </table:table-cell>
          <table:table-cell table:style-name="Table20.A1" office:value-type="string">
            <text:p text:style-name="Table_20_Contents">❌ No</text:p>
          </table:table-cell>
        </table:table-row>
        <table:table-row>
          <table:table-cell table:style-name="Table20.A1" office:value-type="string">
            <text:p text:style-name="Table_20_Contents">Uses queues</text:p>
          </table:table-cell>
          <table:table-cell table:style-name="Table20.A1" office:value-type="string">
            <text:p text:style-name="Table_20_Contents">❌ No</text:p>
          </table:table-cell>
          <table:table-cell table:style-name="Table20.A1" office:value-type="string">
            <text:p text:style-name="Table_20_Contents">✅ Yes</text:p>
          </table:table-cell>
        </table:table-row>
      </table:table>
      <text:p text:style-name="P518">⚠ <text:span text:style-name="Strong_20_Emphasis">Important</text:span><text:line-break/>Synchronous ≠ slow<text:line-break/>Asynchronous ≠ fast</text:p>
      <text:p text:style-name="P518">It’s about <text:span text:style-name="Strong_20_Emphasis">blocking behavior</text:span>, not execution time.</text:p>
      <text:p text:style-name="P519"/>
      <text:h text:style-name="P520" text:outline-level="2"><text:span text:style-name="Strong_20_Emphasis">4. Synchronous Async Confusion (Very Common)</text:span></text:h>
      <text:p text:style-name="P523"><text:span text:style-name="Source_20_Text">Promise.resolve().then(() =&gt; console.log("promise"));</text:span></text:p>
      <text:p text:style-name="P524"><text:span text:style-name="Source_20_Text">console.log("sync");</text:span></text:p>
      <text:p text:style-name="P518">Output:</text:p>
      <text:p text:style-name="P523"><text:span text:style-name="Source_20_Text">sync</text:span></text:p>
      <text:p text:style-name="P524"><text:span text:style-name="Source_20_Text">promise</text:span></text:p>
      <text:p text:style-name="P518">Even though Promise is async:</text:p>
      <text:list text:style-name="L267">
        <text:list-item>
          <text:p text:style-name="P529"><text:span text:style-name="Source_20_Text">.then()</text:span> callback runs <text:span text:style-name="Strong_20_Emphasis">asynchronously</text:span></text:p>
        </text:list-item>
        <text:list-item>
          <text:p text:style-name="P529"><text:soft-page-break/>But still <text:span text:style-name="Strong_20_Emphasis">before timers</text:span></text:p>
        </text:list-item>
        <text:list-item>
          <text:p text:style-name="P529">Due to <text:span text:style-name="Strong_20_Emphasis">microtask queue priority</text:span></text:p>
        </text:list-item>
      </text:list>
      <text:p text:style-name="P519"/>
      <text:h text:style-name="P520" text:outline-level="2"><text:span text:style-name="Strong_20_Emphasis">5. Real-World Examples</text:span></text:h>
      <text:h text:style-name="P521" text:outline-level="3">Synchronous</text:h>
      <text:list text:style-name="L268">
        <text:list-item>
          <text:p text:style-name="P530">Variable assignment</text:p>
        </text:list-item>
        <text:list-item>
          <text:p text:style-name="P530">Arithmetic operations</text:p>
        </text:list-item>
        <text:list-item>
          <text:p text:style-name="P530">Function calls</text:p>
        </text:list-item>
        <text:list-item>
          <text:p text:style-name="P530">JSON parsing (<text:span text:style-name="Source_20_Text">JSON.parse</text:span>)</text:p>
        </text:list-item>
        <text:list-item>
          <text:p text:style-name="P530">DOM reads/writes</text:p>
        </text:list-item>
      </text:list>
      <text:h text:style-name="P521" text:outline-level="3">Asynchronous</text:h>
      <text:list text:style-name="L269">
        <text:list-item>
          <text:p text:style-name="P531">Network requests (<text:span text:style-name="Source_20_Text">fetch</text:span>)</text:p>
        </text:list-item>
        <text:list-item>
          <text:p text:style-name="P531">Timers (<text:span text:style-name="Source_20_Text">setTimeout</text:span>)</text:p>
        </text:list-item>
        <text:list-item>
          <text:p text:style-name="P531">File I/O</text:p>
        </text:list-item>
        <text:list-item>
          <text:p text:style-name="P531">Database calls</text:p>
        </text:list-item>
        <text:list-item>
          <text:p text:style-name="P531">User input events</text:p>
        </text:list-item>
      </text:list>
      <text:p text:style-name="P519"/>
      <text:h text:style-name="P520" text:outline-level="2"><text:span text:style-name="Strong_20_Emphasis">6. Async/Await Internals (Very Important)</text:span></text:h>
      <text:p text:style-name="P523"><text:span text:style-name="Source_20_Text">async function foo() {</text:span></text:p>
      <text:p text:style-name="P524"><text:span text:style-name="Source_20_Text"><text:s text:c="2"/>console.log("A");</text:span></text:p>
      <text:p text:style-name="P524"><text:span text:style-name="Source_20_Text"><text:s text:c="2"/>await Promise.resolve();</text:span></text:p>
      <text:p text:style-name="P524"><text:span text:style-name="Source_20_Text"><text:s text:c="2"/>console.log("B");</text:span></text:p>
      <text:p text:style-name="P524"><text:span text:style-name="Source_20_Text">}</text:span></text:p>
      <text:p text:style-name="P524"><text:span text:style-name="Source_20_Text">foo();</text:span></text:p>
      <text:p text:style-name="P524"><text:span text:style-name="Source_20_Text">console.log("C");</text:span></text:p>
      <text:h text:style-name="P521" text:outline-level="3">Execution:</text:h>
      <text:p text:style-name="P523"><text:span text:style-name="Source_20_Text">A</text:span></text:p>
      <text:p text:style-name="P524"><text:span text:style-name="Source_20_Text">C</text:span></text:p>
      <text:p text:style-name="P524"><text:span text:style-name="Source_20_Text">B</text:span></text:p>
      <text:p text:style-name="P518">Why?</text:p>
      <text:list text:style-name="L270">
        <text:list-item>
          <text:p text:style-name="P532"><text:soft-page-break/><text:span text:style-name="Source_20_Text">await</text:span> pauses <text:span text:style-name="Strong_20_Emphasis">function execution</text:span></text:p>
        </text:list-item>
        <text:list-item>
          <text:p text:style-name="P532">Does NOT block call stack</text:p>
        </text:list-item>
        <text:list-item>
          <text:p text:style-name="P532">Remaining function body becomes a <text:span text:style-name="Strong_20_Emphasis">microtask</text:span></text:p>
        </text:list-item>
      </text:list>
      <text:p text:style-name="P519"/>
      <text:h text:style-name="P520" text:outline-level="2"><text:span text:style-name="Strong_20_Emphasis">7. Why Asynchronous Operations Exist</text:span></text:h>
      <text:p text:style-name="P518">JavaScript must:</text:p>
      <text:list text:style-name="L271">
        <text:list-item>
          <text:p text:style-name="P533">Stay responsive</text:p>
        </text:list-item>
        <text:list-item>
          <text:p text:style-name="P533">Not block UI</text:p>
        </text:list-item>
        <text:list-item>
          <text:p text:style-name="P533">Handle I/O efficiently</text:p>
        </text:list-item>
      </text:list>
      <text:p text:style-name="P518">Async allows:</text:p>
      <text:list text:style-name="L272">
        <text:list-item>
          <text:p text:style-name="P534">Long-running tasks outside main thread</text:p>
        </text:list-item>
        <text:list-item>
          <text:p text:style-name="P534">Callbacks executed later</text:p>
        </text:list-item>
        <text:list-item>
          <text:p text:style-name="P534">High throughput with single-threaded execution</text:p>
        </text:list-item>
      </text:list>
      <text:p text:style-name="P519"/>
      <text:h text:style-name="P520" text:outline-level="2"><text:span text:style-name="Strong_20_Emphasis">8. Internals Mental Model</text:span></text:h>
      <text:p text:style-name="P523"><text:span text:style-name="Source_20_Text">Synchronous</text:span></text:p>
      <text:p text:style-name="P524"><text:span text:style-name="Source_20_Text"><text:s/>└── Call Stack (blocking)</text:span></text:p>
      <text:p text:style-name="P524"/>
      <text:p text:style-name="P524"><text:span text:style-name="Source_20_Text">Asynchronous</text:span></text:p>
      <text:p text:style-name="P524"><text:span text:style-name="Source_20_Text"><text:s/>├── Web APIs / libuv</text:span></text:p>
      <text:p text:style-name="P524"><text:span text:style-name="Source_20_Text"><text:s/>├── Microtask Queue</text:span></text:p>
      <text:p text:style-name="P524"><text:span text:style-name="Source_20_Text"><text:s/>├── Callback Queue</text:span></text:p>
      <text:p text:style-name="P524"><text:span text:style-name="Source_20_Text"><text:s/>└── Event Loop</text:span></text:p>
      <text:p text:style-name="P519"/>
      <text:h text:style-name="P520" text:outline-level="2"><text:span text:style-name="Strong_20_Emphasis">9. Common Interview Traps</text:span></text:h>
      <text:p text:style-name="P518">❓ <text:span text:style-name="Emphasis">“Is async code always non-blocking?”</text:span><text:line-break/>❌ No — badly written async code (e.g. infinite microtasks) can still block execution.</text:p>
      <text:p text:style-name="P518">❓ <text:span text:style-name="Emphasis">“Does await make code synchronous?”</text:span><text:line-break/>❌ No — it only pauses the current async function.</text:p>
      <text:p text:style-name="P519"/>
      <text:h text:style-name="P520" text:outline-level="2"><text:soft-page-break/><text:span text:style-name="Strong_20_Emphasis">10. Senior-Level Summary</text:span></text:h>
      <text:list text:style-name="L273">
        <text:list-item>
          <text:p text:style-name="P535">Synchronous operations block the call stack</text:p>
        </text:list-item>
        <text:list-item>
          <text:p text:style-name="P535">Asynchronous operations delegate work to runtime</text:p>
        </text:list-item>
        <text:list-item>
          <text:p text:style-name="P535">JS remains single-threaded</text:p>
        </text:list-item>
        <text:list-item>
          <text:p text:style-name="P535">Event loop schedules async callbacks</text:p>
        </text:list-item>
        <text:list-item>
          <text:p text:style-name="P535">Async improves responsiveness, not speed</text:p>
        </text:list-item>
        <text:list-item>
          <text:p text:style-name="P535">Proper async design is critical for performance</text:p>
        </text:list-item>
      </text:list>
      <text:p text:style-name="P519"/>
      <text:p text:style-name="P518">If you want next:</text:p>
      <text:list text:style-name="L274">
        <text:list-item>
          <text:p text:style-name="P536">🔥 <text:span text:style-name="Strong_20_Emphasis">async/await deep internals</text:span></text:p>
        </text:list-item>
        <text:list-item>
          <text:p text:style-name="P536">🔥 <text:span text:style-name="Strong_20_Emphasis">Promise lifecycle</text:span></text:p>
        </text:list-item>
        <text:list-item>
          <text:p text:style-name="P536">🔥 <text:span text:style-name="Strong_20_Emphasis">race conditions in async JS</text:span></text:p>
        </text:list-item>
        <text:list-item>
          <text:p text:style-name="P536">🔥 <text:span text:style-name="Strong_20_Emphasis">why CPU-heavy tasks should not be async</text:span></text:p>
        </text:list-item>
      </text:list>
      <text:p text:style-name="P518">Just say <text:span text:style-name="Strong_20_Emphasis">“next internals”</text:span> 🚀</text:p>
      <text:p text:style-name="P537"/>
      <text:list xml:id="list231113059626877" text:continue-list="list231113493952679" text:style-name="L211">
        <text:list-item>
          <text:p text:style-name="P460">What are Promises?</text:p>
        </text:list-item>
        <text:list-item>
          <text:p text:style-name="P460">How do Promises work internally?</text:p>
        </text:list-item>
      </text:list>
      <text:h text:style-name="P538" text:outline-level="2"><text:span text:style-name="Strong_20_Emphasis">What are Promises? — FULL INTERNALS (Senior-Level)</text:span></text:h>
      <text:p text:style-name="P256">Promises are a <text:span text:style-name="Strong_20_Emphasis">language-level abstraction</text:span> in JavaScript that represent the <text:span text:style-name="Strong_20_Emphasis">eventual completion or failure of an asynchronous operation</text:span> and its resulting value.<text:line-break/>They were introduced to solve problems with <text:span text:style-name="Strong_20_Emphasis">callback hell</text:span>, <text:span text:style-name="Strong_20_Emphasis">inversion of control</text:span>, and <text:span text:style-name="Strong_20_Emphasis">unpredictable async flow</text:span>.</text:p>
      <text:p text:style-name="P256">A Promise is <text:span text:style-name="Strong_20_Emphasis">not the async operation itself</text:span> — it is an <text:span text:style-name="Strong_20_Emphasis">object that tracks the state of that operation</text:span>.</text:p>
      <text:p text:style-name="P258"/>
      <text:h text:style-name="P539" text:outline-level="2"><text:span text:style-name="Strong_20_Emphasis">1. Promise States (Internal Lifecycle)</text:span></text:h>
      <text:p text:style-name="P256">A Promise has <text:span text:style-name="Strong_20_Emphasis">three internal states</text:span> defined by the ECMAScript spec:</text:p>
      <text:list text:style-name="L275">
        <text:list-item>
          <text:p text:style-name="P540"><text:span text:style-name="Strong_20_Emphasis">pending</text:span></text:p>
          <text:list>
            <text:list-item>
              <text:p text:style-name="P540">Initial state</text:p>
            </text:list-item>
            <text:list-item>
              <text:p text:style-name="P540">Neither fulfilled nor rejected</text:p>
            </text:list-item>
          </text:list>
        </text:list-item>
        <text:list-item>
          <text:p text:style-name="P540"><text:span text:style-name="Strong_20_Emphasis">fulfilled</text:span></text:p>
          <text:list>
            <text:list-item>
              <text:p text:style-name="P540"><text:soft-page-break/>Operation completed successfully</text:p>
            </text:list-item>
            <text:list-item>
              <text:p text:style-name="P540">Has an internal <text:span text:style-name="Source_20_Text">[[PromiseResult]]</text:span> value</text:p>
            </text:list-item>
          </text:list>
        </text:list-item>
        <text:list-item>
          <text:p text:style-name="P540"><text:span text:style-name="Strong_20_Emphasis">rejected</text:span></text:p>
          <text:list>
            <text:list-item>
              <text:p text:style-name="P540">Operation failed</text:p>
            </text:list-item>
            <text:list-item>
              <text:p text:style-name="P540">Has an internal rejection reason</text:p>
            </text:list-item>
          </text:list>
        </text:list-item>
      </text:list>
      <text:p text:style-name="P256">⚠ A promise is <text:span text:style-name="Strong_20_Emphasis">immutable after settlement</text:span><text:line-break/>Once fulfilled or rejected, it can <text:span text:style-name="Strong_20_Emphasis">never change state again</text:span>.</text:p>
      <text:p text:style-name="P258"/>
      <text:h text:style-name="P539" text:outline-level="2"><text:span text:style-name="Strong_20_Emphasis">2. Promise Structure (Internal Slots)</text:span></text:h>
      <text:p text:style-name="P256">Internally, a Promise object contains hidden slots (conceptual, not accessible):</text:p>
      <text:list text:style-name="L276">
        <text:list-item>
          <text:p text:style-name="P541"><text:span text:style-name="Source_20_Text">[[PromiseState]]</text:span> → <text:span text:style-name="Source_20_Text">pending | fulfilled | rejected</text:span></text:p>
        </text:list-item>
        <text:list-item>
          <text:p text:style-name="P541"><text:span text:style-name="Source_20_Text">[[PromiseResult]]</text:span> → value or error</text:p>
        </text:list-item>
        <text:list-item>
          <text:p text:style-name="P541"><text:span text:style-name="Source_20_Text">[[PromiseFulfillReactions]]</text:span></text:p>
        </text:list-item>
        <text:list-item>
          <text:p text:style-name="P541"><text:span text:style-name="Source_20_Text">[[PromiseRejectReactions]]</text:span></text:p>
        </text:list-item>
      </text:list>
      <text:p text:style-name="P256">These reaction lists store <text:span text:style-name="Source_20_Text">.then()</text:span> / <text:span text:style-name="Source_20_Text">.catch()</text:span> callbacks.</text:p>
      <text:p text:style-name="P258"/>
      <text:h text:style-name="P539" text:outline-level="2"><text:span text:style-name="Strong_20_Emphasis">3. How a Promise is Created</text:span></text:h>
      <text:p text:style-name="P262"><text:span text:style-name="Source_20_Text">const p = new Promise((resolve, reject) =&gt; {</text:span></text:p>
      <text:p text:style-name="P263"><text:span text:style-name="Source_20_Text"><text:s text:c="2"/>// executor function</text:span></text:p>
      <text:p text:style-name="P263"><text:span text:style-name="Source_20_Text">});</text:span></text:p>
      <text:h text:style-name="P266" text:outline-level="3">What happens internally</text:h>
      <text:list text:style-name="L277">
        <text:list-item>
          <text:p text:style-name="P542">Promise object is created in <text:span text:style-name="Strong_20_Emphasis">pending state</text:span></text:p>
        </text:list-item>
        <text:list-item>
          <text:p text:style-name="P542">Executor function is called <text:span text:style-name="Strong_20_Emphasis">synchronously</text:span></text:p>
        </text:list-item>
        <text:list-item>
          <text:p text:style-name="P542"><text:span text:style-name="Source_20_Text">resolve</text:span> and <text:span text:style-name="Source_20_Text">reject</text:span> functions are passed in</text:p>
        </text:list-item>
        <text:list-item>
          <text:p text:style-name="P542">Calling either:</text:p>
          <text:list>
            <text:list-item>
              <text:p text:style-name="P542">Queues microtasks</text:p>
            </text:list-item>
            <text:list-item>
              <text:p text:style-name="P542">Schedules reactions</text:p>
            </text:list-item>
          </text:list>
        </text:list-item>
      </text:list>
      <text:p text:style-name="P256">⚠ Executor runs <text:span text:style-name="Strong_20_Emphasis">immediately</text:span>, not asynchronously.</text:p>
      <text:p text:style-name="P258"/>
      <text:h text:style-name="P539" text:outline-level="2"><text:soft-page-break/><text:span text:style-name="Strong_20_Emphasis">4. Resolution Procedure (Critical Internals)</text:span></text:h>
      <text:p text:style-name="P256">Calling <text:span text:style-name="Source_20_Text">resolve(value)</text:span> does NOT immediately execute <text:span text:style-name="Source_20_Text">.then()</text:span>.</text:p>
      <text:p text:style-name="P256">Instead:</text:p>
      <text:list text:style-name="L278">
        <text:list-item>
          <text:p text:style-name="P543">Promise state is updated</text:p>
        </text:list-item>
        <text:list-item>
          <text:p text:style-name="P543">Result is stored</text:p>
        </text:list-item>
        <text:list-item>
          <text:p text:style-name="P543">Reactions are queued as <text:span text:style-name="Strong_20_Emphasis">microtasks</text:span></text:p>
        </text:list-item>
      </text:list>
      <text:p text:style-name="P256">If <text:span text:style-name="Source_20_Text">value</text:span> is:</text:p>
      <text:list text:style-name="L279">
        <text:list-item>
          <text:p text:style-name="P544">A normal value → fulfill</text:p>
        </text:list-item>
        <text:list-item>
          <text:p text:style-name="P544">Another promise → <text:span text:style-name="Strong_20_Emphasis">promise adopts its state</text:span></text:p>
        </text:list-item>
        <text:list-item>
          <text:p text:style-name="P544">A thenable → follows the <text:span text:style-name="Source_20_Text">then</text:span> method</text:p>
        </text:list-item>
      </text:list>
      <text:p text:style-name="P262"><text:span text:style-name="Source_20_Text">resolve(Promise.resolve(5)); // state adoption</text:span></text:p>
      <text:p text:style-name="P256">This is called <text:span text:style-name="Strong_20_Emphasis">Promise Resolution Procedure</text:span>.</text:p>
      <text:p text:style-name="P258"/>
      <text:h text:style-name="P539" text:outline-level="2"><text:span text:style-name="Strong_20_Emphasis">5. </text:span><text:span text:style-name="Strong_20_Emphasis"><text:span text:style-name="Source_20_Text">.then()</text:span></text:span><text:span text:style-name="Strong_20_Emphasis"> Internals</text:span></text:h>
      <text:p text:style-name="P262"><text:span text:style-name="Source_20_Text">p.then(onFulfilled, onRejected);</text:span></text:p>
      <text:h text:style-name="P266" text:outline-level="3">Internally:</text:h>
      <text:list text:style-name="L280">
        <text:list-item>
          <text:p text:style-name="P545">A <text:span text:style-name="Strong_20_Emphasis">new promise</text:span> is created</text:p>
        </text:list-item>
        <text:list-item>
          <text:p text:style-name="P545">Handlers are stored in reaction lists</text:p>
        </text:list-item>
        <text:list-item>
          <text:p text:style-name="P545">Handlers are executed <text:span text:style-name="Strong_20_Emphasis">as microtasks</text:span></text:p>
        </text:list-item>
        <text:list-item>
          <text:p text:style-name="P545">Return value determines next promise’s state</text:p>
        </text:list-item>
      </text:list>
      <text:p text:style-name="P258"/>
      <text:h text:style-name="P266" text:outline-level="3">Chaining Example</text:h>
      <text:p text:style-name="P262"><text:span text:style-name="Source_20_Text">Promise.resolve(1)</text:span></text:p>
      <text:p text:style-name="P263"><text:span text:style-name="Source_20_Text"><text:s text:c="2"/>.then(x =&gt; x + 1)</text:span></text:p>
      <text:p text:style-name="P263"><text:span text:style-name="Source_20_Text"><text:s text:c="2"/>.then(x =&gt; x * 2);</text:span></text:p>
      <text:p text:style-name="P256">Execution:</text:p>
      <text:list text:style-name="L281">
        <text:list-item>
          <text:p text:style-name="P546">Each <text:span text:style-name="Source_20_Text">.then()</text:span> returns a new promise</text:p>
        </text:list-item>
        <text:list-item>
          <text:p text:style-name="P546">Values flow through the chain</text:p>
        </text:list-item>
        <text:list-item>
          <text:p text:style-name="P546">Errors propagate automatically</text:p>
        </text:list-item>
      </text:list>
      <text:p text:style-name="P258"/>
      <text:h text:style-name="P539" text:outline-level="2"><text:soft-page-break/><text:span text:style-name="Strong_20_Emphasis">6. Microtask Queue (Why Promises Are Fast)</text:span></text:h>
      <text:p text:style-name="P256">Promise callbacks (<text:span text:style-name="Source_20_Text">then</text:span>, <text:span text:style-name="Source_20_Text">catch</text:span>, <text:span text:style-name="Source_20_Text">finally</text:span>) are placed in the <text:span text:style-name="Strong_20_Emphasis">microtask queue</text:span>, not the callback queue.</text:p>
      <text:h text:style-name="P266" text:outline-level="3">Priority rule:</text:h>
      <text:p text:style-name="P547"><text:span text:style-name="Strong_20_Emphasis">All microtasks run before the next macrotask</text:span></text:p>
      <text:p text:style-name="P262"><text:span text:style-name="Source_20_Text">setTimeout(() =&gt; console.log("timeout"), 0);</text:span></text:p>
      <text:p text:style-name="P263"><text:span text:style-name="Source_20_Text">Promise.resolve().then(() =&gt; console.log("promise"));</text:span></text:p>
      <text:p text:style-name="P256">Output:</text:p>
      <text:p text:style-name="P262"><text:span text:style-name="Source_20_Text">promise</text:span></text:p>
      <text:p text:style-name="P263"><text:span text:style-name="Source_20_Text">timeout</text:span></text:p>
      <text:p text:style-name="P258"/>
      <text:h text:style-name="P539" text:outline-level="2"><text:span text:style-name="Strong_20_Emphasis">7. Error Handling Internals</text:span></text:h>
      <text:p text:style-name="P256">Errors propagate <text:span text:style-name="Strong_20_Emphasis">down the chain</text:span> automatically.</text:p>
      <text:p text:style-name="P262"><text:span text:style-name="Source_20_Text">Promise.resolve()</text:span></text:p>
      <text:p text:style-name="P263"><text:span text:style-name="Source_20_Text"><text:s text:c="2"/>.then(() =&gt; {</text:span></text:p>
      <text:p text:style-name="P263"><text:span text:style-name="Source_20_Text"><text:s text:c="4"/>throw new Error("fail");</text:span></text:p>
      <text:p text:style-name="P263"><text:span text:style-name="Source_20_Text"><text:s text:c="2"/>})</text:span></text:p>
      <text:p text:style-name="P263"><text:span text:style-name="Source_20_Text"><text:s text:c="2"/>.catch(err =&gt; console.log(err.message));</text:span></text:p>
      <text:p text:style-name="P256">Internally:</text:p>
      <text:list text:style-name="L282">
        <text:list-item>
          <text:p text:style-name="P548">Throwing inside <text:span text:style-name="Source_20_Text">.then()</text:span> → rejects returned promise</text:p>
        </text:list-item>
        <text:list-item>
          <text:p text:style-name="P548">Next <text:span text:style-name="Source_20_Text">.catch()</text:span> handles it</text:p>
        </text:list-item>
      </text:list>
      <text:p text:style-name="P258"/>
      <text:h text:style-name="P539" text:outline-level="2"><text:span text:style-name="Strong_20_Emphasis">8. </text:span><text:span text:style-name="Strong_20_Emphasis"><text:span text:style-name="Source_20_Text">catch()</text:span></text:span><text:span text:style-name="Strong_20_Emphasis"> and </text:span><text:span text:style-name="Strong_20_Emphasis"><text:span text:style-name="Source_20_Text">finally()</text:span></text:span><text:span text:style-name="Strong_20_Emphasis"> Internals</text:span></text:h>
      <text:h text:style-name="P266" text:outline-level="3"><text:span text:style-name="Source_20_Text">catch</text:span></text:h>
      <text:p text:style-name="P262"><text:span text:style-name="Source_20_Text">p.catch(fn);</text:span></text:p>
      <text:list text:style-name="L283">
        <text:list-item>
          <text:p text:style-name="P549">Equivalent to <text:span text:style-name="Source_20_Text">.then(null, fn)</text:span></text:p>
        </text:list-item>
        <text:list-item>
          <text:p text:style-name="P549">Registers rejection reaction</text:p>
        </text:list-item>
      </text:list>
      <text:h text:style-name="P266" text:outline-level="3"><text:span text:style-name="Source_20_Text">finally</text:span></text:h>
      <text:p text:style-name="P262"><text:span text:style-name="Source_20_Text">p.finally(fn);</text:span></text:p>
      <text:list text:style-name="L284">
        <text:list-item>
          <text:p text:style-name="P550">Runs regardless of outcome</text:p>
        </text:list-item>
        <text:list-item>
          <text:p text:style-name="P550"><text:soft-page-break/>Does NOT receive value/error</text:p>
        </text:list-item>
        <text:list-item>
          <text:p text:style-name="P550">Passes original result through</text:p>
        </text:list-item>
      </text:list>
      <text:p text:style-name="P258"/>
      <text:h text:style-name="P539" text:outline-level="2"><text:span text:style-name="Strong_20_Emphasis">9. Why Promises Solve Callback Hell</text:span></text:h>
      <text:h text:style-name="P266" text:outline-level="3">Callback Problems</text:h>
      <text:list text:style-name="L285">
        <text:list-item>
          <text:p text:style-name="P551">Nested structure</text:p>
        </text:list-item>
        <text:list-item>
          <text:p text:style-name="P551">Error handling scattered</text:p>
        </text:list-item>
        <text:list-item>
          <text:p text:style-name="P551">Inversion of control</text:p>
        </text:list-item>
      </text:list>
      <text:h text:style-name="P266" text:outline-level="3">Promise Benefits</text:h>
      <text:list text:style-name="L286">
        <text:list-item>
          <text:p text:style-name="P552">Flat chaining</text:p>
        </text:list-item>
        <text:list-item>
          <text:p text:style-name="P552">Centralized error handling</text:p>
        </text:list-item>
        <text:list-item>
          <text:p text:style-name="P552">Deterministic execution order</text:p>
        </text:list-item>
        <text:list-item>
          <text:p text:style-name="P552">Composable</text:p>
        </text:list-item>
      </text:list>
      <text:p text:style-name="P258"/>
      <text:h text:style-name="P539" text:outline-level="2"><text:span text:style-name="Strong_20_Emphasis">10. Promise Combinators (Internal Behavior)</text:span></text:h>
      <text:h text:style-name="P266" text:outline-level="3"><text:span text:style-name="Source_20_Text">Promise.all</text:span></text:h>
      <text:list text:style-name="L287">
        <text:list-item>
          <text:p text:style-name="P553">Runs promises in parallel</text:p>
        </text:list-item>
        <text:list-item>
          <text:p text:style-name="P553">Resolves when ALL fulfill</text:p>
        </text:list-item>
        <text:list-item>
          <text:p text:style-name="P553">Rejects immediately on first rejection</text:p>
        </text:list-item>
      </text:list>
      <text:h text:style-name="P266" text:outline-level="3"><text:span text:style-name="Source_20_Text">Promise.race</text:span></text:h>
      <text:list text:style-name="L288">
        <text:list-item>
          <text:p text:style-name="P554">Settles as soon as one settles</text:p>
        </text:list-item>
      </text:list>
      <text:h text:style-name="P266" text:outline-level="3"><text:span text:style-name="Source_20_Text">Promise.allSettled</text:span></text:h>
      <text:list text:style-name="L289">
        <text:list-item>
          <text:p text:style-name="P555">Waits for all, regardless of outcome</text:p>
        </text:list-item>
      </text:list>
      <text:h text:style-name="P266" text:outline-level="3"><text:span text:style-name="Source_20_Text">Promise.any</text:span></text:h>
      <text:list text:style-name="L290">
        <text:list-item>
          <text:p text:style-name="P556">Resolves on first fulfillment</text:p>
        </text:list-item>
        <text:list-item>
          <text:p text:style-name="P556">Rejects if all fail</text:p>
        </text:list-item>
      </text:list>
      <text:p text:style-name="P258"/>
      <text:h text:style-name="P539" text:outline-level="2"><text:soft-page-break/><text:span text:style-name="Strong_20_Emphasis">11. Common Pitfalls (Senior-Level)</text:span></text:h>
      <text:h text:style-name="P266" text:outline-level="3">Executor misuse</text:h>
      <text:p text:style-name="P262"><text:span text:style-name="Source_20_Text">new Promise(() =&gt; {</text:span></text:p>
      <text:p text:style-name="P263"><text:span text:style-name="Source_20_Text"><text:s text:c="2"/>throw new Error("boom");</text:span></text:p>
      <text:p text:style-name="P263"><text:span text:style-name="Source_20_Text">});</text:span></text:p>
      <text:p text:style-name="P256">This rejects immediately because executor is synchronous.</text:p>
      <text:p text:style-name="P258"/>
      <text:h text:style-name="P266" text:outline-level="3">Forgotten return</text:h>
      <text:p text:style-name="P262"><text:span text:style-name="Source_20_Text">.then(() =&gt; {</text:span></text:p>
      <text:p text:style-name="P263"><text:span text:style-name="Source_20_Text"><text:s text:c="2"/>fetch(url); // missing return</text:span></text:p>
      <text:p text:style-name="P263"><text:span text:style-name="Source_20_Text">});</text:span></text:p>
      <text:p text:style-name="P256">Chain breaks because next <text:span text:style-name="Source_20_Text">.then()</text:span> receives <text:span text:style-name="Source_20_Text">undefined</text:span>.</text:p>
      <text:p text:style-name="P258"/>
      <text:h text:style-name="P539" text:outline-level="2"><text:span text:style-name="Strong_20_Emphasis">12. Mental Model (Internals)</text:span></text:h>
      <text:p text:style-name="P262"><text:span text:style-name="Source_20_Text">Promise created</text:span></text:p>
      <text:p text:style-name="P263"><text:span text:style-name="Source_20_Text"><text:s/>├── Executor runs synchronously</text:span></text:p>
      <text:p text:style-name="P263"><text:span text:style-name="Source_20_Text"><text:s/>├── State: pending</text:span></text:p>
      <text:p text:style-name="P263"><text:span text:style-name="Source_20_Text"><text:s/>├── resolve/reject called</text:span></text:p>
      <text:p text:style-name="P263"><text:span text:style-name="Source_20_Text"><text:s/>├── State settles</text:span></text:p>
      <text:p text:style-name="P263"><text:span text:style-name="Source_20_Text"><text:s/>├── Handlers queued as microtasks</text:span></text:p>
      <text:p text:style-name="P263"><text:span text:style-name="Source_20_Text"><text:s/>└── Event loop executes them</text:span></text:p>
      <text:p text:style-name="P258"/>
      <text:h text:style-name="P539" text:outline-level="2"><text:span text:style-name="Strong_20_Emphasis">13. Senior-Level Summary</text:span></text:h>
      <text:list text:style-name="L291">
        <text:list-item>
          <text:p text:style-name="P557">Promises represent future values</text:p>
        </text:list-item>
        <text:list-item>
          <text:p text:style-name="P557">Executor runs immediately</text:p>
        </text:list-item>
        <text:list-item>
          <text:p text:style-name="P557">State transitions are one-time</text:p>
        </text:list-item>
        <text:list-item>
          <text:p text:style-name="P557"><text:span text:style-name="Source_20_Text">.then()</text:span> returns new promises</text:p>
        </text:list-item>
        <text:list-item>
          <text:p text:style-name="P557">Callbacks run as microtasks</text:p>
        </text:list-item>
        <text:list-item>
          <text:p text:style-name="P557">Errors propagate automatically</text:p>
        </text:list-item>
        <text:list-item>
          <text:p text:style-name="P557">Promise resolution follows strict spec rules</text:p>
        </text:list-item>
      </text:list>
      <text:p text:style-name="P258"/>
      <text:p text:style-name="P256"><text:soft-page-break/>If you want next:</text:p>
      <text:list text:style-name="L292">
        <text:list-item>
          <text:p text:style-name="P558">🔥 <text:span text:style-name="Strong_20_Emphasis">async/await internals</text:span></text:p>
        </text:list-item>
        <text:list-item>
          <text:p text:style-name="P558">🔥 <text:span text:style-name="Strong_20_Emphasis">Promise resolution edge cases</text:span></text:p>
        </text:list-item>
        <text:list-item>
          <text:p text:style-name="P558">🔥 <text:span text:style-name="Strong_20_Emphasis">why await always yields</text:span></text:p>
        </text:list-item>
        <text:list-item>
          <text:p text:style-name="P558">🔥 <text:span text:style-name="Strong_20_Emphasis">difference between thenables and promises</text:span></text:p>
        </text:list-item>
      </text:list>
      <text:p text:style-name="P256">Just say <text:span text:style-name="Strong_20_Emphasis">“next internals”</text:span> 🚀</text:p>
      <text:p text:style-name="P269"/>
      <text:list xml:id="list231113991768267" text:continue-list="list231113059626877" text:style-name="L211">
        <text:list-item>
          <text:p text:style-name="P460">Difference between <text:span text:style-name="Source_20_Text">.then()</text:span> and <text:span text:style-name="Source_20_Text">async/await</text:span>.</text:p>
        </text:list-item>
      </text:list>
      <text:h text:style-name="P538" text:outline-level="2"><text:span text:style-name="Strong_20_Emphasis">Difference between </text:span><text:span text:style-name="Strong_20_Emphasis"><text:span text:style-name="Source_20_Text">.then()</text:span></text:span><text:span text:style-name="Strong_20_Emphasis"> and </text:span><text:span text:style-name="Strong_20_Emphasis"><text:span text:style-name="Source_20_Text">async/await</text:span></text:span><text:span text:style-name="Strong_20_Emphasis"> — FULL INTERNALS (Senior-Level)</text:span></text:h>
      <text:p text:style-name="P256">Both <text:span text:style-name="Source_20_Text">.then()</text:span> and <text:span text:style-name="Source_20_Text">async/await</text:span> are <text:span text:style-name="Strong_20_Emphasis">ways to consume Promises</text:span>.<text:line-break/>They do <text:span text:style-name="Strong_20_Emphasis">not change how Promises work internally</text:span> — they only change <text:span text:style-name="Strong_20_Emphasis">how you write and reason about async code</text:span>.</text:p>
      <text:p text:style-name="P256"><text:span text:style-name="Source_20_Text">async/await</text:span> is <text:span text:style-name="Strong_20_Emphasis">syntax sugar built on top of </text:span><text:span text:style-name="Strong_20_Emphasis"><text:span text:style-name="Source_20_Text">.then()</text:span></text:span>, but the behavioral differences are important.</text:p>
      <text:p text:style-name="P258"/>
      <text:h text:style-name="P539" text:outline-level="2"><text:span text:style-name="Strong_20_Emphasis">1. Fundamental Nature</text:span></text:h>
      <text:h text:style-name="P266" text:outline-level="3"><text:span text:style-name="Source_20_Text">.then()</text:span></text:h>
      <text:list text:style-name="L293">
        <text:list-item>
          <text:p text:style-name="P559">Promise-based chaining API</text:p>
        </text:list-item>
        <text:list-item>
          <text:p text:style-name="P559">Explicitly attaches callbacks</text:p>
        </text:list-item>
        <text:list-item>
          <text:p text:style-name="P559">Functional, declarative style</text:p>
        </text:list-item>
      </text:list>
      <text:p text:style-name="P262"><text:span text:style-name="Source_20_Text">fetchData()</text:span></text:p>
      <text:p text:style-name="P263"><text:span text:style-name="Source_20_Text"><text:s text:c="2"/>.then(data =&gt; process(data))</text:span></text:p>
      <text:p text:style-name="P263"><text:span text:style-name="Source_20_Text"><text:s text:c="2"/>.then(result =&gt; save(result))</text:span></text:p>
      <text:p text:style-name="P263"><text:span text:style-name="Source_20_Text"><text:s text:c="2"/>.catch(err =&gt; handle(err));</text:span></text:p>
      <text:h text:style-name="P266" text:outline-level="3"><text:span text:style-name="Source_20_Text">async/await</text:span></text:h>
      <text:list text:style-name="L294">
        <text:list-item>
          <text:p text:style-name="P560">Syntactic abstraction over promises</text:p>
        </text:list-item>
        <text:list-item>
          <text:p text:style-name="P560">Uses imperative, synchronous-looking code</text:p>
        </text:list-item>
        <text:list-item>
          <text:p text:style-name="P560">Still non-blocking internally</text:p>
        </text:list-item>
      </text:list>
      <text:p text:style-name="P262"><text:span text:style-name="Source_20_Text">async function run() {</text:span></text:p>
      <text:p text:style-name="P263"><text:soft-page-break/><text:span text:style-name="Source_20_Text"><text:s text:c="2"/>try {</text:span></text:p>
      <text:p text:style-name="P263"><text:span text:style-name="Source_20_Text"><text:s text:c="4"/>const data = await fetchData();</text:span></text:p>
      <text:p text:style-name="P263"><text:span text:style-name="Source_20_Text"><text:s text:c="4"/>const result = process(data);</text:span></text:p>
      <text:p text:style-name="P263"><text:span text:style-name="Source_20_Text"><text:s text:c="4"/>await save(result);</text:span></text:p>
      <text:p text:style-name="P263"><text:span text:style-name="Source_20_Text"><text:s text:c="2"/>} catch (err) {</text:span></text:p>
      <text:p text:style-name="P263"><text:span text:style-name="Source_20_Text"><text:s text:c="4"/>handle(err);</text:span></text:p>
      <text:p text:style-name="P263"><text:span text:style-name="Source_20_Text"><text:s text:c="2"/>}</text:span></text:p>
      <text:p text:style-name="P263"><text:span text:style-name="Source_20_Text">}</text:span></text:p>
      <text:p text:style-name="P258"/>
      <text:h text:style-name="P539" text:outline-level="2"><text:span text:style-name="Strong_20_Emphasis">2. Internal Execution Model (IMPORTANT)</text:span></text:h>
      <text:h text:style-name="P266" text:outline-level="3"><text:span text:style-name="Source_20_Text">.then()</text:span> Internals</text:h>
      <text:list text:style-name="L295">
        <text:list-item>
          <text:p text:style-name="P561">Each <text:span text:style-name="Source_20_Text">.then()</text:span>:</text:p>
          <text:list>
            <text:list-item>
              <text:p text:style-name="P561">Registers a reaction</text:p>
            </text:list-item>
            <text:list-item>
              <text:p text:style-name="P561">Returns a <text:span text:style-name="Strong_20_Emphasis">new Promise</text:span></text:p>
            </text:list-item>
          </text:list>
        </text:list-item>
        <text:list-item>
          <text:p text:style-name="P561">Callback is queued as a <text:span text:style-name="Strong_20_Emphasis">microtask</text:span></text:p>
        </text:list-item>
        <text:list-item>
          <text:p text:style-name="P561">Chain progresses via promise resolution</text:p>
        </text:list-item>
      </text:list>
      <text:h text:style-name="P266" text:outline-level="3"><text:span text:style-name="Source_20_Text">async/await</text:span> Internals</text:h>
      <text:list text:style-name="L296">
        <text:list-item>
          <text:p text:style-name="P562"><text:span text:style-name="Source_20_Text">async</text:span> function <text:span text:style-name="Strong_20_Emphasis">always returns a Promise</text:span></text:p>
        </text:list-item>
        <text:list-item>
          <text:p text:style-name="P562"><text:span text:style-name="Source_20_Text">await</text:span>:</text:p>
          <text:list>
            <text:list-item>
              <text:p text:style-name="P562">Pauses execution of the async function</text:p>
            </text:list-item>
            <text:list-item>
              <text:p text:style-name="P562">Does NOT block the call stack</text:p>
            </text:list-item>
            <text:list-item>
              <text:p text:style-name="P562">Converts remaining function body into a <text:span text:style-name="Source_20_Text">.then()</text:span> microtask</text:p>
            </text:list-item>
          </text:list>
        </text:list-item>
      </text:list>
      <text:p text:style-name="P547">Internally:</text:p>
      <text:p text:style-name="P262"><text:span text:style-name="Source_20_Text">await promise</text:span></text:p>
      <text:p text:style-name="P263"><text:span text:style-name="Source_20_Text">// is equivalent to</text:span></text:p>
      <text:p text:style-name="P263"><text:span text:style-name="Source_20_Text">promise.then(resumeExecution)</text:span></text:p>
      <text:p text:style-name="P258"/>
      <text:h text:style-name="P539" text:outline-level="2"><text:span text:style-name="Strong_20_Emphasis">3. Execution Order Example</text:span></text:h>
      <text:p text:style-name="P262"><text:span text:style-name="Source_20_Text">console.log("A");</text:span></text:p>
      <text:p text:style-name="P263"/>
      <text:p text:style-name="P263"><text:span text:style-name="Source_20_Text">async function foo() {</text:span></text:p>
      <text:p text:style-name="P263"><text:soft-page-break/><text:span text:style-name="Source_20_Text"><text:s text:c="2"/>console.log("B");</text:span></text:p>
      <text:p text:style-name="P263"><text:span text:style-name="Source_20_Text"><text:s text:c="2"/>await Promise.resolve();</text:span></text:p>
      <text:p text:style-name="P263"><text:span text:style-name="Source_20_Text"><text:s text:c="2"/>console.log("C");</text:span></text:p>
      <text:p text:style-name="P263"><text:span text:style-name="Source_20_Text">}</text:span></text:p>
      <text:p text:style-name="P263"/>
      <text:p text:style-name="P263"><text:span text:style-name="Source_20_Text">foo();</text:span></text:p>
      <text:p text:style-name="P263"><text:span text:style-name="Source_20_Text">console.log("D");</text:span></text:p>
      <text:h text:style-name="P266" text:outline-level="3">Output</text:h>
      <text:p text:style-name="P262"><text:span text:style-name="Source_20_Text">A</text:span></text:p>
      <text:p text:style-name="P263"><text:span text:style-name="Source_20_Text">B</text:span></text:p>
      <text:p text:style-name="P263"><text:span text:style-name="Source_20_Text">D</text:span></text:p>
      <text:p text:style-name="P263"><text:span text:style-name="Source_20_Text">C</text:span></text:p>
      <text:h text:style-name="P266" text:outline-level="3">Why?</text:h>
      <text:list text:style-name="L297">
        <text:list-item>
          <text:p text:style-name="P563"><text:span text:style-name="Source_20_Text">await</text:span> yields execution</text:p>
        </text:list-item>
        <text:list-item>
          <text:p text:style-name="P563">Remaining code runs in a microtask</text:p>
        </text:list-item>
      </text:list>
      <text:p text:style-name="P258"/>
      <text:h text:style-name="P539" text:outline-level="2"><text:span text:style-name="Strong_20_Emphasis">4. Error Handling Differences</text:span></text:h>
      <text:h text:style-name="P266" text:outline-level="3"><text:span text:style-name="Source_20_Text">.then()</text:span></text:h>
      <text:p text:style-name="P262"><text:span text:style-name="Source_20_Text">fetch()</text:span></text:p>
      <text:p text:style-name="P263"><text:span text:style-name="Source_20_Text"><text:s text:c="2"/>.then(res =&gt; JSON.parse(res))</text:span></text:p>
      <text:p text:style-name="P263"><text:span text:style-name="Source_20_Text"><text:s text:c="2"/>.catch(err =&gt; console.error(err));</text:span></text:p>
      <text:list text:style-name="L298">
        <text:list-item>
          <text:p text:style-name="P564">Errors propagate down the chain</text:p>
        </text:list-item>
        <text:list-item>
          <text:p text:style-name="P564"><text:span text:style-name="Source_20_Text">catch()</text:span> handles both sync + async errors</text:p>
        </text:list-item>
      </text:list>
      <text:h text:style-name="P266" text:outline-level="3"><text:span text:style-name="Source_20_Text">async/await</text:span></text:h>
      <text:p text:style-name="P262"><text:span text:style-name="Source_20_Text">try {</text:span></text:p>
      <text:p text:style-name="P263"><text:span text:style-name="Source_20_Text"><text:s text:c="2"/>const res = await fetch();</text:span></text:p>
      <text:p text:style-name="P263"><text:span text:style-name="Source_20_Text"><text:s text:c="2"/>JSON.parse(res);</text:span></text:p>
      <text:p text:style-name="P263"><text:span text:style-name="Source_20_Text">} catch (err) {</text:span></text:p>
      <text:p text:style-name="P263"><text:span text:style-name="Source_20_Text"><text:s text:c="2"/>console.error(err);</text:span></text:p>
      <text:p text:style-name="P263"><text:span text:style-name="Source_20_Text">}</text:span></text:p>
      <text:list text:style-name="L299">
        <text:list-item>
          <text:p text:style-name="P565">Uses standard <text:span text:style-name="Source_20_Text">try/catch</text:span></text:p>
        </text:list-item>
        <text:list-item>
          <text:p text:style-name="P565"><text:soft-page-break/>Easier to reason about</text:p>
        </text:list-item>
        <text:list-item>
          <text:p text:style-name="P565">More readable for complex flows</text:p>
        </text:list-item>
      </text:list>
      <text:p text:style-name="P256">⚠ <text:span text:style-name="Strong_20_Emphasis">Important</text:span><text:line-break/>Errors outside <text:span text:style-name="Source_20_Text">await</text:span> must still be handled manually.</text:p>
      <text:p text:style-name="P258"/>
      <text:h text:style-name="P539" text:outline-level="2"><text:span text:style-name="Strong_20_Emphasis">5. Parallel vs Sequential Execution</text:span></text:h>
      <text:h text:style-name="P266" text:outline-level="3"><text:span text:style-name="Source_20_Text">.then()</text:span></text:h>
      <text:p text:style-name="P256">Naturally encourages chaining (sequential), but parallel is explicit:</text:p>
      <text:p text:style-name="P262"><text:span text:style-name="Source_20_Text">Promise.all([task1(), task2()]);</text:span></text:p>
      <text:h text:style-name="P266" text:outline-level="3"><text:span text:style-name="Source_20_Text">async/await</text:span></text:h>
      <text:p text:style-name="P256">Naive usage often becomes <text:span text:style-name="Strong_20_Emphasis">accidentally sequential</text:span>:</text:p>
      <text:p text:style-name="P262"><text:span text:style-name="Source_20_Text">await task1();</text:span></text:p>
      <text:p text:style-name="P263"><text:span text:style-name="Source_20_Text">await task2(); // waits for task1</text:span></text:p>
      <text:p text:style-name="P256">Correct parallel usage:</text:p>
      <text:p text:style-name="P262"><text:span text:style-name="Source_20_Text">const p1 = task1();</text:span></text:p>
      <text:p text:style-name="P263"><text:span text:style-name="Source_20_Text">const p2 = task2();</text:span></text:p>
      <text:p text:style-name="P263"><text:span text:style-name="Source_20_Text">await Promise.all([p1, p2]);</text:span></text:p>
      <text:p text:style-name="P258"/>
      <text:h text:style-name="P539" text:outline-level="2"><text:span text:style-name="Strong_20_Emphasis">6. Readability and Maintainability</text:span></text:h>
      <text:h text:style-name="P266" text:outline-level="3"><text:span text:style-name="Source_20_Text">.then()</text:span></text:h>
      <text:list text:style-name="L300">
        <text:list-item>
          <text:p text:style-name="P566">Can become hard to follow with deep chains</text:p>
        </text:list-item>
        <text:list-item>
          <text:p text:style-name="P566">Harder debugging stack traces</text:p>
        </text:list-item>
        <text:list-item>
          <text:p text:style-name="P566">Better for small pipelines</text:p>
        </text:list-item>
      </text:list>
      <text:h text:style-name="P266" text:outline-level="3"><text:span text:style-name="Source_20_Text">async/await</text:span></text:h>
      <text:list text:style-name="L301">
        <text:list-item>
          <text:p text:style-name="P567">Linear, synchronous-like flow</text:p>
        </text:list-item>
        <text:list-item>
          <text:p text:style-name="P567">Easier debugging</text:p>
        </text:list-item>
        <text:list-item>
          <text:p text:style-name="P567">Better for complex logic</text:p>
        </text:list-item>
      </text:list>
      <text:p text:style-name="P258"/>
      <text:h text:style-name="P539" text:outline-level="2"><text:soft-page-break/><text:span text:style-name="Strong_20_Emphasis">7. Performance (Common Misconception)</text:span></text:h>
      <text:p text:style-name="P256">❌ <text:span text:style-name="Source_20_Text">async/await</text:span> is NOT faster<text:line-break/>❌ <text:span text:style-name="Source_20_Text">.then()</text:span> is NOT slower</text:p>
      <text:p text:style-name="P256">✔ Both compile to the same microtask-based promise logic.</text:p>
      <text:p text:style-name="P256">Performance difference is <text:span text:style-name="Strong_20_Emphasis">negligible</text:span>.</text:p>
      <text:p text:style-name="P258"/>
      <text:h text:style-name="P539" text:outline-level="2"><text:span text:style-name="Strong_20_Emphasis">8. Stack Traces and Debugging</text:span></text:h>
      <text:h text:style-name="P266" text:outline-level="3"><text:span text:style-name="Source_20_Text">.then()</text:span></text:h>
      <text:list text:style-name="L302">
        <text:list-item>
          <text:p text:style-name="P568">Stack traces are often fragmented</text:p>
        </text:list-item>
        <text:list-item>
          <text:p text:style-name="P568">Harder to trace execution flow</text:p>
        </text:list-item>
      </text:list>
      <text:h text:style-name="P266" text:outline-level="3"><text:span text:style-name="Source_20_Text">async/await</text:span></text:h>
      <text:list text:style-name="L303">
        <text:list-item>
          <text:p text:style-name="P569">Preserves logical call stack</text:p>
        </text:list-item>
        <text:list-item>
          <text:p text:style-name="P569">Much better debugging experience</text:p>
        </text:list-item>
      </text:list>
      <text:p text:style-name="P258"/>
      <text:h text:style-name="P539" text:outline-level="2"><text:span text:style-name="Strong_20_Emphasis">9. Where </text:span><text:span text:style-name="Strong_20_Emphasis"><text:span text:style-name="Source_20_Text">.then()</text:span></text:span><text:span text:style-name="Strong_20_Emphasis"> Is Still Better</text:span></text:h>
      <text:list text:style-name="L304">
        <text:list-item>
          <text:p text:style-name="P570">Functional pipelines</text:p>
        </text:list-item>
        <text:list-item>
          <text:p text:style-name="P570">One-liners</text:p>
        </text:list-item>
        <text:list-item>
          <text:p text:style-name="P570">Library-level code</text:p>
        </text:list-item>
        <text:list-item>
          <text:p text:style-name="P570">Promise combinators</text:p>
        </text:list-item>
      </text:list>
      <text:p text:style-name="P262"><text:span text:style-name="Source_20_Text">promise.then(fn).catch(fn);</text:span></text:p>
      <text:p text:style-name="P258"/>
      <text:h text:style-name="P539" text:outline-level="2"><text:span text:style-name="Strong_20_Emphasis">10. Senior-Level Summary Table</text:span></text:h>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Aspect</text:p>
            </table:table-cell>
            <table:table-cell table:style-name="Table21.A1" office:value-type="string">
              <text:p text:style-name="Table_20_Heading"><text:span text:style-name="Source_20_Text">.then()</text:span></text:p>
            </table:table-cell>
            <table:table-cell table:style-name="Table21.A1" office:value-type="string">
              <text:p text:style-name="Table_20_Heading"><text:span text:style-name="Source_20_Text">async/await</text:span></text:p>
            </table:table-cell>
          </table:table-row>
        </table:table-header-rows>
        <table:table-row>
          <table:table-cell table:style-name="Table21.A1" office:value-type="string">
            <text:p text:style-name="Table_20_Contents">Based on</text:p>
          </table:table-cell>
          <table:table-cell table:style-name="Table21.A1" office:value-type="string">
            <text:p text:style-name="Table_20_Contents">Promises</text:p>
          </table:table-cell>
          <table:table-cell table:style-name="Table21.A1" office:value-type="string">
            <text:p text:style-name="Table_20_Contents">Promises</text:p>
          </table:table-cell>
        </table:table-row>
        <table:table-row>
          <table:table-cell table:style-name="Table21.A1" office:value-type="string">
            <text:p text:style-name="Table_20_Contents">Syntax style</text:p>
          </table:table-cell>
          <table:table-cell table:style-name="Table21.A1" office:value-type="string">
            <text:p text:style-name="Table_20_Contents">Functional</text:p>
          </table:table-cell>
          <table:table-cell table:style-name="Table21.A1" office:value-type="string">
            <text:p text:style-name="Table_20_Contents">Imperative</text:p>
          </table:table-cell>
        </table:table-row>
        <table:table-row>
          <table:table-cell table:style-name="Table21.A1" office:value-type="string">
            <text:p text:style-name="Table_20_Contents">Readability</text:p>
          </table:table-cell>
          <table:table-cell table:style-name="Table21.A1" office:value-type="string">
            <text:p text:style-name="Table_20_Contents">Medium</text:p>
          </table:table-cell>
          <table:table-cell table:style-name="Table21.A1" office:value-type="string">
            <text:p text:style-name="Table_20_Contents">High</text:p>
          </table:table-cell>
        </table:table-row>
        <table:table-row>
          <table:table-cell table:style-name="Table21.A1" office:value-type="string">
            <text:p text:style-name="Table_20_Contents">Error handling</text:p>
          </table:table-cell>
          <table:table-cell table:style-name="Table21.A1" office:value-type="string">
            <text:p text:style-name="Table_20_Contents"><text:span text:style-name="Source_20_Text">.catch()</text:span></text:p>
          </table:table-cell>
          <table:table-cell table:style-name="Table21.A1" office:value-type="string">
            <text:p text:style-name="Table_20_Contents"><text:span text:style-name="Source_20_Text">try/catch</text:span></text:p>
          </table:table-cell>
        </table:table-row>
        <table:table-row>
          <table:table-cell table:style-name="Table21.A1" office:value-type="string">
            <text:p text:style-name="Table_20_Contents">Debugging</text:p>
          </table:table-cell>
          <table:table-cell table:style-name="Table21.A1" office:value-type="string">
            <text:p text:style-name="Table_20_Contents">Harder</text:p>
          </table:table-cell>
          <table:table-cell table:style-name="Table21.A1" office:value-type="string">
            <text:p text:style-name="Table_20_Contents">Easier</text:p>
          </table:table-cell>
        </table:table-row>
        <table:table-row>
          <table:table-cell table:style-name="Table21.A1" office:value-type="string">
            <text:p text:style-name="Table_20_Contents">Blocking</text:p>
          </table:table-cell>
          <table:table-cell table:style-name="Table21.A1" office:value-type="string">
            <text:p text:style-name="Table_20_Contents">❌ No</text:p>
          </table:table-cell>
          <table:table-cell table:style-name="Table21.A1" office:value-type="string">
            <text:p text:style-name="Table_20_Contents">❌ No</text:p>
          </table:table-cell>
        </table:table-row>
        <table:table-row>
          <table:table-cell table:style-name="Table21.A1" office:value-type="string">
            <text:p text:style-name="Table_20_Contents">Internals</text:p>
          </table:table-cell>
          <table:table-cell table:style-name="Table21.A1" office:value-type="string">
            <text:p text:style-name="Table_20_Contents">Microtasks</text:p>
          </table:table-cell>
          <table:table-cell table:style-name="Table21.A1" office:value-type="string">
            <text:p text:style-name="Table_20_Contents">Microtasks</text:p>
          </table:table-cell>
        </table:table-row>
      </table:table>
      <text:p text:style-name="P258"/>
      <text:h text:style-name="P539" text:outline-level="2"><text:soft-page-break/><text:span text:style-name="Strong_20_Emphasis">11. Key Interview Line (Memorize)</text:span></text:h>
      <text:p text:style-name="P547"><text:span text:style-name="Strong_20_Emphasis"><text:span text:style-name="Source_20_Text">async/await</text:span></text:span><text:span text:style-name="Strong_20_Emphasis"> does not replace Promises — it is just a cleaner way to write Promise-based code. Internally, it still uses </text:span><text:span text:style-name="Strong_20_Emphasis"><text:span text:style-name="Source_20_Text">.then()</text:span></text:span><text:span text:style-name="Strong_20_Emphasis"> and the microtask queue.</text:span></text:p>
      <text:p text:style-name="P258"/>
      <text:p text:style-name="P256">If you want next:</text:p>
      <text:list text:style-name="L305">
        <text:list-item>
          <text:p text:style-name="P571">🔥 <text:span text:style-name="Strong_20_Emphasis">async/await edge cases</text:span></text:p>
        </text:list-item>
        <text:list-item>
          <text:p text:style-name="P571">🔥 <text:span text:style-name="Strong_20_Emphasis">promise chaining vs awaiting pitfalls</text:span></text:p>
        </text:list-item>
        <text:list-item>
          <text:p text:style-name="P571">🔥 <text:span text:style-name="Strong_20_Emphasis">why await always yields to event loop</text:span></text:p>
        </text:list-item>
        <text:list-item>
          <text:p text:style-name="P571">🔥 <text:span text:style-name="Strong_20_Emphasis">error handling traps</text:span></text:p>
        </text:list-item>
      </text:list>
      <text:p text:style-name="P256">Say <text:span text:style-name="Strong_20_Emphasis">“next internals”</text:span> 🚀</text:p>
      <text:list xml:id="list231113315663276" text:continue-list="list231113991768267" text:style-name="L211">
        <text:list-item>
          <text:p text:style-name="P460">What are Promise.all, Promise.race, Promise.allSettled, Promise.any?</text:p>
        </text:list-item>
      </text:list>
      <text:h text:style-name="P219" text:outline-level="2"><text:span text:style-name="Strong_20_Emphasis">Promise.all, Promise.race, Promise.allSettled, Promise.any — FULL INTERNALS (Senior-Level)</text:span></text:h>
      <text:p text:style-name="P221">These are <text:span text:style-name="Strong_20_Emphasis">Promise combinators</text:span> — static methods on <text:span text:style-name="Source_20_Text">Promise</text:span> used to <text:span text:style-name="Strong_20_Emphasis">coordinate multiple promises</text:span>.<text:line-break/>They do <text:span text:style-name="Strong_20_Emphasis">not run promises in parallel</text:span> (promises start immediately); they only <text:span text:style-name="Strong_20_Emphasis">observe and combine results</text:span>.</text:p>
      <text:p text:style-name="P223"/>
      <text:h text:style-name="P224" text:outline-level="2"><text:span text:style-name="Strong_20_Emphasis">1. </text:span><text:span text:style-name="Strong_20_Emphasis"><text:span text:style-name="Source_20_Text">Promise.all()</text:span></text:span></text:h>
      <text:h text:style-name="P225" text:outline-level="3"><text:span text:style-name="Strong_20_Emphasis">What it does</text:span></text:h>
      <text:list text:style-name="L306">
        <text:list-item>
          <text:p text:style-name="P572">Takes an iterable of promises</text:p>
        </text:list-item>
        <text:list-item>
          <text:p text:style-name="P572">Returns a <text:span text:style-name="Strong_20_Emphasis">new promise</text:span></text:p>
        </text:list-item>
        <text:list-item>
          <text:p text:style-name="P572">Resolves <text:span text:style-name="Strong_20_Emphasis">only when ALL promises fulfill</text:span></text:p>
        </text:list-item>
        <text:list-item>
          <text:p text:style-name="P572">Rejects <text:span text:style-name="Strong_20_Emphasis">immediately on the first rejection</text:span></text:p>
        </text:list-item>
      </text:list>
      <text:p text:style-name="P223"/>
      <text:h text:style-name="P225" text:outline-level="3"><text:span text:style-name="Strong_20_Emphasis">Internal Behavior</text:span></text:h>
      <text:list text:style-name="L307">
        <text:list-item>
          <text:p text:style-name="P573">Attaches fulfillment &amp; rejection handlers to each promise</text:p>
        </text:list-item>
        <text:list-item>
          <text:p text:style-name="P573">Maintains:</text:p>
          <text:list>
            <text:list-item>
              <text:p text:style-name="P573">result array (by index)</text:p>
            </text:list-item>
            <text:list-item>
              <text:p text:style-name="P573">remaining counter</text:p>
            </text:list-item>
          </text:list>
        </text:list-item>
        <text:list-item>
          <text:p text:style-name="P573"><text:soft-page-break/>On first rejection → short-circuits and rejects</text:p>
        </text:list-item>
      </text:list>
      <text:p text:style-name="P221">Order of results is <text:span text:style-name="Strong_20_Emphasis">preserved</text:span>, not completion order.</text:p>
      <text:p text:style-name="P223"/>
      <text:h text:style-name="P225" text:outline-level="3"><text:span text:style-name="Strong_20_Emphasis">Example</text:span></text:h>
      <text:p text:style-name="P230"><text:span text:style-name="Source_20_Text">Promise.all([</text:span></text:p>
      <text:p text:style-name="P231"><text:span text:style-name="Source_20_Text"><text:s text:c="2"/>Promise.resolve(1),</text:span></text:p>
      <text:p text:style-name="P231"><text:span text:style-name="Source_20_Text"><text:s text:c="2"/>Promise.resolve(2)</text:span></text:p>
      <text:p text:style-name="P231"><text:span text:style-name="Source_20_Text">]).then(console.log);</text:span></text:p>
      <text:p text:style-name="P221">Output:</text:p>
      <text:p text:style-name="P230"><text:span text:style-name="Source_20_Text">[1, 2]</text:span></text:p>
      <text:p text:style-name="P223"/>
      <text:h text:style-name="P225" text:outline-level="3"><text:span text:style-name="Strong_20_Emphasis">Rejection</text:span></text:h>
      <text:p text:style-name="P230"><text:span text:style-name="Source_20_Text">Promise.all([</text:span></text:p>
      <text:p text:style-name="P231"><text:span text:style-name="Source_20_Text"><text:s text:c="2"/>Promise.resolve(1),</text:span></text:p>
      <text:p text:style-name="P231"><text:span text:style-name="Source_20_Text"><text:s text:c="2"/>Promise.reject("err"),</text:span></text:p>
      <text:p text:style-name="P231"><text:span text:style-name="Source_20_Text"><text:s text:c="2"/>Promise.resolve(3)</text:span></text:p>
      <text:p text:style-name="P231"><text:span text:style-name="Source_20_Text">]);</text:span></text:p>
      <text:p text:style-name="P221">→ Rejects immediately with <text:span text:style-name="Source_20_Text">"err"</text:span></text:p>
      <text:p text:style-name="P223"/>
      <text:h text:style-name="P225" text:outline-level="3"><text:span text:style-name="Strong_20_Emphasis">Use cases</text:span></text:h>
      <text:list text:style-name="L308">
        <text:list-item>
          <text:p text:style-name="P574">Parallel API calls</text:p>
        </text:list-item>
        <text:list-item>
          <text:p text:style-name="P574">Dependent operations that all must succeed</text:p>
        </text:list-item>
      </text:list>
      <text:p text:style-name="P223"/>
      <text:h text:style-name="P224" text:outline-level="2"><text:span text:style-name="Strong_20_Emphasis">2. </text:span><text:span text:style-name="Strong_20_Emphasis"><text:span text:style-name="Source_20_Text">Promise.race()</text:span></text:span></text:h>
      <text:h text:style-name="P225" text:outline-level="3"><text:span text:style-name="Strong_20_Emphasis">What it does</text:span></text:h>
      <text:list text:style-name="L309">
        <text:list-item>
          <text:p text:style-name="P575">Settles as soon as <text:span text:style-name="Strong_20_Emphasis">any promise settles</text:span></text:p>
        </text:list-item>
        <text:list-item>
          <text:p text:style-name="P575">Can resolve OR reject</text:p>
        </text:list-item>
        <text:list-item>
          <text:p text:style-name="P575">Ignores remaining promises after settlement</text:p>
        </text:list-item>
      </text:list>
      <text:p text:style-name="P223"/>
      <text:h text:style-name="P225" text:outline-level="3"><text:span text:style-name="Strong_20_Emphasis">Internal Behavior</text:span></text:h>
      <text:list text:style-name="L310">
        <text:list-item>
          <text:p text:style-name="P576">Attaches handlers to all promises</text:p>
        </text:list-item>
        <text:list-item>
          <text:p text:style-name="P576"><text:soft-page-break/>First settled promise wins</text:p>
        </text:list-item>
        <text:list-item>
          <text:p text:style-name="P576">Result = that promise’s value or error</text:p>
        </text:list-item>
      </text:list>
      <text:p text:style-name="P223"/>
      <text:h text:style-name="P225" text:outline-level="3"><text:span text:style-name="Strong_20_Emphasis">Example</text:span></text:h>
      <text:p text:style-name="P230"><text:span text:style-name="Source_20_Text">Promise.race([</text:span></text:p>
      <text:p text:style-name="P231"><text:span text:style-name="Source_20_Text"><text:s text:c="2"/>new Promise(res =&gt; setTimeout(() =&gt; res("A"), 100)),</text:span></text:p>
      <text:p text:style-name="P231"><text:span text:style-name="Source_20_Text"><text:s text:c="2"/>new Promise(res =&gt; setTimeout(() =&gt; res("B"), 50))</text:span></text:p>
      <text:p text:style-name="P231"><text:span text:style-name="Source_20_Text">]).then(console.log);</text:span></text:p>
      <text:p text:style-name="P221">Output:</text:p>
      <text:p text:style-name="P230"><text:span text:style-name="Source_20_Text">B</text:span></text:p>
      <text:p text:style-name="P223"/>
      <text:h text:style-name="P225" text:outline-level="3"><text:span text:style-name="Strong_20_Emphasis">Use cases</text:span></text:h>
      <text:list text:style-name="L311">
        <text:list-item>
          <text:p text:style-name="P577">Timeouts</text:p>
        </text:list-item>
        <text:list-item>
          <text:p text:style-name="P577">First-response wins</text:p>
        </text:list-item>
        <text:list-item>
          <text:p text:style-name="P577">Fallback mechanisms</text:p>
        </text:list-item>
      </text:list>
      <text:p text:style-name="P223"/>
      <text:h text:style-name="P224" text:outline-level="2"><text:span text:style-name="Strong_20_Emphasis">3. </text:span><text:span text:style-name="Strong_20_Emphasis"><text:span text:style-name="Source_20_Text">Promise.allSettled()</text:span></text:span></text:h>
      <text:h text:style-name="P225" text:outline-level="3"><text:span text:style-name="Strong_20_Emphasis">What it does</text:span></text:h>
      <text:list text:style-name="L312">
        <text:list-item>
          <text:p text:style-name="P578">Waits for <text:span text:style-name="Strong_20_Emphasis">all promises to settle</text:span></text:p>
        </text:list-item>
        <text:list-item>
          <text:p text:style-name="P578">Never rejects</text:p>
        </text:list-item>
        <text:list-item>
          <text:p text:style-name="P578">Returns status objects</text:p>
        </text:list-item>
      </text:list>
      <text:p text:style-name="P223"/>
      <text:h text:style-name="P225" text:outline-level="3"><text:span text:style-name="Strong_20_Emphasis">Internal Behavior</text:span></text:h>
      <text:list text:style-name="L313">
        <text:list-item>
          <text:p text:style-name="P579">Tracks fulfillment AND rejection</text:p>
        </text:list-item>
        <text:list-item>
          <text:p text:style-name="P579">No short-circuiting</text:p>
        </text:list-item>
        <text:list-item>
          <text:p text:style-name="P579">Each promise contributes a result object</text:p>
        </text:list-item>
      </text:list>
      <text:p text:style-name="P223"/>
      <text:h text:style-name="P225" text:outline-level="3"><text:span text:style-name="Strong_20_Emphasis">Result Format</text:span></text:h>
      <text:p text:style-name="P230"><text:span text:style-name="Source_20_Text">[</text:span></text:p>
      <text:p text:style-name="P231"><text:span text:style-name="Source_20_Text"><text:s text:c="2"/>{ status: "fulfilled", value: ... },</text:span></text:p>
      <text:p text:style-name="P231"><text:span text:style-name="Source_20_Text"><text:s text:c="2"/>{ status: "rejected", reason: ... }</text:span></text:p>
      <text:p text:style-name="P231"><text:soft-page-break/><text:span text:style-name="Source_20_Text">]</text:span></text:p>
      <text:p text:style-name="P223"/>
      <text:h text:style-name="P225" text:outline-level="3"><text:span text:style-name="Strong_20_Emphasis">Example</text:span></text:h>
      <text:p text:style-name="P230"><text:span text:style-name="Source_20_Text">Promise.allSettled([</text:span></text:p>
      <text:p text:style-name="P231"><text:span text:style-name="Source_20_Text"><text:s text:c="2"/>Promise.resolve(1),</text:span></text:p>
      <text:p text:style-name="P231"><text:span text:style-name="Source_20_Text"><text:s text:c="2"/>Promise.reject("err")</text:span></text:p>
      <text:p text:style-name="P231"><text:span text:style-name="Source_20_Text">]).then(console.log);</text:span></text:p>
      <text:p text:style-name="P221">Output:</text:p>
      <text:p text:style-name="P230"><text:span text:style-name="Source_20_Text">[</text:span></text:p>
      <text:p text:style-name="P231"><text:span text:style-name="Source_20_Text"><text:s text:c="2"/>{ status: "fulfilled", value: 1 },</text:span></text:p>
      <text:p text:style-name="P231"><text:span text:style-name="Source_20_Text"><text:s text:c="2"/>{ status: "rejected", reason: "err" }</text:span></text:p>
      <text:p text:style-name="P231"><text:span text:style-name="Source_20_Text">]</text:span></text:p>
      <text:p text:style-name="P223"/>
      <text:h text:style-name="P225" text:outline-level="3"><text:span text:style-name="Strong_20_Emphasis">Use cases</text:span></text:h>
      <text:list text:style-name="L314">
        <text:list-item>
          <text:p text:style-name="P580">Reporting</text:p>
        </text:list-item>
        <text:list-item>
          <text:p text:style-name="P580">Partial failure handling</text:p>
        </text:list-item>
        <text:list-item>
          <text:p text:style-name="P580">Cleanup tasks</text:p>
        </text:list-item>
      </text:list>
      <text:p text:style-name="P223"/>
      <text:h text:style-name="P224" text:outline-level="2"><text:span text:style-name="Strong_20_Emphasis">4. </text:span><text:span text:style-name="Strong_20_Emphasis"><text:span text:style-name="Source_20_Text">Promise.any()</text:span></text:span></text:h>
      <text:h text:style-name="P225" text:outline-level="3"><text:span text:style-name="Strong_20_Emphasis">What it does</text:span></text:h>
      <text:list text:style-name="L315">
        <text:list-item>
          <text:p text:style-name="P581">Resolves as soon as <text:span text:style-name="Strong_20_Emphasis">any promise fulfills</text:span></text:p>
        </text:list-item>
        <text:list-item>
          <text:p text:style-name="P581">Ignores rejections unless <text:span text:style-name="Strong_20_Emphasis">all reject</text:span></text:p>
        </text:list-item>
        <text:list-item>
          <text:p text:style-name="P581">If all reject → rejects with <text:span text:style-name="Source_20_Text">AggregateError</text:span></text:p>
        </text:list-item>
      </text:list>
      <text:p text:style-name="P223"/>
      <text:h text:style-name="P225" text:outline-level="3"><text:span text:style-name="Strong_20_Emphasis">Internal Behavior</text:span></text:h>
      <text:list text:style-name="L316">
        <text:list-item>
          <text:p text:style-name="P582">Tracks rejection count</text:p>
        </text:list-item>
        <text:list-item>
          <text:p text:style-name="P582">Stores rejection reasons</text:p>
        </text:list-item>
        <text:list-item>
          <text:p text:style-name="P582">Resolves on first fulfillment</text:p>
        </text:list-item>
        <text:list-item>
          <text:p text:style-name="P582">Rejects only when rejection count == total</text:p>
        </text:list-item>
      </text:list>
      <text:p text:style-name="P223"/>
      <text:h text:style-name="P225" text:outline-level="3"><text:soft-page-break/><text:span text:style-name="Strong_20_Emphasis">Example</text:span></text:h>
      <text:p text:style-name="P230"><text:span text:style-name="Source_20_Text">Promise.any([</text:span></text:p>
      <text:p text:style-name="P231"><text:span text:style-name="Source_20_Text"><text:s text:c="2"/>Promise.reject("A"),</text:span></text:p>
      <text:p text:style-name="P231"><text:span text:style-name="Source_20_Text"><text:s text:c="2"/>Promise.resolve("B"),</text:span></text:p>
      <text:p text:style-name="P231"><text:span text:style-name="Source_20_Text"><text:s text:c="2"/>Promise.reject("C")</text:span></text:p>
      <text:p text:style-name="P231"><text:span text:style-name="Source_20_Text">]).then(console.log);</text:span></text:p>
      <text:p text:style-name="P221">Output:</text:p>
      <text:p text:style-name="P230"><text:span text:style-name="Source_20_Text">B</text:span></text:p>
      <text:p text:style-name="P223"/>
      <text:h text:style-name="P225" text:outline-level="3"><text:span text:style-name="Strong_20_Emphasis">All rejected case</text:span></text:h>
      <text:p text:style-name="P230"><text:span text:style-name="Source_20_Text">Promise.any([</text:span></text:p>
      <text:p text:style-name="P231"><text:span text:style-name="Source_20_Text"><text:s text:c="2"/>Promise.reject("A"),</text:span></text:p>
      <text:p text:style-name="P231"><text:span text:style-name="Source_20_Text"><text:s text:c="2"/>Promise.reject("B")</text:span></text:p>
      <text:p text:style-name="P231"><text:span text:style-name="Source_20_Text">]);</text:span></text:p>
      <text:p text:style-name="P221">→ Rejects with <text:span text:style-name="Source_20_Text">AggregateError: All promises were rejected</text:span></text:p>
      <text:p text:style-name="P223"/>
      <text:h text:style-name="P225" text:outline-level="3"><text:span text:style-name="Strong_20_Emphasis">Use cases</text:span></text:h>
      <text:list text:style-name="L317">
        <text:list-item>
          <text:p text:style-name="P583">Fallback strategies</text:p>
        </text:list-item>
        <text:list-item>
          <text:p text:style-name="P583">Multiple mirrors / endpoints</text:p>
        </text:list-item>
        <text:list-item>
          <text:p text:style-name="P583">“First success wins”</text:p>
        </text:list-item>
      </text:list>
      <text:p text:style-name="P223"/>
      <text:h text:style-name="P224" text:outline-level="2"><text:span text:style-name="Strong_20_Emphasis">5. Comparison Table (INTERVIEW GOLD)</text:span></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Table_20_Heading">Method</text:p>
            </table:table-cell>
            <table:table-cell table:style-name="Table22.A1" office:value-type="string">
              <text:p text:style-name="Table_20_Heading">Resolves When</text:p>
            </table:table-cell>
            <table:table-cell table:style-name="Table22.A1" office:value-type="string">
              <text:p text:style-name="Table_20_Heading">Rejects When</text:p>
            </table:table-cell>
            <table:table-cell table:style-name="Table22.A1" office:value-type="string">
              <text:p text:style-name="Table_20_Heading">Result</text:p>
            </table:table-cell>
          </table:table-row>
        </table:table-header-rows>
        <table:table-row>
          <table:table-cell table:style-name="Table22.A1" office:value-type="string">
            <text:p text:style-name="Table_20_Contents"><text:span text:style-name="Source_20_Text">all</text:span></text:p>
          </table:table-cell>
          <table:table-cell table:style-name="Table22.A1" office:value-type="string">
            <text:p text:style-name="Table_20_Contents">All fulfill</text:p>
          </table:table-cell>
          <table:table-cell table:style-name="Table22.A1" office:value-type="string">
            <text:p text:style-name="Table_20_Contents">First reject</text:p>
          </table:table-cell>
          <table:table-cell table:style-name="Table22.A1" office:value-type="string">
            <text:p text:style-name="Table_20_Contents">Values array</text:p>
          </table:table-cell>
        </table:table-row>
        <table:table-row>
          <table:table-cell table:style-name="Table22.A1" office:value-type="string">
            <text:p text:style-name="Table_20_Contents"><text:span text:style-name="Source_20_Text">race</text:span></text:p>
          </table:table-cell>
          <table:table-cell table:style-name="Table22.A1" office:value-type="string">
            <text:p text:style-name="Table_20_Contents">First settles</text:p>
          </table:table-cell>
          <table:table-cell table:style-name="Table22.A1" office:value-type="string">
            <text:p text:style-name="Table_20_Contents">First settles</text:p>
          </table:table-cell>
          <table:table-cell table:style-name="Table22.A1" office:value-type="string">
            <text:p text:style-name="Table_20_Contents">Single value</text:p>
          </table:table-cell>
        </table:table-row>
        <table:table-row>
          <table:table-cell table:style-name="Table22.A1" office:value-type="string">
            <text:p text:style-name="Table_20_Contents"><text:span text:style-name="Source_20_Text">allSettled</text:span></text:p>
          </table:table-cell>
          <table:table-cell table:style-name="Table22.A1" office:value-type="string">
            <text:p text:style-name="Table_20_Contents">All settle</text:p>
          </table:table-cell>
          <table:table-cell table:style-name="Table22.A1" office:value-type="string">
            <text:p text:style-name="Table_20_Contents">Never</text:p>
          </table:table-cell>
          <table:table-cell table:style-name="Table22.A1" office:value-type="string">
            <text:p text:style-name="Table_20_Contents">Status objects</text:p>
          </table:table-cell>
        </table:table-row>
        <table:table-row>
          <table:table-cell table:style-name="Table22.A1" office:value-type="string">
            <text:p text:style-name="Table_20_Contents"><text:span text:style-name="Source_20_Text">any</text:span></text:p>
          </table:table-cell>
          <table:table-cell table:style-name="Table22.A1" office:value-type="string">
            <text:p text:style-name="Table_20_Contents">First fulfill</text:p>
          </table:table-cell>
          <table:table-cell table:style-name="Table22.A1" office:value-type="string">
            <text:p text:style-name="Table_20_Contents">All reject</text:p>
          </table:table-cell>
          <table:table-cell table:style-name="Table22.A1" office:value-type="string">
            <text:p text:style-name="Table_20_Contents">Single value</text:p>
          </table:table-cell>
        </table:table-row>
      </table:table>
      <text:p text:style-name="P223"/>
      <text:h text:style-name="P224" text:outline-level="2"><text:span text:style-name="Strong_20_Emphasis">6. Important Internals Notes</text:span></text:h>
      <text:list text:style-name="L318">
        <text:list-item>
          <text:p text:style-name="P584">Promises start executing <text:span text:style-name="Strong_20_Emphasis">immediately</text:span></text:p>
        </text:list-item>
        <text:list-item>
          <text:p text:style-name="P584">These methods only <text:span text:style-name="Strong_20_Emphasis">observe</text:span></text:p>
        </text:list-item>
        <text:list-item>
          <text:p text:style-name="P584">Handlers are registered as <text:span text:style-name="Strong_20_Emphasis">microtasks</text:span></text:p>
        </text:list-item>
        <text:list-item>
          <text:p text:style-name="P584"><text:soft-page-break/>Resolution order ≠ execution order</text:p>
        </text:list-item>
      </text:list>
      <text:p text:style-name="P223"/>
      <text:h text:style-name="P224" text:outline-level="2"><text:span text:style-name="Strong_20_Emphasis">7. Common Interview Traps</text:span></text:h>
      <text:p text:style-name="P221">❌ “Promise.all runs promises in parallel”<text:line-break/>✅ Promises start immediately; <text:span text:style-name="Source_20_Text">all</text:span> only waits.</text:p>
      <text:p text:style-name="P221">❌ “Promise.race returns fastest resolved”<text:line-break/>✅ It returns fastest <text:span text:style-name="Strong_20_Emphasis">settled</text:span> (resolve OR reject).</text:p>
      <text:p text:style-name="P221">❌ “Promise.any is same as race”<text:line-break/>❌ <text:span text:style-name="Source_20_Text">any</text:span> ignores rejections unless all fail.</text:p>
      <text:h text:style-name="P219" text:outline-level="2"><text:span text:style-name="Strong_20_Emphasis">8. Senior-Level Summary</text:span></text:h>
      <text:list text:style-name="L319">
        <text:list-item>
          <text:p text:style-name="P585"><text:span text:style-name="Source_20_Text">all</text:span> → all or nothing</text:p>
        </text:list-item>
        <text:list-item>
          <text:p text:style-name="P585"><text:span text:style-name="Source_20_Text">race</text:span> → first result (success or failure)</text:p>
        </text:list-item>
        <text:list-item>
          <text:p text:style-name="P585"><text:span text:style-name="Source_20_Text">allSettled</text:span> → complete picture</text:p>
        </text:list-item>
        <text:list-item>
          <text:p text:style-name="P585"><text:span text:style-name="Source_20_Text">any</text:span> → first success</text:p>
        </text:list-item>
        <text:list-item>
          <text:p text:style-name="P585">All are <text:span text:style-name="Strong_20_Emphasis">non-blocking</text:span>, microtask-based</text:p>
        </text:list-item>
        <text:list-item>
          <text:p text:style-name="P585">Used for <text:span text:style-name="Strong_20_Emphasis">concurrency coordination</text:span>, not execution</text:p>
        </text:list-item>
      </text:list>
      <text:p text:style-name="P223"/>
      <text:p text:style-name="P221">If you want next:</text:p>
      <text:list text:style-name="L320">
        <text:list-item>
          <text:p text:style-name="P586">🔥 <text:span text:style-name="Strong_20_Emphasis">Promise combinator edge cases</text:span></text:p>
        </text:list-item>
        <text:list-item>
          <text:p text:style-name="P586">🔥 <text:span text:style-name="Strong_20_Emphasis">Real-world patterns</text:span></text:p>
        </text:list-item>
        <text:list-item>
          <text:p text:style-name="P586">🔥 <text:span text:style-name="Strong_20_Emphasis">Timeout + retry implementations</text:span></text:p>
        </text:list-item>
        <text:list-item>
          <text:p text:style-name="P586">🔥 <text:span text:style-name="Strong_20_Emphasis">Why Promise.any needed AggregateError</text:span></text:p>
        </text:list-item>
      </text:list>
      <text:p text:style-name="P70"/>
      <text:list xml:id="list231113120921849" text:continue-list="list231113315663276" text:style-name="L211">
        <text:list-item>
          <text:p text:style-name="P460">What is <text:span text:style-name="Source_20_Text">async/await</text:span> under the hood?</text:p>
        </text:list-item>
      </text:list>
      <text:h text:style-name="P587" text:outline-level="2"><text:span text:style-name="Strong_20_Emphasis">What is </text:span><text:span text:style-name="Strong_20_Emphasis"><text:span text:style-name="Source_20_Text">async/await</text:span></text:span><text:span text:style-name="Strong_20_Emphasis"> Under the Hood? — FULL INTERNALS (Senior-Level)</text:span></text:h>
      <text:p text:style-name="P28"><text:span text:style-name="Source_20_Text">async/await</text:span> is <text:span text:style-name="Strong_20_Emphasis">NOT</text:span> a new concurrency model.<text:line-break/>It is <text:span text:style-name="Strong_20_Emphasis">syntax sugar over Promises</text:span> that rewrites asynchronous code into <text:span text:style-name="Strong_20_Emphasis">promise chains + microtasks</text:span>, while preserving a synchronous-looking flow.</text:p>
      <text:p text:style-name="P28">Nothing magical happens — the <text:span text:style-name="Strong_20_Emphasis">event loop, microtask queue, and promises still do all the work</text:span>.</text:p>
      <text:p text:style-name="P29"><text:soft-page-break/></text:p>
      <text:h text:style-name="P588" text:outline-level="2"><text:span text:style-name="Strong_20_Emphasis">1. What </text:span><text:span text:style-name="Strong_20_Emphasis"><text:span text:style-name="Source_20_Text">async</text:span></text:span><text:span text:style-name="Strong_20_Emphasis"> Actually Does</text:span></text:h>
      <text:h text:style-name="P30" text:outline-level="3"><text:span text:style-name="Source_20_Text">async</text:span> keyword effects:</text:h>
      <text:list text:style-name="L321">
        <text:list-item>
          <text:p text:style-name="P589">Forces the function to <text:span text:style-name="Strong_20_Emphasis">always return a Promise</text:span></text:p>
        </text:list-item>
        <text:list-item>
          <text:p text:style-name="P589">Wraps returned values with <text:span text:style-name="Source_20_Text">Promise.resolve</text:span></text:p>
        </text:list-item>
        <text:list-item>
          <text:p text:style-name="P589">Converts thrown errors into promise rejections</text:p>
        </text:list-item>
      </text:list>
      <text:p text:style-name="P31"><text:span text:style-name="Source_20_Text">async function foo() {</text:span></text:p>
      <text:p text:style-name="P32"><text:span text:style-name="Source_20_Text"><text:s text:c="2"/>return 10;</text:span></text:p>
      <text:p text:style-name="P32"><text:span text:style-name="Source_20_Text">}</text:span></text:p>
      <text:p text:style-name="P32"/>
      <text:p text:style-name="P32"><text:span text:style-name="Source_20_Text">foo(); // Promise.resolve(10)</text:span></text:p>
      <text:p text:style-name="P31"><text:span text:style-name="Source_20_Text">async function bar() {</text:span></text:p>
      <text:p text:style-name="P32"><text:span text:style-name="Source_20_Text"><text:s text:c="2"/>throw new Error("fail");</text:span></text:p>
      <text:p text:style-name="P32"><text:span text:style-name="Source_20_Text">}</text:span></text:p>
      <text:p text:style-name="P32"/>
      <text:p text:style-name="P32"><text:span text:style-name="Source_20_Text">bar(); // Promise.reject(Error("fail"))</text:span></text:p>
      <text:p text:style-name="P29"/>
      <text:h text:style-name="P588" text:outline-level="2"><text:span text:style-name="Strong_20_Emphasis">2. What </text:span><text:span text:style-name="Strong_20_Emphasis"><text:span text:style-name="Source_20_Text">await</text:span></text:span><text:span text:style-name="Strong_20_Emphasis"> Really Means</text:span></text:h>
      <text:h text:style-name="P30" text:outline-level="3">Key rule:</text:h>
      <text:p text:style-name="P36"><text:span text:style-name="Strong_20_Emphasis"><text:span text:style-name="Source_20_Text">await</text:span></text:span><text:span text:style-name="Strong_20_Emphasis"> pauses the async function, NOT the call stack</text:span></text:p>
      <text:p text:style-name="P28">Internally:</text:p>
      <text:list text:style-name="L322">
        <text:list-item>
          <text:p text:style-name="P590"><text:span text:style-name="Source_20_Text">await</text:span> unwraps a promise</text:p>
        </text:list-item>
        <text:list-item>
          <text:p text:style-name="P590">Suspends function execution</text:p>
        </text:list-item>
        <text:list-item>
          <text:p text:style-name="P590">Registers continuation as a <text:span text:style-name="Source_20_Text">.then()</text:span> callback</text:p>
        </text:list-item>
        <text:list-item>
          <text:p text:style-name="P590">Schedules it as a <text:span text:style-name="Strong_20_Emphasis">microtask</text:span></text:p>
        </text:list-item>
      </text:list>
      <text:p text:style-name="P28">Conceptually:</text:p>
      <text:p text:style-name="P31"><text:span text:style-name="Source_20_Text">await promise;</text:span></text:p>
      <text:p text:style-name="P28">is equivalent to:</text:p>
      <text:p text:style-name="P31"><text:span text:style-name="Source_20_Text">promise.then(resumeFunction);</text:span></text:p>
      <text:p text:style-name="P29"/>
      <text:h text:style-name="P588" text:outline-level="2"><text:soft-page-break/><text:span text:style-name="Strong_20_Emphasis">3. Step-by-Step Execution (Internal Timeline)</text:span></text:h>
      <text:p text:style-name="P31"><text:span text:style-name="Source_20_Text">console.log("A");</text:span></text:p>
      <text:p text:style-name="P32"/>
      <text:p text:style-name="P32"><text:span text:style-name="Source_20_Text">async function test() {</text:span></text:p>
      <text:p text:style-name="P32"><text:span text:style-name="Source_20_Text"><text:s text:c="2"/>console.log("B");</text:span></text:p>
      <text:p text:style-name="P32"><text:span text:style-name="Source_20_Text"><text:s text:c="2"/>await Promise.resolve();</text:span></text:p>
      <text:p text:style-name="P32"><text:span text:style-name="Source_20_Text"><text:s text:c="2"/>console.log("C");</text:span></text:p>
      <text:p text:style-name="P32"><text:span text:style-name="Source_20_Text">}</text:span></text:p>
      <text:p text:style-name="P32"/>
      <text:p text:style-name="P32"><text:span text:style-name="Source_20_Text">test();</text:span></text:p>
      <text:p text:style-name="P32"><text:span text:style-name="Source_20_Text">console.log("D");</text:span></text:p>
      <text:h text:style-name="P30" text:outline-level="3">Execution Breakdown</text:h>
      <text:h text:style-name="P591" text:outline-level="4">Phase 1 — Call Stack (Sync)</text:h>
      <text:p text:style-name="P31"><text:span text:style-name="Source_20_Text">A</text:span></text:p>
      <text:p text:style-name="P32"><text:span text:style-name="Source_20_Text">B</text:span></text:p>
      <text:p text:style-name="P32"><text:span text:style-name="Source_20_Text">D</text:span></text:p>
      <text:h text:style-name="P591" text:outline-level="4">Phase 2 — Microtask Queue</text:h>
      <text:p text:style-name="P31"><text:span text:style-name="Source_20_Text">C</text:span></text:p>
      <text:p text:style-name="P28">Why?</text:p>
      <text:list text:style-name="L323">
        <text:list-item>
          <text:p text:style-name="P592"><text:span text:style-name="Source_20_Text">await</text:span> yields execution</text:p>
        </text:list-item>
        <text:list-item>
          <text:p text:style-name="P592">Remaining function body runs as a microtask</text:p>
        </text:list-item>
      </text:list>
      <text:p text:style-name="P29"/>
      <text:h text:style-name="P588" text:outline-level="2"><text:span text:style-name="Strong_20_Emphasis">4. Async Function Compilation (Engine-Level)</text:span></text:h>
      <text:p text:style-name="P28">Internally (conceptual):</text:p>
      <text:list text:style-name="L324">
        <text:list-item>
          <text:p text:style-name="P593">JS engine transforms async functions into <text:span text:style-name="Strong_20_Emphasis">state machines</text:span></text:p>
        </text:list-item>
        <text:list-item>
          <text:p text:style-name="P593">Each <text:span text:style-name="Source_20_Text">await</text:span> becomes a suspension point</text:p>
        </text:list-item>
        <text:list-item>
          <text:p text:style-name="P593">Execution resumes based on promise settlement</text:p>
        </text:list-item>
      </text:list>
      <text:p text:style-name="P28">Simplified transform:</text:p>
      <text:p text:style-name="P31"><text:span text:style-name="Source_20_Text">async function f() {</text:span></text:p>
      <text:p text:style-name="P32"><text:span text:style-name="Source_20_Text"><text:s text:c="2"/>const x = await p;</text:span></text:p>
      <text:p text:style-name="P32"><text:span text:style-name="Source_20_Text"><text:s text:c="2"/>return x + 1;</text:span></text:p>
      <text:p text:style-name="P32"><text:soft-page-break/><text:span text:style-name="Source_20_Text">}</text:span></text:p>
      <text:p text:style-name="P28">Becomes:</text:p>
      <text:p text:style-name="P31"><text:span text:style-name="Source_20_Text">function f() {</text:span></text:p>
      <text:p text:style-name="P32"><text:span text:style-name="Source_20_Text"><text:s text:c="2"/>return Promise.resolve(p).then(x =&gt; x + 1);</text:span></text:p>
      <text:p text:style-name="P32"><text:span text:style-name="Source_20_Text">}</text:span></text:p>
      <text:p text:style-name="P29"/>
      <text:h text:style-name="P588" text:outline-level="2"><text:span text:style-name="Strong_20_Emphasis">5. </text:span><text:span text:style-name="Strong_20_Emphasis"><text:span text:style-name="Source_20_Text">await</text:span></text:span><text:span text:style-name="Strong_20_Emphasis"> Always Yields (Important Subtlety)</text:span></text:h>
      <text:p text:style-name="P28">Even if the promise is already resolved:</text:p>
      <text:p text:style-name="P31"><text:span text:style-name="Source_20_Text">async function foo() {</text:span></text:p>
      <text:p text:style-name="P32"><text:span text:style-name="Source_20_Text"><text:s text:c="2"/>console.log("A");</text:span></text:p>
      <text:p text:style-name="P32"><text:span text:style-name="Source_20_Text"><text:s text:c="2"/>await 1;</text:span></text:p>
      <text:p text:style-name="P32"><text:span text:style-name="Source_20_Text"><text:s text:c="2"/>console.log("B");</text:span></text:p>
      <text:p text:style-name="P32"><text:span text:style-name="Source_20_Text">}</text:span></text:p>
      <text:p text:style-name="P32"><text:span text:style-name="Source_20_Text">foo();</text:span></text:p>
      <text:p text:style-name="P32"><text:span text:style-name="Source_20_Text">console.log("C");</text:span></text:p>
      <text:p text:style-name="P28">Output:</text:p>
      <text:p text:style-name="P31"><text:span text:style-name="Source_20_Text">A</text:span></text:p>
      <text:p text:style-name="P32"><text:span text:style-name="Source_20_Text">C</text:span></text:p>
      <text:p text:style-name="P32"><text:span text:style-name="Source_20_Text">B</text:span></text:p>
      <text:p text:style-name="P28">Why?</text:p>
      <text:list text:style-name="L325">
        <text:list-item>
          <text:p text:style-name="P594"><text:span text:style-name="Source_20_Text">await</text:span> wraps value in <text:span text:style-name="Source_20_Text">Promise.resolve</text:span></text:p>
        </text:list-item>
        <text:list-item>
          <text:p text:style-name="P594"><text:span text:style-name="Source_20_Text">.then()</text:span> is always async</text:p>
        </text:list-item>
        <text:list-item>
          <text:p text:style-name="P594">Continuation runs in microtask queue</text:p>
        </text:list-item>
      </text:list>
      <text:p text:style-name="P29"/>
      <text:h text:style-name="P588" text:outline-level="2"><text:span text:style-name="Strong_20_Emphasis">6. Error Handling Internals</text:span></text:h>
      <text:p text:style-name="P31"><text:span text:style-name="Source_20_Text">async function run() {</text:span></text:p>
      <text:p text:style-name="P32"><text:span text:style-name="Source_20_Text"><text:s text:c="2"/>try {</text:span></text:p>
      <text:p text:style-name="P32"><text:span text:style-name="Source_20_Text"><text:s text:c="4"/>await Promise.reject("err");</text:span></text:p>
      <text:p text:style-name="P32"><text:span text:style-name="Source_20_Text"><text:s text:c="2"/>} catch (e) {</text:span></text:p>
      <text:p text:style-name="P32"><text:span text:style-name="Source_20_Text"><text:s text:c="4"/>console.log(e);</text:span></text:p>
      <text:p text:style-name="P32"><text:span text:style-name="Source_20_Text"><text:s text:c="2"/>}</text:span></text:p>
      <text:p text:style-name="P32"><text:span text:style-name="Source_20_Text">}</text:span></text:p>
      <text:p text:style-name="P28"><text:soft-page-break/>Internally:</text:p>
      <text:list text:style-name="L326">
        <text:list-item>
          <text:p text:style-name="P595">Rejection triggers <text:span text:style-name="Source_20_Text">.catch()</text:span> equivalent</text:p>
        </text:list-item>
        <text:list-item>
          <text:p text:style-name="P595">Control jumps to nearest <text:span text:style-name="Source_20_Text">try/catch</text:span></text:p>
        </text:list-item>
        <text:list-item>
          <text:p text:style-name="P595">No unhandled rejection if caught</text:p>
        </text:list-item>
      </text:list>
      <text:p text:style-name="P28">Without <text:span text:style-name="Source_20_Text">try/catch</text:span>:</text:p>
      <text:list text:style-name="L327">
        <text:list-item>
          <text:p text:style-name="P596">Returned promise rejects</text:p>
        </text:list-item>
        <text:list-item>
          <text:p text:style-name="P596">Runtime may emit unhandled rejection warning</text:p>
        </text:list-item>
      </text:list>
      <text:p text:style-name="P29"/>
      <text:h text:style-name="P588" text:outline-level="2"><text:span text:style-name="Strong_20_Emphasis">7. Multiple Awaits &amp; Control Flow</text:span></text:h>
      <text:p text:style-name="P31"><text:span text:style-name="Source_20_Text">async function seq() {</text:span></text:p>
      <text:p text:style-name="P32"><text:span text:style-name="Source_20_Text"><text:s text:c="2"/>await a();</text:span></text:p>
      <text:p text:style-name="P32"><text:span text:style-name="Source_20_Text"><text:s text:c="2"/>await b();</text:span></text:p>
      <text:p text:style-name="P32"><text:span text:style-name="Source_20_Text">}</text:span></text:p>
      <text:p text:style-name="P28">This is <text:span text:style-name="Strong_20_Emphasis">sequential</text:span>:</text:p>
      <text:list text:style-name="L328">
        <text:list-item>
          <text:p text:style-name="P597"><text:span text:style-name="Source_20_Text">b()</text:span> starts only after <text:span text:style-name="Source_20_Text">a()</text:span> settles</text:p>
        </text:list-item>
      </text:list>
      <text:p text:style-name="P28">Parallel pattern:</text:p>
      <text:p text:style-name="P31"><text:span text:style-name="Source_20_Text">const p1 = a();</text:span></text:p>
      <text:p text:style-name="P32"><text:span text:style-name="Source_20_Text">const p2 = b();</text:span></text:p>
      <text:p text:style-name="P32"><text:span text:style-name="Source_20_Text">await p1;</text:span></text:p>
      <text:p text:style-name="P32"><text:span text:style-name="Source_20_Text">await p2;</text:span></text:p>
      <text:p text:style-name="P28">Important internal distinction:</text:p>
      <text:list text:style-name="L329">
        <text:list-item>
          <text:p text:style-name="P598">Promise creation ≠ awaiting</text:p>
        </text:list-item>
      </text:list>
      <text:p text:style-name="P29"/>
      <text:h text:style-name="P588" text:outline-level="2"><text:span text:style-name="Strong_20_Emphasis">8. Stack Traces (Why Async/Await Is Better)</text:span></text:h>
      <text:p text:style-name="P28"><text:span text:style-name="Source_20_Text">.then()</text:span> chains:</text:p>
      <text:list text:style-name="L330">
        <text:list-item>
          <text:p text:style-name="P599">Fragmented stack traces</text:p>
        </text:list-item>
      </text:list>
      <text:p text:style-name="P28"><text:span text:style-name="Source_20_Text">async/await</text:span>:</text:p>
      <text:list text:style-name="L331">
        <text:list-item>
          <text:p text:style-name="P600">Engines reconstruct logical call stacks</text:p>
        </text:list-item>
        <text:list-item>
          <text:p text:style-name="P600">Much easier debugging</text:p>
        </text:list-item>
      </text:list>
      <text:p text:style-name="P29"/>
      <text:h text:style-name="P588" text:outline-level="2"><text:soft-page-break/><text:span text:style-name="Strong_20_Emphasis">9. Interaction with Event Loop</text:span></text:h>
      <text:p text:style-name="P28">Order of execution:</text:p>
      <text:list text:style-name="L332">
        <text:list-item>
          <text:p text:style-name="P601">Call stack</text:p>
        </text:list-item>
        <text:list-item>
          <text:p text:style-name="P601">Microtasks (async continuations)</text:p>
        </text:list-item>
        <text:list-item>
          <text:p text:style-name="P601">Macrotasks</text:p>
        </text:list-item>
      </text:list>
      <text:p text:style-name="P28"><text:span text:style-name="Source_20_Text">await</text:span> always schedules continuation in <text:span text:style-name="Strong_20_Emphasis">microtask queue</text:span>.</text:p>
      <text:p text:style-name="P29"/>
      <text:h text:style-name="P588" text:outline-level="2"><text:span text:style-name="Strong_20_Emphasis">10. Common Pitfalls (Senior-Level)</text:span></text:h>
      <text:h text:style-name="P30" text:outline-level="3">❌ Assuming await blocks</text:h>
      <text:p text:style-name="P31"><text:span text:style-name="Source_20_Text">await longTask();</text:span></text:p>
      <text:p text:style-name="P28">No blocking — only function pauses.</text:p>
      <text:p text:style-name="P29"/>
      <text:h text:style-name="P30" text:outline-level="3">❌ Forgetting try/catch</text:h>
      <text:p text:style-name="P31"><text:span text:style-name="Source_20_Text">await mayFail(); // unhandled rejection</text:span></text:p>
      <text:p text:style-name="P29"/>
      <text:h text:style-name="P30" text:outline-level="3">❌ Accidental serialization</text:h>
      <text:p text:style-name="P31"><text:span text:style-name="Source_20_Text">await fetchA();</text:span></text:p>
      <text:p text:style-name="P32"><text:span text:style-name="Source_20_Text">await fetchB();</text:span></text:p>
      <text:p text:style-name="P29"/>
      <text:h text:style-name="P588" text:outline-level="2"><text:span text:style-name="Strong_20_Emphasis">11. Mental Model (Internals)</text:span></text:h>
      <text:p text:style-name="P31"><text:span text:style-name="Source_20_Text">async function</text:span></text:p>
      <text:p text:style-name="P32"><text:span text:style-name="Source_20_Text"><text:s/>├── returns Promise immediately</text:span></text:p>
      <text:p text:style-name="P32"><text:span text:style-name="Source_20_Text"><text:s/>├── runs until first await</text:span></text:p>
      <text:p text:style-name="P32"><text:span text:style-name="Source_20_Text"><text:s/>├── yields control</text:span></text:p>
      <text:p text:style-name="P32"><text:span text:style-name="Source_20_Text"><text:s/>├── resumes via microtask</text:span></text:p>
      <text:p text:style-name="P32"><text:span text:style-name="Source_20_Text"><text:s/>└── resolves/rejects</text:span></text:p>
      <text:p text:style-name="P29"/>
      <text:h text:style-name="P588" text:outline-level="2"><text:span text:style-name="Strong_20_Emphasis">12. Senior-Level Summary (Interview Gold)</text:span></text:h>
      <text:list text:style-name="L333">
        <text:list-item>
          <text:p text:style-name="P602"><text:span text:style-name="Source_20_Text">async</text:span> wraps return values in promises</text:p>
        </text:list-item>
        <text:list-item>
          <text:p text:style-name="P602"><text:span text:style-name="Source_20_Text">await</text:span> pauses function, not thread</text:p>
        </text:list-item>
        <text:list-item>
          <text:p text:style-name="P602">Continuation is scheduled as a microtask</text:p>
        </text:list-item>
        <text:list-item>
          <text:p text:style-name="P602"><text:soft-page-break/>Even resolved promises yield</text:p>
        </text:list-item>
        <text:list-item>
          <text:p text:style-name="P602">Internally implemented using <text:span text:style-name="Source_20_Text">.then()</text:span></text:p>
        </text:list-item>
        <text:list-item>
          <text:p text:style-name="P602">No performance difference vs <text:span text:style-name="Source_20_Text">.then()</text:span></text:p>
        </text:list-item>
        <text:list-item>
          <text:p text:style-name="P602">Improves readability &amp; debugging</text:p>
        </text:list-item>
      </text:list>
      <text:p text:style-name="P29"/>
      <text:p text:style-name="P28">If you want next:</text:p>
      <text:list text:style-name="L334">
        <text:list-item>
          <text:p text:style-name="P603">🔥 <text:span text:style-name="Strong_20_Emphasis">async/await edge cases</text:span></text:p>
        </text:list-item>
        <text:list-item>
          <text:p text:style-name="P603">🔥 <text:span text:style-name="Strong_20_Emphasis">Unhandled promise rejections</text:span></text:p>
        </text:list-item>
        <text:list-item>
          <text:p text:style-name="P603">🔥 <text:span text:style-name="Strong_20_Emphasis">Concurrency patterns</text:span></text:p>
        </text:list-item>
        <text:list-item>
          <text:p text:style-name="P603">🔥 <text:span text:style-name="Strong_20_Emphasis">Event loop starvation via await</text:span></text:p>
        </text:list-item>
      </text:list>
      <text:p text:style-name="P28">Say <text:span text:style-name="Strong_20_Emphasis">“next internals”</text:span> 🚀</text:p>
      <text:p text:style-name="P347"/>
      <text:list xml:id="list231114859921129" text:continue-list="list231113120921849" text:style-name="L211">
        <text:list-item>
          <text:p text:style-name="P460">What happens if you don’t handle Promise rejections?</text:p>
        </text:list-item>
      </text:list>
      <text:h text:style-name="P604" text:outline-level="2"><text:span text:style-name="Strong_20_Emphasis">What Happens If You Don’t Handle Promise Rejections? — FULL INTERNALS (Senior-Level)</text:span></text:h>
      <text:p text:style-name="P352">An <text:span text:style-name="Strong_20_Emphasis">unhandled Promise rejection</text:span> occurs when a Promise is <text:span text:style-name="Strong_20_Emphasis">rejected</text:span> and <text:span text:style-name="Strong_20_Emphasis">no rejection handler is attached</text:span> at the time the runtime checks for it.</text:p>
      <text:p text:style-name="P352">This is not just a “console warning” — it has <text:span text:style-name="Strong_20_Emphasis">real runtime, stability, and production implications</text:span>.</text:p>
      <text:p text:style-name="P355"/>
      <text:h text:style-name="P360" text:outline-level="2"><text:span text:style-name="Strong_20_Emphasis">1. What Counts as an Unhandled Rejection</text:span></text:h>
      <text:p text:style-name="P352">A rejection is considered <text:span text:style-name="Strong_20_Emphasis">unhandled</text:span> if:</text:p>
      <text:list text:style-name="L335">
        <text:list-item>
          <text:p text:style-name="P605">A Promise rejects</text:p>
        </text:list-item>
        <text:list-item>
          <text:p text:style-name="P605">No <text:span text:style-name="Source_20_Text">.catch()</text:span> is attached</text:p>
        </text:list-item>
        <text:list-item>
          <text:p text:style-name="P605">No rejection handler exists in the chain</text:p>
        </text:list-item>
        <text:list-item>
          <text:p text:style-name="P605">No <text:span text:style-name="Source_20_Text">try/catch</text:span> inside an <text:span text:style-name="Source_20_Text">async</text:span> function</text:p>
        </text:list-item>
      </text:list>
      <text:h text:style-name="P354" text:outline-level="3">Example</text:h>
      <text:p text:style-name="P357"><text:span text:style-name="Source_20_Text">Promise.reject("boom");</text:span></text:p>
      <text:p text:style-name="P352">or</text:p>
      <text:p text:style-name="P357"><text:span text:style-name="Source_20_Text">async function run() {</text:span></text:p>
      <text:p text:style-name="P358"><text:span text:style-name="Source_20_Text"><text:s text:c="2"/>await Promise.reject("fail");</text:span></text:p>
      <text:p text:style-name="P358"><text:soft-page-break/><text:span text:style-name="Source_20_Text">}</text:span></text:p>
      <text:p text:style-name="P358"><text:span text:style-name="Source_20_Text">run();</text:span></text:p>
      <text:p text:style-name="P352">Both produce unhandled rejections.</text:p>
      <text:p text:style-name="P355"/>
      <text:h text:style-name="P360" text:outline-level="2"><text:span text:style-name="Strong_20_Emphasis">2. Internal Timeline of an Unhandled Rejection</text:span></text:h>
      <text:p text:style-name="P352">Important subtlety:</text:p>
      <text:p text:style-name="P353">The runtime does <text:span text:style-name="Strong_20_Emphasis">not immediately</text:span> mark a rejection as unhandled.</text:p>
      <text:h text:style-name="P354" text:outline-level="3">Timeline:</text:h>
      <text:list text:style-name="L336">
        <text:list-item>
          <text:p text:style-name="P606">Promise rejects</text:p>
        </text:list-item>
        <text:list-item>
          <text:p text:style-name="P606">Microtask queue runs promise reactions</text:p>
        </text:list-item>
        <text:list-item>
          <text:p text:style-name="P606">Runtime checks if a rejection handler was attached</text:p>
        </text:list-item>
        <text:list-item>
          <text:p text:style-name="P606">If not → <text:span text:style-name="Strong_20_Emphasis">unhandled rejection is reported</text:span></text:p>
        </text:list-item>
      </text:list>
      <text:p text:style-name="P352">If a handler is attached <text:span text:style-name="Strong_20_Emphasis">later but too late</text:span>, it may still be reported.</text:p>
      <text:p text:style-name="P355"/>
      <text:h text:style-name="P360" text:outline-level="2"><text:span text:style-name="Strong_20_Emphasis">3. Browser Behavior (Internals)</text:span></text:h>
      <text:h text:style-name="P354" text:outline-level="3">What browsers do:</text:h>
      <text:list text:style-name="L337">
        <text:list-item>
          <text:p text:style-name="P607">Emit a global event: <text:span text:style-name="Source_20_Text">unhandledrejection</text:span></text:p>
        </text:list-item>
        <text:list-item>
          <text:p text:style-name="P607">Log an error in the console</text:p>
        </text:list-item>
        <text:list-item>
          <text:p text:style-name="P607">Continue execution (usually)</text:p>
        </text:list-item>
      </text:list>
      <text:p text:style-name="P357"><text:span text:style-name="Source_20_Text">window.addEventListener("unhandledrejection", e =&gt; {</text:span></text:p>
      <text:p text:style-name="P358"><text:span text:style-name="Source_20_Text"><text:s text:c="2"/>console.error("Unhandled:", e.reason);</text:span></text:p>
      <text:p text:style-name="P358"><text:span text:style-name="Source_20_Text">});</text:span></text:p>
      <text:p text:style-name="P352">If a handler is attached later:</text:p>
      <text:list text:style-name="L338">
        <text:list-item>
          <text:p text:style-name="P608">Browser may fire <text:span text:style-name="Source_20_Text">rejectionhandled</text:span></text:p>
        </text:list-item>
      </text:list>
      <text:p text:style-name="P355"/>
      <text:h text:style-name="P360" text:outline-level="2"><text:span text:style-name="Strong_20_Emphasis">4. Node.js Behavior (VERY IMPORTANT)</text:span></text:h>
      <text:p text:style-name="P352">Node.js treats unhandled rejections <text:span text:style-name="Strong_20_Emphasis">much more seriously</text:span>.</text:p>
      <text:h text:style-name="P354" text:outline-level="3">Historical behavior:</text:h>
      <text:list text:style-name="L339">
        <text:list-item>
          <text:p text:style-name="P609">Logged warning</text:p>
        </text:list-item>
        <text:list-item>
          <text:p text:style-name="P609">Continued execution</text:p>
        </text:list-item>
      </text:list>
      <text:h text:style-name="P354" text:outline-level="3"><text:soft-page-break/>Modern Node.js (default):</text:h>
      <text:list text:style-name="L340">
        <text:list-item>
          <text:p text:style-name="P610">Emits <text:span text:style-name="Source_20_Text">unhandledRejection</text:span></text:p>
        </text:list-item>
        <text:list-item>
          <text:p text:style-name="P610"><text:span text:style-name="Strong_20_Emphasis">Process may terminate</text:span></text:p>
        </text:list-item>
        <text:list-item>
          <text:p text:style-name="P610">Treated similar to uncaught exceptions</text:p>
        </text:list-item>
      </text:list>
      <text:p text:style-name="P357"><text:span text:style-name="Source_20_Text">process.on("unhandledRejection", (reason, promise) =&gt; {</text:span></text:p>
      <text:p text:style-name="P358"><text:span text:style-name="Source_20_Text"><text:s text:c="2"/>console.error(reason);</text:span></text:p>
      <text:p text:style-name="P358"><text:span text:style-name="Source_20_Text">});</text:span></text:p>
      <text:p text:style-name="P352">⚠ In production:</text:p>
      <text:list text:style-name="L341">
        <text:list-item>
          <text:p text:style-name="P611">Unhandled rejections can crash your server</text:p>
        </text:list-item>
      </text:list>
      <text:p text:style-name="P355"/>
      <text:h text:style-name="P360" text:outline-level="2"><text:span text:style-name="Strong_20_Emphasis">5. Why Unhandled Rejections Are Dangerous</text:span></text:h>
      <text:h text:style-name="P354" text:outline-level="3">1️⃣ Silent Failures</text:h>
      <text:list text:style-name="L342">
        <text:list-item>
          <text:p text:style-name="P612">Async logic fails silently</text:p>
        </text:list-item>
        <text:list-item>
          <text:p text:style-name="P612">App state becomes inconsistent</text:p>
        </text:list-item>
      </text:list>
      <text:h text:style-name="P354" text:outline-level="3">2️⃣ Memory Leaks</text:h>
      <text:list text:style-name="L343">
        <text:list-item>
          <text:p text:style-name="P613">Promises hold references</text:p>
        </text:list-item>
        <text:list-item>
          <text:p text:style-name="P613">Rejection reactions never cleared</text:p>
        </text:list-item>
      </text:list>
      <text:h text:style-name="P354" text:outline-level="3">3️⃣ Crashes</text:h>
      <text:list text:style-name="L344">
        <text:list-item>
          <text:p text:style-name="P614">Node.js can terminate the process</text:p>
        </text:list-item>
      </text:list>
      <text:h text:style-name="P354" text:outline-level="3">4️⃣ Broken Control Flow</text:h>
      <text:list text:style-name="L345">
        <text:list-item>
          <text:p text:style-name="P615">Errors skip cleanup logic</text:p>
        </text:list-item>
        <text:list-item>
          <text:p text:style-name="P615">Transactions left open</text:p>
        </text:list-item>
      </text:list>
      <text:p text:style-name="P355"/>
      <text:h text:style-name="P360" text:outline-level="2"><text:span text:style-name="Strong_20_Emphasis">6. Common Causes (Senior-Level)</text:span></text:h>
      <text:h text:style-name="P354" text:outline-level="3">❌ Missing <text:span text:style-name="Source_20_Text">await</text:span></text:h>
      <text:p text:style-name="P357"><text:span text:style-name="Source_20_Text">try {</text:span></text:p>
      <text:p text:style-name="P358"><text:span text:style-name="Source_20_Text"><text:s text:c="2"/>asyncTask(); // not awaited</text:span></text:p>
      <text:p text:style-name="P358"><text:span text:style-name="Source_20_Text">} catch (e) {}</text:span></text:p>
      <text:h text:style-name="P354" text:outline-level="3"><text:soft-page-break/>❌ Promise created but not returned</text:h>
      <text:p text:style-name="P357"><text:span text:style-name="Source_20_Text">.then(() =&gt; {</text:span></text:p>
      <text:p text:style-name="P358"><text:span text:style-name="Source_20_Text"><text:s text:c="2"/>fetch(url); // rejection not chained</text:span></text:p>
      <text:p text:style-name="P358"><text:span text:style-name="Source_20_Text">});</text:span></text:p>
      <text:h text:style-name="P354" text:outline-level="3">❌ Using async inside forEach</text:h>
      <text:p text:style-name="P357"><text:span text:style-name="Source_20_Text">arr.forEach(async item =&gt; {</text:span></text:p>
      <text:p text:style-name="P358"><text:span text:style-name="Source_20_Text"><text:s text:c="2"/>await mayFail(item); // unhandled</text:span></text:p>
      <text:p text:style-name="P358"><text:span text:style-name="Source_20_Text">});</text:span></text:p>
      <text:p text:style-name="P355"/>
      <text:h text:style-name="P360" text:outline-level="2"><text:span text:style-name="Strong_20_Emphasis">7. How to Properly Handle Rejections</text:span></text:h>
      <text:h text:style-name="P354" text:outline-level="3">Promise chains</text:h>
      <text:p text:style-name="P357"><text:span text:style-name="Source_20_Text">promise.catch(err =&gt; handle(err));</text:span></text:p>
      <text:h text:style-name="P354" text:outline-level="3">async/await</text:h>
      <text:p text:style-name="P357"><text:span text:style-name="Source_20_Text">try {</text:span></text:p>
      <text:p text:style-name="P358"><text:span text:style-name="Source_20_Text"><text:s text:c="2"/>await promise;</text:span></text:p>
      <text:p text:style-name="P358"><text:span text:style-name="Source_20_Text">} catch (err) {</text:span></text:p>
      <text:p text:style-name="P358"><text:span text:style-name="Source_20_Text"><text:s text:c="2"/>handle(err);</text:span></text:p>
      <text:p text:style-name="P358"><text:span text:style-name="Source_20_Text">}</text:span></text:p>
      <text:h text:style-name="P354" text:outline-level="3">Global safety net (NOT a replacement)</text:h>
      <text:p text:style-name="P357"><text:span text:style-name="Source_20_Text">process.on("unhandledRejection", log);</text:span></text:p>
      <text:p text:style-name="P355"/>
      <text:h text:style-name="P360" text:outline-level="2"><text:span text:style-name="Strong_20_Emphasis">8. Subtle Case: Late Catch</text:span></text:h>
      <text:p text:style-name="P357"><text:span text:style-name="Source_20_Text">const p = Promise.reject("err");</text:span></text:p>
      <text:p text:style-name="P358"/>
      <text:p text:style-name="P358"><text:span text:style-name="Source_20_Text">setTimeout(() =&gt; {</text:span></text:p>
      <text:p text:style-name="P358"><text:span text:style-name="Source_20_Text"><text:s text:c="2"/>p.catch(console.log);</text:span></text:p>
      <text:p text:style-name="P358"><text:span text:style-name="Source_20_Text">}, 0);</text:span></text:p>
      <text:p text:style-name="P352">Outcome:</text:p>
      <text:list text:style-name="L346">
        <text:list-item>
          <text:p text:style-name="P616">Rejection may already be reported</text:p>
        </text:list-item>
        <text:list-item>
          <text:p text:style-name="P616">Catch is too late</text:p>
        </text:list-item>
      </text:list>
      <text:p text:style-name="P352">Why?</text:p>
      <text:list text:style-name="L347">
        <text:list-item>
          <text:p text:style-name="P617"><text:soft-page-break/>Microtask queue runs before macrotasks</text:p>
        </text:list-item>
      </text:list>
      <text:p text:style-name="P355"/>
      <text:h text:style-name="P360" text:outline-level="2"><text:span text:style-name="Strong_20_Emphasis">9. Spec-Level Insight</text:span></text:h>
      <text:p text:style-name="P352">ECMAScript:</text:p>
      <text:list text:style-name="L348">
        <text:list-item>
          <text:p text:style-name="P618">Does NOT enforce process termination</text:p>
        </text:list-item>
        <text:list-item>
          <text:p text:style-name="P618">Only defines promise behavior</text:p>
        </text:list-item>
        <text:list-item>
          <text:p text:style-name="P618">Runtime decides consequences</text:p>
        </text:list-item>
      </text:list>
      <text:p text:style-name="P352">Browsers and Node implement their own policies.</text:p>
      <text:p text:style-name="P355"/>
      <text:h text:style-name="P360" text:outline-level="2"><text:span text:style-name="Strong_20_Emphasis">10. Interview-Level Summary (Memorize)</text:span></text:h>
      <text:list text:style-name="L349">
        <text:list-item>
          <text:p text:style-name="P619">Unhandled rejection = rejected promise without handler</text:p>
        </text:list-item>
        <text:list-item>
          <text:p text:style-name="P619">Detection happens after microtasks run</text:p>
        </text:list-item>
        <text:list-item>
          <text:p text:style-name="P619">Browsers log errors, Node may crash</text:p>
        </text:list-item>
        <text:list-item>
          <text:p text:style-name="P619">Can cause memory leaks &amp; instability</text:p>
        </text:list-item>
        <text:list-item>
          <text:p text:style-name="P619">Always handle promises</text:p>
        </text:list-item>
        <text:list-item>
          <text:p text:style-name="P619">Global handlers are last resort, not solution</text:p>
        </text:list-item>
      </text:list>
      <text:p text:style-name="P355"/>
      <text:h text:style-name="P360" text:outline-level="2"><text:span text:style-name="Strong_20_Emphasis">Key Interview Line</text:span></text:h>
      <text:p text:style-name="P353"><text:span text:style-name="Strong_20_Emphasis">Unhandled promise rejections are async equivalents of uncaught exceptions and must be treated as fatal bugs in production systems.</text:span></text:p>
      <text:p text:style-name="P355"/>
      <text:p text:style-name="P352">If you want next:</text:p>
      <text:list text:style-name="L350">
        <text:list-item>
          <text:p text:style-name="P620">🔥 <text:span text:style-name="Strong_20_Emphasis">Unhandled rejection edge cases</text:span></text:p>
        </text:list-item>
        <text:list-item>
          <text:p text:style-name="P620">🔥 <text:span text:style-name="Strong_20_Emphasis">Promise rejection tracking internals</text:span></text:p>
        </text:list-item>
        <text:list-item>
          <text:p text:style-name="P620">🔥 <text:span text:style-name="Strong_20_Emphasis">Why forEach + async is broken</text:span></text:p>
        </text:list-item>
        <text:list-item>
          <text:p text:style-name="P620">🔥 <text:span text:style-name="Strong_20_Emphasis">Best practices for error handling</text:span></text:p>
        </text:list-item>
      </text:list>
      <text:p text:style-name="P352">Say <text:span text:style-name="Strong_20_Emphasis">“next internals”</text:span> 🚀</text:p>
      <text:list xml:id="list231114219445316" text:continue-list="list231114859921129" text:style-name="L211">
        <text:list-item>
          <text:p text:style-name="P460">How does <text:span text:style-name="Source_20_Text">setTimeout</text:span> actually work?</text:p>
        </text:list-item>
        <text:list-item>
          <text:p text:style-name="P460">What is the difference between microtask (Promise) and macrotask (<text:span text:style-name="Source_20_Text">setTimeout</text:span>)?</text:p>
        </text:list-item>
        <text:list-item>
          <text:p text:style-name="P460">What are generators?</text:p>
        </text:list-item>
        <text:list-item>
          <text:p text:style-name="P460"><text:soft-page-break/>Difference between generators and async functions.</text:p>
        </text:list-item>
      </text:list>
      <text:p text:style-name="P621">  Difference between generators and async functions.</text:p>
      <text:h text:style-name="P360" text:outline-level="2"><text:span text:style-name="Strong_20_Emphasis">Difference between Generators and Async Functions — FULL INTERNALS (Senior-Level)</text:span></text:h>
      <text:p text:style-name="P352">Generators and async functions <text:span text:style-name="Strong_20_Emphasis">look similar syntactically</text:span>, but they solve <text:span text:style-name="Strong_20_Emphasis">very different problems</text:span> and have <text:span text:style-name="Strong_20_Emphasis">completely different execution models under the hood</text:span>.</text:p>
      <text:p text:style-name="P355"/>
      <text:h text:style-name="P360" text:outline-level="2"><text:span text:style-name="Strong_20_Emphasis">1. Core Purpose (Why They Exist)</text:span></text:h>
      <text:h text:style-name="P354" text:outline-level="3"><text:span text:style-name="Strong_20_Emphasis">Generators (</text:span><text:span text:style-name="Strong_20_Emphasis"><text:span text:style-name="Source_20_Text">function*</text:span></text:span><text:span text:style-name="Strong_20_Emphasis">)</text:span></text:h>
      <text:list text:style-name="L351">
        <text:list-item>
          <text:p text:style-name="P622">Designed to <text:span text:style-name="Strong_20_Emphasis">pause and resume synchronous execution</text:span></text:p>
        </text:list-item>
        <text:list-item>
          <text:p text:style-name="P622">Used for <text:span text:style-name="Strong_20_Emphasis">lazy iteration</text:span>, custom iterators, and state machines</text:p>
        </text:list-item>
        <text:list-item>
          <text:p text:style-name="P622">Control is <text:span text:style-name="Strong_20_Emphasis">external</text:span> (caller decides when to resume)</text:p>
        </text:list-item>
      </text:list>
      <text:h text:style-name="P354" text:outline-level="3"><text:span text:style-name="Strong_20_Emphasis">Async Functions (</text:span><text:span text:style-name="Strong_20_Emphasis"><text:span text:style-name="Source_20_Text">async function</text:span></text:span><text:span text:style-name="Strong_20_Emphasis">)</text:span></text:h>
      <text:list text:style-name="L352">
        <text:list-item>
          <text:p text:style-name="P623">Designed to <text:span text:style-name="Strong_20_Emphasis">manage asynchronous flows</text:span></text:p>
        </text:list-item>
        <text:list-item>
          <text:p text:style-name="P623">Used for <text:span text:style-name="Strong_20_Emphasis">Promise-based async logic</text:span></text:p>
        </text:list-item>
        <text:list-item>
          <text:p text:style-name="P623">Control is <text:span text:style-name="Strong_20_Emphasis">internal</text:span> (function resumes automatically)</text:p>
        </text:list-item>
      </text:list>
      <text:p text:style-name="P355"/>
      <text:h text:style-name="P360" text:outline-level="2"><text:span text:style-name="Strong_20_Emphasis">2. Return Value</text:span></text:h>
      <text:h text:style-name="P354" text:outline-level="3">Generator</text:h>
      <text:p text:style-name="P357"><text:span text:style-name="Source_20_Text">function* gen() {</text:span></text:p>
      <text:p text:style-name="P358"><text:span text:style-name="Source_20_Text"><text:s text:c="2"/>yield 1;</text:span></text:p>
      <text:p text:style-name="P358"><text:span text:style-name="Source_20_Text"><text:s text:c="2"/>yield 2;</text:span></text:p>
      <text:p text:style-name="P358"><text:span text:style-name="Source_20_Text">}</text:span></text:p>
      <text:list text:style-name="L353">
        <text:list-item>
          <text:p text:style-name="P624">Returns an <text:span text:style-name="Strong_20_Emphasis">iterator object</text:span></text:p>
        </text:list-item>
        <text:list-item>
          <text:p text:style-name="P624">Not a promise</text:p>
        </text:list-item>
        <text:list-item>
          <text:p text:style-name="P624">Execution does NOT start immediately</text:p>
        </text:list-item>
      </text:list>
      <text:p text:style-name="P357"><text:span text:style-name="Source_20_Text">const it = gen(); // paused</text:span></text:p>
      <text:p text:style-name="P358"><text:span text:style-name="Source_20_Text">it.next(); <text:s text:c="7"/>// starts execution</text:span></text:p>
      <text:p text:style-name="P355"/>
      <text:h text:style-name="P354" text:outline-level="3"><text:soft-page-break/>Async Function</text:h>
      <text:p text:style-name="P357"><text:span text:style-name="Source_20_Text">async function foo() {</text:span></text:p>
      <text:p text:style-name="P358"><text:span text:style-name="Source_20_Text"><text:s text:c="2"/>return 1;</text:span></text:p>
      <text:p text:style-name="P358"><text:span text:style-name="Source_20_Text">}</text:span></text:p>
      <text:list text:style-name="L354">
        <text:list-item>
          <text:p text:style-name="P625">Always returns a <text:span text:style-name="Strong_20_Emphasis">Promise</text:span></text:p>
        </text:list-item>
        <text:list-item>
          <text:p text:style-name="P625">Execution starts immediately</text:p>
        </text:list-item>
        <text:list-item>
          <text:p text:style-name="P625">Promise resolves with return value</text:p>
        </text:list-item>
      </text:list>
      <text:p text:style-name="P357"><text:span text:style-name="Source_20_Text">foo().then(console.log); // 1</text:span></text:p>
      <text:p text:style-name="P355"/>
      <text:h text:style-name="P360" text:outline-level="2"><text:span text:style-name="Strong_20_Emphasis">3. Execution Control (Critical Difference)</text:span></text:h>
      <text:h text:style-name="P354" text:outline-level="3">Generators – <text:span text:style-name="Strong_20_Emphasis">Pull Model</text:span></text:h>
      <text:list text:style-name="L355">
        <text:list-item>
          <text:p text:style-name="P626">Execution progresses <text:span text:style-name="Strong_20_Emphasis">only when </text:span><text:span text:style-name="Strong_20_Emphasis"><text:span text:style-name="Source_20_Text">.next()</text:span></text:span><text:span text:style-name="Strong_20_Emphasis"> is called</text:span></text:p>
        </text:list-item>
        <text:list-item>
          <text:p text:style-name="P626">Caller controls the pace</text:p>
        </text:list-item>
      </text:list>
      <text:p text:style-name="P357"><text:span text:style-name="Source_20_Text">it.next(); // resumes</text:span></text:p>
      <text:p text:style-name="P358"><text:span text:style-name="Source_20_Text">it.next(); // resumes again</text:span></text:p>
      <text:p text:style-name="P355"/>
      <text:h text:style-name="P354" text:outline-level="3">Async Functions – <text:span text:style-name="Strong_20_Emphasis">Push Model</text:span></text:h>
      <text:list text:style-name="L356">
        <text:list-item>
          <text:p text:style-name="P627">Execution resumes automatically</text:p>
        </text:list-item>
        <text:list-item>
          <text:p text:style-name="P627">Driven by Promise resolution</text:p>
        </text:list-item>
        <text:list-item>
          <text:p text:style-name="P627">Caller cannot pause/resume manually</text:p>
        </text:list-item>
      </text:list>
      <text:p text:style-name="P357"><text:span text:style-name="Source_20_Text">await fetchData(); // resumes when promise resolves</text:span></text:p>
      <text:p text:style-name="P355"/>
      <text:h text:style-name="P360" text:outline-level="2"><text:span text:style-name="Strong_20_Emphasis">4. Pause Mechanism: </text:span><text:span text:style-name="Strong_20_Emphasis"><text:span text:style-name="Source_20_Text">yield</text:span></text:span><text:span text:style-name="Strong_20_Emphasis"> vs </text:span><text:span text:style-name="Strong_20_Emphasis"><text:span text:style-name="Source_20_Text">await</text:span></text:span></text:h>
      <text:h text:style-name="P354" text:outline-level="3"><text:span text:style-name="Source_20_Text">yield</text:span></text:h>
      <text:list text:style-name="L357">
        <text:list-item>
          <text:p text:style-name="P628">Pauses execution</text:p>
        </text:list-item>
        <text:list-item>
          <text:p text:style-name="P628">Returns control to caller</text:p>
        </text:list-item>
        <text:list-item>
          <text:p text:style-name="P628">Value is passed out</text:p>
        </text:list-item>
      </text:list>
      <text:p text:style-name="P357"><text:span text:style-name="Source_20_Text">yield value;</text:span></text:p>
      <text:h text:style-name="P354" text:outline-level="3"><text:span text:style-name="Source_20_Text">await</text:span></text:h>
      <text:list text:style-name="L358">
        <text:list-item>
          <text:p text:style-name="P629">Pauses async function</text:p>
        </text:list-item>
        <text:list-item>
          <text:p text:style-name="P629"><text:soft-page-break/>Control goes back to event loop</text:p>
        </text:list-item>
        <text:list-item>
          <text:p text:style-name="P629">Resumes via microtask</text:p>
        </text:list-item>
      </text:list>
      <text:p text:style-name="P357"><text:span text:style-name="Source_20_Text">await promise;</text:span></text:p>
      <text:p text:style-name="P352">⚠ <text:span text:style-name="Source_20_Text">yield</text:span> pauses <text:span text:style-name="Strong_20_Emphasis">synchronously</text:span>,<text:line-break/><text:span text:style-name="Source_20_Text">await</text:span> pauses <text:span text:style-name="Strong_20_Emphasis">asynchronously</text:span>.</text:p>
      <text:p text:style-name="P355"/>
      <text:h text:style-name="P360" text:outline-level="2"><text:span text:style-name="Strong_20_Emphasis">5. Under-the-Hood Execution</text:span></text:h>
      <text:h text:style-name="P354" text:outline-level="3">Generator Internals</text:h>
      <text:list text:style-name="L359">
        <text:list-item>
          <text:p text:style-name="P630">Compiled into a <text:span text:style-name="Strong_20_Emphasis">state machine</text:span></text:p>
        </text:list-item>
        <text:list-item>
          <text:p text:style-name="P630">Each <text:span text:style-name="Source_20_Text">yield</text:span> marks a suspension point</text:p>
        </text:list-item>
        <text:list-item>
          <text:p text:style-name="P630">No event loop involvement</text:p>
        </text:list-item>
      </text:list>
      <text:p text:style-name="P357"><text:span text:style-name="Source_20_Text">next() → run → yield → pause</text:span></text:p>
      <text:p text:style-name="P355"/>
      <text:h text:style-name="P354" text:outline-level="3">Async Function Internals</text:h>
      <text:list text:style-name="L360">
        <text:list-item>
          <text:p text:style-name="P631">Also compiled into a <text:span text:style-name="Strong_20_Emphasis">state machine</text:span></text:p>
        </text:list-item>
        <text:list-item>
          <text:p text:style-name="P631">Each <text:span text:style-name="Source_20_Text">await</text:span> registers a <text:span text:style-name="Source_20_Text">.then()</text:span> handler</text:p>
        </text:list-item>
        <text:list-item>
          <text:p text:style-name="P631">Resumes via <text:span text:style-name="Strong_20_Emphasis">microtask queue</text:span></text:p>
        </text:list-item>
      </text:list>
      <text:p text:style-name="P357"><text:span text:style-name="Source_20_Text">await → Promise.then → microtask → resume</text:span></text:p>
      <text:p text:style-name="P355"/>
      <text:h text:style-name="P360" text:outline-level="2"><text:span text:style-name="Strong_20_Emphasis">6. Error Handling</text:span></text:h>
      <text:h text:style-name="P354" text:outline-level="3">Generator</text:h>
      <text:p text:style-name="P357"><text:span text:style-name="Source_20_Text">try {</text:span></text:p>
      <text:p text:style-name="P358"><text:span text:style-name="Source_20_Text"><text:s text:c="2"/>yield risky();</text:span></text:p>
      <text:p text:style-name="P358"><text:span text:style-name="Source_20_Text">} catch (e) {</text:span></text:p>
      <text:p text:style-name="P358"><text:span text:style-name="Source_20_Text"><text:s text:c="2"/>console.log(e);</text:span></text:p>
      <text:p text:style-name="P358"><text:span text:style-name="Source_20_Text">}</text:span></text:p>
      <text:list text:style-name="L361">
        <text:list-item>
          <text:p text:style-name="P632">Errors can be injected via <text:span text:style-name="Source_20_Text">.throw()</text:span></text:p>
        </text:list-item>
        <text:list-item>
          <text:p text:style-name="P632">Caller controls error flow</text:p>
        </text:list-item>
      </text:list>
      <text:p text:style-name="P355"/>
      <text:h text:style-name="P354" text:outline-level="3">Async Function</text:h>
      <text:p text:style-name="P357"><text:span text:style-name="Source_20_Text">try {</text:span></text:p>
      <text:p text:style-name="P358"><text:soft-page-break/><text:span text:style-name="Source_20_Text"><text:s text:c="2"/>await risky();</text:span></text:p>
      <text:p text:style-name="P358"><text:span text:style-name="Source_20_Text">} catch (e) {</text:span></text:p>
      <text:p text:style-name="P358"><text:span text:style-name="Source_20_Text"><text:s text:c="2"/>console.log(e);</text:span></text:p>
      <text:p text:style-name="P358"><text:span text:style-name="Source_20_Text">}</text:span></text:p>
      <text:list text:style-name="L362">
        <text:list-item>
          <text:p text:style-name="P633">Errors propagate as promise rejections</text:p>
        </text:list-item>
        <text:list-item>
          <text:p text:style-name="P633">No external error injection</text:p>
        </text:list-item>
      </text:list>
      <text:p text:style-name="P355"/>
      <text:h text:style-name="P360" text:outline-level="2"><text:span text:style-name="Strong_20_Emphasis">7. Iteration &amp; Consumption</text:span></text:h>
      <text:h text:style-name="P354" text:outline-level="3">Generators</text:h>
      <text:list text:style-name="L363">
        <text:list-item>
          <text:p text:style-name="P634">Implement <text:span text:style-name="Source_20_Text">Iterator</text:span> and <text:span text:style-name="Source_20_Text">Iterable</text:span></text:p>
        </text:list-item>
        <text:list-item>
          <text:p text:style-name="P634">Work with <text:span text:style-name="Source_20_Text">for...of</text:span></text:p>
        </text:list-item>
      </text:list>
      <text:p text:style-name="P357"><text:span text:style-name="Source_20_Text">for (const x of gen()) {</text:span></text:p>
      <text:p text:style-name="P358"><text:span text:style-name="Source_20_Text"><text:s text:c="2"/>console.log(x);</text:span></text:p>
      <text:p text:style-name="P358"><text:span text:style-name="Source_20_Text">}</text:span></text:p>
      <text:p text:style-name="P355"/>
      <text:h text:style-name="P354" text:outline-level="3">Async Functions</text:h>
      <text:list text:style-name="L364">
        <text:list-item>
          <text:p text:style-name="P635">Not iterable</text:p>
        </text:list-item>
        <text:list-item>
          <text:p text:style-name="P635">Can return async iterables via <text:span text:style-name="Source_20_Text">async function*</text:span></text:p>
        </text:list-item>
      </text:list>
      <text:p text:style-name="P357"><text:span text:style-name="Source_20_Text">async function* gen() {</text:span></text:p>
      <text:p text:style-name="P358"><text:span text:style-name="Source_20_Text"><text:s text:c="2"/>yield await fetchData();</text:span></text:p>
      <text:p text:style-name="P358"><text:span text:style-name="Source_20_Text">}</text:span></text:p>
      <text:p text:style-name="P355"/>
      <text:h text:style-name="P360" text:outline-level="2"><text:span text:style-name="Strong_20_Emphasis">8. Common Misconception (Interview Trap)</text:span></text:h>
      <text:p text:style-name="P352">❌ <text:span text:style-name="Emphasis">Async functions are generators</text:span><text:line-break/>❌ <text:span text:style-name="Emphasis">Generators are async</text:span></text:p>
      <text:p text:style-name="P352">✅ They are <text:span text:style-name="Strong_20_Emphasis">different abstractions</text:span> with different runtimes.</text:p>
      <text:p text:style-name="P355"/>
      <text:h text:style-name="P360" text:outline-level="2"><text:span text:style-name="Strong_20_Emphasis">9. Historical Context (Important Insight)</text:span></text:h>
      <text:p text:style-name="P352">Before <text:span text:style-name="Source_20_Text">async/await</text:span>:</text:p>
      <text:list text:style-name="L365">
        <text:list-item>
          <text:p text:style-name="P636">Generators + libraries (<text:span text:style-name="Source_20_Text">co</text:span>, <text:span text:style-name="Source_20_Text">redux-saga</text:span>) were used for async</text:p>
        </text:list-item>
        <text:list-item>
          <text:p text:style-name="P636">Yielded promises manually</text:p>
        </text:list-item>
        <text:list-item>
          <text:p text:style-name="P636"><text:soft-page-break/>Async/await replaced this pattern natively</text:p>
        </text:list-item>
      </text:list>
      <text:p text:style-name="P355"/>
      <text:h text:style-name="P360" text:outline-level="2"><text:span text:style-name="Strong_20_Emphasis">10. Side-by-Side Comparison</text:span></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Aspect</text:p>
            </table:table-cell>
            <table:table-cell table:style-name="Table23.A1" office:value-type="string">
              <text:p text:style-name="Table_20_Heading">Generators</text:p>
            </table:table-cell>
            <table:table-cell table:style-name="Table23.A1" office:value-type="string">
              <text:p text:style-name="Table_20_Heading">Async Functions</text:p>
            </table:table-cell>
          </table:table-row>
        </table:table-header-rows>
        <table:table-row>
          <table:table-cell table:style-name="Table23.A1" office:value-type="string">
            <text:p text:style-name="Table_20_Contents">Keyword</text:p>
          </table:table-cell>
          <table:table-cell table:style-name="Table23.A1" office:value-type="string">
            <text:p text:style-name="Table_20_Contents"><text:span text:style-name="Source_20_Text">function*</text:span></text:p>
          </table:table-cell>
          <table:table-cell table:style-name="Table23.A1" office:value-type="string">
            <text:p text:style-name="Table_20_Contents"><text:span text:style-name="Source_20_Text">async function</text:span></text:p>
          </table:table-cell>
        </table:table-row>
        <table:table-row>
          <table:table-cell table:style-name="Table23.A1" office:value-type="string">
            <text:p text:style-name="Table_20_Contents">Pause keyword</text:p>
          </table:table-cell>
          <table:table-cell table:style-name="Table23.A1" office:value-type="string">
            <text:p text:style-name="Table_20_Contents"><text:span text:style-name="Source_20_Text">yield</text:span></text:p>
          </table:table-cell>
          <table:table-cell table:style-name="Table23.A1" office:value-type="string">
            <text:p text:style-name="Table_20_Contents"><text:span text:style-name="Source_20_Text">await</text:span></text:p>
          </table:table-cell>
        </table:table-row>
        <table:table-row>
          <table:table-cell table:style-name="Table23.A1" office:value-type="string">
            <text:p text:style-name="Table_20_Contents">Return type</text:p>
          </table:table-cell>
          <table:table-cell table:style-name="Table23.A1" office:value-type="string">
            <text:p text:style-name="Table_20_Contents">Iterator</text:p>
          </table:table-cell>
          <table:table-cell table:style-name="Table23.A1" office:value-type="string">
            <text:p text:style-name="Table_20_Contents">Promise</text:p>
          </table:table-cell>
        </table:table-row>
        <table:table-row>
          <table:table-cell table:style-name="Table23.A1" office:value-type="string">
            <text:p text:style-name="Table_20_Contents">Execution start</text:p>
          </table:table-cell>
          <table:table-cell table:style-name="Table23.A1" office:value-type="string">
            <text:p text:style-name="Table_20_Contents">On <text:span text:style-name="Source_20_Text">.next()</text:span></text:p>
          </table:table-cell>
          <table:table-cell table:style-name="Table23.A1" office:value-type="string">
            <text:p text:style-name="Table_20_Contents">Immediately</text:p>
          </table:table-cell>
        </table:table-row>
        <table:table-row>
          <table:table-cell table:style-name="Table23.A1" office:value-type="string">
            <text:p text:style-name="Table_20_Contents">Control</text:p>
          </table:table-cell>
          <table:table-cell table:style-name="Table23.A1" office:value-type="string">
            <text:p text:style-name="Table_20_Contents">External</text:p>
          </table:table-cell>
          <table:table-cell table:style-name="Table23.A1" office:value-type="string">
            <text:p text:style-name="Table_20_Contents">Internal</text:p>
          </table:table-cell>
        </table:table-row>
        <table:table-row>
          <table:table-cell table:style-name="Table23.A1" office:value-type="string">
            <text:p text:style-name="Table_20_Contents">Async handling</text:p>
          </table:table-cell>
          <table:table-cell table:style-name="Table23.A1" office:value-type="string">
            <text:p text:style-name="Table_20_Contents">Manual</text:p>
          </table:table-cell>
          <table:table-cell table:style-name="Table23.A1" office:value-type="string">
            <text:p text:style-name="Table_20_Contents">Automatic</text:p>
          </table:table-cell>
        </table:table-row>
        <table:table-row>
          <table:table-cell table:style-name="Table23.A1" office:value-type="string">
            <text:p text:style-name="Table_20_Contents">Event loop</text:p>
          </table:table-cell>
          <table:table-cell table:style-name="Table23.A1" office:value-type="string">
            <text:p text:style-name="Table_20_Contents">❌ No</text:p>
          </table:table-cell>
          <table:table-cell table:style-name="Table23.A1" office:value-type="string">
            <text:p text:style-name="Table_20_Contents">✅ Yes</text:p>
          </table:table-cell>
        </table:table-row>
      </table:table>
      <text:p text:style-name="P355"/>
      <text:h text:style-name="P360" text:outline-level="2"><text:span text:style-name="Strong_20_Emphasis">11. When to Use What (Senior Judgment)</text:span></text:h>
      <text:h text:style-name="P354" text:outline-level="3">Use Generators when:</text:h>
      <text:list text:style-name="L366">
        <text:list-item>
          <text:p text:style-name="P637">You need lazy evaluation</text:p>
        </text:list-item>
        <text:list-item>
          <text:p text:style-name="P637">You want fine-grained control</text:p>
        </text:list-item>
        <text:list-item>
          <text:p text:style-name="P637">Building custom iterators</text:p>
        </text:list-item>
        <text:list-item>
          <text:p text:style-name="P637">State machines</text:p>
        </text:list-item>
      </text:list>
      <text:h text:style-name="P354" text:outline-level="3">Use Async Functions when:</text:h>
      <text:list text:style-name="L367">
        <text:list-item>
          <text:p text:style-name="P638">Working with I/O</text:p>
        </text:list-item>
        <text:list-item>
          <text:p text:style-name="P638">Handling promises</text:p>
        </text:list-item>
        <text:list-item>
          <text:p text:style-name="P638">Writing application-level async code</text:p>
        </text:list-item>
        <text:list-item>
          <text:p text:style-name="P638">Want readability &amp; safety</text:p>
        </text:list-item>
      </text:list>
      <text:p text:style-name="P355"/>
      <text:h text:style-name="P360" text:outline-level="2"><text:span text:style-name="Strong_20_Emphasis">12. Interview-Level Final Line</text:span></text:h>
      <text:p text:style-name="P353"><text:span text:style-name="Strong_20_Emphasis">Generators pause synchronous execution under caller control, while async functions pause asynchronous execution and resume automatically via the event loop.</text:span></text:p>
      <text:p text:style-name="P355"/>
      <text:p text:style-name="P352">If you want next:</text:p>
      <text:list text:style-name="L368">
        <text:list-item>
          <text:p text:style-name="P639">🔥 <text:span text:style-name="Strong_20_Emphasis">Async generators deep internals</text:span></text:p>
        </text:list-item>
        <text:list-item>
          <text:p text:style-name="P639">🔥 <text:span text:style-name="Strong_20_Emphasis">Redux-saga internals</text:span></text:p>
        </text:list-item>
        <text:list-item>
          <text:p text:style-name="P639">🔥 <text:span text:style-name="Strong_20_Emphasis">Why generators lost to async/await</text:span></text:p>
        </text:list-item>
        <text:list-item>
          <text:p text:style-name="P639"><text:soft-page-break/>🔥 <text:span text:style-name="Strong_20_Emphasis">Advanced iterator protocols</text:span></text:p>
        </text:list-item>
      </text:list>
      <text:p text:style-name="P352">Say <text:span text:style-name="Strong_20_Emphasis">“next internals”</text:span> 🚀</text:p>
      <text:p text:style-name="P352">what are generators</text:p>
      <text:h text:style-name="P360" text:outline-level="2"><text:span text:style-name="Strong_20_Emphasis">Generators in JavaScript — FULL INTERNALS (Senior-Level)</text:span></text:h>
      <text:p text:style-name="P352">Generators are a special type of function that can <text:span text:style-name="Strong_20_Emphasis">pause execution and resume later</text:span>, producing a sequence of values over time. They are defined using the <text:span text:style-name="Source_20_Text">function*</text:span> syntax.</text:p>
      <text:p text:style-name="P355"/>
      <text:h text:style-name="P360" text:outline-level="2"><text:span text:style-name="Strong_20_Emphasis">1. Syntax and Basic Behavior</text:span></text:h>
      <text:p text:style-name="P357"><text:span text:style-name="Source_20_Text">function* gen() {</text:span></text:p>
      <text:p text:style-name="P358"><text:span text:style-name="Source_20_Text"><text:s text:c="2"/>yield 1;</text:span></text:p>
      <text:p text:style-name="P358"><text:span text:style-name="Source_20_Text"><text:s text:c="2"/>yield 2;</text:span></text:p>
      <text:p text:style-name="P358"><text:span text:style-name="Source_20_Text"><text:s text:c="2"/>return 3;</text:span></text:p>
      <text:p text:style-name="P358"><text:span text:style-name="Source_20_Text">}</text:span></text:p>
      <text:p text:style-name="P358"/>
      <text:p text:style-name="P358"><text:span text:style-name="Source_20_Text">const it = gen(); // iterator created, code not executed yet</text:span></text:p>
      <text:h text:style-name="P354" text:outline-level="3"><text:span text:style-name="Strong_20_Emphasis">Execution</text:span></text:h>
      <text:list text:style-name="L369">
        <text:list-item>
          <text:p text:style-name="P640">Calling a generator <text:span text:style-name="Strong_20_Emphasis">does not run the function body</text:span></text:p>
        </text:list-item>
        <text:list-item>
          <text:p text:style-name="P640">Each call to <text:span text:style-name="Source_20_Text">.next()</text:span>:</text:p>
          <text:list>
            <text:list-item>
              <text:p text:style-name="P640">Resumes execution until the next <text:span text:style-name="Source_20_Text">yield</text:span> or <text:span text:style-name="Source_20_Text">return</text:span></text:p>
            </text:list-item>
            <text:list-item>
              <text:p text:style-name="P640">Returns an object <text:span text:style-name="Source_20_Text">{ value, done }</text:span></text:p>
            </text:list-item>
          </text:list>
        </text:list-item>
      </text:list>
      <text:p text:style-name="P357"><text:span text:style-name="Source_20_Text">it.next(); // { value: 1, done: false }</text:span></text:p>
      <text:p text:style-name="P358"><text:span text:style-name="Source_20_Text">it.next(); // { value: 2, done: false }</text:span></text:p>
      <text:p text:style-name="P358"><text:span text:style-name="Source_20_Text">it.next(); // { value: 3, done: true }</text:span></text:p>
      <text:p text:style-name="P358"><text:span text:style-name="Source_20_Text">it.next(); // { value: undefined, done: true }</text:span></text:p>
      <text:p text:style-name="P355"/>
      <text:h text:style-name="P360" text:outline-level="2"><text:span text:style-name="Strong_20_Emphasis">2. Pause and Resume (Key Concept)</text:span></text:h>
      <text:list text:style-name="L370">
        <text:list-item>
          <text:p text:style-name="P641"><text:span text:style-name="Source_20_Text">yield</text:span> → pauses function, returns value to caller</text:p>
        </text:list-item>
        <text:list-item>
          <text:p text:style-name="P641">Function state is preserved (local variables, instruction pointer)</text:p>
        </text:list-item>
        <text:list-item>
          <text:p text:style-name="P641">Caller controls <text:span text:style-name="Strong_20_Emphasis">when execution continues</text:span> via <text:span text:style-name="Source_20_Text">.next()</text:span></text:p>
        </text:list-item>
      </text:list>
      <text:p text:style-name="P357"><text:span text:style-name="Source_20_Text">function* counter() {</text:span></text:p>
      <text:p text:style-name="P358"><text:span text:style-name="Source_20_Text"><text:s text:c="2"/>let i = 0;</text:span></text:p>
      <text:p text:style-name="P358"><text:soft-page-break/><text:span text:style-name="Source_20_Text"><text:s text:c="2"/>while(true) {</text:span></text:p>
      <text:p text:style-name="P358"><text:span text:style-name="Source_20_Text"><text:s text:c="4"/>yield i++;</text:span></text:p>
      <text:p text:style-name="P358"><text:span text:style-name="Source_20_Text"><text:s text:c="2"/>}</text:span></text:p>
      <text:p text:style-name="P358"><text:span text:style-name="Source_20_Text">}</text:span></text:p>
      <text:p text:style-name="P358"/>
      <text:p text:style-name="P358"><text:span text:style-name="Source_20_Text">const it = counter();</text:span></text:p>
      <text:p text:style-name="P358"><text:span text:style-name="Source_20_Text">it.next(); // 0</text:span></text:p>
      <text:p text:style-name="P358"><text:span text:style-name="Source_20_Text">it.next(); // 1</text:span></text:p>
      <text:p text:style-name="P358"><text:span text:style-name="Source_20_Text">it.next(); // 2</text:span></text:p>
      <text:p text:style-name="P355"/>
      <text:h text:style-name="P360" text:outline-level="2"><text:span text:style-name="Strong_20_Emphasis">3. Internal Mechanism (Engine-Level)</text:span></text:h>
      <text:p text:style-name="P352">Generators are implemented as <text:span text:style-name="Strong_20_Emphasis">state machines</text:span>:</text:p>
      <text:p text:style-name="P357"><text:span text:style-name="Source_20_Text">state = 0 → yield 1 → state = 1 → yield 2 → state = 2 → return 3</text:span></text:p>
      <text:list text:style-name="L371">
        <text:list-item>
          <text:p text:style-name="P642">Execution context is <text:span text:style-name="Strong_20_Emphasis">suspended</text:span>, not destroyed</text:p>
        </text:list-item>
        <text:list-item>
          <text:p text:style-name="P642">Local variables and closure scope persist</text:p>
        </text:list-item>
        <text:list-item>
          <text:p text:style-name="P642"><text:span text:style-name="Source_20_Text">.next()</text:span> resumes at the <text:span text:style-name="Strong_20_Emphasis">last suspension point</text:span></text:p>
        </text:list-item>
      </text:list>
      <text:p text:style-name="P355"/>
      <text:h text:style-name="P360" text:outline-level="2"><text:span text:style-name="Strong_20_Emphasis">4. Sending Values to Generators</text:span></text:h>
      <text:p text:style-name="P352">Generators can <text:span text:style-name="Strong_20_Emphasis">receive values via </text:span><text:span text:style-name="Strong_20_Emphasis"><text:span text:style-name="Source_20_Text">.next(value)</text:span></text:span></text:p>
      <text:p text:style-name="P357"><text:span text:style-name="Source_20_Text">function* gen() {</text:span></text:p>
      <text:p text:style-name="P358"><text:span text:style-name="Source_20_Text"><text:s text:c="2"/>const x = yield 1;</text:span></text:p>
      <text:p text:style-name="P358"><text:span text:style-name="Source_20_Text"><text:s text:c="2"/>const y = yield x + 1;</text:span></text:p>
      <text:p text:style-name="P358"><text:span text:style-name="Source_20_Text"><text:s text:c="2"/>return y;</text:span></text:p>
      <text:p text:style-name="P358"><text:span text:style-name="Source_20_Text">}</text:span></text:p>
      <text:p text:style-name="P358"/>
      <text:p text:style-name="P358"><text:span text:style-name="Source_20_Text">const it = gen();</text:span></text:p>
      <text:p text:style-name="P358"><text:span text:style-name="Source_20_Text">it.next(); <text:s text:c="7"/>// { value: 1, done: false }</text:span></text:p>
      <text:p text:style-name="P358"><text:span text:style-name="Source_20_Text">it.next(10); <text:s text:c="5"/>// { value: 11, done: false }</text:span></text:p>
      <text:p text:style-name="P358"><text:span text:style-name="Source_20_Text">it.next(20); <text:s text:c="5"/>// { value: 20, done: true }</text:span></text:p>
      <text:list text:style-name="L372">
        <text:list-item>
          <text:p text:style-name="P643">The value passed into <text:span text:style-name="Source_20_Text">.next()</text:span> becomes the <text:span text:style-name="Strong_20_Emphasis">result of the previous </text:span><text:span text:style-name="Strong_20_Emphasis"><text:span text:style-name="Source_20_Text">yield</text:span></text:span><text:span text:style-name="Strong_20_Emphasis"> expression</text:span></text:p>
        </text:list-item>
      </text:list>
      <text:p text:style-name="P355"/>
      <text:h text:style-name="P360" text:outline-level="2"><text:soft-page-break/><text:span text:style-name="Strong_20_Emphasis">5. Throwing Errors Into Generators</text:span></text:h>
      <text:p text:style-name="P352">Generators allow <text:span text:style-name="Strong_20_Emphasis">external error injection</text:span>:</text:p>
      <text:p text:style-name="P357"><text:span text:style-name="Source_20_Text">function* gen() {</text:span></text:p>
      <text:p text:style-name="P358"><text:span text:style-name="Source_20_Text"><text:s text:c="2"/>try {</text:span></text:p>
      <text:p text:style-name="P358"><text:span text:style-name="Source_20_Text"><text:s text:c="4"/>yield 1;</text:span></text:p>
      <text:p text:style-name="P358"><text:span text:style-name="Source_20_Text"><text:s text:c="2"/>} catch(e) {</text:span></text:p>
      <text:p text:style-name="P358"><text:span text:style-name="Source_20_Text"><text:s text:c="4"/>console.log("Caught:", e);</text:span></text:p>
      <text:p text:style-name="P358"><text:span text:style-name="Source_20_Text"><text:s text:c="2"/>}</text:span></text:p>
      <text:p text:style-name="P358"><text:span text:style-name="Source_20_Text">}</text:span></text:p>
      <text:p text:style-name="P358"/>
      <text:p text:style-name="P358"><text:span text:style-name="Source_20_Text">const it = gen();</text:span></text:p>
      <text:p text:style-name="P358"><text:span text:style-name="Source_20_Text">it.next(); <text:s text:c="10"/>// 1</text:span></text:p>
      <text:p text:style-name="P358"><text:span text:style-name="Source_20_Text">it.throw(new Error("fail")); // logs: "Caught: Error: fail"</text:span></text:p>
      <text:list text:style-name="L373">
        <text:list-item>
          <text:p text:style-name="P644">Errors are caught inside the generator if <text:span text:style-name="Source_20_Text">try/catch</text:span> is present</text:p>
        </text:list-item>
        <text:list-item>
          <text:p text:style-name="P644">Provides <text:span text:style-name="Strong_20_Emphasis">external control over flow</text:span></text:p>
        </text:list-item>
      </text:list>
      <text:p text:style-name="P355"/>
      <text:h text:style-name="P360" text:outline-level="2"><text:span text:style-name="Strong_20_Emphasis">6. Iteration Protocol</text:span></text:h>
      <text:p text:style-name="P352">Generators implement the <text:span text:style-name="Strong_20_Emphasis">Iterator protocol</text:span>:</text:p>
      <text:list text:style-name="L374">
        <text:list-item>
          <text:p text:style-name="P645">Must have <text:span text:style-name="Source_20_Text">.next()</text:span> method</text:p>
        </text:list-item>
        <text:list-item>
          <text:p text:style-name="P645">Each call returns <text:span text:style-name="Source_20_Text">{ value, done }</text:span></text:p>
        </text:list-item>
        <text:list-item>
          <text:p text:style-name="P645">Can be used in <text:span text:style-name="Source_20_Text">for...of</text:span> loops</text:p>
        </text:list-item>
      </text:list>
      <text:p text:style-name="P357"><text:span text:style-name="Source_20_Text">function* gen() {</text:span></text:p>
      <text:p text:style-name="P358"><text:span text:style-name="Source_20_Text"><text:s text:c="2"/>yield 1;</text:span></text:p>
      <text:p text:style-name="P358"><text:span text:style-name="Source_20_Text"><text:s text:c="2"/>yield 2;</text:span></text:p>
      <text:p text:style-name="P358"><text:span text:style-name="Source_20_Text">}</text:span></text:p>
      <text:p text:style-name="P358"/>
      <text:p text:style-name="P358"><text:span text:style-name="Source_20_Text">for (const v of gen()) {</text:span></text:p>
      <text:p text:style-name="P358"><text:span text:style-name="Source_20_Text"><text:s text:c="2"/>console.log(v); // 1, 2</text:span></text:p>
      <text:p text:style-name="P358"><text:span text:style-name="Source_20_Text">}</text:span></text:p>
      <text:p text:style-name="P352">Generators can also implement <text:span text:style-name="Strong_20_Emphasis"><text:span text:style-name="Source_20_Text">return()</text:span></text:span> and <text:span text:style-name="Strong_20_Emphasis"><text:span text:style-name="Source_20_Text">throw()</text:span></text:span> methods to support advanced iteration.</text:p>
      <text:p text:style-name="P355"/>
      <text:h text:style-name="P360" text:outline-level="2"><text:soft-page-break/><text:span text:style-name="Strong_20_Emphasis">7. Use Cases of Generators</text:span></text:h>
      <text:list text:style-name="L375">
        <text:list-item>
          <text:p text:style-name="P646"><text:span text:style-name="Strong_20_Emphasis">Lazy evaluation</text:span></text:p>
        </text:list-item>
      </text:list>
      <text:p text:style-name="P357"><text:span text:style-name="Source_20_Text">function* numbers() {</text:span></text:p>
      <text:p text:style-name="P358"><text:span text:style-name="Source_20_Text"><text:s text:c="2"/>let i = 0;</text:span></text:p>
      <text:p text:style-name="P358"><text:span text:style-name="Source_20_Text"><text:s text:c="2"/>while(true) yield i++;</text:span></text:p>
      <text:p text:style-name="P358"><text:span text:style-name="Source_20_Text">}</text:span></text:p>
      <text:list text:style-name="L376">
        <text:list-item>
          <text:p text:style-name="P647"><text:span text:style-name="Strong_20_Emphasis">Custom iterators</text:span></text:p>
        </text:list-item>
      </text:list>
      <text:p text:style-name="P357"><text:span text:style-name="Source_20_Text">class Range {</text:span></text:p>
      <text:p text:style-name="P358"><text:span text:style-name="Source_20_Text"><text:s text:c="2"/>constructor(start, end) { this.start = start; this.end = end; }</text:span></text:p>
      <text:p text:style-name="P358"><text:span text:style-name="Source_20_Text"><text:s text:c="2"/>*[Symbol.iterator]() {</text:span></text:p>
      <text:p text:style-name="P358"><text:span text:style-name="Source_20_Text"><text:s text:c="4"/>for (let i = this.start; i &lt;= this.end; i++) yield i;</text:span></text:p>
      <text:p text:style-name="P358"><text:span text:style-name="Source_20_Text"><text:s text:c="2"/>}</text:span></text:p>
      <text:p text:style-name="P358"><text:span text:style-name="Source_20_Text">}</text:span></text:p>
      <text:list text:style-name="L377">
        <text:list-item>
          <text:p text:style-name="P648"><text:span text:style-name="Strong_20_Emphasis">State machines</text:span></text:p>
        </text:list-item>
      </text:list>
      <text:list text:style-name="L378">
        <text:list-item>
          <text:p text:style-name="P649">Pause/resume complex logic</text:p>
        </text:list-item>
        <text:list-item>
          <text:p text:style-name="P649">External control over function flow</text:p>
        </text:list-item>
      </text:list>
      <text:list text:style-name="L379">
        <text:list-item>
          <text:p text:style-name="P650"><text:span text:style-name="Strong_20_Emphasis">Coroutine-like behavior</text:span></text:p>
        </text:list-item>
      </text:list>
      <text:list text:style-name="L380">
        <text:list-item>
          <text:p text:style-name="P651">Libraries like <text:span text:style-name="Source_20_Text">redux-saga</text:span> use generators to model async flows</text:p>
        </text:list-item>
      </text:list>
      <text:p text:style-name="P355"/>
      <text:h text:style-name="P360" text:outline-level="2"><text:span text:style-name="Strong_20_Emphasis">8. Difference From Regular Functions</text:span></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Aspect</text:p>
            </table:table-cell>
            <table:table-cell table:style-name="Table24.A1" office:value-type="string">
              <text:p text:style-name="Table_20_Heading">Regular Function</text:p>
            </table:table-cell>
            <table:table-cell table:style-name="Table24.A1" office:value-type="string">
              <text:p text:style-name="Table_20_Heading">Generator Function</text:p>
            </table:table-cell>
          </table:table-row>
        </table:table-header-rows>
        <table:table-row>
          <table:table-cell table:style-name="Table24.A1" office:value-type="string">
            <text:p text:style-name="Table_20_Contents">Syntax</text:p>
          </table:table-cell>
          <table:table-cell table:style-name="Table24.A1" office:value-type="string">
            <text:p text:style-name="Table_20_Contents"><text:span text:style-name="Source_20_Text">function f(){}</text:span></text:p>
          </table:table-cell>
          <table:table-cell table:style-name="Table24.A1" office:value-type="string">
            <text:p text:style-name="Table_20_Contents"><text:span text:style-name="Source_20_Text">function* f(){}</text:span></text:p>
          </table:table-cell>
        </table:table-row>
        <table:table-row>
          <table:table-cell table:style-name="Table24.A1" office:value-type="string">
            <text:p text:style-name="Table_20_Contents">Execution</text:p>
          </table:table-cell>
          <table:table-cell table:style-name="Table24.A1" office:value-type="string">
            <text:p text:style-name="Table_20_Contents">Runs immediately</text:p>
          </table:table-cell>
          <table:table-cell table:style-name="Table24.A1" office:value-type="string">
            <text:p text:style-name="Table_20_Contents">Runs on <text:span text:style-name="Source_20_Text">.next()</text:span></text:p>
          </table:table-cell>
        </table:table-row>
        <table:table-row>
          <table:table-cell table:style-name="Table24.A1" office:value-type="string">
            <text:p text:style-name="Table_20_Contents">Return</text:p>
          </table:table-cell>
          <table:table-cell table:style-name="Table24.A1" office:value-type="string">
            <text:p text:style-name="Table_20_Contents">Value</text:p>
          </table:table-cell>
          <table:table-cell table:style-name="Table24.A1" office:value-type="string">
            <text:p text:style-name="Table_20_Contents">Iterator <text:span text:style-name="Source_20_Text">{value, done}</text:span></text:p>
          </table:table-cell>
        </table:table-row>
        <table:table-row>
          <table:table-cell table:style-name="Table24.A1" office:value-type="string">
            <text:p text:style-name="Table_20_Contents">Pause</text:p>
          </table:table-cell>
          <table:table-cell table:style-name="Table24.A1" office:value-type="string">
            <text:p text:style-name="Table_20_Contents">❌</text:p>
          </table:table-cell>
          <table:table-cell table:style-name="Table24.A1" office:value-type="string">
            <text:p text:style-name="Table_20_Contents">✅ <text:span text:style-name="Source_20_Text">yield</text:span></text:p>
          </table:table-cell>
        </table:table-row>
        <table:table-row>
          <table:table-cell table:style-name="Table24.A1" office:value-type="string">
            <text:p text:style-name="Table_20_Contents">Resume</text:p>
          </table:table-cell>
          <table:table-cell table:style-name="Table24.A1" office:value-type="string">
            <text:p text:style-name="Table_20_Contents">❌</text:p>
          </table:table-cell>
          <table:table-cell table:style-name="Table24.A1" office:value-type="string">
            <text:p text:style-name="Table_20_Contents">✅ <text:span text:style-name="Source_20_Text">.next()</text:span></text:p>
          </table:table-cell>
        </table:table-row>
        <table:table-row>
          <table:table-cell table:style-name="Table24.A1" office:value-type="string">
            <text:p text:style-name="Table_20_Contents">Async-friendly</text:p>
          </table:table-cell>
          <table:table-cell table:style-name="Table24.A1" office:value-type="string">
            <text:p text:style-name="Table_20_Contents">❌</text:p>
          </table:table-cell>
          <table:table-cell table:style-name="Table24.A1" office:value-type="string">
            <text:p text:style-name="Table_20_Contents">Can be combined with Promises</text:p>
          </table:table-cell>
        </table:table-row>
      </table:table>
      <text:p text:style-name="P355"/>
      <text:h text:style-name="P360" text:outline-level="2"><text:span text:style-name="Strong_20_Emphasis">9. Key Interview Insights</text:span></text:h>
      <text:list text:style-name="L381">
        <text:list-item>
          <text:p text:style-name="P652">Generators = <text:span text:style-name="Strong_20_Emphasis">stateful iterators</text:span></text:p>
        </text:list-item>
        <text:list-item>
          <text:p text:style-name="P652">Execution is <text:span text:style-name="Strong_20_Emphasis">pull-based</text:span> (caller-controlled)</text:p>
        </text:list-item>
        <text:list-item>
          <text:p text:style-name="P652">Useful for <text:span text:style-name="Strong_20_Emphasis">lazy computation, streams, and coroutines</text:span></text:p>
        </text:list-item>
        <text:list-item>
          <text:p text:style-name="P652"><text:soft-page-break/>Not inherently async — <text:span text:style-name="Source_20_Text">async function*</text:span> adds async iteration</text:p>
        </text:list-item>
      </text:list>
      <text:p text:style-name="P355"/>
      <text:h text:style-name="P360" text:outline-level="2"><text:span text:style-name="Strong_20_Emphasis">10. Example: Combining Generators With Async</text:span></text:h>
      <text:p text:style-name="P357"><text:span text:style-name="Source_20_Text">async function* fetchPages(urls) {</text:span></text:p>
      <text:p text:style-name="P358"><text:span text:style-name="Source_20_Text"><text:s text:c="2"/>for (const url of urls) {</text:span></text:p>
      <text:p text:style-name="P358"><text:span text:style-name="Source_20_Text"><text:s text:c="4"/>const res = await fetch(url);</text:span></text:p>
      <text:p text:style-name="P358"><text:span text:style-name="Source_20_Text"><text:s text:c="4"/>yield res.json();</text:span></text:p>
      <text:p text:style-name="P358"><text:span text:style-name="Source_20_Text"><text:s text:c="2"/>}</text:span></text:p>
      <text:p text:style-name="P358"><text:span text:style-name="Source_20_Text">}</text:span></text:p>
      <text:list text:style-name="L382">
        <text:list-item>
          <text:p text:style-name="P653"><text:span text:style-name="Source_20_Text">async function*</text:span> → <text:span text:style-name="Strong_20_Emphasis">async generator</text:span></text:p>
        </text:list-item>
        <text:list-item>
          <text:p text:style-name="P653">Combines generator control flow with async operations</text:p>
        </text:list-item>
        <text:list-item>
          <text:p text:style-name="P653">Yields <text:span text:style-name="Strong_20_Emphasis">promises resolved sequentially or lazily</text:span></text:p>
        </text:list-item>
      </text:list>
      <text:p text:style-name="P355"/>
      <text:p text:style-name="P352">If you want next:</text:p>
      <text:list text:style-name="L383">
        <text:list-item>
          <text:p text:style-name="P654">🔥 <text:span text:style-name="Strong_20_Emphasis">Async generators deep internals</text:span></text:p>
        </text:list-item>
        <text:list-item>
          <text:p text:style-name="P654">🔥 <text:span text:style-name="Strong_20_Emphasis">Redux-saga style coroutines</text:span></text:p>
        </text:list-item>
        <text:list-item>
          <text:p text:style-name="P654">🔥 <text:span text:style-name="Strong_20_Emphasis">Yield vs await comparison</text:span></text:p>
        </text:list-item>
        <text:list-item>
          <text:p text:style-name="P654">🔥 <text:span text:style-name="Strong_20_Emphasis">Memory and state persistence of generators</text:span></text:p>
        </text:list-item>
      </text:list>
      <text:p text:style-name="P352">Say <text:span text:style-name="Strong_20_Emphasis">“next internals”</text:span> 🚀</text:p>
      <text:p text:style-name="P361"/>
      <text:list xml:id="list231113654862427" text:continue-list="list231114219445316" text:style-name="L211">
        <text:list-item>
          <text:p text:style-name="P460">What are Observables (RxJS)?</text:p>
        </text:list-item>
      </text:list>
      <text:h text:style-name="P604" text:outline-level="2"><text:span text:style-name="Strong_20_Emphasis">What are Observables (RxJS)? — FULL INTERNALS (Senior-Level)</text:span></text:h>
      <text:p text:style-name="P352">Observables come from <text:span text:style-name="Strong_20_Emphasis">Reactive Programming</text:span> and are a core abstraction in <text:span text:style-name="Strong_20_Emphasis">RxJS</text:span>.<text:line-break/>They represent a <text:span text:style-name="Strong_20_Emphasis">stream of values over time</text:span>, unlike Promises which represent <text:span text:style-name="Strong_20_Emphasis">one future value</text:span>.</text:p>
      <text:p text:style-name="P352">Think of Observables as <text:span text:style-name="Strong_20_Emphasis">lazy, cancellable, multi-value async pipelines</text:span>.</text:p>
      <text:p text:style-name="P355"/>
      <text:h text:style-name="P360" text:outline-level="2"><text:span text:style-name="Strong_20_Emphasis">1. Core Definition</text:span></text:h>
      <text:p text:style-name="P352">An <text:span text:style-name="Strong_20_Emphasis">Observable</text:span> is:</text:p>
      <text:list text:style-name="L384">
        <text:list-item>
          <text:p text:style-name="P655">A function-like object</text:p>
        </text:list-item>
        <text:list-item>
          <text:p text:style-name="P655"><text:soft-page-break/>That <text:span text:style-name="Strong_20_Emphasis">produces values over time</text:span></text:p>
        </text:list-item>
        <text:list-item>
          <text:p text:style-name="P655">Which consumers can <text:span text:style-name="Strong_20_Emphasis">subscribe to</text:span></text:p>
        </text:list-item>
        <text:list-item>
          <text:p text:style-name="P655">And later <text:span text:style-name="Strong_20_Emphasis">unsubscribe from</text:span></text:p>
        </text:list-item>
      </text:list>
      <text:p text:style-name="P357"><text:span text:style-name="Source_20_Text">import { Observable } from "rxjs";</text:span></text:p>
      <text:p text:style-name="P358"/>
      <text:p text:style-name="P358"><text:span text:style-name="Source_20_Text">const obs$ = new Observable(observer =&gt; {</text:span></text:p>
      <text:p text:style-name="P358"><text:span text:style-name="Source_20_Text"><text:s text:c="2"/>observer.next(1);</text:span></text:p>
      <text:p text:style-name="P358"><text:span text:style-name="Source_20_Text"><text:s text:c="2"/>observer.next(2);</text:span></text:p>
      <text:p text:style-name="P358"><text:span text:style-name="Source_20_Text"><text:s text:c="2"/>observer.complete();</text:span></text:p>
      <text:p text:style-name="P358"><text:span text:style-name="Source_20_Text">});</text:span></text:p>
      <text:p text:style-name="P352">Key idea:</text:p>
      <text:p text:style-name="P353"><text:span text:style-name="Strong_20_Emphasis">Observable = data producer, Subscriber = data consumer</text:span></text:p>
      <text:p text:style-name="P355"/>
      <text:h text:style-name="P360" text:outline-level="2"><text:span text:style-name="Strong_20_Emphasis">2. Push Model vs Pull Model</text:span></text:h>
      <text:p text:style-name="P352">Observables use a <text:span text:style-name="Strong_20_Emphasis">push-based model</text:span>.</text:p>
      <text:list text:style-name="L385">
        <text:list-item>
          <text:p text:style-name="P656">Producer decides <text:span text:style-name="Strong_20_Emphasis">when to emit</text:span></text:p>
        </text:list-item>
        <text:list-item>
          <text:p text:style-name="P656">Consumer reacts to emissions</text:p>
        </text:list-item>
      </text:list>
      <text:p text:style-name="P352">This is opposite of iterators (pull-based).</text:p>
      <text:p text:style-name="P357"><text:span text:style-name="Source_20_Text">Producer → next(value) → Subscriber</text:span></text:p>
      <text:p text:style-name="P355"/>
      <text:h text:style-name="P360" text:outline-level="2"><text:span text:style-name="Strong_20_Emphasis">3. Observable Lifecycle</text:span></text:h>
      <text:p text:style-name="P352">An Observable has <text:span text:style-name="Strong_20_Emphasis">three notification types</text:span>:</text:p>
      <text:list text:style-name="L386">
        <text:list-item>
          <text:p text:style-name="P657"><text:span text:style-name="Source_20_Text">next(value)</text:span> → emit data</text:p>
        </text:list-item>
        <text:list-item>
          <text:p text:style-name="P657"><text:span text:style-name="Source_20_Text">error(err)</text:span> → terminate with error</text:p>
        </text:list-item>
        <text:list-item>
          <text:p text:style-name="P657"><text:span text:style-name="Source_20_Text">complete()</text:span> → terminate successfully</text:p>
        </text:list-item>
      </text:list>
      <text:p text:style-name="P352">Once <text:span text:style-name="Source_20_Text">error</text:span> or <text:span text:style-name="Source_20_Text">complete</text:span> is called:</text:p>
      <text:list text:style-name="L387">
        <text:list-item>
          <text:p text:style-name="P658">Stream is <text:span text:style-name="Strong_20_Emphasis">closed</text:span></text:p>
        </text:list-item>
        <text:list-item>
          <text:p text:style-name="P658">No further values allowed</text:p>
        </text:list-item>
      </text:list>
      <text:p text:style-name="P355"/>
      <text:h text:style-name="P360" text:outline-level="2"><text:soft-page-break/><text:span text:style-name="Strong_20_Emphasis">4. Lazy Execution (VERY IMPORTANT)</text:span></text:h>
      <text:p text:style-name="P352">Observables are <text:span text:style-name="Strong_20_Emphasis">cold by default</text:span>.</text:p>
      <text:p text:style-name="P357"><text:span text:style-name="Source_20_Text">const obs$ = new Observable(() =&gt; {</text:span></text:p>
      <text:p text:style-name="P358"><text:span text:style-name="Source_20_Text"><text:s text:c="2"/>console.log("Executed");</text:span></text:p>
      <text:p text:style-name="P358"><text:span text:style-name="Source_20_Text">});</text:span></text:p>
      <text:p text:style-name="P358"/>
      <text:p text:style-name="P358"><text:span text:style-name="Source_20_Text">obs$; <text:s text:c="13"/>// nothing happens</text:span></text:p>
      <text:p text:style-name="P358"><text:span text:style-name="Source_20_Text">obs$.subscribe(); <text:s/>// "Executed"</text:span></text:p>
      <text:p text:style-name="P352">No subscription → <text:span text:style-name="Strong_20_Emphasis">no execution</text:span></text:p>
      <text:p text:style-name="P352">This is fundamentally different from Promises.</text:p>
      <text:p text:style-name="P355"/>
      <text:h text:style-name="P360" text:outline-level="2"><text:span text:style-name="Strong_20_Emphasis">5. Observable vs Promise (CRITICAL COMPARISON)</text:span></text:h>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Table_20_Heading">Aspect</text:p>
            </table:table-cell>
            <table:table-cell table:style-name="Table25.A1" office:value-type="string">
              <text:p text:style-name="Table_20_Heading">Observable</text:p>
            </table:table-cell>
            <table:table-cell table:style-name="Table25.A1" office:value-type="string">
              <text:p text:style-name="Table_20_Heading">Promise</text:p>
            </table:table-cell>
          </table:table-row>
        </table:table-header-rows>
        <table:table-row>
          <table:table-cell table:style-name="Table25.A1" office:value-type="string">
            <text:p text:style-name="Table_20_Contents">Values</text:p>
          </table:table-cell>
          <table:table-cell table:style-name="Table25.A1" office:value-type="string">
            <text:p text:style-name="Table_20_Contents">Multiple</text:p>
          </table:table-cell>
          <table:table-cell table:style-name="Table25.A1" office:value-type="string">
            <text:p text:style-name="Table_20_Contents">Single</text:p>
          </table:table-cell>
        </table:table-row>
        <table:table-row>
          <table:table-cell table:style-name="Table25.A1" office:value-type="string">
            <text:p text:style-name="Table_20_Contents">Laziness</text:p>
          </table:table-cell>
          <table:table-cell table:style-name="Table25.A1" office:value-type="string">
            <text:p text:style-name="Table_20_Contents">Lazy</text:p>
          </table:table-cell>
          <table:table-cell table:style-name="Table25.A1" office:value-type="string">
            <text:p text:style-name="Table_20_Contents">Eager</text:p>
          </table:table-cell>
        </table:table-row>
        <table:table-row>
          <table:table-cell table:style-name="Table25.A1" office:value-type="string">
            <text:p text:style-name="Table_20_Contents">Cancellation</text:p>
          </table:table-cell>
          <table:table-cell table:style-name="Table25.A1" office:value-type="string">
            <text:p text:style-name="Table_20_Contents">Yes (<text:span text:style-name="Source_20_Text">unsubscribe</text:span>)</text:p>
          </table:table-cell>
          <table:table-cell table:style-name="Table25.A1" office:value-type="string">
            <text:p text:style-name="Table_20_Contents">No</text:p>
          </table:table-cell>
        </table:table-row>
        <table:table-row>
          <table:table-cell table:style-name="Table25.A1" office:value-type="string">
            <text:p text:style-name="Table_20_Contents">Operators</text:p>
          </table:table-cell>
          <table:table-cell table:style-name="Table25.A1" office:value-type="string">
            <text:p text:style-name="Table_20_Contents">Rich (<text:span text:style-name="Source_20_Text">map</text:span>, <text:span text:style-name="Source_20_Text">filter</text:span>, etc.)</text:p>
          </table:table-cell>
          <table:table-cell table:style-name="Table25.A1" office:value-type="string">
            <text:p text:style-name="Table_20_Contents">Limited</text:p>
          </table:table-cell>
        </table:table-row>
        <table:table-row>
          <table:table-cell table:style-name="Table25.A1" office:value-type="string">
            <text:p text:style-name="Table_20_Contents">Execution</text:p>
          </table:table-cell>
          <table:table-cell table:style-name="Table25.A1" office:value-type="string">
            <text:p text:style-name="Table_20_Contents">On subscribe</text:p>
          </table:table-cell>
          <table:table-cell table:style-name="Table25.A1" office:value-type="string">
            <text:p text:style-name="Table_20_Contents">Immediately</text:p>
          </table:table-cell>
        </table:table-row>
        <table:table-row>
          <table:table-cell table:style-name="Table25.A1" office:value-type="string">
            <text:p text:style-name="Table_20_Contents">Streams</text:p>
          </table:table-cell>
          <table:table-cell table:style-name="Table25.A1" office:value-type="string">
            <text:p text:style-name="Table_20_Contents">Native</text:p>
          </table:table-cell>
          <table:table-cell table:style-name="Table25.A1" office:value-type="string">
            <text:p text:style-name="Table_20_Contents">❌</text:p>
          </table:table-cell>
        </table:table-row>
      </table:table>
      <text:p text:style-name="P355"/>
      <text:h text:style-name="P360" text:outline-level="2"><text:span text:style-name="Strong_20_Emphasis">6. Subscription &amp; Unsubscription</text:span></text:h>
      <text:p text:style-name="P357"><text:span text:style-name="Source_20_Text">const sub = obs$.subscribe({</text:span></text:p>
      <text:p text:style-name="P358"><text:span text:style-name="Source_20_Text"><text:s text:c="2"/>next: v =&gt; console.log(v),</text:span></text:p>
      <text:p text:style-name="P358"><text:span text:style-name="Source_20_Text"><text:s text:c="2"/>error: e =&gt; console.error(e),</text:span></text:p>
      <text:p text:style-name="P358"><text:span text:style-name="Source_20_Text"><text:s text:c="2"/>complete: () =&gt; console.log("done")</text:span></text:p>
      <text:p text:style-name="P358"><text:span text:style-name="Source_20_Text">});</text:span></text:p>
      <text:p text:style-name="P358"/>
      <text:p text:style-name="P358"><text:span text:style-name="Source_20_Text">sub.unsubscribe();</text:span></text:p>
      <text:p text:style-name="P352">Internally:</text:p>
      <text:list text:style-name="L388">
        <text:list-item>
          <text:p text:style-name="P659"><text:span text:style-name="Source_20_Text">subscribe()</text:span> creates a <text:span text:style-name="Strong_20_Emphasis">Subscription object</text:span></text:p>
        </text:list-item>
        <text:list-item>
          <text:p text:style-name="P659"><text:span text:style-name="Source_20_Text">unsubscribe()</text:span>:</text:p>
          <text:list>
            <text:list-item>
              <text:p text:style-name="P659">Tears down execution</text:p>
            </text:list-item>
            <text:list-item>
              <text:p text:style-name="P659">Frees resources</text:p>
            </text:list-item>
            <text:list-item>
              <text:p text:style-name="P659"><text:soft-page-break/>Stops emissions</text:p>
            </text:list-item>
          </text:list>
        </text:list-item>
      </text:list>
      <text:p text:style-name="P352">This is why Observables are ideal for:</text:p>
      <text:list text:style-name="L389">
        <text:list-item>
          <text:p text:style-name="P660">UI events</text:p>
        </text:list-item>
        <text:list-item>
          <text:p text:style-name="P660">WebSockets</text:p>
        </text:list-item>
        <text:list-item>
          <text:p text:style-name="P660">Infinite streams</text:p>
        </text:list-item>
      </text:list>
      <text:p text:style-name="P355"/>
      <text:h text:style-name="P360" text:outline-level="2"><text:span text:style-name="Strong_20_Emphasis">7. Internal Structure (RxJS Conceptual Model)</text:span></text:h>
      <text:p text:style-name="P357"><text:span text:style-name="Source_20_Text">Observable</text:span></text:p>
      <text:p text:style-name="P358"><text:span text:style-name="Source_20_Text"><text:s/>└── subscribe(observer)</text:span></text:p>
      <text:p text:style-name="P358"><text:span text:style-name="Source_20_Text"><text:s text:c="7"/>├── producer logic</text:span></text:p>
      <text:p text:style-name="P358"><text:span text:style-name="Source_20_Text"><text:s text:c="7"/>├── teardown logic</text:span></text:p>
      <text:p text:style-name="P358"><text:span text:style-name="Source_20_Text"><text:s text:c="7"/>└── emissions</text:span></text:p>
      <text:p text:style-name="P352">Internally RxJS:</text:p>
      <text:list text:style-name="L390">
        <text:list-item>
          <text:p text:style-name="P661">Wraps observer callbacks</text:p>
        </text:list-item>
        <text:list-item>
          <text:p text:style-name="P661">Ensures contract (no emit after complete)</text:p>
        </text:list-item>
        <text:list-item>
          <text:p text:style-name="P661">Handles operator chaining</text:p>
        </text:list-item>
      </text:list>
      <text:p text:style-name="P355"/>
      <text:h text:style-name="P360" text:outline-level="2"><text:span text:style-name="Strong_20_Emphasis">8. Operators (Functional Pipelines)</text:span></text:h>
      <text:p text:style-name="P352">RxJS Observables are transformed using <text:span text:style-name="Strong_20_Emphasis">operators</text:span>.</text:p>
      <text:p text:style-name="P357"><text:span text:style-name="Source_20_Text">import { map, filter } from "rxjs/operators";</text:span></text:p>
      <text:p text:style-name="P358"/>
      <text:p text:style-name="P358"><text:span text:style-name="Source_20_Text">obs$.pipe(</text:span></text:p>
      <text:p text:style-name="P358"><text:span text:style-name="Source_20_Text"><text:s text:c="2"/>filter(x =&gt; x % 2 === 0),</text:span></text:p>
      <text:p text:style-name="P358"><text:span text:style-name="Source_20_Text"><text:s text:c="2"/>map(x =&gt; x * 2)</text:span></text:p>
      <text:p text:style-name="P358"><text:span text:style-name="Source_20_Text">).subscribe(console.log);</text:span></text:p>
      <text:p text:style-name="P352">Internally:</text:p>
      <text:list text:style-name="L391">
        <text:list-item>
          <text:p text:style-name="P662">Each operator returns a <text:span text:style-name="Strong_20_Emphasis">new Observable</text:span></text:p>
        </text:list-item>
        <text:list-item>
          <text:p text:style-name="P662">Operators form a <text:span text:style-name="Strong_20_Emphasis">chain of subscriptions</text:span></text:p>
        </text:list-item>
        <text:list-item>
          <text:p text:style-name="P662">Data flows through each operator step-by-step</text:p>
        </text:list-item>
      </text:list>
      <text:p text:style-name="P355"/>
      <text:h text:style-name="P360" text:outline-level="2"><text:soft-page-break/><text:span text:style-name="Strong_20_Emphasis">9. Hot vs Cold Observables</text:span></text:h>
      <text:h text:style-name="P354" text:outline-level="3">Cold Observable</text:h>
      <text:list text:style-name="L392">
        <text:list-item>
          <text:p text:style-name="P663">Each subscriber gets its own execution</text:p>
        </text:list-item>
        <text:list-item>
          <text:p text:style-name="P663">Example: HTTP request</text:p>
        </text:list-item>
      </text:list>
      <text:p text:style-name="P357"><text:span text:style-name="Source_20_Text">http$.subscribe(); // new request</text:span></text:p>
      <text:h text:style-name="P354" text:outline-level="3">Hot Observable</text:h>
      <text:list text:style-name="L393">
        <text:list-item>
          <text:p text:style-name="P664">Shared execution</text:p>
        </text:list-item>
        <text:list-item>
          <text:p text:style-name="P664">Subscribers tap into same stream</text:p>
        </text:list-item>
        <text:list-item>
          <text:p text:style-name="P664">Example: DOM events, WebSocket</text:p>
        </text:list-item>
      </text:list>
      <text:p text:style-name="P357"><text:span text:style-name="Source_20_Text">fromEvent(button, "click");</text:span></text:p>
      <text:p text:style-name="P352">Operators like <text:span text:style-name="Source_20_Text">share()</text:span> convert cold → hot.</text:p>
      <text:p text:style-name="P355"/>
      <text:h text:style-name="P360" text:outline-level="2"><text:span text:style-name="Strong_20_Emphasis">10. Error Handling in Observables</text:span></text:h>
      <text:p text:style-name="P352">Errors <text:span text:style-name="Strong_20_Emphasis">terminate the stream</text:span>.</text:p>
      <text:p text:style-name="P357"><text:span text:style-name="Source_20_Text">obs$.subscribe({</text:span></text:p>
      <text:p text:style-name="P358"><text:span text:style-name="Source_20_Text"><text:s text:c="2"/>error: err =&gt; console.log(err)</text:span></text:p>
      <text:p text:style-name="P358"><text:span text:style-name="Source_20_Text">});</text:span></text:p>
      <text:p text:style-name="P352">Recovery via operators:</text:p>
      <text:list text:style-name="L394">
        <text:list-item>
          <text:p text:style-name="P665"><text:span text:style-name="Source_20_Text">catchError</text:span></text:p>
        </text:list-item>
        <text:list-item>
          <text:p text:style-name="P665"><text:span text:style-name="Source_20_Text">retry</text:span></text:p>
        </text:list-item>
        <text:list-item>
          <text:p text:style-name="P665"><text:span text:style-name="Source_20_Text">retryWhen</text:span></text:p>
        </text:list-item>
      </text:list>
      <text:p text:style-name="P357"><text:span text:style-name="Source_20_Text">obs$.pipe(</text:span></text:p>
      <text:p text:style-name="P358"><text:span text:style-name="Source_20_Text"><text:s text:c="2"/>retry(3)</text:span></text:p>
      <text:p text:style-name="P358"><text:span text:style-name="Source_20_Text">);</text:span></text:p>
      <text:p text:style-name="P355"/>
      <text:h text:style-name="P360" text:outline-level="2"><text:span text:style-name="Strong_20_Emphasis">11. Observables and Event Loop</text:span></text:h>
      <text:p text:style-name="P352">Observables are <text:span text:style-name="Strong_20_Emphasis">not tied to microtasks or macrotasks</text:span> by default.</text:p>
      <text:p text:style-name="P352">Scheduling depends on:</text:p>
      <text:list text:style-name="L395">
        <text:list-item>
          <text:p text:style-name="P666">Source (event, timer, promise)</text:p>
        </text:list-item>
        <text:list-item>
          <text:p text:style-name="P666">Scheduler used (<text:span text:style-name="Source_20_Text">asyncScheduler</text:span>, <text:span text:style-name="Source_20_Text">queueScheduler</text:span>)</text:p>
        </text:list-item>
      </text:list>
      <text:p text:style-name="P352"><text:soft-page-break/>RxJS gives <text:span text:style-name="Strong_20_Emphasis">explicit control over scheduling</text:span>, unlike Promises.</text:p>
      <text:p text:style-name="P355"/>
      <text:h text:style-name="P360" text:outline-level="2"><text:span text:style-name="Strong_20_Emphasis">12. Why RxJS Exists (Design Motivation)</text:span></text:h>
      <text:p text:style-name="P352">Problems Promises cannot solve well:</text:p>
      <text:list text:style-name="L396">
        <text:list-item>
          <text:p text:style-name="P667">Multiple async values</text:p>
        </text:list-item>
        <text:list-item>
          <text:p text:style-name="P667">Cancellation</text:p>
        </text:list-item>
        <text:list-item>
          <text:p text:style-name="P667">Event composition</text:p>
        </text:list-item>
        <text:list-item>
          <text:p text:style-name="P667">Backpressure</text:p>
        </text:list-item>
        <text:list-item>
          <text:p text:style-name="P667">Complex async flows</text:p>
        </text:list-item>
      </text:list>
      <text:p text:style-name="P352">RxJS solves:</text:p>
      <text:list text:style-name="L397">
        <text:list-item>
          <text:p text:style-name="P668">Streams</text:p>
        </text:list-item>
        <text:list-item>
          <text:p text:style-name="P668">Events</text:p>
        </text:list-item>
        <text:list-item>
          <text:p text:style-name="P668">Time-based logic</text:p>
        </text:list-item>
        <text:list-item>
          <text:p text:style-name="P668">Reactive UIs</text:p>
        </text:list-item>
      </text:list>
      <text:p text:style-name="P355"/>
      <text:h text:style-name="P360" text:outline-level="2"><text:span text:style-name="Strong_20_Emphasis">13. Real-World Use Cases</text:span></text:h>
      <text:list text:style-name="L398">
        <text:list-item>
          <text:p text:style-name="P669">UI events (clicks, scrolls)</text:p>
        </text:list-item>
        <text:list-item>
          <text:p text:style-name="P669">HTTP streams</text:p>
        </text:list-item>
        <text:list-item>
          <text:p text:style-name="P669">WebSockets</text:p>
        </text:list-item>
        <text:list-item>
          <text:p text:style-name="P669">Autocomplete</text:p>
        </text:list-item>
        <text:list-item>
          <text:p text:style-name="P669">Debouncing &amp; throttling</text:p>
        </text:list-item>
        <text:list-item>
          <text:p text:style-name="P669">Angular data flows</text:p>
        </text:list-item>
      </text:list>
      <text:p text:style-name="P355"/>
      <text:h text:style-name="P360" text:outline-level="2"><text:span text:style-name="Strong_20_Emphasis">14. Observables vs Async/Await</text:span></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Feature</text:p>
            </table:table-cell>
            <table:table-cell table:style-name="Table26.A1" office:value-type="string">
              <text:p text:style-name="Table_20_Heading">Observable</text:p>
            </table:table-cell>
            <table:table-cell table:style-name="Table26.A1" office:value-type="string">
              <text:p text:style-name="Table_20_Heading">async/await</text:p>
            </table:table-cell>
          </table:table-row>
        </table:table-header-rows>
        <table:table-row>
          <table:table-cell table:style-name="Table26.A1" office:value-type="string">
            <text:p text:style-name="Table_20_Contents">Multiple values</text:p>
          </table:table-cell>
          <table:table-cell table:style-name="Table26.A1" office:value-type="string">
            <text:p text:style-name="Table_20_Contents">✅</text:p>
          </table:table-cell>
          <table:table-cell table:style-name="Table26.A1" office:value-type="string">
            <text:p text:style-name="Table_20_Contents">❌</text:p>
          </table:table-cell>
        </table:table-row>
        <table:table-row>
          <table:table-cell table:style-name="Table26.A1" office:value-type="string">
            <text:p text:style-name="Table_20_Contents">Cancellation</text:p>
          </table:table-cell>
          <table:table-cell table:style-name="Table26.A1" office:value-type="string">
            <text:p text:style-name="Table_20_Contents">✅</text:p>
          </table:table-cell>
          <table:table-cell table:style-name="Table26.A1" office:value-type="string">
            <text:p text:style-name="Table_20_Contents">❌</text:p>
          </table:table-cell>
        </table:table-row>
        <table:table-row>
          <table:table-cell table:style-name="Table26.A1" office:value-type="string">
            <text:p text:style-name="Table_20_Contents">Streams</text:p>
          </table:table-cell>
          <table:table-cell table:style-name="Table26.A1" office:value-type="string">
            <text:p text:style-name="Table_20_Contents">✅</text:p>
          </table:table-cell>
          <table:table-cell table:style-name="Table26.A1" office:value-type="string">
            <text:p text:style-name="Table_20_Contents">❌</text:p>
          </table:table-cell>
        </table:table-row>
        <table:table-row>
          <table:table-cell table:style-name="Table26.A1" office:value-type="string">
            <text:p text:style-name="Table_20_Contents">Simplicity</text:p>
          </table:table-cell>
          <table:table-cell table:style-name="Table26.A1" office:value-type="string">
            <text:p text:style-name="Table_20_Contents">Medium</text:p>
          </table:table-cell>
          <table:table-cell table:style-name="Table26.A1" office:value-type="string">
            <text:p text:style-name="Table_20_Contents">High</text:p>
          </table:table-cell>
        </table:table-row>
        <table:table-row>
          <table:table-cell table:style-name="Table26.A1" office:value-type="string">
            <text:p text:style-name="Table_20_Contents">Control</text:p>
          </table:table-cell>
          <table:table-cell table:style-name="Table26.A1" office:value-type="string">
            <text:p text:style-name="Table_20_Contents">Very High</text:p>
          </table:table-cell>
          <table:table-cell table:style-name="Table26.A1" office:value-type="string">
            <text:p text:style-name="Table_20_Contents">Low</text:p>
          </table:table-cell>
        </table:table-row>
      </table:table>
      <text:p text:style-name="P355"/>
      <text:h text:style-name="P360" text:outline-level="2"><text:soft-page-break/><text:span text:style-name="Strong_20_Emphasis">15. Interview-Level Summary (Memorize)</text:span></text:h>
      <text:p text:style-name="P353"><text:span text:style-name="Strong_20_Emphasis">Observables are lazy, cancellable, multi-value asynchronous streams that push data over time, making them ideal for events and complex async flows where Promises fall short.</text:span></text:p>
      <text:p text:style-name="P355"/>
      <text:p text:style-name="P352">If you want next:</text:p>
      <text:list text:style-name="L399">
        <text:list-item>
          <text:p text:style-name="P670">🔥 <text:span text:style-name="Strong_20_Emphasis">RxJS schedulers internals</text:span></text:p>
        </text:list-item>
        <text:list-item>
          <text:p text:style-name="P670">🔥 <text:span text:style-name="Strong_20_Emphasis">Hot vs cold deep dive</text:span></text:p>
        </text:list-item>
        <text:list-item>
          <text:p text:style-name="P670">🔥 <text:span text:style-name="Strong_20_Emphasis">Observable vs async iterator</text:span></text:p>
        </text:list-item>
        <text:list-item>
          <text:p text:style-name="P670">🔥 <text:span text:style-name="Strong_20_Emphasis">Why Angular chose RxJS</text:span></text:p>
        </text:list-item>
      </text:list>
      <text:p text:style-name="P361"/>
      <text:list text:continue-list="list231113654862427" text:style-name="L211">
        <text:list-item>
          <text:p text:style-name="P460">How to implement your own <text:span text:style-name="Source_20_Text">Promise</text:span> polyfill?</text:p>
        </text:list-item>
      </text:list>
      <text:h text:style-name="P671" text:outline-level="1">How to Implement Your Own Promise Polyfill (Internals)</text:h>
      <text:p text:style-name="P672">Goal: Understand <text:span text:style-name="Strong_20_Emphasis">how Promises actually work</text:span>, not just write <text:span text:style-name="Source_20_Text">.then()</text:span>.</text:p>
      <text:p text:style-name="P673"/>
      <text:h text:style-name="P674" text:outline-level="2">1. What a Promise Really Is (Internal Model)</text:h>
      <text:p text:style-name="P675">A Promise is basically:</text:p>
      <text:list text:style-name="L400">
        <text:list-item>
          <text:p text:style-name="P676">A <text:span text:style-name="Strong_20_Emphasis">state machine</text:span></text:p>
        </text:list-item>
        <text:list-item>
          <text:p text:style-name="P676">With <text:span text:style-name="Strong_20_Emphasis">value storage</text:span></text:p>
        </text:list-item>
        <text:list-item>
          <text:p text:style-name="P676">And a <text:span text:style-name="Strong_20_Emphasis">queue of callbacks</text:span></text:p>
        </text:list-item>
        <text:list-item>
          <text:p text:style-name="P676">That resolves <text:span text:style-name="Strong_20_Emphasis">asynchronously</text:span></text:p>
        </text:list-item>
      </text:list>
      <text:h text:style-name="P677" text:outline-level="3">Promise States</text:h>
      <text:p text:style-name="P678"><text:span text:style-name="Source_20_Text">PENDING <text:s/>→ <text:s/>FULFILLED (with value)</text:span></text:p>
      <text:p text:style-name="P679"><text:span text:style-name="Source_20_Text"><text:s text:c="8"/>→ <text:s/>REJECTED (with reason)</text:span></text:p>
      <text:p text:style-name="P675">Rules:</text:p>
      <text:list text:style-name="L401">
        <text:list-item>
          <text:p text:style-name="P680">State changes <text:span text:style-name="Strong_20_Emphasis">only once</text:span></text:p>
        </text:list-item>
        <text:list-item>
          <text:p text:style-name="P680">After fulfilled/rejected → <text:span text:style-name="Strong_20_Emphasis">immutable</text:span></text:p>
        </text:list-item>
        <text:list-item>
          <text:p text:style-name="P680">Callbacks must run <text:span text:style-name="Strong_20_Emphasis">async</text:span> (microtask)</text:p>
        </text:list-item>
      </text:list>
      <text:p text:style-name="P673"><text:soft-page-break/></text:p>
      <text:h text:style-name="P674" text:outline-level="2">2. Core Promise Structure (Skeleton)</text:h>
      <text:p text:style-name="P678"><text:span text:style-name="Source_20_Text">class MyPromise {</text:span></text:p>
      <text:p text:style-name="P679"><text:span text:style-name="Source_20_Text"><text:s text:c="2"/>constructor(executor) {</text:span></text:p>
      <text:p text:style-name="P679"><text:span text:style-name="Source_20_Text"><text:s text:c="4"/>// internal state</text:span></text:p>
      <text:p text:style-name="P679"><text:span text:style-name="Source_20_Text"><text:s text:c="4"/>this.state = "PENDING";</text:span></text:p>
      <text:p text:style-name="P679"><text:span text:style-name="Source_20_Text"><text:s text:c="4"/>this.value = undefined;</text:span></text:p>
      <text:p text:style-name="P679"/>
      <text:p text:style-name="P679"><text:span text:style-name="Source_20_Text"><text:s text:c="4"/>// queues</text:span></text:p>
      <text:p text:style-name="P679"><text:span text:style-name="Source_20_Text"><text:s text:c="4"/>this.onFulfilledCallbacks = [];</text:span></text:p>
      <text:p text:style-name="P679"><text:span text:style-name="Source_20_Text"><text:s text:c="4"/>this.onRejectedCallbacks = [];</text:span></text:p>
      <text:p text:style-name="P679"/>
      <text:p text:style-name="P679"><text:span text:style-name="Source_20_Text"><text:s text:c="4"/>const resolve = (value) =&gt; {};</text:span></text:p>
      <text:p text:style-name="P679"><text:span text:style-name="Source_20_Text"><text:s text:c="4"/>const reject = (reason) =&gt; {};</text:span></text:p>
      <text:p text:style-name="P679"/>
      <text:p text:style-name="P679"><text:span text:style-name="Source_20_Text"><text:s text:c="4"/>executor(resolve, reject);</text:span></text:p>
      <text:p text:style-name="P679"><text:span text:style-name="Source_20_Text"><text:s text:c="2"/>}</text:span></text:p>
      <text:p text:style-name="P679"><text:span text:style-name="Source_20_Text">}</text:span></text:p>
      <text:p text:style-name="P673"/>
      <text:h text:style-name="P674" text:outline-level="2">3. Implement resolve &amp; reject</text:h>
      <text:p text:style-name="P675">Key responsibilities:</text:p>
      <text:list text:style-name="L402">
        <text:list-item>
          <text:p text:style-name="P681">Change state</text:p>
        </text:list-item>
        <text:list-item>
          <text:p text:style-name="P681">Store value</text:p>
        </text:list-item>
        <text:list-item>
          <text:p text:style-name="P681">Execute queued callbacks</text:p>
        </text:list-item>
        <text:list-item>
          <text:p text:style-name="P681">Do it <text:span text:style-name="Strong_20_Emphasis">only once</text:span></text:p>
        </text:list-item>
      </text:list>
      <text:p text:style-name="P678"><text:span text:style-name="Source_20_Text">const resolve = (value) =&gt; {</text:span></text:p>
      <text:p text:style-name="P679"><text:span text:style-name="Source_20_Text"><text:s text:c="2"/>if (this.state !== "PENDING") return;</text:span></text:p>
      <text:p text:style-name="P679"/>
      <text:p text:style-name="P679"><text:span text:style-name="Source_20_Text"><text:s text:c="2"/>this.state = "FULFILLED";</text:span></text:p>
      <text:p text:style-name="P679"><text:span text:style-name="Source_20_Text"><text:s text:c="2"/>this.value = value;</text:span></text:p>
      <text:p text:style-name="P679"/>
      <text:p text:style-name="P679"><text:span text:style-name="Source_20_Text"><text:s text:c="2"/>this.onFulfilledCallbacks.forEach(fn =&gt; fn(value));</text:span></text:p>
      <text:p text:style-name="P679"><text:span text:style-name="Source_20_Text">};</text:span></text:p>
      <text:p text:style-name="P679"><text:soft-page-break/></text:p>
      <text:p text:style-name="P679"><text:span text:style-name="Source_20_Text">const reject = (reason) =&gt; {</text:span></text:p>
      <text:p text:style-name="P679"><text:span text:style-name="Source_20_Text"><text:s text:c="2"/>if (this.state !== "PENDING") return;</text:span></text:p>
      <text:p text:style-name="P679"/>
      <text:p text:style-name="P679"><text:span text:style-name="Source_20_Text"><text:s text:c="2"/>this.state = "REJECTED";</text:span></text:p>
      <text:p text:style-name="P679"><text:span text:style-name="Source_20_Text"><text:s text:c="2"/>this.value = reason;</text:span></text:p>
      <text:p text:style-name="P679"/>
      <text:p text:style-name="P679"><text:span text:style-name="Source_20_Text"><text:s text:c="2"/>this.onRejectedCallbacks.forEach(fn =&gt; fn(reason));</text:span></text:p>
      <text:p text:style-name="P679"><text:span text:style-name="Source_20_Text">};</text:span></text:p>
      <text:p text:style-name="P673"/>
      <text:h text:style-name="P674" text:outline-level="2">4. Handling Executor Errors</text:h>
      <text:p text:style-name="P675">Executor errors must auto-reject.</text:p>
      <text:p text:style-name="P678"><text:span text:style-name="Source_20_Text">try {</text:span></text:p>
      <text:p text:style-name="P679"><text:span text:style-name="Source_20_Text"><text:s text:c="2"/>executor(resolve, reject);</text:span></text:p>
      <text:p text:style-name="P679"><text:span text:style-name="Source_20_Text">} catch (err) {</text:span></text:p>
      <text:p text:style-name="P679"><text:span text:style-name="Source_20_Text"><text:s text:c="2"/>reject(err);</text:span></text:p>
      <text:p text:style-name="P679"><text:span text:style-name="Source_20_Text">}</text:span></text:p>
      <text:p text:style-name="P673"/>
      <text:h text:style-name="P674" text:outline-level="2">5. Implement <text:span text:style-name="Source_20_Text">.then()</text:span> (MOST IMPORTANT PART)</text:h>
      <text:p text:style-name="P675"><text:span text:style-name="Source_20_Text">.then()</text:span> must:</text:p>
      <text:list text:style-name="L403">
        <text:list-item>
          <text:p text:style-name="P682">Return a <text:span text:style-name="Strong_20_Emphasis">new Promise</text:span></text:p>
        </text:list-item>
        <text:list-item>
          <text:p text:style-name="P682">Queue callbacks if pending</text:p>
        </text:list-item>
        <text:list-item>
          <text:p text:style-name="P682">Execute immediately if settled</text:p>
        </text:list-item>
        <text:list-item>
          <text:p text:style-name="P682">Handle return values correctly</text:p>
        </text:list-item>
      </text:list>
      <text:p text:style-name="P678"><text:span text:style-name="Source_20_Text">then(onFulfilled, onRejected) {</text:span></text:p>
      <text:p text:style-name="P679"><text:span text:style-name="Source_20_Text"><text:s text:c="2"/>return new MyPromise((resolve, reject) =&gt; {</text:span></text:p>
      <text:p text:style-name="P679"><text:span text:style-name="Source_20_Text"><text:s text:c="4"/>if (this.state === "FULFILLED") {</text:span></text:p>
      <text:p text:style-name="P679"><text:span text:style-name="Source_20_Text"><text:s text:c="6"/>setTimeout(() =&gt; {</text:span></text:p>
      <text:p text:style-name="P679"><text:span text:style-name="Source_20_Text"><text:s text:c="8"/>try {</text:span></text:p>
      <text:p text:style-name="P679"><text:span text:style-name="Source_20_Text"><text:s text:c="10"/>const x = onFulfilled(this.value);</text:span></text:p>
      <text:p text:style-name="P679"><text:span text:style-name="Source_20_Text"><text:s text:c="10"/>resolve(x);</text:span></text:p>
      <text:p text:style-name="P679"><text:span text:style-name="Source_20_Text"><text:s text:c="8"/>} catch (e) {</text:span></text:p>
      <text:p text:style-name="P679"><text:soft-page-break/><text:span text:style-name="Source_20_Text"><text:s text:c="10"/>reject(e);</text:span></text:p>
      <text:p text:style-name="P679"><text:span text:style-name="Source_20_Text"><text:s text:c="8"/>}</text:span></text:p>
      <text:p text:style-name="P679"><text:span text:style-name="Source_20_Text"><text:s text:c="6"/>});</text:span></text:p>
      <text:p text:style-name="P679"><text:span text:style-name="Source_20_Text"><text:s text:c="4"/>}</text:span></text:p>
      <text:p text:style-name="P679"/>
      <text:p text:style-name="P679"><text:span text:style-name="Source_20_Text"><text:s text:c="4"/>if (this.state === "REJECTED") {</text:span></text:p>
      <text:p text:style-name="P679"><text:span text:style-name="Source_20_Text"><text:s text:c="6"/>setTimeout(() =&gt; {</text:span></text:p>
      <text:p text:style-name="P679"><text:span text:style-name="Source_20_Text"><text:s text:c="8"/>try {</text:span></text:p>
      <text:p text:style-name="P679"><text:span text:style-name="Source_20_Text"><text:s text:c="10"/>const x = onRejected(this.value);</text:span></text:p>
      <text:p text:style-name="P679"><text:span text:style-name="Source_20_Text"><text:s text:c="10"/>resolve(x);</text:span></text:p>
      <text:p text:style-name="P679"><text:span text:style-name="Source_20_Text"><text:s text:c="8"/>} catch (e) {</text:span></text:p>
      <text:p text:style-name="P679"><text:span text:style-name="Source_20_Text"><text:s text:c="10"/>reject(e);</text:span></text:p>
      <text:p text:style-name="P679"><text:span text:style-name="Source_20_Text"><text:s text:c="8"/>}</text:span></text:p>
      <text:p text:style-name="P679"><text:span text:style-name="Source_20_Text"><text:s text:c="6"/>});</text:span></text:p>
      <text:p text:style-name="P679"><text:span text:style-name="Source_20_Text"><text:s text:c="4"/>}</text:span></text:p>
      <text:p text:style-name="P679"/>
      <text:p text:style-name="P679"><text:span text:style-name="Source_20_Text"><text:s text:c="4"/>if (this.state === "PENDING") {</text:span></text:p>
      <text:p text:style-name="P679"><text:span text:style-name="Source_20_Text"><text:s text:c="6"/>this.onFulfilledCallbacks.push((value) =&gt; {</text:span></text:p>
      <text:p text:style-name="P679"><text:span text:style-name="Source_20_Text"><text:s text:c="8"/>setTimeout(() =&gt; {</text:span></text:p>
      <text:p text:style-name="P679"><text:span text:style-name="Source_20_Text"><text:s text:c="10"/>try {</text:span></text:p>
      <text:p text:style-name="P679"><text:span text:style-name="Source_20_Text"><text:s text:c="12"/>const x = onFulfilled(value);</text:span></text:p>
      <text:p text:style-name="P679"><text:span text:style-name="Source_20_Text"><text:s text:c="12"/>resolve(x);</text:span></text:p>
      <text:p text:style-name="P679"><text:span text:style-name="Source_20_Text"><text:s text:c="10"/>} catch (e) {</text:span></text:p>
      <text:p text:style-name="P679"><text:span text:style-name="Source_20_Text"><text:s text:c="12"/>reject(e);</text:span></text:p>
      <text:p text:style-name="P679"><text:span text:style-name="Source_20_Text"><text:s text:c="10"/>}</text:span></text:p>
      <text:p text:style-name="P679"><text:span text:style-name="Source_20_Text"><text:s text:c="8"/>});</text:span></text:p>
      <text:p text:style-name="P679"><text:span text:style-name="Source_20_Text"><text:s text:c="6"/>});</text:span></text:p>
      <text:p text:style-name="P679"/>
      <text:p text:style-name="P679"><text:span text:style-name="Source_20_Text"><text:s text:c="6"/>this.onRejectedCallbacks.push((reason) =&gt; {</text:span></text:p>
      <text:p text:style-name="P679"><text:span text:style-name="Source_20_Text"><text:s text:c="8"/>setTimeout(() =&gt; {</text:span></text:p>
      <text:p text:style-name="P679"><text:span text:style-name="Source_20_Text"><text:s text:c="10"/>try {</text:span></text:p>
      <text:p text:style-name="P679"><text:span text:style-name="Source_20_Text"><text:s text:c="12"/>const x = onRejected(reason);</text:span></text:p>
      <text:p text:style-name="P679"><text:span text:style-name="Source_20_Text"><text:s text:c="12"/>resolve(x);</text:span></text:p>
      <text:p text:style-name="P679"><text:span text:style-name="Source_20_Text"><text:s text:c="10"/>} catch (e) {</text:span></text:p>
      <text:p text:style-name="P679"><text:soft-page-break/><text:span text:style-name="Source_20_Text"><text:s text:c="12"/>reject(e);</text:span></text:p>
      <text:p text:style-name="P679"><text:span text:style-name="Source_20_Text"><text:s text:c="10"/>}</text:span></text:p>
      <text:p text:style-name="P679"><text:span text:style-name="Source_20_Text"><text:s text:c="8"/>});</text:span></text:p>
      <text:p text:style-name="P679"><text:span text:style-name="Source_20_Text"><text:s text:c="6"/>});</text:span></text:p>
      <text:p text:style-name="P679"><text:span text:style-name="Source_20_Text"><text:s text:c="4"/>}</text:span></text:p>
      <text:p text:style-name="P679"><text:span text:style-name="Source_20_Text"><text:s text:c="2"/>});</text:span></text:p>
      <text:p text:style-name="P679"><text:span text:style-name="Source_20_Text">}</text:span></text:p>
      <text:p text:style-name="P673"/>
      <text:h text:style-name="P674" text:outline-level="2">6. Why <text:span text:style-name="Source_20_Text">setTimeout</text:span>?</text:h>
      <text:p text:style-name="P675">Promises must execute callbacks <text:span text:style-name="Strong_20_Emphasis">asynchronously</text:span>.</text:p>
      <text:list text:style-name="L404">
        <text:list-item>
          <text:p text:style-name="P683">Native Promises → <text:span text:style-name="Strong_20_Emphasis">microtasks</text:span></text:p>
        </text:list-item>
        <text:list-item>
          <text:p text:style-name="P683">Polyfill → simulate using <text:span text:style-name="Source_20_Text">setTimeout</text:span></text:p>
        </text:list-item>
      </text:list>
      <text:p text:style-name="P678"><text:span text:style-name="Source_20_Text">Promise resolution → enqueue → async execution</text:span></text:p>
      <text:p text:style-name="P673"/>
      <text:h text:style-name="P674" text:outline-level="2">7. Promise Resolution Procedure (CRITICAL)</text:h>
      <text:p text:style-name="P675">If <text:span text:style-name="Source_20_Text">.then()</text:span> returns:</text:p>
      <text:list text:style-name="L405">
        <text:list-item>
          <text:p text:style-name="P684">A value → resolve with value</text:p>
        </text:list-item>
        <text:list-item>
          <text:p text:style-name="P684">A promise → wait for it</text:p>
        </text:list-item>
        <text:list-item>
          <text:p text:style-name="P684">Same promise → throw error</text:p>
        </text:list-item>
      </text:list>
      <text:p text:style-name="P675">Simplified handling:</text:p>
      <text:p text:style-name="P678"><text:span text:style-name="Source_20_Text">if (x instanceof MyPromise) {</text:span></text:p>
      <text:p text:style-name="P679"><text:span text:style-name="Source_20_Text"><text:s text:c="2"/>x.then(resolve, reject);</text:span></text:p>
      <text:p text:style-name="P679"><text:span text:style-name="Source_20_Text">} else {</text:span></text:p>
      <text:p text:style-name="P679"><text:span text:style-name="Source_20_Text"><text:s text:c="2"/>resolve(x);</text:span></text:p>
      <text:p text:style-name="P679"><text:span text:style-name="Source_20_Text">}</text:span></text:p>
      <text:p text:style-name="P675">This is the <text:span text:style-name="Strong_20_Emphasis">heart of chaining</text:span>.</text:p>
      <text:p text:style-name="P673"/>
      <text:h text:style-name="P674" text:outline-level="2">8. Implement <text:span text:style-name="Source_20_Text">.catch()</text:span></text:h>
      <text:p text:style-name="P678"><text:span text:style-name="Source_20_Text">catch(onRejected) {</text:span></text:p>
      <text:p text:style-name="P679"><text:span text:style-name="Source_20_Text"><text:s text:c="2"/>return this.then(null, onRejected);</text:span></text:p>
      <text:p text:style-name="P679"><text:span text:style-name="Source_20_Text">}</text:span></text:p>
      <text:p text:style-name="P673"/>
      <text:h text:style-name="P674" text:outline-level="2"><text:soft-page-break/>9. Implement <text:span text:style-name="Source_20_Text">.finally()</text:span></text:h>
      <text:p text:style-name="P678"><text:span text:style-name="Source_20_Text">finally(cb) {</text:span></text:p>
      <text:p text:style-name="P679"><text:span text:style-name="Source_20_Text"><text:s text:c="2"/>return this.then(</text:span></text:p>
      <text:p text:style-name="P679"><text:span text:style-name="Source_20_Text"><text:s text:c="4"/>value =&gt; MyPromise.resolve(cb()).then(() =&gt; value),</text:span></text:p>
      <text:p text:style-name="P679"><text:span text:style-name="Source_20_Text"><text:s text:c="4"/>reason =&gt; MyPromise.resolve(cb()).then(() =&gt; { throw reason })</text:span></text:p>
      <text:p text:style-name="P679"><text:span text:style-name="Source_20_Text"><text:s text:c="2"/>);</text:span></text:p>
      <text:p text:style-name="P679"><text:span text:style-name="Source_20_Text">}</text:span></text:p>
      <text:p text:style-name="P673"/>
      <text:h text:style-name="P674" text:outline-level="2">10. Static Methods</text:h>
      <text:h text:style-name="P677" text:outline-level="3"><text:span text:style-name="Source_20_Text">Promise.resolve</text:span></text:h>
      <text:p text:style-name="P678"><text:span text:style-name="Source_20_Text">static resolve(value) {</text:span></text:p>
      <text:p text:style-name="P679"><text:span text:style-name="Source_20_Text"><text:s text:c="2"/>return new MyPromise(resolve =&gt; resolve(value));</text:span></text:p>
      <text:p text:style-name="P679"><text:span text:style-name="Source_20_Text">}</text:span></text:p>
      <text:h text:style-name="P677" text:outline-level="3"><text:span text:style-name="Source_20_Text">Promise.reject</text:span></text:h>
      <text:p text:style-name="P678"><text:span text:style-name="Source_20_Text">static reject(reason) {</text:span></text:p>
      <text:p text:style-name="P679"><text:span text:style-name="Source_20_Text"><text:s text:c="2"/>return new MyPromise((_, reject) =&gt; reject(reason));</text:span></text:p>
      <text:p text:style-name="P679"><text:span text:style-name="Source_20_Text">}</text:span></text:p>
      <text:p text:style-name="P673"/>
      <text:h text:style-name="P674" text:outline-level="2">11. Promise.all (Polyfill)</text:h>
      <text:p text:style-name="P678"><text:span text:style-name="Source_20_Text">static all(promises) {</text:span></text:p>
      <text:p text:style-name="P679"><text:span text:style-name="Source_20_Text"><text:s text:c="2"/>return new MyPromise((resolve, reject) =&gt; {</text:span></text:p>
      <text:p text:style-name="P679"><text:span text:style-name="Source_20_Text"><text:s text:c="4"/>let results = [];</text:span></text:p>
      <text:p text:style-name="P679"><text:span text:style-name="Source_20_Text"><text:s text:c="4"/>let completed = 0;</text:span></text:p>
      <text:p text:style-name="P679"/>
      <text:p text:style-name="P679"><text:span text:style-name="Source_20_Text"><text:s text:c="4"/>promises.forEach((p, i) =&gt; {</text:span></text:p>
      <text:p text:style-name="P679"><text:span text:style-name="Source_20_Text"><text:s text:c="6"/>MyPromise.resolve(p).then(value =&gt; {</text:span></text:p>
      <text:p text:style-name="P679"><text:span text:style-name="Source_20_Text"><text:s text:c="8"/>results[i] = value;</text:span></text:p>
      <text:p text:style-name="P679"><text:span text:style-name="Source_20_Text"><text:s text:c="8"/>completed++;</text:span></text:p>
      <text:p text:style-name="P679"><text:span text:style-name="Source_20_Text"><text:s text:c="8"/>if (completed === promises.length) {</text:span></text:p>
      <text:p text:style-name="P679"><text:span text:style-name="Source_20_Text"><text:s text:c="10"/>resolve(results);</text:span></text:p>
      <text:p text:style-name="P679"><text:span text:style-name="Source_20_Text"><text:s text:c="8"/>}</text:span></text:p>
      <text:p text:style-name="P679"><text:span text:style-name="Source_20_Text"><text:s text:c="6"/>}, reject);</text:span></text:p>
      <text:p text:style-name="P679"><text:soft-page-break/><text:span text:style-name="Source_20_Text"><text:s text:c="4"/>});</text:span></text:p>
      <text:p text:style-name="P679"><text:span text:style-name="Source_20_Text"><text:s text:c="2"/>});</text:span></text:p>
      <text:p text:style-name="P679"><text:span text:style-name="Source_20_Text">}</text:span></text:p>
      <text:p text:style-name="P673"/>
      <text:h text:style-name="P674" text:outline-level="2">12. Complete Minimal Polyfill (Interview-Ready)</text:h>
      <text:p text:style-name="P678"><text:span text:style-name="Source_20_Text">class MyPromise {</text:span></text:p>
      <text:p text:style-name="P679"><text:span text:style-name="Source_20_Text"><text:s text:c="2"/>constructor(executor) {</text:span></text:p>
      <text:p text:style-name="P679"><text:span text:style-name="Source_20_Text"><text:s text:c="4"/>this.state = "PENDING";</text:span></text:p>
      <text:p text:style-name="P679"><text:span text:style-name="Source_20_Text"><text:s text:c="4"/>this.value = undefined;</text:span></text:p>
      <text:p text:style-name="P679"><text:span text:style-name="Source_20_Text"><text:s text:c="4"/>this.onFulfilledCallbacks = [];</text:span></text:p>
      <text:p text:style-name="P679"><text:span text:style-name="Source_20_Text"><text:s text:c="4"/>this.onRejectedCallbacks = [];</text:span></text:p>
      <text:p text:style-name="P679"/>
      <text:p text:style-name="P679"><text:span text:style-name="Source_20_Text"><text:s text:c="4"/>const resolve = (value) =&gt; {</text:span></text:p>
      <text:p text:style-name="P679"><text:span text:style-name="Source_20_Text"><text:s text:c="6"/>if (this.state !== "PENDING") return;</text:span></text:p>
      <text:p text:style-name="P679"><text:span text:style-name="Source_20_Text"><text:s text:c="6"/>this.state = "FULFILLED";</text:span></text:p>
      <text:p text:style-name="P679"><text:span text:style-name="Source_20_Text"><text:s text:c="6"/>this.value = value;</text:span></text:p>
      <text:p text:style-name="P679"><text:span text:style-name="Source_20_Text"><text:s text:c="6"/>this.onFulfilledCallbacks.forEach(fn =&gt; fn(value));</text:span></text:p>
      <text:p text:style-name="P679"><text:span text:style-name="Source_20_Text"><text:s text:c="4"/>};</text:span></text:p>
      <text:p text:style-name="P679"/>
      <text:p text:style-name="P679"><text:span text:style-name="Source_20_Text"><text:s text:c="4"/>const reject = (reason) =&gt; {</text:span></text:p>
      <text:p text:style-name="P679"><text:span text:style-name="Source_20_Text"><text:s text:c="6"/>if (this.state !== "PENDING") return;</text:span></text:p>
      <text:p text:style-name="P679"><text:span text:style-name="Source_20_Text"><text:s text:c="6"/>this.state = "REJECTED";</text:span></text:p>
      <text:p text:style-name="P679"><text:span text:style-name="Source_20_Text"><text:s text:c="6"/>this.value = reason;</text:span></text:p>
      <text:p text:style-name="P679"><text:span text:style-name="Source_20_Text"><text:s text:c="6"/>this.onRejectedCallbacks.forEach(fn =&gt; fn(reason));</text:span></text:p>
      <text:p text:style-name="P679"><text:span text:style-name="Source_20_Text"><text:s text:c="4"/>};</text:span></text:p>
      <text:p text:style-name="P679"/>
      <text:p text:style-name="P679"><text:span text:style-name="Source_20_Text"><text:s text:c="4"/>try {</text:span></text:p>
      <text:p text:style-name="P679"><text:span text:style-name="Source_20_Text"><text:s text:c="6"/>executor(resolve, reject);</text:span></text:p>
      <text:p text:style-name="P679"><text:span text:style-name="Source_20_Text"><text:s text:c="4"/>} catch (e) {</text:span></text:p>
      <text:p text:style-name="P679"><text:span text:style-name="Source_20_Text"><text:s text:c="6"/>reject(e);</text:span></text:p>
      <text:p text:style-name="P679"><text:span text:style-name="Source_20_Text"><text:s text:c="4"/>}</text:span></text:p>
      <text:p text:style-name="P679"><text:span text:style-name="Source_20_Text"><text:s text:c="2"/>}</text:span></text:p>
      <text:p text:style-name="P679"/>
      <text:p text:style-name="P679"><text:soft-page-break/><text:span text:style-name="Source_20_Text"><text:s text:c="2"/>then(onFulfilled, onRejected) {</text:span></text:p>
      <text:p text:style-name="P679"><text:span text:style-name="Source_20_Text"><text:s text:c="4"/>return new MyPromise((resolve, reject) =&gt; {</text:span></text:p>
      <text:p text:style-name="P679"><text:span text:style-name="Source_20_Text"><text:s text:c="6"/>const handle = (cb) =&gt; {</text:span></text:p>
      <text:p text:style-name="P679"><text:span text:style-name="Source_20_Text"><text:s text:c="8"/>try {</text:span></text:p>
      <text:p text:style-name="P679"><text:span text:style-name="Source_20_Text"><text:s text:c="10"/>const x = cb(this.value);</text:span></text:p>
      <text:p text:style-name="P679"><text:span text:style-name="Source_20_Text"><text:s text:c="10"/>x instanceof MyPromise ? x.then(resolve, reject) : resolve(x);</text:span></text:p>
      <text:p text:style-name="P679"><text:span text:style-name="Source_20_Text"><text:s text:c="8"/>} catch (e) {</text:span></text:p>
      <text:p text:style-name="P679"><text:span text:style-name="Source_20_Text"><text:s text:c="10"/>reject(e);</text:span></text:p>
      <text:p text:style-name="P679"><text:span text:style-name="Source_20_Text"><text:s text:c="8"/>}</text:span></text:p>
      <text:p text:style-name="P679"><text:span text:style-name="Source_20_Text"><text:s text:c="6"/>};</text:span></text:p>
      <text:p text:style-name="P679"/>
      <text:p text:style-name="P679"><text:span text:style-name="Source_20_Text"><text:s text:c="6"/>if (this.state === "FULFILLED") {</text:span></text:p>
      <text:p text:style-name="P679"><text:span text:style-name="Source_20_Text"><text:s text:c="8"/>setTimeout(() =&gt; handle(onFulfilled));</text:span></text:p>
      <text:p text:style-name="P679"><text:span text:style-name="Source_20_Text"><text:s text:c="6"/>} else if (this.state === "REJECTED") {</text:span></text:p>
      <text:p text:style-name="P679"><text:span text:style-name="Source_20_Text"><text:s text:c="8"/>setTimeout(() =&gt; handle(onRejected));</text:span></text:p>
      <text:p text:style-name="P679"><text:span text:style-name="Source_20_Text"><text:s text:c="6"/>} else {</text:span></text:p>
      <text:p text:style-name="P679"><text:span text:style-name="Source_20_Text"><text:s text:c="8"/>this.onFulfilledCallbacks.push(() =&gt; setTimeout(() =&gt; handle(onFulfilled)));</text:span></text:p>
      <text:p text:style-name="P679"><text:span text:style-name="Source_20_Text"><text:s text:c="8"/>this.onRejectedCallbacks.push(() =&gt; setTimeout(() =&gt; handle(onRejected)));</text:span></text:p>
      <text:p text:style-name="P679"><text:span text:style-name="Source_20_Text"><text:s text:c="6"/>}</text:span></text:p>
      <text:p text:style-name="P679"><text:span text:style-name="Source_20_Text"><text:s text:c="4"/>});</text:span></text:p>
      <text:p text:style-name="P679"><text:span text:style-name="Source_20_Text"><text:s text:c="2"/>}</text:span></text:p>
      <text:p text:style-name="P679"/>
      <text:p text:style-name="P679"><text:span text:style-name="Source_20_Text"><text:s text:c="2"/>catch(fn) {</text:span></text:p>
      <text:p text:style-name="P679"><text:span text:style-name="Source_20_Text"><text:s text:c="4"/>return this.then(null, fn);</text:span></text:p>
      <text:p text:style-name="P679"><text:span text:style-name="Source_20_Text"><text:s text:c="2"/>}</text:span></text:p>
      <text:p text:style-name="P679"><text:span text:style-name="Source_20_Text">}</text:span></text:p>
      <text:p text:style-name="P673"/>
      <text:h text:style-name="P674" text:outline-level="2">13. What Interviewers REALLY Check</text:h>
      <text:p text:style-name="P675">They are testing if you understand:</text:p>
      <text:list text:style-name="L406">
        <text:list-item>
          <text:p text:style-name="P685">State machine</text:p>
        </text:list-item>
        <text:list-item>
          <text:p text:style-name="P685">Async execution</text:p>
        </text:list-item>
        <text:list-item>
          <text:p text:style-name="P685">Callback queues</text:p>
        </text:list-item>
        <text:list-item>
          <text:p text:style-name="P685"><text:soft-page-break/>Chaining logic</text:p>
        </text:list-item>
        <text:list-item>
          <text:p text:style-name="P685">Error propagation</text:p>
        </text:list-item>
        <text:list-item>
          <text:p text:style-name="P685">Why Promises exist</text:p>
        </text:list-item>
      </text:list>
      <text:p text:style-name="P673"/>
      <text:h text:style-name="P674" text:outline-level="2">14. One-Line Interview Summary</text:h>
      <text:p text:style-name="P672">A Promise is a state machine with queued callbacks that ensures asynchronous execution and enables predictable chaining through the Promise Resolution Procedure.</text:p>
      <text:p text:style-name="P673"/>
      <text:p text:style-name="P675">If you want next:</text:p>
      <text:list text:style-name="L407">
        <text:list-item>
          <text:p text:style-name="P686">🔥 <text:span text:style-name="Strong_20_Emphasis">Promise/A+ spec deep dive</text:span></text:p>
        </text:list-item>
        <text:list-item>
          <text:p text:style-name="P686">🔥 <text:span text:style-name="Strong_20_Emphasis">Why microtasks matter</text:span></text:p>
        </text:list-item>
        <text:list-item>
          <text:p text:style-name="P686">🔥 <text:span text:style-name="Strong_20_Emphasis">Why </text:span><text:span text:style-name="Strong_20_Emphasis"><text:span text:style-name="Source_20_Text">then</text:span></text:span><text:span text:style-name="Strong_20_Emphasis"> returns a new promise</text:span></text:p>
        </text:list-item>
        <text:list-item>
          <text:p text:style-name="P686">🔥 <text:span text:style-name="Strong_20_Emphasis">How native Promises are optimized in V8</text:span></text:p>
        </text:list-item>
      </text:list>
      <text:p text:style-name="P687"/>
      <text:p text:style-name="Horizontal_20_Line"/>
      <text:h text:style-name="Heading_20_2" text:outline-level="2">🟣 <text:span text:style-name="Strong_20_Emphasis">LEVEL 5: DOM, EVENTS, &amp; BROWSER APIs</text:span></text:h>
      <text:h text:style-name="Heading_20_3" text:outline-level="3">🧠 DOM Manipulation</text:h>
      <text:list text:style-name="L408">
        <text:list-item>
          <text:p text:style-name="P688">What is the DOM?</text:p>
        </text:list-item>
      </text:list>
      <text:p text:style-name="Text_20_body"/>
      <text:list xml:id="list231114110432557" text:continue-numbering="true" text:style-name="L408">
        <text:list-item>
          <text:p text:style-name="P688">Difference between <text:span text:style-name="Source_20_Text">document.getElementById</text:span> and <text:span text:style-name="Source_20_Text">querySelector</text:span>.</text:p>
        </text:list-item>
        <text:list-item>
          <text:p text:style-name="P688">What are DOM nodes and node types?</text:p>
        </text:list-item>
      </text:list>
      <text:h text:style-name="P689" text:outline-level="1">1. What is the DOM?</text:h>
      <text:h text:style-name="P520" text:outline-level="2">Definition (Interview-grade)</text:h>
      <text:p text:style-name="P518">The <text:span text:style-name="Strong_20_Emphasis">DOM (Document Object Model)</text:span> is a <text:span text:style-name="Strong_20_Emphasis">language-independent, in-memory tree representation</text:span> of an HTML (or XML) document that allows JavaScript to <text:span text:style-name="Strong_20_Emphasis">read, traverse, modify, and react to changes</text:span> in the document structure, content, and styles.</text:p>
      <text:p text:style-name="P519"/>
      <text:h text:style-name="P520" text:outline-level="2">How the DOM is Created (Internals)</text:h>
      <text:list text:style-name="L409">
        <text:list-item>
          <text:p text:style-name="P690">Browser receives HTML</text:p>
        </text:list-item>
        <text:list-item>
          <text:p text:style-name="P690"><text:soft-page-break/>HTML parser tokenizes markup</text:p>
        </text:list-item>
        <text:list-item>
          <text:p text:style-name="P690">Builds a <text:span text:style-name="Strong_20_Emphasis">DOM tree</text:span></text:p>
        </text:list-item>
        <text:list-item>
          <text:p text:style-name="P690">Each HTML element becomes a <text:span text:style-name="Strong_20_Emphasis">node object</text:span></text:p>
        </text:list-item>
        <text:list-item>
          <text:p text:style-name="P690">DOM is exposed via the global <text:span text:style-name="Source_20_Text">document</text:span> object</text:p>
        </text:list-item>
      </text:list>
      <text:p text:style-name="P523"><text:span text:style-name="Source_20_Text">HTML → Parser → DOM Tree → JS APIs</text:span></text:p>
      <text:p text:style-name="P518">DOM exists <text:span text:style-name="Strong_20_Emphasis">only in memory</text:span>, not in the HTML file itself.</text:p>
      <text:p text:style-name="P519"/>
      <text:h text:style-name="P520" text:outline-level="2">DOM is NOT the Same as HTML</text:h>
      <table:table table:name="Table27" table:style-name="Table27">
        <table:table-column table:style-name="Table27.A"/>
        <table:table-column table:style-name="Table27.B"/>
        <table:table-header-rows>
          <table:table-row>
            <table:table-cell table:style-name="Table27.A1" office:value-type="string">
              <text:p text:style-name="Table_20_Heading">HTML</text:p>
            </table:table-cell>
            <table:table-cell table:style-name="Table27.A1" office:value-type="string">
              <text:p text:style-name="Table_20_Heading">DOM</text:p>
            </table:table-cell>
          </table:table-row>
        </table:table-header-rows>
        <table:table-row>
          <table:table-cell table:style-name="Table27.A1" office:value-type="string">
            <text:p text:style-name="Table_20_Contents">Static text</text:p>
          </table:table-cell>
          <table:table-cell table:style-name="Table27.A1" office:value-type="string">
            <text:p text:style-name="Table_20_Contents">Live object model</text:p>
          </table:table-cell>
        </table:table-row>
        <table:table-row>
          <table:table-cell table:style-name="Table27.A1" office:value-type="string">
            <text:p text:style-name="Table_20_Contents">Parsed once</text:p>
          </table:table-cell>
          <table:table-cell table:style-name="Table27.A1" office:value-type="string">
            <text:p text:style-name="Table_20_Contents">Mutates dynamically</text:p>
          </table:table-cell>
        </table:table-row>
        <table:table-row>
          <table:table-cell table:style-name="Table27.A1" office:value-type="string">
            <text:p text:style-name="Table_20_Contents">File</text:p>
          </table:table-cell>
          <table:table-cell table:style-name="Table27.A1" office:value-type="string">
            <text:p text:style-name="Table_20_Contents">In-memory tree</text:p>
          </table:table-cell>
        </table:table-row>
        <table:table-row>
          <table:table-cell table:style-name="Table27.A1" office:value-type="string">
            <text:p text:style-name="Table_20_Contents">No logic</text:p>
          </table:table-cell>
          <table:table-cell table:style-name="Table27.A1" office:value-type="string">
            <text:p text:style-name="Table_20_Contents">Full API</text:p>
          </table:table-cell>
        </table:table-row>
      </table:table>
      <text:p text:style-name="P518">Example:</text:p>
      <text:p text:style-name="P523"><text:span text:style-name="Source_20_Text">document.body.innerHTML = "&lt;h1&gt;Hello&lt;/h1&gt;";</text:span></text:p>
      <text:p text:style-name="P518">This modifies the <text:span text:style-name="Strong_20_Emphasis">DOM</text:span>, not the original HTML file.</text:p>
      <text:p text:style-name="P519"/>
      <text:h text:style-name="P520" text:outline-level="2">Why DOM is Expensive</text:h>
      <text:list text:style-name="L410">
        <text:list-item>
          <text:p text:style-name="P691">DOM operations are <text:span text:style-name="Strong_20_Emphasis">slow</text:span></text:p>
        </text:list-item>
        <text:list-item>
          <text:p text:style-name="P691">Touch layout, style, and paint</text:p>
        </text:list-item>
        <text:list-item>
          <text:p text:style-name="P691">Can cause <text:span text:style-name="Strong_20_Emphasis">reflows &amp; repaints</text:span></text:p>
        </text:list-item>
      </text:list>
      <text:p text:style-name="P518">This is why:</text:p>
      <text:list text:style-name="L411">
        <text:list-item>
          <text:p text:style-name="P692">Virtual DOM exists (React)</text:p>
        </text:list-item>
        <text:list-item>
          <text:p text:style-name="P692">Batch updates are important</text:p>
        </text:list-item>
      </text:list>
      <text:p text:style-name="P519"/>
      <text:h text:style-name="P693" text:outline-level="1">2. Difference between <text:span text:style-name="Source_20_Text">getElementById</text:span> and <text:span text:style-name="Source_20_Text">querySelector</text:span></text:h>
      <text:h text:style-name="P520" text:outline-level="2">Core Difference (Short Answer)</text:h>
      <text:p text:style-name="P518"><text:span text:style-name="Source_20_Text">getElementById</text:span> is <text:span text:style-name="Strong_20_Emphasis">fast, direct, and ID-only</text:span>, while <text:span text:style-name="Source_20_Text">querySelector</text:span> is <text:span text:style-name="Strong_20_Emphasis">flexible, CSS-based, and slower</text:span>.</text:p>
      <text:p text:style-name="P519"/>
      <text:h text:style-name="P520" text:outline-level="2"><text:soft-page-break/><text:span text:style-name="Source_20_Text">document.getElementById</text:span></text:h>
      <text:p text:style-name="P523"><text:span text:style-name="Source_20_Text">document.getElementById("app");</text:span></text:p>
      <text:h text:style-name="P521" text:outline-level="3">Internals</text:h>
      <text:list text:style-name="L412">
        <text:list-item>
          <text:p text:style-name="P694">Direct hash lookup</text:p>
        </text:list-item>
        <text:list-item>
          <text:p text:style-name="P694">ID must be unique</text:p>
        </text:list-item>
        <text:list-item>
          <text:p text:style-name="P694">No CSS parsing</text:p>
        </text:list-item>
        <text:list-item>
          <text:p text:style-name="P694">Returns <text:span text:style-name="Strong_20_Emphasis">element or null</text:span></text:p>
        </text:list-item>
      </text:list>
      <text:h text:style-name="P521" text:outline-level="3">Characteristics</text:h>
      <text:list text:style-name="L413">
        <text:list-item>
          <text:p text:style-name="P695">Fastest DOM selector</text:p>
        </text:list-item>
        <text:list-item>
          <text:p text:style-name="P695">Works only with IDs</text:p>
        </text:list-item>
        <text:list-item>
          <text:p text:style-name="P695">Exists only on <text:span text:style-name="Source_20_Text">document</text:span></text:p>
        </text:list-item>
      </text:list>
      <text:p text:style-name="P519"/>
      <text:h text:style-name="P520" text:outline-level="2"><text:span text:style-name="Source_20_Text">document.querySelector</text:span></text:h>
      <text:p text:style-name="P523"><text:span text:style-name="Source_20_Text">document.querySelector("#app");</text:span></text:p>
      <text:p text:style-name="P524"><text:span text:style-name="Source_20_Text">document.querySelector(".box");</text:span></text:p>
      <text:p text:style-name="P524"><text:span text:style-name="Source_20_Text">document.querySelector("div &gt; p");</text:span></text:p>
      <text:h text:style-name="P521" text:outline-level="3">Internals</text:h>
      <text:list text:style-name="L414">
        <text:list-item>
          <text:p text:style-name="P696">Uses <text:span text:style-name="Strong_20_Emphasis">CSS selector engine</text:span></text:p>
        </text:list-item>
        <text:list-item>
          <text:p text:style-name="P696">Traverses DOM</text:p>
        </text:list-item>
        <text:list-item>
          <text:p text:style-name="P696">Matches first element only</text:p>
        </text:list-item>
        <text:list-item>
          <text:p text:style-name="P696">More flexible but slower</text:p>
        </text:list-item>
      </text:list>
      <text:h text:style-name="P521" text:outline-level="3">Characteristics</text:h>
      <text:list text:style-name="L415">
        <text:list-item>
          <text:p text:style-name="P697">Accepts any valid CSS selector</text:p>
        </text:list-item>
        <text:list-item>
          <text:p text:style-name="P697">Can be called on elements too</text:p>
        </text:list-item>
        <text:list-item>
          <text:p text:style-name="P697">Returns <text:span text:style-name="Strong_20_Emphasis">first match only</text:span></text:p>
        </text:list-item>
      </text:list>
      <text:p text:style-name="P519"/>
      <text:h text:style-name="P520" text:outline-level="2">Performance &amp; Use Case Comparison</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Table_20_Heading">Feature</text:p>
            </table:table-cell>
            <table:table-cell table:style-name="Table28.A1" office:value-type="string">
              <text:p text:style-name="Table_20_Heading">getElementById</text:p>
            </table:table-cell>
            <table:table-cell table:style-name="Table28.A1" office:value-type="string">
              <text:p text:style-name="Table_20_Heading">querySelector</text:p>
            </table:table-cell>
          </table:table-row>
        </table:table-header-rows>
        <table:table-row>
          <table:table-cell table:style-name="Table28.A1" office:value-type="string">
            <text:p text:style-name="Table_20_Contents">Speed</text:p>
          </table:table-cell>
          <table:table-cell table:style-name="Table28.A1" office:value-type="string">
            <text:p text:style-name="Table_20_Contents">Fastest</text:p>
          </table:table-cell>
          <table:table-cell table:style-name="Table28.A1" office:value-type="string">
            <text:p text:style-name="Table_20_Contents">Slower</text:p>
          </table:table-cell>
        </table:table-row>
        <table:table-row>
          <table:table-cell table:style-name="Table28.A1" office:value-type="string">
            <text:p text:style-name="Table_20_Contents">Selector</text:p>
          </table:table-cell>
          <table:table-cell table:style-name="Table28.A1" office:value-type="string">
            <text:p text:style-name="Table_20_Contents">ID only</text:p>
          </table:table-cell>
          <table:table-cell table:style-name="Table28.A1" office:value-type="string">
            <text:p text:style-name="Table_20_Contents">Any CSS</text:p>
          </table:table-cell>
        </table:table-row>
        <text:soft-page-break/>
        <table:table-row>
          <table:table-cell table:style-name="Table28.A1" office:value-type="string">
            <text:p text:style-name="Table_20_Contents">Scope</text:p>
          </table:table-cell>
          <table:table-cell table:style-name="Table28.A1" office:value-type="string">
            <text:p text:style-name="Table_20_Contents">document only</text:p>
          </table:table-cell>
          <table:table-cell table:style-name="Table28.A1" office:value-type="string">
            <text:p text:style-name="Table_20_Contents">document / element</text:p>
          </table:table-cell>
        </table:table-row>
        <table:table-row>
          <table:table-cell table:style-name="Table28.A1" office:value-type="string">
            <text:p text:style-name="Table_20_Contents">Flexibility</text:p>
          </table:table-cell>
          <table:table-cell table:style-name="Table28.A1" office:value-type="string">
            <text:p text:style-name="Table_20_Contents">Low</text:p>
          </table:table-cell>
          <table:table-cell table:style-name="Table28.A1" office:value-type="string">
            <text:p text:style-name="Table_20_Contents">High</text:p>
          </table:table-cell>
        </table:table-row>
      </table:table>
      <text:p text:style-name="P518"><text:span text:style-name="Strong_20_Emphasis">Interview tip</text:span>:</text:p>
      <text:p text:style-name="P698">Use <text:span text:style-name="Source_20_Text">getElementById</text:span> when possible, <text:span text:style-name="Source_20_Text">querySelector</text:span> when flexibility is needed.</text:p>
      <text:p text:style-name="P519"/>
      <text:h text:style-name="P693" text:outline-level="1">3. What are DOM Nodes and Node Types?</text:h>
      <text:h text:style-name="P520" text:outline-level="2">What is a DOM Node?</text:h>
      <text:p text:style-name="P518">A <text:span text:style-name="Strong_20_Emphasis">node</text:span> is the <text:span text:style-name="Strong_20_Emphasis">basic unit</text:span> of the DOM tree.<text:line-break/>Everything in the DOM is a node.</text:p>
      <text:p text:style-name="P523"><text:span text:style-name="Source_20_Text">Document</text:span></text:p>
      <text:p text:style-name="P524"><text:span text:style-name="Source_20_Text"><text:s/>├── Element Node</text:span></text:p>
      <text:p text:style-name="P524"><text:span text:style-name="Source_20_Text"><text:s/>│ <text:s text:c="3"/>└── Text Node</text:span></text:p>
      <text:p text:style-name="P524"><text:span text:style-name="Source_20_Text"><text:s/>└── Comment Node</text:span></text:p>
      <text:p text:style-name="P519"/>
      <text:h text:style-name="P520" text:outline-level="2">Node vs Element (VERY IMPORTANT)</text:h>
      <text:list text:style-name="L416">
        <text:list-item>
          <text:p text:style-name="P699"><text:span text:style-name="Strong_20_Emphasis">Node</text:span> → generic interface</text:p>
        </text:list-item>
        <text:list-item>
          <text:p text:style-name="P699"><text:span text:style-name="Strong_20_Emphasis">Element</text:span> → specific node type (HTML tags)</text:p>
        </text:list-item>
      </text:list>
      <text:p text:style-name="P523"><text:span text:style-name="Source_20_Text">element instanceof Node; <text:s text:c="5"/>// true</text:span></text:p>
      <text:p text:style-name="P524"><text:span text:style-name="Source_20_Text">element instanceof Element; <text:s text:c="2"/>// true</text:span></text:p>
      <text:p text:style-name="P519"/>
      <text:h text:style-name="P520" text:outline-level="2">Important DOM Node Types</text:h>
      <text:h text:style-name="P521" text:outline-level="3">1. Document Node (Type 9)</text:h>
      <text:p text:style-name="P523"><text:span text:style-name="Source_20_Text">document.nodeType === 9;</text:span></text:p>
      <text:list text:style-name="L417">
        <text:list-item>
          <text:p text:style-name="P700">Root of the DOM</text:p>
        </text:list-item>
        <text:list-item>
          <text:p text:style-name="P700">Entry point to everything</text:p>
        </text:list-item>
      </text:list>
      <text:p text:style-name="P519"/>
      <text:h text:style-name="P521" text:outline-level="3">2. Element Node (Type 1)</text:h>
      <text:p text:style-name="P523"><text:span text:style-name="Source_20_Text">&lt;div&gt;&lt;/div&gt;</text:span></text:p>
      <text:p text:style-name="P523"><text:span text:style-name="Source_20_Text">div.nodeType === 1;</text:span></text:p>
      <text:list text:style-name="L418">
        <text:list-item>
          <text:p text:style-name="P701">Represents HTML tags</text:p>
        </text:list-item>
        <text:list-item>
          <text:p text:style-name="P701"><text:soft-page-break/>Most commonly used node</text:p>
        </text:list-item>
      </text:list>
      <text:p text:style-name="P519"/>
      <text:h text:style-name="P521" text:outline-level="3">3. Text Node (Type 3)</text:h>
      <text:p text:style-name="P523"><text:span text:style-name="Source_20_Text">&lt;p&gt;Hello&lt;/p&gt;</text:span></text:p>
      <text:p text:style-name="P523"><text:span text:style-name="Source_20_Text">p.firstChild.nodeType === 3;</text:span></text:p>
      <text:list text:style-name="L419">
        <text:list-item>
          <text:p text:style-name="P702">Represents text inside elements</text:p>
        </text:list-item>
        <text:list-item>
          <text:p text:style-name="P702">Whitespace counts as text nodes</text:p>
        </text:list-item>
      </text:list>
      <text:p text:style-name="P519"/>
      <text:h text:style-name="P521" text:outline-level="3">4. Comment Node (Type 8)</text:h>
      <text:p text:style-name="P523"><text:span text:style-name="Source_20_Text">&lt;!-- comment --&gt;</text:span></text:p>
      <text:p text:style-name="P523"><text:span text:style-name="Source_20_Text">comment.nodeType === 8;</text:span></text:p>
      <text:p text:style-name="P519"/>
      <text:h text:style-name="P520" text:outline-level="2">Node Type Table</text:h>
      <table:table table:name="Table29" table:style-name="Table29">
        <table:table-column table:style-name="Table29.A"/>
        <table:table-column table:style-name="Table29.B"/>
        <table:table-header-rows>
          <table:table-row>
            <table:table-cell table:style-name="Table29.A1" office:value-type="string">
              <text:p text:style-name="Table_20_Heading">Node Type</text:p>
            </table:table-cell>
            <table:table-cell table:style-name="Table29.A1" office:value-type="string">
              <text:p text:style-name="Table_20_Heading">Value</text:p>
            </table:table-cell>
          </table:table-row>
        </table:table-header-rows>
        <table:table-row>
          <table:table-cell table:style-name="Table29.A1" office:value-type="string">
            <text:p text:style-name="Table_20_Contents">ELEMENT_NODE</text:p>
          </table:table-cell>
          <table:table-cell table:style-name="Table29.A1" office:value-type="string">
            <text:p text:style-name="Table_20_Contents">1</text:p>
          </table:table-cell>
        </table:table-row>
        <table:table-row>
          <table:table-cell table:style-name="Table29.A1" office:value-type="string">
            <text:p text:style-name="Table_20_Contents">TEXT_NODE</text:p>
          </table:table-cell>
          <table:table-cell table:style-name="Table29.A1" office:value-type="string">
            <text:p text:style-name="Table_20_Contents">3</text:p>
          </table:table-cell>
        </table:table-row>
        <table:table-row>
          <table:table-cell table:style-name="Table29.A1" office:value-type="string">
            <text:p text:style-name="Table_20_Contents">COMMENT_NODE</text:p>
          </table:table-cell>
          <table:table-cell table:style-name="Table29.A1" office:value-type="string">
            <text:p text:style-name="Table_20_Contents">8</text:p>
          </table:table-cell>
        </table:table-row>
        <table:table-row>
          <table:table-cell table:style-name="Table29.A1" office:value-type="string">
            <text:p text:style-name="Table_20_Contents">DOCUMENT_NODE</text:p>
          </table:table-cell>
          <table:table-cell table:style-name="Table29.A1" office:value-type="string">
            <text:p text:style-name="Table_20_Contents">9</text:p>
          </table:table-cell>
        </table:table-row>
      </table:table>
      <text:p text:style-name="P519"/>
      <text:h text:style-name="P520" text:outline-level="2">Why This Matters in Real Code</text:h>
      <text:p text:style-name="P518">Example bug:</text:p>
      <text:p text:style-name="P523"><text:span text:style-name="Source_20_Text">element.childNodes.forEach(node =&gt; {</text:span></text:p>
      <text:p text:style-name="P524"><text:span text:style-name="Source_20_Text"><text:s text:c="2"/>if (node.nodeType === 1) {</text:span></text:p>
      <text:p text:style-name="P524"><text:span text:style-name="Source_20_Text"><text:s text:c="4"/>// element only</text:span></text:p>
      <text:p text:style-name="P524"><text:span text:style-name="Source_20_Text"><text:s text:c="2"/>}</text:span></text:p>
      <text:p text:style-name="P524"><text:span text:style-name="Source_20_Text">});</text:span></text:p>
      <text:p text:style-name="P518">Because:</text:p>
      <text:list text:style-name="L420">
        <text:list-item>
          <text:p text:style-name="P703"><text:span text:style-name="Source_20_Text">childNodes</text:span> includes text nodes</text:p>
        </text:list-item>
        <text:list-item>
          <text:p text:style-name="P703"><text:span text:style-name="Source_20_Text">children</text:span> includes elements only</text:p>
        </text:list-item>
      </text:list>
      <text:p text:style-name="P519"/>
      <text:h text:style-name="P520" text:outline-level="2"><text:soft-page-break/>Interview One-Line Summary</text:h>
      <text:p text:style-name="P698">The DOM is a live in-memory tree of nodes created by the browser from HTML, where each node represents structural, textual, or logical parts of the document and can be queried or mutated via JavaScript APIs.</text:p>
      <text:p text:style-name="P519"/>
      <text:p text:style-name="P518">If you want next:</text:p>
      <text:list text:style-name="L421">
        <text:list-item>
          <text:p text:style-name="P704">🔥 DOM traversal internals</text:p>
        </text:list-item>
        <text:list-item>
          <text:p text:style-name="P704">🔥 Reflow vs repaint</text:p>
        </text:list-item>
        <text:list-item>
          <text:p text:style-name="P704">🔥 Event delegation internals</text:p>
        </text:list-item>
        <text:list-item>
          <text:p text:style-name="P704">🔥 Virtual DOM vs real DOM</text:p>
        </text:list-item>
      </text:list>
      <text:p text:style-name="P518">Just say <text:span text:style-name="Strong_20_Emphasis">“next D</text:span></text:p>
      <text:p text:style-name="P537"/>
      <text:list xml:id="list231114761381126" text:continue-list="list231114110432557" text:style-name="L408">
        <text:list-item>
          <text:p text:style-name="P688">What is event bubbling and capturing?</text:p>
        </text:list-item>
        <text:list-item>
          <text:p text:style-name="P688">What is event delegation?</text:p>
        </text:list-item>
        <text:list-item>
          <text:p text:style-name="P688">What are synthetic events?</text:p>
        </text:list-item>
      </text:list>
      <text:h text:style-name="P705" text:outline-level="1">4. What is Event Bubbling and Capturing?</text:h>
      <text:h text:style-name="P706" text:outline-level="2">Event Propagation (Big Picture)</text:h>
      <text:p text:style-name="P185">When an event happens in the browser, it <text:span text:style-name="Strong_20_Emphasis">does not fire at only one element</text:span>.<text:line-break/>It <text:span text:style-name="Strong_20_Emphasis">travels through the DOM tree in phases</text:span>.</text:p>
      <text:p text:style-name="P185">There are <text:span text:style-name="Strong_20_Emphasis">3 phases</text:span>:</text:p>
      <text:p text:style-name="P184"><text:span text:style-name="Source_20_Text">1. Capturing (Trickling down)</text:span></text:p>
      <text:p text:style-name="P189"><text:span text:style-name="Source_20_Text">2. Target</text:span></text:p>
      <text:p text:style-name="P189"><text:span text:style-name="Source_20_Text">3. Bubbling (Bubbling up)</text:span></text:p>
      <text:p text:style-name="P187"/>
      <text:h text:style-name="P706" text:outline-level="2">Event Capturing (Capture Phase)</text:h>
      <text:list text:style-name="L422">
        <text:list-item>
          <text:p text:style-name="P707">Event travels <text:span text:style-name="Strong_20_Emphasis">from root → target</text:span></text:p>
        </text:list-item>
        <text:list-item>
          <text:p text:style-name="P707">Also called <text:span text:style-name="Strong_20_Emphasis">trickling phase</text:span></text:p>
        </text:list-item>
        <text:list-item>
          <text:p text:style-name="P707">Disabled by default</text:p>
        </text:list-item>
      </text:list>
      <text:p text:style-name="P184"><text:span text:style-name="Source_20_Text">element.addEventListener("click", handler, true);</text:span></text:p>
      <text:h text:style-name="P186" text:outline-level="3"><text:soft-page-break/>Internal Flow</text:h>
      <text:p text:style-name="P184"><text:span text:style-name="Source_20_Text">window → document → html → body → div → button</text:span></text:p>
      <text:p text:style-name="P185">Handler runs <text:span text:style-name="Strong_20_Emphasis">before</text:span> target’s handler.</text:p>
      <text:p text:style-name="P187"/>
      <text:h text:style-name="P706" text:outline-level="2">Event Bubbling (Bubble Phase)</text:h>
      <text:list text:style-name="L423">
        <text:list-item>
          <text:p text:style-name="P708">Event travels <text:span text:style-name="Strong_20_Emphasis">from target → root</text:span></text:p>
        </text:list-item>
        <text:list-item>
          <text:p text:style-name="P708">Enabled by default</text:p>
        </text:list-item>
        <text:list-item>
          <text:p text:style-name="P708">Most event handling relies on bubbling</text:p>
        </text:list-item>
      </text:list>
      <text:p text:style-name="P184"><text:span text:style-name="Source_20_Text">element.addEventListener("click", handler);</text:span></text:p>
      <text:h text:style-name="P186" text:outline-level="3">Internal Flow</text:h>
      <text:p text:style-name="P184"><text:span text:style-name="Source_20_Text">button → div → body → html → document → window</text:span></text:p>
      <text:p text:style-name="P187"/>
      <text:h text:style-name="P706" text:outline-level="2">Target Phase</text:h>
      <text:list text:style-name="L424">
        <text:list-item>
          <text:p text:style-name="P709">Event reaches the <text:span text:style-name="Strong_20_Emphasis">actual element</text:span></text:p>
        </text:list-item>
        <text:list-item>
          <text:p text:style-name="P709">Both capture &amp; bubble handlers may run here</text:p>
        </text:list-item>
      </text:list>
      <text:p text:style-name="P187"/>
      <text:h text:style-name="P706" text:outline-level="2">Why Event Propagation Exists</text:h>
      <text:list text:style-name="L425">
        <text:list-item>
          <text:p text:style-name="P710">Enables <text:span text:style-name="Strong_20_Emphasis">event delegation</text:span></text:p>
        </text:list-item>
        <text:list-item>
          <text:p text:style-name="P710">Allows <text:span text:style-name="Strong_20_Emphasis">parent interception</text:span></text:p>
        </text:list-item>
        <text:list-item>
          <text:p text:style-name="P710">Reduces memory usage</text:p>
        </text:list-item>
        <text:list-item>
          <text:p text:style-name="P710">Centralized event handling</text:p>
        </text:list-item>
      </text:list>
      <text:p text:style-name="P187"/>
      <text:h text:style-name="P706" text:outline-level="2">stopPropagation vs stopImmediatePropagation</text:h>
      <text:p text:style-name="P184"><text:span text:style-name="Source_20_Text">e.stopPropagation(); // stops bubbling/capturing</text:span></text:p>
      <text:p text:style-name="P189"><text:span text:style-name="Source_20_Text">e.stopImmediatePropagation(); // stops other handlers too</text:span></text:p>
      <text:p text:style-name="P187"/>
      <text:h text:style-name="P188" text:outline-level="1">5. What is Event Delegation?</text:h>
      <text:h text:style-name="P706" text:outline-level="2">Definition</text:h>
      <text:p text:style-name="P185"><text:span text:style-name="Strong_20_Emphasis">Event delegation</text:span> is a technique where you attach <text:span text:style-name="Strong_20_Emphasis">one event listener to a parent element</text:span> and handle events for <text:span text:style-name="Strong_20_Emphasis">multiple child elements</text:span> using event bubbling.</text:p>
      <text:p text:style-name="P187"><text:soft-page-break/></text:p>
      <text:h text:style-name="P706" text:outline-level="2">Why It Works (Internals)</text:h>
      <text:list text:style-name="L426">
        <text:list-item>
          <text:p text:style-name="P711">Events bubble upward</text:p>
        </text:list-item>
        <text:list-item>
          <text:p text:style-name="P711"><text:span text:style-name="Source_20_Text">event.target</text:span> points to actual source</text:p>
        </text:list-item>
        <text:list-item>
          <text:p text:style-name="P711">Parent can inspect and act</text:p>
        </text:list-item>
      </text:list>
      <text:p text:style-name="P187"/>
      <text:h text:style-name="P706" text:outline-level="2">Example</text:h>
      <text:p text:style-name="P184"><text:span text:style-name="Source_20_Text">document.querySelector("#list").addEventListener("click", (e) =&gt; {</text:span></text:p>
      <text:p text:style-name="P189"><text:span text:style-name="Source_20_Text"><text:s text:c="2"/>if (e.target.tagName === "LI") {</text:span></text:p>
      <text:p text:style-name="P189"><text:span text:style-name="Source_20_Text"><text:s text:c="4"/>console.log(e.target.textContent);</text:span></text:p>
      <text:p text:style-name="P189"><text:span text:style-name="Source_20_Text"><text:s text:c="2"/>}</text:span></text:p>
      <text:p text:style-name="P189"><text:span text:style-name="Source_20_Text">});</text:span></text:p>
      <text:p text:style-name="P184"><text:span text:style-name="Source_20_Text">&lt;ul id="list"&gt;</text:span></text:p>
      <text:p text:style-name="P189"><text:span text:style-name="Source_20_Text"><text:s text:c="2"/>&lt;li&gt;One&lt;/li&gt;</text:span></text:p>
      <text:p text:style-name="P189"><text:span text:style-name="Source_20_Text"><text:s text:c="2"/>&lt;li&gt;Two&lt;/li&gt;</text:span></text:p>
      <text:p text:style-name="P189"><text:span text:style-name="Source_20_Text">&lt;/ul&gt;</text:span></text:p>
      <text:p text:style-name="P187"/>
      <text:h text:style-name="P706" text:outline-level="2">Advantages</text:h>
      <text:list text:style-name="L427">
        <text:list-item>
          <text:p text:style-name="P712">Fewer event listeners</text:p>
        </text:list-item>
        <text:list-item>
          <text:p text:style-name="P712">Better performance</text:p>
        </text:list-item>
        <text:list-item>
          <text:p text:style-name="P712">Handles dynamically added elements</text:p>
        </text:list-item>
        <text:list-item>
          <text:p text:style-name="P712">Lower memory footprint</text:p>
        </text:list-item>
      </text:list>
      <text:p text:style-name="P187"/>
      <text:h text:style-name="P706" text:outline-level="2">Real-World Usage</text:h>
      <text:list text:style-name="L428">
        <text:list-item>
          <text:p text:style-name="P713">Menus</text:p>
        </text:list-item>
        <text:list-item>
          <text:p text:style-name="P713">Tables</text:p>
        </text:list-item>
        <text:list-item>
          <text:p text:style-name="P713">Infinite lists</text:p>
        </text:list-item>
        <text:list-item>
          <text:p text:style-name="P713">Frameworks (React, Angular)</text:p>
        </text:list-item>
      </text:list>
      <text:p text:style-name="P187"/>
      <text:h text:style-name="P706" text:outline-level="2">Common Mistake</text:h>
      <text:p text:style-name="P184"><text:span text:style-name="Source_20_Text">e.currentTarget !== e.target</text:span></text:p>
      <text:list text:style-name="L429">
        <text:list-item>
          <text:p text:style-name="P714"><text:soft-page-break/><text:span text:style-name="Source_20_Text">target</text:span> → element clicked</text:p>
        </text:list-item>
        <text:list-item>
          <text:p text:style-name="P714"><text:span text:style-name="Source_20_Text">currentTarget</text:span> → listener attached element</text:p>
        </text:list-item>
      </text:list>
      <text:p text:style-name="P187"/>
      <text:h text:style-name="P188" text:outline-level="1">6. What are Synthetic Events?</text:h>
      <text:h text:style-name="P706" text:outline-level="2">Definition</text:h>
      <text:p text:style-name="P185"><text:span text:style-name="Strong_20_Emphasis">Synthetic events</text:span> are <text:span text:style-name="Strong_20_Emphasis">cross-browser wrapper objects</text:span> created by libraries (like React) that <text:span text:style-name="Strong_20_Emphasis">normalize native browser events</text:span> and manage them through a <text:span text:style-name="Strong_20_Emphasis">single event system</text:span>.</text:p>
      <text:p text:style-name="P187"/>
      <text:h text:style-name="P706" text:outline-level="2">Why Synthetic Events Exist</text:h>
      <text:p text:style-name="P185">Problems with native events:</text:p>
      <text:list text:style-name="L430">
        <text:list-item>
          <text:p text:style-name="P715">Browser inconsistencies</text:p>
        </text:list-item>
        <text:list-item>
          <text:p text:style-name="P715">Memory overhead</text:p>
        </text:list-item>
        <text:list-item>
          <text:p text:style-name="P715">Multiple listeners</text:p>
        </text:list-item>
        <text:list-item>
          <text:p text:style-name="P715">Event leaks</text:p>
        </text:list-item>
      </text:list>
      <text:p text:style-name="P187"/>
      <text:h text:style-name="P706" text:outline-level="2">How React Handles Events (Internals)</text:h>
      <text:p text:style-name="P184"><text:span text:style-name="Source_20_Text">DOM Event</text:span></text:p>
      <text:p text:style-name="P189"><text:span text:style-name="Source_20_Text"><text:s/>↓</text:span></text:p>
      <text:p text:style-name="P189"><text:span text:style-name="Source_20_Text">Single Listener on document</text:span></text:p>
      <text:p text:style-name="P189"><text:span text:style-name="Source_20_Text"><text:s/>↓</text:span></text:p>
      <text:p text:style-name="P189"><text:span text:style-name="Source_20_Text">Synthetic Event Object</text:span></text:p>
      <text:p text:style-name="P189"><text:span text:style-name="Source_20_Text"><text:s/>↓</text:span></text:p>
      <text:p text:style-name="P189"><text:span text:style-name="Source_20_Text">Component Handler</text:span></text:p>
      <text:p text:style-name="P185">React:</text:p>
      <text:list text:style-name="L431">
        <text:list-item>
          <text:p text:style-name="P716">Attaches <text:span text:style-name="Strong_20_Emphasis">one listener per event type</text:span></text:p>
        </text:list-item>
        <text:list-item>
          <text:p text:style-name="P716">Uses <text:span text:style-name="Strong_20_Emphasis">event delegation</text:span></text:p>
        </text:list-item>
        <text:list-item>
          <text:p text:style-name="P716">Creates a synthetic event object</text:p>
        </text:list-item>
      </text:list>
      <text:p text:style-name="P187"/>
      <text:h text:style-name="P706" text:outline-level="2">Example (React)</text:h>
      <text:p text:style-name="P184"><text:span text:style-name="Source_20_Text">&lt;button onClick={handleClick}&gt;Click&lt;/button&gt;</text:span></text:p>
      <text:p text:style-name="P185"><text:soft-page-break/><text:span text:style-name="Source_20_Text">handleClick</text:span> receives:</text:p>
      <text:p text:style-name="P184"><text:span text:style-name="Source_20_Text">SyntheticEvent</text:span></text:p>
      <text:p text:style-name="P185">Not a native event.</text:p>
      <text:p text:style-name="P187"/>
      <text:h text:style-name="P706" text:outline-level="2">Event Pooling (Important Internals)</text:h>
      <text:p text:style-name="P185">Older React versions:</text:p>
      <text:list text:style-name="L432">
        <text:list-item>
          <text:p text:style-name="P717">Reused event objects</text:p>
        </text:list-item>
        <text:list-item>
          <text:p text:style-name="P717">Nullified properties after callback</text:p>
        </text:list-item>
      </text:list>
      <text:p text:style-name="P184"><text:span text:style-name="Source_20_Text">e.persist(); // disable pooling</text:span></text:p>
      <text:p text:style-name="P185">(Newer React versions removed pooling, but concept still asked)</text:p>
      <text:p text:style-name="P187"/>
      <text:h text:style-name="P706" text:outline-level="2">Synthetic vs Native Event</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Feature</text:p>
            </table:table-cell>
            <table:table-cell table:style-name="Table30.A1" office:value-type="string">
              <text:p text:style-name="Table_20_Heading">Native Event</text:p>
            </table:table-cell>
            <table:table-cell table:style-name="Table30.A1" office:value-type="string">
              <text:p text:style-name="Table_20_Heading">Synthetic Event</text:p>
            </table:table-cell>
          </table:table-row>
        </table:table-header-rows>
        <table:table-row>
          <table:table-cell table:style-name="Table30.A1" office:value-type="string">
            <text:p text:style-name="Table_20_Contents">Browser specific</text:p>
          </table:table-cell>
          <table:table-cell table:style-name="Table30.A1" office:value-type="string">
            <text:p text:style-name="Table_20_Contents">Yes</text:p>
          </table:table-cell>
          <table:table-cell table:style-name="Table30.A1" office:value-type="string">
            <text:p text:style-name="Table_20_Contents">No</text:p>
          </table:table-cell>
        </table:table-row>
        <table:table-row>
          <table:table-cell table:style-name="Table30.A1" office:value-type="string">
            <text:p text:style-name="Table_20_Contents">Delegated</text:p>
          </table:table-cell>
          <table:table-cell table:style-name="Table30.A1" office:value-type="string">
            <text:p text:style-name="Table_20_Contents">No</text:p>
          </table:table-cell>
          <table:table-cell table:style-name="Table30.A1" office:value-type="string">
            <text:p text:style-name="Table_20_Contents">Yes</text:p>
          </table:table-cell>
        </table:table-row>
        <table:table-row>
          <table:table-cell table:style-name="Table30.A1" office:value-type="string">
            <text:p text:style-name="Table_20_Contents">Pooling</text:p>
          </table:table-cell>
          <table:table-cell table:style-name="Table30.A1" office:value-type="string">
            <text:p text:style-name="Table_20_Contents">No</text:p>
          </table:table-cell>
          <table:table-cell table:style-name="Table30.A1" office:value-type="string">
            <text:p text:style-name="Table_20_Contents">Yes (older React)</text:p>
          </table:table-cell>
        </table:table-row>
        <table:table-row>
          <table:table-cell table:style-name="Table30.A1" office:value-type="string">
            <text:p text:style-name="Table_20_Contents">Performance</text:p>
          </table:table-cell>
          <table:table-cell table:style-name="Table30.A1" office:value-type="string">
            <text:p text:style-name="Table_20_Contents">Lower</text:p>
          </table:table-cell>
          <table:table-cell table:style-name="Table30.A1" office:value-type="string">
            <text:p text:style-name="Table_20_Contents">Optimized</text:p>
          </table:table-cell>
        </table:table-row>
      </table:table>
      <text:p text:style-name="P187"/>
      <text:h text:style-name="P706" text:outline-level="2">Interview One-Line Summary</text:h>
      <text:p text:style-name="P194">Event bubbling and capturing define how events travel through the DOM, event delegation leverages bubbling to handle multiple elements efficiently, and synthetic events are framework-level abstractions that normalize and optimize native browser events.</text:p>
      <text:p text:style-name="P187"/>
      <text:p text:style-name="P185">If you want next:</text:p>
      <text:list text:style-name="L433">
        <text:list-item>
          <text:p text:style-name="P718">🔥 <text:span text:style-name="Source_20_Text">preventDefault</text:span> vs <text:span text:style-name="Source_20_Text">stopPropagation</text:span></text:p>
        </text:list-item>
        <text:list-item>
          <text:p text:style-name="P718">🔥 Passive listeners</text:p>
        </text:list-item>
        <text:list-item>
          <text:p text:style-name="P718">🔥 Event loop + events</text:p>
        </text:list-item>
        <text:list-item>
          <text:p text:style-name="P718">🔥 React event internals</text:p>
        </text:list-item>
      </text:list>
      <text:p text:style-name="P185">Just say <text:span text:style-name="Strong_20_Emphasis">“next event internals”</text:span> 🚀</text:p>
      <text:p text:style-name="P183"/>
      <text:list xml:id="list231113853071034" text:continue-list="list231114761381126" text:style-name="L408">
        <text:list-item>
          <text:p text:style-name="P688">How does <text:span text:style-name="Source_20_Text">addEventListener</text:span> work?</text:p>
        </text:list-item>
        <text:list-item>
          <text:p text:style-name="P688">Difference between inline event handlers and listeners.</text:p>
        </text:list-item>
        <text:list-item>
          <text:p text:style-name="P688"><text:soft-page-break/>What is the difference between <text:span text:style-name="Source_20_Text">innerHTML</text:span>, <text:span text:style-name="Source_20_Text">innerText</text:span>, and <text:span text:style-name="Source_20_Text">textContent</text:span>?</text:p>
        </text:list-item>
      </text:list>
      <text:h text:style-name="P255" text:outline-level="1">7. How does <text:span text:style-name="Source_20_Text">addEventListener</text:span> work?</text:h>
      <text:h text:style-name="P539" text:outline-level="2">High-Level Definition</text:h>
      <text:p text:style-name="P256"><text:span text:style-name="Source_20_Text">addEventListener</text:span> registers a <text:span text:style-name="Strong_20_Emphasis">callback function</text:span> with the browser’s <text:span text:style-name="Strong_20_Emphasis">event system</text:span>, telling the browser to invoke that function <text:span text:style-name="Strong_20_Emphasis">when a specific event occurs on a specific target during a specific phase</text:span>.</text:p>
      <text:p text:style-name="P258"/>
      <text:h text:style-name="P539" text:outline-level="2">What Happens Internally (Step-by-Step)</text:h>
      <text:list text:style-name="L434">
        <text:list-item>
          <text:p text:style-name="P719">Browser parses JS and registers listener</text:p>
        </text:list-item>
        <text:list-item>
          <text:p text:style-name="P719">Listener is stored in an <text:span text:style-name="Strong_20_Emphasis">internal event listener list</text:span></text:p>
        </text:list-item>
        <text:list-item>
          <text:p text:style-name="P719">Listener is associated with:</text:p>
          <text:list>
            <text:list-item>
              <text:p text:style-name="P719">Event type (<text:span text:style-name="Source_20_Text">click</text:span>)</text:p>
            </text:list-item>
            <text:list-item>
              <text:p text:style-name="P719">Target (<text:span text:style-name="Source_20_Text">button</text:span>)</text:p>
            </text:list-item>
            <text:list-item>
              <text:p text:style-name="P719">Phase (capture or bubble)</text:p>
            </text:list-item>
          </text:list>
        </text:list-item>
        <text:list-item>
          <text:p text:style-name="P719">When event fires:</text:p>
          <text:list>
            <text:list-item>
              <text:p text:style-name="P719">Browser creates an <text:span text:style-name="Strong_20_Emphasis">Event object</text:span></text:p>
            </text:list-item>
            <text:list-item>
              <text:p text:style-name="P719">Event propagates through DOM phases</text:p>
            </text:list-item>
            <text:list-item>
              <text:p text:style-name="P719">Matching listeners are invoked</text:p>
            </text:list-item>
          </text:list>
        </text:list-item>
      </text:list>
      <text:p text:style-name="P262"><text:span text:style-name="Source_20_Text">Event occurs</text:span></text:p>
      <text:p text:style-name="P263"><text:span text:style-name="Source_20_Text"><text:s/>→ Event object created</text:span></text:p>
      <text:p text:style-name="P263"><text:span text:style-name="Source_20_Text"><text:s/>→ Capture phase listeners</text:span></text:p>
      <text:p text:style-name="P263"><text:span text:style-name="Source_20_Text"><text:s/>→ Target phase</text:span></text:p>
      <text:p text:style-name="P263"><text:span text:style-name="Source_20_Text"><text:s/>→ Bubble phase listeners</text:span></text:p>
      <text:p text:style-name="P258"/>
      <text:h text:style-name="P539" text:outline-level="2">Internal Listener Registry (Conceptual)</text:h>
      <text:p text:style-name="P262"><text:span text:style-name="Source_20_Text">Element</text:span></text:p>
      <text:p text:style-name="P263"><text:span text:style-name="Source_20_Text"><text:s/>└── listeners</text:span></text:p>
      <text:p text:style-name="P263"><text:span text:style-name="Source_20_Text"><text:s text:c="6"/>├── click → [fn1, fn2]</text:span></text:p>
      <text:p text:style-name="P263"><text:span text:style-name="Source_20_Text"><text:s text:c="6"/>├── mouseover → [fn3]</text:span></text:p>
      <text:p text:style-name="P258"/>
      <text:h text:style-name="P539" text:outline-level="2"><text:soft-page-break/>Syntax and Options</text:h>
      <text:p text:style-name="P262"><text:span text:style-name="Source_20_Text">element.addEventListener("click", handler, {</text:span></text:p>
      <text:p text:style-name="P263"><text:span text:style-name="Source_20_Text"><text:s text:c="2"/>capture: false,</text:span></text:p>
      <text:p text:style-name="P263"><text:span text:style-name="Source_20_Text"><text:s text:c="2"/>once: false,</text:span></text:p>
      <text:p text:style-name="P263"><text:span text:style-name="Source_20_Text"><text:s text:c="2"/>passive: false</text:span></text:p>
      <text:p text:style-name="P263"><text:span text:style-name="Source_20_Text">});</text:span></text:p>
      <text:h text:style-name="P266" text:outline-level="3">Important Options</text:h>
      <text:list text:style-name="L435">
        <text:list-item>
          <text:p text:style-name="P720"><text:span text:style-name="Source_20_Text">capture</text:span> → run in capture phase</text:p>
        </text:list-item>
        <text:list-item>
          <text:p text:style-name="P720"><text:span text:style-name="Source_20_Text">once</text:span> → auto-remove after first call</text:p>
        </text:list-item>
        <text:list-item>
          <text:p text:style-name="P720"><text:span text:style-name="Source_20_Text">passive</text:span> → improves scroll performance</text:p>
        </text:list-item>
      </text:list>
      <text:p text:style-name="P258"/>
      <text:h text:style-name="P539" text:outline-level="2">Why <text:span text:style-name="Source_20_Text">addEventListener</text:span> Is Better</text:h>
      <text:list text:style-name="L436">
        <text:list-item>
          <text:p text:style-name="P721">Multiple handlers allowed</text:p>
        </text:list-item>
        <text:list-item>
          <text:p text:style-name="P721">Fine-grained control</text:p>
        </text:list-item>
        <text:list-item>
          <text:p text:style-name="P721">Non-intrusive</text:p>
        </text:list-item>
        <text:list-item>
          <text:p text:style-name="P721">Better memory management</text:p>
        </text:list-item>
      </text:list>
      <text:p text:style-name="P258"/>
      <text:h text:style-name="P259" text:outline-level="1">8. Difference Between Inline Event Handlers and Event Listeners</text:h>
      <text:h text:style-name="P539" text:outline-level="2">Inline Event Handlers</text:h>
      <text:p text:style-name="P262"><text:span text:style-name="Source_20_Text">&lt;button onclick="handleClick()"&gt;Click&lt;/button&gt;</text:span></text:p>
      <text:h text:style-name="P266" text:outline-level="3">Internals</text:h>
      <text:list text:style-name="L437">
        <text:list-item>
          <text:p text:style-name="P722">Handler becomes a property on element</text:p>
        </text:list-item>
        <text:list-item>
          <text:p text:style-name="P722">Runs in global scope</text:p>
        </text:list-item>
        <text:list-item>
          <text:p text:style-name="P722">One handler per event</text:p>
        </text:list-item>
        <text:list-item>
          <text:p text:style-name="P722">Harder to maintain</text:p>
        </text:list-item>
      </text:list>
      <text:h text:style-name="P266" text:outline-level="3">Problems</text:h>
      <text:list text:style-name="L438">
        <text:list-item>
          <text:p text:style-name="P723">Mixes HTML &amp; JS</text:p>
        </text:list-item>
        <text:list-item>
          <text:p text:style-name="P723"><text:soft-page-break/>Poor separation of concerns</text:p>
        </text:list-item>
        <text:list-item>
          <text:p text:style-name="P723">Overrides previous handlers</text:p>
        </text:list-item>
      </text:list>
      <text:p text:style-name="P258"/>
      <text:h text:style-name="P539" text:outline-level="2">Event Listeners (<text:span text:style-name="Source_20_Text">addEventListener</text:span>)</text:h>
      <text:p text:style-name="P262"><text:span text:style-name="Source_20_Text">button.addEventListener("click", handleClick);</text:span></text:p>
      <text:h text:style-name="P266" text:outline-level="3">Internals</text:h>
      <text:list text:style-name="L439">
        <text:list-item>
          <text:p text:style-name="P724">Stored in browser event registry</text:p>
        </text:list-item>
        <text:list-item>
          <text:p text:style-name="P724">Supports multiple handlers</text:p>
        </text:list-item>
        <text:list-item>
          <text:p text:style-name="P724">Supports phases &amp; options</text:p>
        </text:list-item>
        <text:list-item>
          <text:p text:style-name="P724">Cleaner architecture</text:p>
        </text:list-item>
      </text:list>
      <text:p text:style-name="P258"/>
      <text:h text:style-name="P539" text:outline-level="2">Comparison Table</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Table_20_Heading">Feature</text:p>
            </table:table-cell>
            <table:table-cell table:style-name="Table31.A1" office:value-type="string">
              <text:p text:style-name="Table_20_Heading">Inline Handler</text:p>
            </table:table-cell>
            <table:table-cell table:style-name="Table31.A1" office:value-type="string">
              <text:p text:style-name="Table_20_Heading">addEventListener</text:p>
            </table:table-cell>
          </table:table-row>
        </table:table-header-rows>
        <table:table-row>
          <table:table-cell table:style-name="Table31.A1" office:value-type="string">
            <text:p text:style-name="Table_20_Contents">Multiple handlers</text:p>
          </table:table-cell>
          <table:table-cell table:style-name="Table31.A1" office:value-type="string">
            <text:p text:style-name="Table_20_Contents">❌</text:p>
          </table:table-cell>
          <table:table-cell table:style-name="Table31.A1" office:value-type="string">
            <text:p text:style-name="Table_20_Contents">✅</text:p>
          </table:table-cell>
        </table:table-row>
        <table:table-row>
          <table:table-cell table:style-name="Table31.A1" office:value-type="string">
            <text:p text:style-name="Table_20_Contents">Scope control</text:p>
          </table:table-cell>
          <table:table-cell table:style-name="Table31.A1" office:value-type="string">
            <text:p text:style-name="Table_20_Contents">Poor</text:p>
          </table:table-cell>
          <table:table-cell table:style-name="Table31.A1" office:value-type="string">
            <text:p text:style-name="Table_20_Contents">Good</text:p>
          </table:table-cell>
        </table:table-row>
        <table:table-row>
          <table:table-cell table:style-name="Table31.A1" office:value-type="string">
            <text:p text:style-name="Table_20_Contents">Separation of concerns</text:p>
          </table:table-cell>
          <table:table-cell table:style-name="Table31.A1" office:value-type="string">
            <text:p text:style-name="Table_20_Contents">❌</text:p>
          </table:table-cell>
          <table:table-cell table:style-name="Table31.A1" office:value-type="string">
            <text:p text:style-name="Table_20_Contents">✅</text:p>
          </table:table-cell>
        </table:table-row>
        <table:table-row>
          <table:table-cell table:style-name="Table31.A1" office:value-type="string">
            <text:p text:style-name="Table_20_Contents">Capture support</text:p>
          </table:table-cell>
          <table:table-cell table:style-name="Table31.A1" office:value-type="string">
            <text:p text:style-name="Table_20_Contents">❌</text:p>
          </table:table-cell>
          <table:table-cell table:style-name="Table31.A1" office:value-type="string">
            <text:p text:style-name="Table_20_Contents">✅</text:p>
          </table:table-cell>
        </table:table-row>
        <table:table-row>
          <table:table-cell table:style-name="Table31.A1" office:value-type="string">
            <text:p text:style-name="Table_20_Contents">Removal</text:p>
          </table:table-cell>
          <table:table-cell table:style-name="Table31.A1" office:value-type="string">
            <text:p text:style-name="Table_20_Contents">Hard</text:p>
          </table:table-cell>
          <table:table-cell table:style-name="Table31.A1" office:value-type="string">
            <text:p text:style-name="Table_20_Contents">Easy</text:p>
          </table:table-cell>
        </table:table-row>
      </table:table>
      <text:p text:style-name="P258"/>
      <text:h text:style-name="P539" text:outline-level="2">Interview Verdict</text:h>
      <text:p text:style-name="P547">Inline handlers are legacy and discouraged; <text:span text:style-name="Source_20_Text">addEventListener</text:span> is the standard and scalable approach.</text:p>
      <text:p text:style-name="P258"/>
      <text:h text:style-name="P259" text:outline-level="1">9. Difference Between <text:span text:style-name="Source_20_Text">innerHTML</text:span>, <text:span text:style-name="Source_20_Text">innerText</text:span>, and <text:span text:style-name="Source_20_Text">textContent</text:span></text:h>
      <text:h text:style-name="P539" text:outline-level="2"><text:span text:style-name="Source_20_Text">innerHTML</text:span></text:h>
      <text:p text:style-name="P262"><text:span text:style-name="Source_20_Text">element.innerHTML = "&lt;b&gt;Hello&lt;/b&gt;";</text:span></text:p>
      <text:h text:style-name="P266" text:outline-level="3">Internals</text:h>
      <text:list text:style-name="L440">
        <text:list-item>
          <text:p text:style-name="P725">Parses string as <text:span text:style-name="Strong_20_Emphasis">HTML</text:span></text:p>
        </text:list-item>
        <text:list-item>
          <text:p text:style-name="P725">Creates new DOM nodes</text:p>
        </text:list-item>
        <text:list-item>
          <text:p text:style-name="P725"><text:soft-page-break/>Triggers reflow &amp; repaint</text:p>
        </text:list-item>
        <text:list-item>
          <text:p text:style-name="P725">Security risk (XSS)</text:p>
        </text:list-item>
      </text:list>
      <text:h text:style-name="P266" text:outline-level="3">Use Case</text:h>
      <text:list text:style-name="L441">
        <text:list-item>
          <text:p text:style-name="P726">Injecting markup</text:p>
        </text:list-item>
      </text:list>
      <text:p text:style-name="P258"/>
      <text:h text:style-name="P539" text:outline-level="2"><text:span text:style-name="Source_20_Text">innerText</text:span></text:h>
      <text:p text:style-name="P262"><text:span text:style-name="Source_20_Text">element.innerText = "Hello";</text:span></text:p>
      <text:h text:style-name="P266" text:outline-level="3">Internals</text:h>
      <text:list text:style-name="L442">
        <text:list-item>
          <text:p text:style-name="P727">Respects CSS</text:p>
        </text:list-item>
        <text:list-item>
          <text:p text:style-name="P727">Triggers layout calculation</text:p>
        </text:list-item>
        <text:list-item>
          <text:p text:style-name="P727">Reads <text:span text:style-name="Strong_20_Emphasis">rendered text only</text:span></text:p>
        </text:list-item>
        <text:list-item>
          <text:p text:style-name="P727">Slower</text:p>
        </text:list-item>
      </text:list>
      <text:h text:style-name="P266" text:outline-level="3">Characteristics</text:h>
      <text:list text:style-name="L443">
        <text:list-item>
          <text:p text:style-name="P728">Hidden text ignored</text:p>
        </text:list-item>
        <text:list-item>
          <text:p text:style-name="P728">Line breaks based on layout</text:p>
        </text:list-item>
      </text:list>
      <text:p text:style-name="P258"/>
      <text:h text:style-name="P539" text:outline-level="2"><text:span text:style-name="Source_20_Text">textContent</text:span></text:h>
      <text:p text:style-name="P262"><text:span text:style-name="Source_20_Text">element.textContent = "Hello";</text:span></text:p>
      <text:h text:style-name="P266" text:outline-level="3">Internals</text:h>
      <text:list text:style-name="L444">
        <text:list-item>
          <text:p text:style-name="P729">Direct text node manipulation</text:p>
        </text:list-item>
        <text:list-item>
          <text:p text:style-name="P729">Ignores CSS</text:p>
        </text:list-item>
        <text:list-item>
          <text:p text:style-name="P729">No layout calculation</text:p>
        </text:list-item>
        <text:list-item>
          <text:p text:style-name="P729">Fastest</text:p>
        </text:list-item>
      </text:list>
      <text:h text:style-name="P266" text:outline-level="3">Characteristics</text:h>
      <text:list text:style-name="L445">
        <text:list-item>
          <text:p text:style-name="P730">Includes hidden text</text:p>
        </text:list-item>
        <text:list-item>
          <text:p text:style-name="P730">No HTML parsing</text:p>
        </text:list-item>
      </text:list>
      <text:p text:style-name="P258"/>
      <text:h text:style-name="P539" text:outline-level="2"><text:soft-page-break/>Performance Comparison</text:h>
      <table:table table:name="Table32" table:style-name="Table32">
        <table:table-column table:style-name="Table32.A"/>
        <table:table-column table:style-name="Table32.B"/>
        <table:table-column table:style-name="Table32.C"/>
        <table:table-column table:style-name="Table32.D"/>
        <table:table-header-rows>
          <table:table-row>
            <table:table-cell table:style-name="Table32.A1" office:value-type="string">
              <text:p text:style-name="Table_20_Heading">Property</text:p>
            </table:table-cell>
            <table:table-cell table:style-name="Table32.A1" office:value-type="string">
              <text:p text:style-name="Table_20_Heading">innerHTML</text:p>
            </table:table-cell>
            <table:table-cell table:style-name="Table32.A1" office:value-type="string">
              <text:p text:style-name="Table_20_Heading">innerText</text:p>
            </table:table-cell>
            <table:table-cell table:style-name="Table32.A1" office:value-type="string">
              <text:p text:style-name="Table_20_Heading">textContent</text:p>
            </table:table-cell>
          </table:table-row>
        </table:table-header-rows>
        <table:table-row>
          <table:table-cell table:style-name="Table32.A1" office:value-type="string">
            <text:p text:style-name="Table_20_Contents">Parses HTML</text:p>
          </table:table-cell>
          <table:table-cell table:style-name="Table32.A1" office:value-type="string">
            <text:p text:style-name="Table_20_Contents">✅</text:p>
          </table:table-cell>
          <table:table-cell table:style-name="Table32.A1" office:value-type="string">
            <text:p text:style-name="Table_20_Contents">❌</text:p>
          </table:table-cell>
          <table:table-cell table:style-name="Table32.A1" office:value-type="string">
            <text:p text:style-name="Table_20_Contents">❌</text:p>
          </table:table-cell>
        </table:table-row>
        <table:table-row>
          <table:table-cell table:style-name="Table32.A1" office:value-type="string">
            <text:p text:style-name="Table_20_Contents">Affects layout</text:p>
          </table:table-cell>
          <table:table-cell table:style-name="Table32.A1" office:value-type="string">
            <text:p text:style-name="Table_20_Contents">Yes</text:p>
          </table:table-cell>
          <table:table-cell table:style-name="Table32.A1" office:value-type="string">
            <text:p text:style-name="Table_20_Contents">Yes</text:p>
          </table:table-cell>
          <table:table-cell table:style-name="Table32.A1" office:value-type="string">
            <text:p text:style-name="Table_20_Contents">Minimal</text:p>
          </table:table-cell>
        </table:table-row>
        <table:table-row>
          <table:table-cell table:style-name="Table32.A1" office:value-type="string">
            <text:p text:style-name="Table_20_Contents">XSS risk</text:p>
          </table:table-cell>
          <table:table-cell table:style-name="Table32.A1" office:value-type="string">
            <text:p text:style-name="Table_20_Contents">High</text:p>
          </table:table-cell>
          <table:table-cell table:style-name="Table32.A1" office:value-type="string">
            <text:p text:style-name="Table_20_Contents">No</text:p>
          </table:table-cell>
          <table:table-cell table:style-name="Table32.A1" office:value-type="string">
            <text:p text:style-name="Table_20_Contents">No</text:p>
          </table:table-cell>
        </table:table-row>
        <table:table-row>
          <table:table-cell table:style-name="Table32.A1" office:value-type="string">
            <text:p text:style-name="Table_20_Contents">Speed</text:p>
          </table:table-cell>
          <table:table-cell table:style-name="Table32.A1" office:value-type="string">
            <text:p text:style-name="Table_20_Contents">Slow</text:p>
          </table:table-cell>
          <table:table-cell table:style-name="Table32.A1" office:value-type="string">
            <text:p text:style-name="Table_20_Contents">Slowest</text:p>
          </table:table-cell>
          <table:table-cell table:style-name="Table32.A1" office:value-type="string">
            <text:p text:style-name="Table_20_Contents">Fastest</text:p>
          </table:table-cell>
        </table:table-row>
      </table:table>
      <text:p text:style-name="P258"/>
      <text:h text:style-name="P539" text:outline-level="2">Real-World Best Practice</text:h>
      <text:list text:style-name="L446">
        <text:list-item>
          <text:p text:style-name="P731">Use <text:span text:style-name="Source_20_Text">textContent</text:span> for text</text:p>
        </text:list-item>
        <text:list-item>
          <text:p text:style-name="P731">Use <text:span text:style-name="Source_20_Text">innerHTML</text:span> only when necessary</text:p>
        </text:list-item>
        <text:list-item>
          <text:p text:style-name="P731">Avoid <text:span text:style-name="Source_20_Text">innerText</text:span> unless you need rendered text</text:p>
        </text:list-item>
      </text:list>
      <text:p text:style-name="P258"/>
      <text:h text:style-name="P539" text:outline-level="2">Interview One-Line Summary</text:h>
      <text:p text:style-name="P547"><text:span text:style-name="Source_20_Text">addEventListener</text:span> integrates with the browser’s event system, inline handlers are legacy and limited, and <text:span text:style-name="Source_20_Text">textContent</text:span> is the safest and fastest way to update text compared to <text:span text:style-name="Source_20_Text">innerText</text:span> and <text:span text:style-name="Source_20_Text">innerHTML</text:span>.</text:p>
      <text:p text:style-name="P258"/>
      <text:p text:style-name="P256">If you want next:</text:p>
      <text:list text:style-name="L447">
        <text:list-item>
          <text:p text:style-name="P732">🔥 Reflow vs repaint internals</text:p>
        </text:list-item>
        <text:list-item>
          <text:p text:style-name="P732">🔥 Event loop + DOM</text:p>
        </text:list-item>
        <text:list-item>
          <text:p text:style-name="P732">🔥 XSS &amp; DOM security</text:p>
        </text:list-item>
        <text:list-item>
          <text:p text:style-name="P732">🔥 Virtual DOM vs real DOM</text:p>
        </text:list-item>
      </text:list>
      <text:p text:style-name="P256">Just say <text:span text:style-name="Strong_20_Emphasis">“next DOM internals”</text:span> 🚀</text:p>
      <text:p text:style-name="P269"/>
      <text:list text:continue-list="list231113853071034" text:style-name="L408">
        <text:list-item>
          <text:p text:style-name="P688">How to create, append, and remove DOM elements dynamically?</text:p>
        </text:list-item>
        <text:list-item>
          <text:p text:style-name="P688">What is the shadow DOM?</text:p>
        </text:list-item>
        <text:list-item>
          <text:p text:style-name="P688">Explain custom elements / web components.</text:p>
        </text:list-item>
      </text:list>
      <text:h text:style-name="P255" text:outline-level="1"><text:soft-page-break/>10. How to Create, Append, and Remove DOM Elements Dynamically?</text:h>
      <text:h text:style-name="P539" text:outline-level="2">Creating Elements (Internals)</text:h>
      <text:p text:style-name="P262"><text:span text:style-name="Source_20_Text">const div = document.createElement("div");</text:span></text:p>
      <text:h text:style-name="P266" text:outline-level="3">What Happens Internally</text:h>
      <text:list text:style-name="L448">
        <text:list-item>
          <text:p text:style-name="P733">Browser creates an <text:span text:style-name="Strong_20_Emphasis">Element node (nodeType = 1)</text:span></text:p>
        </text:list-item>
        <text:list-item>
          <text:p text:style-name="P733">Node exists <text:span text:style-name="Strong_20_Emphasis">only in memory</text:span></text:p>
        </text:list-item>
        <text:list-item>
          <text:p text:style-name="P733">Not part of DOM tree yet</text:p>
        </text:list-item>
        <text:list-item>
          <text:p text:style-name="P733">No layout / paint triggered</text:p>
        </text:list-item>
      </text:list>
      <text:p text:style-name="P258"/>
      <text:h text:style-name="P539" text:outline-level="2">Adding Content</text:h>
      <text:p text:style-name="P262"><text:span text:style-name="Source_20_Text">div.textContent = "Hello";</text:span></text:p>
      <text:p text:style-name="P263"><text:span text:style-name="Source_20_Text">div.className = "box";</text:span></text:p>
      <text:p text:style-name="P263"><text:span text:style-name="Source_20_Text">div.setAttribute("data-id", "1");</text:span></text:p>
      <text:list text:style-name="L449">
        <text:list-item>
          <text:p text:style-name="P734">Modifies node properties</text:p>
        </text:list-item>
        <text:list-item>
          <text:p text:style-name="P734">Still no reflow until inserted into DOM</text:p>
        </text:list-item>
      </text:list>
      <text:p text:style-name="P258"/>
      <text:h text:style-name="P539" text:outline-level="2">Appending Elements</text:h>
      <text:h text:style-name="P266" text:outline-level="3"><text:span text:style-name="Source_20_Text">appendChild</text:span></text:h>
      <text:p text:style-name="P262"><text:span text:style-name="Source_20_Text">parent.appendChild(div);</text:span></text:p>
      <text:list text:style-name="L450">
        <text:list-item>
          <text:p text:style-name="P735">Moves node if already present</text:p>
        </text:list-item>
        <text:list-item>
          <text:p text:style-name="P735">Triggers <text:span text:style-name="Strong_20_Emphasis">reflow + repaint</text:span></text:p>
        </text:list-item>
        <text:list-item>
          <text:p text:style-name="P735">Returns appended node</text:p>
        </text:list-item>
      </text:list>
      <text:p text:style-name="P258"/>
      <text:h text:style-name="P266" text:outline-level="3"><text:span text:style-name="Source_20_Text">append</text:span></text:h>
      <text:p text:style-name="P262"><text:span text:style-name="Source_20_Text">parent.append(div, "text");</text:span></text:p>
      <text:list text:style-name="L451">
        <text:list-item>
          <text:p text:style-name="P736">Can append multiple nodes</text:p>
        </text:list-item>
        <text:list-item>
          <text:p text:style-name="P736">Accepts strings</text:p>
        </text:list-item>
        <text:list-item>
          <text:p text:style-name="P736">More flexible</text:p>
        </text:list-item>
      </text:list>
      <text:p text:style-name="P258"/>
      <text:h text:style-name="P539" text:outline-level="2"><text:soft-page-break/>Removing Elements</text:h>
      <text:h text:style-name="P266" text:outline-level="3"><text:span text:style-name="Source_20_Text">remove()</text:span></text:h>
      <text:p text:style-name="P262"><text:span text:style-name="Source_20_Text">div.remove();</text:span></text:p>
      <text:list text:style-name="L452">
        <text:list-item>
          <text:p text:style-name="P737">Detaches node from DOM</text:p>
        </text:list-item>
        <text:list-item>
          <text:p text:style-name="P737">Frees layout references</text:p>
        </text:list-item>
        <text:list-item>
          <text:p text:style-name="P737">JS references may still exist</text:p>
        </text:list-item>
      </text:list>
      <text:p text:style-name="P258"/>
      <text:h text:style-name="P266" text:outline-level="3"><text:span text:style-name="Source_20_Text">removeChild</text:span></text:h>
      <text:p text:style-name="P262"><text:span text:style-name="Source_20_Text">parent.removeChild(div);</text:span></text:p>
      <text:list text:style-name="L453">
        <text:list-item>
          <text:p text:style-name="P738">Requires parent reference</text:p>
        </text:list-item>
        <text:list-item>
          <text:p text:style-name="P738">Older API</text:p>
        </text:list-item>
      </text:list>
      <text:p text:style-name="P258"/>
      <text:h text:style-name="P539" text:outline-level="2">Performance Tip (Senior-Level)</text:h>
      <text:p text:style-name="P256">Use <text:span text:style-name="Strong_20_Emphasis">DocumentFragment</text:span> to batch DOM changes:</text:p>
      <text:p text:style-name="P262"><text:span text:style-name="Source_20_Text">const frag = document.createDocumentFragment();</text:span></text:p>
      <text:p text:style-name="P263"/>
      <text:p text:style-name="P263"><text:span text:style-name="Source_20_Text">for (let i = 0; i &lt; 1000; i++) {</text:span></text:p>
      <text:p text:style-name="P263"><text:span text:style-name="Source_20_Text"><text:s text:c="2"/>const li = document.createElement("li");</text:span></text:p>
      <text:p text:style-name="P263"><text:span text:style-name="Source_20_Text"><text:s text:c="2"/>frag.appendChild(li);</text:span></text:p>
      <text:p text:style-name="P263"><text:span text:style-name="Source_20_Text">}</text:span></text:p>
      <text:p text:style-name="P263"/>
      <text:p text:style-name="P263"><text:span text:style-name="Source_20_Text">ul.appendChild(frag);</text:span></text:p>
      <text:p text:style-name="P256">→ Single reflow instead of 1000</text:p>
      <text:p text:style-name="P258"/>
      <text:h text:style-name="P259" text:outline-level="1">11. What is the Shadow DOM?</text:h>
      <text:h text:style-name="P539" text:outline-level="2">Definition</text:h>
      <text:p text:style-name="P256"><text:span text:style-name="Strong_20_Emphasis">Shadow DOM</text:span> is a browser feature that allows developers to create a <text:span text:style-name="Strong_20_Emphasis">scoped, isolated DOM tree</text:span> attached to an element, preventing <text:span text:style-name="Strong_20_Emphasis">style and markup leakage</text:span>.</text:p>
      <text:p text:style-name="P258"/>
      <text:h text:style-name="P539" text:outline-level="2"><text:soft-page-break/>Why Shadow DOM Exists</text:h>
      <text:p text:style-name="P256">Problems it solves:</text:p>
      <text:list text:style-name="L454">
        <text:list-item>
          <text:p text:style-name="P739">Global CSS collisions</text:p>
        </text:list-item>
        <text:list-item>
          <text:p text:style-name="P739">Naming conflicts</text:p>
        </text:list-item>
        <text:list-item>
          <text:p text:style-name="P739">Unpredictable DOM structure</text:p>
        </text:list-item>
        <text:list-item>
          <text:p text:style-name="P739">Component encapsulation</text:p>
        </text:list-item>
      </text:list>
      <text:p text:style-name="P258"/>
      <text:h text:style-name="P539" text:outline-level="2">Creating Shadow DOM</text:h>
      <text:p text:style-name="P262"><text:span text:style-name="Source_20_Text">const shadowRoot = element.attachShadow({ mode: "open" });</text:span></text:p>
      <text:p text:style-name="P256">Modes:</text:p>
      <text:list text:style-name="L455">
        <text:list-item>
          <text:p text:style-name="P740"><text:span text:style-name="Source_20_Text">open</text:span> → accessible via <text:span text:style-name="Source_20_Text">element.shadowRoot</text:span></text:p>
        </text:list-item>
        <text:list-item>
          <text:p text:style-name="P740"><text:span text:style-name="Source_20_Text">closed</text:span> → fully encapsulated</text:p>
        </text:list-item>
      </text:list>
      <text:p text:style-name="P258"/>
      <text:h text:style-name="P539" text:outline-level="2">Internal Structure</text:h>
      <text:p text:style-name="P262"><text:span text:style-name="Source_20_Text">Host Element</text:span></text:p>
      <text:p text:style-name="P263"><text:span text:style-name="Source_20_Text"><text:s/>└── Shadow Root</text:span></text:p>
      <text:p text:style-name="P263"><text:span text:style-name="Source_20_Text"><text:s text:c="6"/>├── Shadow DOM tree</text:span></text:p>
      <text:p text:style-name="P263"><text:span text:style-name="Source_20_Text"><text:s text:c="6"/>└── Scoped styles</text:span></text:p>
      <text:p text:style-name="P258"/>
      <text:h text:style-name="P539" text:outline-level="2">Key Properties</text:h>
      <text:list text:style-name="L456">
        <text:list-item>
          <text:p text:style-name="P741">Styles inside shadow DOM <text:span text:style-name="Strong_20_Emphasis">do not leak out</text:span></text:p>
        </text:list-item>
        <text:list-item>
          <text:p text:style-name="P741">Outside styles <text:span text:style-name="Strong_20_Emphasis">cannot affect inside</text:span></text:p>
        </text:list-item>
        <text:list-item>
          <text:p text:style-name="P741">DOM querying is scoped</text:p>
        </text:list-item>
      </text:list>
      <text:p text:style-name="P262"><text:span text:style-name="Source_20_Text">shadowRoot.querySelector("button");</text:span></text:p>
      <text:p text:style-name="P258"/>
      <text:h text:style-name="P539" text:outline-level="2">Slots (Content Projection)</text:h>
      <text:p text:style-name="P262"><text:span text:style-name="Source_20_Text">&lt;slot&gt;&lt;/slot&gt;</text:span></text:p>
      <text:p text:style-name="P256">Allows external content insertion while maintaining encapsulation.</text:p>
      <text:p text:style-name="P258"/>
      <text:h text:style-name="P259" text:outline-level="1"><text:soft-page-break/>12. Explain Custom Elements / Web Components</text:h>
      <text:h text:style-name="P539" text:outline-level="2">What Are Web Components?</text:h>
      <text:p text:style-name="P256">Web Components are a <text:span text:style-name="Strong_20_Emphasis">set of browser-native APIs</text:span> for building <text:span text:style-name="Strong_20_Emphasis">reusable, encapsulated UI components</text:span>.</text:p>
      <text:p text:style-name="P256">They consist of:</text:p>
      <text:list text:style-name="L457">
        <text:list-item>
          <text:p text:style-name="P742">Custom Elements</text:p>
        </text:list-item>
        <text:list-item>
          <text:p text:style-name="P742">Shadow DOM</text:p>
        </text:list-item>
        <text:list-item>
          <text:p text:style-name="P742">HTML Templates</text:p>
        </text:list-item>
        <text:list-item>
          <text:p text:style-name="P742">Slots</text:p>
        </text:list-item>
      </text:list>
      <text:p text:style-name="P258"/>
      <text:h text:style-name="P539" text:outline-level="2">Custom Elements</text:h>
      <text:h text:style-name="P266" text:outline-level="3">Define a Custom Element</text:h>
      <text:p text:style-name="P262"><text:span text:style-name="Source_20_Text">class MyButton extends HTMLElement {</text:span></text:p>
      <text:p text:style-name="P263"><text:span text:style-name="Source_20_Text"><text:s text:c="2"/>connectedCallback() {</text:span></text:p>
      <text:p text:style-name="P263"><text:span text:style-name="Source_20_Text"><text:s text:c="4"/>this.innerHTML = "&lt;button&gt;Click&lt;/button&gt;";</text:span></text:p>
      <text:p text:style-name="P263"><text:span text:style-name="Source_20_Text"><text:s text:c="2"/>}</text:span></text:p>
      <text:p text:style-name="P263"><text:span text:style-name="Source_20_Text">}</text:span></text:p>
      <text:p text:style-name="P263"/>
      <text:p text:style-name="P263"><text:span text:style-name="Source_20_Text">customElements.define("my-button", MyButton);</text:span></text:p>
      <text:p text:style-name="P256">Rules:</text:p>
      <text:list text:style-name="L458">
        <text:list-item>
          <text:p text:style-name="P743">Must contain a hyphen (<text:span text:style-name="Source_20_Text">my-button</text:span>)</text:p>
        </text:list-item>
        <text:list-item>
          <text:p text:style-name="P743">Must extend <text:span text:style-name="Source_20_Text">HTMLElement</text:span> or subclass</text:p>
        </text:list-item>
      </text:list>
      <text:p text:style-name="P258"/>
      <text:h text:style-name="P539" text:outline-level="2">Lifecycle Callbacks (Internals)</text:h>
      <text:p text:style-name="P262"><text:span text:style-name="Source_20_Text">connectedCallback() <text:s text:c="5"/>// added to DOM</text:span></text:p>
      <text:p text:style-name="P263"><text:span text:style-name="Source_20_Text">disconnectedCallback() <text:s text:c="2"/>// removed</text:span></text:p>
      <text:p text:style-name="P263"><text:span text:style-name="Source_20_Text">attributeChangedCallback()</text:span></text:p>
      <text:p text:style-name="P263"><text:span text:style-name="Source_20_Text">adoptedCallback()</text:span></text:p>
      <text:p text:style-name="P256">Browser invokes these automatically.</text:p>
      <text:p text:style-name="P258"><text:soft-page-break/></text:p>
      <text:h text:style-name="P539" text:outline-level="2">Attributes Observation</text:h>
      <text:p text:style-name="P262"><text:span text:style-name="Source_20_Text">static get observedAttributes() {</text:span></text:p>
      <text:p text:style-name="P263"><text:span text:style-name="Source_20_Text"><text:s text:c="2"/>return ["title"];</text:span></text:p>
      <text:p text:style-name="P263"><text:span text:style-name="Source_20_Text">}</text:span></text:p>
      <text:p text:style-name="P256">Triggers <text:span text:style-name="Source_20_Text">attributeChangedCallback</text:span>.</text:p>
      <text:p text:style-name="P258"/>
      <text:h text:style-name="P539" text:outline-level="2">Combining with Shadow DOM</text:h>
      <text:p text:style-name="P262"><text:span text:style-name="Source_20_Text">class MyCard extends HTMLElement {</text:span></text:p>
      <text:p text:style-name="P263"><text:span text:style-name="Source_20_Text"><text:s text:c="2"/>constructor() {</text:span></text:p>
      <text:p text:style-name="P263"><text:span text:style-name="Source_20_Text"><text:s text:c="4"/>super();</text:span></text:p>
      <text:p text:style-name="P263"><text:span text:style-name="Source_20_Text"><text:s text:c="4"/>this.attachShadow({ mode: "open" });</text:span></text:p>
      <text:p text:style-name="P263"><text:span text:style-name="Source_20_Text"><text:s text:c="4"/>this.shadowRoot.innerHTML = `</text:span></text:p>
      <text:p text:style-name="P263"><text:span text:style-name="Source_20_Text"><text:s text:c="6"/>&lt;style&gt;p { color: red }&lt;/style&gt;</text:span></text:p>
      <text:p text:style-name="P263"><text:span text:style-name="Source_20_Text"><text:s text:c="6"/>&lt;p&gt;&lt;slot&gt;&lt;/slot&gt;&lt;/p&gt;</text:span></text:p>
      <text:p text:style-name="P263"><text:span text:style-name="Source_20_Text"><text:s text:c="4"/>`;</text:span></text:p>
      <text:p text:style-name="P263"><text:span text:style-name="Source_20_Text"><text:s text:c="2"/>}</text:span></text:p>
      <text:p text:style-name="P263"><text:span text:style-name="Source_20_Text">}</text:span></text:p>
      <text:p text:style-name="P258"/>
      <text:h text:style-name="P539" text:outline-level="2">Why Web Components Matter</text:h>
      <text:list text:style-name="L459">
        <text:list-item>
          <text:p text:style-name="P744">Framework-agnostic</text:p>
        </text:list-item>
        <text:list-item>
          <text:p text:style-name="P744">True encapsulation</text:p>
        </text:list-item>
        <text:list-item>
          <text:p text:style-name="P744">Browser-level performance</text:p>
        </text:list-item>
        <text:list-item>
          <text:p text:style-name="P744">Reusable across apps</text:p>
        </text:list-item>
      </text:list>
      <text:p text:style-name="P258"/>
      <text:h text:style-name="P539" text:outline-level="2">Web Components vs Frameworks</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Table_20_Heading">Aspect</text:p>
            </table:table-cell>
            <table:table-cell table:style-name="Table33.A1" office:value-type="string">
              <text:p text:style-name="Table_20_Heading">Web Components</text:p>
            </table:table-cell>
            <table:table-cell table:style-name="Table33.A1" office:value-type="string">
              <text:p text:style-name="Table_20_Heading">React</text:p>
            </table:table-cell>
          </table:table-row>
        </table:table-header-rows>
        <table:table-row>
          <table:table-cell table:style-name="Table33.A1" office:value-type="string">
            <text:p text:style-name="Table_20_Contents">Standard</text:p>
          </table:table-cell>
          <table:table-cell table:style-name="Table33.A1" office:value-type="string">
            <text:p text:style-name="Table_20_Contents">Native</text:p>
          </table:table-cell>
          <table:table-cell table:style-name="Table33.A1" office:value-type="string">
            <text:p text:style-name="Table_20_Contents">Library</text:p>
          </table:table-cell>
        </table:table-row>
        <table:table-row>
          <table:table-cell table:style-name="Table33.A1" office:value-type="string">
            <text:p text:style-name="Table_20_Contents">Encapsulation</text:p>
          </table:table-cell>
          <table:table-cell table:style-name="Table33.A1" office:value-type="string">
            <text:p text:style-name="Table_20_Contents">Strong</text:p>
          </table:table-cell>
          <table:table-cell table:style-name="Table33.A1" office:value-type="string">
            <text:p text:style-name="Table_20_Contents">Virtual</text:p>
          </table:table-cell>
        </table:table-row>
        <table:table-row>
          <table:table-cell table:style-name="Table33.A1" office:value-type="string">
            <text:p text:style-name="Table_20_Contents">Learning curve</text:p>
          </table:table-cell>
          <table:table-cell table:style-name="Table33.A1" office:value-type="string">
            <text:p text:style-name="Table_20_Contents">Medium</text:p>
          </table:table-cell>
          <table:table-cell table:style-name="Table33.A1" office:value-type="string">
            <text:p text:style-name="Table_20_Contents">Medium</text:p>
          </table:table-cell>
        </table:table-row>
        <table:table-row>
          <table:table-cell table:style-name="Table33.A1" office:value-type="string">
            <text:p text:style-name="Table_20_Contents">Tooling</text:p>
          </table:table-cell>
          <table:table-cell table:style-name="Table33.A1" office:value-type="string">
            <text:p text:style-name="Table_20_Contents">Minimal</text:p>
          </table:table-cell>
          <table:table-cell table:style-name="Table33.A1" office:value-type="string">
            <text:p text:style-name="Table_20_Contents">Rich</text:p>
          </table:table-cell>
        </table:table-row>
      </table:table>
      <text:p text:style-name="P258"/>
      <text:h text:style-name="P539" text:outline-level="2"><text:soft-page-break/>Interview One-Line Summary</text:h>
      <text:p text:style-name="P547">Dynamic DOM manipulation involves creating nodes in memory and inserting them efficiently, Shadow DOM provides true encapsulation at the browser level, and Web Components enable reusable, framework-agnostic UI using native APIs.</text:p>
      <text:p text:style-name="P258"/>
      <text:p text:style-name="P256">If you want next:</text:p>
      <text:list text:style-name="L460">
        <text:list-item>
          <text:p text:style-name="P745">🔥 DOM rendering pipeline (style → layout → paint)</text:p>
        </text:list-item>
        <text:list-item>
          <text:p text:style-name="P745">🔥 Virtual DOM internals</text:p>
        </text:list-item>
        <text:list-item>
          <text:p text:style-name="P745">🔥 Browser internals deep dive</text:p>
        </text:list-item>
        <text:list-item>
          <text:p text:style-name="P745">🔥 Security (XSS, CSP)</text:p>
        </text:list-item>
      </text:list>
      <text:p text:style-name="P256">Just say <text:span text:style-name="Strong_20_Emphasis">“next browser internals”</text:span> 🚀</text:p>
      <text:p text:style-name="P269"/>
      <text:h text:style-name="Heading_20_3" text:outline-level="3">🧩 Browser APIs</text:h>
      <text:list text:style-name="L461">
        <text:list-item>
          <text:p text:style-name="P746">What is <text:span text:style-name="Source_20_Text">localStorage</text:span>, <text:span text:style-name="Source_20_Text">sessionStorage</text:span>, and <text:span text:style-name="Source_20_Text">cookies</text:span>?</text:p>
        </text:list-item>
        <text:list-item>
          <text:p text:style-name="P746">What are service workers?</text:p>
        </text:list-item>
        <text:list-item>
          <text:p text:style-name="P746">What is the difference between <text:span text:style-name="Source_20_Text">fetch</text:span> and <text:span text:style-name="Source_20_Text">XMLHttpRequest</text:span>?</text:p>
        </text:list-item>
        <text:list-item>
          <text:p text:style-name="P746">How to handle CORS?</text:p>
        </text:list-item>
        <text:list-item>
          <text:p text:style-name="P746">What are web sockets?</text:p>
        </text:list-item>
        <text:list-item>
          <text:p text:style-name="P746">What is the <text:span text:style-name="Source_20_Text">Navigator</text:span> API?</text:p>
        </text:list-item>
        <text:list-item>
          <text:p text:style-name="P746">What are web workers and their use cases?</text:p>
        </text:list-item>
        <text:list-item>
          <text:p text:style-name="P746">What are Mutation Observers?</text:p>
        </text:list-item>
        <text:list-item>
          <text:p text:style-name="P746">What is the <text:span text:style-name="Source_20_Text">IntersectionObserver</text:span> API?</text:p>
        </text:list-item>
        <text:list-item>
          <text:p text:style-name="P746">Explain drag-and-drop API.</text:p>
        </text:list-item>
      </text:list>
      <text:p text:style-name="Horizontal_20_Line"/>
      <text:h text:style-name="Heading_20_2" text:outline-level="2">🔴 <text:span text:style-name="Strong_20_Emphasis">LEVEL 6: ADVANCED CONCEPTS</text:span></text:h>
      <text:h text:style-name="Heading_20_3" text:outline-level="3">🧠 Execution &amp; Internals</text:h>
      <text:list text:style-name="L462">
        <text:list-item>
          <text:p text:style-name="P747">How does JavaScript execute code?</text:p>
        </text:list-item>
        <text:list-item>
          <text:p text:style-name="P747">What is the difference between compilation and interpretation in JS engines?</text:p>
        </text:list-item>
        <text:list-item>
          <text:p text:style-name="P747">What is Just-In-Time (JIT) compilation?</text:p>
        </text:list-item>
        <text:list-item>
          <text:p text:style-name="P747"><text:soft-page-break/>How does V8 engine optimize code?</text:p>
        </text:list-item>
        <text:list-item>
          <text:p text:style-name="P747">What are memory leaks in JS and how to prevent them?</text:p>
        </text:list-item>
        <text:list-item>
          <text:p text:style-name="P747">What is garbage collection and how does it work?</text:p>
        </text:list-item>
        <text:list-item>
          <text:p text:style-name="P747">Explain hidden classes in V8.</text:p>
        </text:list-item>
        <text:list-item>
          <text:p text:style-name="P747">What is tail call optimization?</text:p>
        </text:list-item>
        <text:list-item>
          <text:p text:style-name="P747">Explain call by value vs call by reference.</text:p>
        </text:list-item>
        <text:list-item>
          <text:p text:style-name="P747">What happens when you pass objects as function arguments?</text:p>
        </text:list-item>
      </text:list>
      <text:h text:style-name="Heading_20_3" text:outline-level="3">⚙️ Design Patterns</text:h>
      <text:list text:style-name="L463">
        <text:list-item>
          <text:p text:style-name="P748">What are JavaScript design patterns?</text:p>
        </text:list-item>
        <text:list-item>
          <text:p text:style-name="P748">Explain the Module pattern.</text:p>
        </text:list-item>
        <text:list-item>
          <text:p text:style-name="P748">What is the Singleton pattern?</text:p>
        </text:list-item>
        <text:list-item>
          <text:p text:style-name="P748">What is the Observer pattern (like in events)?</text:p>
        </text:list-item>
        <text:list-item>
          <text:p text:style-name="P748">Explain Factory and Strategy patterns.</text:p>
        </text:list-item>
        <text:list-item>
          <text:p text:style-name="P748">What is the Proxy pattern?</text:p>
        </text:list-item>
        <text:list-item>
          <text:p text:style-name="P748">What is the Decorator pattern?</text:p>
        </text:list-item>
        <text:list-item>
          <text:p text:style-name="P748">Real-world examples of patterns in JS.</text:p>
        </text:list-item>
      </text:list>
      <text:h text:style-name="Heading_20_3" text:outline-level="3">🧰 Memory &amp; Performance</text:h>
      <text:list text:style-name="L464">
        <text:list-item>
          <text:p text:style-name="P749">What are memory leaks? How to detect them?</text:p>
        </text:list-item>
        <text:list-item>
          <text:p text:style-name="P749">How to optimize loops and DOM manipulation?</text:p>
        </text:list-item>
        <text:list-item>
          <text:p text:style-name="P749">What are web performance best practices in JS?</text:p>
        </text:list-item>
        <text:list-item>
          <text:p text:style-name="P749">Explain debouncing and throttling.</text:p>
        </text:list-item>
        <text:list-item>
          <text:p text:style-name="P749">What is lazy loading?</text:p>
        </text:list-item>
        <text:list-item>
          <text:p text:style-name="P749">What are service workers and caching strategies?</text:p>
        </text:list-item>
      </text:list>
      <text:p text:style-name="Horizontal_20_Line"/>
      <text:h text:style-name="Heading_20_2" text:outline-level="2">🟤 <text:span text:style-name="Strong_20_Emphasis">LEVEL 7: MODULES &amp; TOOLING</text:span></text:h>
      <text:list text:style-name="L465">
        <text:list-item>
          <text:p text:style-name="P750">What are ES6 modules?</text:p>
        </text:list-item>
        <text:list-item>
          <text:p text:style-name="P750">Difference between CommonJS and ES Modules.</text:p>
        </text:list-item>
        <text:list-item>
          <text:p text:style-name="P750">What is tree shaking?</text:p>
        </text:list-item>
        <text:list-item>
          <text:p text:style-name="P750">What is bundling and how tools like Webpack work?</text:p>
        </text:list-item>
        <text:list-item>
          <text:p text:style-name="P750"><text:soft-page-break/>What is transpiling (Babel)?</text:p>
        </text:list-item>
        <text:list-item>
          <text:p text:style-name="P750">Difference between minification and uglification.</text:p>
        </text:list-item>
        <text:list-item>
          <text:p text:style-name="P750">How do imports/exports work internally?</text:p>
        </text:list-item>
        <text:list-item>
          <text:p text:style-name="P750">What is dynamic import()?</text:p>
        </text:list-item>
        <text:list-item>
          <text:p text:style-name="P750">Explain code splitting.</text:p>
        </text:list-item>
        <text:list-item>
          <text:p text:style-name="P750">What is hot module replacement (HMR)?</text:p>
        </text:list-item>
      </text:list>
      <text:p text:style-name="Horizontal_20_Line"/>
      <text:h text:style-name="Heading_20_2" text:outline-level="2">⚫ <text:span text:style-name="Strong_20_Emphasis">LEVEL 8: SECURITY &amp; NETWORKING</text:span></text:h>
      <text:list text:style-name="L466">
        <text:list-item>
          <text:p text:style-name="P751">What is XSS (Cross-site scripting)?</text:p>
        </text:list-item>
        <text:list-item>
          <text:p text:style-name="P751">What is CSRF?</text:p>
        </text:list-item>
        <text:list-item>
          <text:p text:style-name="P751">What are CORS policies?</text:p>
        </text:list-item>
        <text:list-item>
          <text:p text:style-name="P751">What is same-origin policy?</text:p>
        </text:list-item>
        <text:list-item>
          <text:p text:style-name="P751">How to secure JWTs in browser?</text:p>
        </text:list-item>
        <text:list-item>
          <text:p text:style-name="P751">What is HTTPS and how does it affect JS code?</text:p>
        </text:list-item>
        <text:list-item>
          <text:p text:style-name="P751">What is Content Security Policy (CSP)?</text:p>
        </text:list-item>
        <text:list-item>
          <text:p text:style-name="P751">What are cookies with HttpOnly and Secure flags?</text:p>
        </text:list-item>
      </text:list>
      <text:p text:style-name="Horizontal_20_Line"/>
      <text:h text:style-name="Heading_20_2" text:outline-level="2">⚪ <text:span text:style-name="Strong_20_Emphasis">LEVEL 9: TESTING &amp; DEBUGGING</text:span></text:h>
      <text:list text:style-name="L467">
        <text:list-item>
          <text:p text:style-name="P752">How to debug JavaScript code in browser?</text:p>
        </text:list-item>
        <text:list-item>
          <text:p text:style-name="P752">What are breakpoints and watch expressions?</text:p>
        </text:list-item>
        <text:list-item>
          <text:p text:style-name="P752">How to use <text:span text:style-name="Source_20_Text">console.*</text:span> methods effectively?</text:p>
        </text:list-item>
        <text:list-item>
          <text:p text:style-name="P752">What is unit testing in JS?</text:p>
        </text:list-item>
        <text:list-item>
          <text:p text:style-name="P752">Difference between Jest, Mocha, Jasmine, and Cypress.</text:p>
        </text:list-item>
        <text:list-item>
          <text:p text:style-name="P752">What are spies, stubs, and mocks?</text:p>
        </text:list-item>
        <text:list-item>
          <text:p text:style-name="P752">What is TDD (Test Driven Development)?</text:p>
        </text:list-item>
      </text:list>
      <text:p text:style-name="Horizontal_20_Line"/>
      <text:h text:style-name="Heading_20_2" text:outline-level="2"><text:soft-page-break/>🟢 <text:span text:style-name="Strong_20_Emphasis">LEVEL 10: FRAMEWORK-RELATED (for senior JS devs)</text:span></text:h>
      <text:h text:style-name="Heading_20_3" text:outline-level="3">React / Node (Core JS concepts used)</text:h>
      <text:list text:style-name="L468">
        <text:list-item>
          <text:p text:style-name="P753">What is Virtual DOM and how it relates to JS?</text:p>
        </text:list-item>
        <text:list-item>
          <text:p text:style-name="P753">How does React batch state updates?</text:p>
        </text:list-item>
        <text:list-item>
          <text:p text:style-name="P753">What is hydration?</text:p>
        </text:list-item>
        <text:list-item>
          <text:p text:style-name="P753">What is event delegation in React?</text:p>
        </text:list-item>
        <text:list-item>
          <text:p text:style-name="P753">How does Node.js event loop differ from browser?</text:p>
        </text:list-item>
        <text:list-item>
          <text:p text:style-name="P753">What are streams in Node.js?</text:p>
        </text:list-item>
        <text:list-item>
          <text:p text:style-name="P753">What is process.nextTick() vs setImmediate()?</text:p>
        </text:list-item>
        <text:list-item>
          <text:p text:style-name="P753">How does async I/O work in Node?</text:p>
        </text:list-item>
        <text:list-item>
          <text:p text:style-name="P753">What is clustering in Node.js?</text:p>
        </text:list-item>
      </text:list>
      <text:p text:style-name="Horizontal_20_Line"/>
      <text:h text:style-name="Heading_20_2" text:outline-level="2">🧠 <text:span text:style-name="Strong_20_Emphasis">LEVEL 11: SENIOR / SYSTEM-LEVEL JS QUESTIONS</text:span></text:h>
      <text:list text:style-name="L469">
        <text:list-item>
          <text:p text:style-name="P754">How would you implement a custom event emitter?</text:p>
        </text:list-item>
        <text:list-item>
          <text:p text:style-name="P754">How to implement your own <text:span text:style-name="Source_20_Text">bind</text:span>, <text:span text:style-name="Source_20_Text">call</text:span>, and <text:span text:style-name="Source_20_Text">apply</text:span>?</text:p>
        </text:list-item>
        <text:list-item>
          <text:p text:style-name="P754">How to create a polyfill for <text:span text:style-name="Source_20_Text">Promise.all</text:span> or <text:span text:style-name="Source_20_Text">map()</text:span>?</text:p>
        </text:list-item>
        <text:list-item>
          <text:p text:style-name="P754">How to make a function memoized?</text:p>
        </text:list-item>
        <text:list-item>
          <text:p text:style-name="P754">Implement a simple pub-sub pattern.</text:p>
        </text:list-item>
        <text:list-item>
          <text:p text:style-name="P754">Implement a debounce and throttle function manually.</text:p>
        </text:list-item>
        <text:list-item>
          <text:p text:style-name="P754">How would you detect circular references in an object?</text:p>
        </text:list-item>
        <text:list-item>
          <text:p text:style-name="P754">Implement a deep clone function manually.</text:p>
        </text:list-item>
        <text:list-item>
          <text:p text:style-name="P754">What happens when JS encounters an infinite recursion?</text:p>
        </text:list-item>
        <text:list-item>
          <text:p text:style-name="P754">How does async/await compile to promises internally?</text:p>
        </text:list-item>
        <text:list-item>
          <text:p text:style-name="P754">Explain difference between <text:span text:style-name="Source_20_Text">process.nextTick</text:span>, microtask queue, and <text:span text:style-name="Source_20_Text">setTimeout</text:span>.</text:p>
        </text:list-item>
        <text:list-item>
          <text:p text:style-name="P754">How would you measure script performance?</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1T22:55:31.392986846</meta:creation-date>
    <dc:date>2026-02-02T23:11:09.757003040</dc:date>
    <meta:editing-duration>PT13H1M31S</meta:editing-duration>
    <meta:editing-cycles>12</meta:editing-cycles>
    <meta:generator>LibreOffice/25.8.4.2$Linux_X86_64 LibreOffice_project/580$Build-2</meta:generator>
    <meta:document-statistic meta:table-count="34" meta:image-count="0" meta:object-count="0" meta:page-count="267" meta:paragraph-count="6909" meta:word-count="32478" meta:character-count="200817" meta:non-whitespace-character-count="172785"/>
  </office:meta>
</office:document-meta>
</file>